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5.722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5.002cm"/>
    </style:style>
    <style:style style:name="co9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6.856cm"/>
    </style:style>
    <style:style style:name="co11" style:family="table-column">
      <style:table-column-properties fo:break-before="auto" style:column-width="3.261cm"/>
    </style:style>
    <style:style style:name="co12" style:family="table-column">
      <style:table-column-properties fo:break-before="auto" style:column-width="2.57cm"/>
    </style:style>
    <style:style style:name="co13" style:family="table-column">
      <style:table-column-properties fo:break-before="auto" style:column-width="3.759cm"/>
    </style:style>
    <style:style style:name="co14" style:family="table-column">
      <style:table-column-properties fo:break-before="auto" style:column-width="7.712cm"/>
    </style:style>
    <style:style style:name="co15" style:family="table-column">
      <style:table-column-properties fo:break-before="auto" style:column-width="4.865cm"/>
    </style:style>
    <style:style style:name="co16" style:family="table-column">
      <style:table-column-properties fo:break-before="auto" style:column-width="1.6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20002" number:language="yi" number:country="US">
      <number:number number:decimal-places="2" number:min-integer-digits="1"/>
    </number:number-style>
    <style:style style:name="ce10" style:family="table-cell" style:parent-style-name="Default" style:data-style-name="N20002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0002">
      <style:text-properties style:use-window-font-color="true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0002">
      <style:text-properties style:text-position=""/>
    </style:style>
    <style:style style:name="ce4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00">
      <style:text-properties style:text-position=""/>
    </style:style>
    <style:style style:name="ce7" style:family="table-cell" style:parent-style-name="Default" style:data-style-name="N10000">
      <style:text-properties style:text-position="" fo:font-weight="bold" style:font-weight-asian="bold" style:font-weight-complex="bold"/>
    </style:style>
    <style:style style:name="ce9" style:family="table-cell" style:parent-style-name="Default" style:data-style-name="N20002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 style:data-style-name="N10002">
      <style:text-properties fo:font-weight="bold" style:font-weight-asian="bold" style:font-weight-complex="bold"/>
    </style:style>
    <style:style style:name="ce22" style:family="table-cell" style:parent-style-name="Default" style:data-style-name="N1000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00"/>
    <style:style style:name="ce25" style:family="table-cell" style:parent-style-name="Default" style:data-style-name="N10002"/>
    <style:style style:name="ce26" style:family="table-cell" style:parent-style-name="Default" style:data-style-name="N10000">
      <style:text-properties fo:font-weight="bold" style:font-weight-asian="bold" style:font-weight-complex="bold"/>
    </style:style>
    <style:style style:name="ce27" style:family="table-cell" style:parent-style-name="Default" style:data-style-name="N10000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00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02">
      <style:table-cell-properties fo:background-color="#ffff00"/>
    </style:style>
    <style:style style:name="ce30" style:family="table-cell" style:parent-style-name="Default" style:data-style-name="N20002">
      <style:text-properties fo:font-weight="bold" style:font-weight-asian="bold" style:font-weight-complex="bold"/>
    </style:style>
    <style:style style:name="ce31" style:family="table-cell" style:parent-style-name="Default" style:data-style-name="N200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20002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0002"/>
  </office:automatic-styles>
  <office:body>
    <office:spreadsheet>
      <table:table table:name="Hoja1" table:style-name="ta1">
        <office:forms form:automatic-focus="false" form:apply-design-mode="false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ce20"/>
        <table:table-column table:style-name="co12" table:default-cell-style-name="ce20"/>
        <table:table-column table:style-name="co12" table:number-columns-repeated="2" table:default-cell-style-name="Default"/>
        <table:table-column table:style-name="co5" table:default-cell-style-name="ce25"/>
        <table:table-column table:style-name="co6" table:default-cell-style-name="Default"/>
        <table:table-column table:style-name="co7" table:default-cell-style-name="ce24"/>
        <table:table-column table:style-name="co14" table:default-cell-style-name="Default"/>
        <table:table-column table:style-name="co9" table:number-columns-repeated="4" table:default-cell-style-name="Default"/>
        <table:table-column table:style-name="co15" table:default-cell-style-name="Default"/>
        <table:table-column table:style-name="co16" table:default-cell-style-name="ce25"/>
        <table:table-column table:style-name="co9" table:number-columns-repeated="1002" table:default-cell-style-name="Default"/>
        <table:table-row table:style-name="ro1">
          <table:table-cell table:style-name="ce14" office:value-type="string" calcext:value-type="string">
            <text:p>orden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Grupo</text:p>
          </table:table-cell>
          <table:table-cell table:style-name="ce14" office:value-type="string" calcext:value-type="string">
            <text:p>Alimento</text:p>
          </table:table-cell>
          <table:table-cell table:style-name="ce14" office:value-type="string" calcext:value-type="string">
            <text:p>Nº grupo</text:p>
          </table:table-cell>
          <table:table-cell table:style-name="ce14"/>
          <table:table-cell table:style-name="ce14" office:value-type="string" calcext:value-type="string">
            <text:p>Tipo</text:p>
          </table:table-cell>
          <table:table-cell table:style-name="ce14" office:value-type="string" calcext:value-type="string">
            <text:p>Kcal reales</text:p>
          </table:table-cell>
          <table:table-cell table:style-name="ce18" office:value-type="string" calcext:value-type="string">
            <text:p>Kcal proteinas</text:p>
          </table:table-cell>
          <table:table-cell table:style-name="ce18" office:value-type="string" calcext:value-type="string">
            <text:p>Kcal hidratos</text:p>
          </table:table-cell>
          <table:table-cell table:style-name="ce14" office:value-type="string" calcext:value-type="string">
            <text:p>Ración(g)</text:p>
          </table:table-cell>
          <table:table-cell table:style-name="ce14" office:value-type="string" calcext:value-type="string">
            <text:p>Kcal / 100 g alimento</text:p>
          </table:table-cell>
          <table:table-cell table:style-name="ce21" office:value-type="string" calcext:value-type="string">
            <text:p>Proteínas (g) / 100 g alimento</text:p>
          </table:table-cell>
          <table:table-cell table:style-name="ce14" office:value-type="string" calcext:value-type="string">
            <text:p>Grasas</text:p>
          </table:table-cell>
          <table:table-cell table:style-name="ce26" office:value-type="string" calcext:value-type="string">
            <text:p>Hidratos (g) / 100g alimento</text:p>
          </table:table-cell>
          <table:table-cell table:style-name="ce14" office:value-type="string" calcext:value-type="string">
            <text:p>Desayuno</text:p>
          </table:table-cell>
          <table:table-cell table:style-name="ce14" office:value-type="string" calcext:value-type="string">
            <text:p>Almuerzo</text:p>
          </table:table-cell>
          <table:table-cell table:style-name="ce14" office:value-type="string" calcext:value-type="string">
            <text:p>Comida</text:p>
          </table:table-cell>
          <table:table-cell table:style-name="ce14" office:value-type="string" calcext:value-type="string">
            <text:p>Merienda</text:p>
          </table:table-cell>
          <table:table-cell table:style-name="ce14" office:value-type="string" calcext:value-type="string">
            <text:p>Cena</text:p>
          </table:table-cell>
          <table:table-cell table:style-name="ce14" office:value-type="string" calcext:value-type="string">
            <text:p>Nombre</text:p>
          </table:table-cell>
          <table:table-cell table:number-columns-repeated="1003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Leche y derivados</text:p>
          </table:table-cell>
          <table:table-cell table:style-name="ce16" office:value-type="string" calcext:value-type="string">
            <text:p>Edam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string" calcext:value-type="string">
            <text:p>plasticos</text:p>
          </table:table-cell>
          <table:table-cell table:style-name="ce16" table:formula="of:=[.K2]*[.L2]/100" office:value-type="float" office:value="61.2" calcext:value-type="float">
            <text:p>61,2</text:p>
          </table:table-cell>
          <table:table-cell table:style-name="ce19" table:formula="of:=[.K2]*[.M2]*4/100" office:value-type="float" office:value="20.8" calcext:value-type="float">
            <text:p>20,8</text:p>
          </table:table-cell>
          <table:table-cell table:style-name="ce19" table:formula="of:=[.K2]*[.O2]*4/100" office:value-type="float" office:value="0.8" calcext:value-type="float">
            <text:p>0,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6" calcext:value-type="float">
            <text:p>306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15" office:value-type="string" calcext:value-type="string">
            <text:p>si</text:p>
          </table:table-cell>
          <table:table-cell table:style-name="ce15" table:formula="of:=SUBSTITUTE(SUBSTITUTE(SUBSTITUTE(SUBSTITUTE(SUBSTITUTE(SUBSTITUTE(LOWER([.D2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style-name="ce29" table:formula="of:=CONCATENATE(&quot;(alimento (id &quot;;[.B2];&quot;) (nombre &quot;;[.U2];&quot;) (grupo &quot;;[.E2];&quot;) (tipo &quot;;[.G2];&quot;) (racion &quot;;[.K2];&quot;) (kcal &quot;;[.L2];&quot;) (proteinas &quot;;[.M2];&quot;) (grasas &quot;;[.N2];&quot;) (hidratos &quot;;[.O2];&quot;) (desayuno &quot;;[.P2];&quot;) (almuerzo &quot;;[.Q2];&quot;) (comida &quot;;[.R2];&quot;) (merienda &quot;;[.S2];&quot;) (cena &quot;;[.T2];&quot;))&quot;)" office:value-type="string" office:string-value="(alimento (id 1) (nombre edam) (grupo 1) (tipo plasticos) (racion 20) (kcal 306) (proteinas 26) (grasas 22) (hidratos 1) (desayuno si) (almuerzo si) (comida si) (merienda si) (cena si))" calcext:value-type="string">
            <text:p>(alimento (id 1) (nombre edam) (grupo 1) (tipo plasticos) (racion 20) (kcal 306) (proteinas 26) (grasas 22) (hidratos 1) (desayuno si) (almuerzo si) (comida si) (merienda si) (cena si))</text:p>
          </table:table-cell>
          <table:table-cell table:style-name="ce15" table:formula="of:=SUBSTITUTE([.V2];&quot;,&quot;;&quot;.&quot;)" office:value-type="string" office:string-value="(alimento (id 1) (nombre edam) (grupo 1) (tipo plasticos) (racion 20) (kcal 306) (proteinas 26) (grasas 22) (hidratos 1) (desayuno si) (almuerzo si) (comida si) (merienda si) (cena si))" calcext:value-type="string">
            <text:p>(alimento (id 1) (nombre edam) (grupo 1) (tipo plasticos) (racion 20) (kcal 306) (proteinas 26) (grasas 22) (hidratos 1) (desayuno si) (almuerzo si) (comida si) (merienda si) (cena si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Edam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3]*[.L3]/100" office:value-type="float" office:value="76.5" calcext:value-type="float">
            <text:p>76,5</text:p>
          </table:table-cell>
          <table:table-cell table:style-name="ce19" table:formula="of:=[.K3]*[.M3]*4/100" office:value-type="float" office:value="26" calcext:value-type="float">
            <text:p>26</text:p>
          </table:table-cell>
          <table:table-cell table:style-name="ce19" table:formula="of:=[.K3]*[.O3]*4/100" office:value-type="float" office:value="1" calcext:value-type="float">
            <text:p>1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306" calcext:value-type="float">
            <text:p>306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B3];&quot;) (nombre &quot;;[.U3];&quot;) (grupo &quot;;[.E3];&quot;) (tipo &quot;;[.G3];&quot;) (racion &quot;;[.K3];&quot;) (kcal &quot;;[.L3];&quot;) (proteinas &quot;;[.M3];&quot;) (grasas &quot;;[.N3];&quot;) (hidratos &quot;;[.O3];&quot;) (desayuno &quot;;[.P3];&quot;) (almuerzo &quot;;[.Q3];&quot;) (comida &quot;;[.R3];&quot;) (merienda &quot;;[.S3];&quot;) (cena &quot;;[.T3];&quot;))&quot;)" office:value-type="string" office:string-value="(alimento (id 2) (nombre edam) (grupo 1) (tipo plasticos) (racion 25) (kcal 306) (proteinas 26) (grasas 22) (hidratos 1) (desayuno si) (almuerzo si) (comida si) (merienda si) (cena si))" calcext:value-type="string">
            <text:p>(alimento (id 2) (nombre edam) (grupo 1) (tipo plasticos) (racion 25) (kcal 306) (proteinas 26) (grasas 22) (hidratos 1) (desayuno si) (almuerzo si) (comida si) (merienda si) (cena si))</text:p>
          </table:table-cell>
          <table:table-cell table:formula="of:=SUBSTITUTE([.V3];&quot;,&quot;;&quot;.&quot;)" office:value-type="string" office:string-value="(alimento (id 2) (nombre edam) (grupo 1) (tipo plasticos) (racion 25) (kcal 306) (proteinas 26) (grasas 22) (hidratos 1) (desayuno si) (almuerzo si) (comida si) (merienda si) (cena si))" calcext:value-type="string">
            <text:p>(alimento (id 2) (nombre edam) (grupo 1) (tipo plasticos) (racion 25) (kcal 306) (proteinas 26) (grasas 22) (hidratos 1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Edam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4]*[.L4]/100" office:value-type="float" office:value="153" calcext:value-type="float">
            <text:p>153</text:p>
          </table:table-cell>
          <table:table-cell table:style-name="ce19" table:formula="of:=[.K4]*[.M4]*4/100" office:value-type="float" office:value="52" calcext:value-type="float">
            <text:p>52</text:p>
          </table:table-cell>
          <table:table-cell table:style-name="ce19" table:formula="of:=[.K4]*[.O4]*4/100" office:value-type="float" office:value="2" calcext:value-type="float">
            <text:p>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06" calcext:value-type="float">
            <text:p>306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B4];&quot;) (nombre &quot;;[.U4];&quot;) (grupo &quot;;[.E4];&quot;) (tipo &quot;;[.G4];&quot;) (racion &quot;;[.K4];&quot;) (kcal &quot;;[.L4];&quot;) (proteinas &quot;;[.M4];&quot;) (grasas &quot;;[.N4];&quot;) (hidratos &quot;;[.O4];&quot;) (desayuno &quot;;[.P4];&quot;) (almuerzo &quot;;[.Q4];&quot;) (comida &quot;;[.R4];&quot;) (merienda &quot;;[.S4];&quot;) (cena &quot;;[.T4];&quot;))&quot;)" office:value-type="string" office:string-value="(alimento (id 3) (nombre edam) (grupo 1) (tipo plasticos) (racion 50) (kcal 306) (proteinas 26) (grasas 22) (hidratos 1) (desayuno si) (almuerzo si) (comida si) (merienda si) (cena si))" calcext:value-type="string">
            <text:p>(alimento (id 3) (nombre edam) (grupo 1) (tipo plasticos) (racion 50) (kcal 306) (proteinas 26) (grasas 22) (hidratos 1) (desayuno si) (almuerzo si) (comida si) (merienda si) (cena si))</text:p>
          </table:table-cell>
          <table:table-cell table:formula="of:=SUBSTITUTE([.V4];&quot;,&quot;;&quot;.&quot;)" office:value-type="string" office:string-value="(alimento (id 3) (nombre edam) (grupo 1) (tipo plasticos) (racion 50) (kcal 306) (proteinas 26) (grasas 22) (hidratos 1) (desayuno si) (almuerzo si) (comida si) (merienda si) (cena si))" calcext:value-type="string">
            <text:p>(alimento (id 3) (nombre edam) (grupo 1) (tipo plasticos) (racion 50) (kcal 306) (proteinas 26) (grasas 22) (hidratos 1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Edam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5]*[.L5]/100" office:value-type="float" office:value="122.4" calcext:value-type="float">
            <text:p>122,4</text:p>
          </table:table-cell>
          <table:table-cell table:style-name="ce19" table:formula="of:=[.K5]*[.M5]*4/100" office:value-type="float" office:value="41.6" calcext:value-type="float">
            <text:p>41,6</text:p>
          </table:table-cell>
          <table:table-cell table:style-name="ce19" table:formula="of:=[.K5]*[.O5]*4/100" office:value-type="float" office:value="1.6" calcext:value-type="float">
            <text:p>1,6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6" calcext:value-type="float">
            <text:p>306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B5];&quot;) (nombre &quot;;[.U5];&quot;) (grupo &quot;;[.E5];&quot;) (tipo &quot;;[.G5];&quot;) (racion &quot;;[.K5];&quot;) (kcal &quot;;[.L5];&quot;) (proteinas &quot;;[.M5];&quot;) (grasas &quot;;[.N5];&quot;) (hidratos &quot;;[.O5];&quot;) (desayuno &quot;;[.P5];&quot;) (almuerzo &quot;;[.Q5];&quot;) (comida &quot;;[.R5];&quot;) (merienda &quot;;[.S5];&quot;) (cena &quot;;[.T5];&quot;))&quot;)" office:value-type="string" office:string-value="(alimento (id 4) (nombre edam) (grupo 1) (tipo plasticos) (racion 40) (kcal 306) (proteinas 26) (grasas 22) (hidratos 1) (desayuno si) (almuerzo si) (comida si) (merienda si) (cena si))" calcext:value-type="string">
            <text:p>(alimento (id 4) (nombre edam) (grupo 1) (tipo plasticos) (racion 40) (kcal 306) (proteinas 26) (grasas 22) (hidratos 1) (desayuno si) (almuerzo si) (comida si) (merienda si) (cena si))</text:p>
          </table:table-cell>
          <table:table-cell table:formula="of:=SUBSTITUTE([.V5];&quot;,&quot;;&quot;.&quot;)" office:value-type="string" office:string-value="(alimento (id 4) (nombre edam) (grupo 1) (tipo plasticos) (racion 40) (kcal 306) (proteinas 26) (grasas 22) (hidratos 1) (desayuno si) (almuerzo si) (comida si) (merienda si) (cena si))" calcext:value-type="string">
            <text:p>(alimento (id 4) (nombre edam) (grupo 1) (tipo plasticos) (racion 40) (kcal 306) (proteinas 26) (grasas 22) (hidratos 1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Edam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6]*[.L6]/100" office:value-type="float" office:value="91.8" calcext:value-type="float">
            <text:p>91,8</text:p>
          </table:table-cell>
          <table:table-cell table:style-name="ce19" table:formula="of:=[.K6]*[.M6]*4/100" office:value-type="float" office:value="31.2" calcext:value-type="float">
            <text:p>31,2</text:p>
          </table:table-cell>
          <table:table-cell table:style-name="ce19" table:formula="of:=[.K6]*[.O6]*4/100" office:value-type="float" office:value="1.2" calcext:value-type="float">
            <text:p>1,2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06" calcext:value-type="float">
            <text:p>306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B6];&quot;) (nombre &quot;;[.U6];&quot;) (grupo &quot;;[.E6];&quot;) (tipo &quot;;[.G6];&quot;) (racion &quot;;[.K6];&quot;) (kcal &quot;;[.L6];&quot;) (proteinas &quot;;[.M6];&quot;) (grasas &quot;;[.N6];&quot;) (hidratos &quot;;[.O6];&quot;) (desayuno &quot;;[.P6];&quot;) (almuerzo &quot;;[.Q6];&quot;) (comida &quot;;[.R6];&quot;) (merienda &quot;;[.S6];&quot;) (cena &quot;;[.T6];&quot;))&quot;)" office:value-type="string" office:string-value="(alimento (id 5) (nombre edam) (grupo 1) (tipo plasticos) (racion 30) (kcal 306) (proteinas 26) (grasas 22) (hidratos 1) (desayuno si) (almuerzo si) (comida si) (merienda si) (cena si))" calcext:value-type="string">
            <text:p>(alimento (id 5) (nombre edam) (grupo 1) (tipo plasticos) (racion 30) (kcal 306) (proteinas 26) (grasas 22) (hidratos 1) (desayuno si) (almuerzo si) (comida si) (merienda si) (cena si))</text:p>
          </table:table-cell>
          <table:table-cell table:formula="of:=SUBSTITUTE([.V6];&quot;,&quot;;&quot;.&quot;)" office:value-type="string" office:string-value="(alimento (id 5) (nombre edam) (grupo 1) (tipo plasticos) (racion 30) (kcal 306) (proteinas 26) (grasas 22) (hidratos 1) (desayuno si) (almuerzo si) (comida si) (merienda si) (cena si))" calcext:value-type="string">
            <text:p>(alimento (id 5) (nombre edam) (grupo 1) (tipo plasticos) (racion 30) (kcal 306) (proteinas 26) (grasas 22) (hidratos 1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Queso fresc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7]*[.L7]/100" office:value-type="float" office:value="61.4" calcext:value-type="float">
            <text:p>61,4</text:p>
          </table:table-cell>
          <table:table-cell table:style-name="ce19" table:formula="of:=[.K7]*[.M7]*4/100" office:value-type="float" office:value="19.2" calcext:value-type="float">
            <text:p>19,2</text:p>
          </table:table-cell>
          <table:table-cell table:style-name="ce19" table:formula="of:=[.K7]*[.O7]*4/100" office:value-type="float" office:value="0.8" calcext:value-type="float">
            <text:p>0,8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07" calcext:value-type="float">
            <text:p>307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B7];&quot;) (nombre &quot;;[.U7];&quot;) (grupo &quot;;[.E7];&quot;) (tipo &quot;;[.G7];&quot;) (racion &quot;;[.K7];&quot;) (kcal &quot;;[.L7];&quot;) (proteinas &quot;;[.M7];&quot;) (grasas &quot;;[.N7];&quot;) (hidratos &quot;;[.O7];&quot;) (desayuno &quot;;[.P7];&quot;) (almuerzo &quot;;[.Q7];&quot;) (comida &quot;;[.R7];&quot;) (merienda &quot;;[.S7];&quot;) (cena &quot;;[.T7];&quot;))&quot;)" office:value-type="string" office:string-value="(alimento (id 6) (nombre queso-fresco) (grupo 1) (tipo plasticos) (racion 20) (kcal 307) (proteinas 24) (grasas 23) (hidratos 1) (desayuno si) (almuerzo si) (comida si) (merienda si) (cena si))" calcext:value-type="string">
            <text:p>(alimento (id 6) (nombre queso-fresco) (grupo 1) (tipo plasticos) (racion 20) (kcal 307) (proteinas 24) (grasas 23) (hidratos 1) (desayuno si) (almuerzo si) (comida si) (merienda si) (cena si))</text:p>
          </table:table-cell>
          <table:table-cell table:formula="of:=SUBSTITUTE([.V7];&quot;,&quot;;&quot;.&quot;)" office:value-type="string" office:string-value="(alimento (id 6) (nombre queso-fresco) (grupo 1) (tipo plasticos) (racion 20) (kcal 307) (proteinas 24) (grasas 23) (hidratos 1) (desayuno si) (almuerzo si) (comida si) (merienda si) (cena si))" calcext:value-type="string">
            <text:p>(alimento (id 6) (nombre queso-fresco) (grupo 1) (tipo plasticos) (racion 20) (kcal 307) (proteinas 24) (grasas 23) (hidratos 1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Queso fresc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8]*[.L8]/100" office:value-type="float" office:value="76.75" calcext:value-type="float">
            <text:p>76,75</text:p>
          </table:table-cell>
          <table:table-cell table:style-name="ce19" table:formula="of:=[.K8]*[.M8]*4/100" office:value-type="float" office:value="24" calcext:value-type="float">
            <text:p>24</text:p>
          </table:table-cell>
          <table:table-cell table:style-name="ce19" table:formula="of:=[.K8]*[.O8]*4/100" office:value-type="float" office:value="1" calcext:value-type="float">
            <text:p>1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307" calcext:value-type="float">
            <text:p>307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8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B8];&quot;) (nombre &quot;;[.U8];&quot;) (grupo &quot;;[.E8];&quot;) (tipo &quot;;[.G8];&quot;) (racion &quot;;[.K8];&quot;) (kcal &quot;;[.L8];&quot;) (proteinas &quot;;[.M8];&quot;) (grasas &quot;;[.N8];&quot;) (hidratos &quot;;[.O8];&quot;) (desayuno &quot;;[.P8];&quot;) (almuerzo &quot;;[.Q8];&quot;) (comida &quot;;[.R8];&quot;) (merienda &quot;;[.S8];&quot;) (cena &quot;;[.T8];&quot;))&quot;)" office:value-type="string" office:string-value="(alimento (id 7) (nombre queso-fresco) (grupo 1) (tipo plasticos) (racion 25) (kcal 307) (proteinas 24) (grasas 23) (hidratos 1) (desayuno si) (almuerzo si) (comida si) (merienda si) (cena si))" calcext:value-type="string">
            <text:p>(alimento (id 7) (nombre queso-fresco) (grupo 1) (tipo plasticos) (racion 25) (kcal 307) (proteinas 24) (grasas 23) (hidratos 1) (desayuno si) (almuerzo si) (comida si) (merienda si) (cena si))</text:p>
          </table:table-cell>
          <table:table-cell table:formula="of:=SUBSTITUTE([.V8];&quot;,&quot;;&quot;.&quot;)" office:value-type="string" office:string-value="(alimento (id 7) (nombre queso-fresco) (grupo 1) (tipo plasticos) (racion 25) (kcal 307) (proteinas 24) (grasas 23) (hidratos 1) (desayuno si) (almuerzo si) (comida si) (merienda si) (cena si))" calcext:value-type="string">
            <text:p>(alimento (id 7) (nombre queso-fresco) (grupo 1) (tipo plasticos) (racion 25) (kcal 307) (proteinas 24) (grasas 23) (hidratos 1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Queso fresc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9]*[.L9]/100" office:value-type="float" office:value="153.5" calcext:value-type="float">
            <text:p>153,5</text:p>
          </table:table-cell>
          <table:table-cell table:style-name="ce19" table:formula="of:=[.K9]*[.M9]*4/100" office:value-type="float" office:value="48" calcext:value-type="float">
            <text:p>48</text:p>
          </table:table-cell>
          <table:table-cell table:style-name="ce19" table:formula="of:=[.K9]*[.O9]*4/100" office:value-type="float" office:value="2" calcext:value-type="float">
            <text:p>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07" calcext:value-type="float">
            <text:p>307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9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B9];&quot;) (nombre &quot;;[.U9];&quot;) (grupo &quot;;[.E9];&quot;) (tipo &quot;;[.G9];&quot;) (racion &quot;;[.K9];&quot;) (kcal &quot;;[.L9];&quot;) (proteinas &quot;;[.M9];&quot;) (grasas &quot;;[.N9];&quot;) (hidratos &quot;;[.O9];&quot;) (desayuno &quot;;[.P9];&quot;) (almuerzo &quot;;[.Q9];&quot;) (comida &quot;;[.R9];&quot;) (merienda &quot;;[.S9];&quot;) (cena &quot;;[.T9];&quot;))&quot;)" office:value-type="string" office:string-value="(alimento (id 8) (nombre queso-fresco) (grupo 1) (tipo plasticos) (racion 50) (kcal 307) (proteinas 24) (grasas 23) (hidratos 1) (desayuno si) (almuerzo si) (comida si) (merienda si) (cena si))" calcext:value-type="string">
            <text:p>(alimento (id 8) (nombre queso-fresco) (grupo 1) (tipo plasticos) (racion 50) (kcal 307) (proteinas 24) (grasas 23) (hidratos 1) (desayuno si) (almuerzo si) (comida si) (merienda si) (cena si))</text:p>
          </table:table-cell>
          <table:table-cell table:formula="of:=SUBSTITUTE([.V9];&quot;,&quot;;&quot;.&quot;)" office:value-type="string" office:string-value="(alimento (id 8) (nombre queso-fresco) (grupo 1) (tipo plasticos) (racion 50) (kcal 307) (proteinas 24) (grasas 23) (hidratos 1) (desayuno si) (almuerzo si) (comida si) (merienda si) (cena si))" calcext:value-type="string">
            <text:p>(alimento (id 8) (nombre queso-fresco) (grupo 1) (tipo plasticos) (racion 50) (kcal 307) (proteinas 24) (grasas 23) (hidratos 1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Queso fresc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10]*[.L10]/100" office:value-type="float" office:value="122.8" calcext:value-type="float">
            <text:p>122,8</text:p>
          </table:table-cell>
          <table:table-cell table:style-name="ce19" table:formula="of:=[.K10]*[.M10]*4/100" office:value-type="float" office:value="38.4" calcext:value-type="float">
            <text:p>38,4</text:p>
          </table:table-cell>
          <table:table-cell table:style-name="ce19" table:formula="of:=[.K10]*[.O10]*4/100" office:value-type="float" office:value="1.6" calcext:value-type="float">
            <text:p>1,6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7" calcext:value-type="float">
            <text:p>307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B10];&quot;) (nombre &quot;;[.U10];&quot;) (grupo &quot;;[.E10];&quot;) (tipo &quot;;[.G10];&quot;) (racion &quot;;[.K10];&quot;) (kcal &quot;;[.L10];&quot;) (proteinas &quot;;[.M10];&quot;) (grasas &quot;;[.N10];&quot;) (hidratos &quot;;[.O10];&quot;) (desayuno &quot;;[.P10];&quot;) (almuerzo &quot;;[.Q10];&quot;) (comida &quot;;[.R10];&quot;) (merienda &quot;;[.S10];&quot;) (cena &quot;;[.T10];&quot;))&quot;)" office:value-type="string" office:string-value="(alimento (id 9) (nombre queso-fresco) (grupo 1) (tipo plasticos) (racion 40) (kcal 307) (proteinas 24) (grasas 23) (hidratos 1) (desayuno si) (almuerzo si) (comida si) (merienda si) (cena si))" calcext:value-type="string">
            <text:p>(alimento (id 9) (nombre queso-fresco) (grupo 1) (tipo plasticos) (racion 40) (kcal 307) (proteinas 24) (grasas 23) (hidratos 1) (desayuno si) (almuerzo si) (comida si) (merienda si) (cena si))</text:p>
          </table:table-cell>
          <table:table-cell table:formula="of:=SUBSTITUTE([.V10];&quot;,&quot;;&quot;.&quot;)" office:value-type="string" office:string-value="(alimento (id 9) (nombre queso-fresco) (grupo 1) (tipo plasticos) (racion 40) (kcal 307) (proteinas 24) (grasas 23) (hidratos 1) (desayuno si) (almuerzo si) (comida si) (merienda si) (cena si))" calcext:value-type="string">
            <text:p>(alimento (id 9) (nombre queso-fresco) (grupo 1) (tipo plasticos) (racion 40) (kcal 307) (proteinas 24) (grasas 23) (hidratos 1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Queso fresc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11]*[.L11]/100" office:value-type="float" office:value="92.1" calcext:value-type="float">
            <text:p>92,1</text:p>
          </table:table-cell>
          <table:table-cell table:style-name="ce19" table:formula="of:=[.K11]*[.M11]*4/100" office:value-type="float" office:value="28.8" calcext:value-type="float">
            <text:p>28,8</text:p>
          </table:table-cell>
          <table:table-cell table:style-name="ce19" table:formula="of:=[.K11]*[.O11]*4/100" office:value-type="float" office:value="1.2" calcext:value-type="float">
            <text:p>1,2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07" calcext:value-type="float">
            <text:p>307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B11];&quot;) (nombre &quot;;[.U11];&quot;) (grupo &quot;;[.E11];&quot;) (tipo &quot;;[.G11];&quot;) (racion &quot;;[.K11];&quot;) (kcal &quot;;[.L11];&quot;) (proteinas &quot;;[.M11];&quot;) (grasas &quot;;[.N11];&quot;) (hidratos &quot;;[.O11];&quot;) (desayuno &quot;;[.P11];&quot;) (almuerzo &quot;;[.Q11];&quot;) (comida &quot;;[.R11];&quot;) (merienda &quot;;[.S11];&quot;) (cena &quot;;[.T11];&quot;))&quot;)" office:value-type="string" office:string-value="(alimento (id 10) (nombre queso-fresco) (grupo 1) (tipo plasticos) (racion 30) (kcal 307) (proteinas 24) (grasas 23) (hidratos 1) (desayuno si) (almuerzo si) (comida si) (merienda si) (cena si))" calcext:value-type="string">
            <text:p>(alimento (id 10) (nombre queso-fresco) (grupo 1) (tipo plasticos) (racion 30) (kcal 307) (proteinas 24) (grasas 23) (hidratos 1) (desayuno si) (almuerzo si) (comida si) (merienda si) (cena si))</text:p>
          </table:table-cell>
          <table:table-cell table:formula="of:=SUBSTITUTE([.V11];&quot;,&quot;;&quot;.&quot;)" office:value-type="string" office:string-value="(alimento (id 10) (nombre queso-fresco) (grupo 1) (tipo plasticos) (racion 30) (kcal 307) (proteinas 24) (grasas 23) (hidratos 1) (desayuno si) (almuerzo si) (comida si) (merienda si) (cena si))" calcext:value-type="string">
            <text:p>(alimento (id 10) (nombre queso-fresco) (grupo 1) (tipo plasticos) (racion 30) (kcal 307) (proteinas 24) (grasas 23) (hidratos 1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Roquefort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12]*[.L12]/100" office:value-type="float" office:value="82.6" calcext:value-type="float">
            <text:p>82,6</text:p>
          </table:table-cell>
          <table:table-cell table:style-name="ce19" table:formula="of:=[.K12]*[.M12]*4/100" office:value-type="float" office:value="18.4" calcext:value-type="float">
            <text:p>18,4</text:p>
          </table:table-cell>
          <table:table-cell table:style-name="ce19" table:formula="of:=[.K12]*[.O12]*4/100" office:value-type="float" office:value="1.6" calcext:value-type="float">
            <text:p>1,6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13" calcext:value-type="float">
            <text:p>413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B12];&quot;) (nombre &quot;;[.U12];&quot;) (grupo &quot;;[.E12];&quot;) (tipo &quot;;[.G12];&quot;) (racion &quot;;[.K12];&quot;) (kcal &quot;;[.L12];&quot;) (proteinas &quot;;[.M12];&quot;) (grasas &quot;;[.N12];&quot;) (hidratos &quot;;[.O12];&quot;) (desayuno &quot;;[.P12];&quot;) (almuerzo &quot;;[.Q12];&quot;) (comida &quot;;[.R12];&quot;) (merienda &quot;;[.S12];&quot;) (cena &quot;;[.T12];&quot;))&quot;)" office:value-type="string" office:string-value="(alimento (id 11) (nombre roquefort) (grupo 1) (tipo plasticos) (racion 20) (kcal 413) (proteinas 23) (grasas 35) (hidratos 2) (desayuno si) (almuerzo si) (comida si) (merienda si) (cena si))" calcext:value-type="string">
            <text:p>(alimento (id 11) (nombre roquefort) (grupo 1) (tipo plasticos) (racion 20) (kcal 413) (proteinas 23) (grasas 35) (hidratos 2) (desayuno si) (almuerzo si) (comida si) (merienda si) (cena si))</text:p>
          </table:table-cell>
          <table:table-cell table:formula="of:=SUBSTITUTE([.V12];&quot;,&quot;;&quot;.&quot;)" office:value-type="string" office:string-value="(alimento (id 11) (nombre roquefort) (grupo 1) (tipo plasticos) (racion 20) (kcal 413) (proteinas 23) (grasas 35) (hidratos 2) (desayuno si) (almuerzo si) (comida si) (merienda si) (cena si))" calcext:value-type="string">
            <text:p>(alimento (id 11) (nombre roquefort) (grupo 1) (tipo plasticos) (racion 20) (kcal 413) (proteinas 23) (grasas 35) (hidratos 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Roquefort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13]*[.L13]/100" office:value-type="float" office:value="206.5" calcext:value-type="float">
            <text:p>206,5</text:p>
          </table:table-cell>
          <table:table-cell table:style-name="ce19" table:formula="of:=[.K13]*[.M13]*4/100" office:value-type="float" office:value="46" calcext:value-type="float">
            <text:p>46</text:p>
          </table:table-cell>
          <table:table-cell table:style-name="ce19" table:formula="of:=[.K13]*[.O13]*4/100" office:value-type="float" office:value="4" calcext:value-type="float">
            <text:p>4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13" calcext:value-type="float">
            <text:p>413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B13];&quot;) (nombre &quot;;[.U13];&quot;) (grupo &quot;;[.E13];&quot;) (tipo &quot;;[.G13];&quot;) (racion &quot;;[.K13];&quot;) (kcal &quot;;[.L13];&quot;) (proteinas &quot;;[.M13];&quot;) (grasas &quot;;[.N13];&quot;) (hidratos &quot;;[.O13];&quot;) (desayuno &quot;;[.P13];&quot;) (almuerzo &quot;;[.Q13];&quot;) (comida &quot;;[.R13];&quot;) (merienda &quot;;[.S13];&quot;) (cena &quot;;[.T13];&quot;))&quot;)" office:value-type="string" office:string-value="(alimento (id 12) (nombre roquefort) (grupo 1) (tipo plasticos) (racion 50) (kcal 413) (proteinas 23) (grasas 35) (hidratos 2) (desayuno si) (almuerzo si) (comida si) (merienda si) (cena si))" calcext:value-type="string">
            <text:p>(alimento (id 12) (nombre roquefort) (grupo 1) (tipo plasticos) (racion 50) (kcal 413) (proteinas 23) (grasas 35) (hidratos 2) (desayuno si) (almuerzo si) (comida si) (merienda si) (cena si))</text:p>
          </table:table-cell>
          <table:table-cell table:formula="of:=SUBSTITUTE([.V13];&quot;,&quot;;&quot;.&quot;)" office:value-type="string" office:string-value="(alimento (id 12) (nombre roquefort) (grupo 1) (tipo plasticos) (racion 50) (kcal 413) (proteinas 23) (grasas 35) (hidratos 2) (desayuno si) (almuerzo si) (comida si) (merienda si) (cena si))" calcext:value-type="string">
            <text:p>(alimento (id 12) (nombre roquefort) (grupo 1) (tipo plasticos) (racion 50) (kcal 413) (proteinas 23) (grasas 35) (hidratos 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Roquefort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14]*[.L14]/100" office:value-type="float" office:value="165.2" calcext:value-type="float">
            <text:p>165,2</text:p>
          </table:table-cell>
          <table:table-cell table:style-name="ce19" table:formula="of:=[.K14]*[.M14]*4/100" office:value-type="float" office:value="36.8" calcext:value-type="float">
            <text:p>36,8</text:p>
          </table:table-cell>
          <table:table-cell table:style-name="ce19" table:formula="of:=[.K14]*[.O14]*4/100" office:value-type="float" office:value="3.2" calcext:value-type="float">
            <text:p>3,2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3" calcext:value-type="float">
            <text:p>413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4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B14];&quot;) (nombre &quot;;[.U14];&quot;) (grupo &quot;;[.E14];&quot;) (tipo &quot;;[.G14];&quot;) (racion &quot;;[.K14];&quot;) (kcal &quot;;[.L14];&quot;) (proteinas &quot;;[.M14];&quot;) (grasas &quot;;[.N14];&quot;) (hidratos &quot;;[.O14];&quot;) (desayuno &quot;;[.P14];&quot;) (almuerzo &quot;;[.Q14];&quot;) (comida &quot;;[.R14];&quot;) (merienda &quot;;[.S14];&quot;) (cena &quot;;[.T14];&quot;))&quot;)" office:value-type="string" office:string-value="(alimento (id 13) (nombre roquefort) (grupo 1) (tipo plasticos) (racion 40) (kcal 413) (proteinas 23) (grasas 35) (hidratos 2) (desayuno si) (almuerzo si) (comida si) (merienda si) (cena si))" calcext:value-type="string">
            <text:p>(alimento (id 13) (nombre roquefort) (grupo 1) (tipo plasticos) (racion 40) (kcal 413) (proteinas 23) (grasas 35) (hidratos 2) (desayuno si) (almuerzo si) (comida si) (merienda si) (cena si))</text:p>
          </table:table-cell>
          <table:table-cell table:formula="of:=SUBSTITUTE([.V14];&quot;,&quot;;&quot;.&quot;)" office:value-type="string" office:string-value="(alimento (id 13) (nombre roquefort) (grupo 1) (tipo plasticos) (racion 40) (kcal 413) (proteinas 23) (grasas 35) (hidratos 2) (desayuno si) (almuerzo si) (comida si) (merienda si) (cena si))" calcext:value-type="string">
            <text:p>(alimento (id 13) (nombre roquefort) (grupo 1) (tipo plasticos) (racion 40) (kcal 413) (proteinas 23) (grasas 35) (hidratos 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Roquefort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15]*[.L15]/100" office:value-type="float" office:value="103.25" calcext:value-type="float">
            <text:p>103,25</text:p>
          </table:table-cell>
          <table:table-cell table:style-name="ce19" table:formula="of:=[.K15]*[.M15]*4/100" office:value-type="float" office:value="23" calcext:value-type="float">
            <text:p>23</text:p>
          </table:table-cell>
          <table:table-cell table:style-name="ce19" table:formula="of:=[.K15]*[.O15]*4/100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413" calcext:value-type="float">
            <text:p>413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B15];&quot;) (nombre &quot;;[.U15];&quot;) (grupo &quot;;[.E15];&quot;) (tipo &quot;;[.G15];&quot;) (racion &quot;;[.K15];&quot;) (kcal &quot;;[.L15];&quot;) (proteinas &quot;;[.M15];&quot;) (grasas &quot;;[.N15];&quot;) (hidratos &quot;;[.O15];&quot;) (desayuno &quot;;[.P15];&quot;) (almuerzo &quot;;[.Q15];&quot;) (comida &quot;;[.R15];&quot;) (merienda &quot;;[.S15];&quot;) (cena &quot;;[.T15];&quot;))&quot;)" office:value-type="string" office:string-value="(alimento (id 14) (nombre roquefort) (grupo 1) (tipo plasticos) (racion 25) (kcal 413) (proteinas 23) (grasas 35) (hidratos 2) (desayuno si) (almuerzo si) (comida si) (merienda si) (cena si))" calcext:value-type="string">
            <text:p>(alimento (id 14) (nombre roquefort) (grupo 1) (tipo plasticos) (racion 25) (kcal 413) (proteinas 23) (grasas 35) (hidratos 2) (desayuno si) (almuerzo si) (comida si) (merienda si) (cena si))</text:p>
          </table:table-cell>
          <table:table-cell table:formula="of:=SUBSTITUTE([.V15];&quot;,&quot;;&quot;.&quot;)" office:value-type="string" office:string-value="(alimento (id 14) (nombre roquefort) (grupo 1) (tipo plasticos) (racion 25) (kcal 413) (proteinas 23) (grasas 35) (hidratos 2) (desayuno si) (almuerzo si) (comida si) (merienda si) (cena si))" calcext:value-type="string">
            <text:p>(alimento (id 14) (nombre roquefort) (grupo 1) (tipo plasticos) (racion 25) (kcal 413) (proteinas 23) (grasas 35) (hidratos 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Roquefort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16]*[.L16]/100" office:value-type="float" office:value="123.9" calcext:value-type="float">
            <text:p>123,9</text:p>
          </table:table-cell>
          <table:table-cell table:style-name="ce19" table:formula="of:=[.K16]*[.M16]*4/100" office:value-type="float" office:value="27.6" calcext:value-type="float">
            <text:p>27,6</text:p>
          </table:table-cell>
          <table:table-cell table:style-name="ce19" table:formula="of:=[.K16]*[.O16]*4/100" office:value-type="float" office:value="2.4" calcext:value-type="float">
            <text:p>2,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13" calcext:value-type="float">
            <text:p>413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6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B16];&quot;) (nombre &quot;;[.U16];&quot;) (grupo &quot;;[.E16];&quot;) (tipo &quot;;[.G16];&quot;) (racion &quot;;[.K16];&quot;) (kcal &quot;;[.L16];&quot;) (proteinas &quot;;[.M16];&quot;) (grasas &quot;;[.N16];&quot;) (hidratos &quot;;[.O16];&quot;) (desayuno &quot;;[.P16];&quot;) (almuerzo &quot;;[.Q16];&quot;) (comida &quot;;[.R16];&quot;) (merienda &quot;;[.S16];&quot;) (cena &quot;;[.T16];&quot;))&quot;)" office:value-type="string" office:string-value="(alimento (id 15) (nombre roquefort) (grupo 1) (tipo plasticos) (racion 30) (kcal 413) (proteinas 23) (grasas 35) (hidratos 2) (desayuno si) (almuerzo si) (comida si) (merienda si) (cena si))" calcext:value-type="string">
            <text:p>(alimento (id 15) (nombre roquefort) (grupo 1) (tipo plasticos) (racion 30) (kcal 413) (proteinas 23) (grasas 35) (hidratos 2) (desayuno si) (almuerzo si) (comida si) (merienda si) (cena si))</text:p>
          </table:table-cell>
          <table:table-cell table:formula="of:=SUBSTITUTE([.V16];&quot;,&quot;;&quot;.&quot;)" office:value-type="string" office:string-value="(alimento (id 15) (nombre roquefort) (grupo 1) (tipo plasticos) (racion 30) (kcal 413) (proteinas 23) (grasas 35) (hidratos 2) (desayuno si) (almuerzo si) (comida si) (merienda si) (cena si))" calcext:value-type="string">
            <text:p>(alimento (id 15) (nombre roquefort) (grupo 1) (tipo plasticos) (racion 30) (kcal 413) (proteinas 23) (grasas 35) (hidratos 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Requesón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17]*[.L17]/100" office:value-type="float" office:value="72" calcext:value-type="float">
            <text:p>72</text:p>
          </table:table-cell>
          <table:table-cell table:style-name="ce19" table:formula="of:=[.K17]*[.M17]*4/100" office:value-type="float" office:value="40.8" calcext:value-type="float">
            <text:p>40,8</text:p>
          </table:table-cell>
          <table:table-cell table:style-name="ce19" table:formula="of:=[.K17]*[.O17]*4/100" office:value-type="float" office:value="4.2" calcext:value-type="float">
            <text:p>4,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96" calcext:value-type="float">
            <text:p>96</text:p>
          </table:table-cell>
          <table:table-cell table:style-name="ce23" office:value-type="float" office:value="13.6" calcext:value-type="float">
            <text:p>13.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7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B17];&quot;) (nombre &quot;;[.U17];&quot;) (grupo &quot;;[.E17];&quot;) (tipo &quot;;[.G17];&quot;) (racion &quot;;[.K17];&quot;) (kcal &quot;;[.L17];&quot;) (proteinas &quot;;[.M17];&quot;) (grasas &quot;;[.N17];&quot;) (hidratos &quot;;[.O17];&quot;) (desayuno &quot;;[.P17];&quot;) (almuerzo &quot;;[.Q17];&quot;) (comida &quot;;[.R17];&quot;) (merienda &quot;;[.S17];&quot;) (cena &quot;;[.T17];&quot;))&quot;)" office:value-type="string" office:string-value="(alimento (id 16) (nombre requeson) (grupo 1) (tipo plasticos) (racion 75) (kcal 96) (proteinas 13,6) (grasas 4) (hidratos 1,4) (desayuno si) (almuerzo si) (comida si) (merienda si) (cena si))" calcext:value-type="string">
            <text:p>(alimento (id 16) (nombre requeson) (grupo 1) (tipo plasticos) (racion 75) (kcal 96) (proteinas 13,6) (grasas 4) (hidratos 1,4) (desayuno si) (almuerzo si) (comida si) (merienda si) (cena si))</text:p>
          </table:table-cell>
          <table:table-cell table:formula="of:=SUBSTITUTE([.V17];&quot;,&quot;;&quot;.&quot;)" office:value-type="string" office:string-value="(alimento (id 16) (nombre requeson) (grupo 1) (tipo plasticos) (racion 75) (kcal 96) (proteinas 13.6) (grasas 4) (hidratos 1.4) (desayuno si) (almuerzo si) (comida si) (merienda si) (cena si))" calcext:value-type="string">
            <text:p>(alimento (id 16) (nombre requeson) (grupo 1) (tipo plasticos) (racion 75) (kcal 96) (proteinas 13.6) (grasas 4) (hidratos 1.4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Requesón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18]*[.L18]/100" office:value-type="float" office:value="144" calcext:value-type="float">
            <text:p>144</text:p>
          </table:table-cell>
          <table:table-cell table:style-name="ce19" table:formula="of:=[.K18]*[.M18]*4/100" office:value-type="float" office:value="81.6" calcext:value-type="float">
            <text:p>81,6</text:p>
          </table:table-cell>
          <table:table-cell table:style-name="ce19" table:formula="of:=[.K18]*[.O18]*4/100" office:value-type="float" office:value="8.4" calcext:value-type="float">
            <text:p>8,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6" calcext:value-type="float">
            <text:p>96</text:p>
          </table:table-cell>
          <table:table-cell table:style-name="ce23" office:value-type="float" office:value="13.6" calcext:value-type="float">
            <text:p>13.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8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B18];&quot;) (nombre &quot;;[.U18];&quot;) (grupo &quot;;[.E18];&quot;) (tipo &quot;;[.G18];&quot;) (racion &quot;;[.K18];&quot;) (kcal &quot;;[.L18];&quot;) (proteinas &quot;;[.M18];&quot;) (grasas &quot;;[.N18];&quot;) (hidratos &quot;;[.O18];&quot;) (desayuno &quot;;[.P18];&quot;) (almuerzo &quot;;[.Q18];&quot;) (comida &quot;;[.R18];&quot;) (merienda &quot;;[.S18];&quot;) (cena &quot;;[.T18];&quot;))&quot;)" office:value-type="string" office:string-value="(alimento (id 17) (nombre requeson) (grupo 1) (tipo plasticos) (racion 150) (kcal 96) (proteinas 13,6) (grasas 4) (hidratos 1,4) (desayuno si) (almuerzo si) (comida si) (merienda si) (cena si))" calcext:value-type="string">
            <text:p>(alimento (id 17) (nombre requeson) (grupo 1) (tipo plasticos) (racion 150) (kcal 96) (proteinas 13,6) (grasas 4) (hidratos 1,4) (desayuno si) (almuerzo si) (comida si) (merienda si) (cena si))</text:p>
          </table:table-cell>
          <table:table-cell table:formula="of:=SUBSTITUTE([.V18];&quot;,&quot;;&quot;.&quot;)" office:value-type="string" office:string-value="(alimento (id 17) (nombre requeson) (grupo 1) (tipo plasticos) (racion 150) (kcal 96) (proteinas 13.6) (grasas 4) (hidratos 1.4) (desayuno si) (almuerzo si) (comida si) (merienda si) (cena si))" calcext:value-type="string">
            <text:p>(alimento (id 17) (nombre requeson) (grupo 1) (tipo plasticos) (racion 150) (kcal 96) (proteinas 13.6) (grasas 4) (hidratos 1.4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Requesón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19]*[.L19]/100" office:value-type="float" office:value="120" calcext:value-type="float">
            <text:p>120</text:p>
          </table:table-cell>
          <table:table-cell table:style-name="ce19" table:formula="of:=[.K19]*[.M19]*4/100" office:value-type="float" office:value="68" calcext:value-type="float">
            <text:p>68</text:p>
          </table:table-cell>
          <table:table-cell table:style-name="ce19" table:formula="of:=[.K19]*[.O19]*4/100" office:value-type="float" office:value="7" calcext:value-type="float">
            <text:p>7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96" calcext:value-type="float">
            <text:p>96</text:p>
          </table:table-cell>
          <table:table-cell table:style-name="ce23" office:value-type="float" office:value="13.6" calcext:value-type="float">
            <text:p>13.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9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B19];&quot;) (nombre &quot;;[.U19];&quot;) (grupo &quot;;[.E19];&quot;) (tipo &quot;;[.G19];&quot;) (racion &quot;;[.K19];&quot;) (kcal &quot;;[.L19];&quot;) (proteinas &quot;;[.M19];&quot;) (grasas &quot;;[.N19];&quot;) (hidratos &quot;;[.O19];&quot;) (desayuno &quot;;[.P19];&quot;) (almuerzo &quot;;[.Q19];&quot;) (comida &quot;;[.R19];&quot;) (merienda &quot;;[.S19];&quot;) (cena &quot;;[.T19];&quot;))&quot;)" office:value-type="string" office:string-value="(alimento (id 18) (nombre requeson) (grupo 1) (tipo plasticos) (racion 125) (kcal 96) (proteinas 13,6) (grasas 4) (hidratos 1,4) (desayuno si) (almuerzo si) (comida si) (merienda si) (cena si))" calcext:value-type="string">
            <text:p>(alimento (id 18) (nombre requeson) (grupo 1) (tipo plasticos) (racion 125) (kcal 96) (proteinas 13,6) (grasas 4) (hidratos 1,4) (desayuno si) (almuerzo si) (comida si) (merienda si) (cena si))</text:p>
          </table:table-cell>
          <table:table-cell table:formula="of:=SUBSTITUTE([.V19];&quot;,&quot;;&quot;.&quot;)" office:value-type="string" office:string-value="(alimento (id 18) (nombre requeson) (grupo 1) (tipo plasticos) (racion 125) (kcal 96) (proteinas 13.6) (grasas 4) (hidratos 1.4) (desayuno si) (almuerzo si) (comida si) (merienda si) (cena si))" calcext:value-type="string">
            <text:p>(alimento (id 18) (nombre requeson) (grupo 1) (tipo plasticos) (racion 125) (kcal 96) (proteinas 13.6) (grasas 4) (hidratos 1.4) (desayuno si) (almuerzo si) (comida si) (merienda si) (cena si))</text:p>
          </table:table-cell>
          <table:table-cell table:number-columns-repeated="1001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Leche y derivados</text:p>
          </table:table-cell>
          <table:table-cell table:style-name="ce16" office:value-type="string" calcext:value-type="string">
            <text:p>Requesón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string" calcext:value-type="string">
            <text:p>plasticos</text:p>
          </table:table-cell>
          <table:table-cell table:style-name="ce16" table:formula="of:=[.K20]*[.L20]/100" office:value-type="float" office:value="48" calcext:value-type="float">
            <text:p>48</text:p>
          </table:table-cell>
          <table:table-cell table:style-name="ce19" table:formula="of:=[.K20]*[.M20]*4/100" office:value-type="float" office:value="27.2" calcext:value-type="float">
            <text:p>27,2</text:p>
          </table:table-cell>
          <table:table-cell table:style-name="ce19" table:formula="of:=[.K20]*[.O20]*4/100" office:value-type="float" office:value="2.8" calcext:value-type="float">
            <text:p>2,8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96" calcext:value-type="float">
            <text:p>96</text:p>
          </table:table-cell>
          <table:table-cell table:style-name="ce22" office:value-type="float" office:value="13.6" calcext:value-type="float">
            <text:p>13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.4" calcext:value-type="float">
            <text:p>1.4</text:p>
          </table:table-cell>
          <table:table-cell table:number-columns-repeated="5" table:style-name="ce15" office:value-type="string" calcext:value-type="string">
            <text:p>si</text:p>
          </table:table-cell>
          <table:table-cell table:style-name="ce15" table:formula="of:=SUBSTITUTE(SUBSTITUTE(SUBSTITUTE(SUBSTITUTE(SUBSTITUTE(SUBSTITUTE(LOWER([.D20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29" table:formula="of:=CONCATENATE(&quot;(alimento (id &quot;;[.B20];&quot;) (nombre &quot;;[.U20];&quot;) (grupo &quot;;[.E20];&quot;) (tipo &quot;;[.G20];&quot;) (racion &quot;;[.K20];&quot;) (kcal &quot;;[.L20];&quot;) (proteinas &quot;;[.M20];&quot;) (grasas &quot;;[.N20];&quot;) (hidratos &quot;;[.O20];&quot;) (desayuno &quot;;[.P20];&quot;) (almuerzo &quot;;[.Q20];&quot;) (comida &quot;;[.R20];&quot;) (merienda &quot;;[.S20];&quot;) (cena &quot;;[.T20];&quot;))&quot;)" office:value-type="string" office:string-value="(alimento (id 19) (nombre requeson) (grupo 1) (tipo plasticos) (racion 50) (kcal 96) (proteinas 13,6) (grasas 4) (hidratos 1,4) (desayuno si) (almuerzo si) (comida si) (merienda si) (cena si))" calcext:value-type="string">
            <text:p>(alimento (id 19) (nombre requeson) (grupo 1) (tipo plasticos) (racion 50) (kcal 96) (proteinas 13,6) (grasas 4) (hidratos 1,4) (desayuno si) (almuerzo si) (comida si) (merienda si) (cena si))</text:p>
          </table:table-cell>
          <table:table-cell table:style-name="ce15" table:formula="of:=SUBSTITUTE([.V20];&quot;,&quot;;&quot;.&quot;)" office:value-type="string" office:string-value="(alimento (id 19) (nombre requeson) (grupo 1) (tipo plasticos) (racion 50) (kcal 96) (proteinas 13.6) (grasas 4) (hidratos 1.4) (desayuno si) (almuerzo si) (comida si) (merienda si) (cena si))" calcext:value-type="string">
            <text:p>(alimento (id 19) (nombre requeson) (grupo 1) (tipo plasticos) (racion 50) (kcal 96) (proteinas 13.6) (grasas 4) (hidratos 1.4) (desayuno si) (almuerzo si) (comida si) (merienda si) (cena si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Requesón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21]*[.L21]/100" office:value-type="float" office:value="96" calcext:value-type="float">
            <text:p>96</text:p>
          </table:table-cell>
          <table:table-cell table:style-name="ce19" table:formula="of:=[.K21]*[.M21]*4/100" office:value-type="float" office:value="54.4" calcext:value-type="float">
            <text:p>54,4</text:p>
          </table:table-cell>
          <table:table-cell table:style-name="ce19" table:formula="of:=[.K21]*[.O21]*4/100" office:value-type="float" office:value="5.6" calcext:value-type="float">
            <text:p>5,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6" calcext:value-type="float">
            <text:p>96</text:p>
          </table:table-cell>
          <table:table-cell table:style-name="ce23" office:value-type="float" office:value="13.6" calcext:value-type="float">
            <text:p>13.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B21];&quot;) (nombre &quot;;[.U21];&quot;) (grupo &quot;;[.E21];&quot;) (tipo &quot;;[.G21];&quot;) (racion &quot;;[.K21];&quot;) (kcal &quot;;[.L21];&quot;) (proteinas &quot;;[.M21];&quot;) (grasas &quot;;[.N21];&quot;) (hidratos &quot;;[.O21];&quot;) (desayuno &quot;;[.P21];&quot;) (almuerzo &quot;;[.Q21];&quot;) (comida &quot;;[.R21];&quot;) (merienda &quot;;[.S21];&quot;) (cena &quot;;[.T21];&quot;))&quot;)" office:value-type="string" office:string-value="(alimento (id 20) (nombre requeson) (grupo 1) (tipo plasticos) (racion 100) (kcal 96) (proteinas 13,6) (grasas 4) (hidratos 1,4) (desayuno si) (almuerzo si) (comida si) (merienda si) (cena si))" calcext:value-type="string">
            <text:p>(alimento (id 20) (nombre requeson) (grupo 1) (tipo plasticos) (racion 100) (kcal 96) (proteinas 13,6) (grasas 4) (hidratos 1,4) (desayuno si) (almuerzo si) (comida si) (merienda si) (cena si))</text:p>
          </table:table-cell>
          <table:table-cell table:formula="of:=SUBSTITUTE([.V21];&quot;,&quot;;&quot;.&quot;)" office:value-type="string" office:string-value="(alimento (id 20) (nombre requeson) (grupo 1) (tipo plasticos) (racion 100) (kcal 96) (proteinas 13.6) (grasas 4) (hidratos 1.4) (desayuno si) (almuerzo si) (comida si) (merienda si) (cena si))" calcext:value-type="string">
            <text:p>(alimento (id 20) (nombre requeson) (grupo 1) (tipo plasticos) (racion 100) (kcal 96) (proteinas 13.6) (grasas 4) (hidratos 1.4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Queso Philadelphia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22]*[.L22]/100" office:value-type="float" office:value="120" calcext:value-type="float">
            <text:p>120</text:p>
          </table:table-cell>
          <table:table-cell table:style-name="ce19" table:formula="of:=[.K22]*[.M22]*4/100" office:value-type="float" office:value="24" calcext:value-type="float">
            <text:p>24</text:p>
          </table:table-cell>
          <table:table-cell table:style-name="ce19" table:formula="of:=[.K22]*[.O22]*4/100" office:value-type="float" office:value="15.84" calcext:value-type="float">
            <text:p>15,84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200" calcext:value-type="float">
            <text:p>20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6.6" calcext:value-type="float">
            <text:p>16.6</text:p>
          </table:table-cell>
          <table:table-cell table:style-name="ce23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B22];&quot;) (nombre &quot;;[.U22];&quot;) (grupo &quot;;[.E22];&quot;) (tipo &quot;;[.G22];&quot;) (racion &quot;;[.K22];&quot;) (kcal &quot;;[.L22];&quot;) (proteinas &quot;;[.M22];&quot;) (grasas &quot;;[.N22];&quot;) (hidratos &quot;;[.O22];&quot;) (desayuno &quot;;[.P22];&quot;) (almuerzo &quot;;[.Q22];&quot;) (comida &quot;;[.R22];&quot;) (merienda &quot;;[.S22];&quot;) (cena &quot;;[.T22];&quot;))&quot;)" office:value-type="string" office:string-value="(alimento (id 21) (nombre queso-philadelphia) (grupo 1) (tipo plasticos) (racion 60) (kcal 200) (proteinas 10) (grasas 16,6) (hidratos 6,6) (desayuno si) (almuerzo si) (comida si) (merienda si) (cena si))" calcext:value-type="string">
            <text:p>(alimento (id 21) (nombre queso-philadelphia) (grupo 1) (tipo plasticos) (racion 60) (kcal 200) (proteinas 10) (grasas 16,6) (hidratos 6,6) (desayuno si) (almuerzo si) (comida si) (merienda si) (cena si))</text:p>
          </table:table-cell>
          <table:table-cell table:formula="of:=SUBSTITUTE([.V22];&quot;,&quot;;&quot;.&quot;)" office:value-type="string" office:string-value="(alimento (id 21) (nombre queso-philadelphia) (grupo 1) (tipo plasticos) (racion 60) (kcal 200) (proteinas 10) (grasas 16.6) (hidratos 6.6) (desayuno si) (almuerzo si) (comida si) (merienda si) (cena si))" calcext:value-type="string">
            <text:p>(alimento (id 21) (nombre queso-philadelphia) (grupo 1) (tipo plasticos) (racion 60) (kcal 200) (proteinas 10) (grasas 16.6) (hidratos 6.6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Queso Philadelphia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23]*[.L23]/100" office:value-type="float" office:value="100" calcext:value-type="float">
            <text:p>100</text:p>
          </table:table-cell>
          <table:table-cell table:style-name="ce19" table:formula="of:=[.K23]*[.M23]*4/100" office:value-type="float" office:value="20" calcext:value-type="float">
            <text:p>20</text:p>
          </table:table-cell>
          <table:table-cell table:style-name="ce19" table:formula="of:=[.K23]*[.O23]*4/100" office:value-type="float" office:value="13.2" calcext:value-type="float">
            <text:p>13,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00" calcext:value-type="float">
            <text:p>20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6.6" calcext:value-type="float">
            <text:p>16.6</text:p>
          </table:table-cell>
          <table:table-cell table:style-name="ce23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B23];&quot;) (nombre &quot;;[.U23];&quot;) (grupo &quot;;[.E23];&quot;) (tipo &quot;;[.G23];&quot;) (racion &quot;;[.K23];&quot;) (kcal &quot;;[.L23];&quot;) (proteinas &quot;;[.M23];&quot;) (grasas &quot;;[.N23];&quot;) (hidratos &quot;;[.O23];&quot;) (desayuno &quot;;[.P23];&quot;) (almuerzo &quot;;[.Q23];&quot;) (comida &quot;;[.R23];&quot;) (merienda &quot;;[.S23];&quot;) (cena &quot;;[.T23];&quot;))&quot;)" office:value-type="string" office:string-value="(alimento (id 22) (nombre queso-philadelphia) (grupo 1) (tipo plasticos) (racion 50) (kcal 200) (proteinas 10) (grasas 16,6) (hidratos 6,6) (desayuno si) (almuerzo si) (comida si) (merienda si) (cena si))" calcext:value-type="string">
            <text:p>(alimento (id 22) (nombre queso-philadelphia) (grupo 1) (tipo plasticos) (racion 50) (kcal 200) (proteinas 10) (grasas 16,6) (hidratos 6,6) (desayuno si) (almuerzo si) (comida si) (merienda si) (cena si))</text:p>
          </table:table-cell>
          <table:table-cell table:formula="of:=SUBSTITUTE([.V23];&quot;,&quot;;&quot;.&quot;)" office:value-type="string" office:string-value="(alimento (id 22) (nombre queso-philadelphia) (grupo 1) (tipo plasticos) (racion 50) (kcal 200) (proteinas 10) (grasas 16.6) (hidratos 6.6) (desayuno si) (almuerzo si) (comida si) (merienda si) (cena si))" calcext:value-type="string">
            <text:p>(alimento (id 22) (nombre queso-philadelphia) (grupo 1) (tipo plasticos) (racion 50) (kcal 200) (proteinas 10) (grasas 16.6) (hidratos 6.6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Queso Philadelphia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24]*[.L24]/100" office:value-type="float" office:value="80" calcext:value-type="float">
            <text:p>80</text:p>
          </table:table-cell>
          <table:table-cell table:style-name="ce19" table:formula="of:=[.K24]*[.M24]*4/100" office:value-type="float" office:value="16" calcext:value-type="float">
            <text:p>16</text:p>
          </table:table-cell>
          <table:table-cell table:style-name="ce19" table:formula="of:=[.K24]*[.O24]*4/100" office:value-type="float" office:value="10.56" calcext:value-type="float">
            <text:p>10,56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00" calcext:value-type="float">
            <text:p>20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6.6" calcext:value-type="float">
            <text:p>16.6</text:p>
          </table:table-cell>
          <table:table-cell table:style-name="ce23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B24];&quot;) (nombre &quot;;[.U24];&quot;) (grupo &quot;;[.E24];&quot;) (tipo &quot;;[.G24];&quot;) (racion &quot;;[.K24];&quot;) (kcal &quot;;[.L24];&quot;) (proteinas &quot;;[.M24];&quot;) (grasas &quot;;[.N24];&quot;) (hidratos &quot;;[.O24];&quot;) (desayuno &quot;;[.P24];&quot;) (almuerzo &quot;;[.Q24];&quot;) (comida &quot;;[.R24];&quot;) (merienda &quot;;[.S24];&quot;) (cena &quot;;[.T24];&quot;))&quot;)" office:value-type="string" office:string-value="(alimento (id 23) (nombre queso-philadelphia) (grupo 1) (tipo plasticos) (racion 40) (kcal 200) (proteinas 10) (grasas 16,6) (hidratos 6,6) (desayuno si) (almuerzo si) (comida si) (merienda si) (cena si))" calcext:value-type="string">
            <text:p>(alimento (id 23) (nombre queso-philadelphia) (grupo 1) (tipo plasticos) (racion 40) (kcal 200) (proteinas 10) (grasas 16,6) (hidratos 6,6) (desayuno si) (almuerzo si) (comida si) (merienda si) (cena si))</text:p>
          </table:table-cell>
          <table:table-cell table:formula="of:=SUBSTITUTE([.V24];&quot;,&quot;;&quot;.&quot;)" office:value-type="string" office:string-value="(alimento (id 23) (nombre queso-philadelphia) (grupo 1) (tipo plasticos) (racion 40) (kcal 200) (proteinas 10) (grasas 16.6) (hidratos 6.6) (desayuno si) (almuerzo si) (comida si) (merienda si) (cena si))" calcext:value-type="string">
            <text:p>(alimento (id 23) (nombre queso-philadelphia) (grupo 1) (tipo plasticos) (racion 40) (kcal 200) (proteinas 10) (grasas 16.6) (hidratos 6.6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Queso Philadelphia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25]*[.L25]/100" office:value-type="float" office:value="60" calcext:value-type="float">
            <text:p>60</text:p>
          </table:table-cell>
          <table:table-cell table:style-name="ce19" table:formula="of:=[.K25]*[.M25]*4/100" office:value-type="float" office:value="12" calcext:value-type="float">
            <text:p>12</text:p>
          </table:table-cell>
          <table:table-cell table:style-name="ce19" table:formula="of:=[.K25]*[.O25]*4/100" office:value-type="float" office:value="7.92" calcext:value-type="float">
            <text:p>7,92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00" calcext:value-type="float">
            <text:p>20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6.6" calcext:value-type="float">
            <text:p>16.6</text:p>
          </table:table-cell>
          <table:table-cell table:style-name="ce23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B25];&quot;) (nombre &quot;;[.U25];&quot;) (grupo &quot;;[.E25];&quot;) (tipo &quot;;[.G25];&quot;) (racion &quot;;[.K25];&quot;) (kcal &quot;;[.L25];&quot;) (proteinas &quot;;[.M25];&quot;) (grasas &quot;;[.N25];&quot;) (hidratos &quot;;[.O25];&quot;) (desayuno &quot;;[.P25];&quot;) (almuerzo &quot;;[.Q25];&quot;) (comida &quot;;[.R25];&quot;) (merienda &quot;;[.S25];&quot;) (cena &quot;;[.T25];&quot;))&quot;)" office:value-type="string" office:string-value="(alimento (id 24) (nombre queso-philadelphia) (grupo 1) (tipo plasticos) (racion 30) (kcal 200) (proteinas 10) (grasas 16,6) (hidratos 6,6) (desayuno si) (almuerzo si) (comida si) (merienda si) (cena si))" calcext:value-type="string">
            <text:p>(alimento (id 24) (nombre queso-philadelphia) (grupo 1) (tipo plasticos) (racion 30) (kcal 200) (proteinas 10) (grasas 16,6) (hidratos 6,6) (desayuno si) (almuerzo si) (comida si) (merienda si) (cena si))</text:p>
          </table:table-cell>
          <table:table-cell table:formula="of:=SUBSTITUTE([.V25];&quot;,&quot;;&quot;.&quot;)" office:value-type="string" office:string-value="(alimento (id 24) (nombre queso-philadelphia) (grupo 1) (tipo plasticos) (racion 30) (kcal 200) (proteinas 10) (grasas 16.6) (hidratos 6.6) (desayuno si) (almuerzo si) (comida si) (merienda si) (cena si))" calcext:value-type="string">
            <text:p>(alimento (id 24) (nombre queso-philadelphia) (grupo 1) (tipo plasticos) (racion 30) (kcal 200) (proteinas 10) (grasas 16.6) (hidratos 6.6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Queso Philadelphia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26]*[.L26]/100" office:value-type="float" office:value="40" calcext:value-type="float">
            <text:p>40</text:p>
          </table:table-cell>
          <table:table-cell table:style-name="ce19" table:formula="of:=[.K26]*[.M26]*4/100" office:value-type="float" office:value="8" calcext:value-type="float">
            <text:p>8</text:p>
          </table:table-cell>
          <table:table-cell table:style-name="ce19" table:formula="of:=[.K26]*[.O26]*4/100" office:value-type="float" office:value="5.28" calcext:value-type="float">
            <text:p>5,28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00" calcext:value-type="float">
            <text:p>20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6.6" calcext:value-type="float">
            <text:p>16.6</text:p>
          </table:table-cell>
          <table:table-cell table:style-name="ce23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B26];&quot;) (nombre &quot;;[.U26];&quot;) (grupo &quot;;[.E26];&quot;) (tipo &quot;;[.G26];&quot;) (racion &quot;;[.K26];&quot;) (kcal &quot;;[.L26];&quot;) (proteinas &quot;;[.M26];&quot;) (grasas &quot;;[.N26];&quot;) (hidratos &quot;;[.O26];&quot;) (desayuno &quot;;[.P26];&quot;) (almuerzo &quot;;[.Q26];&quot;) (comida &quot;;[.R26];&quot;) (merienda &quot;;[.S26];&quot;) (cena &quot;;[.T26];&quot;))&quot;)" office:value-type="string" office:string-value="(alimento (id 25) (nombre queso-philadelphia) (grupo 1) (tipo plasticos) (racion 20) (kcal 200) (proteinas 10) (grasas 16,6) (hidratos 6,6) (desayuno si) (almuerzo si) (comida si) (merienda si) (cena si))" calcext:value-type="string">
            <text:p>(alimento (id 25) (nombre queso-philadelphia) (grupo 1) (tipo plasticos) (racion 20) (kcal 200) (proteinas 10) (grasas 16,6) (hidratos 6,6) (desayuno si) (almuerzo si) (comida si) (merienda si) (cena si))</text:p>
          </table:table-cell>
          <table:table-cell table:formula="of:=SUBSTITUTE([.V26];&quot;,&quot;;&quot;.&quot;)" office:value-type="string" office:string-value="(alimento (id 25) (nombre queso-philadelphia) (grupo 1) (tipo plasticos) (racion 20) (kcal 200) (proteinas 10) (grasas 16.6) (hidratos 6.6) (desayuno si) (almuerzo si) (comida si) (merienda si) (cena si))" calcext:value-type="string">
            <text:p>(alimento (id 25) (nombre queso-philadelphia) (grupo 1) (tipo plasticos) (racion 20) (kcal 200) (proteinas 10) (grasas 16.6) (hidratos 6.6) (desayuno si) (almuerzo si) (comida si) (merienda si) (cena si)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descr saborizad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27]*[.L27]/100" office:value-type="float" office:value="59.5" calcext:value-type="float">
            <text:p>59,5</text:p>
          </table:table-cell>
          <table:table-cell table:style-name="ce19" table:formula="of:=[.K27]*[.M27]*4/100" office:value-type="float" office:value="25.2" calcext:value-type="float">
            <text:p>25,2</text:p>
          </table:table-cell>
          <table:table-cell table:style-name="ce19" table:formula="of:=[.K27]*[.O27]*4/100" office:value-type="float" office:value="30.8" calcext:value-type="float">
            <text:p>30,8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34" calcext:value-type="float">
            <text:p>34</text:p>
          </table:table-cell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0.05" calcext:value-type="float">
            <text:p>0.05</text:p>
          </table:table-cell>
          <table:table-cell table:style-name="ce23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7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B27];&quot;) (nombre &quot;;[.U27];&quot;) (grupo &quot;;[.E27];&quot;) (tipo &quot;;[.G27];&quot;) (racion &quot;;[.K27];&quot;) (kcal &quot;;[.L27];&quot;) (proteinas &quot;;[.M27];&quot;) (grasas &quot;;[.N27];&quot;) (hidratos &quot;;[.O27];&quot;) (desayuno &quot;;[.P27];&quot;) (almuerzo &quot;;[.Q27];&quot;) (comida &quot;;[.R27];&quot;) (merienda &quot;;[.S27];&quot;) (cena &quot;;[.T27];&quot;))&quot;)" office:value-type="string" office:string-value="(alimento (id 26) (nombre yogur-descr-saborizado) (grupo 1) (tipo plasticos) (racion 175) (kcal 34) (proteinas 3,6) (grasas 0,05) (hidratos 4,4) (desayuno si) (almuerzo si) (comida si) (merienda si) (cena si))" calcext:value-type="string">
            <text:p>(alimento (id 26) (nombre yogur-descr-saborizado) (grupo 1) (tipo plasticos) (racion 175) (kcal 34) (proteinas 3,6) (grasas 0,05) (hidratos 4,4) (desayuno si) (almuerzo si) (comida si) (merienda si) (cena si))</text:p>
          </table:table-cell>
          <table:table-cell table:formula="of:=SUBSTITUTE([.V27];&quot;,&quot;;&quot;.&quot;)" office:value-type="string" office:string-value="(alimento (id 26) (nombre yogur-descr-saborizado) (grupo 1) (tipo plasticos) (racion 175) (kcal 34) (proteinas 3.6) (grasas 0.05) (hidratos 4.4) (desayuno si) (almuerzo si) (comida si) (merienda si) (cena si))" calcext:value-type="string">
            <text:p>(alimento (id 26) (nombre yogur-descr-saborizado) (grupo 1) (tipo plasticos) (racion 175) (kcal 34) (proteinas 3.6) (grasas 0.05) (hidratos 4.4) (desayuno si) (almuerzo si) (comida si) (merienda si) (cena si)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descr saborizad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28]*[.L28]/100" office:value-type="float" office:value="51" calcext:value-type="float">
            <text:p>51</text:p>
          </table:table-cell>
          <table:table-cell table:style-name="ce19" table:formula="of:=[.K28]*[.M28]*4/100" office:value-type="float" office:value="21.6" calcext:value-type="float">
            <text:p>21,6</text:p>
          </table:table-cell>
          <table:table-cell table:style-name="ce19" table:formula="of:=[.K28]*[.O28]*4/100" office:value-type="float" office:value="26.4" calcext:value-type="float">
            <text:p>26,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34" calcext:value-type="float">
            <text:p>34</text:p>
          </table:table-cell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0.05" calcext:value-type="float">
            <text:p>0.05</text:p>
          </table:table-cell>
          <table:table-cell table:style-name="ce23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B28];&quot;) (nombre &quot;;[.U28];&quot;) (grupo &quot;;[.E28];&quot;) (tipo &quot;;[.G28];&quot;) (racion &quot;;[.K28];&quot;) (kcal &quot;;[.L28];&quot;) (proteinas &quot;;[.M28];&quot;) (grasas &quot;;[.N28];&quot;) (hidratos &quot;;[.O28];&quot;) (desayuno &quot;;[.P28];&quot;) (almuerzo &quot;;[.Q28];&quot;) (comida &quot;;[.R28];&quot;) (merienda &quot;;[.S28];&quot;) (cena &quot;;[.T28];&quot;))&quot;)" office:value-type="string" office:string-value="(alimento (id 27) (nombre yogur-descr-saborizado) (grupo 1) (tipo plasticos) (racion 150) (kcal 34) (proteinas 3,6) (grasas 0,05) (hidratos 4,4) (desayuno si) (almuerzo si) (comida si) (merienda si) (cena si))" calcext:value-type="string">
            <text:p>(alimento (id 27) (nombre yogur-descr-saborizado) (grupo 1) (tipo plasticos) (racion 150) (kcal 34) (proteinas 3,6) (grasas 0,05) (hidratos 4,4) (desayuno si) (almuerzo si) (comida si) (merienda si) (cena si))</text:p>
          </table:table-cell>
          <table:table-cell table:formula="of:=SUBSTITUTE([.V28];&quot;,&quot;;&quot;.&quot;)" office:value-type="string" office:string-value="(alimento (id 27) (nombre yogur-descr-saborizado) (grupo 1) (tipo plasticos) (racion 150) (kcal 34) (proteinas 3.6) (grasas 0.05) (hidratos 4.4) (desayuno si) (almuerzo si) (comida si) (merienda si) (cena si))" calcext:value-type="string">
            <text:p>(alimento (id 27) (nombre yogur-descr-saborizado) (grupo 1) (tipo plasticos) (racion 150) (kcal 34) (proteinas 3.6) (grasas 0.05) (hidratos 4.4) (desayuno si) (almuerzo si) (comida si) (merienda si) (cena si)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descr saborizad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29]*[.L29]/100" office:value-type="float" office:value="17" calcext:value-type="float">
            <text:p>17</text:p>
          </table:table-cell>
          <table:table-cell table:style-name="ce19" table:formula="of:=[.K29]*[.M29]*4/100" office:value-type="float" office:value="7.2" calcext:value-type="float">
            <text:p>7,2</text:p>
          </table:table-cell>
          <table:table-cell table:style-name="ce19" table:formula="of:=[.K29]*[.O29]*4/100" office:value-type="float" office:value="8.8" calcext:value-type="float">
            <text:p>8,8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4" calcext:value-type="float">
            <text:p>34</text:p>
          </table:table-cell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0.05" calcext:value-type="float">
            <text:p>0.05</text:p>
          </table:table-cell>
          <table:table-cell table:style-name="ce23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B29];&quot;) (nombre &quot;;[.U29];&quot;) (grupo &quot;;[.E29];&quot;) (tipo &quot;;[.G29];&quot;) (racion &quot;;[.K29];&quot;) (kcal &quot;;[.L29];&quot;) (proteinas &quot;;[.M29];&quot;) (grasas &quot;;[.N29];&quot;) (hidratos &quot;;[.O29];&quot;) (desayuno &quot;;[.P29];&quot;) (almuerzo &quot;;[.Q29];&quot;) (comida &quot;;[.R29];&quot;) (merienda &quot;;[.S29];&quot;) (cena &quot;;[.T29];&quot;))&quot;)" office:value-type="string" office:string-value="(alimento (id 28) (nombre yogur-descr-saborizado) (grupo 1) (tipo plasticos) (racion 50) (kcal 34) (proteinas 3,6) (grasas 0,05) (hidratos 4,4) (desayuno si) (almuerzo si) (comida si) (merienda si) (cena si))" calcext:value-type="string">
            <text:p>(alimento (id 28) (nombre yogur-descr-saborizado) (grupo 1) (tipo plasticos) (racion 50) (kcal 34) (proteinas 3,6) (grasas 0,05) (hidratos 4,4) (desayuno si) (almuerzo si) (comida si) (merienda si) (cena si))</text:p>
          </table:table-cell>
          <table:table-cell table:formula="of:=SUBSTITUTE([.V29];&quot;,&quot;;&quot;.&quot;)" office:value-type="string" office:string-value="(alimento (id 28) (nombre yogur-descr-saborizado) (grupo 1) (tipo plasticos) (racion 50) (kcal 34) (proteinas 3.6) (grasas 0.05) (hidratos 4.4) (desayuno si) (almuerzo si) (comida si) (merienda si) (cena si))" calcext:value-type="string">
            <text:p>(alimento (id 28) (nombre yogur-descr-saborizado) (grupo 1) (tipo plasticos) (racion 50) (kcal 34) (proteinas 3.6) (grasas 0.05) (hidratos 4.4) (desayuno si) (almuerzo si) (comida si) (merienda si) (cena si)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descr saborizad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30]*[.L30]/100" office:value-type="float" office:value="68" calcext:value-type="float">
            <text:p>68</text:p>
          </table:table-cell>
          <table:table-cell table:style-name="ce19" table:formula="of:=[.K30]*[.M30]*4/100" office:value-type="float" office:value="28.8" calcext:value-type="float">
            <text:p>28,8</text:p>
          </table:table-cell>
          <table:table-cell table:style-name="ce19" table:formula="of:=[.K30]*[.O30]*4/100" office:value-type="float" office:value="35.2" calcext:value-type="float">
            <text:p>35,2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34" calcext:value-type="float">
            <text:p>34</text:p>
          </table:table-cell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0.05" calcext:value-type="float">
            <text:p>0.05</text:p>
          </table:table-cell>
          <table:table-cell table:style-name="ce23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0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B30];&quot;) (nombre &quot;;[.U30];&quot;) (grupo &quot;;[.E30];&quot;) (tipo &quot;;[.G30];&quot;) (racion &quot;;[.K30];&quot;) (kcal &quot;;[.L30];&quot;) (proteinas &quot;;[.M30];&quot;) (grasas &quot;;[.N30];&quot;) (hidratos &quot;;[.O30];&quot;) (desayuno &quot;;[.P30];&quot;) (almuerzo &quot;;[.Q30];&quot;) (comida &quot;;[.R30];&quot;) (merienda &quot;;[.S30];&quot;) (cena &quot;;[.T30];&quot;))&quot;)" office:value-type="string" office:string-value="(alimento (id 29) (nombre yogur-descr-saborizado) (grupo 1) (tipo plasticos) (racion 200) (kcal 34) (proteinas 3,6) (grasas 0,05) (hidratos 4,4) (desayuno si) (almuerzo si) (comida si) (merienda si) (cena si))" calcext:value-type="string">
            <text:p>(alimento (id 29) (nombre yogur-descr-saborizado) (grupo 1) (tipo plasticos) (racion 200) (kcal 34) (proteinas 3,6) (grasas 0,05) (hidratos 4,4) (desayuno si) (almuerzo si) (comida si) (merienda si) (cena si))</text:p>
          </table:table-cell>
          <table:table-cell table:formula="of:=SUBSTITUTE([.V30];&quot;,&quot;;&quot;.&quot;)" office:value-type="string" office:string-value="(alimento (id 29) (nombre yogur-descr-saborizado) (grupo 1) (tipo plasticos) (racion 200) (kcal 34) (proteinas 3.6) (grasas 0.05) (hidratos 4.4) (desayuno si) (almuerzo si) (comida si) (merienda si) (cena si))" calcext:value-type="string">
            <text:p>(alimento (id 29) (nombre yogur-descr-saborizado) (grupo 1) (tipo plasticos) (racion 200) (kcal 34) (proteinas 3.6) (grasas 0.05) (hidratos 4.4) (desayuno si) (almuerzo si) (comida si) (merienda si) (cena si)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descr saborizad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31]*[.L31]/100" office:value-type="float" office:value="34" calcext:value-type="float">
            <text:p>34</text:p>
          </table:table-cell>
          <table:table-cell table:style-name="ce19" table:formula="of:=[.K31]*[.M31]*4/100" office:value-type="float" office:value="14.4" calcext:value-type="float">
            <text:p>14,4</text:p>
          </table:table-cell>
          <table:table-cell table:style-name="ce19" table:formula="of:=[.K31]*[.O31]*4/100" office:value-type="float" office:value="17.6" calcext:value-type="float">
            <text:p>17,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4" calcext:value-type="float">
            <text:p>34</text:p>
          </table:table-cell>
          <table:table-cell table:style-name="ce23" office:value-type="float" office:value="3.6" calcext:value-type="float">
            <text:p>3.6</text:p>
          </table:table-cell>
          <table:table-cell table:style-name="ce23" office:value-type="float" office:value="0.05" calcext:value-type="float">
            <text:p>0.05</text:p>
          </table:table-cell>
          <table:table-cell table:style-name="ce23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1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B31];&quot;) (nombre &quot;;[.U31];&quot;) (grupo &quot;;[.E31];&quot;) (tipo &quot;;[.G31];&quot;) (racion &quot;;[.K31];&quot;) (kcal &quot;;[.L31];&quot;) (proteinas &quot;;[.M31];&quot;) (grasas &quot;;[.N31];&quot;) (hidratos &quot;;[.O31];&quot;) (desayuno &quot;;[.P31];&quot;) (almuerzo &quot;;[.Q31];&quot;) (comida &quot;;[.R31];&quot;) (merienda &quot;;[.S31];&quot;) (cena &quot;;[.T31];&quot;))&quot;)" office:value-type="string" office:string-value="(alimento (id 30) (nombre yogur-descr-saborizado) (grupo 1) (tipo plasticos) (racion 100) (kcal 34) (proteinas 3,6) (grasas 0,05) (hidratos 4,4) (desayuno si) (almuerzo si) (comida si) (merienda si) (cena si))" calcext:value-type="string">
            <text:p>(alimento (id 30) (nombre yogur-descr-saborizado) (grupo 1) (tipo plasticos) (racion 100) (kcal 34) (proteinas 3,6) (grasas 0,05) (hidratos 4,4) (desayuno si) (almuerzo si) (comida si) (merienda si) (cena si))</text:p>
          </table:table-cell>
          <table:table-cell table:formula="of:=SUBSTITUTE([.V31];&quot;,&quot;;&quot;.&quot;)" office:value-type="string" office:string-value="(alimento (id 30) (nombre yogur-descr-saborizado) (grupo 1) (tipo plasticos) (racion 100) (kcal 34) (proteinas 3.6) (grasas 0.05) (hidratos 4.4) (desayuno si) (almuerzo si) (comida si) (merienda si) (cena si))" calcext:value-type="string">
            <text:p>(alimento (id 30) (nombre yogur-descr-saborizado) (grupo 1) (tipo plasticos) (racion 100) (kcal 34) (proteinas 3.6) (grasas 0.05) (hidratos 4.4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Leche desnatada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32]*[.L32]/100" office:value-type="float" office:value="57.75" calcext:value-type="float">
            <text:p>57,75</text:p>
          </table:table-cell>
          <table:table-cell table:style-name="ce19" table:formula="of:=[.K32]*[.M32]*4/100" office:value-type="float" office:value="23.8" calcext:value-type="float">
            <text:p>23,8</text:p>
          </table:table-cell>
          <table:table-cell table:style-name="ce19" table:formula="of:=[.K32]*[.O32]*4/100" office:value-type="float" office:value="32.9" calcext:value-type="float">
            <text:p>32,9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33" calcext:value-type="float">
            <text:p>33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2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B32];&quot;) (nombre &quot;;[.U32];&quot;) (grupo &quot;;[.E32];&quot;) (tipo &quot;;[.G32];&quot;) (racion &quot;;[.K32];&quot;) (kcal &quot;;[.L32];&quot;) (proteinas &quot;;[.M32];&quot;) (grasas &quot;;[.N32];&quot;) (hidratos &quot;;[.O32];&quot;) (desayuno &quot;;[.P32];&quot;) (almuerzo &quot;;[.Q32];&quot;) (comida &quot;;[.R32];&quot;) (merienda &quot;;[.S32];&quot;) (cena &quot;;[.T32];&quot;))&quot;)" office:value-type="string" office:string-value="(alimento (id 31) (nombre leche-desnatada) (grupo 1) (tipo plasticos) (racion 175) (kcal 33) (proteinas 3,4) (grasas 0,2) (hidratos 4,7) (desayuno si) (almuerzo no) (comida no) (merienda no) (cena no))" calcext:value-type="string">
            <text:p>(alimento (id 31) (nombre leche-desnatada) (grupo 1) (tipo plasticos) (racion 175) (kcal 33) (proteinas 3,4) (grasas 0,2) (hidratos 4,7) (desayuno si) (almuerzo no) (comida no) (merienda no) (cena no))</text:p>
          </table:table-cell>
          <table:table-cell table:formula="of:=SUBSTITUTE([.V32];&quot;,&quot;;&quot;.&quot;)" office:value-type="string" office:string-value="(alimento (id 31) (nombre leche-desnatada) (grupo 1) (tipo plasticos) (racion 175) (kcal 33) (proteinas 3.4) (grasas 0.2) (hidratos 4.7) (desayuno si) (almuerzo no) (comida no) (merienda no) (cena no))" calcext:value-type="string">
            <text:p>(alimento (id 31) (nombre leche-desnatada) (grupo 1) (tipo plasticos) (racion 175) (kcal 33) (proteinas 3.4) (grasas 0.2) (hidratos 4.7) (desayuno si) (almuerzo no) (comida no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Leche desnatada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33]*[.L33]/100" office:value-type="float" office:value="41.25" calcext:value-type="float">
            <text:p>41,25</text:p>
          </table:table-cell>
          <table:table-cell table:style-name="ce19" table:formula="of:=[.K33]*[.M33]*4/100" office:value-type="float" office:value="17" calcext:value-type="float">
            <text:p>17</text:p>
          </table:table-cell>
          <table:table-cell table:style-name="ce19" table:formula="of:=[.K33]*[.O33]*4/100" office:value-type="float" office:value="23.5" calcext:value-type="float">
            <text:p>23,5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33" calcext:value-type="float">
            <text:p>33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3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B33];&quot;) (nombre &quot;;[.U33];&quot;) (grupo &quot;;[.E33];&quot;) (tipo &quot;;[.G33];&quot;) (racion &quot;;[.K33];&quot;) (kcal &quot;;[.L33];&quot;) (proteinas &quot;;[.M33];&quot;) (grasas &quot;;[.N33];&quot;) (hidratos &quot;;[.O33];&quot;) (desayuno &quot;;[.P33];&quot;) (almuerzo &quot;;[.Q33];&quot;) (comida &quot;;[.R33];&quot;) (merienda &quot;;[.S33];&quot;) (cena &quot;;[.T33];&quot;))&quot;)" office:value-type="string" office:string-value="(alimento (id 32) (nombre leche-desnatada) (grupo 1) (tipo plasticos) (racion 125) (kcal 33) (proteinas 3,4) (grasas 0,2) (hidratos 4,7) (desayuno si) (almuerzo no) (comida no) (merienda no) (cena no))" calcext:value-type="string">
            <text:p>(alimento (id 32) (nombre leche-desnatada) (grupo 1) (tipo plasticos) (racion 125) (kcal 33) (proteinas 3,4) (grasas 0,2) (hidratos 4,7) (desayuno si) (almuerzo no) (comida no) (merienda no) (cena no))</text:p>
          </table:table-cell>
          <table:table-cell table:formula="of:=SUBSTITUTE([.V33];&quot;,&quot;;&quot;.&quot;)" office:value-type="string" office:string-value="(alimento (id 32) (nombre leche-desnatada) (grupo 1) (tipo plasticos) (racion 125) (kcal 33) (proteinas 3.4) (grasas 0.2) (hidratos 4.7) (desayuno si) (almuerzo no) (comida no) (merienda no) (cena no))" calcext:value-type="string">
            <text:p>(alimento (id 32) (nombre leche-desnatada) (grupo 1) (tipo plasticos) (racion 125) (kcal 33) (proteinas 3.4) (grasas 0.2) (hidratos 4.7) (desayuno si) (almuerzo no) (comida no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Leche desnatada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34]*[.L34]/100" office:value-type="float" office:value="49.5" calcext:value-type="float">
            <text:p>49,5</text:p>
          </table:table-cell>
          <table:table-cell table:style-name="ce19" table:formula="of:=[.K34]*[.M34]*4/100" office:value-type="float" office:value="20.4" calcext:value-type="float">
            <text:p>20,4</text:p>
          </table:table-cell>
          <table:table-cell table:style-name="ce19" table:formula="of:=[.K34]*[.O34]*4/100" office:value-type="float" office:value="28.2" calcext:value-type="float">
            <text:p>28,2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33" calcext:value-type="float">
            <text:p>33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4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B34];&quot;) (nombre &quot;;[.U34];&quot;) (grupo &quot;;[.E34];&quot;) (tipo &quot;;[.G34];&quot;) (racion &quot;;[.K34];&quot;) (kcal &quot;;[.L34];&quot;) (proteinas &quot;;[.M34];&quot;) (grasas &quot;;[.N34];&quot;) (hidratos &quot;;[.O34];&quot;) (desayuno &quot;;[.P34];&quot;) (almuerzo &quot;;[.Q34];&quot;) (comida &quot;;[.R34];&quot;) (merienda &quot;;[.S34];&quot;) (cena &quot;;[.T34];&quot;))&quot;)" office:value-type="string" office:string-value="(alimento (id 33) (nombre leche-desnatada) (grupo 1) (tipo plasticos) (racion 150) (kcal 33) (proteinas 3,4) (grasas 0,2) (hidratos 4,7) (desayuno si) (almuerzo no) (comida no) (merienda no) (cena no))" calcext:value-type="string">
            <text:p>(alimento (id 33) (nombre leche-desnatada) (grupo 1) (tipo plasticos) (racion 150) (kcal 33) (proteinas 3,4) (grasas 0,2) (hidratos 4,7) (desayuno si) (almuerzo no) (comida no) (merienda no) (cena no))</text:p>
          </table:table-cell>
          <table:table-cell table:formula="of:=SUBSTITUTE([.V34];&quot;,&quot;;&quot;.&quot;)" office:value-type="string" office:string-value="(alimento (id 33) (nombre leche-desnatada) (grupo 1) (tipo plasticos) (racion 150) (kcal 33) (proteinas 3.4) (grasas 0.2) (hidratos 4.7) (desayuno si) (almuerzo no) (comida no) (merienda no) (cena no))" calcext:value-type="string">
            <text:p>(alimento (id 33) (nombre leche-desnatada) (grupo 1) (tipo plasticos) (racion 150) (kcal 33) (proteinas 3.4) (grasas 0.2) (hidratos 4.7) (desayuno si) (almuerzo no) (comida no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Leche desnatada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35]*[.L35]/100" office:value-type="float" office:value="33" calcext:value-type="float">
            <text:p>33</text:p>
          </table:table-cell>
          <table:table-cell table:style-name="ce19" table:formula="of:=[.K35]*[.M35]*4/100" office:value-type="float" office:value="13.6" calcext:value-type="float">
            <text:p>13,6</text:p>
          </table:table-cell>
          <table:table-cell table:style-name="ce19" table:formula="of:=[.K35]*[.O35]*4/100" office:value-type="float" office:value="18.8" calcext:value-type="float">
            <text:p>18,8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3" calcext:value-type="float">
            <text:p>33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5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B35];&quot;) (nombre &quot;;[.U35];&quot;) (grupo &quot;;[.E35];&quot;) (tipo &quot;;[.G35];&quot;) (racion &quot;;[.K35];&quot;) (kcal &quot;;[.L35];&quot;) (proteinas &quot;;[.M35];&quot;) (grasas &quot;;[.N35];&quot;) (hidratos &quot;;[.O35];&quot;) (desayuno &quot;;[.P35];&quot;) (almuerzo &quot;;[.Q35];&quot;) (comida &quot;;[.R35];&quot;) (merienda &quot;;[.S35];&quot;) (cena &quot;;[.T35];&quot;))&quot;)" office:value-type="string" office:string-value="(alimento (id 34) (nombre leche-desnatada) (grupo 1) (tipo plasticos) (racion 100) (kcal 33) (proteinas 3,4) (grasas 0,2) (hidratos 4,7) (desayuno si) (almuerzo no) (comida no) (merienda no) (cena no))" calcext:value-type="string">
            <text:p>(alimento (id 34) (nombre leche-desnatada) (grupo 1) (tipo plasticos) (racion 100) (kcal 33) (proteinas 3,4) (grasas 0,2) (hidratos 4,7) (desayuno si) (almuerzo no) (comida no) (merienda no) (cena no))</text:p>
          </table:table-cell>
          <table:table-cell table:formula="of:=SUBSTITUTE([.V35];&quot;,&quot;;&quot;.&quot;)" office:value-type="string" office:string-value="(alimento (id 34) (nombre leche-desnatada) (grupo 1) (tipo plasticos) (racion 100) (kcal 33) (proteinas 3.4) (grasas 0.2) (hidratos 4.7) (desayuno si) (almuerzo no) (comida no) (merienda no) (cena no))" calcext:value-type="string">
            <text:p>(alimento (id 34) (nombre leche-desnatada) (grupo 1) (tipo plasticos) (racion 100) (kcal 33) (proteinas 3.4) (grasas 0.2) (hidratos 4.7) (desayuno si) (almuerzo no) (comida no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Leche desnatada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36]*[.L36]/100" office:value-type="float" office:value="66" calcext:value-type="float">
            <text:p>66</text:p>
          </table:table-cell>
          <table:table-cell table:style-name="ce19" table:formula="of:=[.K36]*[.M36]*4/100" office:value-type="float" office:value="27.2" calcext:value-type="float">
            <text:p>27,2</text:p>
          </table:table-cell>
          <table:table-cell table:style-name="ce19" table:formula="of:=[.K36]*[.O36]*4/100" office:value-type="float" office:value="37.6" calcext:value-type="float">
            <text:p>37,6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33" calcext:value-type="float">
            <text:p>33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6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B36];&quot;) (nombre &quot;;[.U36];&quot;) (grupo &quot;;[.E36];&quot;) (tipo &quot;;[.G36];&quot;) (racion &quot;;[.K36];&quot;) (kcal &quot;;[.L36];&quot;) (proteinas &quot;;[.M36];&quot;) (grasas &quot;;[.N36];&quot;) (hidratos &quot;;[.O36];&quot;) (desayuno &quot;;[.P36];&quot;) (almuerzo &quot;;[.Q36];&quot;) (comida &quot;;[.R36];&quot;) (merienda &quot;;[.S36];&quot;) (cena &quot;;[.T36];&quot;))&quot;)" office:value-type="string" office:string-value="(alimento (id 35) (nombre leche-desnatada) (grupo 1) (tipo plasticos) (racion 200) (kcal 33) (proteinas 3,4) (grasas 0,2) (hidratos 4,7) (desayuno si) (almuerzo no) (comida no) (merienda no) (cena no))" calcext:value-type="string">
            <text:p>(alimento (id 35) (nombre leche-desnatada) (grupo 1) (tipo plasticos) (racion 200) (kcal 33) (proteinas 3,4) (grasas 0,2) (hidratos 4,7) (desayuno si) (almuerzo no) (comida no) (merienda no) (cena no))</text:p>
          </table:table-cell>
          <table:table-cell table:formula="of:=SUBSTITUTE([.V36];&quot;,&quot;;&quot;.&quot;)" office:value-type="string" office:string-value="(alimento (id 35) (nombre leche-desnatada) (grupo 1) (tipo plasticos) (racion 200) (kcal 33) (proteinas 3.4) (grasas 0.2) (hidratos 4.7) (desayuno si) (almuerzo no) (comida no) (merienda no) (cena no))" calcext:value-type="string">
            <text:p>(alimento (id 35) (nombre leche-desnatada) (grupo 1) (tipo plasticos) (racion 200) (kcal 33) (proteinas 3.4) (grasas 0.2) (hidratos 4.7) (desayuno si) (almuerzo no) (comida no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desnatad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37]*[.L37]/100" office:value-type="float" office:value="54" calcext:value-type="float">
            <text:p>54</text:p>
          </table:table-cell>
          <table:table-cell table:style-name="ce19" table:formula="of:=[.K37]*[.M37]*4/100" office:value-type="float" office:value="19.8" calcext:value-type="float">
            <text:p>19,8</text:p>
          </table:table-cell>
          <table:table-cell table:style-name="ce19" table:formula="of:=[.K37]*[.O37]*4/100" office:value-type="float" office:value="24" calcext:value-type="float">
            <text:p>2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36" calcext:value-type="float">
            <text:p>36</text:p>
          </table:table-cell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7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B37];&quot;) (nombre &quot;;[.U37];&quot;) (grupo &quot;;[.E37];&quot;) (tipo &quot;;[.G37];&quot;) (racion &quot;;[.K37];&quot;) (kcal &quot;;[.L37];&quot;) (proteinas &quot;;[.M37];&quot;) (grasas &quot;;[.N37];&quot;) (hidratos &quot;;[.O37];&quot;) (desayuno &quot;;[.P37];&quot;) (almuerzo &quot;;[.Q37];&quot;) (comida &quot;;[.R37];&quot;) (merienda &quot;;[.S37];&quot;) (cena &quot;;[.T37];&quot;))&quot;)" office:value-type="string" office:string-value="(alimento (id 36) (nombre yogur-desnatado) (grupo 1) (tipo plasticos) (racion 150) (kcal 36) (proteinas 3,3) (grasas 0,9) (hidratos 4) (desayuno si) (almuerzo si) (comida si) (merienda si) (cena si))" calcext:value-type="string">
            <text:p>(alimento (id 36) (nombre yogur-desnatado) (grupo 1) (tipo plasticos) (racion 150) (kcal 36) (proteinas 3,3) (grasas 0,9) (hidratos 4) (desayuno si) (almuerzo si) (comida si) (merienda si) (cena si))</text:p>
          </table:table-cell>
          <table:table-cell table:formula="of:=SUBSTITUTE([.V37];&quot;,&quot;;&quot;.&quot;)" office:value-type="string" office:string-value="(alimento (id 36) (nombre yogur-desnatado) (grupo 1) (tipo plasticos) (racion 150) (kcal 36) (proteinas 3.3) (grasas 0.9) (hidratos 4) (desayuno si) (almuerzo si) (comida si) (merienda si) (cena si))" calcext:value-type="string">
            <text:p>(alimento (id 36) (nombre yogur-desnatado) (grupo 1) (tipo plasticos) (racion 150) (kcal 36) (proteinas 3.3) (grasas 0.9) (hidratos 4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desnatad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38]*[.L38]/100" office:value-type="float" office:value="45" calcext:value-type="float">
            <text:p>45</text:p>
          </table:table-cell>
          <table:table-cell table:style-name="ce19" table:formula="of:=[.K38]*[.M38]*4/100" office:value-type="float" office:value="16.5" calcext:value-type="float">
            <text:p>16,5</text:p>
          </table:table-cell>
          <table:table-cell table:style-name="ce19" table:formula="of:=[.K38]*[.O38]*4/100" office:value-type="float" office:value="20" calcext:value-type="float">
            <text:p>2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36" calcext:value-type="float">
            <text:p>36</text:p>
          </table:table-cell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8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B38];&quot;) (nombre &quot;;[.U38];&quot;) (grupo &quot;;[.E38];&quot;) (tipo &quot;;[.G38];&quot;) (racion &quot;;[.K38];&quot;) (kcal &quot;;[.L38];&quot;) (proteinas &quot;;[.M38];&quot;) (grasas &quot;;[.N38];&quot;) (hidratos &quot;;[.O38];&quot;) (desayuno &quot;;[.P38];&quot;) (almuerzo &quot;;[.Q38];&quot;) (comida &quot;;[.R38];&quot;) (merienda &quot;;[.S38];&quot;) (cena &quot;;[.T38];&quot;))&quot;)" office:value-type="string" office:string-value="(alimento (id 37) (nombre yogur-desnatado) (grupo 1) (tipo plasticos) (racion 125) (kcal 36) (proteinas 3,3) (grasas 0,9) (hidratos 4) (desayuno si) (almuerzo si) (comida si) (merienda si) (cena si))" calcext:value-type="string">
            <text:p>(alimento (id 37) (nombre yogur-desnatado) (grupo 1) (tipo plasticos) (racion 125) (kcal 36) (proteinas 3,3) (grasas 0,9) (hidratos 4) (desayuno si) (almuerzo si) (comida si) (merienda si) (cena si))</text:p>
          </table:table-cell>
          <table:table-cell table:formula="of:=SUBSTITUTE([.V38];&quot;,&quot;;&quot;.&quot;)" office:value-type="string" office:string-value="(alimento (id 37) (nombre yogur-desnatado) (grupo 1) (tipo plasticos) (racion 125) (kcal 36) (proteinas 3.3) (grasas 0.9) (hidratos 4) (desayuno si) (almuerzo si) (comida si) (merienda si) (cena si))" calcext:value-type="string">
            <text:p>(alimento (id 37) (nombre yogur-desnatado) (grupo 1) (tipo plasticos) (racion 125) (kcal 36) (proteinas 3.3) (grasas 0.9) (hidratos 4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desnatad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39]*[.L39]/100" office:value-type="float" office:value="18" calcext:value-type="float">
            <text:p>18</text:p>
          </table:table-cell>
          <table:table-cell table:style-name="ce19" table:formula="of:=[.K39]*[.M39]*4/100" office:value-type="float" office:value="6.6" calcext:value-type="float">
            <text:p>6,6</text:p>
          </table:table-cell>
          <table:table-cell table:style-name="ce19" table:formula="of:=[.K39]*[.O39]*4/100" office:value-type="float" office:value="8" calcext:value-type="float">
            <text:p>8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6" calcext:value-type="float">
            <text:p>36</text:p>
          </table:table-cell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9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B39];&quot;) (nombre &quot;;[.U39];&quot;) (grupo &quot;;[.E39];&quot;) (tipo &quot;;[.G39];&quot;) (racion &quot;;[.K39];&quot;) (kcal &quot;;[.L39];&quot;) (proteinas &quot;;[.M39];&quot;) (grasas &quot;;[.N39];&quot;) (hidratos &quot;;[.O39];&quot;) (desayuno &quot;;[.P39];&quot;) (almuerzo &quot;;[.Q39];&quot;) (comida &quot;;[.R39];&quot;) (merienda &quot;;[.S39];&quot;) (cena &quot;;[.T39];&quot;))&quot;)" office:value-type="string" office:string-value="(alimento (id 38) (nombre yogur-desnatado) (grupo 1) (tipo plasticos) (racion 50) (kcal 36) (proteinas 3,3) (grasas 0,9) (hidratos 4) (desayuno si) (almuerzo si) (comida si) (merienda si) (cena si))" calcext:value-type="string">
            <text:p>(alimento (id 38) (nombre yogur-desnatado) (grupo 1) (tipo plasticos) (racion 50) (kcal 36) (proteinas 3,3) (grasas 0,9) (hidratos 4) (desayuno si) (almuerzo si) (comida si) (merienda si) (cena si))</text:p>
          </table:table-cell>
          <table:table-cell table:formula="of:=SUBSTITUTE([.V39];&quot;,&quot;;&quot;.&quot;)" office:value-type="string" office:string-value="(alimento (id 38) (nombre yogur-desnatado) (grupo 1) (tipo plasticos) (racion 50) (kcal 36) (proteinas 3.3) (grasas 0.9) (hidratos 4) (desayuno si) (almuerzo si) (comida si) (merienda si) (cena si))" calcext:value-type="string">
            <text:p>(alimento (id 38) (nombre yogur-desnatado) (grupo 1) (tipo plasticos) (racion 50) (kcal 36) (proteinas 3.3) (grasas 0.9) (hidratos 4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desnatad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40]*[.L40]/100" office:value-type="float" office:value="72" calcext:value-type="float">
            <text:p>72</text:p>
          </table:table-cell>
          <table:table-cell table:style-name="ce19" table:formula="of:=[.K40]*[.M40]*4/100" office:value-type="float" office:value="26.4" calcext:value-type="float">
            <text:p>26,4</text:p>
          </table:table-cell>
          <table:table-cell table:style-name="ce19" table:formula="of:=[.K40]*[.O40]*4/100" office:value-type="float" office:value="32" calcext:value-type="float">
            <text:p>32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36" calcext:value-type="float">
            <text:p>36</text:p>
          </table:table-cell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0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B40];&quot;) (nombre &quot;;[.U40];&quot;) (grupo &quot;;[.E40];&quot;) (tipo &quot;;[.G40];&quot;) (racion &quot;;[.K40];&quot;) (kcal &quot;;[.L40];&quot;) (proteinas &quot;;[.M40];&quot;) (grasas &quot;;[.N40];&quot;) (hidratos &quot;;[.O40];&quot;) (desayuno &quot;;[.P40];&quot;) (almuerzo &quot;;[.Q40];&quot;) (comida &quot;;[.R40];&quot;) (merienda &quot;;[.S40];&quot;) (cena &quot;;[.T40];&quot;))&quot;)" office:value-type="string" office:string-value="(alimento (id 39) (nombre yogur-desnatado) (grupo 1) (tipo plasticos) (racion 200) (kcal 36) (proteinas 3,3) (grasas 0,9) (hidratos 4) (desayuno si) (almuerzo si) (comida si) (merienda si) (cena si))" calcext:value-type="string">
            <text:p>(alimento (id 39) (nombre yogur-desnatado) (grupo 1) (tipo plasticos) (racion 200) (kcal 36) (proteinas 3,3) (grasas 0,9) (hidratos 4) (desayuno si) (almuerzo si) (comida si) (merienda si) (cena si))</text:p>
          </table:table-cell>
          <table:table-cell table:formula="of:=SUBSTITUTE([.V40];&quot;,&quot;;&quot;.&quot;)" office:value-type="string" office:string-value="(alimento (id 39) (nombre yogur-desnatado) (grupo 1) (tipo plasticos) (racion 200) (kcal 36) (proteinas 3.3) (grasas 0.9) (hidratos 4) (desayuno si) (almuerzo si) (comida si) (merienda si) (cena si))" calcext:value-type="string">
            <text:p>(alimento (id 39) (nombre yogur-desnatado) (grupo 1) (tipo plasticos) (racion 200) (kcal 36) (proteinas 3.3) (grasas 0.9) (hidratos 4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desnatado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41]*[.L41]/100" office:value-type="float" office:value="36" calcext:value-type="float">
            <text:p>36</text:p>
          </table:table-cell>
          <table:table-cell table:style-name="ce19" table:formula="of:=[.K41]*[.M41]*4/100" office:value-type="float" office:value="13.2" calcext:value-type="float">
            <text:p>13,2</text:p>
          </table:table-cell>
          <table:table-cell table:style-name="ce19" table:formula="of:=[.K41]*[.O41]*4/100" office:value-type="float" office:value="16" calcext:value-type="float">
            <text:p>1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6" calcext:value-type="float">
            <text:p>36</text:p>
          </table:table-cell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1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B41];&quot;) (nombre &quot;;[.U41];&quot;) (grupo &quot;;[.E41];&quot;) (tipo &quot;;[.G41];&quot;) (racion &quot;;[.K41];&quot;) (kcal &quot;;[.L41];&quot;) (proteinas &quot;;[.M41];&quot;) (grasas &quot;;[.N41];&quot;) (hidratos &quot;;[.O41];&quot;) (desayuno &quot;;[.P41];&quot;) (almuerzo &quot;;[.Q41];&quot;) (comida &quot;;[.R41];&quot;) (merienda &quot;;[.S41];&quot;) (cena &quot;;[.T41];&quot;))&quot;)" office:value-type="string" office:string-value="(alimento (id 40) (nombre yogur-desnatado) (grupo 1) (tipo plasticos) (racion 100) (kcal 36) (proteinas 3,3) (grasas 0,9) (hidratos 4) (desayuno si) (almuerzo si) (comida si) (merienda si) (cena si))" calcext:value-type="string">
            <text:p>(alimento (id 40) (nombre yogur-desnatado) (grupo 1) (tipo plasticos) (racion 100) (kcal 36) (proteinas 3,3) (grasas 0,9) (hidratos 4) (desayuno si) (almuerzo si) (comida si) (merienda si) (cena si))</text:p>
          </table:table-cell>
          <table:table-cell table:formula="of:=SUBSTITUTE([.V41];&quot;,&quot;;&quot;.&quot;)" office:value-type="string" office:string-value="(alimento (id 40) (nombre yogur-desnatado) (grupo 1) (tipo plasticos) (racion 100) (kcal 36) (proteinas 3.3) (grasas 0.9) (hidratos 4) (desayuno si) (almuerzo si) (comida si) (merienda si) (cena si))" calcext:value-type="string">
            <text:p>(alimento (id 40) (nombre yogur-desnatado) (grupo 1) (tipo plasticos) (racion 100) (kcal 36) (proteinas 3.3) (grasas 0.9) (hidratos 4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con cereales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42]*[.L42]/100" office:value-type="float" office:value="60" calcext:value-type="float">
            <text:p>60</text:p>
          </table:table-cell>
          <table:table-cell table:style-name="ce19" table:formula="of:=[.K42]*[.M42]*4/100" office:value-type="float" office:value="15" calcext:value-type="float">
            <text:p>15</text:p>
          </table:table-cell>
          <table:table-cell table:style-name="ce19" table:formula="of:=[.K42]*[.O42]*4/100" office:value-type="float" office:value="45" calcext:value-type="float">
            <text:p>45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48" calcext:value-type="float">
            <text:p>4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.05" calcext:value-type="float">
            <text:p>0.05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2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B42];&quot;) (nombre &quot;;[.U42];&quot;) (grupo &quot;;[.E42];&quot;) (tipo &quot;;[.G42];&quot;) (racion &quot;;[.K42];&quot;) (kcal &quot;;[.L42];&quot;) (proteinas &quot;;[.M42];&quot;) (grasas &quot;;[.N42];&quot;) (hidratos &quot;;[.O42];&quot;) (desayuno &quot;;[.P42];&quot;) (almuerzo &quot;;[.Q42];&quot;) (comida &quot;;[.R42];&quot;) (merienda &quot;;[.S42];&quot;) (cena &quot;;[.T42];&quot;))&quot;)" office:value-type="string" office:string-value="(alimento (id 41) (nombre yogur-con-cereales) (grupo 1) (tipo plasticos) (racion 125) (kcal 48) (proteinas 3) (grasas 0,05) (hidratos 9) (desayuno si) (almuerzo si) (comida si) (merienda si) (cena si))" calcext:value-type="string">
            <text:p>(alimento (id 41) (nombre yogur-con-cereales) (grupo 1) (tipo plasticos) (racion 125) (kcal 48) (proteinas 3) (grasas 0,05) (hidratos 9) (desayuno si) (almuerzo si) (comida si) (merienda si) (cena si))</text:p>
          </table:table-cell>
          <table:table-cell table:formula="of:=SUBSTITUTE([.V42];&quot;,&quot;;&quot;.&quot;)" office:value-type="string" office:string-value="(alimento (id 41) (nombre yogur-con-cereales) (grupo 1) (tipo plasticos) (racion 125) (kcal 48) (proteinas 3) (grasas 0.05) (hidratos 9) (desayuno si) (almuerzo si) (comida si) (merienda si) (cena si))" calcext:value-type="string">
            <text:p>(alimento (id 41) (nombre yogur-con-cereales) (grupo 1) (tipo plasticos) (racion 125) (kcal 48) (proteinas 3) (grasas 0.05) (hidratos 9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con cereales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43]*[.L43]/100" office:value-type="float" office:value="24" calcext:value-type="float">
            <text:p>24</text:p>
          </table:table-cell>
          <table:table-cell table:style-name="ce19" table:formula="of:=[.K43]*[.M43]*4/100" office:value-type="float" office:value="6" calcext:value-type="float">
            <text:p>6</text:p>
          </table:table-cell>
          <table:table-cell table:style-name="ce19" table:formula="of:=[.K43]*[.O43]*4/100" office:value-type="float" office:value="18" calcext:value-type="float">
            <text:p>18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8" calcext:value-type="float">
            <text:p>4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.05" calcext:value-type="float">
            <text:p>0.05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3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B43];&quot;) (nombre &quot;;[.U43];&quot;) (grupo &quot;;[.E43];&quot;) (tipo &quot;;[.G43];&quot;) (racion &quot;;[.K43];&quot;) (kcal &quot;;[.L43];&quot;) (proteinas &quot;;[.M43];&quot;) (grasas &quot;;[.N43];&quot;) (hidratos &quot;;[.O43];&quot;) (desayuno &quot;;[.P43];&quot;) (almuerzo &quot;;[.Q43];&quot;) (comida &quot;;[.R43];&quot;) (merienda &quot;;[.S43];&quot;) (cena &quot;;[.T43];&quot;))&quot;)" office:value-type="string" office:string-value="(alimento (id 42) (nombre yogur-con-cereales) (grupo 1) (tipo plasticos) (racion 50) (kcal 48) (proteinas 3) (grasas 0,05) (hidratos 9) (desayuno si) (almuerzo si) (comida si) (merienda si) (cena si))" calcext:value-type="string">
            <text:p>(alimento (id 42) (nombre yogur-con-cereales) (grupo 1) (tipo plasticos) (racion 50) (kcal 48) (proteinas 3) (grasas 0,05) (hidratos 9) (desayuno si) (almuerzo si) (comida si) (merienda si) (cena si))</text:p>
          </table:table-cell>
          <table:table-cell table:formula="of:=SUBSTITUTE([.V43];&quot;,&quot;;&quot;.&quot;)" office:value-type="string" office:string-value="(alimento (id 42) (nombre yogur-con-cereales) (grupo 1) (tipo plasticos) (racion 50) (kcal 48) (proteinas 3) (grasas 0.05) (hidratos 9) (desayuno si) (almuerzo si) (comida si) (merienda si) (cena si))" calcext:value-type="string">
            <text:p>(alimento (id 42) (nombre yogur-con-cereales) (grupo 1) (tipo plasticos) (racion 50) (kcal 48) (proteinas 3) (grasas 0.05) (hidratos 9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con cereales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44]*[.L44]/100" office:value-type="float" office:value="72" calcext:value-type="float">
            <text:p>72</text:p>
          </table:table-cell>
          <table:table-cell table:style-name="ce19" table:formula="of:=[.K44]*[.M44]*4/100" office:value-type="float" office:value="18" calcext:value-type="float">
            <text:p>18</text:p>
          </table:table-cell>
          <table:table-cell table:style-name="ce19" table:formula="of:=[.K44]*[.O44]*4/100" office:value-type="float" office:value="54" calcext:value-type="float">
            <text:p>5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48" calcext:value-type="float">
            <text:p>4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.05" calcext:value-type="float">
            <text:p>0.05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4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B44];&quot;) (nombre &quot;;[.U44];&quot;) (grupo &quot;;[.E44];&quot;) (tipo &quot;;[.G44];&quot;) (racion &quot;;[.K44];&quot;) (kcal &quot;;[.L44];&quot;) (proteinas &quot;;[.M44];&quot;) (grasas &quot;;[.N44];&quot;) (hidratos &quot;;[.O44];&quot;) (desayuno &quot;;[.P44];&quot;) (almuerzo &quot;;[.Q44];&quot;) (comida &quot;;[.R44];&quot;) (merienda &quot;;[.S44];&quot;) (cena &quot;;[.T44];&quot;))&quot;)" office:value-type="string" office:string-value="(alimento (id 43) (nombre yogur-con-cereales) (grupo 1) (tipo plasticos) (racion 150) (kcal 48) (proteinas 3) (grasas 0,05) (hidratos 9) (desayuno si) (almuerzo si) (comida si) (merienda si) (cena si))" calcext:value-type="string">
            <text:p>(alimento (id 43) (nombre yogur-con-cereales) (grupo 1) (tipo plasticos) (racion 150) (kcal 48) (proteinas 3) (grasas 0,05) (hidratos 9) (desayuno si) (almuerzo si) (comida si) (merienda si) (cena si))</text:p>
          </table:table-cell>
          <table:table-cell table:formula="of:=SUBSTITUTE([.V44];&quot;,&quot;;&quot;.&quot;)" office:value-type="string" office:string-value="(alimento (id 43) (nombre yogur-con-cereales) (grupo 1) (tipo plasticos) (racion 150) (kcal 48) (proteinas 3) (grasas 0.05) (hidratos 9) (desayuno si) (almuerzo si) (comida si) (merienda si) (cena si))" calcext:value-type="string">
            <text:p>(alimento (id 43) (nombre yogur-con-cereales) (grupo 1) (tipo plasticos) (racion 150) (kcal 48) (proteinas 3) (grasas 0.05) (hidratos 9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con cereales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45]*[.L45]/100" office:value-type="float" office:value="96" calcext:value-type="float">
            <text:p>96</text:p>
          </table:table-cell>
          <table:table-cell table:style-name="ce19" table:formula="of:=[.K45]*[.M45]*4/100" office:value-type="float" office:value="24" calcext:value-type="float">
            <text:p>24</text:p>
          </table:table-cell>
          <table:table-cell table:style-name="ce19" table:formula="of:=[.K45]*[.O45]*4/100" office:value-type="float" office:value="72" calcext:value-type="float">
            <text:p>72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48" calcext:value-type="float">
            <text:p>4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.05" calcext:value-type="float">
            <text:p>0.05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5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B45];&quot;) (nombre &quot;;[.U45];&quot;) (grupo &quot;;[.E45];&quot;) (tipo &quot;;[.G45];&quot;) (racion &quot;;[.K45];&quot;) (kcal &quot;;[.L45];&quot;) (proteinas &quot;;[.M45];&quot;) (grasas &quot;;[.N45];&quot;) (hidratos &quot;;[.O45];&quot;) (desayuno &quot;;[.P45];&quot;) (almuerzo &quot;;[.Q45];&quot;) (comida &quot;;[.R45];&quot;) (merienda &quot;;[.S45];&quot;) (cena &quot;;[.T45];&quot;))&quot;)" office:value-type="string" office:string-value="(alimento (id 44) (nombre yogur-con-cereales) (grupo 1) (tipo plasticos) (racion 200) (kcal 48) (proteinas 3) (grasas 0,05) (hidratos 9) (desayuno si) (almuerzo si) (comida si) (merienda si) (cena si))" calcext:value-type="string">
            <text:p>(alimento (id 44) (nombre yogur-con-cereales) (grupo 1) (tipo plasticos) (racion 200) (kcal 48) (proteinas 3) (grasas 0,05) (hidratos 9) (desayuno si) (almuerzo si) (comida si) (merienda si) (cena si))</text:p>
          </table:table-cell>
          <table:table-cell table:formula="of:=SUBSTITUTE([.V45];&quot;,&quot;;&quot;.&quot;)" office:value-type="string" office:string-value="(alimento (id 44) (nombre yogur-con-cereales) (grupo 1) (tipo plasticos) (racion 200) (kcal 48) (proteinas 3) (grasas 0.05) (hidratos 9) (desayuno si) (almuerzo si) (comida si) (merienda si) (cena si))" calcext:value-type="string">
            <text:p>(alimento (id 44) (nombre yogur-con-cereales) (grupo 1) (tipo plasticos) (racion 200) (kcal 48) (proteinas 3) (grasas 0.05) (hidratos 9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con cereales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46]*[.L46]/100" office:value-type="float" office:value="48" calcext:value-type="float">
            <text:p>48</text:p>
          </table:table-cell>
          <table:table-cell table:style-name="ce19" table:formula="of:=[.K46]*[.M46]*4/100" office:value-type="float" office:value="12" calcext:value-type="float">
            <text:p>12</text:p>
          </table:table-cell>
          <table:table-cell table:style-name="ce19" table:formula="of:=[.K46]*[.O46]*4/100" office:value-type="float" office:value="36" calcext:value-type="float">
            <text:p>3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48" calcext:value-type="float">
            <text:p>4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.05" calcext:value-type="float">
            <text:p>0.05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6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B46];&quot;) (nombre &quot;;[.U46];&quot;) (grupo &quot;;[.E46];&quot;) (tipo &quot;;[.G46];&quot;) (racion &quot;;[.K46];&quot;) (kcal &quot;;[.L46];&quot;) (proteinas &quot;;[.M46];&quot;) (grasas &quot;;[.N46];&quot;) (hidratos &quot;;[.O46];&quot;) (desayuno &quot;;[.P46];&quot;) (almuerzo &quot;;[.Q46];&quot;) (comida &quot;;[.R46];&quot;) (merienda &quot;;[.S46];&quot;) (cena &quot;;[.T46];&quot;))&quot;)" office:value-type="string" office:string-value="(alimento (id 45) (nombre yogur-con-cereales) (grupo 1) (tipo plasticos) (racion 100) (kcal 48) (proteinas 3) (grasas 0,05) (hidratos 9) (desayuno si) (almuerzo si) (comida si) (merienda si) (cena si))" calcext:value-type="string">
            <text:p>(alimento (id 45) (nombre yogur-con-cereales) (grupo 1) (tipo plasticos) (racion 100) (kcal 48) (proteinas 3) (grasas 0,05) (hidratos 9) (desayuno si) (almuerzo si) (comida si) (merienda si) (cena si))</text:p>
          </table:table-cell>
          <table:table-cell table:formula="of:=SUBSTITUTE([.V46];&quot;,&quot;;&quot;.&quot;)" office:value-type="string" office:string-value="(alimento (id 45) (nombre yogur-con-cereales) (grupo 1) (tipo plasticos) (racion 100) (kcal 48) (proteinas 3) (grasas 0.05) (hidratos 9) (desayuno si) (almuerzo si) (comida si) (merienda si) (cena si))" calcext:value-type="string">
            <text:p>(alimento (id 45) (nombre yogur-con-cereales) (grupo 1) (tipo plasticos) (racion 100) (kcal 48) (proteinas 3) (grasas 0.05) (hidratos 9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con frutas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47]*[.L47]/100" office:value-type="float" office:value="111.25" calcext:value-type="float">
            <text:p>111,25</text:p>
          </table:table-cell>
          <table:table-cell table:style-name="ce19" table:formula="of:=[.K47]*[.M47]*4/100" office:value-type="float" office:value="14" calcext:value-type="float">
            <text:p>14</text:p>
          </table:table-cell>
          <table:table-cell table:style-name="ce19" table:formula="of:=[.K47]*[.O47]*4/100" office:value-type="float" office:value="63" calcext:value-type="float">
            <text:p>63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89" calcext:value-type="float">
            <text:p>89</text:p>
          </table:table-cell>
          <table:table-cell table:style-name="ce23" office:value-type="float" office:value="2.8" calcext:value-type="float">
            <text:p>2.8</text:p>
          </table:table-cell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7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B47];&quot;) (nombre &quot;;[.U47];&quot;) (grupo &quot;;[.E47];&quot;) (tipo &quot;;[.G47];&quot;) (racion &quot;;[.K47];&quot;) (kcal &quot;;[.L47];&quot;) (proteinas &quot;;[.M47];&quot;) (grasas &quot;;[.N47];&quot;) (hidratos &quot;;[.O47];&quot;) (desayuno &quot;;[.P47];&quot;) (almuerzo &quot;;[.Q47];&quot;) (comida &quot;;[.R47];&quot;) (merienda &quot;;[.S47];&quot;) (cena &quot;;[.T47];&quot;))&quot;)" office:value-type="string" office:string-value="(alimento (id 46) (nombre yogur-con-frutas) (grupo 1) (tipo plasticos) (racion 125) (kcal 89) (proteinas 2,8) (grasas 3,3) (hidratos 12,6) (desayuno si) (almuerzo si) (comida si) (merienda si) (cena si))" calcext:value-type="string">
            <text:p>(alimento (id 46) (nombre yogur-con-frutas) (grupo 1) (tipo plasticos) (racion 125) (kcal 89) (proteinas 2,8) (grasas 3,3) (hidratos 12,6) (desayuno si) (almuerzo si) (comida si) (merienda si) (cena si))</text:p>
          </table:table-cell>
          <table:table-cell table:formula="of:=SUBSTITUTE([.V47];&quot;,&quot;;&quot;.&quot;)" office:value-type="string" office:string-value="(alimento (id 46) (nombre yogur-con-frutas) (grupo 1) (tipo plasticos) (racion 125) (kcal 89) (proteinas 2.8) (grasas 3.3) (hidratos 12.6) (desayuno si) (almuerzo si) (comida si) (merienda si) (cena si))" calcext:value-type="string">
            <text:p>(alimento (id 46) (nombre yogur-con-frutas) (grupo 1) (tipo plasticos) (racion 125) (kcal 89) (proteinas 2.8) (grasas 3.3) (hidratos 12.6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con frutas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48]*[.L48]/100" office:value-type="float" office:value="44.5" calcext:value-type="float">
            <text:p>44,5</text:p>
          </table:table-cell>
          <table:table-cell table:style-name="ce19" table:formula="of:=[.K48]*[.M48]*4/100" office:value-type="float" office:value="5.6" calcext:value-type="float">
            <text:p>5,6</text:p>
          </table:table-cell>
          <table:table-cell table:style-name="ce19" table:formula="of:=[.K48]*[.O48]*4/100" office:value-type="float" office:value="25.2" calcext:value-type="float">
            <text:p>25,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89" calcext:value-type="float">
            <text:p>89</text:p>
          </table:table-cell>
          <table:table-cell table:style-name="ce23" office:value-type="float" office:value="2.8" calcext:value-type="float">
            <text:p>2.8</text:p>
          </table:table-cell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8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B48];&quot;) (nombre &quot;;[.U48];&quot;) (grupo &quot;;[.E48];&quot;) (tipo &quot;;[.G48];&quot;) (racion &quot;;[.K48];&quot;) (kcal &quot;;[.L48];&quot;) (proteinas &quot;;[.M48];&quot;) (grasas &quot;;[.N48];&quot;) (hidratos &quot;;[.O48];&quot;) (desayuno &quot;;[.P48];&quot;) (almuerzo &quot;;[.Q48];&quot;) (comida &quot;;[.R48];&quot;) (merienda &quot;;[.S48];&quot;) (cena &quot;;[.T48];&quot;))&quot;)" office:value-type="string" office:string-value="(alimento (id 47) (nombre yogur-con-frutas) (grupo 1) (tipo plasticos) (racion 50) (kcal 89) (proteinas 2,8) (grasas 3,3) (hidratos 12,6) (desayuno si) (almuerzo si) (comida si) (merienda si) (cena si))" calcext:value-type="string">
            <text:p>(alimento (id 47) (nombre yogur-con-frutas) (grupo 1) (tipo plasticos) (racion 50) (kcal 89) (proteinas 2,8) (grasas 3,3) (hidratos 12,6) (desayuno si) (almuerzo si) (comida si) (merienda si) (cena si))</text:p>
          </table:table-cell>
          <table:table-cell table:formula="of:=SUBSTITUTE([.V48];&quot;,&quot;;&quot;.&quot;)" office:value-type="string" office:string-value="(alimento (id 47) (nombre yogur-con-frutas) (grupo 1) (tipo plasticos) (racion 50) (kcal 89) (proteinas 2.8) (grasas 3.3) (hidratos 12.6) (desayuno si) (almuerzo si) (comida si) (merienda si) (cena si))" calcext:value-type="string">
            <text:p>(alimento (id 47) (nombre yogur-con-frutas) (grupo 1) (tipo plasticos) (racion 50) (kcal 89) (proteinas 2.8) (grasas 3.3) (hidratos 12.6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con frutas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49]*[.L49]/100" office:value-type="float" office:value="133.5" calcext:value-type="float">
            <text:p>133,5</text:p>
          </table:table-cell>
          <table:table-cell table:style-name="ce19" table:formula="of:=[.K49]*[.M49]*4/100" office:value-type="float" office:value="16.8" calcext:value-type="float">
            <text:p>16,8</text:p>
          </table:table-cell>
          <table:table-cell table:style-name="ce19" table:formula="of:=[.K49]*[.O49]*4/100" office:value-type="float" office:value="75.6" calcext:value-type="float">
            <text:p>75,6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89" calcext:value-type="float">
            <text:p>89</text:p>
          </table:table-cell>
          <table:table-cell table:style-name="ce23" office:value-type="float" office:value="2.8" calcext:value-type="float">
            <text:p>2.8</text:p>
          </table:table-cell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9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B49];&quot;) (nombre &quot;;[.U49];&quot;) (grupo &quot;;[.E49];&quot;) (tipo &quot;;[.G49];&quot;) (racion &quot;;[.K49];&quot;) (kcal &quot;;[.L49];&quot;) (proteinas &quot;;[.M49];&quot;) (grasas &quot;;[.N49];&quot;) (hidratos &quot;;[.O49];&quot;) (desayuno &quot;;[.P49];&quot;) (almuerzo &quot;;[.Q49];&quot;) (comida &quot;;[.R49];&quot;) (merienda &quot;;[.S49];&quot;) (cena &quot;;[.T49];&quot;))&quot;)" office:value-type="string" office:string-value="(alimento (id 48) (nombre yogur-con-frutas) (grupo 1) (tipo plasticos) (racion 150) (kcal 89) (proteinas 2,8) (grasas 3,3) (hidratos 12,6) (desayuno si) (almuerzo si) (comida si) (merienda si) (cena si))" calcext:value-type="string">
            <text:p>(alimento (id 48) (nombre yogur-con-frutas) (grupo 1) (tipo plasticos) (racion 150) (kcal 89) (proteinas 2,8) (grasas 3,3) (hidratos 12,6) (desayuno si) (almuerzo si) (comida si) (merienda si) (cena si))</text:p>
          </table:table-cell>
          <table:table-cell table:formula="of:=SUBSTITUTE([.V49];&quot;,&quot;;&quot;.&quot;)" office:value-type="string" office:string-value="(alimento (id 48) (nombre yogur-con-frutas) (grupo 1) (tipo plasticos) (racion 150) (kcal 89) (proteinas 2.8) (grasas 3.3) (hidratos 12.6) (desayuno si) (almuerzo si) (comida si) (merienda si) (cena si))" calcext:value-type="string">
            <text:p>(alimento (id 48) (nombre yogur-con-frutas) (grupo 1) (tipo plasticos) (racion 150) (kcal 89) (proteinas 2.8) (grasas 3.3) (hidratos 12.6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con frutas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50]*[.L50]/100" office:value-type="float" office:value="178" calcext:value-type="float">
            <text:p>178</text:p>
          </table:table-cell>
          <table:table-cell table:style-name="ce19" table:formula="of:=[.K50]*[.M50]*4/100" office:value-type="float" office:value="22.4" calcext:value-type="float">
            <text:p>22,4</text:p>
          </table:table-cell>
          <table:table-cell table:style-name="ce19" table:formula="of:=[.K50]*[.O50]*4/100" office:value-type="float" office:value="100.8" calcext:value-type="float">
            <text:p>100,8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89" calcext:value-type="float">
            <text:p>89</text:p>
          </table:table-cell>
          <table:table-cell table:style-name="ce23" office:value-type="float" office:value="2.8" calcext:value-type="float">
            <text:p>2.8</text:p>
          </table:table-cell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0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B50];&quot;) (nombre &quot;;[.U50];&quot;) (grupo &quot;;[.E50];&quot;) (tipo &quot;;[.G50];&quot;) (racion &quot;;[.K50];&quot;) (kcal &quot;;[.L50];&quot;) (proteinas &quot;;[.M50];&quot;) (grasas &quot;;[.N50];&quot;) (hidratos &quot;;[.O50];&quot;) (desayuno &quot;;[.P50];&quot;) (almuerzo &quot;;[.Q50];&quot;) (comida &quot;;[.R50];&quot;) (merienda &quot;;[.S50];&quot;) (cena &quot;;[.T50];&quot;))&quot;)" office:value-type="string" office:string-value="(alimento (id 49) (nombre yogur-con-frutas) (grupo 1) (tipo plasticos) (racion 200) (kcal 89) (proteinas 2,8) (grasas 3,3) (hidratos 12,6) (desayuno si) (almuerzo si) (comida si) (merienda si) (cena si))" calcext:value-type="string">
            <text:p>(alimento (id 49) (nombre yogur-con-frutas) (grupo 1) (tipo plasticos) (racion 200) (kcal 89) (proteinas 2,8) (grasas 3,3) (hidratos 12,6) (desayuno si) (almuerzo si) (comida si) (merienda si) (cena si))</text:p>
          </table:table-cell>
          <table:table-cell table:formula="of:=SUBSTITUTE([.V50];&quot;,&quot;;&quot;.&quot;)" office:value-type="string" office:string-value="(alimento (id 49) (nombre yogur-con-frutas) (grupo 1) (tipo plasticos) (racion 200) (kcal 89) (proteinas 2.8) (grasas 3.3) (hidratos 12.6) (desayuno si) (almuerzo si) (comida si) (merienda si) (cena si))" calcext:value-type="string">
            <text:p>(alimento (id 49) (nombre yogur-con-frutas) (grupo 1) (tipo plasticos) (racion 200) (kcal 89) (proteinas 2.8) (grasas 3.3) (hidratos 12.6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eche y derivados</text:p>
          </table:table-cell>
          <table:table-cell table:style-name="ce17" office:value-type="string" calcext:value-type="string">
            <text:p>Yogur con frutas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51]*[.L51]/100" office:value-type="float" office:value="89" calcext:value-type="float">
            <text:p>89</text:p>
          </table:table-cell>
          <table:table-cell table:style-name="ce19" table:formula="of:=[.K51]*[.M51]*4/100" office:value-type="float" office:value="11.2" calcext:value-type="float">
            <text:p>11,2</text:p>
          </table:table-cell>
          <table:table-cell table:style-name="ce19" table:formula="of:=[.K51]*[.O51]*4/100" office:value-type="float" office:value="50.4" calcext:value-type="float">
            <text:p>50,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89" calcext:value-type="float">
            <text:p>89</text:p>
          </table:table-cell>
          <table:table-cell table:style-name="ce23" office:value-type="float" office:value="2.8" calcext:value-type="float">
            <text:p>2.8</text:p>
          </table:table-cell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1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B51];&quot;) (nombre &quot;;[.U51];&quot;) (grupo &quot;;[.E51];&quot;) (tipo &quot;;[.G51];&quot;) (racion &quot;;[.K51];&quot;) (kcal &quot;;[.L51];&quot;) (proteinas &quot;;[.M51];&quot;) (grasas &quot;;[.N51];&quot;) (hidratos &quot;;[.O51];&quot;) (desayuno &quot;;[.P51];&quot;) (almuerzo &quot;;[.Q51];&quot;) (comida &quot;;[.R51];&quot;) (merienda &quot;;[.S51];&quot;) (cena &quot;;[.T51];&quot;))&quot;)" office:value-type="string" office:string-value="(alimento (id 50) (nombre yogur-con-frutas) (grupo 1) (tipo plasticos) (racion 100) (kcal 89) (proteinas 2,8) (grasas 3,3) (hidratos 12,6) (desayuno si) (almuerzo si) (comida si) (merienda si) (cena si))" calcext:value-type="string">
            <text:p>(alimento (id 50) (nombre yogur-con-frutas) (grupo 1) (tipo plasticos) (racion 100) (kcal 89) (proteinas 2,8) (grasas 3,3) (hidratos 12,6) (desayuno si) (almuerzo si) (comida si) (merienda si) (cena si))</text:p>
          </table:table-cell>
          <table:table-cell table:formula="of:=SUBSTITUTE([.V51];&quot;,&quot;;&quot;.&quot;)" office:value-type="string" office:string-value="(alimento (id 50) (nombre yogur-con-frutas) (grupo 1) (tipo plasticos) (racion 100) (kcal 89) (proteinas 2.8) (grasas 3.3) (hidratos 12.6) (desayuno si) (almuerzo si) (comida si) (merienda si) (cena si))" calcext:value-type="string">
            <text:p>(alimento (id 50) (nombre yogur-con-frutas) (grupo 1) (tipo plasticos) (racion 100) (kcal 89) (proteinas 2.8) (grasas 3.3) (hidratos 12.6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Huevo entero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52]*[.L52]/100" office:value-type="float" office:value="202.5" calcext:value-type="float">
            <text:p>202,5</text:p>
          </table:table-cell>
          <table:table-cell table:style-name="ce19" table:formula="of:=[.K52]*[.M52]*4/100" office:value-type="float" office:value="63" calcext:value-type="float">
            <text:p>63</text:p>
          </table:table-cell>
          <table:table-cell table:style-name="ce19" table:formula="of:=[.K52]*[.O52]*4/100" office:value-type="float" office:value="3" calcext:value-type="float">
            <text:p>3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62" calcext:value-type="float">
            <text:p>162</text:p>
          </table:table-cell>
          <table:table-cell table:style-name="ce23" office:value-type="float" office:value="12.6" calcext:value-type="float">
            <text:p>12.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.6" calcext:value-type="float">
            <text:p>0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2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B52];&quot;) (nombre &quot;;[.U52];&quot;) (grupo &quot;;[.E52];&quot;) (tipo &quot;;[.G52];&quot;) (racion &quot;;[.K52];&quot;) (kcal &quot;;[.L52];&quot;) (proteinas &quot;;[.M52];&quot;) (grasas &quot;;[.N52];&quot;) (hidratos &quot;;[.O52];&quot;) (desayuno &quot;;[.P52];&quot;) (almuerzo &quot;;[.Q52];&quot;) (comida &quot;;[.R52];&quot;) (merienda &quot;;[.S52];&quot;) (cena &quot;;[.T52];&quot;))&quot;)" office:value-type="string" office:string-value="(alimento (id 51) (nombre huevo-entero) (grupo 2) (tipo plasticos) (racion 125) (kcal 162) (proteinas 12,6) (grasas 12) (hidratos 0,6) (desayuno si) (almuerzo si) (comida si) (merienda si) (cena si))" calcext:value-type="string">
            <text:p>(alimento (id 51) (nombre huevo-entero) (grupo 2) (tipo plasticos) (racion 125) (kcal 162) (proteinas 12,6) (grasas 12) (hidratos 0,6) (desayuno si) (almuerzo si) (comida si) (merienda si) (cena si))</text:p>
          </table:table-cell>
          <table:table-cell table:formula="of:=SUBSTITUTE([.V52];&quot;,&quot;;&quot;.&quot;)" office:value-type="string" office:string-value="(alimento (id 51) (nombre huevo-entero) (grupo 2) (tipo plasticos) (racion 125) (kcal 162) (proteinas 12.6) (grasas 12) (hidratos 0.6) (desayuno si) (almuerzo si) (comida si) (merienda si) (cena si))" calcext:value-type="string">
            <text:p>(alimento (id 51) (nombre huevo-entero) (grupo 2) (tipo plasticos) (racion 125) (kcal 162) (proteinas 12.6) (grasas 12) (hidratos 0.6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Huevo entero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53]*[.L53]/100" office:value-type="float" office:value="129.6" calcext:value-type="float">
            <text:p>129,6</text:p>
          </table:table-cell>
          <table:table-cell table:style-name="ce19" table:formula="of:=[.K53]*[.M53]*4/100" office:value-type="float" office:value="40.32" calcext:value-type="float">
            <text:p>40,32</text:p>
          </table:table-cell>
          <table:table-cell table:style-name="ce19" table:formula="of:=[.K53]*[.O53]*4/100" office:value-type="float" office:value="1.92" calcext:value-type="float">
            <text:p>1,92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62" calcext:value-type="float">
            <text:p>162</text:p>
          </table:table-cell>
          <table:table-cell table:style-name="ce23" office:value-type="float" office:value="12.6" calcext:value-type="float">
            <text:p>12.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.6" calcext:value-type="float">
            <text:p>0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3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B53];&quot;) (nombre &quot;;[.U53];&quot;) (grupo &quot;;[.E53];&quot;) (tipo &quot;;[.G53];&quot;) (racion &quot;;[.K53];&quot;) (kcal &quot;;[.L53];&quot;) (proteinas &quot;;[.M53];&quot;) (grasas &quot;;[.N53];&quot;) (hidratos &quot;;[.O53];&quot;) (desayuno &quot;;[.P53];&quot;) (almuerzo &quot;;[.Q53];&quot;) (comida &quot;;[.R53];&quot;) (merienda &quot;;[.S53];&quot;) (cena &quot;;[.T53];&quot;))&quot;)" office:value-type="string" office:string-value="(alimento (id 52) (nombre huevo-entero) (grupo 2) (tipo plasticos) (racion 80) (kcal 162) (proteinas 12,6) (grasas 12) (hidratos 0,6) (desayuno si) (almuerzo si) (comida si) (merienda si) (cena si))" calcext:value-type="string">
            <text:p>(alimento (id 52) (nombre huevo-entero) (grupo 2) (tipo plasticos) (racion 80) (kcal 162) (proteinas 12,6) (grasas 12) (hidratos 0,6) (desayuno si) (almuerzo si) (comida si) (merienda si) (cena si))</text:p>
          </table:table-cell>
          <table:table-cell table:formula="of:=SUBSTITUTE([.V53];&quot;,&quot;;&quot;.&quot;)" office:value-type="string" office:string-value="(alimento (id 52) (nombre huevo-entero) (grupo 2) (tipo plasticos) (racion 80) (kcal 162) (proteinas 12.6) (grasas 12) (hidratos 0.6) (desayuno si) (almuerzo si) (comida si) (merienda si) (cena si))" calcext:value-type="string">
            <text:p>(alimento (id 52) (nombre huevo-entero) (grupo 2) (tipo plasticos) (racion 80) (kcal 162) (proteinas 12.6) (grasas 12) (hidratos 0.6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Huevo entero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54]*[.L54]/100" office:value-type="float" office:value="243" calcext:value-type="float">
            <text:p>243</text:p>
          </table:table-cell>
          <table:table-cell table:style-name="ce19" table:formula="of:=[.K54]*[.M54]*4/100" office:value-type="float" office:value="75.6" calcext:value-type="float">
            <text:p>75,6</text:p>
          </table:table-cell>
          <table:table-cell table:style-name="ce19" table:formula="of:=[.K54]*[.O54]*4/100" office:value-type="float" office:value="3.6" calcext:value-type="float">
            <text:p>3,6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62" calcext:value-type="float">
            <text:p>162</text:p>
          </table:table-cell>
          <table:table-cell table:style-name="ce23" office:value-type="float" office:value="12.6" calcext:value-type="float">
            <text:p>12.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.6" calcext:value-type="float">
            <text:p>0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4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B54];&quot;) (nombre &quot;;[.U54];&quot;) (grupo &quot;;[.E54];&quot;) (tipo &quot;;[.G54];&quot;) (racion &quot;;[.K54];&quot;) (kcal &quot;;[.L54];&quot;) (proteinas &quot;;[.M54];&quot;) (grasas &quot;;[.N54];&quot;) (hidratos &quot;;[.O54];&quot;) (desayuno &quot;;[.P54];&quot;) (almuerzo &quot;;[.Q54];&quot;) (comida &quot;;[.R54];&quot;) (merienda &quot;;[.S54];&quot;) (cena &quot;;[.T54];&quot;))&quot;)" office:value-type="string" office:string-value="(alimento (id 53) (nombre huevo-entero) (grupo 2) (tipo plasticos) (racion 150) (kcal 162) (proteinas 12,6) (grasas 12) (hidratos 0,6) (desayuno si) (almuerzo si) (comida si) (merienda si) (cena si))" calcext:value-type="string">
            <text:p>(alimento (id 53) (nombre huevo-entero) (grupo 2) (tipo plasticos) (racion 150) (kcal 162) (proteinas 12,6) (grasas 12) (hidratos 0,6) (desayuno si) (almuerzo si) (comida si) (merienda si) (cena si))</text:p>
          </table:table-cell>
          <table:table-cell table:formula="of:=SUBSTITUTE([.V54];&quot;,&quot;;&quot;.&quot;)" office:value-type="string" office:string-value="(alimento (id 53) (nombre huevo-entero) (grupo 2) (tipo plasticos) (racion 150) (kcal 162) (proteinas 12.6) (grasas 12) (hidratos 0.6) (desayuno si) (almuerzo si) (comida si) (merienda si) (cena si))" calcext:value-type="string">
            <text:p>(alimento (id 53) (nombre huevo-entero) (grupo 2) (tipo plasticos) (racion 150) (kcal 162) (proteinas 12.6) (grasas 12) (hidratos 0.6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Huevo entero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55]*[.L55]/100" office:value-type="float" office:value="162" calcext:value-type="float">
            <text:p>162</text:p>
          </table:table-cell>
          <table:table-cell table:style-name="ce19" table:formula="of:=[.K55]*[.M55]*4/100" office:value-type="float" office:value="50.4" calcext:value-type="float">
            <text:p>50,4</text:p>
          </table:table-cell>
          <table:table-cell table:style-name="ce19" table:formula="of:=[.K55]*[.O55]*4/100" office:value-type="float" office:value="2.4" calcext:value-type="float">
            <text:p>2,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62" calcext:value-type="float">
            <text:p>162</text:p>
          </table:table-cell>
          <table:table-cell table:style-name="ce23" office:value-type="float" office:value="12.6" calcext:value-type="float">
            <text:p>12.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.6" calcext:value-type="float">
            <text:p>0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5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B55];&quot;) (nombre &quot;;[.U55];&quot;) (grupo &quot;;[.E55];&quot;) (tipo &quot;;[.G55];&quot;) (racion &quot;;[.K55];&quot;) (kcal &quot;;[.L55];&quot;) (proteinas &quot;;[.M55];&quot;) (grasas &quot;;[.N55];&quot;) (hidratos &quot;;[.O55];&quot;) (desayuno &quot;;[.P55];&quot;) (almuerzo &quot;;[.Q55];&quot;) (comida &quot;;[.R55];&quot;) (merienda &quot;;[.S55];&quot;) (cena &quot;;[.T55];&quot;))&quot;)" office:value-type="string" office:string-value="(alimento (id 54) (nombre huevo-entero) (grupo 2) (tipo plasticos) (racion 100) (kcal 162) (proteinas 12,6) (grasas 12) (hidratos 0,6) (desayuno si) (almuerzo si) (comida si) (merienda si) (cena si))" calcext:value-type="string">
            <text:p>(alimento (id 54) (nombre huevo-entero) (grupo 2) (tipo plasticos) (racion 100) (kcal 162) (proteinas 12,6) (grasas 12) (hidratos 0,6) (desayuno si) (almuerzo si) (comida si) (merienda si) (cena si))</text:p>
          </table:table-cell>
          <table:table-cell table:formula="of:=SUBSTITUTE([.V55];&quot;,&quot;;&quot;.&quot;)" office:value-type="string" office:string-value="(alimento (id 54) (nombre huevo-entero) (grupo 2) (tipo plasticos) (racion 100) (kcal 162) (proteinas 12.6) (grasas 12) (hidratos 0.6) (desayuno si) (almuerzo si) (comida si) (merienda si) (cena si))" calcext:value-type="string">
            <text:p>(alimento (id 54) (nombre huevo-entero) (grupo 2) (tipo plasticos) (racion 100) (kcal 162) (proteinas 12.6) (grasas 12) (hidratos 0.6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Huevo entero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56]*[.L56]/100" office:value-type="float" office:value="81" calcext:value-type="float">
            <text:p>81</text:p>
          </table:table-cell>
          <table:table-cell table:style-name="ce19" table:formula="of:=[.K56]*[.M56]*4/100" office:value-type="float" office:value="25.2" calcext:value-type="float">
            <text:p>25,2</text:p>
          </table:table-cell>
          <table:table-cell table:style-name="ce19" table:formula="of:=[.K56]*[.O56]*4/100" office:value-type="float" office:value="1.2" calcext:value-type="float">
            <text:p>1,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62" calcext:value-type="float">
            <text:p>162</text:p>
          </table:table-cell>
          <table:table-cell table:style-name="ce23" office:value-type="float" office:value="12.6" calcext:value-type="float">
            <text:p>12.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.6" calcext:value-type="float">
            <text:p>0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6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B56];&quot;) (nombre &quot;;[.U56];&quot;) (grupo &quot;;[.E56];&quot;) (tipo &quot;;[.G56];&quot;) (racion &quot;;[.K56];&quot;) (kcal &quot;;[.L56];&quot;) (proteinas &quot;;[.M56];&quot;) (grasas &quot;;[.N56];&quot;) (hidratos &quot;;[.O56];&quot;) (desayuno &quot;;[.P56];&quot;) (almuerzo &quot;;[.Q56];&quot;) (comida &quot;;[.R56];&quot;) (merienda &quot;;[.S56];&quot;) (cena &quot;;[.T56];&quot;))&quot;)" office:value-type="string" office:string-value="(alimento (id 55) (nombre huevo-entero) (grupo 2) (tipo plasticos) (racion 50) (kcal 162) (proteinas 12,6) (grasas 12) (hidratos 0,6) (desayuno si) (almuerzo si) (comida si) (merienda si) (cena si))" calcext:value-type="string">
            <text:p>(alimento (id 55) (nombre huevo-entero) (grupo 2) (tipo plasticos) (racion 50) (kcal 162) (proteinas 12,6) (grasas 12) (hidratos 0,6) (desayuno si) (almuerzo si) (comida si) (merienda si) (cena si))</text:p>
          </table:table-cell>
          <table:table-cell table:formula="of:=SUBSTITUTE([.V56];&quot;,&quot;;&quot;.&quot;)" office:value-type="string" office:string-value="(alimento (id 55) (nombre huevo-entero) (grupo 2) (tipo plasticos) (racion 50) (kcal 162) (proteinas 12.6) (grasas 12) (hidratos 0.6) (desayuno si) (almuerzo si) (comida si) (merienda si) (cena si))" calcext:value-type="string">
            <text:p>(alimento (id 55) (nombre huevo-entero) (grupo 2) (tipo plasticos) (racion 50) (kcal 162) (proteinas 12.6) (grasas 12) (hidratos 0.6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Lubin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57]*[.L57]/100" office:value-type="float" office:value="171.5" calcext:value-type="float">
            <text:p>171,5</text:p>
          </table:table-cell>
          <table:table-cell table:style-name="ce19" table:formula="of:=[.K57]*[.M57]*4/100" office:value-type="float" office:value="135.1" calcext:value-type="float">
            <text:p>135,1</text:p>
          </table:table-cell>
          <table:table-cell table:style-name="ce19" table:formula="of:=[.K57]*[.O57]*4/100" office:value-type="float" office:value="0" calcext:value-type="float">
            <text:p>0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98" calcext:value-type="float">
            <text:p>98</text:p>
          </table:table-cell>
          <table:table-cell table:style-name="ce23" office:value-type="float" office:value="19.3" calcext:value-type="float">
            <text:p>19.3</text:p>
          </table:table-cell>
          <table:table-cell table:style-name="ce23" office:value-type="float" office:value="2.3" calcext:value-type="float">
            <text:p>2.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7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B57];&quot;) (nombre &quot;;[.U57];&quot;) (grupo &quot;;[.E57];&quot;) (tipo &quot;;[.G57];&quot;) (racion &quot;;[.K57];&quot;) (kcal &quot;;[.L57];&quot;) (proteinas &quot;;[.M57];&quot;) (grasas &quot;;[.N57];&quot;) (hidratos &quot;;[.O57];&quot;) (desayuno &quot;;[.P57];&quot;) (almuerzo &quot;;[.Q57];&quot;) (comida &quot;;[.R57];&quot;) (merienda &quot;;[.S57];&quot;) (cena &quot;;[.T57];&quot;))&quot;)" office:value-type="string" office:string-value="(alimento (id 56) (nombre lubina) (grupo 2) (tipo plasticos) (racion 175) (kcal 98) (proteinas 19,3) (grasas 2,3) (hidratos 0) (desayuno no) (almuerzo no) (comida si) (merienda no) (cena si))" calcext:value-type="string">
            <text:p>(alimento (id 56) (nombre lubina) (grupo 2) (tipo plasticos) (racion 175) (kcal 98) (proteinas 19,3) (grasas 2,3) (hidratos 0) (desayuno no) (almuerzo no) (comida si) (merienda no) (cena si))</text:p>
          </table:table-cell>
          <table:table-cell table:formula="of:=SUBSTITUTE([.V57];&quot;,&quot;;&quot;.&quot;)" office:value-type="string" office:string-value="(alimento (id 56) (nombre lubina) (grupo 2) (tipo plasticos) (racion 175) (kcal 98) (proteinas 19.3) (grasas 2.3) (hidratos 0) (desayuno no) (almuerzo no) (comida si) (merienda no) (cena si))" calcext:value-type="string">
            <text:p>(alimento (id 56) (nombre lubina) (grupo 2) (tipo plasticos) (racion 175) (kcal 98) (proteinas 19.3) (grasas 2.3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Lubin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58]*[.L58]/100" office:value-type="float" office:value="78.4" calcext:value-type="float">
            <text:p>78,4</text:p>
          </table:table-cell>
          <table:table-cell table:style-name="ce19" table:formula="of:=[.K58]*[.M58]*4/100" office:value-type="float" office:value="61.76" calcext:value-type="float">
            <text:p>61,76</text:p>
          </table:table-cell>
          <table:table-cell table:style-name="ce19" table:formula="of:=[.K58]*[.O58]*4/100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98" calcext:value-type="float">
            <text:p>98</text:p>
          </table:table-cell>
          <table:table-cell table:style-name="ce23" office:value-type="float" office:value="19.3" calcext:value-type="float">
            <text:p>19.3</text:p>
          </table:table-cell>
          <table:table-cell table:style-name="ce23" office:value-type="float" office:value="2.3" calcext:value-type="float">
            <text:p>2.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8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B58];&quot;) (nombre &quot;;[.U58];&quot;) (grupo &quot;;[.E58];&quot;) (tipo &quot;;[.G58];&quot;) (racion &quot;;[.K58];&quot;) (kcal &quot;;[.L58];&quot;) (proteinas &quot;;[.M58];&quot;) (grasas &quot;;[.N58];&quot;) (hidratos &quot;;[.O58];&quot;) (desayuno &quot;;[.P58];&quot;) (almuerzo &quot;;[.Q58];&quot;) (comida &quot;;[.R58];&quot;) (merienda &quot;;[.S58];&quot;) (cena &quot;;[.T58];&quot;))&quot;)" office:value-type="string" office:string-value="(alimento (id 58) (nombre lubina) (grupo 2) (tipo plasticos) (racion 80) (kcal 98) (proteinas 19,3) (grasas 2,3) (hidratos 0) (desayuno no) (almuerzo no) (comida si) (merienda no) (cena si))" calcext:value-type="string">
            <text:p>(alimento (id 58) (nombre lubina) (grupo 2) (tipo plasticos) (racion 80) (kcal 98) (proteinas 19,3) (grasas 2,3) (hidratos 0) (desayuno no) (almuerzo no) (comida si) (merienda no) (cena si))</text:p>
          </table:table-cell>
          <table:table-cell table:formula="of:=SUBSTITUTE([.V58];&quot;,&quot;;&quot;.&quot;)" office:value-type="string" office:string-value="(alimento (id 58) (nombre lubina) (grupo 2) (tipo plasticos) (racion 80) (kcal 98) (proteinas 19.3) (grasas 2.3) (hidratos 0) (desayuno no) (almuerzo no) (comida si) (merienda no) (cena si))" calcext:value-type="string">
            <text:p>(alimento (id 58) (nombre lubina) (grupo 2) (tipo plasticos) (racion 80) (kcal 98) (proteinas 19.3) (grasas 2.3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Lubin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59]*[.L59]/100" office:value-type="float" office:value="147" calcext:value-type="float">
            <text:p>147</text:p>
          </table:table-cell>
          <table:table-cell table:style-name="ce19" table:formula="of:=[.K59]*[.M59]*4/100" office:value-type="float" office:value="115.8" calcext:value-type="float">
            <text:p>115,8</text:p>
          </table:table-cell>
          <table:table-cell table:style-name="ce19" table:formula="of:=[.K59]*[.O59]*4/100" office:value-type="float" office:value="0" calcext:value-type="float">
            <text:p>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8" calcext:value-type="float">
            <text:p>98</text:p>
          </table:table-cell>
          <table:table-cell table:style-name="ce23" office:value-type="float" office:value="19.3" calcext:value-type="float">
            <text:p>19.3</text:p>
          </table:table-cell>
          <table:table-cell table:style-name="ce23" office:value-type="float" office:value="2.3" calcext:value-type="float">
            <text:p>2.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9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B59];&quot;) (nombre &quot;;[.U59];&quot;) (grupo &quot;;[.E59];&quot;) (tipo &quot;;[.G59];&quot;) (racion &quot;;[.K59];&quot;) (kcal &quot;;[.L59];&quot;) (proteinas &quot;;[.M59];&quot;) (grasas &quot;;[.N59];&quot;) (hidratos &quot;;[.O59];&quot;) (desayuno &quot;;[.P59];&quot;) (almuerzo &quot;;[.Q59];&quot;) (comida &quot;;[.R59];&quot;) (merienda &quot;;[.S59];&quot;) (cena &quot;;[.T59];&quot;))&quot;)" office:value-type="string" office:string-value="(alimento (id 59) (nombre lubina) (grupo 2) (tipo plasticos) (racion 150) (kcal 98) (proteinas 19,3) (grasas 2,3) (hidratos 0) (desayuno no) (almuerzo no) (comida si) (merienda no) (cena si))" calcext:value-type="string">
            <text:p>(alimento (id 59) (nombre lubina) (grupo 2) (tipo plasticos) (racion 150) (kcal 98) (proteinas 19,3) (grasas 2,3) (hidratos 0) (desayuno no) (almuerzo no) (comida si) (merienda no) (cena si))</text:p>
          </table:table-cell>
          <table:table-cell table:formula="of:=SUBSTITUTE([.V59];&quot;,&quot;;&quot;.&quot;)" office:value-type="string" office:string-value="(alimento (id 59) (nombre lubina) (grupo 2) (tipo plasticos) (racion 150) (kcal 98) (proteinas 19.3) (grasas 2.3) (hidratos 0) (desayuno no) (almuerzo no) (comida si) (merienda no) (cena si))" calcext:value-type="string">
            <text:p>(alimento (id 59) (nombre lubina) (grupo 2) (tipo plasticos) (racion 150) (kcal 98) (proteinas 19.3) (grasas 2.3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Lubin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60]*[.L60]/100" office:value-type="float" office:value="98" calcext:value-type="float">
            <text:p>98</text:p>
          </table:table-cell>
          <table:table-cell table:style-name="ce19" table:formula="of:=[.K60]*[.M60]*4/100" office:value-type="float" office:value="77.2" calcext:value-type="float">
            <text:p>77,2</text:p>
          </table:table-cell>
          <table:table-cell table:style-name="ce19" table:formula="of:=[.K60]*[.O60]*4/100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8" calcext:value-type="float">
            <text:p>98</text:p>
          </table:table-cell>
          <table:table-cell table:style-name="ce23" office:value-type="float" office:value="19.3" calcext:value-type="float">
            <text:p>19.3</text:p>
          </table:table-cell>
          <table:table-cell table:style-name="ce23" office:value-type="float" office:value="2.3" calcext:value-type="float">
            <text:p>2.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0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B60];&quot;) (nombre &quot;;[.U60];&quot;) (grupo &quot;;[.E60];&quot;) (tipo &quot;;[.G60];&quot;) (racion &quot;;[.K60];&quot;) (kcal &quot;;[.L60];&quot;) (proteinas &quot;;[.M60];&quot;) (grasas &quot;;[.N60];&quot;) (hidratos &quot;;[.O60];&quot;) (desayuno &quot;;[.P60];&quot;) (almuerzo &quot;;[.Q60];&quot;) (comida &quot;;[.R60];&quot;) (merienda &quot;;[.S60];&quot;) (cena &quot;;[.T60];&quot;))&quot;)" office:value-type="string" office:string-value="(alimento (id 60) (nombre lubina) (grupo 2) (tipo plasticos) (racion 100) (kcal 98) (proteinas 19,3) (grasas 2,3) (hidratos 0) (desayuno no) (almuerzo no) (comida si) (merienda no) (cena si))" calcext:value-type="string">
            <text:p>(alimento (id 60) (nombre lubina) (grupo 2) (tipo plasticos) (racion 100) (kcal 98) (proteinas 19,3) (grasas 2,3) (hidratos 0) (desayuno no) (almuerzo no) (comida si) (merienda no) (cena si))</text:p>
          </table:table-cell>
          <table:table-cell table:formula="of:=SUBSTITUTE([.V60];&quot;,&quot;;&quot;.&quot;)" office:value-type="string" office:string-value="(alimento (id 60) (nombre lubina) (grupo 2) (tipo plasticos) (racion 100) (kcal 98) (proteinas 19.3) (grasas 2.3) (hidratos 0) (desayuno no) (almuerzo no) (comida si) (merienda no) (cena si))" calcext:value-type="string">
            <text:p>(alimento (id 60) (nombre lubina) (grupo 2) (tipo plasticos) (racion 100) (kcal 98) (proteinas 19.3) (grasas 2.3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Merluz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61]*[.L61]/100" office:value-type="float" office:value="80" calcext:value-type="float">
            <text:p>80</text:p>
          </table:table-cell>
          <table:table-cell table:style-name="ce19" table:formula="of:=[.K61]*[.M61]*4/100" office:value-type="float" office:value="60" calcext:value-type="float">
            <text:p>60</text:p>
          </table:table-cell>
          <table:table-cell table:style-name="ce19" table:formula="of:=[.K61]*[.O61]*4/100" office:value-type="float" office:value="0" calcext:value-type="float">
            <text:p>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64" calcext:value-type="float">
            <text:p>6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.8" calcext:value-type="float">
            <text:p>1.8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1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B61];&quot;) (nombre &quot;;[.U61];&quot;) (grupo &quot;;[.E61];&quot;) (tipo &quot;;[.G61];&quot;) (racion &quot;;[.K61];&quot;) (kcal &quot;;[.L61];&quot;) (proteinas &quot;;[.M61];&quot;) (grasas &quot;;[.N61];&quot;) (hidratos &quot;;[.O61];&quot;) (desayuno &quot;;[.P61];&quot;) (almuerzo &quot;;[.Q61];&quot;) (comida &quot;;[.R61];&quot;) (merienda &quot;;[.S61];&quot;) (cena &quot;;[.T61];&quot;))&quot;)" office:value-type="string" office:string-value="(alimento (id 61) (nombre merluza) (grupo 2) (tipo plasticos) (racion 125) (kcal 64) (proteinas 12) (grasas 1,8) (hidratos 0) (desayuno no) (almuerzo no) (comida si) (merienda no) (cena si))" calcext:value-type="string">
            <text:p>(alimento (id 61) (nombre merluza) (grupo 2) (tipo plasticos) (racion 125) (kcal 64) (proteinas 12) (grasas 1,8) (hidratos 0) (desayuno no) (almuerzo no) (comida si) (merienda no) (cena si))</text:p>
          </table:table-cell>
          <table:table-cell table:formula="of:=SUBSTITUTE([.V61];&quot;,&quot;;&quot;.&quot;)" office:value-type="string" office:string-value="(alimento (id 61) (nombre merluza) (grupo 2) (tipo plasticos) (racion 125) (kcal 64) (proteinas 12) (grasas 1.8) (hidratos 0) (desayuno no) (almuerzo no) (comida si) (merienda no) (cena si))" calcext:value-type="string">
            <text:p>(alimento (id 61) (nombre merluza) (grupo 2) (tipo plasticos) (racion 125) (kcal 64) (proteinas 12) (grasas 1.8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Merluz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62]*[.L62]/100" office:value-type="float" office:value="51.2" calcext:value-type="float">
            <text:p>51,2</text:p>
          </table:table-cell>
          <table:table-cell table:style-name="ce19" table:formula="of:=[.K62]*[.M62]*4/100" office:value-type="float" office:value="38.4" calcext:value-type="float">
            <text:p>38,4</text:p>
          </table:table-cell>
          <table:table-cell table:style-name="ce19" table:formula="of:=[.K62]*[.O62]*4/100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64" calcext:value-type="float">
            <text:p>6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.8" calcext:value-type="float">
            <text:p>1.8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2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B62];&quot;) (nombre &quot;;[.U62];&quot;) (grupo &quot;;[.E62];&quot;) (tipo &quot;;[.G62];&quot;) (racion &quot;;[.K62];&quot;) (kcal &quot;;[.L62];&quot;) (proteinas &quot;;[.M62];&quot;) (grasas &quot;;[.N62];&quot;) (hidratos &quot;;[.O62];&quot;) (desayuno &quot;;[.P62];&quot;) (almuerzo &quot;;[.Q62];&quot;) (comida &quot;;[.R62];&quot;) (merienda &quot;;[.S62];&quot;) (cena &quot;;[.T62];&quot;))&quot;)" office:value-type="string" office:string-value="(alimento (id 63) (nombre merluza) (grupo 2) (tipo plasticos) (racion 80) (kcal 64) (proteinas 12) (grasas 1,8) (hidratos 0) (desayuno no) (almuerzo no) (comida si) (merienda no) (cena si))" calcext:value-type="string">
            <text:p>(alimento (id 63) (nombre merluza) (grupo 2) (tipo plasticos) (racion 80) (kcal 64) (proteinas 12) (grasas 1,8) (hidratos 0) (desayuno no) (almuerzo no) (comida si) (merienda no) (cena si))</text:p>
          </table:table-cell>
          <table:table-cell table:formula="of:=SUBSTITUTE([.V62];&quot;,&quot;;&quot;.&quot;)" office:value-type="string" office:string-value="(alimento (id 63) (nombre merluza) (grupo 2) (tipo plasticos) (racion 80) (kcal 64) (proteinas 12) (grasas 1.8) (hidratos 0) (desayuno no) (almuerzo no) (comida si) (merienda no) (cena si))" calcext:value-type="string">
            <text:p>(alimento (id 63) (nombre merluza) (grupo 2) (tipo plasticos) (racion 80) (kcal 64) (proteinas 12) (grasas 1.8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Merluz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63]*[.L63]/100" office:value-type="float" office:value="96" calcext:value-type="float">
            <text:p>96</text:p>
          </table:table-cell>
          <table:table-cell table:style-name="ce19" table:formula="of:=[.K63]*[.M63]*4/100" office:value-type="float" office:value="72" calcext:value-type="float">
            <text:p>72</text:p>
          </table:table-cell>
          <table:table-cell table:style-name="ce19" table:formula="of:=[.K63]*[.O63]*4/100" office:value-type="float" office:value="0" calcext:value-type="float">
            <text:p>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64" calcext:value-type="float">
            <text:p>6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.8" calcext:value-type="float">
            <text:p>1.8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3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B63];&quot;) (nombre &quot;;[.U63];&quot;) (grupo &quot;;[.E63];&quot;) (tipo &quot;;[.G63];&quot;) (racion &quot;;[.K63];&quot;) (kcal &quot;;[.L63];&quot;) (proteinas &quot;;[.M63];&quot;) (grasas &quot;;[.N63];&quot;) (hidratos &quot;;[.O63];&quot;) (desayuno &quot;;[.P63];&quot;) (almuerzo &quot;;[.Q63];&quot;) (comida &quot;;[.R63];&quot;) (merienda &quot;;[.S63];&quot;) (cena &quot;;[.T63];&quot;))&quot;)" office:value-type="string" office:string-value="(alimento (id 64) (nombre merluza) (grupo 2) (tipo plasticos) (racion 150) (kcal 64) (proteinas 12) (grasas 1,8) (hidratos 0) (desayuno no) (almuerzo no) (comida si) (merienda no) (cena si))" calcext:value-type="string">
            <text:p>(alimento (id 64) (nombre merluza) (grupo 2) (tipo plasticos) (racion 150) (kcal 64) (proteinas 12) (grasas 1,8) (hidratos 0) (desayuno no) (almuerzo no) (comida si) (merienda no) (cena si))</text:p>
          </table:table-cell>
          <table:table-cell table:formula="of:=SUBSTITUTE([.V63];&quot;,&quot;;&quot;.&quot;)" office:value-type="string" office:string-value="(alimento (id 64) (nombre merluza) (grupo 2) (tipo plasticos) (racion 150) (kcal 64) (proteinas 12) (grasas 1.8) (hidratos 0) (desayuno no) (almuerzo no) (comida si) (merienda no) (cena si))" calcext:value-type="string">
            <text:p>(alimento (id 64) (nombre merluza) (grupo 2) (tipo plasticos) (racion 150) (kcal 64) (proteinas 12) (grasas 1.8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Merluz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64]*[.L64]/100" office:value-type="float" office:value="64" calcext:value-type="float">
            <text:p>64</text:p>
          </table:table-cell>
          <table:table-cell table:style-name="ce19" table:formula="of:=[.K64]*[.M64]*4/100" office:value-type="float" office:value="48" calcext:value-type="float">
            <text:p>48</text:p>
          </table:table-cell>
          <table:table-cell table:style-name="ce19" table:formula="of:=[.K64]*[.O64]*4/100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64" calcext:value-type="float">
            <text:p>6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.8" calcext:value-type="float">
            <text:p>1.8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4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B64];&quot;) (nombre &quot;;[.U64];&quot;) (grupo &quot;;[.E64];&quot;) (tipo &quot;;[.G64];&quot;) (racion &quot;;[.K64];&quot;) (kcal &quot;;[.L64];&quot;) (proteinas &quot;;[.M64];&quot;) (grasas &quot;;[.N64];&quot;) (hidratos &quot;;[.O64];&quot;) (desayuno &quot;;[.P64];&quot;) (almuerzo &quot;;[.Q64];&quot;) (comida &quot;;[.R64];&quot;) (merienda &quot;;[.S64];&quot;) (cena &quot;;[.T64];&quot;))&quot;)" office:value-type="string" office:string-value="(alimento (id 65) (nombre merluza) (grupo 2) (tipo plasticos) (racion 100) (kcal 64) (proteinas 12) (grasas 1,8) (hidratos 0) (desayuno no) (almuerzo no) (comida si) (merienda no) (cena si))" calcext:value-type="string">
            <text:p>(alimento (id 65) (nombre merluza) (grupo 2) (tipo plasticos) (racion 100) (kcal 64) (proteinas 12) (grasas 1,8) (hidratos 0) (desayuno no) (almuerzo no) (comida si) (merienda no) (cena si))</text:p>
          </table:table-cell>
          <table:table-cell table:formula="of:=SUBSTITUTE([.V64];&quot;,&quot;;&quot;.&quot;)" office:value-type="string" office:string-value="(alimento (id 65) (nombre merluza) (grupo 2) (tipo plasticos) (racion 100) (kcal 64) (proteinas 12) (grasas 1.8) (hidratos 0) (desayuno no) (almuerzo no) (comida si) (merienda no) (cena si))" calcext:value-type="string">
            <text:p>(alimento (id 65) (nombre merluza) (grupo 2) (tipo plasticos) (racion 100) (kcal 64) (proteinas 12) (grasas 1.8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Salmón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65]*[.L65]/100" office:value-type="float" office:value="238.75" calcext:value-type="float">
            <text:p>238,75</text:p>
          </table:table-cell>
          <table:table-cell table:style-name="ce19" table:formula="of:=[.K65]*[.M65]*4/100" office:value-type="float" office:value="103" calcext:value-type="float">
            <text:p>103</text:p>
          </table:table-cell>
          <table:table-cell table:style-name="ce19" table:formula="of:=[.K65]*[.O65]*4/100" office:value-type="float" office:value="0" calcext:value-type="float">
            <text:p>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91" calcext:value-type="float">
            <text:p>191</text:p>
          </table:table-cell>
          <table:table-cell table:style-name="ce23" office:value-type="float" office:value="20.6" calcext:value-type="float">
            <text:p>20.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5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B65];&quot;) (nombre &quot;;[.U65];&quot;) (grupo &quot;;[.E65];&quot;) (tipo &quot;;[.G65];&quot;) (racion &quot;;[.K65];&quot;) (kcal &quot;;[.L65];&quot;) (proteinas &quot;;[.M65];&quot;) (grasas &quot;;[.N65];&quot;) (hidratos &quot;;[.O65];&quot;) (desayuno &quot;;[.P65];&quot;) (almuerzo &quot;;[.Q65];&quot;) (comida &quot;;[.R65];&quot;) (merienda &quot;;[.S65];&quot;) (cena &quot;;[.T65];&quot;))&quot;)" office:value-type="string" office:string-value="(alimento (id 66) (nombre salmon) (grupo 2) (tipo plasticos) (racion 125) (kcal 191) (proteinas 20,6) (grasas 12) (hidratos 0) (desayuno no) (almuerzo no) (comida si) (merienda no) (cena si))" calcext:value-type="string">
            <text:p>(alimento (id 66) (nombre salmon) (grupo 2) (tipo plasticos) (racion 125) (kcal 191) (proteinas 20,6) (grasas 12) (hidratos 0) (desayuno no) (almuerzo no) (comida si) (merienda no) (cena si))</text:p>
          </table:table-cell>
          <table:table-cell table:formula="of:=SUBSTITUTE([.V65];&quot;,&quot;;&quot;.&quot;)" office:value-type="string" office:string-value="(alimento (id 66) (nombre salmon) (grupo 2) (tipo plasticos) (racion 125) (kcal 191) (proteinas 20.6) (grasas 12) (hidratos 0) (desayuno no) (almuerzo no) (comida si) (merienda no) (cena si))" calcext:value-type="string">
            <text:p>(alimento (id 66) (nombre salmon) (grupo 2) (tipo plasticos) (racion 125) (kcal 191) (proteinas 20.6) (grasas 12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Salmón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66]*[.L66]/100" office:value-type="float" office:value="152.8" calcext:value-type="float">
            <text:p>152,8</text:p>
          </table:table-cell>
          <table:table-cell table:style-name="ce19" table:formula="of:=[.K66]*[.M66]*4/100" office:value-type="float" office:value="65.92" calcext:value-type="float">
            <text:p>65,92</text:p>
          </table:table-cell>
          <table:table-cell table:style-name="ce19" table:formula="of:=[.K66]*[.O66]*4/100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91" calcext:value-type="float">
            <text:p>191</text:p>
          </table:table-cell>
          <table:table-cell table:style-name="ce23" office:value-type="float" office:value="20.6" calcext:value-type="float">
            <text:p>20.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6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B66];&quot;) (nombre &quot;;[.U66];&quot;) (grupo &quot;;[.E66];&quot;) (tipo &quot;;[.G66];&quot;) (racion &quot;;[.K66];&quot;) (kcal &quot;;[.L66];&quot;) (proteinas &quot;;[.M66];&quot;) (grasas &quot;;[.N66];&quot;) (hidratos &quot;;[.O66];&quot;) (desayuno &quot;;[.P66];&quot;) (almuerzo &quot;;[.Q66];&quot;) (comida &quot;;[.R66];&quot;) (merienda &quot;;[.S66];&quot;) (cena &quot;;[.T66];&quot;))&quot;)" office:value-type="string" office:string-value="(alimento (id 68) (nombre salmon) (grupo 2) (tipo plasticos) (racion 80) (kcal 191) (proteinas 20,6) (grasas 12) (hidratos 0) (desayuno no) (almuerzo no) (comida si) (merienda no) (cena si))" calcext:value-type="string">
            <text:p>(alimento (id 68) (nombre salmon) (grupo 2) (tipo plasticos) (racion 80) (kcal 191) (proteinas 20,6) (grasas 12) (hidratos 0) (desayuno no) (almuerzo no) (comida si) (merienda no) (cena si))</text:p>
          </table:table-cell>
          <table:table-cell table:formula="of:=SUBSTITUTE([.V66];&quot;,&quot;;&quot;.&quot;)" office:value-type="string" office:string-value="(alimento (id 68) (nombre salmon) (grupo 2) (tipo plasticos) (racion 80) (kcal 191) (proteinas 20.6) (grasas 12) (hidratos 0) (desayuno no) (almuerzo no) (comida si) (merienda no) (cena si))" calcext:value-type="string">
            <text:p>(alimento (id 68) (nombre salmon) (grupo 2) (tipo plasticos) (racion 80) (kcal 191) (proteinas 20.6) (grasas 12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Salmón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67]*[.L67]/100" office:value-type="float" office:value="286.5" calcext:value-type="float">
            <text:p>286,5</text:p>
          </table:table-cell>
          <table:table-cell table:style-name="ce19" table:formula="of:=[.K67]*[.M67]*4/100" office:value-type="float" office:value="123.6" calcext:value-type="float">
            <text:p>123,6</text:p>
          </table:table-cell>
          <table:table-cell table:style-name="ce19" table:formula="of:=[.K67]*[.O67]*4/100" office:value-type="float" office:value="0" calcext:value-type="float">
            <text:p>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91" calcext:value-type="float">
            <text:p>191</text:p>
          </table:table-cell>
          <table:table-cell table:style-name="ce23" office:value-type="float" office:value="20.6" calcext:value-type="float">
            <text:p>20.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7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B67];&quot;) (nombre &quot;;[.U67];&quot;) (grupo &quot;;[.E67];&quot;) (tipo &quot;;[.G67];&quot;) (racion &quot;;[.K67];&quot;) (kcal &quot;;[.L67];&quot;) (proteinas &quot;;[.M67];&quot;) (grasas &quot;;[.N67];&quot;) (hidratos &quot;;[.O67];&quot;) (desayuno &quot;;[.P67];&quot;) (almuerzo &quot;;[.Q67];&quot;) (comida &quot;;[.R67];&quot;) (merienda &quot;;[.S67];&quot;) (cena &quot;;[.T67];&quot;))&quot;)" office:value-type="string" office:string-value="(alimento (id 69) (nombre salmon) (grupo 2) (tipo plasticos) (racion 150) (kcal 191) (proteinas 20,6) (grasas 12) (hidratos 0) (desayuno no) (almuerzo no) (comida si) (merienda no) (cena si))" calcext:value-type="string">
            <text:p>(alimento (id 69) (nombre salmon) (grupo 2) (tipo plasticos) (racion 150) (kcal 191) (proteinas 20,6) (grasas 12) (hidratos 0) (desayuno no) (almuerzo no) (comida si) (merienda no) (cena si))</text:p>
          </table:table-cell>
          <table:table-cell table:formula="of:=SUBSTITUTE([.V67];&quot;,&quot;;&quot;.&quot;)" office:value-type="string" office:string-value="(alimento (id 69) (nombre salmon) (grupo 2) (tipo plasticos) (racion 150) (kcal 191) (proteinas 20.6) (grasas 12) (hidratos 0) (desayuno no) (almuerzo no) (comida si) (merienda no) (cena si))" calcext:value-type="string">
            <text:p>(alimento (id 69) (nombre salmon) (grupo 2) (tipo plasticos) (racion 150) (kcal 191) (proteinas 20.6) (grasas 12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Salmón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68]*[.L68]/100" office:value-type="float" office:value="191" calcext:value-type="float">
            <text:p>191</text:p>
          </table:table-cell>
          <table:table-cell table:style-name="ce19" table:formula="of:=[.K68]*[.M68]*4/100" office:value-type="float" office:value="82.4" calcext:value-type="float">
            <text:p>82,4</text:p>
          </table:table-cell>
          <table:table-cell table:style-name="ce19" table:formula="of:=[.K68]*[.O68]*4/100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91" calcext:value-type="float">
            <text:p>191</text:p>
          </table:table-cell>
          <table:table-cell table:style-name="ce23" office:value-type="float" office:value="20.6" calcext:value-type="float">
            <text:p>20.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8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B68];&quot;) (nombre &quot;;[.U68];&quot;) (grupo &quot;;[.E68];&quot;) (tipo &quot;;[.G68];&quot;) (racion &quot;;[.K68];&quot;) (kcal &quot;;[.L68];&quot;) (proteinas &quot;;[.M68];&quot;) (grasas &quot;;[.N68];&quot;) (hidratos &quot;;[.O68];&quot;) (desayuno &quot;;[.P68];&quot;) (almuerzo &quot;;[.Q68];&quot;) (comida &quot;;[.R68];&quot;) (merienda &quot;;[.S68];&quot;) (cena &quot;;[.T68];&quot;))&quot;)" office:value-type="string" office:string-value="(alimento (id 70) (nombre salmon) (grupo 2) (tipo plasticos) (racion 100) (kcal 191) (proteinas 20,6) (grasas 12) (hidratos 0) (desayuno no) (almuerzo no) (comida si) (merienda no) (cena si))" calcext:value-type="string">
            <text:p>(alimento (id 70) (nombre salmon) (grupo 2) (tipo plasticos) (racion 100) (kcal 191) (proteinas 20,6) (grasas 12) (hidratos 0) (desayuno no) (almuerzo no) (comida si) (merienda no) (cena si))</text:p>
          </table:table-cell>
          <table:table-cell table:formula="of:=SUBSTITUTE([.V68];&quot;,&quot;;&quot;.&quot;)" office:value-type="string" office:string-value="(alimento (id 70) (nombre salmon) (grupo 2) (tipo plasticos) (racion 100) (kcal 191) (proteinas 20.6) (grasas 12) (hidratos 0) (desayuno no) (almuerzo no) (comida si) (merienda no) (cena si))" calcext:value-type="string">
            <text:p>(alimento (id 70) (nombre salmon) (grupo 2) (tipo plasticos) (racion 100) (kcal 191) (proteinas 20.6) (grasas 12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Lacón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69]*[.L69]/100" office:value-type="float" office:value="216.6" calcext:value-type="float">
            <text:p>216,6</text:p>
          </table:table-cell>
          <table:table-cell table:style-name="ce19" table:formula="of:=[.K69]*[.M69]*4/100" office:value-type="float" office:value="46.08" calcext:value-type="float">
            <text:p>46,08</text:p>
          </table:table-cell>
          <table:table-cell table:style-name="ce19" table:formula="of:=[.K69]*[.O69]*4/100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61" calcext:value-type="float">
            <text:p>361</text:p>
          </table:table-cell>
          <table:table-cell table:style-name="ce23" office:value-type="float" office:value="19.2" calcext:value-type="float">
            <text:p>19.2</text:p>
          </table:table-cell>
          <table:table-cell table:style-name="ce23" office:value-type="float" office:value="31.6" calcext:value-type="float">
            <text:p>31.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9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B69];&quot;) (nombre &quot;;[.U69];&quot;) (grupo &quot;;[.E69];&quot;) (tipo &quot;;[.G69];&quot;) (racion &quot;;[.K69];&quot;) (kcal &quot;;[.L69];&quot;) (proteinas &quot;;[.M69];&quot;) (grasas &quot;;[.N69];&quot;) (hidratos &quot;;[.O69];&quot;) (desayuno &quot;;[.P69];&quot;) (almuerzo &quot;;[.Q69];&quot;) (comida &quot;;[.R69];&quot;) (merienda &quot;;[.S69];&quot;) (cena &quot;;[.T69];&quot;))&quot;)" office:value-type="string" office:string-value="(alimento (id 71) (nombre lacon) (grupo 2) (tipo plasticos) (racion 60) (kcal 361) (proteinas 19,2) (grasas 31,6) (hidratos 0) (desayuno si) (almuerzo si) (comida si) (merienda si) (cena si))" calcext:value-type="string">
            <text:p>(alimento (id 71) (nombre lacon) (grupo 2) (tipo plasticos) (racion 60) (kcal 361) (proteinas 19,2) (grasas 31,6) (hidratos 0) (desayuno si) (almuerzo si) (comida si) (merienda si) (cena si))</text:p>
          </table:table-cell>
          <table:table-cell table:formula="of:=SUBSTITUTE([.V69];&quot;,&quot;;&quot;.&quot;)" office:value-type="string" office:string-value="(alimento (id 71) (nombre lacon) (grupo 2) (tipo plasticos) (racion 60) (kcal 361) (proteinas 19.2) (grasas 31.6) (hidratos 0) (desayuno si) (almuerzo si) (comida si) (merienda si) (cena si))" calcext:value-type="string">
            <text:p>(alimento (id 71) (nombre lacon) (grupo 2) (tipo plasticos) (racion 60) (kcal 361) (proteinas 19.2) (grasas 31.6) (hidratos 0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Lacón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70]*[.L70]/100" office:value-type="float" office:value="180.5" calcext:value-type="float">
            <text:p>180,5</text:p>
          </table:table-cell>
          <table:table-cell table:style-name="ce19" table:formula="of:=[.K70]*[.M70]*4/100" office:value-type="float" office:value="38.4" calcext:value-type="float">
            <text:p>38,4</text:p>
          </table:table-cell>
          <table:table-cell table:style-name="ce19" table:formula="of:=[.K70]*[.O70]*4/100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61" calcext:value-type="float">
            <text:p>361</text:p>
          </table:table-cell>
          <table:table-cell table:style-name="ce23" office:value-type="float" office:value="19.2" calcext:value-type="float">
            <text:p>19.2</text:p>
          </table:table-cell>
          <table:table-cell table:style-name="ce23" office:value-type="float" office:value="31.6" calcext:value-type="float">
            <text:p>31.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0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B70];&quot;) (nombre &quot;;[.U70];&quot;) (grupo &quot;;[.E70];&quot;) (tipo &quot;;[.G70];&quot;) (racion &quot;;[.K70];&quot;) (kcal &quot;;[.L70];&quot;) (proteinas &quot;;[.M70];&quot;) (grasas &quot;;[.N70];&quot;) (hidratos &quot;;[.O70];&quot;) (desayuno &quot;;[.P70];&quot;) (almuerzo &quot;;[.Q70];&quot;) (comida &quot;;[.R70];&quot;) (merienda &quot;;[.S70];&quot;) (cena &quot;;[.T70];&quot;))&quot;)" office:value-type="string" office:string-value="(alimento (id 72) (nombre lacon) (grupo 2) (tipo plasticos) (racion 50) (kcal 361) (proteinas 19,2) (grasas 31,6) (hidratos 0) (desayuno si) (almuerzo si) (comida si) (merienda si) (cena si))" calcext:value-type="string">
            <text:p>(alimento (id 72) (nombre lacon) (grupo 2) (tipo plasticos) (racion 50) (kcal 361) (proteinas 19,2) (grasas 31,6) (hidratos 0) (desayuno si) (almuerzo si) (comida si) (merienda si) (cena si))</text:p>
          </table:table-cell>
          <table:table-cell table:formula="of:=SUBSTITUTE([.V70];&quot;,&quot;;&quot;.&quot;)" office:value-type="string" office:string-value="(alimento (id 72) (nombre lacon) (grupo 2) (tipo plasticos) (racion 50) (kcal 361) (proteinas 19.2) (grasas 31.6) (hidratos 0) (desayuno si) (almuerzo si) (comida si) (merienda si) (cena si))" calcext:value-type="string">
            <text:p>(alimento (id 72) (nombre lacon) (grupo 2) (tipo plasticos) (racion 50) (kcal 361) (proteinas 19.2) (grasas 31.6) (hidratos 0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Lacón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71]*[.L71]/100" office:value-type="float" office:value="144.4" calcext:value-type="float">
            <text:p>144,4</text:p>
          </table:table-cell>
          <table:table-cell table:style-name="ce19" table:formula="of:=[.K71]*[.M71]*4/100" office:value-type="float" office:value="30.72" calcext:value-type="float">
            <text:p>30,72</text:p>
          </table:table-cell>
          <table:table-cell table:style-name="ce19" table:formula="of:=[.K71]*[.O71]*4/100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61" calcext:value-type="float">
            <text:p>361</text:p>
          </table:table-cell>
          <table:table-cell table:style-name="ce23" office:value-type="float" office:value="19.2" calcext:value-type="float">
            <text:p>19.2</text:p>
          </table:table-cell>
          <table:table-cell table:style-name="ce23" office:value-type="float" office:value="31.6" calcext:value-type="float">
            <text:p>31.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1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B71];&quot;) (nombre &quot;;[.U71];&quot;) (grupo &quot;;[.E71];&quot;) (tipo &quot;;[.G71];&quot;) (racion &quot;;[.K71];&quot;) (kcal &quot;;[.L71];&quot;) (proteinas &quot;;[.M71];&quot;) (grasas &quot;;[.N71];&quot;) (hidratos &quot;;[.O71];&quot;) (desayuno &quot;;[.P71];&quot;) (almuerzo &quot;;[.Q71];&quot;) (comida &quot;;[.R71];&quot;) (merienda &quot;;[.S71];&quot;) (cena &quot;;[.T71];&quot;))&quot;)" office:value-type="string" office:string-value="(alimento (id 73) (nombre lacon) (grupo 2) (tipo plasticos) (racion 40) (kcal 361) (proteinas 19,2) (grasas 31,6) (hidratos 0) (desayuno si) (almuerzo si) (comida si) (merienda si) (cena si))" calcext:value-type="string">
            <text:p>(alimento (id 73) (nombre lacon) (grupo 2) (tipo plasticos) (racion 40) (kcal 361) (proteinas 19,2) (grasas 31,6) (hidratos 0) (desayuno si) (almuerzo si) (comida si) (merienda si) (cena si))</text:p>
          </table:table-cell>
          <table:table-cell table:formula="of:=SUBSTITUTE([.V71];&quot;,&quot;;&quot;.&quot;)" office:value-type="string" office:string-value="(alimento (id 73) (nombre lacon) (grupo 2) (tipo plasticos) (racion 40) (kcal 361) (proteinas 19.2) (grasas 31.6) (hidratos 0) (desayuno si) (almuerzo si) (comida si) (merienda si) (cena si))" calcext:value-type="string">
            <text:p>(alimento (id 73) (nombre lacon) (grupo 2) (tipo plasticos) (racion 40) (kcal 361) (proteinas 19.2) (grasas 31.6) (hidratos 0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Lacón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72]*[.L72]/100" office:value-type="float" office:value="108.3" calcext:value-type="float">
            <text:p>108,3</text:p>
          </table:table-cell>
          <table:table-cell table:style-name="ce19" table:formula="of:=[.K72]*[.M72]*4/100" office:value-type="float" office:value="23.04" calcext:value-type="float">
            <text:p>23,04</text:p>
          </table:table-cell>
          <table:table-cell table:style-name="ce19" table:formula="of:=[.K72]*[.O72]*4/100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61" calcext:value-type="float">
            <text:p>361</text:p>
          </table:table-cell>
          <table:table-cell table:style-name="ce23" office:value-type="float" office:value="19.2" calcext:value-type="float">
            <text:p>19.2</text:p>
          </table:table-cell>
          <table:table-cell table:style-name="ce23" office:value-type="float" office:value="31.6" calcext:value-type="float">
            <text:p>31.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2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B72];&quot;) (nombre &quot;;[.U72];&quot;) (grupo &quot;;[.E72];&quot;) (tipo &quot;;[.G72];&quot;) (racion &quot;;[.K72];&quot;) (kcal &quot;;[.L72];&quot;) (proteinas &quot;;[.M72];&quot;) (grasas &quot;;[.N72];&quot;) (hidratos &quot;;[.O72];&quot;) (desayuno &quot;;[.P72];&quot;) (almuerzo &quot;;[.Q72];&quot;) (comida &quot;;[.R72];&quot;) (merienda &quot;;[.S72];&quot;) (cena &quot;;[.T72];&quot;))&quot;)" office:value-type="string" office:string-value="(alimento (id 74) (nombre lacon) (grupo 2) (tipo plasticos) (racion 30) (kcal 361) (proteinas 19,2) (grasas 31,6) (hidratos 0) (desayuno si) (almuerzo si) (comida si) (merienda si) (cena si))" calcext:value-type="string">
            <text:p>(alimento (id 74) (nombre lacon) (grupo 2) (tipo plasticos) (racion 30) (kcal 361) (proteinas 19,2) (grasas 31,6) (hidratos 0) (desayuno si) (almuerzo si) (comida si) (merienda si) (cena si))</text:p>
          </table:table-cell>
          <table:table-cell table:formula="of:=SUBSTITUTE([.V72];&quot;,&quot;;&quot;.&quot;)" office:value-type="string" office:string-value="(alimento (id 74) (nombre lacon) (grupo 2) (tipo plasticos) (racion 30) (kcal 361) (proteinas 19.2) (grasas 31.6) (hidratos 0) (desayuno si) (almuerzo si) (comida si) (merienda si) (cena si))" calcext:value-type="string">
            <text:p>(alimento (id 74) (nombre lacon) (grupo 2) (tipo plasticos) (racion 30) (kcal 361) (proteinas 19.2) (grasas 31.6) (hidratos 0) (desayuno si) (almuerzo si) (comida si) (merienda si) (cena si))</text:p>
          </table:table-cell>
          <table:table-cell table:number-columns-repeated="1001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Carne, huevos y pescado</text:p>
          </table:table-cell>
          <table:table-cell table:style-name="ce16" office:value-type="string" calcext:value-type="string">
            <text:p>Lacón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string" calcext:value-type="string">
            <text:p>plasticos</text:p>
          </table:table-cell>
          <table:table-cell table:style-name="ce16" table:formula="of:=[.K73]*[.L73]/100" office:value-type="float" office:value="90.25" calcext:value-type="float">
            <text:p>90,25</text:p>
          </table:table-cell>
          <table:table-cell table:style-name="ce19" table:formula="of:=[.K73]*[.M73]*4/100" office:value-type="float" office:value="19.2" calcext:value-type="float">
            <text:p>19,2</text:p>
          </table:table-cell>
          <table:table-cell table:style-name="ce19" table:formula="of:=[.K73]*[.O73]*4/100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1" calcext:value-type="float">
            <text:p>361</text:p>
          </table:table-cell>
          <table:table-cell table:style-name="ce22" office:value-type="float" office:value="19.2" calcext:value-type="float">
            <text:p>19.2</text:p>
          </table:table-cell>
          <table:table-cell table:style-name="ce22" office:value-type="float" office:value="31.6" calcext:value-type="float">
            <text:p>31.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" table:style-name="ce15" office:value-type="string" calcext:value-type="string">
            <text:p>si</text:p>
          </table:table-cell>
          <table:table-cell table:style-name="ce15" table:formula="of:=SUBSTITUTE(SUBSTITUTE(SUBSTITUTE(SUBSTITUTE(SUBSTITUTE(SUBSTITUTE(LOWER([.D73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29" table:formula="of:=CONCATENATE(&quot;(alimento (id &quot;;[.B73];&quot;) (nombre &quot;;[.U73];&quot;) (grupo &quot;;[.E73];&quot;) (tipo &quot;;[.G73];&quot;) (racion &quot;;[.K73];&quot;) (kcal &quot;;[.L73];&quot;) (proteinas &quot;;[.M73];&quot;) (grasas &quot;;[.N73];&quot;) (hidratos &quot;;[.O73];&quot;) (desayuno &quot;;[.P73];&quot;) (almuerzo &quot;;[.Q73];&quot;) (comida &quot;;[.R73];&quot;) (merienda &quot;;[.S73];&quot;) (cena &quot;;[.T73];&quot;))&quot;)" office:value-type="string" office:string-value="(alimento (id 75) (nombre lacon) (grupo 2) (tipo plasticos) (racion 25) (kcal 361) (proteinas 19,2) (grasas 31,6) (hidratos 0) (desayuno si) (almuerzo si) (comida si) (merienda si) (cena si))" calcext:value-type="string">
            <text:p>(alimento (id 75) (nombre lacon) (grupo 2) (tipo plasticos) (racion 25) (kcal 361) (proteinas 19,2) (grasas 31,6) (hidratos 0) (desayuno si) (almuerzo si) (comida si) (merienda si) (cena si))</text:p>
          </table:table-cell>
          <table:table-cell table:style-name="ce15" table:formula="of:=SUBSTITUTE([.V73];&quot;,&quot;;&quot;.&quot;)" office:value-type="string" office:string-value="(alimento (id 75) (nombre lacon) (grupo 2) (tipo plasticos) (racion 25) (kcal 361) (proteinas 19.2) (grasas 31.6) (hidratos 0) (desayuno si) (almuerzo si) (comida si) (merienda si) (cena si))" calcext:value-type="string">
            <text:p>(alimento (id 75) (nombre lacon) (grupo 2) (tipo plasticos) (racion 25) (kcal 361) (proteinas 19.2) (grasas 31.6) (hidratos 0) (desayuno si) (almuerzo si) (comida si) (merienda si) (cena si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Cerdo carne magr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74]*[.L74]/100" office:value-type="float" office:value="124.8" calcext:value-type="float">
            <text:p>124,8</text:p>
          </table:table-cell>
          <table:table-cell table:style-name="ce19" table:formula="of:=[.K74]*[.M74]*4/100" office:value-type="float" office:value="70.4" calcext:value-type="float">
            <text:p>70,4</text:p>
          </table:table-cell>
          <table:table-cell table:style-name="ce19" table:formula="of:=[.K74]*[.O74]*4/100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56" calcext:value-type="float">
            <text:p>156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7.6" calcext:value-type="float">
            <text:p>7.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4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B74];&quot;) (nombre &quot;;[.U74];&quot;) (grupo &quot;;[.E74];&quot;) (tipo &quot;;[.G74];&quot;) (racion &quot;;[.K74];&quot;) (kcal &quot;;[.L74];&quot;) (proteinas &quot;;[.M74];&quot;) (grasas &quot;;[.N74];&quot;) (hidratos &quot;;[.O74];&quot;) (desayuno &quot;;[.P74];&quot;) (almuerzo &quot;;[.Q74];&quot;) (comida &quot;;[.R74];&quot;) (merienda &quot;;[.S74];&quot;) (cena &quot;;[.T74];&quot;))&quot;)" office:value-type="string" office:string-value="(alimento (id 76) (nombre cerdo-carne-magra) (grupo 2) (tipo plasticos) (racion 80) (kcal 156) (proteinas 22) (grasas 7,6) (hidratos 0) (desayuno no) (almuerzo no) (comida si) (merienda no) (cena si))" calcext:value-type="string">
            <text:p>(alimento (id 76) (nombre cerdo-carne-magra) (grupo 2) (tipo plasticos) (racion 80) (kcal 156) (proteinas 22) (grasas 7,6) (hidratos 0) (desayuno no) (almuerzo no) (comida si) (merienda no) (cena si))</text:p>
          </table:table-cell>
          <table:table-cell table:formula="of:=SUBSTITUTE([.V74];&quot;,&quot;;&quot;.&quot;)" office:value-type="string" office:string-value="(alimento (id 76) (nombre cerdo-carne-magra) (grupo 2) (tipo plasticos) (racion 80) (kcal 156) (proteinas 22) (grasas 7.6) (hidratos 0) (desayuno no) (almuerzo no) (comida si) (merienda no) (cena si))" calcext:value-type="string">
            <text:p>(alimento (id 76) (nombre cerdo-carne-magra) (grupo 2) (tipo plasticos) (racion 80) (kcal 156) (proteinas 22) (grasas 7.6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Cerdo carne magr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75]*[.L75]/100" office:value-type="float" office:value="234" calcext:value-type="float">
            <text:p>234</text:p>
          </table:table-cell>
          <table:table-cell table:style-name="ce19" table:formula="of:=[.K75]*[.M75]*4/100" office:value-type="float" office:value="132" calcext:value-type="float">
            <text:p>132</text:p>
          </table:table-cell>
          <table:table-cell table:style-name="ce19" table:formula="of:=[.K75]*[.O75]*4/100" office:value-type="float" office:value="0" calcext:value-type="float">
            <text:p>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56" calcext:value-type="float">
            <text:p>156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7.6" calcext:value-type="float">
            <text:p>7.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5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B75];&quot;) (nombre &quot;;[.U75];&quot;) (grupo &quot;;[.E75];&quot;) (tipo &quot;;[.G75];&quot;) (racion &quot;;[.K75];&quot;) (kcal &quot;;[.L75];&quot;) (proteinas &quot;;[.M75];&quot;) (grasas &quot;;[.N75];&quot;) (hidratos &quot;;[.O75];&quot;) (desayuno &quot;;[.P75];&quot;) (almuerzo &quot;;[.Q75];&quot;) (comida &quot;;[.R75];&quot;) (merienda &quot;;[.S75];&quot;) (cena &quot;;[.T75];&quot;))&quot;)" office:value-type="string" office:string-value="(alimento (id 77) (nombre cerdo-carne-magra) (grupo 2) (tipo plasticos) (racion 150) (kcal 156) (proteinas 22) (grasas 7,6) (hidratos 0) (desayuno no) (almuerzo no) (comida si) (merienda no) (cena si))" calcext:value-type="string">
            <text:p>(alimento (id 77) (nombre cerdo-carne-magra) (grupo 2) (tipo plasticos) (racion 150) (kcal 156) (proteinas 22) (grasas 7,6) (hidratos 0) (desayuno no) (almuerzo no) (comida si) (merienda no) (cena si))</text:p>
          </table:table-cell>
          <table:table-cell table:formula="of:=SUBSTITUTE([.V75];&quot;,&quot;;&quot;.&quot;)" office:value-type="string" office:string-value="(alimento (id 77) (nombre cerdo-carne-magra) (grupo 2) (tipo plasticos) (racion 150) (kcal 156) (proteinas 22) (grasas 7.6) (hidratos 0) (desayuno no) (almuerzo no) (comida si) (merienda no) (cena si))" calcext:value-type="string">
            <text:p>(alimento (id 77) (nombre cerdo-carne-magra) (grupo 2) (tipo plasticos) (racion 150) (kcal 156) (proteinas 22) (grasas 7.6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Cerdo carne magr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76]*[.L76]/100" office:value-type="float" office:value="78" calcext:value-type="float">
            <text:p>78</text:p>
          </table:table-cell>
          <table:table-cell table:style-name="ce19" table:formula="of:=[.K76]*[.M76]*4/100" office:value-type="float" office:value="44" calcext:value-type="float">
            <text:p>44</text:p>
          </table:table-cell>
          <table:table-cell table:style-name="ce19" table:formula="of:=[.K76]*[.O76]*4/100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6" calcext:value-type="float">
            <text:p>156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7.6" calcext:value-type="float">
            <text:p>7.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6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B76];&quot;) (nombre &quot;;[.U76];&quot;) (grupo &quot;;[.E76];&quot;) (tipo &quot;;[.G76];&quot;) (racion &quot;;[.K76];&quot;) (kcal &quot;;[.L76];&quot;) (proteinas &quot;;[.M76];&quot;) (grasas &quot;;[.N76];&quot;) (hidratos &quot;;[.O76];&quot;) (desayuno &quot;;[.P76];&quot;) (almuerzo &quot;;[.Q76];&quot;) (comida &quot;;[.R76];&quot;) (merienda &quot;;[.S76];&quot;) (cena &quot;;[.T76];&quot;))&quot;)" office:value-type="string" office:string-value="(alimento (id 78) (nombre cerdo-carne-magra) (grupo 2) (tipo plasticos) (racion 50) (kcal 156) (proteinas 22) (grasas 7,6) (hidratos 0) (desayuno no) (almuerzo no) (comida si) (merienda no) (cena si))" calcext:value-type="string">
            <text:p>(alimento (id 78) (nombre cerdo-carne-magra) (grupo 2) (tipo plasticos) (racion 50) (kcal 156) (proteinas 22) (grasas 7,6) (hidratos 0) (desayuno no) (almuerzo no) (comida si) (merienda no) (cena si))</text:p>
          </table:table-cell>
          <table:table-cell table:formula="of:=SUBSTITUTE([.V76];&quot;,&quot;;&quot;.&quot;)" office:value-type="string" office:string-value="(alimento (id 78) (nombre cerdo-carne-magra) (grupo 2) (tipo plasticos) (racion 50) (kcal 156) (proteinas 22) (grasas 7.6) (hidratos 0) (desayuno no) (almuerzo no) (comida si) (merienda no) (cena si))" calcext:value-type="string">
            <text:p>(alimento (id 78) (nombre cerdo-carne-magra) (grupo 2) (tipo plasticos) (racion 50) (kcal 156) (proteinas 22) (grasas 7.6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Cerdo carne magr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77]*[.L77]/100" office:value-type="float" office:value="195" calcext:value-type="float">
            <text:p>195</text:p>
          </table:table-cell>
          <table:table-cell table:style-name="ce19" table:formula="of:=[.K77]*[.M77]*4/100" office:value-type="float" office:value="110" calcext:value-type="float">
            <text:p>110</text:p>
          </table:table-cell>
          <table:table-cell table:style-name="ce19" table:formula="of:=[.K77]*[.O77]*4/100" office:value-type="float" office:value="0" calcext:value-type="float">
            <text:p>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56" calcext:value-type="float">
            <text:p>156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7.6" calcext:value-type="float">
            <text:p>7.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7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B77];&quot;) (nombre &quot;;[.U77];&quot;) (grupo &quot;;[.E77];&quot;) (tipo &quot;;[.G77];&quot;) (racion &quot;;[.K77];&quot;) (kcal &quot;;[.L77];&quot;) (proteinas &quot;;[.M77];&quot;) (grasas &quot;;[.N77];&quot;) (hidratos &quot;;[.O77];&quot;) (desayuno &quot;;[.P77];&quot;) (almuerzo &quot;;[.Q77];&quot;) (comida &quot;;[.R77];&quot;) (merienda &quot;;[.S77];&quot;) (cena &quot;;[.T77];&quot;))&quot;)" office:value-type="string" office:string-value="(alimento (id 79) (nombre cerdo-carne-magra) (grupo 2) (tipo plasticos) (racion 125) (kcal 156) (proteinas 22) (grasas 7,6) (hidratos 0) (desayuno no) (almuerzo no) (comida si) (merienda no) (cena si))" calcext:value-type="string">
            <text:p>(alimento (id 79) (nombre cerdo-carne-magra) (grupo 2) (tipo plasticos) (racion 125) (kcal 156) (proteinas 22) (grasas 7,6) (hidratos 0) (desayuno no) (almuerzo no) (comida si) (merienda no) (cena si))</text:p>
          </table:table-cell>
          <table:table-cell table:formula="of:=SUBSTITUTE([.V77];&quot;,&quot;;&quot;.&quot;)" office:value-type="string" office:string-value="(alimento (id 79) (nombre cerdo-carne-magra) (grupo 2) (tipo plasticos) (racion 125) (kcal 156) (proteinas 22) (grasas 7.6) (hidratos 0) (desayuno no) (almuerzo no) (comida si) (merienda no) (cena si))" calcext:value-type="string">
            <text:p>(alimento (id 79) (nombre cerdo-carne-magra) (grupo 2) (tipo plasticos) (racion 125) (kcal 156) (proteinas 22) (grasas 7.6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Cerdo carne magr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78]*[.L78]/100" office:value-type="float" office:value="156" calcext:value-type="float">
            <text:p>156</text:p>
          </table:table-cell>
          <table:table-cell table:style-name="ce19" table:formula="of:=[.K78]*[.M78]*4/100" office:value-type="float" office:value="88" calcext:value-type="float">
            <text:p>88</text:p>
          </table:table-cell>
          <table:table-cell table:style-name="ce19" table:formula="of:=[.K78]*[.O78]*4/100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56" calcext:value-type="float">
            <text:p>156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7.6" calcext:value-type="float">
            <text:p>7.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8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B78];&quot;) (nombre &quot;;[.U78];&quot;) (grupo &quot;;[.E78];&quot;) (tipo &quot;;[.G78];&quot;) (racion &quot;;[.K78];&quot;) (kcal &quot;;[.L78];&quot;) (proteinas &quot;;[.M78];&quot;) (grasas &quot;;[.N78];&quot;) (hidratos &quot;;[.O78];&quot;) (desayuno &quot;;[.P78];&quot;) (almuerzo &quot;;[.Q78];&quot;) (comida &quot;;[.R78];&quot;) (merienda &quot;;[.S78];&quot;) (cena &quot;;[.T78];&quot;))&quot;)" office:value-type="string" office:string-value="(alimento (id 80) (nombre cerdo-carne-magra) (grupo 2) (tipo plasticos) (racion 100) (kcal 156) (proteinas 22) (grasas 7,6) (hidratos 0) (desayuno no) (almuerzo no) (comida si) (merienda no) (cena si))" calcext:value-type="string">
            <text:p>(alimento (id 80) (nombre cerdo-carne-magra) (grupo 2) (tipo plasticos) (racion 100) (kcal 156) (proteinas 22) (grasas 7,6) (hidratos 0) (desayuno no) (almuerzo no) (comida si) (merienda no) (cena si))</text:p>
          </table:table-cell>
          <table:table-cell table:formula="of:=SUBSTITUTE([.V78];&quot;,&quot;;&quot;.&quot;)" office:value-type="string" office:string-value="(alimento (id 80) (nombre cerdo-carne-magra) (grupo 2) (tipo plasticos) (racion 100) (kcal 156) (proteinas 22) (grasas 7.6) (hidratos 0) (desayuno no) (almuerzo no) (comida si) (merienda no) (cena si))" calcext:value-type="string">
            <text:p>(alimento (id 80) (nombre cerdo-carne-magra) (grupo 2) (tipo plasticos) (racion 100) (kcal 156) (proteinas 22) (grasas 7.6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Salchicha frankfurt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79]*[.L79]/100" office:value-type="float" office:value="121.5" calcext:value-type="float">
            <text:p>121,5</text:p>
          </table:table-cell>
          <table:table-cell table:style-name="ce19" table:formula="of:=[.K79]*[.M79]*4/100" office:value-type="float" office:value="26.2" calcext:value-type="float">
            <text:p>26,2</text:p>
          </table:table-cell>
          <table:table-cell table:style-name="ce19" table:formula="of:=[.K79]*[.O79]*4/100" office:value-type="float" office:value="2.8" calcext:value-type="float">
            <text:p>2,8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43" calcext:value-type="float">
            <text:p>243</text:p>
          </table:table-cell>
          <table:table-cell table:style-name="ce23" office:value-type="float" office:value="13.1" calcext:value-type="float">
            <text:p>13.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9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B79];&quot;) (nombre &quot;;[.U79];&quot;) (grupo &quot;;[.E79];&quot;) (tipo &quot;;[.G79];&quot;) (racion &quot;;[.K79];&quot;) (kcal &quot;;[.L79];&quot;) (proteinas &quot;;[.M79];&quot;) (grasas &quot;;[.N79];&quot;) (hidratos &quot;;[.O79];&quot;) (desayuno &quot;;[.P79];&quot;) (almuerzo &quot;;[.Q79];&quot;) (comida &quot;;[.R79];&quot;) (merienda &quot;;[.S79];&quot;) (cena &quot;;[.T79];&quot;))&quot;)" office:value-type="string" office:string-value="(alimento (id 81) (nombre salchicha-frankfurt) (grupo 2) (tipo plasticos) (racion 50) (kcal 243) (proteinas 13,1) (grasas 20) (hidratos 1,4) (desayuno no) (almuerzo no) (comida si) (merienda no) (cena si))" calcext:value-type="string">
            <text:p>(alimento (id 81) (nombre salchicha-frankfurt) (grupo 2) (tipo plasticos) (racion 50) (kcal 243) (proteinas 13,1) (grasas 20) (hidratos 1,4) (desayuno no) (almuerzo no) (comida si) (merienda no) (cena si))</text:p>
          </table:table-cell>
          <table:table-cell table:formula="of:=SUBSTITUTE([.V79];&quot;,&quot;;&quot;.&quot;)" office:value-type="string" office:string-value="(alimento (id 81) (nombre salchicha-frankfurt) (grupo 2) (tipo plasticos) (racion 50) (kcal 243) (proteinas 13.1) (grasas 20) (hidratos 1.4) (desayuno no) (almuerzo no) (comida si) (merienda no) (cena si))" calcext:value-type="string">
            <text:p>(alimento (id 81) (nombre salchicha-frankfurt) (grupo 2) (tipo plasticos) (racion 50) (kcal 243) (proteinas 13.1) (grasas 20) (hidratos 1.4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Salchicha frankfurt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80]*[.L80]/100" office:value-type="float" office:value="194.4" calcext:value-type="float">
            <text:p>194,4</text:p>
          </table:table-cell>
          <table:table-cell table:style-name="ce19" table:formula="of:=[.K80]*[.M80]*4/100" office:value-type="float" office:value="41.92" calcext:value-type="float">
            <text:p>41,92</text:p>
          </table:table-cell>
          <table:table-cell table:style-name="ce19" table:formula="of:=[.K80]*[.O80]*4/100" office:value-type="float" office:value="4.48" calcext:value-type="float">
            <text:p>4,48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243" calcext:value-type="float">
            <text:p>243</text:p>
          </table:table-cell>
          <table:table-cell table:style-name="ce23" office:value-type="float" office:value="13.1" calcext:value-type="float">
            <text:p>13.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0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B80];&quot;) (nombre &quot;;[.U80];&quot;) (grupo &quot;;[.E80];&quot;) (tipo &quot;;[.G80];&quot;) (racion &quot;;[.K80];&quot;) (kcal &quot;;[.L80];&quot;) (proteinas &quot;;[.M80];&quot;) (grasas &quot;;[.N80];&quot;) (hidratos &quot;;[.O80];&quot;) (desayuno &quot;;[.P80];&quot;) (almuerzo &quot;;[.Q80];&quot;) (comida &quot;;[.R80];&quot;) (merienda &quot;;[.S80];&quot;) (cena &quot;;[.T80];&quot;))&quot;)" office:value-type="string" office:string-value="(alimento (id 82) (nombre salchicha-frankfurt) (grupo 2) (tipo plasticos) (racion 80) (kcal 243) (proteinas 13,1) (grasas 20) (hidratos 1,4) (desayuno no) (almuerzo no) (comida si) (merienda no) (cena si))" calcext:value-type="string">
            <text:p>(alimento (id 82) (nombre salchicha-frankfurt) (grupo 2) (tipo plasticos) (racion 80) (kcal 243) (proteinas 13,1) (grasas 20) (hidratos 1,4) (desayuno no) (almuerzo no) (comida si) (merienda no) (cena si))</text:p>
          </table:table-cell>
          <table:table-cell table:formula="of:=SUBSTITUTE([.V80];&quot;,&quot;;&quot;.&quot;)" office:value-type="string" office:string-value="(alimento (id 82) (nombre salchicha-frankfurt) (grupo 2) (tipo plasticos) (racion 80) (kcal 243) (proteinas 13.1) (grasas 20) (hidratos 1.4) (desayuno no) (almuerzo no) (comida si) (merienda no) (cena si))" calcext:value-type="string">
            <text:p>(alimento (id 82) (nombre salchicha-frankfurt) (grupo 2) (tipo plasticos) (racion 80) (kcal 243) (proteinas 13.1) (grasas 20) (hidratos 1.4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Salchicha frankfurt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81]*[.L81]/100" office:value-type="float" office:value="303.75" calcext:value-type="float">
            <text:p>303,75</text:p>
          </table:table-cell>
          <table:table-cell table:style-name="ce19" table:formula="of:=[.K81]*[.M81]*4/100" office:value-type="float" office:value="65.5" calcext:value-type="float">
            <text:p>65,5</text:p>
          </table:table-cell>
          <table:table-cell table:style-name="ce19" table:formula="of:=[.K81]*[.O81]*4/100" office:value-type="float" office:value="7" calcext:value-type="float">
            <text:p>7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243" calcext:value-type="float">
            <text:p>243</text:p>
          </table:table-cell>
          <table:table-cell table:style-name="ce23" office:value-type="float" office:value="13.1" calcext:value-type="float">
            <text:p>13.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1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B81];&quot;) (nombre &quot;;[.U81];&quot;) (grupo &quot;;[.E81];&quot;) (tipo &quot;;[.G81];&quot;) (racion &quot;;[.K81];&quot;) (kcal &quot;;[.L81];&quot;) (proteinas &quot;;[.M81];&quot;) (grasas &quot;;[.N81];&quot;) (hidratos &quot;;[.O81];&quot;) (desayuno &quot;;[.P81];&quot;) (almuerzo &quot;;[.Q81];&quot;) (comida &quot;;[.R81];&quot;) (merienda &quot;;[.S81];&quot;) (cena &quot;;[.T81];&quot;))&quot;)" office:value-type="string" office:string-value="(alimento (id 83) (nombre salchicha-frankfurt) (grupo 2) (tipo plasticos) (racion 125) (kcal 243) (proteinas 13,1) (grasas 20) (hidratos 1,4) (desayuno no) (almuerzo no) (comida si) (merienda no) (cena si))" calcext:value-type="string">
            <text:p>(alimento (id 83) (nombre salchicha-frankfurt) (grupo 2) (tipo plasticos) (racion 125) (kcal 243) (proteinas 13,1) (grasas 20) (hidratos 1,4) (desayuno no) (almuerzo no) (comida si) (merienda no) (cena si))</text:p>
          </table:table-cell>
          <table:table-cell table:formula="of:=SUBSTITUTE([.V81];&quot;,&quot;;&quot;.&quot;)" office:value-type="string" office:string-value="(alimento (id 83) (nombre salchicha-frankfurt) (grupo 2) (tipo plasticos) (racion 125) (kcal 243) (proteinas 13.1) (grasas 20) (hidratos 1.4) (desayuno no) (almuerzo no) (comida si) (merienda no) (cena si))" calcext:value-type="string">
            <text:p>(alimento (id 83) (nombre salchicha-frankfurt) (grupo 2) (tipo plasticos) (racion 125) (kcal 243) (proteinas 13.1) (grasas 20) (hidratos 1.4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Salchicha frankfurt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82]*[.L82]/100" office:value-type="float" office:value="364.5" calcext:value-type="float">
            <text:p>364,5</text:p>
          </table:table-cell>
          <table:table-cell table:style-name="ce19" table:formula="of:=[.K82]*[.M82]*4/100" office:value-type="float" office:value="78.6" calcext:value-type="float">
            <text:p>78,6</text:p>
          </table:table-cell>
          <table:table-cell table:style-name="ce19" table:formula="of:=[.K82]*[.O82]*4/100" office:value-type="float" office:value="8.4" calcext:value-type="float">
            <text:p>8,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43" calcext:value-type="float">
            <text:p>243</text:p>
          </table:table-cell>
          <table:table-cell table:style-name="ce23" office:value-type="float" office:value="13.1" calcext:value-type="float">
            <text:p>13.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2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B82];&quot;) (nombre &quot;;[.U82];&quot;) (grupo &quot;;[.E82];&quot;) (tipo &quot;;[.G82];&quot;) (racion &quot;;[.K82];&quot;) (kcal &quot;;[.L82];&quot;) (proteinas &quot;;[.M82];&quot;) (grasas &quot;;[.N82];&quot;) (hidratos &quot;;[.O82];&quot;) (desayuno &quot;;[.P82];&quot;) (almuerzo &quot;;[.Q82];&quot;) (comida &quot;;[.R82];&quot;) (merienda &quot;;[.S82];&quot;) (cena &quot;;[.T82];&quot;))&quot;)" office:value-type="string" office:string-value="(alimento (id 84) (nombre salchicha-frankfurt) (grupo 2) (tipo plasticos) (racion 150) (kcal 243) (proteinas 13,1) (grasas 20) (hidratos 1,4) (desayuno no) (almuerzo no) (comida si) (merienda no) (cena si))" calcext:value-type="string">
            <text:p>(alimento (id 84) (nombre salchicha-frankfurt) (grupo 2) (tipo plasticos) (racion 150) (kcal 243) (proteinas 13,1) (grasas 20) (hidratos 1,4) (desayuno no) (almuerzo no) (comida si) (merienda no) (cena si))</text:p>
          </table:table-cell>
          <table:table-cell table:formula="of:=SUBSTITUTE([.V82];&quot;,&quot;;&quot;.&quot;)" office:value-type="string" office:string-value="(alimento (id 84) (nombre salchicha-frankfurt) (grupo 2) (tipo plasticos) (racion 150) (kcal 243) (proteinas 13.1) (grasas 20) (hidratos 1.4) (desayuno no) (almuerzo no) (comida si) (merienda no) (cena si))" calcext:value-type="string">
            <text:p>(alimento (id 84) (nombre salchicha-frankfurt) (grupo 2) (tipo plasticos) (racion 150) (kcal 243) (proteinas 13.1) (grasas 20) (hidratos 1.4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Salchicha frankfurt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83]*[.L83]/100" office:value-type="float" office:value="243" calcext:value-type="float">
            <text:p>243</text:p>
          </table:table-cell>
          <table:table-cell table:style-name="ce19" table:formula="of:=[.K83]*[.M83]*4/100" office:value-type="float" office:value="52.4" calcext:value-type="float">
            <text:p>52,4</text:p>
          </table:table-cell>
          <table:table-cell table:style-name="ce19" table:formula="of:=[.K83]*[.O83]*4/100" office:value-type="float" office:value="5.6" calcext:value-type="float">
            <text:p>5,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243" calcext:value-type="float">
            <text:p>243</text:p>
          </table:table-cell>
          <table:table-cell table:style-name="ce23" office:value-type="float" office:value="13.1" calcext:value-type="float">
            <text:p>13.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3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B83];&quot;) (nombre &quot;;[.U83];&quot;) (grupo &quot;;[.E83];&quot;) (tipo &quot;;[.G83];&quot;) (racion &quot;;[.K83];&quot;) (kcal &quot;;[.L83];&quot;) (proteinas &quot;;[.M83];&quot;) (grasas &quot;;[.N83];&quot;) (hidratos &quot;;[.O83];&quot;) (desayuno &quot;;[.P83];&quot;) (almuerzo &quot;;[.Q83];&quot;) (comida &quot;;[.R83];&quot;) (merienda &quot;;[.S83];&quot;) (cena &quot;;[.T83];&quot;))&quot;)" office:value-type="string" office:string-value="(alimento (id 85) (nombre salchicha-frankfurt) (grupo 2) (tipo plasticos) (racion 100) (kcal 243) (proteinas 13,1) (grasas 20) (hidratos 1,4) (desayuno no) (almuerzo no) (comida si) (merienda no) (cena si))" calcext:value-type="string">
            <text:p>(alimento (id 85) (nombre salchicha-frankfurt) (grupo 2) (tipo plasticos) (racion 100) (kcal 243) (proteinas 13,1) (grasas 20) (hidratos 1,4) (desayuno no) (almuerzo no) (comida si) (merienda no) (cena si))</text:p>
          </table:table-cell>
          <table:table-cell table:formula="of:=SUBSTITUTE([.V83];&quot;,&quot;;&quot;.&quot;)" office:value-type="string" office:string-value="(alimento (id 85) (nombre salchicha-frankfurt) (grupo 2) (tipo plasticos) (racion 100) (kcal 243) (proteinas 13.1) (grasas 20) (hidratos 1.4) (desayuno no) (almuerzo no) (comida si) (merienda no) (cena si))" calcext:value-type="string">
            <text:p>(alimento (id 85) (nombre salchicha-frankfurt) (grupo 2) (tipo plasticos) (racion 100) (kcal 243) (proteinas 13.1) (grasas 20) (hidratos 1.4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Jamón cocido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84]*[.L84]/100" office:value-type="float" office:value="72" calcext:value-type="float">
            <text:p>72</text:p>
          </table:table-cell>
          <table:table-cell table:style-name="ce19" table:formula="of:=[.K84]*[.M84]*4/100" office:value-type="float" office:value="44.16" calcext:value-type="float">
            <text:p>44,16</text:p>
          </table:table-cell>
          <table:table-cell table:style-name="ce19" table:formula="of:=[.K84]*[.O84]*4/100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20" calcext:value-type="float">
            <text:p>120</text:p>
          </table:table-cell>
          <table:table-cell table:style-name="ce23" office:value-type="float" office:value="18.4" calcext:value-type="float">
            <text:p>18.4</text:p>
          </table:table-cell>
          <table:table-cell table:style-name="ce23" office:value-type="float" office:value="5.1" calcext:value-type="float">
            <text:p>5.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84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B84];&quot;) (nombre &quot;;[.U84];&quot;) (grupo &quot;;[.E84];&quot;) (tipo &quot;;[.G84];&quot;) (racion &quot;;[.K84];&quot;) (kcal &quot;;[.L84];&quot;) (proteinas &quot;;[.M84];&quot;) (grasas &quot;;[.N84];&quot;) (hidratos &quot;;[.O84];&quot;) (desayuno &quot;;[.P84];&quot;) (almuerzo &quot;;[.Q84];&quot;) (comida &quot;;[.R84];&quot;) (merienda &quot;;[.S84];&quot;) (cena &quot;;[.T84];&quot;))&quot;)" office:value-type="string" office:string-value="(alimento (id 86) (nombre jamon-cocido) (grupo 2) (tipo plasticos) (racion 60) (kcal 120) (proteinas 18,4) (grasas 5,1) (hidratos 0) (desayuno si) (almuerzo si) (comida no) (merienda si) (cena si))" calcext:value-type="string">
            <text:p>(alimento (id 86) (nombre jamon-cocido) (grupo 2) (tipo plasticos) (racion 60) (kcal 120) (proteinas 18,4) (grasas 5,1) (hidratos 0) (desayuno si) (almuerzo si) (comida no) (merienda si) (cena si))</text:p>
          </table:table-cell>
          <table:table-cell table:formula="of:=SUBSTITUTE([.V84];&quot;,&quot;;&quot;.&quot;)" office:value-type="string" office:string-value="(alimento (id 86) (nombre jamon-cocido) (grupo 2) (tipo plasticos) (racion 60) (kcal 120) (proteinas 18.4) (grasas 5.1) (hidratos 0) (desayuno si) (almuerzo si) (comida no) (merienda si) (cena si))" calcext:value-type="string">
            <text:p>(alimento (id 86) (nombre jamon-cocido) (grupo 2) (tipo plasticos) (racion 60) (kcal 120) (proteinas 18.4) (grasas 5.1) (hidratos 0) (desayuno si) (almuerzo si) (comida no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Jamón cocido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85]*[.L85]/100" office:value-type="float" office:value="60" calcext:value-type="float">
            <text:p>60</text:p>
          </table:table-cell>
          <table:table-cell table:style-name="ce19" table:formula="of:=[.K85]*[.M85]*4/100" office:value-type="float" office:value="36.8" calcext:value-type="float">
            <text:p>36,8</text:p>
          </table:table-cell>
          <table:table-cell table:style-name="ce19" table:formula="of:=[.K85]*[.O85]*4/100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20" calcext:value-type="float">
            <text:p>120</text:p>
          </table:table-cell>
          <table:table-cell table:style-name="ce23" office:value-type="float" office:value="18.4" calcext:value-type="float">
            <text:p>18.4</text:p>
          </table:table-cell>
          <table:table-cell table:style-name="ce23" office:value-type="float" office:value="5.1" calcext:value-type="float">
            <text:p>5.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85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B85];&quot;) (nombre &quot;;[.U85];&quot;) (grupo &quot;;[.E85];&quot;) (tipo &quot;;[.G85];&quot;) (racion &quot;;[.K85];&quot;) (kcal &quot;;[.L85];&quot;) (proteinas &quot;;[.M85];&quot;) (grasas &quot;;[.N85];&quot;) (hidratos &quot;;[.O85];&quot;) (desayuno &quot;;[.P85];&quot;) (almuerzo &quot;;[.Q85];&quot;) (comida &quot;;[.R85];&quot;) (merienda &quot;;[.S85];&quot;) (cena &quot;;[.T85];&quot;))&quot;)" office:value-type="string" office:string-value="(alimento (id 87) (nombre jamon-cocido) (grupo 2) (tipo plasticos) (racion 50) (kcal 120) (proteinas 18,4) (grasas 5,1) (hidratos 0) (desayuno si) (almuerzo si) (comida no) (merienda si) (cena si))" calcext:value-type="string">
            <text:p>(alimento (id 87) (nombre jamon-cocido) (grupo 2) (tipo plasticos) (racion 50) (kcal 120) (proteinas 18,4) (grasas 5,1) (hidratos 0) (desayuno si) (almuerzo si) (comida no) (merienda si) (cena si))</text:p>
          </table:table-cell>
          <table:table-cell table:formula="of:=SUBSTITUTE([.V85];&quot;,&quot;;&quot;.&quot;)" office:value-type="string" office:string-value="(alimento (id 87) (nombre jamon-cocido) (grupo 2) (tipo plasticos) (racion 50) (kcal 120) (proteinas 18.4) (grasas 5.1) (hidratos 0) (desayuno si) (almuerzo si) (comida no) (merienda si) (cena si))" calcext:value-type="string">
            <text:p>(alimento (id 87) (nombre jamon-cocido) (grupo 2) (tipo plasticos) (racion 50) (kcal 120) (proteinas 18.4) (grasas 5.1) (hidratos 0) (desayuno si) (almuerzo si) (comida no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Jamón cocido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86]*[.L86]/100" office:value-type="float" office:value="48" calcext:value-type="float">
            <text:p>48</text:p>
          </table:table-cell>
          <table:table-cell table:style-name="ce19" table:formula="of:=[.K86]*[.M86]*4/100" office:value-type="float" office:value="29.44" calcext:value-type="float">
            <text:p>29,44</text:p>
          </table:table-cell>
          <table:table-cell table:style-name="ce19" table:formula="of:=[.K86]*[.O86]*4/100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20" calcext:value-type="float">
            <text:p>120</text:p>
          </table:table-cell>
          <table:table-cell table:style-name="ce23" office:value-type="float" office:value="18.4" calcext:value-type="float">
            <text:p>18.4</text:p>
          </table:table-cell>
          <table:table-cell table:style-name="ce23" office:value-type="float" office:value="5.1" calcext:value-type="float">
            <text:p>5.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86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B86];&quot;) (nombre &quot;;[.U86];&quot;) (grupo &quot;;[.E86];&quot;) (tipo &quot;;[.G86];&quot;) (racion &quot;;[.K86];&quot;) (kcal &quot;;[.L86];&quot;) (proteinas &quot;;[.M86];&quot;) (grasas &quot;;[.N86];&quot;) (hidratos &quot;;[.O86];&quot;) (desayuno &quot;;[.P86];&quot;) (almuerzo &quot;;[.Q86];&quot;) (comida &quot;;[.R86];&quot;) (merienda &quot;;[.S86];&quot;) (cena &quot;;[.T86];&quot;))&quot;)" office:value-type="string" office:string-value="(alimento (id 88) (nombre jamon-cocido) (grupo 2) (tipo plasticos) (racion 40) (kcal 120) (proteinas 18,4) (grasas 5,1) (hidratos 0) (desayuno si) (almuerzo si) (comida no) (merienda si) (cena si))" calcext:value-type="string">
            <text:p>(alimento (id 88) (nombre jamon-cocido) (grupo 2) (tipo plasticos) (racion 40) (kcal 120) (proteinas 18,4) (grasas 5,1) (hidratos 0) (desayuno si) (almuerzo si) (comida no) (merienda si) (cena si))</text:p>
          </table:table-cell>
          <table:table-cell table:formula="of:=SUBSTITUTE([.V86];&quot;,&quot;;&quot;.&quot;)" office:value-type="string" office:string-value="(alimento (id 88) (nombre jamon-cocido) (grupo 2) (tipo plasticos) (racion 40) (kcal 120) (proteinas 18.4) (grasas 5.1) (hidratos 0) (desayuno si) (almuerzo si) (comida no) (merienda si) (cena si))" calcext:value-type="string">
            <text:p>(alimento (id 88) (nombre jamon-cocido) (grupo 2) (tipo plasticos) (racion 40) (kcal 120) (proteinas 18.4) (grasas 5.1) (hidratos 0) (desayuno si) (almuerzo si) (comida no) (merienda si) (cena si))</text:p>
          </table:table-cell>
          <table:table-cell table:number-columns-repeated="1001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string" calcext:value-type="string">
            <text:p>Carne, huevos y pescado</text:p>
          </table:table-cell>
          <table:table-cell table:style-name="ce16" office:value-type="string" calcext:value-type="string">
            <text:p>Jamón cocido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string" calcext:value-type="string">
            <text:p>plasticos</text:p>
          </table:table-cell>
          <table:table-cell table:style-name="ce16" table:formula="of:=[.K87]*[.L87]/100" office:value-type="float" office:value="36" calcext:value-type="float">
            <text:p>36</text:p>
          </table:table-cell>
          <table:table-cell table:style-name="ce19" table:formula="of:=[.K87]*[.M87]*4/100" office:value-type="float" office:value="22.08" calcext:value-type="float">
            <text:p>22,08</text:p>
          </table:table-cell>
          <table:table-cell table:style-name="ce19" table:formula="of:=[.K87]*[.O87]*4/100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20" calcext:value-type="float">
            <text:p>120</text:p>
          </table:table-cell>
          <table:table-cell table:style-name="ce22" office:value-type="float" office:value="18.4" calcext:value-type="float">
            <text:p>18.4</text:p>
          </table:table-cell>
          <table:table-cell table:style-name="ce22" office:value-type="float" office:value="5.1" calcext:value-type="float">
            <text:p>5.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si</text:p>
          </table:table-cell>
          <table:table-cell table:style-name="ce15" office:value-type="string" calcext:value-type="string">
            <text:p>no</text:p>
          </table:table-cell>
          <table:table-cell table:number-columns-repeated="2" table:style-name="ce15" office:value-type="string" calcext:value-type="string">
            <text:p>si</text:p>
          </table:table-cell>
          <table:table-cell table:style-name="ce15" table:formula="of:=SUBSTITUTE(SUBSTITUTE(SUBSTITUTE(SUBSTITUTE(SUBSTITUTE(SUBSTITUTE(LOWER([.D87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29" table:formula="of:=CONCATENATE(&quot;(alimento (id &quot;;[.B87];&quot;) (nombre &quot;;[.U87];&quot;) (grupo &quot;;[.E87];&quot;) (tipo &quot;;[.G87];&quot;) (racion &quot;;[.K87];&quot;) (kcal &quot;;[.L87];&quot;) (proteinas &quot;;[.M87];&quot;) (grasas &quot;;[.N87];&quot;) (hidratos &quot;;[.O87];&quot;) (desayuno &quot;;[.P87];&quot;) (almuerzo &quot;;[.Q87];&quot;) (comida &quot;;[.R87];&quot;) (merienda &quot;;[.S87];&quot;) (cena &quot;;[.T87];&quot;))&quot;)" office:value-type="string" office:string-value="(alimento (id 89) (nombre jamon-cocido) (grupo 2) (tipo plasticos) (racion 30) (kcal 120) (proteinas 18,4) (grasas 5,1) (hidratos 0) (desayuno si) (almuerzo si) (comida no) (merienda si) (cena si))" calcext:value-type="string">
            <text:p>(alimento (id 89) (nombre jamon-cocido) (grupo 2) (tipo plasticos) (racion 30) (kcal 120) (proteinas 18,4) (grasas 5,1) (hidratos 0) (desayuno si) (almuerzo si) (comida no) (merienda si) (cena si))</text:p>
          </table:table-cell>
          <table:table-cell table:style-name="ce15" table:formula="of:=SUBSTITUTE([.V87];&quot;,&quot;;&quot;.&quot;)" office:value-type="string" office:string-value="(alimento (id 89) (nombre jamon-cocido) (grupo 2) (tipo plasticos) (racion 30) (kcal 120) (proteinas 18.4) (grasas 5.1) (hidratos 0) (desayuno si) (almuerzo si) (comida no) (merienda si) (cena si))" calcext:value-type="string">
            <text:p>(alimento (id 89) (nombre jamon-cocido) (grupo 2) (tipo plasticos) (racion 30) (kcal 120) (proteinas 18.4) (grasas 5.1) (hidratos 0) (desayuno si) (almuerzo si) (comida no) (merienda si) (cena si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Jamón cocido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88]*[.L88]/100" office:value-type="float" office:value="30" calcext:value-type="float">
            <text:p>30</text:p>
          </table:table-cell>
          <table:table-cell table:style-name="ce19" table:formula="of:=[.K88]*[.M88]*4/100" office:value-type="float" office:value="18.4" calcext:value-type="float">
            <text:p>18,4</text:p>
          </table:table-cell>
          <table:table-cell table:style-name="ce19" table:formula="of:=[.K88]*[.O88]*4/100" office:value-type="float" office:value="0" calcext:value-type="float">
            <text:p>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20" calcext:value-type="float">
            <text:p>120</text:p>
          </table:table-cell>
          <table:table-cell table:style-name="ce23" office:value-type="float" office:value="18.4" calcext:value-type="float">
            <text:p>18.4</text:p>
          </table:table-cell>
          <table:table-cell table:style-name="ce23" office:value-type="float" office:value="5.1" calcext:value-type="float">
            <text:p>5.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88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B88];&quot;) (nombre &quot;;[.U88];&quot;) (grupo &quot;;[.E88];&quot;) (tipo &quot;;[.G88];&quot;) (racion &quot;;[.K88];&quot;) (kcal &quot;;[.L88];&quot;) (proteinas &quot;;[.M88];&quot;) (grasas &quot;;[.N88];&quot;) (hidratos &quot;;[.O88];&quot;) (desayuno &quot;;[.P88];&quot;) (almuerzo &quot;;[.Q88];&quot;) (comida &quot;;[.R88];&quot;) (merienda &quot;;[.S88];&quot;) (cena &quot;;[.T88];&quot;))&quot;)" office:value-type="string" office:string-value="(alimento (id 90) (nombre jamon-cocido) (grupo 2) (tipo plasticos) (racion 25) (kcal 120) (proteinas 18,4) (grasas 5,1) (hidratos 0) (desayuno si) (almuerzo si) (comida no) (merienda si) (cena si))" calcext:value-type="string">
            <text:p>(alimento (id 90) (nombre jamon-cocido) (grupo 2) (tipo plasticos) (racion 25) (kcal 120) (proteinas 18,4) (grasas 5,1) (hidratos 0) (desayuno si) (almuerzo si) (comida no) (merienda si) (cena si))</text:p>
          </table:table-cell>
          <table:table-cell table:formula="of:=SUBSTITUTE([.V88];&quot;,&quot;;&quot;.&quot;)" office:value-type="string" office:string-value="(alimento (id 90) (nombre jamon-cocido) (grupo 2) (tipo plasticos) (racion 25) (kcal 120) (proteinas 18.4) (grasas 5.1) (hidratos 0) (desayuno si) (almuerzo si) (comida no) (merienda si) (cena si))" calcext:value-type="string">
            <text:p>(alimento (id 90) (nombre jamon-cocido) (grupo 2) (tipo plasticos) (racion 25) (kcal 120) (proteinas 18.4) (grasas 5.1) (hidratos 0) (desayuno si) (almuerzo si) (comida no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Pollo pechug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89]*[.L89]/100" office:value-type="float" office:value="169.5" calcext:value-type="float">
            <text:p>169,5</text:p>
          </table:table-cell>
          <table:table-cell table:style-name="ce19" table:formula="of:=[.K89]*[.M89]*4/100" office:value-type="float" office:value="123.6" calcext:value-type="float">
            <text:p>123,6</text:p>
          </table:table-cell>
          <table:table-cell table:style-name="ce19" table:formula="of:=[.K89]*[.O89]*4/100" office:value-type="float" office:value="0" calcext:value-type="float">
            <text:p>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13" calcext:value-type="float">
            <text:p>113</text:p>
          </table:table-cell>
          <table:table-cell table:style-name="ce23" office:value-type="float" office:value="20.6" calcext:value-type="float">
            <text:p>20.6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9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B89];&quot;) (nombre &quot;;[.U89];&quot;) (grupo &quot;;[.E89];&quot;) (tipo &quot;;[.G89];&quot;) (racion &quot;;[.K89];&quot;) (kcal &quot;;[.L89];&quot;) (proteinas &quot;;[.M89];&quot;) (grasas &quot;;[.N89];&quot;) (hidratos &quot;;[.O89];&quot;) (desayuno &quot;;[.P89];&quot;) (almuerzo &quot;;[.Q89];&quot;) (comida &quot;;[.R89];&quot;) (merienda &quot;;[.S89];&quot;) (cena &quot;;[.T89];&quot;))&quot;)" office:value-type="string" office:string-value="(alimento (id 91) (nombre pollo-pechuga) (grupo 2) (tipo plasticos) (racion 150) (kcal 113) (proteinas 20,6) (grasas 3,4) (hidratos 0) (desayuno no) (almuerzo si) (comida si) (merienda no) (cena si))" calcext:value-type="string">
            <text:p>(alimento (id 91) (nombre pollo-pechuga) (grupo 2) (tipo plasticos) (racion 150) (kcal 113) (proteinas 20,6) (grasas 3,4) (hidratos 0) (desayuno no) (almuerzo si) (comida si) (merienda no) (cena si))</text:p>
          </table:table-cell>
          <table:table-cell table:formula="of:=SUBSTITUTE([.V89];&quot;,&quot;;&quot;.&quot;)" office:value-type="string" office:string-value="(alimento (id 91) (nombre pollo-pechuga) (grupo 2) (tipo plasticos) (racion 150) (kcal 113) (proteinas 20.6) (grasas 3.4) (hidratos 0) (desayuno no) (almuerzo si) (comida si) (merienda no) (cena si))" calcext:value-type="string">
            <text:p>(alimento (id 91) (nombre pollo-pechuga) (grupo 2) (tipo plasticos) (racion 150) (kcal 113) (proteinas 20.6) (grasas 3.4) (hidratos 0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Pollo pechug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90]*[.L90]/100" office:value-type="float" office:value="141.25" calcext:value-type="float">
            <text:p>141,25</text:p>
          </table:table-cell>
          <table:table-cell table:style-name="ce19" table:formula="of:=[.K90]*[.M90]*4/100" office:value-type="float" office:value="103" calcext:value-type="float">
            <text:p>103</text:p>
          </table:table-cell>
          <table:table-cell table:style-name="ce19" table:formula="of:=[.K90]*[.O90]*4/100" office:value-type="float" office:value="0" calcext:value-type="float">
            <text:p>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13" calcext:value-type="float">
            <text:p>113</text:p>
          </table:table-cell>
          <table:table-cell table:style-name="ce23" office:value-type="float" office:value="20.6" calcext:value-type="float">
            <text:p>20.6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0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B90];&quot;) (nombre &quot;;[.U90];&quot;) (grupo &quot;;[.E90];&quot;) (tipo &quot;;[.G90];&quot;) (racion &quot;;[.K90];&quot;) (kcal &quot;;[.L90];&quot;) (proteinas &quot;;[.M90];&quot;) (grasas &quot;;[.N90];&quot;) (hidratos &quot;;[.O90];&quot;) (desayuno &quot;;[.P90];&quot;) (almuerzo &quot;;[.Q90];&quot;) (comida &quot;;[.R90];&quot;) (merienda &quot;;[.S90];&quot;) (cena &quot;;[.T90];&quot;))&quot;)" office:value-type="string" office:string-value="(alimento (id 92) (nombre pollo-pechuga) (grupo 2) (tipo plasticos) (racion 125) (kcal 113) (proteinas 20,6) (grasas 3,4) (hidratos 0) (desayuno no) (almuerzo si) (comida si) (merienda no) (cena si))" calcext:value-type="string">
            <text:p>(alimento (id 92) (nombre pollo-pechuga) (grupo 2) (tipo plasticos) (racion 125) (kcal 113) (proteinas 20,6) (grasas 3,4) (hidratos 0) (desayuno no) (almuerzo si) (comida si) (merienda no) (cena si))</text:p>
          </table:table-cell>
          <table:table-cell table:formula="of:=SUBSTITUTE([.V90];&quot;,&quot;;&quot;.&quot;)" office:value-type="string" office:string-value="(alimento (id 92) (nombre pollo-pechuga) (grupo 2) (tipo plasticos) (racion 125) (kcal 113) (proteinas 20.6) (grasas 3.4) (hidratos 0) (desayuno no) (almuerzo si) (comida si) (merienda no) (cena si))" calcext:value-type="string">
            <text:p>(alimento (id 92) (nombre pollo-pechuga) (grupo 2) (tipo plasticos) (racion 125) (kcal 113) (proteinas 20.6) (grasas 3.4) (hidratos 0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Pollo pechug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91]*[.L91]/100" office:value-type="float" office:value="113" calcext:value-type="float">
            <text:p>113</text:p>
          </table:table-cell>
          <table:table-cell table:style-name="ce19" table:formula="of:=[.K91]*[.M91]*4/100" office:value-type="float" office:value="82.4" calcext:value-type="float">
            <text:p>82,4</text:p>
          </table:table-cell>
          <table:table-cell table:style-name="ce19" table:formula="of:=[.K91]*[.O91]*4/100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13" calcext:value-type="float">
            <text:p>113</text:p>
          </table:table-cell>
          <table:table-cell table:style-name="ce23" office:value-type="float" office:value="20.6" calcext:value-type="float">
            <text:p>20.6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1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B91];&quot;) (nombre &quot;;[.U91];&quot;) (grupo &quot;;[.E91];&quot;) (tipo &quot;;[.G91];&quot;) (racion &quot;;[.K91];&quot;) (kcal &quot;;[.L91];&quot;) (proteinas &quot;;[.M91];&quot;) (grasas &quot;;[.N91];&quot;) (hidratos &quot;;[.O91];&quot;) (desayuno &quot;;[.P91];&quot;) (almuerzo &quot;;[.Q91];&quot;) (comida &quot;;[.R91];&quot;) (merienda &quot;;[.S91];&quot;) (cena &quot;;[.T91];&quot;))&quot;)" office:value-type="string" office:string-value="(alimento (id 93) (nombre pollo-pechuga) (grupo 2) (tipo plasticos) (racion 100) (kcal 113) (proteinas 20,6) (grasas 3,4) (hidratos 0) (desayuno no) (almuerzo si) (comida si) (merienda no) (cena si))" calcext:value-type="string">
            <text:p>(alimento (id 93) (nombre pollo-pechuga) (grupo 2) (tipo plasticos) (racion 100) (kcal 113) (proteinas 20,6) (grasas 3,4) (hidratos 0) (desayuno no) (almuerzo si) (comida si) (merienda no) (cena si))</text:p>
          </table:table-cell>
          <table:table-cell table:formula="of:=SUBSTITUTE([.V91];&quot;,&quot;;&quot;.&quot;)" office:value-type="string" office:string-value="(alimento (id 93) (nombre pollo-pechuga) (grupo 2) (tipo plasticos) (racion 100) (kcal 113) (proteinas 20.6) (grasas 3.4) (hidratos 0) (desayuno no) (almuerzo si) (comida si) (merienda no) (cena si))" calcext:value-type="string">
            <text:p>(alimento (id 93) (nombre pollo-pechuga) (grupo 2) (tipo plasticos) (racion 100) (kcal 113) (proteinas 20.6) (grasas 3.4) (hidratos 0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Pollo pechug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92]*[.L92]/100" office:value-type="float" office:value="84.75" calcext:value-type="float">
            <text:p>84,75</text:p>
          </table:table-cell>
          <table:table-cell table:style-name="ce19" table:formula="of:=[.K92]*[.M92]*4/100" office:value-type="float" office:value="61.8" calcext:value-type="float">
            <text:p>61,8</text:p>
          </table:table-cell>
          <table:table-cell table:style-name="ce19" table:formula="of:=[.K92]*[.O92]*4/100" office:value-type="float" office:value="0" calcext:value-type="float">
            <text:p>0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13" calcext:value-type="float">
            <text:p>113</text:p>
          </table:table-cell>
          <table:table-cell table:style-name="ce23" office:value-type="float" office:value="20.6" calcext:value-type="float">
            <text:p>20.6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2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B92];&quot;) (nombre &quot;;[.U92];&quot;) (grupo &quot;;[.E92];&quot;) (tipo &quot;;[.G92];&quot;) (racion &quot;;[.K92];&quot;) (kcal &quot;;[.L92];&quot;) (proteinas &quot;;[.M92];&quot;) (grasas &quot;;[.N92];&quot;) (hidratos &quot;;[.O92];&quot;) (desayuno &quot;;[.P92];&quot;) (almuerzo &quot;;[.Q92];&quot;) (comida &quot;;[.R92];&quot;) (merienda &quot;;[.S92];&quot;) (cena &quot;;[.T92];&quot;))&quot;)" office:value-type="string" office:string-value="(alimento (id 94) (nombre pollo-pechuga) (grupo 2) (tipo plasticos) (racion 75) (kcal 113) (proteinas 20,6) (grasas 3,4) (hidratos 0) (desayuno no) (almuerzo si) (comida si) (merienda no) (cena si))" calcext:value-type="string">
            <text:p>(alimento (id 94) (nombre pollo-pechuga) (grupo 2) (tipo plasticos) (racion 75) (kcal 113) (proteinas 20,6) (grasas 3,4) (hidratos 0) (desayuno no) (almuerzo si) (comida si) (merienda no) (cena si))</text:p>
          </table:table-cell>
          <table:table-cell table:formula="of:=SUBSTITUTE([.V92];&quot;,&quot;;&quot;.&quot;)" office:value-type="string" office:string-value="(alimento (id 94) (nombre pollo-pechuga) (grupo 2) (tipo plasticos) (racion 75) (kcal 113) (proteinas 20.6) (grasas 3.4) (hidratos 0) (desayuno no) (almuerzo si) (comida si) (merienda no) (cena si))" calcext:value-type="string">
            <text:p>(alimento (id 94) (nombre pollo-pechuga) (grupo 2) (tipo plasticos) (racion 75) (kcal 113) (proteinas 20.6) (grasas 3.4) (hidratos 0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Pollo pechug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93]*[.L93]/100" office:value-type="float" office:value="56.5" calcext:value-type="float">
            <text:p>56,5</text:p>
          </table:table-cell>
          <table:table-cell table:style-name="ce19" table:formula="of:=[.K93]*[.M93]*4/100" office:value-type="float" office:value="41.2" calcext:value-type="float">
            <text:p>41,2</text:p>
          </table:table-cell>
          <table:table-cell table:style-name="ce19" table:formula="of:=[.K93]*[.O93]*4/100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13" calcext:value-type="float">
            <text:p>113</text:p>
          </table:table-cell>
          <table:table-cell table:style-name="ce23" office:value-type="float" office:value="20.6" calcext:value-type="float">
            <text:p>20.6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3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B93];&quot;) (nombre &quot;;[.U93];&quot;) (grupo &quot;;[.E93];&quot;) (tipo &quot;;[.G93];&quot;) (racion &quot;;[.K93];&quot;) (kcal &quot;;[.L93];&quot;) (proteinas &quot;;[.M93];&quot;) (grasas &quot;;[.N93];&quot;) (hidratos &quot;;[.O93];&quot;) (desayuno &quot;;[.P93];&quot;) (almuerzo &quot;;[.Q93];&quot;) (comida &quot;;[.R93];&quot;) (merienda &quot;;[.S93];&quot;) (cena &quot;;[.T93];&quot;))&quot;)" office:value-type="string" office:string-value="(alimento (id 95) (nombre pollo-pechuga) (grupo 2) (tipo plasticos) (racion 50) (kcal 113) (proteinas 20,6) (grasas 3,4) (hidratos 0) (desayuno no) (almuerzo si) (comida si) (merienda no) (cena si))" calcext:value-type="string">
            <text:p>(alimento (id 95) (nombre pollo-pechuga) (grupo 2) (tipo plasticos) (racion 50) (kcal 113) (proteinas 20,6) (grasas 3,4) (hidratos 0) (desayuno no) (almuerzo si) (comida si) (merienda no) (cena si))</text:p>
          </table:table-cell>
          <table:table-cell table:formula="of:=SUBSTITUTE([.V93];&quot;,&quot;;&quot;.&quot;)" office:value-type="string" office:string-value="(alimento (id 95) (nombre pollo-pechuga) (grupo 2) (tipo plasticos) (racion 50) (kcal 113) (proteinas 20.6) (grasas 3.4) (hidratos 0) (desayuno no) (almuerzo si) (comida si) (merienda no) (cena si))" calcext:value-type="string">
            <text:p>(alimento (id 95) (nombre pollo-pechuga) (grupo 2) (tipo plasticos) (racion 50) (kcal 113) (proteinas 20.6) (grasas 3.4) (hidratos 0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Filete de terner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94]*[.L94]/100" office:value-type="float" office:value="163.75" calcext:value-type="float">
            <text:p>163,75</text:p>
          </table:table-cell>
          <table:table-cell table:style-name="ce19" table:formula="of:=[.K94]*[.M94]*4/100" office:value-type="float" office:value="93" calcext:value-type="float">
            <text:p>93</text:p>
          </table:table-cell>
          <table:table-cell table:style-name="ce19" table:formula="of:=[.K94]*[.O94]*4/100" office:value-type="float" office:value="0" calcext:value-type="float">
            <text:p>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31" calcext:value-type="float">
            <text:p>131</text:p>
          </table:table-cell>
          <table:table-cell table:style-name="ce23" office:value-type="float" office:value="18.6" calcext:value-type="float">
            <text:p>18.6</text:p>
          </table:table-cell>
          <table:table-cell table:style-name="ce23" office:value-type="float" office:value="6.2" calcext:value-type="float">
            <text:p>6.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4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B94];&quot;) (nombre &quot;;[.U94];&quot;) (grupo &quot;;[.E94];&quot;) (tipo &quot;;[.G94];&quot;) (racion &quot;;[.K94];&quot;) (kcal &quot;;[.L94];&quot;) (proteinas &quot;;[.M94];&quot;) (grasas &quot;;[.N94];&quot;) (hidratos &quot;;[.O94];&quot;) (desayuno &quot;;[.P94];&quot;) (almuerzo &quot;;[.Q94];&quot;) (comida &quot;;[.R94];&quot;) (merienda &quot;;[.S94];&quot;) (cena &quot;;[.T94];&quot;))&quot;)" office:value-type="string" office:string-value="(alimento (id 96) (nombre filete-de-ternera) (grupo 2) (tipo plasticos) (racion 125) (kcal 131) (proteinas 18,6) (grasas 6,2) (hidratos 0) (desayuno no) (almuerzo no) (comida si) (merienda no) (cena si))" calcext:value-type="string">
            <text:p>(alimento (id 96) (nombre filete-de-ternera) (grupo 2) (tipo plasticos) (racion 125) (kcal 131) (proteinas 18,6) (grasas 6,2) (hidratos 0) (desayuno no) (almuerzo no) (comida si) (merienda no) (cena si))</text:p>
          </table:table-cell>
          <table:table-cell table:formula="of:=SUBSTITUTE([.V94];&quot;,&quot;;&quot;.&quot;)" office:value-type="string" office:string-value="(alimento (id 96) (nombre filete-de-ternera) (grupo 2) (tipo plasticos) (racion 125) (kcal 131) (proteinas 18.6) (grasas 6.2) (hidratos 0) (desayuno no) (almuerzo no) (comida si) (merienda no) (cena si))" calcext:value-type="string">
            <text:p>(alimento (id 96) (nombre filete-de-ternera) (grupo 2) (tipo plasticos) (racion 125) (kcal 131) (proteinas 18.6) (grasas 6.2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Filete de terner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95]*[.L95]/100" office:value-type="float" office:value="196.5" calcext:value-type="float">
            <text:p>196,5</text:p>
          </table:table-cell>
          <table:table-cell table:style-name="ce19" table:formula="of:=[.K95]*[.M95]*4/100" office:value-type="float" office:value="111.6" calcext:value-type="float">
            <text:p>111,6</text:p>
          </table:table-cell>
          <table:table-cell table:style-name="ce19" table:formula="of:=[.K95]*[.O95]*4/100" office:value-type="float" office:value="0" calcext:value-type="float">
            <text:p>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31" calcext:value-type="float">
            <text:p>131</text:p>
          </table:table-cell>
          <table:table-cell table:style-name="ce23" office:value-type="float" office:value="18.6" calcext:value-type="float">
            <text:p>18.6</text:p>
          </table:table-cell>
          <table:table-cell table:style-name="ce23" office:value-type="float" office:value="6.2" calcext:value-type="float">
            <text:p>6.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5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B95];&quot;) (nombre &quot;;[.U95];&quot;) (grupo &quot;;[.E95];&quot;) (tipo &quot;;[.G95];&quot;) (racion &quot;;[.K95];&quot;) (kcal &quot;;[.L95];&quot;) (proteinas &quot;;[.M95];&quot;) (grasas &quot;;[.N95];&quot;) (hidratos &quot;;[.O95];&quot;) (desayuno &quot;;[.P95];&quot;) (almuerzo &quot;;[.Q95];&quot;) (comida &quot;;[.R95];&quot;) (merienda &quot;;[.S95];&quot;) (cena &quot;;[.T95];&quot;))&quot;)" office:value-type="string" office:string-value="(alimento (id 98) (nombre filete-de-ternera) (grupo 2) (tipo plasticos) (racion 150) (kcal 131) (proteinas 18,6) (grasas 6,2) (hidratos 0) (desayuno no) (almuerzo no) (comida si) (merienda no) (cena si))" calcext:value-type="string">
            <text:p>(alimento (id 98) (nombre filete-de-ternera) (grupo 2) (tipo plasticos) (racion 150) (kcal 131) (proteinas 18,6) (grasas 6,2) (hidratos 0) (desayuno no) (almuerzo no) (comida si) (merienda no) (cena si))</text:p>
          </table:table-cell>
          <table:table-cell table:formula="of:=SUBSTITUTE([.V95];&quot;,&quot;;&quot;.&quot;)" office:value-type="string" office:string-value="(alimento (id 98) (nombre filete-de-ternera) (grupo 2) (tipo plasticos) (racion 150) (kcal 131) (proteinas 18.6) (grasas 6.2) (hidratos 0) (desayuno no) (almuerzo no) (comida si) (merienda no) (cena si))" calcext:value-type="string">
            <text:p>(alimento (id 98) (nombre filete-de-ternera) (grupo 2) (tipo plasticos) (racion 150) (kcal 131) (proteinas 18.6) (grasas 6.2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Filete de terner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96]*[.L96]/100" office:value-type="float" office:value="131" calcext:value-type="float">
            <text:p>131</text:p>
          </table:table-cell>
          <table:table-cell table:style-name="ce19" table:formula="of:=[.K96]*[.M96]*4/100" office:value-type="float" office:value="74.4" calcext:value-type="float">
            <text:p>74,4</text:p>
          </table:table-cell>
          <table:table-cell table:style-name="ce19" table:formula="of:=[.K96]*[.O96]*4/100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31" calcext:value-type="float">
            <text:p>131</text:p>
          </table:table-cell>
          <table:table-cell table:style-name="ce23" office:value-type="float" office:value="18.6" calcext:value-type="float">
            <text:p>18.6</text:p>
          </table:table-cell>
          <table:table-cell table:style-name="ce23" office:value-type="float" office:value="6.2" calcext:value-type="float">
            <text:p>6.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6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B96];&quot;) (nombre &quot;;[.U96];&quot;) (grupo &quot;;[.E96];&quot;) (tipo &quot;;[.G96];&quot;) (racion &quot;;[.K96];&quot;) (kcal &quot;;[.L96];&quot;) (proteinas &quot;;[.M96];&quot;) (grasas &quot;;[.N96];&quot;) (hidratos &quot;;[.O96];&quot;) (desayuno &quot;;[.P96];&quot;) (almuerzo &quot;;[.Q96];&quot;) (comida &quot;;[.R96];&quot;) (merienda &quot;;[.S96];&quot;) (cena &quot;;[.T96];&quot;))&quot;)" office:value-type="string" office:string-value="(alimento (id 99) (nombre filete-de-ternera) (grupo 2) (tipo plasticos) (racion 100) (kcal 131) (proteinas 18,6) (grasas 6,2) (hidratos 0) (desayuno no) (almuerzo no) (comida si) (merienda no) (cena si))" calcext:value-type="string">
            <text:p>(alimento (id 99) (nombre filete-de-ternera) (grupo 2) (tipo plasticos) (racion 100) (kcal 131) (proteinas 18,6) (grasas 6,2) (hidratos 0) (desayuno no) (almuerzo no) (comida si) (merienda no) (cena si))</text:p>
          </table:table-cell>
          <table:table-cell table:formula="of:=SUBSTITUTE([.V96];&quot;,&quot;;&quot;.&quot;)" office:value-type="string" office:string-value="(alimento (id 99) (nombre filete-de-ternera) (grupo 2) (tipo plasticos) (racion 100) (kcal 131) (proteinas 18.6) (grasas 6.2) (hidratos 0) (desayuno no) (almuerzo no) (comida si) (merienda no) (cena si))" calcext:value-type="string">
            <text:p>(alimento (id 99) (nombre filete-de-ternera) (grupo 2) (tipo plasticos) (racion 100) (kcal 131) (proteinas 18.6) (grasas 6.2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arne, huevos y pescado</text:p>
          </table:table-cell>
          <table:table-cell table:style-name="ce17" office:value-type="string" calcext:value-type="string">
            <text:p>Filete de ternera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lasticos</text:p>
          </table:table-cell>
          <table:table-cell table:style-name="ce17" table:formula="of:=[.K97]*[.L97]/100" office:value-type="float" office:value="65.5" calcext:value-type="float">
            <text:p>65,5</text:p>
          </table:table-cell>
          <table:table-cell table:style-name="ce19" table:formula="of:=[.K97]*[.M97]*4/100" office:value-type="float" office:value="37.2" calcext:value-type="float">
            <text:p>37,2</text:p>
          </table:table-cell>
          <table:table-cell table:style-name="ce19" table:formula="of:=[.K97]*[.O97]*4/100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31" calcext:value-type="float">
            <text:p>131</text:p>
          </table:table-cell>
          <table:table-cell table:style-name="ce23" office:value-type="float" office:value="18.6" calcext:value-type="float">
            <text:p>18.6</text:p>
          </table:table-cell>
          <table:table-cell table:style-name="ce23" office:value-type="float" office:value="6.2" calcext:value-type="float">
            <text:p>6.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7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B97];&quot;) (nombre &quot;;[.U97];&quot;) (grupo &quot;;[.E97];&quot;) (tipo &quot;;[.G97];&quot;) (racion &quot;;[.K97];&quot;) (kcal &quot;;[.L97];&quot;) (proteinas &quot;;[.M97];&quot;) (grasas &quot;;[.N97];&quot;) (hidratos &quot;;[.O97];&quot;) (desayuno &quot;;[.P97];&quot;) (almuerzo &quot;;[.Q97];&quot;) (comida &quot;;[.R97];&quot;) (merienda &quot;;[.S97];&quot;) (cena &quot;;[.T97];&quot;))&quot;)" office:value-type="string" office:string-value="(alimento (id 100) (nombre filete-de-ternera) (grupo 2) (tipo plasticos) (racion 50) (kcal 131) (proteinas 18,6) (grasas 6,2) (hidratos 0) (desayuno no) (almuerzo no) (comida si) (merienda no) (cena si))" calcext:value-type="string">
            <text:p>(alimento (id 100) (nombre filete-de-ternera) (grupo 2) (tipo plasticos) (racion 50) (kcal 131) (proteinas 18,6) (grasas 6,2) (hidratos 0) (desayuno no) (almuerzo no) (comida si) (merienda no) (cena si))</text:p>
          </table:table-cell>
          <table:table-cell table:formula="of:=SUBSTITUTE([.V97];&quot;,&quot;;&quot;.&quot;)" office:value-type="string" office:string-value="(alimento (id 100) (nombre filete-de-ternera) (grupo 2) (tipo plasticos) (racion 50) (kcal 131) (proteinas 18.6) (grasas 6.2) (hidratos 0) (desayuno no) (almuerzo no) (comida si) (merienda no) (cena si))" calcext:value-type="string">
            <text:p>(alimento (id 100) (nombre filete-de-ternera) (grupo 2) (tipo plasticos) (racion 50) (kcal 131) (proteinas 18.6) (grasas 6.2) (hidratos 0) (desayuno no) (almuerzo no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Ciruela pas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98]*[.L98]/100" office:value-type="float" office:value="88.5" calcext:value-type="float">
            <text:p>88,5</text:p>
          </table:table-cell>
          <table:table-cell table:style-name="ce19" table:formula="of:=[.K98]*[.M98]*4/100" office:value-type="float" office:value="4.4" calcext:value-type="float">
            <text:p>4,4</text:p>
          </table:table-cell>
          <table:table-cell table:style-name="ce19" table:formula="of:=[.K98]*[.O98]*4/100" office:value-type="float" office:value="87.4" calcext:value-type="float">
            <text:p>87,4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77" calcext:value-type="float">
            <text:p>177</text:p>
          </table:table-cell>
          <table:table-cell table:style-name="ce23" office:value-type="float" office:value="2.2" calcext:value-type="float">
            <text:p>2.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98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B98];&quot;) (nombre &quot;;[.U98];&quot;) (grupo &quot;;[.E98];&quot;) (tipo &quot;;[.G98];&quot;) (racion &quot;;[.K98];&quot;) (kcal &quot;;[.L98];&quot;) (proteinas &quot;;[.M98];&quot;) (grasas &quot;;[.N98];&quot;) (hidratos &quot;;[.O98];&quot;) (desayuno &quot;;[.P98];&quot;) (almuerzo &quot;;[.Q98];&quot;) (comida &quot;;[.R98];&quot;) (merienda &quot;;[.S98];&quot;) (cena &quot;;[.T98];&quot;))&quot;)" office:value-type="string" office:string-value="(alimento (id 101) (nombre ciruela-pasa) (grupo 3) (tipo energeticos) (racion 50) (kcal 177) (proteinas 2,2) (grasas 0,5) (hidratos 43,7) (desayuno si) (almuerzo si) (comida si) (merienda si) (cena si))" calcext:value-type="string">
            <text:p>(alimento (id 101) (nombre ciruela-pasa) (grupo 3) (tipo energeticos) (racion 50) (kcal 177) (proteinas 2,2) (grasas 0,5) (hidratos 43,7) (desayuno si) (almuerzo si) (comida si) (merienda si) (cena si))</text:p>
          </table:table-cell>
          <table:table-cell table:formula="of:=SUBSTITUTE([.V98];&quot;,&quot;;&quot;.&quot;)" office:value-type="string" office:string-value="(alimento (id 101) (nombre ciruela-pasa) (grupo 3) (tipo energeticos) (racion 50) (kcal 177) (proteinas 2.2) (grasas 0.5) (hidratos 43.7) (desayuno si) (almuerzo si) (comida si) (merienda si) (cena si))" calcext:value-type="string">
            <text:p>(alimento (id 101) (nombre ciruela-pasa) (grupo 3) (tipo energeticos) (racion 50) (kcal 177) (proteinas 2.2) (grasas 0.5) (hidratos 43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Ciruela pas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99]*[.L99]/100" office:value-type="float" office:value="70.8" calcext:value-type="float">
            <text:p>70,8</text:p>
          </table:table-cell>
          <table:table-cell table:style-name="ce19" table:formula="of:=[.K99]*[.M99]*4/100" office:value-type="float" office:value="3.52" calcext:value-type="float">
            <text:p>3,52</text:p>
          </table:table-cell>
          <table:table-cell table:style-name="ce19" table:formula="of:=[.K99]*[.O99]*4/100" office:value-type="float" office:value="69.92" calcext:value-type="float">
            <text:p>69,92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77" calcext:value-type="float">
            <text:p>177</text:p>
          </table:table-cell>
          <table:table-cell table:style-name="ce23" office:value-type="float" office:value="2.2" calcext:value-type="float">
            <text:p>2.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99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B99];&quot;) (nombre &quot;;[.U99];&quot;) (grupo &quot;;[.E99];&quot;) (tipo &quot;;[.G99];&quot;) (racion &quot;;[.K99];&quot;) (kcal &quot;;[.L99];&quot;) (proteinas &quot;;[.M99];&quot;) (grasas &quot;;[.N99];&quot;) (hidratos &quot;;[.O99];&quot;) (desayuno &quot;;[.P99];&quot;) (almuerzo &quot;;[.Q99];&quot;) (comida &quot;;[.R99];&quot;) (merienda &quot;;[.S99];&quot;) (cena &quot;;[.T99];&quot;))&quot;)" office:value-type="string" office:string-value="(alimento (id 102) (nombre ciruela-pasa) (grupo 3) (tipo energeticos) (racion 40) (kcal 177) (proteinas 2,2) (grasas 0,5) (hidratos 43,7) (desayuno si) (almuerzo si) (comida si) (merienda si) (cena si))" calcext:value-type="string">
            <text:p>(alimento (id 102) (nombre ciruela-pasa) (grupo 3) (tipo energeticos) (racion 40) (kcal 177) (proteinas 2,2) (grasas 0,5) (hidratos 43,7) (desayuno si) (almuerzo si) (comida si) (merienda si) (cena si))</text:p>
          </table:table-cell>
          <table:table-cell table:formula="of:=SUBSTITUTE([.V99];&quot;,&quot;;&quot;.&quot;)" office:value-type="string" office:string-value="(alimento (id 102) (nombre ciruela-pasa) (grupo 3) (tipo energeticos) (racion 40) (kcal 177) (proteinas 2.2) (grasas 0.5) (hidratos 43.7) (desayuno si) (almuerzo si) (comida si) (merienda si) (cena si))" calcext:value-type="string">
            <text:p>(alimento (id 102) (nombre ciruela-pasa) (grupo 3) (tipo energeticos) (racion 40) (kcal 177) (proteinas 2.2) (grasas 0.5) (hidratos 43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Ciruela pas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00]*[.L100]/100" office:value-type="float" office:value="53.1" calcext:value-type="float">
            <text:p>53,1</text:p>
          </table:table-cell>
          <table:table-cell table:style-name="ce19" table:formula="of:=[.K100]*[.M100]*4/100" office:value-type="float" office:value="2.64" calcext:value-type="float">
            <text:p>2,64</text:p>
          </table:table-cell>
          <table:table-cell table:style-name="ce19" table:formula="of:=[.K100]*[.O100]*4/100" office:value-type="float" office:value="52.44" calcext:value-type="float">
            <text:p>52,4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77" calcext:value-type="float">
            <text:p>177</text:p>
          </table:table-cell>
          <table:table-cell table:style-name="ce23" office:value-type="float" office:value="2.2" calcext:value-type="float">
            <text:p>2.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0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B100];&quot;) (nombre &quot;;[.U100];&quot;) (grupo &quot;;[.E100];&quot;) (tipo &quot;;[.G100];&quot;) (racion &quot;;[.K100];&quot;) (kcal &quot;;[.L100];&quot;) (proteinas &quot;;[.M100];&quot;) (grasas &quot;;[.N100];&quot;) (hidratos &quot;;[.O100];&quot;) (desayuno &quot;;[.P100];&quot;) (almuerzo &quot;;[.Q100];&quot;) (comida &quot;;[.R100];&quot;) (merienda &quot;;[.S100];&quot;) (cena &quot;;[.T100];&quot;))&quot;)" office:value-type="string" office:string-value="(alimento (id 103) (nombre ciruela-pasa) (grupo 3) (tipo energeticos) (racion 30) (kcal 177) (proteinas 2,2) (grasas 0,5) (hidratos 43,7) (desayuno si) (almuerzo si) (comida si) (merienda si) (cena si))" calcext:value-type="string">
            <text:p>(alimento (id 103) (nombre ciruela-pasa) (grupo 3) (tipo energeticos) (racion 30) (kcal 177) (proteinas 2,2) (grasas 0,5) (hidratos 43,7) (desayuno si) (almuerzo si) (comida si) (merienda si) (cena si))</text:p>
          </table:table-cell>
          <table:table-cell table:formula="of:=SUBSTITUTE([.V100];&quot;,&quot;;&quot;.&quot;)" office:value-type="string" office:string-value="(alimento (id 103) (nombre ciruela-pasa) (grupo 3) (tipo energeticos) (racion 30) (kcal 177) (proteinas 2.2) (grasas 0.5) (hidratos 43.7) (desayuno si) (almuerzo si) (comida si) (merienda si) (cena si))" calcext:value-type="string">
            <text:p>(alimento (id 103) (nombre ciruela-pasa) (grupo 3) (tipo energeticos) (racion 30) (kcal 177) (proteinas 2.2) (grasas 0.5) (hidratos 43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Ciruela pas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01]*[.L101]/100" office:value-type="float" office:value="35.4" calcext:value-type="float">
            <text:p>35,4</text:p>
          </table:table-cell>
          <table:table-cell table:style-name="ce19" table:formula="of:=[.K101]*[.M101]*4/100" office:value-type="float" office:value="1.76" calcext:value-type="float">
            <text:p>1,76</text:p>
          </table:table-cell>
          <table:table-cell table:style-name="ce19" table:formula="of:=[.K101]*[.O101]*4/100" office:value-type="float" office:value="34.96" calcext:value-type="float">
            <text:p>34,96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77" calcext:value-type="float">
            <text:p>177</text:p>
          </table:table-cell>
          <table:table-cell table:style-name="ce23" office:value-type="float" office:value="2.2" calcext:value-type="float">
            <text:p>2.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1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B101];&quot;) (nombre &quot;;[.U101];&quot;) (grupo &quot;;[.E101];&quot;) (tipo &quot;;[.G101];&quot;) (racion &quot;;[.K101];&quot;) (kcal &quot;;[.L101];&quot;) (proteinas &quot;;[.M101];&quot;) (grasas &quot;;[.N101];&quot;) (hidratos &quot;;[.O101];&quot;) (desayuno &quot;;[.P101];&quot;) (almuerzo &quot;;[.Q101];&quot;) (comida &quot;;[.R101];&quot;) (merienda &quot;;[.S101];&quot;) (cena &quot;;[.T101];&quot;))&quot;)" office:value-type="string" office:string-value="(alimento (id 104) (nombre ciruela-pasa) (grupo 3) (tipo energeticos) (racion 20) (kcal 177) (proteinas 2,2) (grasas 0,5) (hidratos 43,7) (desayuno si) (almuerzo si) (comida si) (merienda si) (cena si))" calcext:value-type="string">
            <text:p>(alimento (id 104) (nombre ciruela-pasa) (grupo 3) (tipo energeticos) (racion 20) (kcal 177) (proteinas 2,2) (grasas 0,5) (hidratos 43,7) (desayuno si) (almuerzo si) (comida si) (merienda si) (cena si))</text:p>
          </table:table-cell>
          <table:table-cell table:formula="of:=SUBSTITUTE([.V101];&quot;,&quot;;&quot;.&quot;)" office:value-type="string" office:string-value="(alimento (id 104) (nombre ciruela-pasa) (grupo 3) (tipo energeticos) (racion 20) (kcal 177) (proteinas 2.2) (grasas 0.5) (hidratos 43.7) (desayuno si) (almuerzo si) (comida si) (merienda si) (cena si))" calcext:value-type="string">
            <text:p>(alimento (id 104) (nombre ciruela-pasa) (grupo 3) (tipo energeticos) (racion 20) (kcal 177) (proteinas 2.2) (grasas 0.5) (hidratos 43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Ciruela pas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02]*[.L102]/100" office:value-type="float" office:value="17.7" calcext:value-type="float">
            <text:p>17,7</text:p>
          </table:table-cell>
          <table:table-cell table:style-name="ce19" table:formula="of:=[.K102]*[.M102]*4/100" office:value-type="float" office:value="0.88" calcext:value-type="float">
            <text:p>0,88</text:p>
          </table:table-cell>
          <table:table-cell table:style-name="ce19" table:formula="of:=[.K102]*[.O102]*4/100" office:value-type="float" office:value="17.48" calcext:value-type="float">
            <text:p>17,4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77" calcext:value-type="float">
            <text:p>177</text:p>
          </table:table-cell>
          <table:table-cell table:style-name="ce23" office:value-type="float" office:value="2.2" calcext:value-type="float">
            <text:p>2.2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2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B102];&quot;) (nombre &quot;;[.U102];&quot;) (grupo &quot;;[.E102];&quot;) (tipo &quot;;[.G102];&quot;) (racion &quot;;[.K102];&quot;) (kcal &quot;;[.L102];&quot;) (proteinas &quot;;[.M102];&quot;) (grasas &quot;;[.N102];&quot;) (hidratos &quot;;[.O102];&quot;) (desayuno &quot;;[.P102];&quot;) (almuerzo &quot;;[.Q102];&quot;) (comida &quot;;[.R102];&quot;) (merienda &quot;;[.S102];&quot;) (cena &quot;;[.T102];&quot;))&quot;)" office:value-type="string" office:string-value="(alimento (id 105) (nombre ciruela-pasa) (grupo 3) (tipo energeticos) (racion 10) (kcal 177) (proteinas 2,2) (grasas 0,5) (hidratos 43,7) (desayuno si) (almuerzo si) (comida si) (merienda si) (cena si))" calcext:value-type="string">
            <text:p>(alimento (id 105) (nombre ciruela-pasa) (grupo 3) (tipo energeticos) (racion 10) (kcal 177) (proteinas 2,2) (grasas 0,5) (hidratos 43,7) (desayuno si) (almuerzo si) (comida si) (merienda si) (cena si))</text:p>
          </table:table-cell>
          <table:table-cell table:formula="of:=SUBSTITUTE([.V102];&quot;,&quot;;&quot;.&quot;)" office:value-type="string" office:string-value="(alimento (id 105) (nombre ciruela-pasa) (grupo 3) (tipo energeticos) (racion 10) (kcal 177) (proteinas 2.2) (grasas 0.5) (hidratos 43.7) (desayuno si) (almuerzo si) (comida si) (merienda si) (cena si))" calcext:value-type="string">
            <text:p>(alimento (id 105) (nombre ciruela-pasa) (grupo 3) (tipo energeticos) (racion 10) (kcal 177) (proteinas 2.2) (grasas 0.5) (hidratos 43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Garbanzos cocido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03]*[.L103]/100" office:value-type="float" office:value="180" calcext:value-type="float">
            <text:p>180</text:p>
          </table:table-cell>
          <table:table-cell table:style-name="ce19" table:formula="of:=[.K103]*[.M103]*4/100" office:value-type="float" office:value="32" calcext:value-type="float">
            <text:p>32</text:p>
          </table:table-cell>
          <table:table-cell table:style-name="ce19" table:formula="of:=[.K103]*[.O103]*4/100" office:value-type="float" office:value="80" calcext:value-type="float">
            <text:p>8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90" calcext:value-type="float">
            <text:p>9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03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B103];&quot;) (nombre &quot;;[.U103];&quot;) (grupo &quot;;[.E103];&quot;) (tipo &quot;;[.G103];&quot;) (racion &quot;;[.K103];&quot;) (kcal &quot;;[.L103];&quot;) (proteinas &quot;;[.M103];&quot;) (grasas &quot;;[.N103];&quot;) (hidratos &quot;;[.O103];&quot;) (desayuno &quot;;[.P103];&quot;) (almuerzo &quot;;[.Q103];&quot;) (comida &quot;;[.R103];&quot;) (merienda &quot;;[.S103];&quot;) (cena &quot;;[.T103];&quot;))&quot;)" office:value-type="string" office:string-value="(alimento (id 106) (nombre garbanzos-cocidos) (grupo 3) (tipo energeticos) (racion 200) (kcal 90) (proteinas 4) (grasas 3,4) (hidratos 10) (desayuno no) (almuerzo no) (comida si) (merienda no) (cena no))" calcext:value-type="string">
            <text:p>(alimento (id 106) (nombre garbanzos-cocidos) (grupo 3) (tipo energeticos) (racion 200) (kcal 90) (proteinas 4) (grasas 3,4) (hidratos 10) (desayuno no) (almuerzo no) (comida si) (merienda no) (cena no))</text:p>
          </table:table-cell>
          <table:table-cell table:formula="of:=SUBSTITUTE([.V103];&quot;,&quot;;&quot;.&quot;)" office:value-type="string" office:string-value="(alimento (id 106) (nombre garbanzos-cocidos) (grupo 3) (tipo energeticos) (racion 200) (kcal 90) (proteinas 4) (grasas 3.4) (hidratos 10) (desayuno no) (almuerzo no) (comida si) (merienda no) (cena no))" calcext:value-type="string">
            <text:p>(alimento (id 106) (nombre garbanzos-cocidos) (grupo 3) (tipo energeticos) (racion 200) (kcal 90) (proteinas 4) (grasas 3.4) (hidratos 10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Garbanzos cocido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04]*[.L104]/100" office:value-type="float" office:value="112.5" calcext:value-type="float">
            <text:p>112,5</text:p>
          </table:table-cell>
          <table:table-cell table:style-name="ce19" table:formula="of:=[.K104]*[.M104]*4/100" office:value-type="float" office:value="20" calcext:value-type="float">
            <text:p>20</text:p>
          </table:table-cell>
          <table:table-cell table:style-name="ce19" table:formula="of:=[.K104]*[.O104]*4/100" office:value-type="float" office:value="50" calcext:value-type="float">
            <text:p>5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90" calcext:value-type="float">
            <text:p>9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04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B104];&quot;) (nombre &quot;;[.U104];&quot;) (grupo &quot;;[.E104];&quot;) (tipo &quot;;[.G104];&quot;) (racion &quot;;[.K104];&quot;) (kcal &quot;;[.L104];&quot;) (proteinas &quot;;[.M104];&quot;) (grasas &quot;;[.N104];&quot;) (hidratos &quot;;[.O104];&quot;) (desayuno &quot;;[.P104];&quot;) (almuerzo &quot;;[.Q104];&quot;) (comida &quot;;[.R104];&quot;) (merienda &quot;;[.S104];&quot;) (cena &quot;;[.T104];&quot;))&quot;)" office:value-type="string" office:string-value="(alimento (id 107) (nombre garbanzos-cocidos) (grupo 3) (tipo energeticos) (racion 125) (kcal 90) (proteinas 4) (grasas 3,4) (hidratos 10) (desayuno no) (almuerzo no) (comida si) (merienda no) (cena no))" calcext:value-type="string">
            <text:p>(alimento (id 107) (nombre garbanzos-cocidos) (grupo 3) (tipo energeticos) (racion 125) (kcal 90) (proteinas 4) (grasas 3,4) (hidratos 10) (desayuno no) (almuerzo no) (comida si) (merienda no) (cena no))</text:p>
          </table:table-cell>
          <table:table-cell table:formula="of:=SUBSTITUTE([.V104];&quot;,&quot;;&quot;.&quot;)" office:value-type="string" office:string-value="(alimento (id 107) (nombre garbanzos-cocidos) (grupo 3) (tipo energeticos) (racion 125) (kcal 90) (proteinas 4) (grasas 3.4) (hidratos 10) (desayuno no) (almuerzo no) (comida si) (merienda no) (cena no))" calcext:value-type="string">
            <text:p>(alimento (id 107) (nombre garbanzos-cocidos) (grupo 3) (tipo energeticos) (racion 125) (kcal 90) (proteinas 4) (grasas 3.4) (hidratos 10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Garbanzos cocido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05]*[.L105]/100" office:value-type="float" office:value="135" calcext:value-type="float">
            <text:p>135</text:p>
          </table:table-cell>
          <table:table-cell table:style-name="ce19" table:formula="of:=[.K105]*[.M105]*4/100" office:value-type="float" office:value="24" calcext:value-type="float">
            <text:p>24</text:p>
          </table:table-cell>
          <table:table-cell table:style-name="ce19" table:formula="of:=[.K105]*[.O105]*4/100" office:value-type="float" office:value="60" calcext:value-type="float">
            <text:p>6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0" calcext:value-type="float">
            <text:p>9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05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B105];&quot;) (nombre &quot;;[.U105];&quot;) (grupo &quot;;[.E105];&quot;) (tipo &quot;;[.G105];&quot;) (racion &quot;;[.K105];&quot;) (kcal &quot;;[.L105];&quot;) (proteinas &quot;;[.M105];&quot;) (grasas &quot;;[.N105];&quot;) (hidratos &quot;;[.O105];&quot;) (desayuno &quot;;[.P105];&quot;) (almuerzo &quot;;[.Q105];&quot;) (comida &quot;;[.R105];&quot;) (merienda &quot;;[.S105];&quot;) (cena &quot;;[.T105];&quot;))&quot;)" office:value-type="string" office:string-value="(alimento (id 108) (nombre garbanzos-cocidos) (grupo 3) (tipo energeticos) (racion 150) (kcal 90) (proteinas 4) (grasas 3,4) (hidratos 10) (desayuno no) (almuerzo no) (comida si) (merienda no) (cena no))" calcext:value-type="string">
            <text:p>(alimento (id 108) (nombre garbanzos-cocidos) (grupo 3) (tipo energeticos) (racion 150) (kcal 90) (proteinas 4) (grasas 3,4) (hidratos 10) (desayuno no) (almuerzo no) (comida si) (merienda no) (cena no))</text:p>
          </table:table-cell>
          <table:table-cell table:formula="of:=SUBSTITUTE([.V105];&quot;,&quot;;&quot;.&quot;)" office:value-type="string" office:string-value="(alimento (id 108) (nombre garbanzos-cocidos) (grupo 3) (tipo energeticos) (racion 150) (kcal 90) (proteinas 4) (grasas 3.4) (hidratos 10) (desayuno no) (almuerzo no) (comida si) (merienda no) (cena no))" calcext:value-type="string">
            <text:p>(alimento (id 108) (nombre garbanzos-cocidos) (grupo 3) (tipo energeticos) (racion 150) (kcal 90) (proteinas 4) (grasas 3.4) (hidratos 10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Garbanzos cocido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06]*[.L106]/100" office:value-type="float" office:value="90" calcext:value-type="float">
            <text:p>90</text:p>
          </table:table-cell>
          <table:table-cell table:style-name="ce19" table:formula="of:=[.K106]*[.M106]*4/100" office:value-type="float" office:value="16" calcext:value-type="float">
            <text:p>16</text:p>
          </table:table-cell>
          <table:table-cell table:style-name="ce19" table:formula="of:=[.K106]*[.O106]*4/100" office:value-type="float" office:value="40" calcext:value-type="float">
            <text:p>4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0" calcext:value-type="float">
            <text:p>9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06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B106];&quot;) (nombre &quot;;[.U106];&quot;) (grupo &quot;;[.E106];&quot;) (tipo &quot;;[.G106];&quot;) (racion &quot;;[.K106];&quot;) (kcal &quot;;[.L106];&quot;) (proteinas &quot;;[.M106];&quot;) (grasas &quot;;[.N106];&quot;) (hidratos &quot;;[.O106];&quot;) (desayuno &quot;;[.P106];&quot;) (almuerzo &quot;;[.Q106];&quot;) (comida &quot;;[.R106];&quot;) (merienda &quot;;[.S106];&quot;) (cena &quot;;[.T106];&quot;))&quot;)" office:value-type="string" office:string-value="(alimento (id 109) (nombre garbanzos-cocidos) (grupo 3) (tipo energeticos) (racion 100) (kcal 90) (proteinas 4) (grasas 3,4) (hidratos 10) (desayuno no) (almuerzo no) (comida si) (merienda no) (cena no))" calcext:value-type="string">
            <text:p>(alimento (id 109) (nombre garbanzos-cocidos) (grupo 3) (tipo energeticos) (racion 100) (kcal 90) (proteinas 4) (grasas 3,4) (hidratos 10) (desayuno no) (almuerzo no) (comida si) (merienda no) (cena no))</text:p>
          </table:table-cell>
          <table:table-cell table:formula="of:=SUBSTITUTE([.V106];&quot;,&quot;;&quot;.&quot;)" office:value-type="string" office:string-value="(alimento (id 109) (nombre garbanzos-cocidos) (grupo 3) (tipo energeticos) (racion 100) (kcal 90) (proteinas 4) (grasas 3.4) (hidratos 10) (desayuno no) (almuerzo no) (comida si) (merienda no) (cena no))" calcext:value-type="string">
            <text:p>(alimento (id 109) (nombre garbanzos-cocidos) (grupo 3) (tipo energeticos) (racion 100) (kcal 90) (proteinas 4) (grasas 3.4) (hidratos 10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Garbanzos cocido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07]*[.L107]/100" office:value-type="float" office:value="54" calcext:value-type="float">
            <text:p>54</text:p>
          </table:table-cell>
          <table:table-cell table:style-name="ce19" table:formula="of:=[.K107]*[.M107]*4/100" office:value-type="float" office:value="9.6" calcext:value-type="float">
            <text:p>9,6</text:p>
          </table:table-cell>
          <table:table-cell table:style-name="ce19" table:formula="of:=[.K107]*[.O107]*4/100" office:value-type="float" office:value="24" calcext:value-type="float">
            <text:p>24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90" calcext:value-type="float">
            <text:p>9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.4" calcext:value-type="float">
            <text:p>3.4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07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B107];&quot;) (nombre &quot;;[.U107];&quot;) (grupo &quot;;[.E107];&quot;) (tipo &quot;;[.G107];&quot;) (racion &quot;;[.K107];&quot;) (kcal &quot;;[.L107];&quot;) (proteinas &quot;;[.M107];&quot;) (grasas &quot;;[.N107];&quot;) (hidratos &quot;;[.O107];&quot;) (desayuno &quot;;[.P107];&quot;) (almuerzo &quot;;[.Q107];&quot;) (comida &quot;;[.R107];&quot;) (merienda &quot;;[.S107];&quot;) (cena &quot;;[.T107];&quot;))&quot;)" office:value-type="string" office:string-value="(alimento (id 110) (nombre garbanzos-cocidos) (grupo 3) (tipo energeticos) (racion 60) (kcal 90) (proteinas 4) (grasas 3,4) (hidratos 10) (desayuno no) (almuerzo no) (comida si) (merienda no) (cena no))" calcext:value-type="string">
            <text:p>(alimento (id 110) (nombre garbanzos-cocidos) (grupo 3) (tipo energeticos) (racion 60) (kcal 90) (proteinas 4) (grasas 3,4) (hidratos 10) (desayuno no) (almuerzo no) (comida si) (merienda no) (cena no))</text:p>
          </table:table-cell>
          <table:table-cell table:formula="of:=SUBSTITUTE([.V107];&quot;,&quot;;&quot;.&quot;)" office:value-type="string" office:string-value="(alimento (id 110) (nombre garbanzos-cocidos) (grupo 3) (tipo energeticos) (racion 60) (kcal 90) (proteinas 4) (grasas 3.4) (hidratos 10) (desayuno no) (almuerzo no) (comida si) (merienda no) (cena no))" calcext:value-type="string">
            <text:p>(alimento (id 110) (nombre garbanzos-cocidos) (grupo 3) (tipo energeticos) (racion 60) (kcal 90) (proteinas 4) (grasas 3.4) (hidratos 10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Patatas guisa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08]*[.L108]/100" office:value-type="float" office:value="155.75" calcext:value-type="float">
            <text:p>155,75</text:p>
          </table:table-cell>
          <table:table-cell table:style-name="ce19" table:formula="of:=[.K108]*[.M108]*4/100" office:value-type="float" office:value="4.9" calcext:value-type="float">
            <text:p>4,9</text:p>
          </table:table-cell>
          <table:table-cell table:style-name="ce19" table:formula="of:=[.K108]*[.O108]*4/100" office:value-type="float" office:value="95.9" calcext:value-type="float">
            <text:p>95,9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89" calcext:value-type="float">
            <text:p>89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08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B108];&quot;) (nombre &quot;;[.U108];&quot;) (grupo &quot;;[.E108];&quot;) (tipo &quot;;[.G108];&quot;) (racion &quot;;[.K108];&quot;) (kcal &quot;;[.L108];&quot;) (proteinas &quot;;[.M108];&quot;) (grasas &quot;;[.N108];&quot;) (hidratos &quot;;[.O108];&quot;) (desayuno &quot;;[.P108];&quot;) (almuerzo &quot;;[.Q108];&quot;) (comida &quot;;[.R108];&quot;) (merienda &quot;;[.S108];&quot;) (cena &quot;;[.T108];&quot;))&quot;)" office:value-type="string" office:string-value="(alimento (id 111) (nombre patatas-guisadas) (grupo 3) (tipo energeticos) (racion 175) (kcal 89) (proteinas 0,7) (grasas 3,5) (hidratos 13,7) (desayuno no) (almuerzo no) (comida si) (merienda no) (cena no))" calcext:value-type="string">
            <text:p>(alimento (id 111) (nombre patatas-guisadas) (grupo 3) (tipo energeticos) (racion 175) (kcal 89) (proteinas 0,7) (grasas 3,5) (hidratos 13,7) (desayuno no) (almuerzo no) (comida si) (merienda no) (cena no))</text:p>
          </table:table-cell>
          <table:table-cell table:formula="of:=SUBSTITUTE([.V108];&quot;,&quot;;&quot;.&quot;)" office:value-type="string" office:string-value="(alimento (id 111) (nombre patatas-guisadas) (grupo 3) (tipo energeticos) (racion 175) (kcal 89) (proteinas 0.7) (grasas 3.5) (hidratos 13.7) (desayuno no) (almuerzo no) (comida si) (merienda no) (cena no))" calcext:value-type="string">
            <text:p>(alimento (id 111) (nombre patatas-guisadas) (grupo 3) (tipo energeticos) (racion 175) (kcal 89) (proteinas 0.7) (grasas 3.5) (hidratos 13.7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Patatas guisa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09]*[.L109]/100" office:value-type="float" office:value="111.25" calcext:value-type="float">
            <text:p>111,25</text:p>
          </table:table-cell>
          <table:table-cell table:style-name="ce19" table:formula="of:=[.K109]*[.M109]*4/100" office:value-type="float" office:value="3.5" calcext:value-type="float">
            <text:p>3,5</text:p>
          </table:table-cell>
          <table:table-cell table:style-name="ce19" table:formula="of:=[.K109]*[.O109]*4/100" office:value-type="float" office:value="68.5" calcext:value-type="float">
            <text:p>68,5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89" calcext:value-type="float">
            <text:p>89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09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B109];&quot;) (nombre &quot;;[.U109];&quot;) (grupo &quot;;[.E109];&quot;) (tipo &quot;;[.G109];&quot;) (racion &quot;;[.K109];&quot;) (kcal &quot;;[.L109];&quot;) (proteinas &quot;;[.M109];&quot;) (grasas &quot;;[.N109];&quot;) (hidratos &quot;;[.O109];&quot;) (desayuno &quot;;[.P109];&quot;) (almuerzo &quot;;[.Q109];&quot;) (comida &quot;;[.R109];&quot;) (merienda &quot;;[.S109];&quot;) (cena &quot;;[.T109];&quot;))&quot;)" office:value-type="string" office:string-value="(alimento (id 112) (nombre patatas-guisadas) (grupo 3) (tipo energeticos) (racion 125) (kcal 89) (proteinas 0,7) (grasas 3,5) (hidratos 13,7) (desayuno no) (almuerzo no) (comida si) (merienda no) (cena no))" calcext:value-type="string">
            <text:p>(alimento (id 112) (nombre patatas-guisadas) (grupo 3) (tipo energeticos) (racion 125) (kcal 89) (proteinas 0,7) (grasas 3,5) (hidratos 13,7) (desayuno no) (almuerzo no) (comida si) (merienda no) (cena no))</text:p>
          </table:table-cell>
          <table:table-cell table:formula="of:=SUBSTITUTE([.V109];&quot;,&quot;;&quot;.&quot;)" office:value-type="string" office:string-value="(alimento (id 112) (nombre patatas-guisadas) (grupo 3) (tipo energeticos) (racion 125) (kcal 89) (proteinas 0.7) (grasas 3.5) (hidratos 13.7) (desayuno no) (almuerzo no) (comida si) (merienda no) (cena no))" calcext:value-type="string">
            <text:p>(alimento (id 112) (nombre patatas-guisadas) (grupo 3) (tipo energeticos) (racion 125) (kcal 89) (proteinas 0.7) (grasas 3.5) (hidratos 13.7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Patatas guisa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10]*[.L110]/100" office:value-type="float" office:value="178" calcext:value-type="float">
            <text:p>178</text:p>
          </table:table-cell>
          <table:table-cell table:style-name="ce19" table:formula="of:=[.K110]*[.M110]*4/100" office:value-type="float" office:value="5.6" calcext:value-type="float">
            <text:p>5,6</text:p>
          </table:table-cell>
          <table:table-cell table:style-name="ce19" table:formula="of:=[.K110]*[.O110]*4/100" office:value-type="float" office:value="109.6" calcext:value-type="float">
            <text:p>109,6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89" calcext:value-type="float">
            <text:p>89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0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B110];&quot;) (nombre &quot;;[.U110];&quot;) (grupo &quot;;[.E110];&quot;) (tipo &quot;;[.G110];&quot;) (racion &quot;;[.K110];&quot;) (kcal &quot;;[.L110];&quot;) (proteinas &quot;;[.M110];&quot;) (grasas &quot;;[.N110];&quot;) (hidratos &quot;;[.O110];&quot;) (desayuno &quot;;[.P110];&quot;) (almuerzo &quot;;[.Q110];&quot;) (comida &quot;;[.R110];&quot;) (merienda &quot;;[.S110];&quot;) (cena &quot;;[.T110];&quot;))&quot;)" office:value-type="string" office:string-value="(alimento (id 113) (nombre patatas-guisadas) (grupo 3) (tipo energeticos) (racion 200) (kcal 89) (proteinas 0,7) (grasas 3,5) (hidratos 13,7) (desayuno no) (almuerzo no) (comida si) (merienda no) (cena no))" calcext:value-type="string">
            <text:p>(alimento (id 113) (nombre patatas-guisadas) (grupo 3) (tipo energeticos) (racion 200) (kcal 89) (proteinas 0,7) (grasas 3,5) (hidratos 13,7) (desayuno no) (almuerzo no) (comida si) (merienda no) (cena no))</text:p>
          </table:table-cell>
          <table:table-cell table:formula="of:=SUBSTITUTE([.V110];&quot;,&quot;;&quot;.&quot;)" office:value-type="string" office:string-value="(alimento (id 113) (nombre patatas-guisadas) (grupo 3) (tipo energeticos) (racion 200) (kcal 89) (proteinas 0.7) (grasas 3.5) (hidratos 13.7) (desayuno no) (almuerzo no) (comida si) (merienda no) (cena no))" calcext:value-type="string">
            <text:p>(alimento (id 113) (nombre patatas-guisadas) (grupo 3) (tipo energeticos) (racion 200) (kcal 89) (proteinas 0.7) (grasas 3.5) (hidratos 13.7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Patatas guisa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11]*[.L111]/100" office:value-type="float" office:value="133.5" calcext:value-type="float">
            <text:p>133,5</text:p>
          </table:table-cell>
          <table:table-cell table:style-name="ce19" table:formula="of:=[.K111]*[.M111]*4/100" office:value-type="float" office:value="4.2" calcext:value-type="float">
            <text:p>4,2</text:p>
          </table:table-cell>
          <table:table-cell table:style-name="ce19" table:formula="of:=[.K111]*[.O111]*4/100" office:value-type="float" office:value="82.2" calcext:value-type="float">
            <text:p>82,2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89" calcext:value-type="float">
            <text:p>89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1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B111];&quot;) (nombre &quot;;[.U111];&quot;) (grupo &quot;;[.E111];&quot;) (tipo &quot;;[.G111];&quot;) (racion &quot;;[.K111];&quot;) (kcal &quot;;[.L111];&quot;) (proteinas &quot;;[.M111];&quot;) (grasas &quot;;[.N111];&quot;) (hidratos &quot;;[.O111];&quot;) (desayuno &quot;;[.P111];&quot;) (almuerzo &quot;;[.Q111];&quot;) (comida &quot;;[.R111];&quot;) (merienda &quot;;[.S111];&quot;) (cena &quot;;[.T111];&quot;))&quot;)" office:value-type="string" office:string-value="(alimento (id 114) (nombre patatas-guisadas) (grupo 3) (tipo energeticos) (racion 150) (kcal 89) (proteinas 0,7) (grasas 3,5) (hidratos 13,7) (desayuno no) (almuerzo no) (comida si) (merienda no) (cena no))" calcext:value-type="string">
            <text:p>(alimento (id 114) (nombre patatas-guisadas) (grupo 3) (tipo energeticos) (racion 150) (kcal 89) (proteinas 0,7) (grasas 3,5) (hidratos 13,7) (desayuno no) (almuerzo no) (comida si) (merienda no) (cena no))</text:p>
          </table:table-cell>
          <table:table-cell table:formula="of:=SUBSTITUTE([.V111];&quot;,&quot;;&quot;.&quot;)" office:value-type="string" office:string-value="(alimento (id 114) (nombre patatas-guisadas) (grupo 3) (tipo energeticos) (racion 150) (kcal 89) (proteinas 0.7) (grasas 3.5) (hidratos 13.7) (desayuno no) (almuerzo no) (comida si) (merienda no) (cena no))" calcext:value-type="string">
            <text:p>(alimento (id 114) (nombre patatas-guisadas) (grupo 3) (tipo energeticos) (racion 150) (kcal 89) (proteinas 0.7) (grasas 3.5) (hidratos 13.7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Patatas guisa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12]*[.L112]/100" office:value-type="float" office:value="89" calcext:value-type="float">
            <text:p>89</text:p>
          </table:table-cell>
          <table:table-cell table:style-name="ce19" table:formula="of:=[.K112]*[.M112]*4/100" office:value-type="float" office:value="2.8" calcext:value-type="float">
            <text:p>2,8</text:p>
          </table:table-cell>
          <table:table-cell table:style-name="ce19" table:formula="of:=[.K112]*[.O112]*4/100" office:value-type="float" office:value="54.8" calcext:value-type="float">
            <text:p>54,8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89" calcext:value-type="float">
            <text:p>89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2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B112];&quot;) (nombre &quot;;[.U112];&quot;) (grupo &quot;;[.E112];&quot;) (tipo &quot;;[.G112];&quot;) (racion &quot;;[.K112];&quot;) (kcal &quot;;[.L112];&quot;) (proteinas &quot;;[.M112];&quot;) (grasas &quot;;[.N112];&quot;) (hidratos &quot;;[.O112];&quot;) (desayuno &quot;;[.P112];&quot;) (almuerzo &quot;;[.Q112];&quot;) (comida &quot;;[.R112];&quot;) (merienda &quot;;[.S112];&quot;) (cena &quot;;[.T112];&quot;))&quot;)" office:value-type="string" office:string-value="(alimento (id 115) (nombre patatas-guisadas) (grupo 3) (tipo energeticos) (racion 100) (kcal 89) (proteinas 0,7) (grasas 3,5) (hidratos 13,7) (desayuno no) (almuerzo no) (comida si) (merienda no) (cena no))" calcext:value-type="string">
            <text:p>(alimento (id 115) (nombre patatas-guisadas) (grupo 3) (tipo energeticos) (racion 100) (kcal 89) (proteinas 0,7) (grasas 3,5) (hidratos 13,7) (desayuno no) (almuerzo no) (comida si) (merienda no) (cena no))</text:p>
          </table:table-cell>
          <table:table-cell table:formula="of:=SUBSTITUTE([.V112];&quot;,&quot;;&quot;.&quot;)" office:value-type="string" office:string-value="(alimento (id 115) (nombre patatas-guisadas) (grupo 3) (tipo energeticos) (racion 100) (kcal 89) (proteinas 0.7) (grasas 3.5) (hidratos 13.7) (desayuno no) (almuerzo no) (comida si) (merienda no) (cena no))" calcext:value-type="string">
            <text:p>(alimento (id 115) (nombre patatas-guisadas) (grupo 3) (tipo energeticos) (racion 100) (kcal 89) (proteinas 0.7) (grasas 3.5) (hidratos 13.7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Avellan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13]*[.L113]/100" office:value-type="float" office:value="93.75" calcext:value-type="float">
            <text:p>93,75</text:p>
          </table:table-cell>
          <table:table-cell table:style-name="ce19" table:formula="of:=[.K113]*[.M113]*4/100" office:value-type="float" office:value="7.8" calcext:value-type="float">
            <text:p>7,8</text:p>
          </table:table-cell>
          <table:table-cell table:style-name="ce19" table:formula="of:=[.K113]*[.O113]*4/100" office:value-type="float" office:value="6" calcext:value-type="float">
            <text:p>6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625" calcext:value-type="float">
            <text:p>62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62.9" calcext:value-type="float">
            <text:p>62.9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3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B113];&quot;) (nombre &quot;;[.U113];&quot;) (grupo &quot;;[.E113];&quot;) (tipo &quot;;[.G113];&quot;) (racion &quot;;[.K113];&quot;) (kcal &quot;;[.L113];&quot;) (proteinas &quot;;[.M113];&quot;) (grasas &quot;;[.N113];&quot;) (hidratos &quot;;[.O113];&quot;) (desayuno &quot;;[.P113];&quot;) (almuerzo &quot;;[.Q113];&quot;) (comida &quot;;[.R113];&quot;) (merienda &quot;;[.S113];&quot;) (cena &quot;;[.T113];&quot;))&quot;)" office:value-type="string" office:string-value="(alimento (id 116) (nombre avellana) (grupo 3) (tipo energeticos) (racion 15) (kcal 625) (proteinas 13) (grasas 62,9) (hidratos 10) (desayuno si) (almuerzo si) (comida si) (merienda si) (cena si))" calcext:value-type="string">
            <text:p>(alimento (id 116) (nombre avellana) (grupo 3) (tipo energeticos) (racion 15) (kcal 625) (proteinas 13) (grasas 62,9) (hidratos 10) (desayuno si) (almuerzo si) (comida si) (merienda si) (cena si))</text:p>
          </table:table-cell>
          <table:table-cell table:formula="of:=SUBSTITUTE([.V113];&quot;,&quot;;&quot;.&quot;)" office:value-type="string" office:string-value="(alimento (id 116) (nombre avellana) (grupo 3) (tipo energeticos) (racion 15) (kcal 625) (proteinas 13) (grasas 62.9) (hidratos 10) (desayuno si) (almuerzo si) (comida si) (merienda si) (cena si))" calcext:value-type="string">
            <text:p>(alimento (id 116) (nombre avellana) (grupo 3) (tipo energeticos) (racion 15) (kcal 625) (proteinas 13) (grasas 62.9) (hidratos 10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Avellan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14]*[.L114]/100" office:value-type="float" office:value="312.5" calcext:value-type="float">
            <text:p>312,5</text:p>
          </table:table-cell>
          <table:table-cell table:style-name="ce19" table:formula="of:=[.K114]*[.M114]*4/100" office:value-type="float" office:value="26" calcext:value-type="float">
            <text:p>26</text:p>
          </table:table-cell>
          <table:table-cell table:style-name="ce19" table:formula="of:=[.K114]*[.O114]*4/100" office:value-type="float" office:value="20" calcext:value-type="float">
            <text:p>2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625" calcext:value-type="float">
            <text:p>62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62.9" calcext:value-type="float">
            <text:p>62.9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4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B114];&quot;) (nombre &quot;;[.U114];&quot;) (grupo &quot;;[.E114];&quot;) (tipo &quot;;[.G114];&quot;) (racion &quot;;[.K114];&quot;) (kcal &quot;;[.L114];&quot;) (proteinas &quot;;[.M114];&quot;) (grasas &quot;;[.N114];&quot;) (hidratos &quot;;[.O114];&quot;) (desayuno &quot;;[.P114];&quot;) (almuerzo &quot;;[.Q114];&quot;) (comida &quot;;[.R114];&quot;) (merienda &quot;;[.S114];&quot;) (cena &quot;;[.T114];&quot;))&quot;)" office:value-type="string" office:string-value="(alimento (id 117) (nombre avellana) (grupo 3) (tipo energeticos) (racion 50) (kcal 625) (proteinas 13) (grasas 62,9) (hidratos 10) (desayuno si) (almuerzo si) (comida si) (merienda si) (cena si))" calcext:value-type="string">
            <text:p>(alimento (id 117) (nombre avellana) (grupo 3) (tipo energeticos) (racion 50) (kcal 625) (proteinas 13) (grasas 62,9) (hidratos 10) (desayuno si) (almuerzo si) (comida si) (merienda si) (cena si))</text:p>
          </table:table-cell>
          <table:table-cell table:formula="of:=SUBSTITUTE([.V114];&quot;,&quot;;&quot;.&quot;)" office:value-type="string" office:string-value="(alimento (id 117) (nombre avellana) (grupo 3) (tipo energeticos) (racion 50) (kcal 625) (proteinas 13) (grasas 62.9) (hidratos 10) (desayuno si) (almuerzo si) (comida si) (merienda si) (cena si))" calcext:value-type="string">
            <text:p>(alimento (id 117) (nombre avellana) (grupo 3) (tipo energeticos) (racion 50) (kcal 625) (proteinas 13) (grasas 62.9) (hidratos 10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Avellan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15]*[.L115]/100" office:value-type="float" office:value="250" calcext:value-type="float">
            <text:p>250</text:p>
          </table:table-cell>
          <table:table-cell table:style-name="ce19" table:formula="of:=[.K115]*[.M115]*4/100" office:value-type="float" office:value="20.8" calcext:value-type="float">
            <text:p>20,8</text:p>
          </table:table-cell>
          <table:table-cell table:style-name="ce19" table:formula="of:=[.K115]*[.O115]*4/100" office:value-type="float" office:value="16" calcext:value-type="float">
            <text:p>16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625" calcext:value-type="float">
            <text:p>62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62.9" calcext:value-type="float">
            <text:p>62.9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5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B115];&quot;) (nombre &quot;;[.U115];&quot;) (grupo &quot;;[.E115];&quot;) (tipo &quot;;[.G115];&quot;) (racion &quot;;[.K115];&quot;) (kcal &quot;;[.L115];&quot;) (proteinas &quot;;[.M115];&quot;) (grasas &quot;;[.N115];&quot;) (hidratos &quot;;[.O115];&quot;) (desayuno &quot;;[.P115];&quot;) (almuerzo &quot;;[.Q115];&quot;) (comida &quot;;[.R115];&quot;) (merienda &quot;;[.S115];&quot;) (cena &quot;;[.T115];&quot;))&quot;)" office:value-type="string" office:string-value="(alimento (id 118) (nombre avellana) (grupo 3) (tipo energeticos) (racion 40) (kcal 625) (proteinas 13) (grasas 62,9) (hidratos 10) (desayuno si) (almuerzo si) (comida si) (merienda si) (cena si))" calcext:value-type="string">
            <text:p>(alimento (id 118) (nombre avellana) (grupo 3) (tipo energeticos) (racion 40) (kcal 625) (proteinas 13) (grasas 62,9) (hidratos 10) (desayuno si) (almuerzo si) (comida si) (merienda si) (cena si))</text:p>
          </table:table-cell>
          <table:table-cell table:formula="of:=SUBSTITUTE([.V115];&quot;,&quot;;&quot;.&quot;)" office:value-type="string" office:string-value="(alimento (id 118) (nombre avellana) (grupo 3) (tipo energeticos) (racion 40) (kcal 625) (proteinas 13) (grasas 62.9) (hidratos 10) (desayuno si) (almuerzo si) (comida si) (merienda si) (cena si))" calcext:value-type="string">
            <text:p>(alimento (id 118) (nombre avellana) (grupo 3) (tipo energeticos) (racion 40) (kcal 625) (proteinas 13) (grasas 62.9) (hidratos 10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Avellan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16]*[.L116]/100" office:value-type="float" office:value="156.25" calcext:value-type="float">
            <text:p>156,25</text:p>
          </table:table-cell>
          <table:table-cell table:style-name="ce19" table:formula="of:=[.K116]*[.M116]*4/100" office:value-type="float" office:value="13" calcext:value-type="float">
            <text:p>13</text:p>
          </table:table-cell>
          <table:table-cell table:style-name="ce19" table:formula="of:=[.K116]*[.O116]*4/100" office:value-type="float" office:value="10" calcext:value-type="float">
            <text:p>1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625" calcext:value-type="float">
            <text:p>62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62.9" calcext:value-type="float">
            <text:p>62.9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6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B116];&quot;) (nombre &quot;;[.U116];&quot;) (grupo &quot;;[.E116];&quot;) (tipo &quot;;[.G116];&quot;) (racion &quot;;[.K116];&quot;) (kcal &quot;;[.L116];&quot;) (proteinas &quot;;[.M116];&quot;) (grasas &quot;;[.N116];&quot;) (hidratos &quot;;[.O116];&quot;) (desayuno &quot;;[.P116];&quot;) (almuerzo &quot;;[.Q116];&quot;) (comida &quot;;[.R116];&quot;) (merienda &quot;;[.S116];&quot;) (cena &quot;;[.T116];&quot;))&quot;)" office:value-type="string" office:string-value="(alimento (id 119) (nombre avellana) (grupo 3) (tipo energeticos) (racion 25) (kcal 625) (proteinas 13) (grasas 62,9) (hidratos 10) (desayuno si) (almuerzo si) (comida si) (merienda si) (cena si))" calcext:value-type="string">
            <text:p>(alimento (id 119) (nombre avellana) (grupo 3) (tipo energeticos) (racion 25) (kcal 625) (proteinas 13) (grasas 62,9) (hidratos 10) (desayuno si) (almuerzo si) (comida si) (merienda si) (cena si))</text:p>
          </table:table-cell>
          <table:table-cell table:formula="of:=SUBSTITUTE([.V116];&quot;,&quot;;&quot;.&quot;)" office:value-type="string" office:string-value="(alimento (id 119) (nombre avellana) (grupo 3) (tipo energeticos) (racion 25) (kcal 625) (proteinas 13) (grasas 62.9) (hidratos 10) (desayuno si) (almuerzo si) (comida si) (merienda si) (cena si))" calcext:value-type="string">
            <text:p>(alimento (id 119) (nombre avellana) (grupo 3) (tipo energeticos) (racion 25) (kcal 625) (proteinas 13) (grasas 62.9) (hidratos 10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Avellan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17]*[.L117]/100" office:value-type="float" office:value="125" calcext:value-type="float">
            <text:p>125</text:p>
          </table:table-cell>
          <table:table-cell table:style-name="ce19" table:formula="of:=[.K117]*[.M117]*4/100" office:value-type="float" office:value="10.4" calcext:value-type="float">
            <text:p>10,4</text:p>
          </table:table-cell>
          <table:table-cell table:style-name="ce19" table:formula="of:=[.K117]*[.O117]*4/100" office:value-type="float" office:value="8" calcext:value-type="float">
            <text:p>8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625" calcext:value-type="float">
            <text:p>62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62.9" calcext:value-type="float">
            <text:p>62.9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7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B117];&quot;) (nombre &quot;;[.U117];&quot;) (grupo &quot;;[.E117];&quot;) (tipo &quot;;[.G117];&quot;) (racion &quot;;[.K117];&quot;) (kcal &quot;;[.L117];&quot;) (proteinas &quot;;[.M117];&quot;) (grasas &quot;;[.N117];&quot;) (hidratos &quot;;[.O117];&quot;) (desayuno &quot;;[.P117];&quot;) (almuerzo &quot;;[.Q117];&quot;) (comida &quot;;[.R117];&quot;) (merienda &quot;;[.S117];&quot;) (cena &quot;;[.T117];&quot;))&quot;)" office:value-type="string" office:string-value="(alimento (id 120) (nombre avellana) (grupo 3) (tipo energeticos) (racion 20) (kcal 625) (proteinas 13) (grasas 62,9) (hidratos 10) (desayuno si) (almuerzo si) (comida si) (merienda si) (cena si))" calcext:value-type="string">
            <text:p>(alimento (id 120) (nombre avellana) (grupo 3) (tipo energeticos) (racion 20) (kcal 625) (proteinas 13) (grasas 62,9) (hidratos 10) (desayuno si) (almuerzo si) (comida si) (merienda si) (cena si))</text:p>
          </table:table-cell>
          <table:table-cell table:formula="of:=SUBSTITUTE([.V117];&quot;,&quot;;&quot;.&quot;)" office:value-type="string" office:string-value="(alimento (id 120) (nombre avellana) (grupo 3) (tipo energeticos) (racion 20) (kcal 625) (proteinas 13) (grasas 62.9) (hidratos 10) (desayuno si) (almuerzo si) (comida si) (merienda si) (cena si))" calcext:value-type="string">
            <text:p>(alimento (id 120) (nombre avellana) (grupo 3) (tipo energeticos) (racion 20) (kcal 625) (proteinas 13) (grasas 62.9) (hidratos 10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Almendr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18]*[.L118]/100" office:value-type="float" office:value="99.8" calcext:value-type="float">
            <text:p>99,8</text:p>
          </table:table-cell>
          <table:table-cell table:style-name="ce19" table:formula="of:=[.K118]*[.M118]*4/100" office:value-type="float" office:value="12.8" calcext:value-type="float">
            <text:p>12,8</text:p>
          </table:table-cell>
          <table:table-cell table:style-name="ce19" table:formula="of:=[.K118]*[.O118]*4/100" office:value-type="float" office:value="17.6" calcext:value-type="float">
            <text:p>17,6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99" calcext:value-type="float">
            <text:p>499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51.4" calcext:value-type="float">
            <text:p>51.4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8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B118];&quot;) (nombre &quot;;[.U118];&quot;) (grupo &quot;;[.E118];&quot;) (tipo &quot;;[.G118];&quot;) (racion &quot;;[.K118];&quot;) (kcal &quot;;[.L118];&quot;) (proteinas &quot;;[.M118];&quot;) (grasas &quot;;[.N118];&quot;) (hidratos &quot;;[.O118];&quot;) (desayuno &quot;;[.P118];&quot;) (almuerzo &quot;;[.Q118];&quot;) (comida &quot;;[.R118];&quot;) (merienda &quot;;[.S118];&quot;) (cena &quot;;[.T118];&quot;))&quot;)" office:value-type="string" office:string-value="(alimento (id 121) (nombre almendra) (grupo 3) (tipo energeticos) (racion 20) (kcal 499) (proteinas 16) (grasas 51,4) (hidratos 22) (desayuno si) (almuerzo si) (comida si) (merienda si) (cena si))" calcext:value-type="string">
            <text:p>(alimento (id 121) (nombre almendra) (grupo 3) (tipo energeticos) (racion 20) (kcal 499) (proteinas 16) (grasas 51,4) (hidratos 22) (desayuno si) (almuerzo si) (comida si) (merienda si) (cena si))</text:p>
          </table:table-cell>
          <table:table-cell table:formula="of:=SUBSTITUTE([.V118];&quot;,&quot;;&quot;.&quot;)" office:value-type="string" office:string-value="(alimento (id 121) (nombre almendra) (grupo 3) (tipo energeticos) (racion 20) (kcal 499) (proteinas 16) (grasas 51.4) (hidratos 22) (desayuno si) (almuerzo si) (comida si) (merienda si) (cena si))" calcext:value-type="string">
            <text:p>(alimento (id 121) (nombre almendra) (grupo 3) (tipo energeticos) (racion 20) (kcal 499) (proteinas 16) (grasas 51.4) (hidratos 2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Almendr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19]*[.L119]/100" office:value-type="float" office:value="249.5" calcext:value-type="float">
            <text:p>249,5</text:p>
          </table:table-cell>
          <table:table-cell table:style-name="ce19" table:formula="of:=[.K119]*[.M119]*4/100" office:value-type="float" office:value="32" calcext:value-type="float">
            <text:p>32</text:p>
          </table:table-cell>
          <table:table-cell table:style-name="ce19" table:formula="of:=[.K119]*[.O119]*4/100" office:value-type="float" office:value="44" calcext:value-type="float">
            <text:p>44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99" calcext:value-type="float">
            <text:p>499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51.4" calcext:value-type="float">
            <text:p>51.4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9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B119];&quot;) (nombre &quot;;[.U119];&quot;) (grupo &quot;;[.E119];&quot;) (tipo &quot;;[.G119];&quot;) (racion &quot;;[.K119];&quot;) (kcal &quot;;[.L119];&quot;) (proteinas &quot;;[.M119];&quot;) (grasas &quot;;[.N119];&quot;) (hidratos &quot;;[.O119];&quot;) (desayuno &quot;;[.P119];&quot;) (almuerzo &quot;;[.Q119];&quot;) (comida &quot;;[.R119];&quot;) (merienda &quot;;[.S119];&quot;) (cena &quot;;[.T119];&quot;))&quot;)" office:value-type="string" office:string-value="(alimento (id 122) (nombre almendra) (grupo 3) (tipo energeticos) (racion 50) (kcal 499) (proteinas 16) (grasas 51,4) (hidratos 22) (desayuno si) (almuerzo si) (comida si) (merienda si) (cena si))" calcext:value-type="string">
            <text:p>(alimento (id 122) (nombre almendra) (grupo 3) (tipo energeticos) (racion 50) (kcal 499) (proteinas 16) (grasas 51,4) (hidratos 22) (desayuno si) (almuerzo si) (comida si) (merienda si) (cena si))</text:p>
          </table:table-cell>
          <table:table-cell table:formula="of:=SUBSTITUTE([.V119];&quot;,&quot;;&quot;.&quot;)" office:value-type="string" office:string-value="(alimento (id 122) (nombre almendra) (grupo 3) (tipo energeticos) (racion 50) (kcal 499) (proteinas 16) (grasas 51.4) (hidratos 22) (desayuno si) (almuerzo si) (comida si) (merienda si) (cena si))" calcext:value-type="string">
            <text:p>(alimento (id 122) (nombre almendra) (grupo 3) (tipo energeticos) (racion 50) (kcal 499) (proteinas 16) (grasas 51.4) (hidratos 2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Almendr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20]*[.L120]/100" office:value-type="float" office:value="49.9" calcext:value-type="float">
            <text:p>49,9</text:p>
          </table:table-cell>
          <table:table-cell table:style-name="ce19" table:formula="of:=[.K120]*[.M120]*4/100" office:value-type="float" office:value="6.4" calcext:value-type="float">
            <text:p>6,4</text:p>
          </table:table-cell>
          <table:table-cell table:style-name="ce19" table:formula="of:=[.K120]*[.O120]*4/100" office:value-type="float" office:value="8.8" calcext:value-type="float">
            <text:p>8,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499" calcext:value-type="float">
            <text:p>499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51.4" calcext:value-type="float">
            <text:p>51.4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0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B120];&quot;) (nombre &quot;;[.U120];&quot;) (grupo &quot;;[.E120];&quot;) (tipo &quot;;[.G120];&quot;) (racion &quot;;[.K120];&quot;) (kcal &quot;;[.L120];&quot;) (proteinas &quot;;[.M120];&quot;) (grasas &quot;;[.N120];&quot;) (hidratos &quot;;[.O120];&quot;) (desayuno &quot;;[.P120];&quot;) (almuerzo &quot;;[.Q120];&quot;) (comida &quot;;[.R120];&quot;) (merienda &quot;;[.S120];&quot;) (cena &quot;;[.T120];&quot;))&quot;)" office:value-type="string" office:string-value="(alimento (id 123) (nombre almendra) (grupo 3) (tipo energeticos) (racion 10) (kcal 499) (proteinas 16) (grasas 51,4) (hidratos 22) (desayuno si) (almuerzo si) (comida si) (merienda si) (cena si))" calcext:value-type="string">
            <text:p>(alimento (id 123) (nombre almendra) (grupo 3) (tipo energeticos) (racion 10) (kcal 499) (proteinas 16) (grasas 51,4) (hidratos 22) (desayuno si) (almuerzo si) (comida si) (merienda si) (cena si))</text:p>
          </table:table-cell>
          <table:table-cell table:formula="of:=SUBSTITUTE([.V120];&quot;,&quot;;&quot;.&quot;)" office:value-type="string" office:string-value="(alimento (id 123) (nombre almendra) (grupo 3) (tipo energeticos) (racion 10) (kcal 499) (proteinas 16) (grasas 51.4) (hidratos 22) (desayuno si) (almuerzo si) (comida si) (merienda si) (cena si))" calcext:value-type="string">
            <text:p>(alimento (id 123) (nombre almendra) (grupo 3) (tipo energeticos) (racion 10) (kcal 499) (proteinas 16) (grasas 51.4) (hidratos 2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Almendr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21]*[.L121]/100" office:value-type="float" office:value="199.6" calcext:value-type="float">
            <text:p>199,6</text:p>
          </table:table-cell>
          <table:table-cell table:style-name="ce19" table:formula="of:=[.K121]*[.M121]*4/100" office:value-type="float" office:value="25.6" calcext:value-type="float">
            <text:p>25,6</text:p>
          </table:table-cell>
          <table:table-cell table:style-name="ce19" table:formula="of:=[.K121]*[.O121]*4/100" office:value-type="float" office:value="35.2" calcext:value-type="float">
            <text:p>35,2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99" calcext:value-type="float">
            <text:p>499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51.4" calcext:value-type="float">
            <text:p>51.4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1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B121];&quot;) (nombre &quot;;[.U121];&quot;) (grupo &quot;;[.E121];&quot;) (tipo &quot;;[.G121];&quot;) (racion &quot;;[.K121];&quot;) (kcal &quot;;[.L121];&quot;) (proteinas &quot;;[.M121];&quot;) (grasas &quot;;[.N121];&quot;) (hidratos &quot;;[.O121];&quot;) (desayuno &quot;;[.P121];&quot;) (almuerzo &quot;;[.Q121];&quot;) (comida &quot;;[.R121];&quot;) (merienda &quot;;[.S121];&quot;) (cena &quot;;[.T121];&quot;))&quot;)" office:value-type="string" office:string-value="(alimento (id 124) (nombre almendra) (grupo 3) (tipo energeticos) (racion 40) (kcal 499) (proteinas 16) (grasas 51,4) (hidratos 22) (desayuno si) (almuerzo si) (comida si) (merienda si) (cena si))" calcext:value-type="string">
            <text:p>(alimento (id 124) (nombre almendra) (grupo 3) (tipo energeticos) (racion 40) (kcal 499) (proteinas 16) (grasas 51,4) (hidratos 22) (desayuno si) (almuerzo si) (comida si) (merienda si) (cena si))</text:p>
          </table:table-cell>
          <table:table-cell table:formula="of:=SUBSTITUTE([.V121];&quot;,&quot;;&quot;.&quot;)" office:value-type="string" office:string-value="(alimento (id 124) (nombre almendra) (grupo 3) (tipo energeticos) (racion 40) (kcal 499) (proteinas 16) (grasas 51.4) (hidratos 22) (desayuno si) (almuerzo si) (comida si) (merienda si) (cena si))" calcext:value-type="string">
            <text:p>(alimento (id 124) (nombre almendra) (grupo 3) (tipo energeticos) (racion 40) (kcal 499) (proteinas 16) (grasas 51.4) (hidratos 2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Almendr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22]*[.L122]/100" office:value-type="float" office:value="149.7" calcext:value-type="float">
            <text:p>149,7</text:p>
          </table:table-cell>
          <table:table-cell table:style-name="ce19" table:formula="of:=[.K122]*[.M122]*4/100" office:value-type="float" office:value="19.2" calcext:value-type="float">
            <text:p>19,2</text:p>
          </table:table-cell>
          <table:table-cell table:style-name="ce19" table:formula="of:=[.K122]*[.O122]*4/100" office:value-type="float" office:value="26.4" calcext:value-type="float">
            <text:p>26,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99" calcext:value-type="float">
            <text:p>499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51.4" calcext:value-type="float">
            <text:p>51.4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2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B122];&quot;) (nombre &quot;;[.U122];&quot;) (grupo &quot;;[.E122];&quot;) (tipo &quot;;[.G122];&quot;) (racion &quot;;[.K122];&quot;) (kcal &quot;;[.L122];&quot;) (proteinas &quot;;[.M122];&quot;) (grasas &quot;;[.N122];&quot;) (hidratos &quot;;[.O122];&quot;) (desayuno &quot;;[.P122];&quot;) (almuerzo &quot;;[.Q122];&quot;) (comida &quot;;[.R122];&quot;) (merienda &quot;;[.S122];&quot;) (cena &quot;;[.T122];&quot;))&quot;)" office:value-type="string" office:string-value="(alimento (id 125) (nombre almendra) (grupo 3) (tipo energeticos) (racion 30) (kcal 499) (proteinas 16) (grasas 51,4) (hidratos 22) (desayuno si) (almuerzo si) (comida si) (merienda si) (cena si))" calcext:value-type="string">
            <text:p>(alimento (id 125) (nombre almendra) (grupo 3) (tipo energeticos) (racion 30) (kcal 499) (proteinas 16) (grasas 51,4) (hidratos 22) (desayuno si) (almuerzo si) (comida si) (merienda si) (cena si))</text:p>
          </table:table-cell>
          <table:table-cell table:formula="of:=SUBSTITUTE([.V122];&quot;,&quot;;&quot;.&quot;)" office:value-type="string" office:string-value="(alimento (id 125) (nombre almendra) (grupo 3) (tipo energeticos) (racion 30) (kcal 499) (proteinas 16) (grasas 51.4) (hidratos 22) (desayuno si) (almuerzo si) (comida si) (merienda si) (cena si))" calcext:value-type="string">
            <text:p>(alimento (id 125) (nombre almendra) (grupo 3) (tipo energeticos) (racion 30) (kcal 499) (proteinas 16) (grasas 51.4) (hidratos 2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Nuez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23]*[.L123]/100" office:value-type="float" office:value="335" calcext:value-type="float">
            <text:p>335</text:p>
          </table:table-cell>
          <table:table-cell table:style-name="ce19" table:formula="of:=[.K123]*[.M123]*4/100" office:value-type="float" office:value="31.2" calcext:value-type="float">
            <text:p>31,2</text:p>
          </table:table-cell>
          <table:table-cell table:style-name="ce19" table:formula="of:=[.K123]*[.O123]*4/100" office:value-type="float" office:value="22.4" calcext:value-type="float">
            <text:p>22,4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670" calcext:value-type="float">
            <text:p>670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63.3" calcext:value-type="float">
            <text:p>63.3</text:p>
          </table:table-cell>
          <table:table-cell table:style-name="ce23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3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B123];&quot;) (nombre &quot;;[.U123];&quot;) (grupo &quot;;[.E123];&quot;) (tipo &quot;;[.G123];&quot;) (racion &quot;;[.K123];&quot;) (kcal &quot;;[.L123];&quot;) (proteinas &quot;;[.M123];&quot;) (grasas &quot;;[.N123];&quot;) (hidratos &quot;;[.O123];&quot;) (desayuno &quot;;[.P123];&quot;) (almuerzo &quot;;[.Q123];&quot;) (comida &quot;;[.R123];&quot;) (merienda &quot;;[.S123];&quot;) (cena &quot;;[.T123];&quot;))&quot;)" office:value-type="string" office:string-value="(alimento (id 126) (nombre nuez) (grupo 3) (tipo energeticos) (racion 50) (kcal 670) (proteinas 15,6) (grasas 63,3) (hidratos 11,2) (desayuno si) (almuerzo si) (comida si) (merienda si) (cena si))" calcext:value-type="string">
            <text:p>(alimento (id 126) (nombre nuez) (grupo 3) (tipo energeticos) (racion 50) (kcal 670) (proteinas 15,6) (grasas 63,3) (hidratos 11,2) (desayuno si) (almuerzo si) (comida si) (merienda si) (cena si))</text:p>
          </table:table-cell>
          <table:table-cell table:formula="of:=SUBSTITUTE([.V123];&quot;,&quot;;&quot;.&quot;)" office:value-type="string" office:string-value="(alimento (id 126) (nombre nuez) (grupo 3) (tipo energeticos) (racion 50) (kcal 670) (proteinas 15.6) (grasas 63.3) (hidratos 11.2) (desayuno si) (almuerzo si) (comida si) (merienda si) (cena si))" calcext:value-type="string">
            <text:p>(alimento (id 126) (nombre nuez) (grupo 3) (tipo energeticos) (racion 50) (kcal 670) (proteinas 15.6) (grasas 63.3) (hidratos 11.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Nuez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24]*[.L124]/100" office:value-type="float" office:value="167.5" calcext:value-type="float">
            <text:p>167,5</text:p>
          </table:table-cell>
          <table:table-cell table:style-name="ce19" table:formula="of:=[.K124]*[.M124]*4/100" office:value-type="float" office:value="15.6" calcext:value-type="float">
            <text:p>15,6</text:p>
          </table:table-cell>
          <table:table-cell table:style-name="ce19" table:formula="of:=[.K124]*[.O124]*4/100" office:value-type="float" office:value="11.2" calcext:value-type="float">
            <text:p>11,2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670" calcext:value-type="float">
            <text:p>670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63.3" calcext:value-type="float">
            <text:p>63.3</text:p>
          </table:table-cell>
          <table:table-cell table:style-name="ce23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4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B124];&quot;) (nombre &quot;;[.U124];&quot;) (grupo &quot;;[.E124];&quot;) (tipo &quot;;[.G124];&quot;) (racion &quot;;[.K124];&quot;) (kcal &quot;;[.L124];&quot;) (proteinas &quot;;[.M124];&quot;) (grasas &quot;;[.N124];&quot;) (hidratos &quot;;[.O124];&quot;) (desayuno &quot;;[.P124];&quot;) (almuerzo &quot;;[.Q124];&quot;) (comida &quot;;[.R124];&quot;) (merienda &quot;;[.S124];&quot;) (cena &quot;;[.T124];&quot;))&quot;)" office:value-type="string" office:string-value="(alimento (id 127) (nombre nuez) (grupo 3) (tipo energeticos) (racion 25) (kcal 670) (proteinas 15,6) (grasas 63,3) (hidratos 11,2) (desayuno si) (almuerzo si) (comida si) (merienda si) (cena si))" calcext:value-type="string">
            <text:p>(alimento (id 127) (nombre nuez) (grupo 3) (tipo energeticos) (racion 25) (kcal 670) (proteinas 15,6) (grasas 63,3) (hidratos 11,2) (desayuno si) (almuerzo si) (comida si) (merienda si) (cena si))</text:p>
          </table:table-cell>
          <table:table-cell table:formula="of:=SUBSTITUTE([.V124];&quot;,&quot;;&quot;.&quot;)" office:value-type="string" office:string-value="(alimento (id 127) (nombre nuez) (grupo 3) (tipo energeticos) (racion 25) (kcal 670) (proteinas 15.6) (grasas 63.3) (hidratos 11.2) (desayuno si) (almuerzo si) (comida si) (merienda si) (cena si))" calcext:value-type="string">
            <text:p>(alimento (id 127) (nombre nuez) (grupo 3) (tipo energeticos) (racion 25) (kcal 670) (proteinas 15.6) (grasas 63.3) (hidratos 11.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Nuez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25]*[.L125]/100" office:value-type="float" office:value="67" calcext:value-type="float">
            <text:p>67</text:p>
          </table:table-cell>
          <table:table-cell table:style-name="ce19" table:formula="of:=[.K125]*[.M125]*4/100" office:value-type="float" office:value="6.24" calcext:value-type="float">
            <text:p>6,24</text:p>
          </table:table-cell>
          <table:table-cell table:style-name="ce19" table:formula="of:=[.K125]*[.O125]*4/100" office:value-type="float" office:value="4.48" calcext:value-type="float">
            <text:p>4,4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70" calcext:value-type="float">
            <text:p>670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63.3" calcext:value-type="float">
            <text:p>63.3</text:p>
          </table:table-cell>
          <table:table-cell table:style-name="ce23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5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B125];&quot;) (nombre &quot;;[.U125];&quot;) (grupo &quot;;[.E125];&quot;) (tipo &quot;;[.G125];&quot;) (racion &quot;;[.K125];&quot;) (kcal &quot;;[.L125];&quot;) (proteinas &quot;;[.M125];&quot;) (grasas &quot;;[.N125];&quot;) (hidratos &quot;;[.O125];&quot;) (desayuno &quot;;[.P125];&quot;) (almuerzo &quot;;[.Q125];&quot;) (comida &quot;;[.R125];&quot;) (merienda &quot;;[.S125];&quot;) (cena &quot;;[.T125];&quot;))&quot;)" office:value-type="string" office:string-value="(alimento (id 128) (nombre nuez) (grupo 3) (tipo energeticos) (racion 10) (kcal 670) (proteinas 15,6) (grasas 63,3) (hidratos 11,2) (desayuno si) (almuerzo si) (comida si) (merienda si) (cena si))" calcext:value-type="string">
            <text:p>(alimento (id 128) (nombre nuez) (grupo 3) (tipo energeticos) (racion 10) (kcal 670) (proteinas 15,6) (grasas 63,3) (hidratos 11,2) (desayuno si) (almuerzo si) (comida si) (merienda si) (cena si))</text:p>
          </table:table-cell>
          <table:table-cell table:formula="of:=SUBSTITUTE([.V125];&quot;,&quot;;&quot;.&quot;)" office:value-type="string" office:string-value="(alimento (id 128) (nombre nuez) (grupo 3) (tipo energeticos) (racion 10) (kcal 670) (proteinas 15.6) (grasas 63.3) (hidratos 11.2) (desayuno si) (almuerzo si) (comida si) (merienda si) (cena si))" calcext:value-type="string">
            <text:p>(alimento (id 128) (nombre nuez) (grupo 3) (tipo energeticos) (racion 10) (kcal 670) (proteinas 15.6) (grasas 63.3) (hidratos 11.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Nuez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26]*[.L126]/100" office:value-type="float" office:value="268" calcext:value-type="float">
            <text:p>268</text:p>
          </table:table-cell>
          <table:table-cell table:style-name="ce19" table:formula="of:=[.K126]*[.M126]*4/100" office:value-type="float" office:value="24.96" calcext:value-type="float">
            <text:p>24,96</text:p>
          </table:table-cell>
          <table:table-cell table:style-name="ce19" table:formula="of:=[.K126]*[.O126]*4/100" office:value-type="float" office:value="17.92" calcext:value-type="float">
            <text:p>17,92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670" calcext:value-type="float">
            <text:p>670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63.3" calcext:value-type="float">
            <text:p>63.3</text:p>
          </table:table-cell>
          <table:table-cell table:style-name="ce23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6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B126];&quot;) (nombre &quot;;[.U126];&quot;) (grupo &quot;;[.E126];&quot;) (tipo &quot;;[.G126];&quot;) (racion &quot;;[.K126];&quot;) (kcal &quot;;[.L126];&quot;) (proteinas &quot;;[.M126];&quot;) (grasas &quot;;[.N126];&quot;) (hidratos &quot;;[.O126];&quot;) (desayuno &quot;;[.P126];&quot;) (almuerzo &quot;;[.Q126];&quot;) (comida &quot;;[.R126];&quot;) (merienda &quot;;[.S126];&quot;) (cena &quot;;[.T126];&quot;))&quot;)" office:value-type="string" office:string-value="(alimento (id 129) (nombre nuez) (grupo 3) (tipo energeticos) (racion 40) (kcal 670) (proteinas 15,6) (grasas 63,3) (hidratos 11,2) (desayuno si) (almuerzo si) (comida si) (merienda si) (cena si))" calcext:value-type="string">
            <text:p>(alimento (id 129) (nombre nuez) (grupo 3) (tipo energeticos) (racion 40) (kcal 670) (proteinas 15,6) (grasas 63,3) (hidratos 11,2) (desayuno si) (almuerzo si) (comida si) (merienda si) (cena si))</text:p>
          </table:table-cell>
          <table:table-cell table:formula="of:=SUBSTITUTE([.V126];&quot;,&quot;;&quot;.&quot;)" office:value-type="string" office:string-value="(alimento (id 129) (nombre nuez) (grupo 3) (tipo energeticos) (racion 40) (kcal 670) (proteinas 15.6) (grasas 63.3) (hidratos 11.2) (desayuno si) (almuerzo si) (comida si) (merienda si) (cena si))" calcext:value-type="string">
            <text:p>(alimento (id 129) (nombre nuez) (grupo 3) (tipo energeticos) (racion 40) (kcal 670) (proteinas 15.6) (grasas 63.3) (hidratos 11.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Nuez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27]*[.L127]/100" office:value-type="float" office:value="201" calcext:value-type="float">
            <text:p>201</text:p>
          </table:table-cell>
          <table:table-cell table:style-name="ce19" table:formula="of:=[.K127]*[.M127]*4/100" office:value-type="float" office:value="18.72" calcext:value-type="float">
            <text:p>18,72</text:p>
          </table:table-cell>
          <table:table-cell table:style-name="ce19" table:formula="of:=[.K127]*[.O127]*4/100" office:value-type="float" office:value="13.44" calcext:value-type="float">
            <text:p>13,4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670" calcext:value-type="float">
            <text:p>670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63.3" calcext:value-type="float">
            <text:p>63.3</text:p>
          </table:table-cell>
          <table:table-cell table:style-name="ce23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7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B127];&quot;) (nombre &quot;;[.U127];&quot;) (grupo &quot;;[.E127];&quot;) (tipo &quot;;[.G127];&quot;) (racion &quot;;[.K127];&quot;) (kcal &quot;;[.L127];&quot;) (proteinas &quot;;[.M127];&quot;) (grasas &quot;;[.N127];&quot;) (hidratos &quot;;[.O127];&quot;) (desayuno &quot;;[.P127];&quot;) (almuerzo &quot;;[.Q127];&quot;) (comida &quot;;[.R127];&quot;) (merienda &quot;;[.S127];&quot;) (cena &quot;;[.T127];&quot;))&quot;)" office:value-type="string" office:string-value="(alimento (id 130) (nombre nuez) (grupo 3) (tipo energeticos) (racion 30) (kcal 670) (proteinas 15,6) (grasas 63,3) (hidratos 11,2) (desayuno si) (almuerzo si) (comida si) (merienda si) (cena si))" calcext:value-type="string">
            <text:p>(alimento (id 130) (nombre nuez) (grupo 3) (tipo energeticos) (racion 30) (kcal 670) (proteinas 15,6) (grasas 63,3) (hidratos 11,2) (desayuno si) (almuerzo si) (comida si) (merienda si) (cena si))</text:p>
          </table:table-cell>
          <table:table-cell table:formula="of:=SUBSTITUTE([.V127];&quot;,&quot;;&quot;.&quot;)" office:value-type="string" office:string-value="(alimento (id 130) (nombre nuez) (grupo 3) (tipo energeticos) (racion 30) (kcal 670) (proteinas 15.6) (grasas 63.3) (hidratos 11.2) (desayuno si) (almuerzo si) (comida si) (merienda si) (cena si))" calcext:value-type="string">
            <text:p>(alimento (id 130) (nombre nuez) (grupo 3) (tipo energeticos) (racion 30) (kcal 670) (proteinas 15.6) (grasas 63.3) (hidratos 11.2) (desayuno si) (almuerzo si) (comida si) (merienda si) (cena si)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Judías blancas coci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28]*[.L128]/100" office:value-type="float" office:value="126.25" calcext:value-type="float">
            <text:p>126,25</text:p>
          </table:table-cell>
          <table:table-cell table:style-name="ce19" table:formula="of:=[.K128]*[.M128]*4/100" office:value-type="float" office:value="33.5" calcext:value-type="float">
            <text:p>33,5</text:p>
          </table:table-cell>
          <table:table-cell table:style-name="ce19" table:formula="of:=[.K128]*[.O128]*4/100" office:value-type="float" office:value="78.5" calcext:value-type="float">
            <text:p>78,5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01" calcext:value-type="float">
            <text:p>101</text:p>
          </table:table-cell>
          <table:table-cell table:style-name="ce23" office:value-type="float" office:value="6.7" calcext:value-type="float">
            <text:p>6.7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15.7" calcext:value-type="float">
            <text:p>15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8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formula="of:=CONCATENATE(&quot;(alimento (id &quot;;[.B128];&quot;) (nombre &quot;;[.U128];&quot;) (grupo &quot;;[.E128];&quot;) (tipo &quot;;[.G128];&quot;) (racion &quot;;[.K128];&quot;) (kcal &quot;;[.L128];&quot;) (proteinas &quot;;[.M128];&quot;) (grasas &quot;;[.N128];&quot;) (hidratos &quot;;[.O128];&quot;) (desayuno &quot;;[.P128];&quot;) (almuerzo &quot;;[.Q128];&quot;) (comida &quot;;[.R128];&quot;) (merienda &quot;;[.S128];&quot;) (cena &quot;;[.T128];&quot;))&quot;)" office:value-type="string" office:string-value="(alimento (id 131) (nombre judias-blancas-cocidas) (grupo 3) (tipo energeticos) (racion 125) (kcal 101) (proteinas 6,7) (grasas 0,3) (hidratos 15,7) (desayuno no) (almuerzo no) (comida si) (merienda no) (cena no))" calcext:value-type="string">
            <text:p>(alimento (id 131) (nombre judias-blancas-cocidas) (grupo 3) (tipo energeticos) (racion 125) (kcal 101) (proteinas 6,7) (grasas 0,3) (hidratos 15,7) (desayuno no) (almuerzo no) (comida si) (merienda no) (cena no))</text:p>
          </table:table-cell>
          <table:table-cell table:formula="of:=SUBSTITUTE([.V128];&quot;,&quot;;&quot;.&quot;)" office:value-type="string" office:string-value="(alimento (id 131) (nombre judias-blancas-cocidas) (grupo 3) (tipo energeticos) (racion 125) (kcal 101) (proteinas 6.7) (grasas 0.3) (hidratos 15.7) (desayuno no) (almuerzo no) (comida si) (merienda no) (cena no))" calcext:value-type="string">
            <text:p>(alimento (id 131) (nombre judias-blancas-cocidas) (grupo 3) (tipo energeticos) (racion 125) (kcal 101) (proteinas 6.7) (grasas 0.3) (hidratos 15.7) (desayuno no) (almuerzo no) (comida si) (merienda no) (cena no)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Judías blancas coci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29]*[.L129]/100" office:value-type="float" office:value="80.8" calcext:value-type="float">
            <text:p>80,8</text:p>
          </table:table-cell>
          <table:table-cell table:style-name="ce19" table:formula="of:=[.K129]*[.M129]*4/100" office:value-type="float" office:value="21.44" calcext:value-type="float">
            <text:p>21,44</text:p>
          </table:table-cell>
          <table:table-cell table:style-name="ce19" table:formula="of:=[.K129]*[.O129]*4/100" office:value-type="float" office:value="50.24" calcext:value-type="float">
            <text:p>50,24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01" calcext:value-type="float">
            <text:p>101</text:p>
          </table:table-cell>
          <table:table-cell table:style-name="ce23" office:value-type="float" office:value="6.7" calcext:value-type="float">
            <text:p>6.7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15.7" calcext:value-type="float">
            <text:p>15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9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formula="of:=CONCATENATE(&quot;(alimento (id &quot;;[.B129];&quot;) (nombre &quot;;[.U129];&quot;) (grupo &quot;;[.E129];&quot;) (tipo &quot;;[.G129];&quot;) (racion &quot;;[.K129];&quot;) (kcal &quot;;[.L129];&quot;) (proteinas &quot;;[.M129];&quot;) (grasas &quot;;[.N129];&quot;) (hidratos &quot;;[.O129];&quot;) (desayuno &quot;;[.P129];&quot;) (almuerzo &quot;;[.Q129];&quot;) (comida &quot;;[.R129];&quot;) (merienda &quot;;[.S129];&quot;) (cena &quot;;[.T129];&quot;))&quot;)" office:value-type="string" office:string-value="(alimento (id 132) (nombre judias-blancas-cocidas) (grupo 3) (tipo energeticos) (racion 80) (kcal 101) (proteinas 6,7) (grasas 0,3) (hidratos 15,7) (desayuno no) (almuerzo no) (comida si) (merienda no) (cena no))" calcext:value-type="string">
            <text:p>(alimento (id 132) (nombre judias-blancas-cocidas) (grupo 3) (tipo energeticos) (racion 80) (kcal 101) (proteinas 6,7) (grasas 0,3) (hidratos 15,7) (desayuno no) (almuerzo no) (comida si) (merienda no) (cena no))</text:p>
          </table:table-cell>
          <table:table-cell table:formula="of:=SUBSTITUTE([.V129];&quot;,&quot;;&quot;.&quot;)" office:value-type="string" office:string-value="(alimento (id 132) (nombre judias-blancas-cocidas) (grupo 3) (tipo energeticos) (racion 80) (kcal 101) (proteinas 6.7) (grasas 0.3) (hidratos 15.7) (desayuno no) (almuerzo no) (comida si) (merienda no) (cena no))" calcext:value-type="string">
            <text:p>(alimento (id 132) (nombre judias-blancas-cocidas) (grupo 3) (tipo energeticos) (racion 80) (kcal 101) (proteinas 6.7) (grasas 0.3) (hidratos 15.7) (desayuno no) (almuerzo no) (comida si) (merienda no) (cena no)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Judías blancas coci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30]*[.L130]/100" office:value-type="float" office:value="202" calcext:value-type="float">
            <text:p>202</text:p>
          </table:table-cell>
          <table:table-cell table:style-name="ce19" table:formula="of:=[.K130]*[.M130]*4/100" office:value-type="float" office:value="53.6" calcext:value-type="float">
            <text:p>53,6</text:p>
          </table:table-cell>
          <table:table-cell table:style-name="ce19" table:formula="of:=[.K130]*[.O130]*4/100" office:value-type="float" office:value="125.6" calcext:value-type="float">
            <text:p>125,6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01" calcext:value-type="float">
            <text:p>101</text:p>
          </table:table-cell>
          <table:table-cell table:style-name="ce23" office:value-type="float" office:value="6.7" calcext:value-type="float">
            <text:p>6.7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15.7" calcext:value-type="float">
            <text:p>15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30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formula="of:=CONCATENATE(&quot;(alimento (id &quot;;[.B130];&quot;) (nombre &quot;;[.U130];&quot;) (grupo &quot;;[.E130];&quot;) (tipo &quot;;[.G130];&quot;) (racion &quot;;[.K130];&quot;) (kcal &quot;;[.L130];&quot;) (proteinas &quot;;[.M130];&quot;) (grasas &quot;;[.N130];&quot;) (hidratos &quot;;[.O130];&quot;) (desayuno &quot;;[.P130];&quot;) (almuerzo &quot;;[.Q130];&quot;) (comida &quot;;[.R130];&quot;) (merienda &quot;;[.S130];&quot;) (cena &quot;;[.T130];&quot;))&quot;)" office:value-type="string" office:string-value="(alimento (id 133) (nombre judias-blancas-cocidas) (grupo 3) (tipo energeticos) (racion 200) (kcal 101) (proteinas 6,7) (grasas 0,3) (hidratos 15,7) (desayuno no) (almuerzo no) (comida si) (merienda no) (cena no))" calcext:value-type="string">
            <text:p>(alimento (id 133) (nombre judias-blancas-cocidas) (grupo 3) (tipo energeticos) (racion 200) (kcal 101) (proteinas 6,7) (grasas 0,3) (hidratos 15,7) (desayuno no) (almuerzo no) (comida si) (merienda no) (cena no))</text:p>
          </table:table-cell>
          <table:table-cell table:formula="of:=SUBSTITUTE([.V130];&quot;,&quot;;&quot;.&quot;)" office:value-type="string" office:string-value="(alimento (id 133) (nombre judias-blancas-cocidas) (grupo 3) (tipo energeticos) (racion 200) (kcal 101) (proteinas 6.7) (grasas 0.3) (hidratos 15.7) (desayuno no) (almuerzo no) (comida si) (merienda no) (cena no))" calcext:value-type="string">
            <text:p>(alimento (id 133) (nombre judias-blancas-cocidas) (grupo 3) (tipo energeticos) (racion 200) (kcal 101) (proteinas 6.7) (grasas 0.3) (hidratos 15.7) (desayuno no) (almuerzo no) (comida si) (merienda no) (cena no)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Judías blancas coci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31]*[.L131]/100" office:value-type="float" office:value="151.5" calcext:value-type="float">
            <text:p>151,5</text:p>
          </table:table-cell>
          <table:table-cell table:style-name="ce19" table:formula="of:=[.K131]*[.M131]*4/100" office:value-type="float" office:value="40.2" calcext:value-type="float">
            <text:p>40,2</text:p>
          </table:table-cell>
          <table:table-cell table:style-name="ce19" table:formula="of:=[.K131]*[.O131]*4/100" office:value-type="float" office:value="94.2" calcext:value-type="float">
            <text:p>94,2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01" calcext:value-type="float">
            <text:p>101</text:p>
          </table:table-cell>
          <table:table-cell table:style-name="ce23" office:value-type="float" office:value="6.7" calcext:value-type="float">
            <text:p>6.7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15.7" calcext:value-type="float">
            <text:p>15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31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formula="of:=CONCATENATE(&quot;(alimento (id &quot;;[.B131];&quot;) (nombre &quot;;[.U131];&quot;) (grupo &quot;;[.E131];&quot;) (tipo &quot;;[.G131];&quot;) (racion &quot;;[.K131];&quot;) (kcal &quot;;[.L131];&quot;) (proteinas &quot;;[.M131];&quot;) (grasas &quot;;[.N131];&quot;) (hidratos &quot;;[.O131];&quot;) (desayuno &quot;;[.P131];&quot;) (almuerzo &quot;;[.Q131];&quot;) (comida &quot;;[.R131];&quot;) (merienda &quot;;[.S131];&quot;) (cena &quot;;[.T131];&quot;))&quot;)" office:value-type="string" office:string-value="(alimento (id 134) (nombre judias-blancas-cocidas) (grupo 3) (tipo energeticos) (racion 150) (kcal 101) (proteinas 6,7) (grasas 0,3) (hidratos 15,7) (desayuno no) (almuerzo no) (comida si) (merienda no) (cena no))" calcext:value-type="string">
            <text:p>(alimento (id 134) (nombre judias-blancas-cocidas) (grupo 3) (tipo energeticos) (racion 150) (kcal 101) (proteinas 6,7) (grasas 0,3) (hidratos 15,7) (desayuno no) (almuerzo no) (comida si) (merienda no) (cena no))</text:p>
          </table:table-cell>
          <table:table-cell table:formula="of:=SUBSTITUTE([.V131];&quot;,&quot;;&quot;.&quot;)" office:value-type="string" office:string-value="(alimento (id 134) (nombre judias-blancas-cocidas) (grupo 3) (tipo energeticos) (racion 150) (kcal 101) (proteinas 6.7) (grasas 0.3) (hidratos 15.7) (desayuno no) (almuerzo no) (comida si) (merienda no) (cena no))" calcext:value-type="string">
            <text:p>(alimento (id 134) (nombre judias-blancas-cocidas) (grupo 3) (tipo energeticos) (racion 150) (kcal 101) (proteinas 6.7) (grasas 0.3) (hidratos 15.7) (desayuno no) (almuerzo no) (comida si) (merienda no) (cena no)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Judías blancas coci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32]*[.L132]/100" office:value-type="float" office:value="101" calcext:value-type="float">
            <text:p>101</text:p>
          </table:table-cell>
          <table:table-cell table:style-name="ce19" table:formula="of:=[.K132]*[.M132]*4/100" office:value-type="float" office:value="26.8" calcext:value-type="float">
            <text:p>26,8</text:p>
          </table:table-cell>
          <table:table-cell table:style-name="ce19" table:formula="of:=[.K132]*[.O132]*4/100" office:value-type="float" office:value="62.8" calcext:value-type="float">
            <text:p>62,8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01" calcext:value-type="float">
            <text:p>101</text:p>
          </table:table-cell>
          <table:table-cell table:style-name="ce23" office:value-type="float" office:value="6.7" calcext:value-type="float">
            <text:p>6.7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15.7" calcext:value-type="float">
            <text:p>15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32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formula="of:=CONCATENATE(&quot;(alimento (id &quot;;[.B132];&quot;) (nombre &quot;;[.U132];&quot;) (grupo &quot;;[.E132];&quot;) (tipo &quot;;[.G132];&quot;) (racion &quot;;[.K132];&quot;) (kcal &quot;;[.L132];&quot;) (proteinas &quot;;[.M132];&quot;) (grasas &quot;;[.N132];&quot;) (hidratos &quot;;[.O132];&quot;) (desayuno &quot;;[.P132];&quot;) (almuerzo &quot;;[.Q132];&quot;) (comida &quot;;[.R132];&quot;) (merienda &quot;;[.S132];&quot;) (cena &quot;;[.T132];&quot;))&quot;)" office:value-type="string" office:string-value="(alimento (id 135) (nombre judias-blancas-cocidas) (grupo 3) (tipo energeticos) (racion 100) (kcal 101) (proteinas 6,7) (grasas 0,3) (hidratos 15,7) (desayuno no) (almuerzo no) (comida si) (merienda no) (cena no))" calcext:value-type="string">
            <text:p>(alimento (id 135) (nombre judias-blancas-cocidas) (grupo 3) (tipo energeticos) (racion 100) (kcal 101) (proteinas 6,7) (grasas 0,3) (hidratos 15,7) (desayuno no) (almuerzo no) (comida si) (merienda no) (cena no))</text:p>
          </table:table-cell>
          <table:table-cell table:formula="of:=SUBSTITUTE([.V132];&quot;,&quot;;&quot;.&quot;)" office:value-type="string" office:string-value="(alimento (id 135) (nombre judias-blancas-cocidas) (grupo 3) (tipo energeticos) (racion 100) (kcal 101) (proteinas 6.7) (grasas 0.3) (hidratos 15.7) (desayuno no) (almuerzo no) (comida si) (merienda no) (cena no))" calcext:value-type="string">
            <text:p>(alimento (id 135) (nombre judias-blancas-cocidas) (grupo 3) (tipo energeticos) (racion 100) (kcal 101) (proteinas 6.7) (grasas 0.3) (hidratos 15.7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Haba fresca crud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33]*[.L133]/100" office:value-type="float" office:value="292.5" calcext:value-type="float">
            <text:p>292,5</text:p>
          </table:table-cell>
          <table:table-cell table:style-name="ce19" table:formula="of:=[.K133]*[.M133]*4/100" office:value-type="float" office:value="70.5" calcext:value-type="float">
            <text:p>70,5</text:p>
          </table:table-cell>
          <table:table-cell table:style-name="ce19" table:formula="of:=[.K133]*[.O133]*4/100" office:value-type="float" office:value="180" calcext:value-type="float">
            <text:p>180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390" calcext:value-type="float">
            <text:p>390</text:p>
          </table:table-cell>
          <table:table-cell table:style-name="ce23" office:value-type="float" office:value="23.5" calcext:value-type="float">
            <text:p>23.5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33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formula="of:=CONCATENATE(&quot;(alimento (id &quot;;[.B133];&quot;) (nombre &quot;;[.U133];&quot;) (grupo &quot;;[.E133];&quot;) (tipo &quot;;[.G133];&quot;) (racion &quot;;[.K133];&quot;) (kcal &quot;;[.L133];&quot;) (proteinas &quot;;[.M133];&quot;) (grasas &quot;;[.N133];&quot;) (hidratos &quot;;[.O133];&quot;) (desayuno &quot;;[.P133];&quot;) (almuerzo &quot;;[.Q133];&quot;) (comida &quot;;[.R133];&quot;) (merienda &quot;;[.S133];&quot;) (cena &quot;;[.T133];&quot;))&quot;)" office:value-type="string" office:string-value="(alimento (id 136) (nombre haba-fresca-cruda) (grupo 3) (tipo energeticos) (racion 75) (kcal 390) (proteinas 23,5) (grasas 0,8) (hidratos 60) (desayuno no) (almuerzo no) (comida si) (merienda no) (cena no))" calcext:value-type="string">
            <text:p>(alimento (id 136) (nombre haba-fresca-cruda) (grupo 3) (tipo energeticos) (racion 75) (kcal 390) (proteinas 23,5) (grasas 0,8) (hidratos 60) (desayuno no) (almuerzo no) (comida si) (merienda no) (cena no))</text:p>
          </table:table-cell>
          <table:table-cell table:formula="of:=SUBSTITUTE([.V133];&quot;,&quot;;&quot;.&quot;)" office:value-type="string" office:string-value="(alimento (id 136) (nombre haba-fresca-cruda) (grupo 3) (tipo energeticos) (racion 75) (kcal 390) (proteinas 23.5) (grasas 0.8) (hidratos 60) (desayuno no) (almuerzo no) (comida si) (merienda no) (cena no))" calcext:value-type="string">
            <text:p>(alimento (id 136) (nombre haba-fresca-cruda) (grupo 3) (tipo energeticos) (racion 75) (kcal 390) (proteinas 23.5) (grasas 0.8) (hidratos 60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Haba fresca crud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34]*[.L134]/100" office:value-type="float" office:value="682.5" calcext:value-type="float">
            <text:p>682,5</text:p>
          </table:table-cell>
          <table:table-cell table:style-name="ce19" table:formula="of:=[.K134]*[.M134]*4/100" office:value-type="float" office:value="164.5" calcext:value-type="float">
            <text:p>164,5</text:p>
          </table:table-cell>
          <table:table-cell table:style-name="ce19" table:formula="of:=[.K134]*[.O134]*4/100" office:value-type="float" office:value="420" calcext:value-type="float">
            <text:p>420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390" calcext:value-type="float">
            <text:p>390</text:p>
          </table:table-cell>
          <table:table-cell table:style-name="ce23" office:value-type="float" office:value="23.5" calcext:value-type="float">
            <text:p>23.5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34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formula="of:=CONCATENATE(&quot;(alimento (id &quot;;[.B134];&quot;) (nombre &quot;;[.U134];&quot;) (grupo &quot;;[.E134];&quot;) (tipo &quot;;[.G134];&quot;) (racion &quot;;[.K134];&quot;) (kcal &quot;;[.L134];&quot;) (proteinas &quot;;[.M134];&quot;) (grasas &quot;;[.N134];&quot;) (hidratos &quot;;[.O134];&quot;) (desayuno &quot;;[.P134];&quot;) (almuerzo &quot;;[.Q134];&quot;) (comida &quot;;[.R134];&quot;) (merienda &quot;;[.S134];&quot;) (cena &quot;;[.T134];&quot;))&quot;)" office:value-type="string" office:string-value="(alimento (id 137) (nombre haba-fresca-cruda) (grupo 3) (tipo energeticos) (racion 175) (kcal 390) (proteinas 23,5) (grasas 0,8) (hidratos 60) (desayuno no) (almuerzo no) (comida si) (merienda no) (cena no))" calcext:value-type="string">
            <text:p>(alimento (id 137) (nombre haba-fresca-cruda) (grupo 3) (tipo energeticos) (racion 175) (kcal 390) (proteinas 23,5) (grasas 0,8) (hidratos 60) (desayuno no) (almuerzo no) (comida si) (merienda no) (cena no))</text:p>
          </table:table-cell>
          <table:table-cell table:formula="of:=SUBSTITUTE([.V134];&quot;,&quot;;&quot;.&quot;)" office:value-type="string" office:string-value="(alimento (id 137) (nombre haba-fresca-cruda) (grupo 3) (tipo energeticos) (racion 175) (kcal 390) (proteinas 23.5) (grasas 0.8) (hidratos 60) (desayuno no) (almuerzo no) (comida si) (merienda no) (cena no))" calcext:value-type="string">
            <text:p>(alimento (id 137) (nombre haba-fresca-cruda) (grupo 3) (tipo energeticos) (racion 175) (kcal 390) (proteinas 23.5) (grasas 0.8) (hidratos 60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Haba fresca crud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35]*[.L135]/100" office:value-type="float" office:value="780" calcext:value-type="float">
            <text:p>780</text:p>
          </table:table-cell>
          <table:table-cell table:style-name="ce19" table:formula="of:=[.K135]*[.M135]*4/100" office:value-type="float" office:value="188" calcext:value-type="float">
            <text:p>188</text:p>
          </table:table-cell>
          <table:table-cell table:style-name="ce19" table:formula="of:=[.K135]*[.O135]*4/100" office:value-type="float" office:value="480" calcext:value-type="float">
            <text:p>48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390" calcext:value-type="float">
            <text:p>390</text:p>
          </table:table-cell>
          <table:table-cell table:style-name="ce23" office:value-type="float" office:value="23.5" calcext:value-type="float">
            <text:p>23.5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35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formula="of:=CONCATENATE(&quot;(alimento (id &quot;;[.B135];&quot;) (nombre &quot;;[.U135];&quot;) (grupo &quot;;[.E135];&quot;) (tipo &quot;;[.G135];&quot;) (racion &quot;;[.K135];&quot;) (kcal &quot;;[.L135];&quot;) (proteinas &quot;;[.M135];&quot;) (grasas &quot;;[.N135];&quot;) (hidratos &quot;;[.O135];&quot;) (desayuno &quot;;[.P135];&quot;) (almuerzo &quot;;[.Q135];&quot;) (comida &quot;;[.R135];&quot;) (merienda &quot;;[.S135];&quot;) (cena &quot;;[.T135];&quot;))&quot;)" office:value-type="string" office:string-value="(alimento (id 138) (nombre haba-fresca-cruda) (grupo 3) (tipo energeticos) (racion 200) (kcal 390) (proteinas 23,5) (grasas 0,8) (hidratos 60) (desayuno no) (almuerzo no) (comida si) (merienda no) (cena no))" calcext:value-type="string">
            <text:p>(alimento (id 138) (nombre haba-fresca-cruda) (grupo 3) (tipo energeticos) (racion 200) (kcal 390) (proteinas 23,5) (grasas 0,8) (hidratos 60) (desayuno no) (almuerzo no) (comida si) (merienda no) (cena no))</text:p>
          </table:table-cell>
          <table:table-cell table:formula="of:=SUBSTITUTE([.V135];&quot;,&quot;;&quot;.&quot;)" office:value-type="string" office:string-value="(alimento (id 138) (nombre haba-fresca-cruda) (grupo 3) (tipo energeticos) (racion 200) (kcal 390) (proteinas 23.5) (grasas 0.8) (hidratos 60) (desayuno no) (almuerzo no) (comida si) (merienda no) (cena no))" calcext:value-type="string">
            <text:p>(alimento (id 138) (nombre haba-fresca-cruda) (grupo 3) (tipo energeticos) (racion 200) (kcal 390) (proteinas 23.5) (grasas 0.8) (hidratos 60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Haba fresca crud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36]*[.L136]/100" office:value-type="float" office:value="585" calcext:value-type="float">
            <text:p>585</text:p>
          </table:table-cell>
          <table:table-cell table:style-name="ce19" table:formula="of:=[.K136]*[.M136]*4/100" office:value-type="float" office:value="141" calcext:value-type="float">
            <text:p>141</text:p>
          </table:table-cell>
          <table:table-cell table:style-name="ce19" table:formula="of:=[.K136]*[.O136]*4/100" office:value-type="float" office:value="360" calcext:value-type="float">
            <text:p>36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390" calcext:value-type="float">
            <text:p>390</text:p>
          </table:table-cell>
          <table:table-cell table:style-name="ce23" office:value-type="float" office:value="23.5" calcext:value-type="float">
            <text:p>23.5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36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formula="of:=CONCATENATE(&quot;(alimento (id &quot;;[.B136];&quot;) (nombre &quot;;[.U136];&quot;) (grupo &quot;;[.E136];&quot;) (tipo &quot;;[.G136];&quot;) (racion &quot;;[.K136];&quot;) (kcal &quot;;[.L136];&quot;) (proteinas &quot;;[.M136];&quot;) (grasas &quot;;[.N136];&quot;) (hidratos &quot;;[.O136];&quot;) (desayuno &quot;;[.P136];&quot;) (almuerzo &quot;;[.Q136];&quot;) (comida &quot;;[.R136];&quot;) (merienda &quot;;[.S136];&quot;) (cena &quot;;[.T136];&quot;))&quot;)" office:value-type="string" office:string-value="(alimento (id 139) (nombre haba-fresca-cruda) (grupo 3) (tipo energeticos) (racion 150) (kcal 390) (proteinas 23,5) (grasas 0,8) (hidratos 60) (desayuno no) (almuerzo no) (comida si) (merienda no) (cena no))" calcext:value-type="string">
            <text:p>(alimento (id 139) (nombre haba-fresca-cruda) (grupo 3) (tipo energeticos) (racion 150) (kcal 390) (proteinas 23,5) (grasas 0,8) (hidratos 60) (desayuno no) (almuerzo no) (comida si) (merienda no) (cena no))</text:p>
          </table:table-cell>
          <table:table-cell table:formula="of:=SUBSTITUTE([.V136];&quot;,&quot;;&quot;.&quot;)" office:value-type="string" office:string-value="(alimento (id 139) (nombre haba-fresca-cruda) (grupo 3) (tipo energeticos) (racion 150) (kcal 390) (proteinas 23.5) (grasas 0.8) (hidratos 60) (desayuno no) (almuerzo no) (comida si) (merienda no) (cena no))" calcext:value-type="string">
            <text:p>(alimento (id 139) (nombre haba-fresca-cruda) (grupo 3) (tipo energeticos) (racion 150) (kcal 390) (proteinas 23.5) (grasas 0.8) (hidratos 60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Haba fresca crud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37]*[.L137]/100" office:value-type="float" office:value="390" calcext:value-type="float">
            <text:p>390</text:p>
          </table:table-cell>
          <table:table-cell table:style-name="ce19" table:formula="of:=[.K137]*[.M137]*4/100" office:value-type="float" office:value="94" calcext:value-type="float">
            <text:p>94</text:p>
          </table:table-cell>
          <table:table-cell table:style-name="ce19" table:formula="of:=[.K137]*[.O137]*4/100" office:value-type="float" office:value="240" calcext:value-type="float">
            <text:p>24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90" calcext:value-type="float">
            <text:p>390</text:p>
          </table:table-cell>
          <table:table-cell table:style-name="ce23" office:value-type="float" office:value="23.5" calcext:value-type="float">
            <text:p>23.5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37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formula="of:=CONCATENATE(&quot;(alimento (id &quot;;[.B137];&quot;) (nombre &quot;;[.U137];&quot;) (grupo &quot;;[.E137];&quot;) (tipo &quot;;[.G137];&quot;) (racion &quot;;[.K137];&quot;) (kcal &quot;;[.L137];&quot;) (proteinas &quot;;[.M137];&quot;) (grasas &quot;;[.N137];&quot;) (hidratos &quot;;[.O137];&quot;) (desayuno &quot;;[.P137];&quot;) (almuerzo &quot;;[.Q137];&quot;) (comida &quot;;[.R137];&quot;) (merienda &quot;;[.S137];&quot;) (cena &quot;;[.T137];&quot;))&quot;)" office:value-type="string" office:string-value="(alimento (id 140) (nombre haba-fresca-cruda) (grupo 3) (tipo energeticos) (racion 100) (kcal 390) (proteinas 23,5) (grasas 0,8) (hidratos 60) (desayuno no) (almuerzo no) (comida si) (merienda no) (cena no))" calcext:value-type="string">
            <text:p>(alimento (id 140) (nombre haba-fresca-cruda) (grupo 3) (tipo energeticos) (racion 100) (kcal 390) (proteinas 23,5) (grasas 0,8) (hidratos 60) (desayuno no) (almuerzo no) (comida si) (merienda no) (cena no))</text:p>
          </table:table-cell>
          <table:table-cell table:formula="of:=SUBSTITUTE([.V137];&quot;,&quot;;&quot;.&quot;)" office:value-type="string" office:string-value="(alimento (id 140) (nombre haba-fresca-cruda) (grupo 3) (tipo energeticos) (racion 100) (kcal 390) (proteinas 23.5) (grasas 0.8) (hidratos 60) (desayuno no) (almuerzo no) (comida si) (merienda no) (cena no))" calcext:value-type="string">
            <text:p>(alimento (id 140) (nombre haba-fresca-cruda) (grupo 3) (tipo energeticos) (racion 100) (kcal 390) (proteinas 23.5) (grasas 0.8) (hidratos 60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Lentejas guisa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38]*[.L138]/100" office:value-type="float" office:value="150" calcext:value-type="float">
            <text:p>150</text:p>
          </table:table-cell>
          <table:table-cell table:style-name="ce19" table:formula="of:=[.K138]*[.M138]*4/100" office:value-type="float" office:value="33" calcext:value-type="float">
            <text:p>33</text:p>
          </table:table-cell>
          <table:table-cell table:style-name="ce19" table:formula="of:=[.K138]*[.O138]*4/100" office:value-type="float" office:value="77.5" calcext:value-type="float">
            <text:p>77,5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20" calcext:value-type="float">
            <text:p>120</text:p>
          </table:table-cell>
          <table:table-cell table:style-name="ce23" office:value-type="float" office:value="6.6" calcext:value-type="float">
            <text:p>6.6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38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B138];&quot;) (nombre &quot;;[.U138];&quot;) (grupo &quot;;[.E138];&quot;) (tipo &quot;;[.G138];&quot;) (racion &quot;;[.K138];&quot;) (kcal &quot;;[.L138];&quot;) (proteinas &quot;;[.M138];&quot;) (grasas &quot;;[.N138];&quot;) (hidratos &quot;;[.O138];&quot;) (desayuno &quot;;[.P138];&quot;) (almuerzo &quot;;[.Q138];&quot;) (comida &quot;;[.R138];&quot;) (merienda &quot;;[.S138];&quot;) (cena &quot;;[.T138];&quot;))&quot;)" office:value-type="string" office:string-value="(alimento (id 141) (nombre lentejas-guisadas) (grupo 3) (tipo energeticos) (racion 125) (kcal 120) (proteinas 6,6) (grasas 3,5) (hidratos 15,5) (desayuno no) (almuerzo no) (comida si) (merienda no) (cena no))" calcext:value-type="string">
            <text:p>(alimento (id 141) (nombre lentejas-guisadas) (grupo 3) (tipo energeticos) (racion 125) (kcal 120) (proteinas 6,6) (grasas 3,5) (hidratos 15,5) (desayuno no) (almuerzo no) (comida si) (merienda no) (cena no))</text:p>
          </table:table-cell>
          <table:table-cell table:formula="of:=SUBSTITUTE([.V138];&quot;,&quot;;&quot;.&quot;)" office:value-type="string" office:string-value="(alimento (id 141) (nombre lentejas-guisadas) (grupo 3) (tipo energeticos) (racion 125) (kcal 120) (proteinas 6.6) (grasas 3.5) (hidratos 15.5) (desayuno no) (almuerzo no) (comida si) (merienda no) (cena no))" calcext:value-type="string">
            <text:p>(alimento (id 141) (nombre lentejas-guisadas) (grupo 3) (tipo energeticos) (racion 125) (kcal 120) (proteinas 6.6) (grasas 3.5) (hidratos 15.5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Lentejas guisa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39]*[.L139]/100" office:value-type="float" office:value="90" calcext:value-type="float">
            <text:p>90</text:p>
          </table:table-cell>
          <table:table-cell table:style-name="ce19" table:formula="of:=[.K139]*[.M139]*4/100" office:value-type="float" office:value="19.8" calcext:value-type="float">
            <text:p>19,8</text:p>
          </table:table-cell>
          <table:table-cell table:style-name="ce19" table:formula="of:=[.K139]*[.O139]*4/100" office:value-type="float" office:value="46.5" calcext:value-type="float">
            <text:p>46,5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20" calcext:value-type="float">
            <text:p>120</text:p>
          </table:table-cell>
          <table:table-cell table:style-name="ce23" office:value-type="float" office:value="6.6" calcext:value-type="float">
            <text:p>6.6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39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B139];&quot;) (nombre &quot;;[.U139];&quot;) (grupo &quot;;[.E139];&quot;) (tipo &quot;;[.G139];&quot;) (racion &quot;;[.K139];&quot;) (kcal &quot;;[.L139];&quot;) (proteinas &quot;;[.M139];&quot;) (grasas &quot;;[.N139];&quot;) (hidratos &quot;;[.O139];&quot;) (desayuno &quot;;[.P139];&quot;) (almuerzo &quot;;[.Q139];&quot;) (comida &quot;;[.R139];&quot;) (merienda &quot;;[.S139];&quot;) (cena &quot;;[.T139];&quot;))&quot;)" office:value-type="string" office:string-value="(alimento (id 142) (nombre lentejas-guisadas) (grupo 3) (tipo energeticos) (racion 75) (kcal 120) (proteinas 6,6) (grasas 3,5) (hidratos 15,5) (desayuno no) (almuerzo no) (comida si) (merienda no) (cena no))" calcext:value-type="string">
            <text:p>(alimento (id 142) (nombre lentejas-guisadas) (grupo 3) (tipo energeticos) (racion 75) (kcal 120) (proteinas 6,6) (grasas 3,5) (hidratos 15,5) (desayuno no) (almuerzo no) (comida si) (merienda no) (cena no))</text:p>
          </table:table-cell>
          <table:table-cell table:formula="of:=SUBSTITUTE([.V139];&quot;,&quot;;&quot;.&quot;)" office:value-type="string" office:string-value="(alimento (id 142) (nombre lentejas-guisadas) (grupo 3) (tipo energeticos) (racion 75) (kcal 120) (proteinas 6.6) (grasas 3.5) (hidratos 15.5) (desayuno no) (almuerzo no) (comida si) (merienda no) (cena no))" calcext:value-type="string">
            <text:p>(alimento (id 142) (nombre lentejas-guisadas) (grupo 3) (tipo energeticos) (racion 75) (kcal 120) (proteinas 6.6) (grasas 3.5) (hidratos 15.5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Lentejas guisa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40]*[.L140]/100" office:value-type="float" office:value="240" calcext:value-type="float">
            <text:p>240</text:p>
          </table:table-cell>
          <table:table-cell table:style-name="ce19" table:formula="of:=[.K140]*[.M140]*4/100" office:value-type="float" office:value="52.8" calcext:value-type="float">
            <text:p>52,8</text:p>
          </table:table-cell>
          <table:table-cell table:style-name="ce19" table:formula="of:=[.K140]*[.O140]*4/100" office:value-type="float" office:value="124" calcext:value-type="float">
            <text:p>124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20" calcext:value-type="float">
            <text:p>120</text:p>
          </table:table-cell>
          <table:table-cell table:style-name="ce23" office:value-type="float" office:value="6.6" calcext:value-type="float">
            <text:p>6.6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0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B140];&quot;) (nombre &quot;;[.U140];&quot;) (grupo &quot;;[.E140];&quot;) (tipo &quot;;[.G140];&quot;) (racion &quot;;[.K140];&quot;) (kcal &quot;;[.L140];&quot;) (proteinas &quot;;[.M140];&quot;) (grasas &quot;;[.N140];&quot;) (hidratos &quot;;[.O140];&quot;) (desayuno &quot;;[.P140];&quot;) (almuerzo &quot;;[.Q140];&quot;) (comida &quot;;[.R140];&quot;) (merienda &quot;;[.S140];&quot;) (cena &quot;;[.T140];&quot;))&quot;)" office:value-type="string" office:string-value="(alimento (id 143) (nombre lentejas-guisadas) (grupo 3) (tipo energeticos) (racion 200) (kcal 120) (proteinas 6,6) (grasas 3,5) (hidratos 15,5) (desayuno no) (almuerzo no) (comida si) (merienda no) (cena no))" calcext:value-type="string">
            <text:p>(alimento (id 143) (nombre lentejas-guisadas) (grupo 3) (tipo energeticos) (racion 200) (kcal 120) (proteinas 6,6) (grasas 3,5) (hidratos 15,5) (desayuno no) (almuerzo no) (comida si) (merienda no) (cena no))</text:p>
          </table:table-cell>
          <table:table-cell table:formula="of:=SUBSTITUTE([.V140];&quot;,&quot;;&quot;.&quot;)" office:value-type="string" office:string-value="(alimento (id 143) (nombre lentejas-guisadas) (grupo 3) (tipo energeticos) (racion 200) (kcal 120) (proteinas 6.6) (grasas 3.5) (hidratos 15.5) (desayuno no) (almuerzo no) (comida si) (merienda no) (cena no))" calcext:value-type="string">
            <text:p>(alimento (id 143) (nombre lentejas-guisadas) (grupo 3) (tipo energeticos) (racion 200) (kcal 120) (proteinas 6.6) (grasas 3.5) (hidratos 15.5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Lentejas guisa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41]*[.L141]/100" office:value-type="float" office:value="180" calcext:value-type="float">
            <text:p>180</text:p>
          </table:table-cell>
          <table:table-cell table:style-name="ce19" table:formula="of:=[.K141]*[.M141]*4/100" office:value-type="float" office:value="39.6" calcext:value-type="float">
            <text:p>39,6</text:p>
          </table:table-cell>
          <table:table-cell table:style-name="ce19" table:formula="of:=[.K141]*[.O141]*4/100" office:value-type="float" office:value="93" calcext:value-type="float">
            <text:p>93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20" calcext:value-type="float">
            <text:p>120</text:p>
          </table:table-cell>
          <table:table-cell table:style-name="ce23" office:value-type="float" office:value="6.6" calcext:value-type="float">
            <text:p>6.6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1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B141];&quot;) (nombre &quot;;[.U141];&quot;) (grupo &quot;;[.E141];&quot;) (tipo &quot;;[.G141];&quot;) (racion &quot;;[.K141];&quot;) (kcal &quot;;[.L141];&quot;) (proteinas &quot;;[.M141];&quot;) (grasas &quot;;[.N141];&quot;) (hidratos &quot;;[.O141];&quot;) (desayuno &quot;;[.P141];&quot;) (almuerzo &quot;;[.Q141];&quot;) (comida &quot;;[.R141];&quot;) (merienda &quot;;[.S141];&quot;) (cena &quot;;[.T141];&quot;))&quot;)" office:value-type="string" office:string-value="(alimento (id 144) (nombre lentejas-guisadas) (grupo 3) (tipo energeticos) (racion 150) (kcal 120) (proteinas 6,6) (grasas 3,5) (hidratos 15,5) (desayuno no) (almuerzo no) (comida si) (merienda no) (cena no))" calcext:value-type="string">
            <text:p>(alimento (id 144) (nombre lentejas-guisadas) (grupo 3) (tipo energeticos) (racion 150) (kcal 120) (proteinas 6,6) (grasas 3,5) (hidratos 15,5) (desayuno no) (almuerzo no) (comida si) (merienda no) (cena no))</text:p>
          </table:table-cell>
          <table:table-cell table:formula="of:=SUBSTITUTE([.V141];&quot;,&quot;;&quot;.&quot;)" office:value-type="string" office:string-value="(alimento (id 144) (nombre lentejas-guisadas) (grupo 3) (tipo energeticos) (racion 150) (kcal 120) (proteinas 6.6) (grasas 3.5) (hidratos 15.5) (desayuno no) (almuerzo no) (comida si) (merienda no) (cena no))" calcext:value-type="string">
            <text:p>(alimento (id 144) (nombre lentejas-guisadas) (grupo 3) (tipo energeticos) (racion 150) (kcal 120) (proteinas 6.6) (grasas 3.5) (hidratos 15.5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Lentejas guisa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42]*[.L142]/100" office:value-type="float" office:value="120" calcext:value-type="float">
            <text:p>120</text:p>
          </table:table-cell>
          <table:table-cell table:style-name="ce19" table:formula="of:=[.K142]*[.M142]*4/100" office:value-type="float" office:value="26.4" calcext:value-type="float">
            <text:p>26,4</text:p>
          </table:table-cell>
          <table:table-cell table:style-name="ce19" table:formula="of:=[.K142]*[.O142]*4/100" office:value-type="float" office:value="62" calcext:value-type="float">
            <text:p>62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0" calcext:value-type="float">
            <text:p>120</text:p>
          </table:table-cell>
          <table:table-cell table:style-name="ce23" office:value-type="float" office:value="6.6" calcext:value-type="float">
            <text:p>6.6</text:p>
          </table:table-cell>
          <table:table-cell table:style-name="ce23" office:value-type="float" office:value="3.5" calcext:value-type="float">
            <text:p>3.5</text:p>
          </table:table-cell>
          <table:table-cell table:style-name="ce23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2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B142];&quot;) (nombre &quot;;[.U142];&quot;) (grupo &quot;;[.E142];&quot;) (tipo &quot;;[.G142];&quot;) (racion &quot;;[.K142];&quot;) (kcal &quot;;[.L142];&quot;) (proteinas &quot;;[.M142];&quot;) (grasas &quot;;[.N142];&quot;) (hidratos &quot;;[.O142];&quot;) (desayuno &quot;;[.P142];&quot;) (almuerzo &quot;;[.Q142];&quot;) (comida &quot;;[.R142];&quot;) (merienda &quot;;[.S142];&quot;) (cena &quot;;[.T142];&quot;))&quot;)" office:value-type="string" office:string-value="(alimento (id 145) (nombre lentejas-guisadas) (grupo 3) (tipo energeticos) (racion 100) (kcal 120) (proteinas 6,6) (grasas 3,5) (hidratos 15,5) (desayuno no) (almuerzo no) (comida si) (merienda no) (cena no))" calcext:value-type="string">
            <text:p>(alimento (id 145) (nombre lentejas-guisadas) (grupo 3) (tipo energeticos) (racion 100) (kcal 120) (proteinas 6,6) (grasas 3,5) (hidratos 15,5) (desayuno no) (almuerzo no) (comida si) (merienda no) (cena no))</text:p>
          </table:table-cell>
          <table:table-cell table:formula="of:=SUBSTITUTE([.V142];&quot;,&quot;;&quot;.&quot;)" office:value-type="string" office:string-value="(alimento (id 145) (nombre lentejas-guisadas) (grupo 3) (tipo energeticos) (racion 100) (kcal 120) (proteinas 6.6) (grasas 3.5) (hidratos 15.5) (desayuno no) (almuerzo no) (comida si) (merienda no) (cena no))" calcext:value-type="string">
            <text:p>(alimento (id 145) (nombre lentejas-guisadas) (grupo 3) (tipo energeticos) (racion 100) (kcal 120) (proteinas 6.6) (grasas 3.5) (hidratos 15.5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Patatas asa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43]*[.L143]/100" office:value-type="float" office:value="106.5" calcext:value-type="float">
            <text:p>106,5</text:p>
          </table:table-cell>
          <table:table-cell table:style-name="ce19" table:formula="of:=[.K143]*[.M143]*4/100" office:value-type="float" office:value="8.7" calcext:value-type="float">
            <text:p>8,7</text:p>
          </table:table-cell>
          <table:table-cell table:style-name="ce19" table:formula="of:=[.K143]*[.O143]*4/100" office:value-type="float" office:value="95.1" calcext:value-type="float">
            <text:p>95,1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42" calcext:value-type="float">
            <text:p>142</text:p>
          </table:table-cell>
          <table:table-cell table:style-name="ce23" office:value-type="float" office:value="2.9" calcext:value-type="float">
            <text:p>2.9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3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B143];&quot;) (nombre &quot;;[.U143];&quot;) (grupo &quot;;[.E143];&quot;) (tipo &quot;;[.G143];&quot;) (racion &quot;;[.K143];&quot;) (kcal &quot;;[.L143];&quot;) (proteinas &quot;;[.M143];&quot;) (grasas &quot;;[.N143];&quot;) (hidratos &quot;;[.O143];&quot;) (desayuno &quot;;[.P143];&quot;) (almuerzo &quot;;[.Q143];&quot;) (comida &quot;;[.R143];&quot;) (merienda &quot;;[.S143];&quot;) (cena &quot;;[.T143];&quot;))&quot;)" office:value-type="string" office:string-value="(alimento (id 146) (nombre patatas-asadas) (grupo 3) (tipo energeticos) (racion 75) (kcal 142) (proteinas 2,9) (grasas 0,3) (hidratos 31,7) (desayuno no) (almuerzo no) (comida si) (merienda no) (cena no))" calcext:value-type="string">
            <text:p>(alimento (id 146) (nombre patatas-asadas) (grupo 3) (tipo energeticos) (racion 75) (kcal 142) (proteinas 2,9) (grasas 0,3) (hidratos 31,7) (desayuno no) (almuerzo no) (comida si) (merienda no) (cena no))</text:p>
          </table:table-cell>
          <table:table-cell table:formula="of:=SUBSTITUTE([.V143];&quot;,&quot;;&quot;.&quot;)" office:value-type="string" office:string-value="(alimento (id 146) (nombre patatas-asadas) (grupo 3) (tipo energeticos) (racion 75) (kcal 142) (proteinas 2.9) (grasas 0.3) (hidratos 31.7) (desayuno no) (almuerzo no) (comida si) (merienda no) (cena no))" calcext:value-type="string">
            <text:p>(alimento (id 146) (nombre patatas-asadas) (grupo 3) (tipo energeticos) (racion 75) (kcal 142) (proteinas 2.9) (grasas 0.3) (hidratos 31.7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Patatas asa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44]*[.L144]/100" office:value-type="float" office:value="284" calcext:value-type="float">
            <text:p>284</text:p>
          </table:table-cell>
          <table:table-cell table:style-name="ce19" table:formula="of:=[.K144]*[.M144]*4/100" office:value-type="float" office:value="23.2" calcext:value-type="float">
            <text:p>23,2</text:p>
          </table:table-cell>
          <table:table-cell table:style-name="ce19" table:formula="of:=[.K144]*[.O144]*4/100" office:value-type="float" office:value="253.6" calcext:value-type="float">
            <text:p>253,6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42" calcext:value-type="float">
            <text:p>142</text:p>
          </table:table-cell>
          <table:table-cell table:style-name="ce23" office:value-type="float" office:value="2.9" calcext:value-type="float">
            <text:p>2.9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4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B144];&quot;) (nombre &quot;;[.U144];&quot;) (grupo &quot;;[.E144];&quot;) (tipo &quot;;[.G144];&quot;) (racion &quot;;[.K144];&quot;) (kcal &quot;;[.L144];&quot;) (proteinas &quot;;[.M144];&quot;) (grasas &quot;;[.N144];&quot;) (hidratos &quot;;[.O144];&quot;) (desayuno &quot;;[.P144];&quot;) (almuerzo &quot;;[.Q144];&quot;) (comida &quot;;[.R144];&quot;) (merienda &quot;;[.S144];&quot;) (cena &quot;;[.T144];&quot;))&quot;)" office:value-type="string" office:string-value="(alimento (id 147) (nombre patatas-asadas) (grupo 3) (tipo energeticos) (racion 200) (kcal 142) (proteinas 2,9) (grasas 0,3) (hidratos 31,7) (desayuno no) (almuerzo no) (comida si) (merienda no) (cena no))" calcext:value-type="string">
            <text:p>(alimento (id 147) (nombre patatas-asadas) (grupo 3) (tipo energeticos) (racion 200) (kcal 142) (proteinas 2,9) (grasas 0,3) (hidratos 31,7) (desayuno no) (almuerzo no) (comida si) (merienda no) (cena no))</text:p>
          </table:table-cell>
          <table:table-cell table:formula="of:=SUBSTITUTE([.V144];&quot;,&quot;;&quot;.&quot;)" office:value-type="string" office:string-value="(alimento (id 147) (nombre patatas-asadas) (grupo 3) (tipo energeticos) (racion 200) (kcal 142) (proteinas 2.9) (grasas 0.3) (hidratos 31.7) (desayuno no) (almuerzo no) (comida si) (merienda no) (cena no))" calcext:value-type="string">
            <text:p>(alimento (id 147) (nombre patatas-asadas) (grupo 3) (tipo energeticos) (racion 200) (kcal 142) (proteinas 2.9) (grasas 0.3) (hidratos 31.7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Patatas asa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45]*[.L145]/100" office:value-type="float" office:value="248.5" calcext:value-type="float">
            <text:p>248,5</text:p>
          </table:table-cell>
          <table:table-cell table:style-name="ce19" table:formula="of:=[.K145]*[.M145]*4/100" office:value-type="float" office:value="20.3" calcext:value-type="float">
            <text:p>20,3</text:p>
          </table:table-cell>
          <table:table-cell table:style-name="ce19" table:formula="of:=[.K145]*[.O145]*4/100" office:value-type="float" office:value="221.9" calcext:value-type="float">
            <text:p>221,9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142" calcext:value-type="float">
            <text:p>142</text:p>
          </table:table-cell>
          <table:table-cell table:style-name="ce23" office:value-type="float" office:value="2.9" calcext:value-type="float">
            <text:p>2.9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5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B145];&quot;) (nombre &quot;;[.U145];&quot;) (grupo &quot;;[.E145];&quot;) (tipo &quot;;[.G145];&quot;) (racion &quot;;[.K145];&quot;) (kcal &quot;;[.L145];&quot;) (proteinas &quot;;[.M145];&quot;) (grasas &quot;;[.N145];&quot;) (hidratos &quot;;[.O145];&quot;) (desayuno &quot;;[.P145];&quot;) (almuerzo &quot;;[.Q145];&quot;) (comida &quot;;[.R145];&quot;) (merienda &quot;;[.S145];&quot;) (cena &quot;;[.T145];&quot;))&quot;)" office:value-type="string" office:string-value="(alimento (id 148) (nombre patatas-asadas) (grupo 3) (tipo energeticos) (racion 175) (kcal 142) (proteinas 2,9) (grasas 0,3) (hidratos 31,7) (desayuno no) (almuerzo no) (comida si) (merienda no) (cena no))" calcext:value-type="string">
            <text:p>(alimento (id 148) (nombre patatas-asadas) (grupo 3) (tipo energeticos) (racion 175) (kcal 142) (proteinas 2,9) (grasas 0,3) (hidratos 31,7) (desayuno no) (almuerzo no) (comida si) (merienda no) (cena no))</text:p>
          </table:table-cell>
          <table:table-cell table:formula="of:=SUBSTITUTE([.V145];&quot;,&quot;;&quot;.&quot;)" office:value-type="string" office:string-value="(alimento (id 148) (nombre patatas-asadas) (grupo 3) (tipo energeticos) (racion 175) (kcal 142) (proteinas 2.9) (grasas 0.3) (hidratos 31.7) (desayuno no) (almuerzo no) (comida si) (merienda no) (cena no))" calcext:value-type="string">
            <text:p>(alimento (id 148) (nombre patatas-asadas) (grupo 3) (tipo energeticos) (racion 175) (kcal 142) (proteinas 2.9) (grasas 0.3) (hidratos 31.7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Patatas asa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46]*[.L146]/100" office:value-type="float" office:value="142" calcext:value-type="float">
            <text:p>142</text:p>
          </table:table-cell>
          <table:table-cell table:style-name="ce19" table:formula="of:=[.K146]*[.M146]*4/100" office:value-type="float" office:value="11.6" calcext:value-type="float">
            <text:p>11,6</text:p>
          </table:table-cell>
          <table:table-cell table:style-name="ce19" table:formula="of:=[.K146]*[.O146]*4/100" office:value-type="float" office:value="126.8" calcext:value-type="float">
            <text:p>126,8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42" calcext:value-type="float">
            <text:p>142</text:p>
          </table:table-cell>
          <table:table-cell table:style-name="ce23" office:value-type="float" office:value="2.9" calcext:value-type="float">
            <text:p>2.9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6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B146];&quot;) (nombre &quot;;[.U146];&quot;) (grupo &quot;;[.E146];&quot;) (tipo &quot;;[.G146];&quot;) (racion &quot;;[.K146];&quot;) (kcal &quot;;[.L146];&quot;) (proteinas &quot;;[.M146];&quot;) (grasas &quot;;[.N146];&quot;) (hidratos &quot;;[.O146];&quot;) (desayuno &quot;;[.P146];&quot;) (almuerzo &quot;;[.Q146];&quot;) (comida &quot;;[.R146];&quot;) (merienda &quot;;[.S146];&quot;) (cena &quot;;[.T146];&quot;))&quot;)" office:value-type="string" office:string-value="(alimento (id 149) (nombre patatas-asadas) (grupo 3) (tipo energeticos) (racion 100) (kcal 142) (proteinas 2,9) (grasas 0,3) (hidratos 31,7) (desayuno no) (almuerzo no) (comida si) (merienda no) (cena no))" calcext:value-type="string">
            <text:p>(alimento (id 149) (nombre patatas-asadas) (grupo 3) (tipo energeticos) (racion 100) (kcal 142) (proteinas 2,9) (grasas 0,3) (hidratos 31,7) (desayuno no) (almuerzo no) (comida si) (merienda no) (cena no))</text:p>
          </table:table-cell>
          <table:table-cell table:formula="of:=SUBSTITUTE([.V146];&quot;,&quot;;&quot;.&quot;)" office:value-type="string" office:string-value="(alimento (id 149) (nombre patatas-asadas) (grupo 3) (tipo energeticos) (racion 100) (kcal 142) (proteinas 2.9) (grasas 0.3) (hidratos 31.7) (desayuno no) (almuerzo no) (comida si) (merienda no) (cena no))" calcext:value-type="string">
            <text:p>(alimento (id 149) (nombre patatas-asadas) (grupo 3) (tipo energeticos) (racion 100) (kcal 142) (proteinas 2.9) (grasas 0.3) (hidratos 31.7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tatas, legumbres y frutos secos</text:p>
          </table:table-cell>
          <table:table-cell table:style-name="ce17" office:value-type="string" calcext:value-type="string">
            <text:p>Patatas asada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nergeticos</text:p>
          </table:table-cell>
          <table:table-cell table:style-name="ce17" table:formula="of:=[.K147]*[.L147]/100" office:value-type="float" office:value="213" calcext:value-type="float">
            <text:p>213</text:p>
          </table:table-cell>
          <table:table-cell table:style-name="ce19" table:formula="of:=[.K147]*[.M147]*4/100" office:value-type="float" office:value="17.4" calcext:value-type="float">
            <text:p>17,4</text:p>
          </table:table-cell>
          <table:table-cell table:style-name="ce19" table:formula="of:=[.K147]*[.O147]*4/100" office:value-type="float" office:value="190.2" calcext:value-type="float">
            <text:p>190,2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42" calcext:value-type="float">
            <text:p>142</text:p>
          </table:table-cell>
          <table:table-cell table:style-name="ce23" office:value-type="float" office:value="2.9" calcext:value-type="float">
            <text:p>2.9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7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B147];&quot;) (nombre &quot;;[.U147];&quot;) (grupo &quot;;[.E147];&quot;) (tipo &quot;;[.G147];&quot;) (racion &quot;;[.K147];&quot;) (kcal &quot;;[.L147];&quot;) (proteinas &quot;;[.M147];&quot;) (grasas &quot;;[.N147];&quot;) (hidratos &quot;;[.O147];&quot;) (desayuno &quot;;[.P147];&quot;) (almuerzo &quot;;[.Q147];&quot;) (comida &quot;;[.R147];&quot;) (merienda &quot;;[.S147];&quot;) (cena &quot;;[.T147];&quot;))&quot;)" office:value-type="string" office:string-value="(alimento (id 150) (nombre patatas-asadas) (grupo 3) (tipo energeticos) (racion 150) (kcal 142) (proteinas 2,9) (grasas 0,3) (hidratos 31,7) (desayuno no) (almuerzo no) (comida si) (merienda no) (cena no))" calcext:value-type="string">
            <text:p>(alimento (id 150) (nombre patatas-asadas) (grupo 3) (tipo energeticos) (racion 150) (kcal 142) (proteinas 2,9) (grasas 0,3) (hidratos 31,7) (desayuno no) (almuerzo no) (comida si) (merienda no) (cena no))</text:p>
          </table:table-cell>
          <table:table-cell table:formula="of:=SUBSTITUTE([.V147];&quot;,&quot;;&quot;.&quot;)" office:value-type="string" office:string-value="(alimento (id 150) (nombre patatas-asadas) (grupo 3) (tipo energeticos) (racion 150) (kcal 142) (proteinas 2.9) (grasas 0.3) (hidratos 31.7) (desayuno no) (almuerzo no) (comida si) (merienda no) (cena no))" calcext:value-type="string">
            <text:p>(alimento (id 150) (nombre patatas-asadas) (grupo 3) (tipo energeticos) (racion 150) (kcal 142) (proteinas 2.9) (grasas 0.3) (hidratos 31.7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Acelg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48]*[.L148]/100" office:value-type="float" office:value="75" calcext:value-type="float">
            <text:p>75</text:p>
          </table:table-cell>
          <table:table-cell table:style-name="ce19" table:formula="of:=[.K148]*[.M148]*4/100" office:value-type="float" office:value="28.8" calcext:value-type="float">
            <text:p>28,8</text:p>
          </table:table-cell>
          <table:table-cell table:style-name="ce19" table:formula="of:=[.K148]*[.O148]*4/100" office:value-type="float" office:value="55.2" calcext:value-type="float">
            <text:p>55,2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25" calcext:value-type="float">
            <text:p>25</text:p>
          </table:table-cell>
          <table:table-cell table:style-name="ce23" office:value-type="float" office:value="2.4" calcext:value-type="float">
            <text:p>2.4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48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B148];&quot;) (nombre &quot;;[.U148];&quot;) (grupo &quot;;[.E148];&quot;) (tipo &quot;;[.G148];&quot;) (racion &quot;;[.K148];&quot;) (kcal &quot;;[.L148];&quot;) (proteinas &quot;;[.M148];&quot;) (grasas &quot;;[.N148];&quot;) (hidratos &quot;;[.O148];&quot;) (desayuno &quot;;[.P148];&quot;) (almuerzo &quot;;[.Q148];&quot;) (comida &quot;;[.R148];&quot;) (merienda &quot;;[.S148];&quot;) (cena &quot;;[.T148];&quot;))&quot;)" office:value-type="string" office:string-value="(alimento (id 151) (nombre acelga) (grupo 4) (tipo reguladores) (racion 300) (kcal 25) (proteinas 2,4) (grasas 0,3) (hidratos 4,6) (desayuno no) (almuerzo si) (comida si) (merienda no) (cena si))" calcext:value-type="string">
            <text:p>(alimento (id 151) (nombre acelga) (grupo 4) (tipo reguladores) (racion 300) (kcal 25) (proteinas 2,4) (grasas 0,3) (hidratos 4,6) (desayuno no) (almuerzo si) (comida si) (merienda no) (cena si))</text:p>
          </table:table-cell>
          <table:table-cell table:formula="of:=SUBSTITUTE([.V148];&quot;,&quot;;&quot;.&quot;)" office:value-type="string" office:string-value="(alimento (id 151) (nombre acelga) (grupo 4) (tipo reguladores) (racion 300) (kcal 25) (proteinas 2.4) (grasas 0.3) (hidratos 4.6) (desayuno no) (almuerzo si) (comida si) (merienda no) (cena si))" calcext:value-type="string">
            <text:p>(alimento (id 151) (nombre acelga) (grupo 4) (tipo reguladores) (racion 300) (kcal 25) (proteinas 2.4) (grasas 0.3) (hidratos 4.6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Acelg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49]*[.L149]/100" office:value-type="float" office:value="62.5" calcext:value-type="float">
            <text:p>62,5</text:p>
          </table:table-cell>
          <table:table-cell table:style-name="ce19" table:formula="of:=[.K149]*[.M149]*4/100" office:value-type="float" office:value="24" calcext:value-type="float">
            <text:p>24</text:p>
          </table:table-cell>
          <table:table-cell table:style-name="ce19" table:formula="of:=[.K149]*[.O149]*4/100" office:value-type="float" office:value="46" calcext:value-type="float">
            <text:p>46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25" calcext:value-type="float">
            <text:p>25</text:p>
          </table:table-cell>
          <table:table-cell table:style-name="ce23" office:value-type="float" office:value="2.4" calcext:value-type="float">
            <text:p>2.4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49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B149];&quot;) (nombre &quot;;[.U149];&quot;) (grupo &quot;;[.E149];&quot;) (tipo &quot;;[.G149];&quot;) (racion &quot;;[.K149];&quot;) (kcal &quot;;[.L149];&quot;) (proteinas &quot;;[.M149];&quot;) (grasas &quot;;[.N149];&quot;) (hidratos &quot;;[.O149];&quot;) (desayuno &quot;;[.P149];&quot;) (almuerzo &quot;;[.Q149];&quot;) (comida &quot;;[.R149];&quot;) (merienda &quot;;[.S149];&quot;) (cena &quot;;[.T149];&quot;))&quot;)" office:value-type="string" office:string-value="(alimento (id 152) (nombre acelga) (grupo 4) (tipo reguladores) (racion 250) (kcal 25) (proteinas 2,4) (grasas 0,3) (hidratos 4,6) (desayuno no) (almuerzo si) (comida si) (merienda no) (cena si))" calcext:value-type="string">
            <text:p>(alimento (id 152) (nombre acelga) (grupo 4) (tipo reguladores) (racion 250) (kcal 25) (proteinas 2,4) (grasas 0,3) (hidratos 4,6) (desayuno no) (almuerzo si) (comida si) (merienda no) (cena si))</text:p>
          </table:table-cell>
          <table:table-cell table:formula="of:=SUBSTITUTE([.V149];&quot;,&quot;;&quot;.&quot;)" office:value-type="string" office:string-value="(alimento (id 152) (nombre acelga) (grupo 4) (tipo reguladores) (racion 250) (kcal 25) (proteinas 2.4) (grasas 0.3) (hidratos 4.6) (desayuno no) (almuerzo si) (comida si) (merienda no) (cena si))" calcext:value-type="string">
            <text:p>(alimento (id 152) (nombre acelga) (grupo 4) (tipo reguladores) (racion 250) (kcal 25) (proteinas 2.4) (grasas 0.3) (hidratos 4.6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Acelg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50]*[.L150]/100" office:value-type="float" office:value="50" calcext:value-type="float">
            <text:p>50</text:p>
          </table:table-cell>
          <table:table-cell table:style-name="ce19" table:formula="of:=[.K150]*[.M150]*4/100" office:value-type="float" office:value="19.2" calcext:value-type="float">
            <text:p>19,2</text:p>
          </table:table-cell>
          <table:table-cell table:style-name="ce19" table:formula="of:=[.K150]*[.O150]*4/100" office:value-type="float" office:value="36.8" calcext:value-type="float">
            <text:p>36,8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23" office:value-type="float" office:value="2.4" calcext:value-type="float">
            <text:p>2.4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50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B150];&quot;) (nombre &quot;;[.U150];&quot;) (grupo &quot;;[.E150];&quot;) (tipo &quot;;[.G150];&quot;) (racion &quot;;[.K150];&quot;) (kcal &quot;;[.L150];&quot;) (proteinas &quot;;[.M150];&quot;) (grasas &quot;;[.N150];&quot;) (hidratos &quot;;[.O150];&quot;) (desayuno &quot;;[.P150];&quot;) (almuerzo &quot;;[.Q150];&quot;) (comida &quot;;[.R150];&quot;) (merienda &quot;;[.S150];&quot;) (cena &quot;;[.T150];&quot;))&quot;)" office:value-type="string" office:string-value="(alimento (id 153) (nombre acelga) (grupo 4) (tipo reguladores) (racion 200) (kcal 25) (proteinas 2,4) (grasas 0,3) (hidratos 4,6) (desayuno no) (almuerzo si) (comida si) (merienda no) (cena si))" calcext:value-type="string">
            <text:p>(alimento (id 153) (nombre acelga) (grupo 4) (tipo reguladores) (racion 200) (kcal 25) (proteinas 2,4) (grasas 0,3) (hidratos 4,6) (desayuno no) (almuerzo si) (comida si) (merienda no) (cena si))</text:p>
          </table:table-cell>
          <table:table-cell table:formula="of:=SUBSTITUTE([.V150];&quot;,&quot;;&quot;.&quot;)" office:value-type="string" office:string-value="(alimento (id 153) (nombre acelga) (grupo 4) (tipo reguladores) (racion 200) (kcal 25) (proteinas 2.4) (grasas 0.3) (hidratos 4.6) (desayuno no) (almuerzo si) (comida si) (merienda no) (cena si))" calcext:value-type="string">
            <text:p>(alimento (id 153) (nombre acelga) (grupo 4) (tipo reguladores) (racion 200) (kcal 25) (proteinas 2.4) (grasas 0.3) (hidratos 4.6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Acelg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51]*[.L151]/100" office:value-type="float" office:value="37.5" calcext:value-type="float">
            <text:p>37,5</text:p>
          </table:table-cell>
          <table:table-cell table:style-name="ce19" table:formula="of:=[.K151]*[.M151]*4/100" office:value-type="float" office:value="14.4" calcext:value-type="float">
            <text:p>14,4</text:p>
          </table:table-cell>
          <table:table-cell table:style-name="ce19" table:formula="of:=[.K151]*[.O151]*4/100" office:value-type="float" office:value="27.6" calcext:value-type="float">
            <text:p>27,6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23" office:value-type="float" office:value="2.4" calcext:value-type="float">
            <text:p>2.4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51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B151];&quot;) (nombre &quot;;[.U151];&quot;) (grupo &quot;;[.E151];&quot;) (tipo &quot;;[.G151];&quot;) (racion &quot;;[.K151];&quot;) (kcal &quot;;[.L151];&quot;) (proteinas &quot;;[.M151];&quot;) (grasas &quot;;[.N151];&quot;) (hidratos &quot;;[.O151];&quot;) (desayuno &quot;;[.P151];&quot;) (almuerzo &quot;;[.Q151];&quot;) (comida &quot;;[.R151];&quot;) (merienda &quot;;[.S151];&quot;) (cena &quot;;[.T151];&quot;))&quot;)" office:value-type="string" office:string-value="(alimento (id 154) (nombre acelga) (grupo 4) (tipo reguladores) (racion 150) (kcal 25) (proteinas 2,4) (grasas 0,3) (hidratos 4,6) (desayuno no) (almuerzo si) (comida si) (merienda no) (cena si))" calcext:value-type="string">
            <text:p>(alimento (id 154) (nombre acelga) (grupo 4) (tipo reguladores) (racion 150) (kcal 25) (proteinas 2,4) (grasas 0,3) (hidratos 4,6) (desayuno no) (almuerzo si) (comida si) (merienda no) (cena si))</text:p>
          </table:table-cell>
          <table:table-cell table:formula="of:=SUBSTITUTE([.V151];&quot;,&quot;;&quot;.&quot;)" office:value-type="string" office:string-value="(alimento (id 154) (nombre acelga) (grupo 4) (tipo reguladores) (racion 150) (kcal 25) (proteinas 2.4) (grasas 0.3) (hidratos 4.6) (desayuno no) (almuerzo si) (comida si) (merienda no) (cena si))" calcext:value-type="string">
            <text:p>(alimento (id 154) (nombre acelga) (grupo 4) (tipo reguladores) (racion 150) (kcal 25) (proteinas 2.4) (grasas 0.3) (hidratos 4.6) (desayuno no) (almuerzo si) (comida si) (merienda no) (cena si))</text:p>
          </table:table-cell>
          <table:table-cell table:number-columns-repeated="1001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55" calcext:value-type="float">
            <text:p>155</text:p>
          </table:table-cell>
          <table:table-cell table:style-name="ce15" office:value-type="string" calcext:value-type="string">
            <text:p>Verduras y hortalizas</text:p>
          </table:table-cell>
          <table:table-cell table:style-name="ce16" office:value-type="string" calcext:value-type="string">
            <text:p>Acelga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string" calcext:value-type="string">
            <text:p>reguladores</text:p>
          </table:table-cell>
          <table:table-cell table:style-name="ce16" table:formula="of:=[.K152]*[.L152]/100" office:value-type="float" office:value="25" calcext:value-type="float">
            <text:p>25</text:p>
          </table:table-cell>
          <table:table-cell table:style-name="ce19" table:formula="of:=[.K152]*[.M152]*4/100" office:value-type="float" office:value="9.6" calcext:value-type="float">
            <text:p>9,6</text:p>
          </table:table-cell>
          <table:table-cell table:style-name="ce19" table:formula="of:=[.K152]*[.O152]*4/100" office:value-type="float" office:value="18.4" calcext:value-type="float">
            <text:p>18,4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5" calcext:value-type="float">
            <text:p>25</text:p>
          </table:table-cell>
          <table:table-cell table:style-name="ce22" office:value-type="float" office:value="2.4" calcext:value-type="float">
            <text:p>2.4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4.6" calcext:value-type="float">
            <text:p>4.6</text:p>
          </table:table-cell>
          <table:table-cell table:style-name="ce15" office:value-type="string" calcext:value-type="string">
            <text:p>no</text:p>
          </table:table-cell>
          <table:table-cell table:number-columns-repeated="2" table:style-name="ce15" office:value-type="string" calcext:value-type="string">
            <text:p>si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si</text:p>
          </table:table-cell>
          <table:table-cell table:style-name="ce15" table:formula="of:=SUBSTITUTE(SUBSTITUTE(SUBSTITUTE(SUBSTITUTE(SUBSTITUTE(SUBSTITUTE(LOWER([.D152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29" table:formula="of:=CONCATENATE(&quot;(alimento (id &quot;;[.B152];&quot;) (nombre &quot;;[.U152];&quot;) (grupo &quot;;[.E152];&quot;) (tipo &quot;;[.G152];&quot;) (racion &quot;;[.K152];&quot;) (kcal &quot;;[.L152];&quot;) (proteinas &quot;;[.M152];&quot;) (grasas &quot;;[.N152];&quot;) (hidratos &quot;;[.O152];&quot;) (desayuno &quot;;[.P152];&quot;) (almuerzo &quot;;[.Q152];&quot;) (comida &quot;;[.R152];&quot;) (merienda &quot;;[.S152];&quot;) (cena &quot;;[.T152];&quot;))&quot;)" office:value-type="string" office:string-value="(alimento (id 155) (nombre acelga) (grupo 4) (tipo reguladores) (racion 100) (kcal 25) (proteinas 2,4) (grasas 0,3) (hidratos 4,6) (desayuno no) (almuerzo si) (comida si) (merienda no) (cena si))" calcext:value-type="string">
            <text:p>(alimento (id 155) (nombre acelga) (grupo 4) (tipo reguladores) (racion 100) (kcal 25) (proteinas 2,4) (grasas 0,3) (hidratos 4,6) (desayuno no) (almuerzo si) (comida si) (merienda no) (cena si))</text:p>
          </table:table-cell>
          <table:table-cell table:style-name="ce15" table:formula="of:=SUBSTITUTE([.V152];&quot;,&quot;;&quot;.&quot;)" office:value-type="string" office:string-value="(alimento (id 155) (nombre acelga) (grupo 4) (tipo reguladores) (racion 100) (kcal 25) (proteinas 2.4) (grasas 0.3) (hidratos 4.6) (desayuno no) (almuerzo si) (comida si) (merienda no) (cena si))" calcext:value-type="string">
            <text:p>(alimento (id 155) (nombre acelga) (grupo 4) (tipo reguladores) (racion 100) (kcal 25) (proteinas 2.4) (grasas 0.3) (hidratos 4.6) (desayuno no) (almuerzo si) (comida si) (merienda no) (cena si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Lechug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53]*[.L153]/100" office:value-type="float" office:value="57" calcext:value-type="float">
            <text:p>57</text:p>
          </table:table-cell>
          <table:table-cell table:style-name="ce19" table:formula="of:=[.K153]*[.M153]*4/100" office:value-type="float" office:value="21.6" calcext:value-type="float">
            <text:p>21,6</text:p>
          </table:table-cell>
          <table:table-cell table:style-name="ce19" table:formula="of:=[.K153]*[.O153]*4/100" office:value-type="float" office:value="26.4" calcext:value-type="float">
            <text:p>26,4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1.8" calcext:value-type="float">
            <text:p>1.8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53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B153];&quot;) (nombre &quot;;[.U153];&quot;) (grupo &quot;;[.E153];&quot;) (tipo &quot;;[.G153];&quot;) (racion &quot;;[.K153];&quot;) (kcal &quot;;[.L153];&quot;) (proteinas &quot;;[.M153];&quot;) (grasas &quot;;[.N153];&quot;) (hidratos &quot;;[.O153];&quot;) (desayuno &quot;;[.P153];&quot;) (almuerzo &quot;;[.Q153];&quot;) (comida &quot;;[.R153];&quot;) (merienda &quot;;[.S153];&quot;) (cena &quot;;[.T153];&quot;))&quot;)" office:value-type="string" office:string-value="(alimento (id 156) (nombre lechuga) (grupo 4) (tipo reguladores) (racion 300) (kcal 19) (proteinas 1,8) (grasas 0,4) (hidratos 2,2) (desayuno no) (almuerzo si) (comida si) (merienda no) (cena si))" calcext:value-type="string">
            <text:p>(alimento (id 156) (nombre lechuga) (grupo 4) (tipo reguladores) (racion 300) (kcal 19) (proteinas 1,8) (grasas 0,4) (hidratos 2,2) (desayuno no) (almuerzo si) (comida si) (merienda no) (cena si))</text:p>
          </table:table-cell>
          <table:table-cell table:formula="of:=SUBSTITUTE([.V153];&quot;,&quot;;&quot;.&quot;)" office:value-type="string" office:string-value="(alimento (id 156) (nombre lechuga) (grupo 4) (tipo reguladores) (racion 300) (kcal 19) (proteinas 1.8) (grasas 0.4) (hidratos 2.2) (desayuno no) (almuerzo si) (comida si) (merienda no) (cena si))" calcext:value-type="string">
            <text:p>(alimento (id 156) (nombre lechuga) (grupo 4) (tipo reguladores) (racion 300) (kcal 19) (proteinas 1.8) (grasas 0.4) (hidratos 2.2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Lechug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54]*[.L154]/100" office:value-type="float" office:value="47.5" calcext:value-type="float">
            <text:p>47,5</text:p>
          </table:table-cell>
          <table:table-cell table:style-name="ce19" table:formula="of:=[.K154]*[.M154]*4/100" office:value-type="float" office:value="18" calcext:value-type="float">
            <text:p>18</text:p>
          </table:table-cell>
          <table:table-cell table:style-name="ce19" table:formula="of:=[.K154]*[.O154]*4/100" office:value-type="float" office:value="22" calcext:value-type="float">
            <text:p>22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1.8" calcext:value-type="float">
            <text:p>1.8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54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B154];&quot;) (nombre &quot;;[.U154];&quot;) (grupo &quot;;[.E154];&quot;) (tipo &quot;;[.G154];&quot;) (racion &quot;;[.K154];&quot;) (kcal &quot;;[.L154];&quot;) (proteinas &quot;;[.M154];&quot;) (grasas &quot;;[.N154];&quot;) (hidratos &quot;;[.O154];&quot;) (desayuno &quot;;[.P154];&quot;) (almuerzo &quot;;[.Q154];&quot;) (comida &quot;;[.R154];&quot;) (merienda &quot;;[.S154];&quot;) (cena &quot;;[.T154];&quot;))&quot;)" office:value-type="string" office:string-value="(alimento (id 157) (nombre lechuga) (grupo 4) (tipo reguladores) (racion 250) (kcal 19) (proteinas 1,8) (grasas 0,4) (hidratos 2,2) (desayuno no) (almuerzo si) (comida si) (merienda no) (cena si))" calcext:value-type="string">
            <text:p>(alimento (id 157) (nombre lechuga) (grupo 4) (tipo reguladores) (racion 250) (kcal 19) (proteinas 1,8) (grasas 0,4) (hidratos 2,2) (desayuno no) (almuerzo si) (comida si) (merienda no) (cena si))</text:p>
          </table:table-cell>
          <table:table-cell table:formula="of:=SUBSTITUTE([.V154];&quot;,&quot;;&quot;.&quot;)" office:value-type="string" office:string-value="(alimento (id 157) (nombre lechuga) (grupo 4) (tipo reguladores) (racion 250) (kcal 19) (proteinas 1.8) (grasas 0.4) (hidratos 2.2) (desayuno no) (almuerzo si) (comida si) (merienda no) (cena si))" calcext:value-type="string">
            <text:p>(alimento (id 157) (nombre lechuga) (grupo 4) (tipo reguladores) (racion 250) (kcal 19) (proteinas 1.8) (grasas 0.4) (hidratos 2.2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Lechug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55]*[.L155]/100" office:value-type="float" office:value="38" calcext:value-type="float">
            <text:p>38</text:p>
          </table:table-cell>
          <table:table-cell table:style-name="ce19" table:formula="of:=[.K155]*[.M155]*4/100" office:value-type="float" office:value="14.4" calcext:value-type="float">
            <text:p>14,4</text:p>
          </table:table-cell>
          <table:table-cell table:style-name="ce19" table:formula="of:=[.K155]*[.O155]*4/100" office:value-type="float" office:value="17.6" calcext:value-type="float">
            <text:p>17,6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1.8" calcext:value-type="float">
            <text:p>1.8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55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B155];&quot;) (nombre &quot;;[.U155];&quot;) (grupo &quot;;[.E155];&quot;) (tipo &quot;;[.G155];&quot;) (racion &quot;;[.K155];&quot;) (kcal &quot;;[.L155];&quot;) (proteinas &quot;;[.M155];&quot;) (grasas &quot;;[.N155];&quot;) (hidratos &quot;;[.O155];&quot;) (desayuno &quot;;[.P155];&quot;) (almuerzo &quot;;[.Q155];&quot;) (comida &quot;;[.R155];&quot;) (merienda &quot;;[.S155];&quot;) (cena &quot;;[.T155];&quot;))&quot;)" office:value-type="string" office:string-value="(alimento (id 158) (nombre lechuga) (grupo 4) (tipo reguladores) (racion 200) (kcal 19) (proteinas 1,8) (grasas 0,4) (hidratos 2,2) (desayuno no) (almuerzo si) (comida si) (merienda no) (cena si))" calcext:value-type="string">
            <text:p>(alimento (id 158) (nombre lechuga) (grupo 4) (tipo reguladores) (racion 200) (kcal 19) (proteinas 1,8) (grasas 0,4) (hidratos 2,2) (desayuno no) (almuerzo si) (comida si) (merienda no) (cena si))</text:p>
          </table:table-cell>
          <table:table-cell table:formula="of:=SUBSTITUTE([.V155];&quot;,&quot;;&quot;.&quot;)" office:value-type="string" office:string-value="(alimento (id 158) (nombre lechuga) (grupo 4) (tipo reguladores) (racion 200) (kcal 19) (proteinas 1.8) (grasas 0.4) (hidratos 2.2) (desayuno no) (almuerzo si) (comida si) (merienda no) (cena si))" calcext:value-type="string">
            <text:p>(alimento (id 158) (nombre lechuga) (grupo 4) (tipo reguladores) (racion 200) (kcal 19) (proteinas 1.8) (grasas 0.4) (hidratos 2.2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Lechug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56]*[.L156]/100" office:value-type="float" office:value="28.5" calcext:value-type="float">
            <text:p>28,5</text:p>
          </table:table-cell>
          <table:table-cell table:style-name="ce19" table:formula="of:=[.K156]*[.M156]*4/100" office:value-type="float" office:value="10.8" calcext:value-type="float">
            <text:p>10,8</text:p>
          </table:table-cell>
          <table:table-cell table:style-name="ce19" table:formula="of:=[.K156]*[.O156]*4/100" office:value-type="float" office:value="13.2" calcext:value-type="float">
            <text:p>13,2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1.8" calcext:value-type="float">
            <text:p>1.8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56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B156];&quot;) (nombre &quot;;[.U156];&quot;) (grupo &quot;;[.E156];&quot;) (tipo &quot;;[.G156];&quot;) (racion &quot;;[.K156];&quot;) (kcal &quot;;[.L156];&quot;) (proteinas &quot;;[.M156];&quot;) (grasas &quot;;[.N156];&quot;) (hidratos &quot;;[.O156];&quot;) (desayuno &quot;;[.P156];&quot;) (almuerzo &quot;;[.Q156];&quot;) (comida &quot;;[.R156];&quot;) (merienda &quot;;[.S156];&quot;) (cena &quot;;[.T156];&quot;))&quot;)" office:value-type="string" office:string-value="(alimento (id 159) (nombre lechuga) (grupo 4) (tipo reguladores) (racion 150) (kcal 19) (proteinas 1,8) (grasas 0,4) (hidratos 2,2) (desayuno no) (almuerzo si) (comida si) (merienda no) (cena si))" calcext:value-type="string">
            <text:p>(alimento (id 159) (nombre lechuga) (grupo 4) (tipo reguladores) (racion 150) (kcal 19) (proteinas 1,8) (grasas 0,4) (hidratos 2,2) (desayuno no) (almuerzo si) (comida si) (merienda no) (cena si))</text:p>
          </table:table-cell>
          <table:table-cell table:formula="of:=SUBSTITUTE([.V156];&quot;,&quot;;&quot;.&quot;)" office:value-type="string" office:string-value="(alimento (id 159) (nombre lechuga) (grupo 4) (tipo reguladores) (racion 150) (kcal 19) (proteinas 1.8) (grasas 0.4) (hidratos 2.2) (desayuno no) (almuerzo si) (comida si) (merienda no) (cena si))" calcext:value-type="string">
            <text:p>(alimento (id 159) (nombre lechuga) (grupo 4) (tipo reguladores) (racion 150) (kcal 19) (proteinas 1.8) (grasas 0.4) (hidratos 2.2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Lechug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57]*[.L157]/100" office:value-type="float" office:value="19" calcext:value-type="float">
            <text:p>19</text:p>
          </table:table-cell>
          <table:table-cell table:style-name="ce19" table:formula="of:=[.K157]*[.M157]*4/100" office:value-type="float" office:value="7.2" calcext:value-type="float">
            <text:p>7,2</text:p>
          </table:table-cell>
          <table:table-cell table:style-name="ce19" table:formula="of:=[.K157]*[.O157]*4/100" office:value-type="float" office:value="8.8" calcext:value-type="float">
            <text:p>8,8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1.8" calcext:value-type="float">
            <text:p>1.8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57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B157];&quot;) (nombre &quot;;[.U157];&quot;) (grupo &quot;;[.E157];&quot;) (tipo &quot;;[.G157];&quot;) (racion &quot;;[.K157];&quot;) (kcal &quot;;[.L157];&quot;) (proteinas &quot;;[.M157];&quot;) (grasas &quot;;[.N157];&quot;) (hidratos &quot;;[.O157];&quot;) (desayuno &quot;;[.P157];&quot;) (almuerzo &quot;;[.Q157];&quot;) (comida &quot;;[.R157];&quot;) (merienda &quot;;[.S157];&quot;) (cena &quot;;[.T157];&quot;))&quot;)" office:value-type="string" office:string-value="(alimento (id 160) (nombre lechuga) (grupo 4) (tipo reguladores) (racion 100) (kcal 19) (proteinas 1,8) (grasas 0,4) (hidratos 2,2) (desayuno no) (almuerzo si) (comida si) (merienda no) (cena si))" calcext:value-type="string">
            <text:p>(alimento (id 160) (nombre lechuga) (grupo 4) (tipo reguladores) (racion 100) (kcal 19) (proteinas 1,8) (grasas 0,4) (hidratos 2,2) (desayuno no) (almuerzo si) (comida si) (merienda no) (cena si))</text:p>
          </table:table-cell>
          <table:table-cell table:formula="of:=SUBSTITUTE([.V157];&quot;,&quot;;&quot;.&quot;)" office:value-type="string" office:string-value="(alimento (id 160) (nombre lechuga) (grupo 4) (tipo reguladores) (racion 100) (kcal 19) (proteinas 1.8) (grasas 0.4) (hidratos 2.2) (desayuno no) (almuerzo si) (comida si) (merienda no) (cena si))" calcext:value-type="string">
            <text:p>(alimento (id 160) (nombre lechuga) (grupo 4) (tipo reguladores) (racion 100) (kcal 19) (proteinas 1.8) (grasas 0.4) (hidratos 2.2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Tomate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58]*[.L158]/100" office:value-type="float" office:value="80" calcext:value-type="float">
            <text:p>80</text:p>
          </table:table-cell>
          <table:table-cell table:style-name="ce19" table:formula="of:=[.K158]*[.M158]*4/100" office:value-type="float" office:value="20" calcext:value-type="float">
            <text:p>20</text:p>
          </table:table-cell>
          <table:table-cell table:style-name="ce19" table:formula="of:=[.K158]*[.O158]*4/100" office:value-type="float" office:value="58" calcext:value-type="float">
            <text:p>58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58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B158];&quot;) (nombre &quot;;[.U158];&quot;) (grupo &quot;;[.E158];&quot;) (tipo &quot;;[.G158];&quot;) (racion &quot;;[.K158];&quot;) (kcal &quot;;[.L158];&quot;) (proteinas &quot;;[.M158];&quot;) (grasas &quot;;[.N158];&quot;) (hidratos &quot;;[.O158];&quot;) (desayuno &quot;;[.P158];&quot;) (almuerzo &quot;;[.Q158];&quot;) (comida &quot;;[.R158];&quot;) (merienda &quot;;[.S158];&quot;) (cena &quot;;[.T158];&quot;))&quot;)" office:value-type="string" office:string-value="(alimento (id 161) (nombre tomate) (grupo 4) (tipo reguladores) (racion 500) (kcal 16) (proteinas 1) (grasas 0,2) (hidratos 2,9) (desayuno no) (almuerzo si) (comida si) (merienda no) (cena si))" calcext:value-type="string">
            <text:p>(alimento (id 161) (nombre tomate) (grupo 4) (tipo reguladores) (racion 500) (kcal 16) (proteinas 1) (grasas 0,2) (hidratos 2,9) (desayuno no) (almuerzo si) (comida si) (merienda no) (cena si))</text:p>
          </table:table-cell>
          <table:table-cell table:formula="of:=SUBSTITUTE([.V158];&quot;,&quot;;&quot;.&quot;)" office:value-type="string" office:string-value="(alimento (id 161) (nombre tomate) (grupo 4) (tipo reguladores) (racion 500) (kcal 16) (proteinas 1) (grasas 0.2) (hidratos 2.9) (desayuno no) (almuerzo si) (comida si) (merienda no) (cena si))" calcext:value-type="string">
            <text:p>(alimento (id 161) (nombre tomate) (grupo 4) (tipo reguladores) (racion 500) (kcal 16) (proteinas 1) (grasas 0.2) (hidratos 2.9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Tomate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59]*[.L159]/100" office:value-type="float" office:value="64" calcext:value-type="float">
            <text:p>64</text:p>
          </table:table-cell>
          <table:table-cell table:style-name="ce19" table:formula="of:=[.K159]*[.M159]*4/100" office:value-type="float" office:value="16" calcext:value-type="float">
            <text:p>16</text:p>
          </table:table-cell>
          <table:table-cell table:style-name="ce19" table:formula="of:=[.K159]*[.O159]*4/100" office:value-type="float" office:value="46.4" calcext:value-type="float">
            <text:p>46,4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59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B159];&quot;) (nombre &quot;;[.U159];&quot;) (grupo &quot;;[.E159];&quot;) (tipo &quot;;[.G159];&quot;) (racion &quot;;[.K159];&quot;) (kcal &quot;;[.L159];&quot;) (proteinas &quot;;[.M159];&quot;) (grasas &quot;;[.N159];&quot;) (hidratos &quot;;[.O159];&quot;) (desayuno &quot;;[.P159];&quot;) (almuerzo &quot;;[.Q159];&quot;) (comida &quot;;[.R159];&quot;) (merienda &quot;;[.S159];&quot;) (cena &quot;;[.T159];&quot;))&quot;)" office:value-type="string" office:string-value="(alimento (id 162) (nombre tomate) (grupo 4) (tipo reguladores) (racion 400) (kcal 16) (proteinas 1) (grasas 0,2) (hidratos 2,9) (desayuno no) (almuerzo si) (comida si) (merienda no) (cena si))" calcext:value-type="string">
            <text:p>(alimento (id 162) (nombre tomate) (grupo 4) (tipo reguladores) (racion 400) (kcal 16) (proteinas 1) (grasas 0,2) (hidratos 2,9) (desayuno no) (almuerzo si) (comida si) (merienda no) (cena si))</text:p>
          </table:table-cell>
          <table:table-cell table:formula="of:=SUBSTITUTE([.V159];&quot;,&quot;;&quot;.&quot;)" office:value-type="string" office:string-value="(alimento (id 162) (nombre tomate) (grupo 4) (tipo reguladores) (racion 400) (kcal 16) (proteinas 1) (grasas 0.2) (hidratos 2.9) (desayuno no) (almuerzo si) (comida si) (merienda no) (cena si))" calcext:value-type="string">
            <text:p>(alimento (id 162) (nombre tomate) (grupo 4) (tipo reguladores) (racion 400) (kcal 16) (proteinas 1) (grasas 0.2) (hidratos 2.9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Tomate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60]*[.L160]/100" office:value-type="float" office:value="48" calcext:value-type="float">
            <text:p>48</text:p>
          </table:table-cell>
          <table:table-cell table:style-name="ce19" table:formula="of:=[.K160]*[.M160]*4/100" office:value-type="float" office:value="12" calcext:value-type="float">
            <text:p>12</text:p>
          </table:table-cell>
          <table:table-cell table:style-name="ce19" table:formula="of:=[.K160]*[.O160]*4/100" office:value-type="float" office:value="34.8" calcext:value-type="float">
            <text:p>34,8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0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B160];&quot;) (nombre &quot;;[.U160];&quot;) (grupo &quot;;[.E160];&quot;) (tipo &quot;;[.G160];&quot;) (racion &quot;;[.K160];&quot;) (kcal &quot;;[.L160];&quot;) (proteinas &quot;;[.M160];&quot;) (grasas &quot;;[.N160];&quot;) (hidratos &quot;;[.O160];&quot;) (desayuno &quot;;[.P160];&quot;) (almuerzo &quot;;[.Q160];&quot;) (comida &quot;;[.R160];&quot;) (merienda &quot;;[.S160];&quot;) (cena &quot;;[.T160];&quot;))&quot;)" office:value-type="string" office:string-value="(alimento (id 163) (nombre tomate) (grupo 4) (tipo reguladores) (racion 300) (kcal 16) (proteinas 1) (grasas 0,2) (hidratos 2,9) (desayuno no) (almuerzo si) (comida si) (merienda no) (cena si))" calcext:value-type="string">
            <text:p>(alimento (id 163) (nombre tomate) (grupo 4) (tipo reguladores) (racion 300) (kcal 16) (proteinas 1) (grasas 0,2) (hidratos 2,9) (desayuno no) (almuerzo si) (comida si) (merienda no) (cena si))</text:p>
          </table:table-cell>
          <table:table-cell table:formula="of:=SUBSTITUTE([.V160];&quot;,&quot;;&quot;.&quot;)" office:value-type="string" office:string-value="(alimento (id 163) (nombre tomate) (grupo 4) (tipo reguladores) (racion 300) (kcal 16) (proteinas 1) (grasas 0.2) (hidratos 2.9) (desayuno no) (almuerzo si) (comida si) (merienda no) (cena si))" calcext:value-type="string">
            <text:p>(alimento (id 163) (nombre tomate) (grupo 4) (tipo reguladores) (racion 300) (kcal 16) (proteinas 1) (grasas 0.2) (hidratos 2.9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Tomate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61]*[.L161]/100" office:value-type="float" office:value="32" calcext:value-type="float">
            <text:p>32</text:p>
          </table:table-cell>
          <table:table-cell table:style-name="ce19" table:formula="of:=[.K161]*[.M161]*4/100" office:value-type="float" office:value="8" calcext:value-type="float">
            <text:p>8</text:p>
          </table:table-cell>
          <table:table-cell table:style-name="ce19" table:formula="of:=[.K161]*[.O161]*4/100" office:value-type="float" office:value="23.2" calcext:value-type="float">
            <text:p>23,2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1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B161];&quot;) (nombre &quot;;[.U161];&quot;) (grupo &quot;;[.E161];&quot;) (tipo &quot;;[.G161];&quot;) (racion &quot;;[.K161];&quot;) (kcal &quot;;[.L161];&quot;) (proteinas &quot;;[.M161];&quot;) (grasas &quot;;[.N161];&quot;) (hidratos &quot;;[.O161];&quot;) (desayuno &quot;;[.P161];&quot;) (almuerzo &quot;;[.Q161];&quot;) (comida &quot;;[.R161];&quot;) (merienda &quot;;[.S161];&quot;) (cena &quot;;[.T161];&quot;))&quot;)" office:value-type="string" office:string-value="(alimento (id 164) (nombre tomate) (grupo 4) (tipo reguladores) (racion 200) (kcal 16) (proteinas 1) (grasas 0,2) (hidratos 2,9) (desayuno no) (almuerzo si) (comida si) (merienda no) (cena si))" calcext:value-type="string">
            <text:p>(alimento (id 164) (nombre tomate) (grupo 4) (tipo reguladores) (racion 200) (kcal 16) (proteinas 1) (grasas 0,2) (hidratos 2,9) (desayuno no) (almuerzo si) (comida si) (merienda no) (cena si))</text:p>
          </table:table-cell>
          <table:table-cell table:formula="of:=SUBSTITUTE([.V161];&quot;,&quot;;&quot;.&quot;)" office:value-type="string" office:string-value="(alimento (id 164) (nombre tomate) (grupo 4) (tipo reguladores) (racion 200) (kcal 16) (proteinas 1) (grasas 0.2) (hidratos 2.9) (desayuno no) (almuerzo si) (comida si) (merienda no) (cena si))" calcext:value-type="string">
            <text:p>(alimento (id 164) (nombre tomate) (grupo 4) (tipo reguladores) (racion 200) (kcal 16) (proteinas 1) (grasas 0.2) (hidratos 2.9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Tomate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62]*[.L162]/100" office:value-type="float" office:value="16" calcext:value-type="float">
            <text:p>16</text:p>
          </table:table-cell>
          <table:table-cell table:style-name="ce19" table:formula="of:=[.K162]*[.M162]*4/100" office:value-type="float" office:value="4" calcext:value-type="float">
            <text:p>4</text:p>
          </table:table-cell>
          <table:table-cell table:style-name="ce19" table:formula="of:=[.K162]*[.O162]*4/100" office:value-type="float" office:value="11.6" calcext:value-type="float">
            <text:p>11,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2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B162];&quot;) (nombre &quot;;[.U162];&quot;) (grupo &quot;;[.E162];&quot;) (tipo &quot;;[.G162];&quot;) (racion &quot;;[.K162];&quot;) (kcal &quot;;[.L162];&quot;) (proteinas &quot;;[.M162];&quot;) (grasas &quot;;[.N162];&quot;) (hidratos &quot;;[.O162];&quot;) (desayuno &quot;;[.P162];&quot;) (almuerzo &quot;;[.Q162];&quot;) (comida &quot;;[.R162];&quot;) (merienda &quot;;[.S162];&quot;) (cena &quot;;[.T162];&quot;))&quot;)" office:value-type="string" office:string-value="(alimento (id 165) (nombre tomate) (grupo 4) (tipo reguladores) (racion 100) (kcal 16) (proteinas 1) (grasas 0,2) (hidratos 2,9) (desayuno no) (almuerzo si) (comida si) (merienda no) (cena si))" calcext:value-type="string">
            <text:p>(alimento (id 165) (nombre tomate) (grupo 4) (tipo reguladores) (racion 100) (kcal 16) (proteinas 1) (grasas 0,2) (hidratos 2,9) (desayuno no) (almuerzo si) (comida si) (merienda no) (cena si))</text:p>
          </table:table-cell>
          <table:table-cell table:formula="of:=SUBSTITUTE([.V162];&quot;,&quot;;&quot;.&quot;)" office:value-type="string" office:string-value="(alimento (id 165) (nombre tomate) (grupo 4) (tipo reguladores) (racion 100) (kcal 16) (proteinas 1) (grasas 0.2) (hidratos 2.9) (desayuno no) (almuerzo si) (comida si) (merienda no) (cena si))" calcext:value-type="string">
            <text:p>(alimento (id 165) (nombre tomate) (grupo 4) (tipo reguladores) (racion 100) (kcal 16) (proteinas 1) (grasas 0.2) (hidratos 2.9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Zanahori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63]*[.L163]/100" office:value-type="float" office:value="64.75" calcext:value-type="float">
            <text:p>64,75</text:p>
          </table:table-cell>
          <table:table-cell table:style-name="ce19" table:formula="of:=[.K163]*[.M163]*4/100" office:value-type="float" office:value="7" calcext:value-type="float">
            <text:p>7</text:p>
          </table:table-cell>
          <table:table-cell table:style-name="ce19" table:formula="of:=[.K163]*[.O163]*4/100" office:value-type="float" office:value="54.6" calcext:value-type="float">
            <text:p>54,6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37" calcext:value-type="float">
            <text:p>3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3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B163];&quot;) (nombre &quot;;[.U163];&quot;) (grupo &quot;;[.E163];&quot;) (tipo &quot;;[.G163];&quot;) (racion &quot;;[.K163];&quot;) (kcal &quot;;[.L163];&quot;) (proteinas &quot;;[.M163];&quot;) (grasas &quot;;[.N163];&quot;) (hidratos &quot;;[.O163];&quot;) (desayuno &quot;;[.P163];&quot;) (almuerzo &quot;;[.Q163];&quot;) (comida &quot;;[.R163];&quot;) (merienda &quot;;[.S163];&quot;) (cena &quot;;[.T163];&quot;))&quot;)" office:value-type="string" office:string-value="(alimento (id 166) (nombre zanahoria) (grupo 4) (tipo reguladores) (racion 175) (kcal 37) (proteinas 1) (grasas 0,2) (hidratos 7,8) (desayuno no) (almuerzo si) (comida si) (merienda no) (cena si))" calcext:value-type="string">
            <text:p>(alimento (id 166) (nombre zanahoria) (grupo 4) (tipo reguladores) (racion 175) (kcal 37) (proteinas 1) (grasas 0,2) (hidratos 7,8) (desayuno no) (almuerzo si) (comida si) (merienda no) (cena si))</text:p>
          </table:table-cell>
          <table:table-cell table:formula="of:=SUBSTITUTE([.V163];&quot;,&quot;;&quot;.&quot;)" office:value-type="string" office:string-value="(alimento (id 166) (nombre zanahoria) (grupo 4) (tipo reguladores) (racion 175) (kcal 37) (proteinas 1) (grasas 0.2) (hidratos 7.8) (desayuno no) (almuerzo si) (comida si) (merienda no) (cena si))" calcext:value-type="string">
            <text:p>(alimento (id 166) (nombre zanahoria) (grupo 4) (tipo reguladores) (racion 175) (kcal 37) (proteinas 1) (grasas 0.2) (hidratos 7.8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Zanahori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64]*[.L164]/100" office:value-type="float" office:value="18.5" calcext:value-type="float">
            <text:p>18,5</text:p>
          </table:table-cell>
          <table:table-cell table:style-name="ce19" table:formula="of:=[.K164]*[.M164]*4/100" office:value-type="float" office:value="2" calcext:value-type="float">
            <text:p>2</text:p>
          </table:table-cell>
          <table:table-cell table:style-name="ce19" table:formula="of:=[.K164]*[.O164]*4/100" office:value-type="float" office:value="15.6" calcext:value-type="float">
            <text:p>15,6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7" calcext:value-type="float">
            <text:p>3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4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B164];&quot;) (nombre &quot;;[.U164];&quot;) (grupo &quot;;[.E164];&quot;) (tipo &quot;;[.G164];&quot;) (racion &quot;;[.K164];&quot;) (kcal &quot;;[.L164];&quot;) (proteinas &quot;;[.M164];&quot;) (grasas &quot;;[.N164];&quot;) (hidratos &quot;;[.O164];&quot;) (desayuno &quot;;[.P164];&quot;) (almuerzo &quot;;[.Q164];&quot;) (comida &quot;;[.R164];&quot;) (merienda &quot;;[.S164];&quot;) (cena &quot;;[.T164];&quot;))&quot;)" office:value-type="string" office:string-value="(alimento (id 167) (nombre zanahoria) (grupo 4) (tipo reguladores) (racion 50) (kcal 37) (proteinas 1) (grasas 0,2) (hidratos 7,8) (desayuno no) (almuerzo si) (comida si) (merienda no) (cena si))" calcext:value-type="string">
            <text:p>(alimento (id 167) (nombre zanahoria) (grupo 4) (tipo reguladores) (racion 50) (kcal 37) (proteinas 1) (grasas 0,2) (hidratos 7,8) (desayuno no) (almuerzo si) (comida si) (merienda no) (cena si))</text:p>
          </table:table-cell>
          <table:table-cell table:formula="of:=SUBSTITUTE([.V164];&quot;,&quot;;&quot;.&quot;)" office:value-type="string" office:string-value="(alimento (id 167) (nombre zanahoria) (grupo 4) (tipo reguladores) (racion 50) (kcal 37) (proteinas 1) (grasas 0.2) (hidratos 7.8) (desayuno no) (almuerzo si) (comida si) (merienda no) (cena si))" calcext:value-type="string">
            <text:p>(alimento (id 167) (nombre zanahoria) (grupo 4) (tipo reguladores) (racion 50) (kcal 37) (proteinas 1) (grasas 0.2) (hidratos 7.8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Zanahori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65]*[.L165]/100" office:value-type="float" office:value="74" calcext:value-type="float">
            <text:p>74</text:p>
          </table:table-cell>
          <table:table-cell table:style-name="ce19" table:formula="of:=[.K165]*[.M165]*4/100" office:value-type="float" office:value="8" calcext:value-type="float">
            <text:p>8</text:p>
          </table:table-cell>
          <table:table-cell table:style-name="ce19" table:formula="of:=[.K165]*[.O165]*4/100" office:value-type="float" office:value="62.4" calcext:value-type="float">
            <text:p>62,4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37" calcext:value-type="float">
            <text:p>3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5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B165];&quot;) (nombre &quot;;[.U165];&quot;) (grupo &quot;;[.E165];&quot;) (tipo &quot;;[.G165];&quot;) (racion &quot;;[.K165];&quot;) (kcal &quot;;[.L165];&quot;) (proteinas &quot;;[.M165];&quot;) (grasas &quot;;[.N165];&quot;) (hidratos &quot;;[.O165];&quot;) (desayuno &quot;;[.P165];&quot;) (almuerzo &quot;;[.Q165];&quot;) (comida &quot;;[.R165];&quot;) (merienda &quot;;[.S165];&quot;) (cena &quot;;[.T165];&quot;))&quot;)" office:value-type="string" office:string-value="(alimento (id 168) (nombre zanahoria) (grupo 4) (tipo reguladores) (racion 200) (kcal 37) (proteinas 1) (grasas 0,2) (hidratos 7,8) (desayuno no) (almuerzo si) (comida si) (merienda no) (cena si))" calcext:value-type="string">
            <text:p>(alimento (id 168) (nombre zanahoria) (grupo 4) (tipo reguladores) (racion 200) (kcal 37) (proteinas 1) (grasas 0,2) (hidratos 7,8) (desayuno no) (almuerzo si) (comida si) (merienda no) (cena si))</text:p>
          </table:table-cell>
          <table:table-cell table:formula="of:=SUBSTITUTE([.V165];&quot;,&quot;;&quot;.&quot;)" office:value-type="string" office:string-value="(alimento (id 168) (nombre zanahoria) (grupo 4) (tipo reguladores) (racion 200) (kcal 37) (proteinas 1) (grasas 0.2) (hidratos 7.8) (desayuno no) (almuerzo si) (comida si) (merienda no) (cena si))" calcext:value-type="string">
            <text:p>(alimento (id 168) (nombre zanahoria) (grupo 4) (tipo reguladores) (racion 200) (kcal 37) (proteinas 1) (grasas 0.2) (hidratos 7.8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Zanahori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66]*[.L166]/100" office:value-type="float" office:value="37" calcext:value-type="float">
            <text:p>37</text:p>
          </table:table-cell>
          <table:table-cell table:style-name="ce19" table:formula="of:=[.K166]*[.M166]*4/100" office:value-type="float" office:value="4" calcext:value-type="float">
            <text:p>4</text:p>
          </table:table-cell>
          <table:table-cell table:style-name="ce19" table:formula="of:=[.K166]*[.O166]*4/100" office:value-type="float" office:value="31.2" calcext:value-type="float">
            <text:p>31,2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7" calcext:value-type="float">
            <text:p>3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6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B166];&quot;) (nombre &quot;;[.U166];&quot;) (grupo &quot;;[.E166];&quot;) (tipo &quot;;[.G166];&quot;) (racion &quot;;[.K166];&quot;) (kcal &quot;;[.L166];&quot;) (proteinas &quot;;[.M166];&quot;) (grasas &quot;;[.N166];&quot;) (hidratos &quot;;[.O166];&quot;) (desayuno &quot;;[.P166];&quot;) (almuerzo &quot;;[.Q166];&quot;) (comida &quot;;[.R166];&quot;) (merienda &quot;;[.S166];&quot;) (cena &quot;;[.T166];&quot;))&quot;)" office:value-type="string" office:string-value="(alimento (id 169) (nombre zanahoria) (grupo 4) (tipo reguladores) (racion 100) (kcal 37) (proteinas 1) (grasas 0,2) (hidratos 7,8) (desayuno no) (almuerzo si) (comida si) (merienda no) (cena si))" calcext:value-type="string">
            <text:p>(alimento (id 169) (nombre zanahoria) (grupo 4) (tipo reguladores) (racion 100) (kcal 37) (proteinas 1) (grasas 0,2) (hidratos 7,8) (desayuno no) (almuerzo si) (comida si) (merienda no) (cena si))</text:p>
          </table:table-cell>
          <table:table-cell table:formula="of:=SUBSTITUTE([.V166];&quot;,&quot;;&quot;.&quot;)" office:value-type="string" office:string-value="(alimento (id 169) (nombre zanahoria) (grupo 4) (tipo reguladores) (racion 100) (kcal 37) (proteinas 1) (grasas 0.2) (hidratos 7.8) (desayuno no) (almuerzo si) (comida si) (merienda no) (cena si))" calcext:value-type="string">
            <text:p>(alimento (id 169) (nombre zanahoria) (grupo 4) (tipo reguladores) (racion 100) (kcal 37) (proteinas 1) (grasas 0.2) (hidratos 7.8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Zanahori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67]*[.L167]/100" office:value-type="float" office:value="55.5" calcext:value-type="float">
            <text:p>55,5</text:p>
          </table:table-cell>
          <table:table-cell table:style-name="ce19" table:formula="of:=[.K167]*[.M167]*4/100" office:value-type="float" office:value="6" calcext:value-type="float">
            <text:p>6</text:p>
          </table:table-cell>
          <table:table-cell table:style-name="ce19" table:formula="of:=[.K167]*[.O167]*4/100" office:value-type="float" office:value="46.8" calcext:value-type="float">
            <text:p>46,8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37" calcext:value-type="float">
            <text:p>3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7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B167];&quot;) (nombre &quot;;[.U167];&quot;) (grupo &quot;;[.E167];&quot;) (tipo &quot;;[.G167];&quot;) (racion &quot;;[.K167];&quot;) (kcal &quot;;[.L167];&quot;) (proteinas &quot;;[.M167];&quot;) (grasas &quot;;[.N167];&quot;) (hidratos &quot;;[.O167];&quot;) (desayuno &quot;;[.P167];&quot;) (almuerzo &quot;;[.Q167];&quot;) (comida &quot;;[.R167];&quot;) (merienda &quot;;[.S167];&quot;) (cena &quot;;[.T167];&quot;))&quot;)" office:value-type="string" office:string-value="(alimento (id 170) (nombre zanahoria) (grupo 4) (tipo reguladores) (racion 150) (kcal 37) (proteinas 1) (grasas 0,2) (hidratos 7,8) (desayuno no) (almuerzo si) (comida si) (merienda no) (cena si))" calcext:value-type="string">
            <text:p>(alimento (id 170) (nombre zanahoria) (grupo 4) (tipo reguladores) (racion 150) (kcal 37) (proteinas 1) (grasas 0,2) (hidratos 7,8) (desayuno no) (almuerzo si) (comida si) (merienda no) (cena si))</text:p>
          </table:table-cell>
          <table:table-cell table:formula="of:=SUBSTITUTE([.V167];&quot;,&quot;;&quot;.&quot;)" office:value-type="string" office:string-value="(alimento (id 170) (nombre zanahoria) (grupo 4) (tipo reguladores) (racion 150) (kcal 37) (proteinas 1) (grasas 0.2) (hidratos 7.8) (desayuno no) (almuerzo si) (comida si) (merienda no) (cena si))" calcext:value-type="string">
            <text:p>(alimento (id 170) (nombre zanahoria) (grupo 4) (tipo reguladores) (racion 150) (kcal 37) (proteinas 1) (grasas 0.2) (hidratos 7.8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Espinacas cocidas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68]*[.L168]/100" office:value-type="float" office:value="268" calcext:value-type="float">
            <text:p>268</text:p>
          </table:table-cell>
          <table:table-cell table:style-name="ce19" table:formula="of:=[.K168]*[.M168]*4/100" office:value-type="float" office:value="17.6" calcext:value-type="float">
            <text:p>17,6</text:p>
          </table:table-cell>
          <table:table-cell table:style-name="ce19" table:formula="of:=[.K168]*[.O168]*4/100" office:value-type="float" office:value="3.2" calcext:value-type="float">
            <text:p>3,2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34" calcext:value-type="float">
            <text:p>134</text:p>
          </table:table-cell>
          <table:table-cell table:style-name="ce23" office:value-type="float" office:value="2.2" calcext:value-type="float">
            <text:p>2.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8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B168];&quot;) (nombre &quot;;[.U168];&quot;) (grupo &quot;;[.E168];&quot;) (tipo &quot;;[.G168];&quot;) (racion &quot;;[.K168];&quot;) (kcal &quot;;[.L168];&quot;) (proteinas &quot;;[.M168];&quot;) (grasas &quot;;[.N168];&quot;) (hidratos &quot;;[.O168];&quot;) (desayuno &quot;;[.P168];&quot;) (almuerzo &quot;;[.Q168];&quot;) (comida &quot;;[.R168];&quot;) (merienda &quot;;[.S168];&quot;) (cena &quot;;[.T168];&quot;))&quot;)" office:value-type="string" office:string-value="(alimento (id 171) (nombre espinacas-cocidas) (grupo 4) (tipo reguladores) (racion 200) (kcal 134) (proteinas 2,2) (grasas 13) (hidratos 0,4) (desayuno no) (almuerzo si) (comida si) (merienda no) (cena si))" calcext:value-type="string">
            <text:p>(alimento (id 171) (nombre espinacas-cocidas) (grupo 4) (tipo reguladores) (racion 200) (kcal 134) (proteinas 2,2) (grasas 13) (hidratos 0,4) (desayuno no) (almuerzo si) (comida si) (merienda no) (cena si))</text:p>
          </table:table-cell>
          <table:table-cell table:formula="of:=SUBSTITUTE([.V168];&quot;,&quot;;&quot;.&quot;)" office:value-type="string" office:string-value="(alimento (id 171) (nombre espinacas-cocidas) (grupo 4) (tipo reguladores) (racion 200) (kcal 134) (proteinas 2.2) (grasas 13) (hidratos 0.4) (desayuno no) (almuerzo si) (comida si) (merienda no) (cena si))" calcext:value-type="string">
            <text:p>(alimento (id 171) (nombre espinacas-cocidas) (grupo 4) (tipo reguladores) (racion 200) (kcal 134) (proteinas 2.2) (grasas 13) (hidratos 0.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Espinacas cocidas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69]*[.L169]/100" office:value-type="float" office:value="234.5" calcext:value-type="float">
            <text:p>234,5</text:p>
          </table:table-cell>
          <table:table-cell table:style-name="ce19" table:formula="of:=[.K169]*[.M169]*4/100" office:value-type="float" office:value="15.4" calcext:value-type="float">
            <text:p>15,4</text:p>
          </table:table-cell>
          <table:table-cell table:style-name="ce19" table:formula="of:=[.K169]*[.O169]*4/100" office:value-type="float" office:value="2.8" calcext:value-type="float">
            <text:p>2,8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134" calcext:value-type="float">
            <text:p>134</text:p>
          </table:table-cell>
          <table:table-cell table:style-name="ce23" office:value-type="float" office:value="2.2" calcext:value-type="float">
            <text:p>2.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9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B169];&quot;) (nombre &quot;;[.U169];&quot;) (grupo &quot;;[.E169];&quot;) (tipo &quot;;[.G169];&quot;) (racion &quot;;[.K169];&quot;) (kcal &quot;;[.L169];&quot;) (proteinas &quot;;[.M169];&quot;) (grasas &quot;;[.N169];&quot;) (hidratos &quot;;[.O169];&quot;) (desayuno &quot;;[.P169];&quot;) (almuerzo &quot;;[.Q169];&quot;) (comida &quot;;[.R169];&quot;) (merienda &quot;;[.S169];&quot;) (cena &quot;;[.T169];&quot;))&quot;)" office:value-type="string" office:string-value="(alimento (id 172) (nombre espinacas-cocidas) (grupo 4) (tipo reguladores) (racion 175) (kcal 134) (proteinas 2,2) (grasas 13) (hidratos 0,4) (desayuno no) (almuerzo si) (comida si) (merienda no) (cena si))" calcext:value-type="string">
            <text:p>(alimento (id 172) (nombre espinacas-cocidas) (grupo 4) (tipo reguladores) (racion 175) (kcal 134) (proteinas 2,2) (grasas 13) (hidratos 0,4) (desayuno no) (almuerzo si) (comida si) (merienda no) (cena si))</text:p>
          </table:table-cell>
          <table:table-cell table:formula="of:=SUBSTITUTE([.V169];&quot;,&quot;;&quot;.&quot;)" office:value-type="string" office:string-value="(alimento (id 172) (nombre espinacas-cocidas) (grupo 4) (tipo reguladores) (racion 175) (kcal 134) (proteinas 2.2) (grasas 13) (hidratos 0.4) (desayuno no) (almuerzo si) (comida si) (merienda no) (cena si))" calcext:value-type="string">
            <text:p>(alimento (id 172) (nombre espinacas-cocidas) (grupo 4) (tipo reguladores) (racion 175) (kcal 134) (proteinas 2.2) (grasas 13) (hidratos 0.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Espinacas cocidas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70]*[.L170]/100" office:value-type="float" office:value="67" calcext:value-type="float">
            <text:p>67</text:p>
          </table:table-cell>
          <table:table-cell table:style-name="ce19" table:formula="of:=[.K170]*[.M170]*4/100" office:value-type="float" office:value="4.4" calcext:value-type="float">
            <text:p>4,4</text:p>
          </table:table-cell>
          <table:table-cell table:style-name="ce19" table:formula="of:=[.K170]*[.O170]*4/100" office:value-type="float" office:value="0.8" calcext:value-type="float">
            <text:p>0,8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34" calcext:value-type="float">
            <text:p>134</text:p>
          </table:table-cell>
          <table:table-cell table:style-name="ce23" office:value-type="float" office:value="2.2" calcext:value-type="float">
            <text:p>2.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0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B170];&quot;) (nombre &quot;;[.U170];&quot;) (grupo &quot;;[.E170];&quot;) (tipo &quot;;[.G170];&quot;) (racion &quot;;[.K170];&quot;) (kcal &quot;;[.L170];&quot;) (proteinas &quot;;[.M170];&quot;) (grasas &quot;;[.N170];&quot;) (hidratos &quot;;[.O170];&quot;) (desayuno &quot;;[.P170];&quot;) (almuerzo &quot;;[.Q170];&quot;) (comida &quot;;[.R170];&quot;) (merienda &quot;;[.S170];&quot;) (cena &quot;;[.T170];&quot;))&quot;)" office:value-type="string" office:string-value="(alimento (id 173) (nombre espinacas-cocidas) (grupo 4) (tipo reguladores) (racion 50) (kcal 134) (proteinas 2,2) (grasas 13) (hidratos 0,4) (desayuno no) (almuerzo si) (comida si) (merienda no) (cena si))" calcext:value-type="string">
            <text:p>(alimento (id 173) (nombre espinacas-cocidas) (grupo 4) (tipo reguladores) (racion 50) (kcal 134) (proteinas 2,2) (grasas 13) (hidratos 0,4) (desayuno no) (almuerzo si) (comida si) (merienda no) (cena si))</text:p>
          </table:table-cell>
          <table:table-cell table:formula="of:=SUBSTITUTE([.V170];&quot;,&quot;;&quot;.&quot;)" office:value-type="string" office:string-value="(alimento (id 173) (nombre espinacas-cocidas) (grupo 4) (tipo reguladores) (racion 50) (kcal 134) (proteinas 2.2) (grasas 13) (hidratos 0.4) (desayuno no) (almuerzo si) (comida si) (merienda no) (cena si))" calcext:value-type="string">
            <text:p>(alimento (id 173) (nombre espinacas-cocidas) (grupo 4) (tipo reguladores) (racion 50) (kcal 134) (proteinas 2.2) (grasas 13) (hidratos 0.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Espinacas cocidas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71]*[.L171]/100" office:value-type="float" office:value="201" calcext:value-type="float">
            <text:p>201</text:p>
          </table:table-cell>
          <table:table-cell table:style-name="ce19" table:formula="of:=[.K171]*[.M171]*4/100" office:value-type="float" office:value="13.2" calcext:value-type="float">
            <text:p>13,2</text:p>
          </table:table-cell>
          <table:table-cell table:style-name="ce19" table:formula="of:=[.K171]*[.O171]*4/100" office:value-type="float" office:value="2.4" calcext:value-type="float">
            <text:p>2,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34" calcext:value-type="float">
            <text:p>134</text:p>
          </table:table-cell>
          <table:table-cell table:style-name="ce23" office:value-type="float" office:value="2.2" calcext:value-type="float">
            <text:p>2.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1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B171];&quot;) (nombre &quot;;[.U171];&quot;) (grupo &quot;;[.E171];&quot;) (tipo &quot;;[.G171];&quot;) (racion &quot;;[.K171];&quot;) (kcal &quot;;[.L171];&quot;) (proteinas &quot;;[.M171];&quot;) (grasas &quot;;[.N171];&quot;) (hidratos &quot;;[.O171];&quot;) (desayuno &quot;;[.P171];&quot;) (almuerzo &quot;;[.Q171];&quot;) (comida &quot;;[.R171];&quot;) (merienda &quot;;[.S171];&quot;) (cena &quot;;[.T171];&quot;))&quot;)" office:value-type="string" office:string-value="(alimento (id 174) (nombre espinacas-cocidas) (grupo 4) (tipo reguladores) (racion 150) (kcal 134) (proteinas 2,2) (grasas 13) (hidratos 0,4) (desayuno no) (almuerzo si) (comida si) (merienda no) (cena si))" calcext:value-type="string">
            <text:p>(alimento (id 174) (nombre espinacas-cocidas) (grupo 4) (tipo reguladores) (racion 150) (kcal 134) (proteinas 2,2) (grasas 13) (hidratos 0,4) (desayuno no) (almuerzo si) (comida si) (merienda no) (cena si))</text:p>
          </table:table-cell>
          <table:table-cell table:formula="of:=SUBSTITUTE([.V171];&quot;,&quot;;&quot;.&quot;)" office:value-type="string" office:string-value="(alimento (id 174) (nombre espinacas-cocidas) (grupo 4) (tipo reguladores) (racion 150) (kcal 134) (proteinas 2.2) (grasas 13) (hidratos 0.4) (desayuno no) (almuerzo si) (comida si) (merienda no) (cena si))" calcext:value-type="string">
            <text:p>(alimento (id 174) (nombre espinacas-cocidas) (grupo 4) (tipo reguladores) (racion 150) (kcal 134) (proteinas 2.2) (grasas 13) (hidratos 0.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Espinacas cocidas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72]*[.L172]/100" office:value-type="float" office:value="134" calcext:value-type="float">
            <text:p>134</text:p>
          </table:table-cell>
          <table:table-cell table:style-name="ce19" table:formula="of:=[.K172]*[.M172]*4/100" office:value-type="float" office:value="8.8" calcext:value-type="float">
            <text:p>8,8</text:p>
          </table:table-cell>
          <table:table-cell table:style-name="ce19" table:formula="of:=[.K172]*[.O172]*4/100" office:value-type="float" office:value="1.6" calcext:value-type="float">
            <text:p>1,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34" calcext:value-type="float">
            <text:p>134</text:p>
          </table:table-cell>
          <table:table-cell table:style-name="ce23" office:value-type="float" office:value="2.2" calcext:value-type="float">
            <text:p>2.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2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B172];&quot;) (nombre &quot;;[.U172];&quot;) (grupo &quot;;[.E172];&quot;) (tipo &quot;;[.G172];&quot;) (racion &quot;;[.K172];&quot;) (kcal &quot;;[.L172];&quot;) (proteinas &quot;;[.M172];&quot;) (grasas &quot;;[.N172];&quot;) (hidratos &quot;;[.O172];&quot;) (desayuno &quot;;[.P172];&quot;) (almuerzo &quot;;[.Q172];&quot;) (comida &quot;;[.R172];&quot;) (merienda &quot;;[.S172];&quot;) (cena &quot;;[.T172];&quot;))&quot;)" office:value-type="string" office:string-value="(alimento (id 175) (nombre espinacas-cocidas) (grupo 4) (tipo reguladores) (racion 100) (kcal 134) (proteinas 2,2) (grasas 13) (hidratos 0,4) (desayuno no) (almuerzo si) (comida si) (merienda no) (cena si))" calcext:value-type="string">
            <text:p>(alimento (id 175) (nombre espinacas-cocidas) (grupo 4) (tipo reguladores) (racion 100) (kcal 134) (proteinas 2,2) (grasas 13) (hidratos 0,4) (desayuno no) (almuerzo si) (comida si) (merienda no) (cena si))</text:p>
          </table:table-cell>
          <table:table-cell table:formula="of:=SUBSTITUTE([.V172];&quot;,&quot;;&quot;.&quot;)" office:value-type="string" office:string-value="(alimento (id 175) (nombre espinacas-cocidas) (grupo 4) (tipo reguladores) (racion 100) (kcal 134) (proteinas 2.2) (grasas 13) (hidratos 0.4) (desayuno no) (almuerzo si) (comida si) (merienda no) (cena si))" calcext:value-type="string">
            <text:p>(alimento (id 175) (nombre espinacas-cocidas) (grupo 4) (tipo reguladores) (racion 100) (kcal 134) (proteinas 2.2) (grasas 13) (hidratos 0.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Puerro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73]*[.L173]/100" office:value-type="float" office:value="52" calcext:value-type="float">
            <text:p>52</text:p>
          </table:table-cell>
          <table:table-cell table:style-name="ce19" table:formula="of:=[.K173]*[.M173]*4/100" office:value-type="float" office:value="16.8" calcext:value-type="float">
            <text:p>16,8</text:p>
          </table:table-cell>
          <table:table-cell table:style-name="ce19" table:formula="of:=[.K173]*[.O173]*4/100" office:value-type="float" office:value="48" calcext:value-type="float">
            <text:p>48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6" calcext:value-type="float">
            <text:p>26</text:p>
          </table:table-cell>
          <table:table-cell table:style-name="ce23" office:value-type="float" office:value="2.1" calcext:value-type="float">
            <text:p>2.1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3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B173];&quot;) (nombre &quot;;[.U173];&quot;) (grupo &quot;;[.E173];&quot;) (tipo &quot;;[.G173];&quot;) (racion &quot;;[.K173];&quot;) (kcal &quot;;[.L173];&quot;) (proteinas &quot;;[.M173];&quot;) (grasas &quot;;[.N173];&quot;) (hidratos &quot;;[.O173];&quot;) (desayuno &quot;;[.P173];&quot;) (almuerzo &quot;;[.Q173];&quot;) (comida &quot;;[.R173];&quot;) (merienda &quot;;[.S173];&quot;) (cena &quot;;[.T173];&quot;))&quot;)" office:value-type="string" office:string-value="(alimento (id 176) (nombre puerro) (grupo 4) (tipo reguladores) (racion 200) (kcal 26) (proteinas 2,1) (grasas 0,1) (hidratos 6) (desayuno no) (almuerzo si) (comida si) (merienda no) (cena si))" calcext:value-type="string">
            <text:p>(alimento (id 176) (nombre puerro) (grupo 4) (tipo reguladores) (racion 200) (kcal 26) (proteinas 2,1) (grasas 0,1) (hidratos 6) (desayuno no) (almuerzo si) (comida si) (merienda no) (cena si))</text:p>
          </table:table-cell>
          <table:table-cell table:formula="of:=SUBSTITUTE([.V173];&quot;,&quot;;&quot;.&quot;)" office:value-type="string" office:string-value="(alimento (id 176) (nombre puerro) (grupo 4) (tipo reguladores) (racion 200) (kcal 26) (proteinas 2.1) (grasas 0.1) (hidratos 6) (desayuno no) (almuerzo si) (comida si) (merienda no) (cena si))" calcext:value-type="string">
            <text:p>(alimento (id 176) (nombre puerro) (grupo 4) (tipo reguladores) (racion 200) (kcal 26) (proteinas 2.1) (grasas 0.1) (hidratos 6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Puerro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74]*[.L174]/100" office:value-type="float" office:value="39" calcext:value-type="float">
            <text:p>39</text:p>
          </table:table-cell>
          <table:table-cell table:style-name="ce19" table:formula="of:=[.K174]*[.M174]*4/100" office:value-type="float" office:value="12.6" calcext:value-type="float">
            <text:p>12,6</text:p>
          </table:table-cell>
          <table:table-cell table:style-name="ce19" table:formula="of:=[.K174]*[.O174]*4/100" office:value-type="float" office:value="36" calcext:value-type="float">
            <text:p>36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6" calcext:value-type="float">
            <text:p>26</text:p>
          </table:table-cell>
          <table:table-cell table:style-name="ce23" office:value-type="float" office:value="2.1" calcext:value-type="float">
            <text:p>2.1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4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B174];&quot;) (nombre &quot;;[.U174];&quot;) (grupo &quot;;[.E174];&quot;) (tipo &quot;;[.G174];&quot;) (racion &quot;;[.K174];&quot;) (kcal &quot;;[.L174];&quot;) (proteinas &quot;;[.M174];&quot;) (grasas &quot;;[.N174];&quot;) (hidratos &quot;;[.O174];&quot;) (desayuno &quot;;[.P174];&quot;) (almuerzo &quot;;[.Q174];&quot;) (comida &quot;;[.R174];&quot;) (merienda &quot;;[.S174];&quot;) (cena &quot;;[.T174];&quot;))&quot;)" office:value-type="string" office:string-value="(alimento (id 177) (nombre puerro) (grupo 4) (tipo reguladores) (racion 150) (kcal 26) (proteinas 2,1) (grasas 0,1) (hidratos 6) (desayuno no) (almuerzo si) (comida si) (merienda no) (cena si))" calcext:value-type="string">
            <text:p>(alimento (id 177) (nombre puerro) (grupo 4) (tipo reguladores) (racion 150) (kcal 26) (proteinas 2,1) (grasas 0,1) (hidratos 6) (desayuno no) (almuerzo si) (comida si) (merienda no) (cena si))</text:p>
          </table:table-cell>
          <table:table-cell table:formula="of:=SUBSTITUTE([.V174];&quot;,&quot;;&quot;.&quot;)" office:value-type="string" office:string-value="(alimento (id 177) (nombre puerro) (grupo 4) (tipo reguladores) (racion 150) (kcal 26) (proteinas 2.1) (grasas 0.1) (hidratos 6) (desayuno no) (almuerzo si) (comida si) (merienda no) (cena si))" calcext:value-type="string">
            <text:p>(alimento (id 177) (nombre puerro) (grupo 4) (tipo reguladores) (racion 150) (kcal 26) (proteinas 2.1) (grasas 0.1) (hidratos 6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Puerro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75]*[.L175]/100" office:value-type="float" office:value="19.5" calcext:value-type="float">
            <text:p>19,5</text:p>
          </table:table-cell>
          <table:table-cell table:style-name="ce19" table:formula="of:=[.K175]*[.M175]*4/100" office:value-type="float" office:value="6.3" calcext:value-type="float">
            <text:p>6,3</text:p>
          </table:table-cell>
          <table:table-cell table:style-name="ce19" table:formula="of:=[.K175]*[.O175]*4/100" office:value-type="float" office:value="18" calcext:value-type="float">
            <text:p>18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26" calcext:value-type="float">
            <text:p>26</text:p>
          </table:table-cell>
          <table:table-cell table:style-name="ce23" office:value-type="float" office:value="2.1" calcext:value-type="float">
            <text:p>2.1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5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B175];&quot;) (nombre &quot;;[.U175];&quot;) (grupo &quot;;[.E175];&quot;) (tipo &quot;;[.G175];&quot;) (racion &quot;;[.K175];&quot;) (kcal &quot;;[.L175];&quot;) (proteinas &quot;;[.M175];&quot;) (grasas &quot;;[.N175];&quot;) (hidratos &quot;;[.O175];&quot;) (desayuno &quot;;[.P175];&quot;) (almuerzo &quot;;[.Q175];&quot;) (comida &quot;;[.R175];&quot;) (merienda &quot;;[.S175];&quot;) (cena &quot;;[.T175];&quot;))&quot;)" office:value-type="string" office:string-value="(alimento (id 178) (nombre puerro) (grupo 4) (tipo reguladores) (racion 75) (kcal 26) (proteinas 2,1) (grasas 0,1) (hidratos 6) (desayuno no) (almuerzo si) (comida si) (merienda no) (cena si))" calcext:value-type="string">
            <text:p>(alimento (id 178) (nombre puerro) (grupo 4) (tipo reguladores) (racion 75) (kcal 26) (proteinas 2,1) (grasas 0,1) (hidratos 6) (desayuno no) (almuerzo si) (comida si) (merienda no) (cena si))</text:p>
          </table:table-cell>
          <table:table-cell table:formula="of:=SUBSTITUTE([.V175];&quot;,&quot;;&quot;.&quot;)" office:value-type="string" office:string-value="(alimento (id 178) (nombre puerro) (grupo 4) (tipo reguladores) (racion 75) (kcal 26) (proteinas 2.1) (grasas 0.1) (hidratos 6) (desayuno no) (almuerzo si) (comida si) (merienda no) (cena si))" calcext:value-type="string">
            <text:p>(alimento (id 178) (nombre puerro) (grupo 4) (tipo reguladores) (racion 75) (kcal 26) (proteinas 2.1) (grasas 0.1) (hidratos 6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Puerro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76]*[.L176]/100" office:value-type="float" office:value="32.5" calcext:value-type="float">
            <text:p>32,5</text:p>
          </table:table-cell>
          <table:table-cell table:style-name="ce19" table:formula="of:=[.K176]*[.M176]*4/100" office:value-type="float" office:value="10.5" calcext:value-type="float">
            <text:p>10,5</text:p>
          </table:table-cell>
          <table:table-cell table:style-name="ce19" table:formula="of:=[.K176]*[.O176]*4/100" office:value-type="float" office:value="30" calcext:value-type="float">
            <text:p>3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26" calcext:value-type="float">
            <text:p>26</text:p>
          </table:table-cell>
          <table:table-cell table:style-name="ce23" office:value-type="float" office:value="2.1" calcext:value-type="float">
            <text:p>2.1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6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B176];&quot;) (nombre &quot;;[.U176];&quot;) (grupo &quot;;[.E176];&quot;) (tipo &quot;;[.G176];&quot;) (racion &quot;;[.K176];&quot;) (kcal &quot;;[.L176];&quot;) (proteinas &quot;;[.M176];&quot;) (grasas &quot;;[.N176];&quot;) (hidratos &quot;;[.O176];&quot;) (desayuno &quot;;[.P176];&quot;) (almuerzo &quot;;[.Q176];&quot;) (comida &quot;;[.R176];&quot;) (merienda &quot;;[.S176];&quot;) (cena &quot;;[.T176];&quot;))&quot;)" office:value-type="string" office:string-value="(alimento (id 179) (nombre puerro) (grupo 4) (tipo reguladores) (racion 125) (kcal 26) (proteinas 2,1) (grasas 0,1) (hidratos 6) (desayuno no) (almuerzo si) (comida si) (merienda no) (cena si))" calcext:value-type="string">
            <text:p>(alimento (id 179) (nombre puerro) (grupo 4) (tipo reguladores) (racion 125) (kcal 26) (proteinas 2,1) (grasas 0,1) (hidratos 6) (desayuno no) (almuerzo si) (comida si) (merienda no) (cena si))</text:p>
          </table:table-cell>
          <table:table-cell table:formula="of:=SUBSTITUTE([.V176];&quot;,&quot;;&quot;.&quot;)" office:value-type="string" office:string-value="(alimento (id 179) (nombre puerro) (grupo 4) (tipo reguladores) (racion 125) (kcal 26) (proteinas 2.1) (grasas 0.1) (hidratos 6) (desayuno no) (almuerzo si) (comida si) (merienda no) (cena si))" calcext:value-type="string">
            <text:p>(alimento (id 179) (nombre puerro) (grupo 4) (tipo reguladores) (racion 125) (kcal 26) (proteinas 2.1) (grasas 0.1) (hidratos 6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Puerro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77]*[.L177]/100" office:value-type="float" office:value="26" calcext:value-type="float">
            <text:p>26</text:p>
          </table:table-cell>
          <table:table-cell table:style-name="ce19" table:formula="of:=[.K177]*[.M177]*4/100" office:value-type="float" office:value="8.4" calcext:value-type="float">
            <text:p>8,4</text:p>
          </table:table-cell>
          <table:table-cell table:style-name="ce19" table:formula="of:=[.K177]*[.O177]*4/100" office:value-type="float" office:value="24" calcext:value-type="float">
            <text:p>2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26" calcext:value-type="float">
            <text:p>26</text:p>
          </table:table-cell>
          <table:table-cell table:style-name="ce23" office:value-type="float" office:value="2.1" calcext:value-type="float">
            <text:p>2.1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7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B177];&quot;) (nombre &quot;;[.U177];&quot;) (grupo &quot;;[.E177];&quot;) (tipo &quot;;[.G177];&quot;) (racion &quot;;[.K177];&quot;) (kcal &quot;;[.L177];&quot;) (proteinas &quot;;[.M177];&quot;) (grasas &quot;;[.N177];&quot;) (hidratos &quot;;[.O177];&quot;) (desayuno &quot;;[.P177];&quot;) (almuerzo &quot;;[.Q177];&quot;) (comida &quot;;[.R177];&quot;) (merienda &quot;;[.S177];&quot;) (cena &quot;;[.T177];&quot;))&quot;)" office:value-type="string" office:string-value="(alimento (id 180) (nombre puerro) (grupo 4) (tipo reguladores) (racion 100) (kcal 26) (proteinas 2,1) (grasas 0,1) (hidratos 6) (desayuno no) (almuerzo si) (comida si) (merienda no) (cena si))" calcext:value-type="string">
            <text:p>(alimento (id 180) (nombre puerro) (grupo 4) (tipo reguladores) (racion 100) (kcal 26) (proteinas 2,1) (grasas 0,1) (hidratos 6) (desayuno no) (almuerzo si) (comida si) (merienda no) (cena si))</text:p>
          </table:table-cell>
          <table:table-cell table:formula="of:=SUBSTITUTE([.V177];&quot;,&quot;;&quot;.&quot;)" office:value-type="string" office:string-value="(alimento (id 180) (nombre puerro) (grupo 4) (tipo reguladores) (racion 100) (kcal 26) (proteinas 2.1) (grasas 0.1) (hidratos 6) (desayuno no) (almuerzo si) (comida si) (merienda no) (cena si))" calcext:value-type="string">
            <text:p>(alimento (id 180) (nombre puerro) (grupo 4) (tipo reguladores) (racion 100) (kcal 26) (proteinas 2.1) (grasas 0.1) (hidratos 6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Calabacín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78]*[.L178]/100" office:value-type="float" office:value="24" calcext:value-type="float">
            <text:p>24</text:p>
          </table:table-cell>
          <table:table-cell table:style-name="ce19" table:formula="of:=[.K178]*[.M178]*4/100" office:value-type="float" office:value="10.4" calcext:value-type="float">
            <text:p>10,4</text:p>
          </table:table-cell>
          <table:table-cell table:style-name="ce19" table:formula="of:=[.K178]*[.O178]*4/100" office:value-type="float" office:value="11.2" calcext:value-type="float">
            <text:p>11,2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2" calcext:value-type="float">
            <text:p>12</text:p>
          </table:table-cell>
          <table:table-cell table:style-name="ce23" office:value-type="float" office:value="1.3" calcext:value-type="float">
            <text:p>1.3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8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B178];&quot;) (nombre &quot;;[.U178];&quot;) (grupo &quot;;[.E178];&quot;) (tipo &quot;;[.G178];&quot;) (racion &quot;;[.K178];&quot;) (kcal &quot;;[.L178];&quot;) (proteinas &quot;;[.M178];&quot;) (grasas &quot;;[.N178];&quot;) (hidratos &quot;;[.O178];&quot;) (desayuno &quot;;[.P178];&quot;) (almuerzo &quot;;[.Q178];&quot;) (comida &quot;;[.R178];&quot;) (merienda &quot;;[.S178];&quot;) (cena &quot;;[.T178];&quot;))&quot;)" office:value-type="string" office:string-value="(alimento (id 181) (nombre calabacin) (grupo 4) (tipo reguladores) (racion 200) (kcal 12) (proteinas 1,3) (grasas 0,1) (hidratos 1,4) (desayuno no) (almuerzo si) (comida si) (merienda no) (cena si))" calcext:value-type="string">
            <text:p>(alimento (id 181) (nombre calabacin) (grupo 4) (tipo reguladores) (racion 200) (kcal 12) (proteinas 1,3) (grasas 0,1) (hidratos 1,4) (desayuno no) (almuerzo si) (comida si) (merienda no) (cena si))</text:p>
          </table:table-cell>
          <table:table-cell table:formula="of:=SUBSTITUTE([.V178];&quot;,&quot;;&quot;.&quot;)" office:value-type="string" office:string-value="(alimento (id 181) (nombre calabacin) (grupo 4) (tipo reguladores) (racion 200) (kcal 12) (proteinas 1.3) (grasas 0.1) (hidratos 1.4) (desayuno no) (almuerzo si) (comida si) (merienda no) (cena si))" calcext:value-type="string">
            <text:p>(alimento (id 181) (nombre calabacin) (grupo 4) (tipo reguladores) (racion 200) (kcal 12) (proteinas 1.3) (grasas 0.1) (hidratos 1.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Calabacín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79]*[.L179]/100" office:value-type="float" office:value="18" calcext:value-type="float">
            <text:p>18</text:p>
          </table:table-cell>
          <table:table-cell table:style-name="ce19" table:formula="of:=[.K179]*[.M179]*4/100" office:value-type="float" office:value="7.8" calcext:value-type="float">
            <text:p>7,8</text:p>
          </table:table-cell>
          <table:table-cell table:style-name="ce19" table:formula="of:=[.K179]*[.O179]*4/100" office:value-type="float" office:value="8.4" calcext:value-type="float">
            <text:p>8,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2" calcext:value-type="float">
            <text:p>12</text:p>
          </table:table-cell>
          <table:table-cell table:style-name="ce23" office:value-type="float" office:value="1.3" calcext:value-type="float">
            <text:p>1.3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9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B179];&quot;) (nombre &quot;;[.U179];&quot;) (grupo &quot;;[.E179];&quot;) (tipo &quot;;[.G179];&quot;) (racion &quot;;[.K179];&quot;) (kcal &quot;;[.L179];&quot;) (proteinas &quot;;[.M179];&quot;) (grasas &quot;;[.N179];&quot;) (hidratos &quot;;[.O179];&quot;) (desayuno &quot;;[.P179];&quot;) (almuerzo &quot;;[.Q179];&quot;) (comida &quot;;[.R179];&quot;) (merienda &quot;;[.S179];&quot;) (cena &quot;;[.T179];&quot;))&quot;)" office:value-type="string" office:string-value="(alimento (id 182) (nombre calabacin) (grupo 4) (tipo reguladores) (racion 150) (kcal 12) (proteinas 1,3) (grasas 0,1) (hidratos 1,4) (desayuno no) (almuerzo si) (comida si) (merienda no) (cena si))" calcext:value-type="string">
            <text:p>(alimento (id 182) (nombre calabacin) (grupo 4) (tipo reguladores) (racion 150) (kcal 12) (proteinas 1,3) (grasas 0,1) (hidratos 1,4) (desayuno no) (almuerzo si) (comida si) (merienda no) (cena si))</text:p>
          </table:table-cell>
          <table:table-cell table:formula="of:=SUBSTITUTE([.V179];&quot;,&quot;;&quot;.&quot;)" office:value-type="string" office:string-value="(alimento (id 182) (nombre calabacin) (grupo 4) (tipo reguladores) (racion 150) (kcal 12) (proteinas 1.3) (grasas 0.1) (hidratos 1.4) (desayuno no) (almuerzo si) (comida si) (merienda no) (cena si))" calcext:value-type="string">
            <text:p>(alimento (id 182) (nombre calabacin) (grupo 4) (tipo reguladores) (racion 150) (kcal 12) (proteinas 1.3) (grasas 0.1) (hidratos 1.4) (desayuno no) (almuerzo si) (comida si) (merienda no) (cena si))</text:p>
          </table:table-cell>
          <table:table-cell table:number-columns-repeated="1001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string" calcext:value-type="string">
            <text:p>Verduras y hortalizas</text:p>
          </table:table-cell>
          <table:table-cell table:style-name="ce16" office:value-type="string" calcext:value-type="string">
            <text:p>Calabacín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string" calcext:value-type="string">
            <text:p>reguladores</text:p>
          </table:table-cell>
          <table:table-cell table:style-name="ce16" table:formula="of:=[.K180]*[.L180]/100" office:value-type="float" office:value="6" calcext:value-type="float">
            <text:p>6</text:p>
          </table:table-cell>
          <table:table-cell table:style-name="ce19" table:formula="of:=[.K180]*[.M180]*4/100" office:value-type="float" office:value="2.6" calcext:value-type="float">
            <text:p>2,6</text:p>
          </table:table-cell>
          <table:table-cell table:style-name="ce19" table:formula="of:=[.K180]*[.O180]*4/100" office:value-type="float" office:value="2.8" calcext:value-type="float">
            <text:p>2,8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2" calcext:value-type="float">
            <text:p>12</text:p>
          </table:table-cell>
          <table:table-cell table:style-name="ce22" office:value-type="float" office:value="1.3" calcext:value-type="float">
            <text:p>1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.4" calcext:value-type="float">
            <text:p>1.4</text:p>
          </table:table-cell>
          <table:table-cell table:style-name="ce15" office:value-type="string" calcext:value-type="string">
            <text:p>no</text:p>
          </table:table-cell>
          <table:table-cell table:number-columns-repeated="2" table:style-name="ce15" office:value-type="string" calcext:value-type="string">
            <text:p>si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si</text:p>
          </table:table-cell>
          <table:table-cell table:style-name="ce15" table:formula="of:=SUBSTITUTE(SUBSTITUTE(SUBSTITUTE(SUBSTITUTE(SUBSTITUTE(SUBSTITUTE(LOWER([.D180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29" table:formula="of:=CONCATENATE(&quot;(alimento (id &quot;;[.B180];&quot;) (nombre &quot;;[.U180];&quot;) (grupo &quot;;[.E180];&quot;) (tipo &quot;;[.G180];&quot;) (racion &quot;;[.K180];&quot;) (kcal &quot;;[.L180];&quot;) (proteinas &quot;;[.M180];&quot;) (grasas &quot;;[.N180];&quot;) (hidratos &quot;;[.O180];&quot;) (desayuno &quot;;[.P180];&quot;) (almuerzo &quot;;[.Q180];&quot;) (comida &quot;;[.R180];&quot;) (merienda &quot;;[.S180];&quot;) (cena &quot;;[.T180];&quot;))&quot;)" office:value-type="string" office:string-value="(alimento (id 183) (nombre calabacin) (grupo 4) (tipo reguladores) (racion 50) (kcal 12) (proteinas 1,3) (grasas 0,1) (hidratos 1,4) (desayuno no) (almuerzo si) (comida si) (merienda no) (cena si))" calcext:value-type="string">
            <text:p>(alimento (id 183) (nombre calabacin) (grupo 4) (tipo reguladores) (racion 50) (kcal 12) (proteinas 1,3) (grasas 0,1) (hidratos 1,4) (desayuno no) (almuerzo si) (comida si) (merienda no) (cena si))</text:p>
          </table:table-cell>
          <table:table-cell table:style-name="ce15" table:formula="of:=SUBSTITUTE([.V180];&quot;,&quot;;&quot;.&quot;)" office:value-type="string" office:string-value="(alimento (id 183) (nombre calabacin) (grupo 4) (tipo reguladores) (racion 50) (kcal 12) (proteinas 1.3) (grasas 0.1) (hidratos 1.4) (desayuno no) (almuerzo si) (comida si) (merienda no) (cena si))" calcext:value-type="string">
            <text:p>(alimento (id 183) (nombre calabacin) (grupo 4) (tipo reguladores) (racion 50) (kcal 12) (proteinas 1.3) (grasas 0.1) (hidratos 1.4) (desayuno no) (almuerzo si) (comida si) (merienda no) (cena si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Calabacín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81]*[.L181]/100" office:value-type="float" office:value="15" calcext:value-type="float">
            <text:p>15</text:p>
          </table:table-cell>
          <table:table-cell table:style-name="ce19" table:formula="of:=[.K181]*[.M181]*4/100" office:value-type="float" office:value="6.5" calcext:value-type="float">
            <text:p>6,5</text:p>
          </table:table-cell>
          <table:table-cell table:style-name="ce19" table:formula="of:=[.K181]*[.O181]*4/100" office:value-type="float" office:value="7" calcext:value-type="float">
            <text:p>7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2" calcext:value-type="float">
            <text:p>12</text:p>
          </table:table-cell>
          <table:table-cell table:style-name="ce23" office:value-type="float" office:value="1.3" calcext:value-type="float">
            <text:p>1.3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1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B181];&quot;) (nombre &quot;;[.U181];&quot;) (grupo &quot;;[.E181];&quot;) (tipo &quot;;[.G181];&quot;) (racion &quot;;[.K181];&quot;) (kcal &quot;;[.L181];&quot;) (proteinas &quot;;[.M181];&quot;) (grasas &quot;;[.N181];&quot;) (hidratos &quot;;[.O181];&quot;) (desayuno &quot;;[.P181];&quot;) (almuerzo &quot;;[.Q181];&quot;) (comida &quot;;[.R181];&quot;) (merienda &quot;;[.S181];&quot;) (cena &quot;;[.T181];&quot;))&quot;)" office:value-type="string" office:string-value="(alimento (id 184) (nombre calabacin) (grupo 4) (tipo reguladores) (racion 125) (kcal 12) (proteinas 1,3) (grasas 0,1) (hidratos 1,4) (desayuno no) (almuerzo si) (comida si) (merienda no) (cena si))" calcext:value-type="string">
            <text:p>(alimento (id 184) (nombre calabacin) (grupo 4) (tipo reguladores) (racion 125) (kcal 12) (proteinas 1,3) (grasas 0,1) (hidratos 1,4) (desayuno no) (almuerzo si) (comida si) (merienda no) (cena si))</text:p>
          </table:table-cell>
          <table:table-cell table:formula="of:=SUBSTITUTE([.V181];&quot;,&quot;;&quot;.&quot;)" office:value-type="string" office:string-value="(alimento (id 184) (nombre calabacin) (grupo 4) (tipo reguladores) (racion 125) (kcal 12) (proteinas 1.3) (grasas 0.1) (hidratos 1.4) (desayuno no) (almuerzo si) (comida si) (merienda no) (cena si))" calcext:value-type="string">
            <text:p>(alimento (id 184) (nombre calabacin) (grupo 4) (tipo reguladores) (racion 125) (kcal 12) (proteinas 1.3) (grasas 0.1) (hidratos 1.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Calabacín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82]*[.L182]/100" office:value-type="float" office:value="12" calcext:value-type="float">
            <text:p>12</text:p>
          </table:table-cell>
          <table:table-cell table:style-name="ce19" table:formula="of:=[.K182]*[.M182]*4/100" office:value-type="float" office:value="5.2" calcext:value-type="float">
            <text:p>5,2</text:p>
          </table:table-cell>
          <table:table-cell table:style-name="ce19" table:formula="of:=[.K182]*[.O182]*4/100" office:value-type="float" office:value="5.6" calcext:value-type="float">
            <text:p>5,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23" office:value-type="float" office:value="1.3" calcext:value-type="float">
            <text:p>1.3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2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B182];&quot;) (nombre &quot;;[.U182];&quot;) (grupo &quot;;[.E182];&quot;) (tipo &quot;;[.G182];&quot;) (racion &quot;;[.K182];&quot;) (kcal &quot;;[.L182];&quot;) (proteinas &quot;;[.M182];&quot;) (grasas &quot;;[.N182];&quot;) (hidratos &quot;;[.O182];&quot;) (desayuno &quot;;[.P182];&quot;) (almuerzo &quot;;[.Q182];&quot;) (comida &quot;;[.R182];&quot;) (merienda &quot;;[.S182];&quot;) (cena &quot;;[.T182];&quot;))&quot;)" office:value-type="string" office:string-value="(alimento (id 185) (nombre calabacin) (grupo 4) (tipo reguladores) (racion 100) (kcal 12) (proteinas 1,3) (grasas 0,1) (hidratos 1,4) (desayuno no) (almuerzo si) (comida si) (merienda no) (cena si))" calcext:value-type="string">
            <text:p>(alimento (id 185) (nombre calabacin) (grupo 4) (tipo reguladores) (racion 100) (kcal 12) (proteinas 1,3) (grasas 0,1) (hidratos 1,4) (desayuno no) (almuerzo si) (comida si) (merienda no) (cena si))</text:p>
          </table:table-cell>
          <table:table-cell table:formula="of:=SUBSTITUTE([.V182];&quot;,&quot;;&quot;.&quot;)" office:value-type="string" office:string-value="(alimento (id 185) (nombre calabacin) (grupo 4) (tipo reguladores) (racion 100) (kcal 12) (proteinas 1.3) (grasas 0.1) (hidratos 1.4) (desayuno no) (almuerzo si) (comida si) (merienda no) (cena si))" calcext:value-type="string">
            <text:p>(alimento (id 185) (nombre calabacin) (grupo 4) (tipo reguladores) (racion 100) (kcal 12) (proteinas 1.3) (grasas 0.1) (hidratos 1.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Brécol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83]*[.L183]/100" office:value-type="float" office:value="62" calcext:value-type="float">
            <text:p>62</text:p>
          </table:table-cell>
          <table:table-cell table:style-name="ce19" table:formula="of:=[.K183]*[.M183]*4/100" office:value-type="float" office:value="26.4" calcext:value-type="float">
            <text:p>26,4</text:p>
          </table:table-cell>
          <table:table-cell table:style-name="ce19" table:formula="of:=[.K183]*[.O183]*4/100" office:value-type="float" office:value="32" calcext:value-type="float">
            <text:p>32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31" calcext:value-type="float">
            <text:p>31</text:p>
          </table:table-cell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3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B183];&quot;) (nombre &quot;;[.U183];&quot;) (grupo &quot;;[.E183];&quot;) (tipo &quot;;[.G183];&quot;) (racion &quot;;[.K183];&quot;) (kcal &quot;;[.L183];&quot;) (proteinas &quot;;[.M183];&quot;) (grasas &quot;;[.N183];&quot;) (hidratos &quot;;[.O183];&quot;) (desayuno &quot;;[.P183];&quot;) (almuerzo &quot;;[.Q183];&quot;) (comida &quot;;[.R183];&quot;) (merienda &quot;;[.S183];&quot;) (cena &quot;;[.T183];&quot;))&quot;)" office:value-type="string" office:string-value="(alimento (id 186) (nombre brecol) (grupo 4) (tipo reguladores) (racion 200) (kcal 31) (proteinas 3,3) (grasas 0,2) (hidratos 4) (desayuno no) (almuerzo si) (comida si) (merienda no) (cena si))" calcext:value-type="string">
            <text:p>(alimento (id 186) (nombre brecol) (grupo 4) (tipo reguladores) (racion 200) (kcal 31) (proteinas 3,3) (grasas 0,2) (hidratos 4) (desayuno no) (almuerzo si) (comida si) (merienda no) (cena si))</text:p>
          </table:table-cell>
          <table:table-cell table:formula="of:=SUBSTITUTE([.V183];&quot;,&quot;;&quot;.&quot;)" office:value-type="string" office:string-value="(alimento (id 186) (nombre brecol) (grupo 4) (tipo reguladores) (racion 200) (kcal 31) (proteinas 3.3) (grasas 0.2) (hidratos 4) (desayuno no) (almuerzo si) (comida si) (merienda no) (cena si))" calcext:value-type="string">
            <text:p>(alimento (id 186) (nombre brecol) (grupo 4) (tipo reguladores) (racion 200) (kcal 31) (proteinas 3.3) (grasas 0.2) (hidratos 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Brécol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84]*[.L184]/100" office:value-type="float" office:value="54.25" calcext:value-type="float">
            <text:p>54,25</text:p>
          </table:table-cell>
          <table:table-cell table:style-name="ce19" table:formula="of:=[.K184]*[.M184]*4/100" office:value-type="float" office:value="23.1" calcext:value-type="float">
            <text:p>23,1</text:p>
          </table:table-cell>
          <table:table-cell table:style-name="ce19" table:formula="of:=[.K184]*[.O184]*4/100" office:value-type="float" office:value="28" calcext:value-type="float">
            <text:p>28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31" calcext:value-type="float">
            <text:p>31</text:p>
          </table:table-cell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4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B184];&quot;) (nombre &quot;;[.U184];&quot;) (grupo &quot;;[.E184];&quot;) (tipo &quot;;[.G184];&quot;) (racion &quot;;[.K184];&quot;) (kcal &quot;;[.L184];&quot;) (proteinas &quot;;[.M184];&quot;) (grasas &quot;;[.N184];&quot;) (hidratos &quot;;[.O184];&quot;) (desayuno &quot;;[.P184];&quot;) (almuerzo &quot;;[.Q184];&quot;) (comida &quot;;[.R184];&quot;) (merienda &quot;;[.S184];&quot;) (cena &quot;;[.T184];&quot;))&quot;)" office:value-type="string" office:string-value="(alimento (id 187) (nombre brecol) (grupo 4) (tipo reguladores) (racion 175) (kcal 31) (proteinas 3,3) (grasas 0,2) (hidratos 4) (desayuno no) (almuerzo si) (comida si) (merienda no) (cena si))" calcext:value-type="string">
            <text:p>(alimento (id 187) (nombre brecol) (grupo 4) (tipo reguladores) (racion 175) (kcal 31) (proteinas 3,3) (grasas 0,2) (hidratos 4) (desayuno no) (almuerzo si) (comida si) (merienda no) (cena si))</text:p>
          </table:table-cell>
          <table:table-cell table:formula="of:=SUBSTITUTE([.V184];&quot;,&quot;;&quot;.&quot;)" office:value-type="string" office:string-value="(alimento (id 187) (nombre brecol) (grupo 4) (tipo reguladores) (racion 175) (kcal 31) (proteinas 3.3) (grasas 0.2) (hidratos 4) (desayuno no) (almuerzo si) (comida si) (merienda no) (cena si))" calcext:value-type="string">
            <text:p>(alimento (id 187) (nombre brecol) (grupo 4) (tipo reguladores) (racion 175) (kcal 31) (proteinas 3.3) (grasas 0.2) (hidratos 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Brécol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85]*[.L185]/100" office:value-type="float" office:value="46.5" calcext:value-type="float">
            <text:p>46,5</text:p>
          </table:table-cell>
          <table:table-cell table:style-name="ce19" table:formula="of:=[.K185]*[.M185]*4/100" office:value-type="float" office:value="19.8" calcext:value-type="float">
            <text:p>19,8</text:p>
          </table:table-cell>
          <table:table-cell table:style-name="ce19" table:formula="of:=[.K185]*[.O185]*4/100" office:value-type="float" office:value="24" calcext:value-type="float">
            <text:p>2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31" calcext:value-type="float">
            <text:p>31</text:p>
          </table:table-cell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5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B185];&quot;) (nombre &quot;;[.U185];&quot;) (grupo &quot;;[.E185];&quot;) (tipo &quot;;[.G185];&quot;) (racion &quot;;[.K185];&quot;) (kcal &quot;;[.L185];&quot;) (proteinas &quot;;[.M185];&quot;) (grasas &quot;;[.N185];&quot;) (hidratos &quot;;[.O185];&quot;) (desayuno &quot;;[.P185];&quot;) (almuerzo &quot;;[.Q185];&quot;) (comida &quot;;[.R185];&quot;) (merienda &quot;;[.S185];&quot;) (cena &quot;;[.T185];&quot;))&quot;)" office:value-type="string" office:string-value="(alimento (id 188) (nombre brecol) (grupo 4) (tipo reguladores) (racion 150) (kcal 31) (proteinas 3,3) (grasas 0,2) (hidratos 4) (desayuno no) (almuerzo si) (comida si) (merienda no) (cena si))" calcext:value-type="string">
            <text:p>(alimento (id 188) (nombre brecol) (grupo 4) (tipo reguladores) (racion 150) (kcal 31) (proteinas 3,3) (grasas 0,2) (hidratos 4) (desayuno no) (almuerzo si) (comida si) (merienda no) (cena si))</text:p>
          </table:table-cell>
          <table:table-cell table:formula="of:=SUBSTITUTE([.V185];&quot;,&quot;;&quot;.&quot;)" office:value-type="string" office:string-value="(alimento (id 188) (nombre brecol) (grupo 4) (tipo reguladores) (racion 150) (kcal 31) (proteinas 3.3) (grasas 0.2) (hidratos 4) (desayuno no) (almuerzo si) (comida si) (merienda no) (cena si))" calcext:value-type="string">
            <text:p>(alimento (id 188) (nombre brecol) (grupo 4) (tipo reguladores) (racion 150) (kcal 31) (proteinas 3.3) (grasas 0.2) (hidratos 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Brécol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86]*[.L186]/100" office:value-type="float" office:value="38.75" calcext:value-type="float">
            <text:p>38,75</text:p>
          </table:table-cell>
          <table:table-cell table:style-name="ce19" table:formula="of:=[.K186]*[.M186]*4/100" office:value-type="float" office:value="16.5" calcext:value-type="float">
            <text:p>16,5</text:p>
          </table:table-cell>
          <table:table-cell table:style-name="ce19" table:formula="of:=[.K186]*[.O186]*4/100" office:value-type="float" office:value="20" calcext:value-type="float">
            <text:p>2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31" calcext:value-type="float">
            <text:p>31</text:p>
          </table:table-cell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6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B186];&quot;) (nombre &quot;;[.U186];&quot;) (grupo &quot;;[.E186];&quot;) (tipo &quot;;[.G186];&quot;) (racion &quot;;[.K186];&quot;) (kcal &quot;;[.L186];&quot;) (proteinas &quot;;[.M186];&quot;) (grasas &quot;;[.N186];&quot;) (hidratos &quot;;[.O186];&quot;) (desayuno &quot;;[.P186];&quot;) (almuerzo &quot;;[.Q186];&quot;) (comida &quot;;[.R186];&quot;) (merienda &quot;;[.S186];&quot;) (cena &quot;;[.T186];&quot;))&quot;)" office:value-type="string" office:string-value="(alimento (id 189) (nombre brecol) (grupo 4) (tipo reguladores) (racion 125) (kcal 31) (proteinas 3,3) (grasas 0,2) (hidratos 4) (desayuno no) (almuerzo si) (comida si) (merienda no) (cena si))" calcext:value-type="string">
            <text:p>(alimento (id 189) (nombre brecol) (grupo 4) (tipo reguladores) (racion 125) (kcal 31) (proteinas 3,3) (grasas 0,2) (hidratos 4) (desayuno no) (almuerzo si) (comida si) (merienda no) (cena si))</text:p>
          </table:table-cell>
          <table:table-cell table:formula="of:=SUBSTITUTE([.V186];&quot;,&quot;;&quot;.&quot;)" office:value-type="string" office:string-value="(alimento (id 189) (nombre brecol) (grupo 4) (tipo reguladores) (racion 125) (kcal 31) (proteinas 3.3) (grasas 0.2) (hidratos 4) (desayuno no) (almuerzo si) (comida si) (merienda no) (cena si))" calcext:value-type="string">
            <text:p>(alimento (id 189) (nombre brecol) (grupo 4) (tipo reguladores) (racion 125) (kcal 31) (proteinas 3.3) (grasas 0.2) (hidratos 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Brécol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87]*[.L187]/100" office:value-type="float" office:value="31" calcext:value-type="float">
            <text:p>31</text:p>
          </table:table-cell>
          <table:table-cell table:style-name="ce19" table:formula="of:=[.K187]*[.M187]*4/100" office:value-type="float" office:value="13.2" calcext:value-type="float">
            <text:p>13,2</text:p>
          </table:table-cell>
          <table:table-cell table:style-name="ce19" table:formula="of:=[.K187]*[.O187]*4/100" office:value-type="float" office:value="16" calcext:value-type="float">
            <text:p>1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1" calcext:value-type="float">
            <text:p>31</text:p>
          </table:table-cell>
          <table:table-cell table:style-name="ce23" office:value-type="float" office:value="3.3" calcext:value-type="float">
            <text:p>3.3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7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B187];&quot;) (nombre &quot;;[.U187];&quot;) (grupo &quot;;[.E187];&quot;) (tipo &quot;;[.G187];&quot;) (racion &quot;;[.K187];&quot;) (kcal &quot;;[.L187];&quot;) (proteinas &quot;;[.M187];&quot;) (grasas &quot;;[.N187];&quot;) (hidratos &quot;;[.O187];&quot;) (desayuno &quot;;[.P187];&quot;) (almuerzo &quot;;[.Q187];&quot;) (comida &quot;;[.R187];&quot;) (merienda &quot;;[.S187];&quot;) (cena &quot;;[.T187];&quot;))&quot;)" office:value-type="string" office:string-value="(alimento (id 190) (nombre brecol) (grupo 4) (tipo reguladores) (racion 100) (kcal 31) (proteinas 3,3) (grasas 0,2) (hidratos 4) (desayuno no) (almuerzo si) (comida si) (merienda no) (cena si))" calcext:value-type="string">
            <text:p>(alimento (id 190) (nombre brecol) (grupo 4) (tipo reguladores) (racion 100) (kcal 31) (proteinas 3,3) (grasas 0,2) (hidratos 4) (desayuno no) (almuerzo si) (comida si) (merienda no) (cena si))</text:p>
          </table:table-cell>
          <table:table-cell table:formula="of:=SUBSTITUTE([.V187];&quot;,&quot;;&quot;.&quot;)" office:value-type="string" office:string-value="(alimento (id 190) (nombre brecol) (grupo 4) (tipo reguladores) (racion 100) (kcal 31) (proteinas 3.3) (grasas 0.2) (hidratos 4) (desayuno no) (almuerzo si) (comida si) (merienda no) (cena si))" calcext:value-type="string">
            <text:p>(alimento (id 190) (nombre brecol) (grupo 4) (tipo reguladores) (racion 100) (kcal 31) (proteinas 3.3) (grasas 0.2) (hidratos 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Ceboll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88]*[.L188]/100" office:value-type="float" office:value="30" calcext:value-type="float">
            <text:p>30</text:p>
          </table:table-cell>
          <table:table-cell table:style-name="ce19" table:formula="of:=[.K188]*[.M188]*4/100" office:value-type="float" office:value="5" calcext:value-type="float">
            <text:p>5</text:p>
          </table:table-cell>
          <table:table-cell table:style-name="ce19" table:formula="of:=[.K188]*[.O188]*4/100" office:value-type="float" office:value="26" calcext:value-type="float">
            <text:p>26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24" calcext:value-type="float">
            <text:p>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8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B188];&quot;) (nombre &quot;;[.U188];&quot;) (grupo &quot;;[.E188];&quot;) (tipo &quot;;[.G188];&quot;) (racion &quot;;[.K188];&quot;) (kcal &quot;;[.L188];&quot;) (proteinas &quot;;[.M188];&quot;) (grasas &quot;;[.N188];&quot;) (hidratos &quot;;[.O188];&quot;) (desayuno &quot;;[.P188];&quot;) (almuerzo &quot;;[.Q188];&quot;) (comida &quot;;[.R188];&quot;) (merienda &quot;;[.S188];&quot;) (cena &quot;;[.T188];&quot;))&quot;)" office:value-type="string" office:string-value="(alimento (id 191) (nombre cebolla) (grupo 4) (tipo reguladores) (racion 125) (kcal 24) (proteinas 1) (grasas 0) (hidratos 5,2) (desayuno no) (almuerzo si) (comida si) (merienda no) (cena si))" calcext:value-type="string">
            <text:p>(alimento (id 191) (nombre cebolla) (grupo 4) (tipo reguladores) (racion 125) (kcal 24) (proteinas 1) (grasas 0) (hidratos 5,2) (desayuno no) (almuerzo si) (comida si) (merienda no) (cena si))</text:p>
          </table:table-cell>
          <table:table-cell table:formula="of:=SUBSTITUTE([.V188];&quot;,&quot;;&quot;.&quot;)" office:value-type="string" office:string-value="(alimento (id 191) (nombre cebolla) (grupo 4) (tipo reguladores) (racion 125) (kcal 24) (proteinas 1) (grasas 0) (hidratos 5.2) (desayuno no) (almuerzo si) (comida si) (merienda no) (cena si))" calcext:value-type="string">
            <text:p>(alimento (id 191) (nombre cebolla) (grupo 4) (tipo reguladores) (racion 125) (kcal 24) (proteinas 1) (grasas 0) (hidratos 5.2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Ceboll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89]*[.L189]/100" office:value-type="float" office:value="6" calcext:value-type="float">
            <text:p>6</text:p>
          </table:table-cell>
          <table:table-cell table:style-name="ce19" table:formula="of:=[.K189]*[.M189]*4/100" office:value-type="float" office:value="1" calcext:value-type="float">
            <text:p>1</text:p>
          </table:table-cell>
          <table:table-cell table:style-name="ce19" table:formula="of:=[.K189]*[.O189]*4/100" office:value-type="float" office:value="5.2" calcext:value-type="float">
            <text:p>5,2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9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B189];&quot;) (nombre &quot;;[.U189];&quot;) (grupo &quot;;[.E189];&quot;) (tipo &quot;;[.G189];&quot;) (racion &quot;;[.K189];&quot;) (kcal &quot;;[.L189];&quot;) (proteinas &quot;;[.M189];&quot;) (grasas &quot;;[.N189];&quot;) (hidratos &quot;;[.O189];&quot;) (desayuno &quot;;[.P189];&quot;) (almuerzo &quot;;[.Q189];&quot;) (comida &quot;;[.R189];&quot;) (merienda &quot;;[.S189];&quot;) (cena &quot;;[.T189];&quot;))&quot;)" office:value-type="string" office:string-value="(alimento (id 192) (nombre cebolla) (grupo 4) (tipo reguladores) (racion 25) (kcal 24) (proteinas 1) (grasas 0) (hidratos 5,2) (desayuno no) (almuerzo si) (comida si) (merienda no) (cena si))" calcext:value-type="string">
            <text:p>(alimento (id 192) (nombre cebolla) (grupo 4) (tipo reguladores) (racion 25) (kcal 24) (proteinas 1) (grasas 0) (hidratos 5,2) (desayuno no) (almuerzo si) (comida si) (merienda no) (cena si))</text:p>
          </table:table-cell>
          <table:table-cell table:formula="of:=SUBSTITUTE([.V189];&quot;,&quot;;&quot;.&quot;)" office:value-type="string" office:string-value="(alimento (id 192) (nombre cebolla) (grupo 4) (tipo reguladores) (racion 25) (kcal 24) (proteinas 1) (grasas 0) (hidratos 5.2) (desayuno no) (almuerzo si) (comida si) (merienda no) (cena si))" calcext:value-type="string">
            <text:p>(alimento (id 192) (nombre cebolla) (grupo 4) (tipo reguladores) (racion 25) (kcal 24) (proteinas 1) (grasas 0) (hidratos 5.2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Ceboll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90]*[.L190]/100" office:value-type="float" office:value="24" calcext:value-type="float">
            <text:p>24</text:p>
          </table:table-cell>
          <table:table-cell table:style-name="ce19" table:formula="of:=[.K190]*[.M190]*4/100" office:value-type="float" office:value="4" calcext:value-type="float">
            <text:p>4</text:p>
          </table:table-cell>
          <table:table-cell table:style-name="ce19" table:formula="of:=[.K190]*[.O190]*4/100" office:value-type="float" office:value="20.8" calcext:value-type="float">
            <text:p>20,8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24" calcext:value-type="float">
            <text:p>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0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B190];&quot;) (nombre &quot;;[.U190];&quot;) (grupo &quot;;[.E190];&quot;) (tipo &quot;;[.G190];&quot;) (racion &quot;;[.K190];&quot;) (kcal &quot;;[.L190];&quot;) (proteinas &quot;;[.M190];&quot;) (grasas &quot;;[.N190];&quot;) (hidratos &quot;;[.O190];&quot;) (desayuno &quot;;[.P190];&quot;) (almuerzo &quot;;[.Q190];&quot;) (comida &quot;;[.R190];&quot;) (merienda &quot;;[.S190];&quot;) (cena &quot;;[.T190];&quot;))&quot;)" office:value-type="string" office:string-value="(alimento (id 193) (nombre cebolla) (grupo 4) (tipo reguladores) (racion 100) (kcal 24) (proteinas 1) (grasas 0) (hidratos 5,2) (desayuno no) (almuerzo si) (comida si) (merienda no) (cena si))" calcext:value-type="string">
            <text:p>(alimento (id 193) (nombre cebolla) (grupo 4) (tipo reguladores) (racion 100) (kcal 24) (proteinas 1) (grasas 0) (hidratos 5,2) (desayuno no) (almuerzo si) (comida si) (merienda no) (cena si))</text:p>
          </table:table-cell>
          <table:table-cell table:formula="of:=SUBSTITUTE([.V190];&quot;,&quot;;&quot;.&quot;)" office:value-type="string" office:string-value="(alimento (id 193) (nombre cebolla) (grupo 4) (tipo reguladores) (racion 100) (kcal 24) (proteinas 1) (grasas 0) (hidratos 5.2) (desayuno no) (almuerzo si) (comida si) (merienda no) (cena si))" calcext:value-type="string">
            <text:p>(alimento (id 193) (nombre cebolla) (grupo 4) (tipo reguladores) (racion 100) (kcal 24) (proteinas 1) (grasas 0) (hidratos 5.2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Ceboll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91]*[.L191]/100" office:value-type="float" office:value="18" calcext:value-type="float">
            <text:p>18</text:p>
          </table:table-cell>
          <table:table-cell table:style-name="ce19" table:formula="of:=[.K191]*[.M191]*4/100" office:value-type="float" office:value="3" calcext:value-type="float">
            <text:p>3</text:p>
          </table:table-cell>
          <table:table-cell table:style-name="ce19" table:formula="of:=[.K191]*[.O191]*4/100" office:value-type="float" office:value="15.6" calcext:value-type="float">
            <text:p>15,6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24" calcext:value-type="float">
            <text:p>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1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B191];&quot;) (nombre &quot;;[.U191];&quot;) (grupo &quot;;[.E191];&quot;) (tipo &quot;;[.G191];&quot;) (racion &quot;;[.K191];&quot;) (kcal &quot;;[.L191];&quot;) (proteinas &quot;;[.M191];&quot;) (grasas &quot;;[.N191];&quot;) (hidratos &quot;;[.O191];&quot;) (desayuno &quot;;[.P191];&quot;) (almuerzo &quot;;[.Q191];&quot;) (comida &quot;;[.R191];&quot;) (merienda &quot;;[.S191];&quot;) (cena &quot;;[.T191];&quot;))&quot;)" office:value-type="string" office:string-value="(alimento (id 194) (nombre cebolla) (grupo 4) (tipo reguladores) (racion 75) (kcal 24) (proteinas 1) (grasas 0) (hidratos 5,2) (desayuno no) (almuerzo si) (comida si) (merienda no) (cena si))" calcext:value-type="string">
            <text:p>(alimento (id 194) (nombre cebolla) (grupo 4) (tipo reguladores) (racion 75) (kcal 24) (proteinas 1) (grasas 0) (hidratos 5,2) (desayuno no) (almuerzo si) (comida si) (merienda no) (cena si))</text:p>
          </table:table-cell>
          <table:table-cell table:formula="of:=SUBSTITUTE([.V191];&quot;,&quot;;&quot;.&quot;)" office:value-type="string" office:string-value="(alimento (id 194) (nombre cebolla) (grupo 4) (tipo reguladores) (racion 75) (kcal 24) (proteinas 1) (grasas 0) (hidratos 5.2) (desayuno no) (almuerzo si) (comida si) (merienda no) (cena si))" calcext:value-type="string">
            <text:p>(alimento (id 194) (nombre cebolla) (grupo 4) (tipo reguladores) (racion 75) (kcal 24) (proteinas 1) (grasas 0) (hidratos 5.2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Cebolla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92]*[.L192]/100" office:value-type="float" office:value="12" calcext:value-type="float">
            <text:p>12</text:p>
          </table:table-cell>
          <table:table-cell table:style-name="ce19" table:formula="of:=[.K192]*[.M192]*4/100" office:value-type="float" office:value="2" calcext:value-type="float">
            <text:p>2</text:p>
          </table:table-cell>
          <table:table-cell table:style-name="ce19" table:formula="of:=[.K192]*[.O192]*4/100" office:value-type="float" office:value="10.4" calcext:value-type="float">
            <text:p>10,4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4" calcext:value-type="float">
            <text:p>2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2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B192];&quot;) (nombre &quot;;[.U192];&quot;) (grupo &quot;;[.E192];&quot;) (tipo &quot;;[.G192];&quot;) (racion &quot;;[.K192];&quot;) (kcal &quot;;[.L192];&quot;) (proteinas &quot;;[.M192];&quot;) (grasas &quot;;[.N192];&quot;) (hidratos &quot;;[.O192];&quot;) (desayuno &quot;;[.P192];&quot;) (almuerzo &quot;;[.Q192];&quot;) (comida &quot;;[.R192];&quot;) (merienda &quot;;[.S192];&quot;) (cena &quot;;[.T192];&quot;))&quot;)" office:value-type="string" office:string-value="(alimento (id 195) (nombre cebolla) (grupo 4) (tipo reguladores) (racion 50) (kcal 24) (proteinas 1) (grasas 0) (hidratos 5,2) (desayuno no) (almuerzo si) (comida si) (merienda no) (cena si))" calcext:value-type="string">
            <text:p>(alimento (id 195) (nombre cebolla) (grupo 4) (tipo reguladores) (racion 50) (kcal 24) (proteinas 1) (grasas 0) (hidratos 5,2) (desayuno no) (almuerzo si) (comida si) (merienda no) (cena si))</text:p>
          </table:table-cell>
          <table:table-cell table:formula="of:=SUBSTITUTE([.V192];&quot;,&quot;;&quot;.&quot;)" office:value-type="string" office:string-value="(alimento (id 195) (nombre cebolla) (grupo 4) (tipo reguladores) (racion 50) (kcal 24) (proteinas 1) (grasas 0) (hidratos 5.2) (desayuno no) (almuerzo si) (comida si) (merienda no) (cena si))" calcext:value-type="string">
            <text:p>(alimento (id 195) (nombre cebolla) (grupo 4) (tipo reguladores) (racion 50) (kcal 24) (proteinas 1) (grasas 0) (hidratos 5.2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Apio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93]*[.L193]/100" office:value-type="float" office:value="38.5" calcext:value-type="float">
            <text:p>38,5</text:p>
          </table:table-cell>
          <table:table-cell table:style-name="ce19" table:formula="of:=[.K193]*[.M193]*4/100" office:value-type="float" office:value="16.1" calcext:value-type="float">
            <text:p>16,1</text:p>
          </table:table-cell>
          <table:table-cell table:style-name="ce19" table:formula="of:=[.K193]*[.O193]*4/100" office:value-type="float" office:value="16.8" calcext:value-type="float">
            <text:p>16,8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22" calcext:value-type="float">
            <text:p>22</text:p>
          </table:table-cell>
          <table:table-cell table:style-name="ce23" office:value-type="float" office:value="2.3" calcext:value-type="float">
            <text:p>2.3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3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B193];&quot;) (nombre &quot;;[.U193];&quot;) (grupo &quot;;[.E193];&quot;) (tipo &quot;;[.G193];&quot;) (racion &quot;;[.K193];&quot;) (kcal &quot;;[.L193];&quot;) (proteinas &quot;;[.M193];&quot;) (grasas &quot;;[.N193];&quot;) (hidratos &quot;;[.O193];&quot;) (desayuno &quot;;[.P193];&quot;) (almuerzo &quot;;[.Q193];&quot;) (comida &quot;;[.R193];&quot;) (merienda &quot;;[.S193];&quot;) (cena &quot;;[.T193];&quot;))&quot;)" office:value-type="string" office:string-value="(alimento (id 196) (nombre apio) (grupo 4) (tipo reguladores) (racion 175) (kcal 22) (proteinas 2,3) (grasas 0,2) (hidratos 2,4) (desayuno no) (almuerzo si) (comida si) (merienda no) (cena si))" calcext:value-type="string">
            <text:p>(alimento (id 196) (nombre apio) (grupo 4) (tipo reguladores) (racion 175) (kcal 22) (proteinas 2,3) (grasas 0,2) (hidratos 2,4) (desayuno no) (almuerzo si) (comida si) (merienda no) (cena si))</text:p>
          </table:table-cell>
          <table:table-cell table:formula="of:=SUBSTITUTE([.V193];&quot;,&quot;;&quot;.&quot;)" office:value-type="string" office:string-value="(alimento (id 196) (nombre apio) (grupo 4) (tipo reguladores) (racion 175) (kcal 22) (proteinas 2.3) (grasas 0.2) (hidratos 2.4) (desayuno no) (almuerzo si) (comida si) (merienda no) (cena si))" calcext:value-type="string">
            <text:p>(alimento (id 196) (nombre apio) (grupo 4) (tipo reguladores) (racion 175) (kcal 22) (proteinas 2.3) (grasas 0.2) (hidratos 2.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Apio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94]*[.L194]/100" office:value-type="float" office:value="44" calcext:value-type="float">
            <text:p>44</text:p>
          </table:table-cell>
          <table:table-cell table:style-name="ce19" table:formula="of:=[.K194]*[.M194]*4/100" office:value-type="float" office:value="18.4" calcext:value-type="float">
            <text:p>18,4</text:p>
          </table:table-cell>
          <table:table-cell table:style-name="ce19" table:formula="of:=[.K194]*[.O194]*4/100" office:value-type="float" office:value="19.2" calcext:value-type="float">
            <text:p>19,2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2" calcext:value-type="float">
            <text:p>22</text:p>
          </table:table-cell>
          <table:table-cell table:style-name="ce23" office:value-type="float" office:value="2.3" calcext:value-type="float">
            <text:p>2.3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4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B194];&quot;) (nombre &quot;;[.U194];&quot;) (grupo &quot;;[.E194];&quot;) (tipo &quot;;[.G194];&quot;) (racion &quot;;[.K194];&quot;) (kcal &quot;;[.L194];&quot;) (proteinas &quot;;[.M194];&quot;) (grasas &quot;;[.N194];&quot;) (hidratos &quot;;[.O194];&quot;) (desayuno &quot;;[.P194];&quot;) (almuerzo &quot;;[.Q194];&quot;) (comida &quot;;[.R194];&quot;) (merienda &quot;;[.S194];&quot;) (cena &quot;;[.T194];&quot;))&quot;)" office:value-type="string" office:string-value="(alimento (id 197) (nombre apio) (grupo 4) (tipo reguladores) (racion 200) (kcal 22) (proteinas 2,3) (grasas 0,2) (hidratos 2,4) (desayuno no) (almuerzo si) (comida si) (merienda no) (cena si))" calcext:value-type="string">
            <text:p>(alimento (id 197) (nombre apio) (grupo 4) (tipo reguladores) (racion 200) (kcal 22) (proteinas 2,3) (grasas 0,2) (hidratos 2,4) (desayuno no) (almuerzo si) (comida si) (merienda no) (cena si))</text:p>
          </table:table-cell>
          <table:table-cell table:formula="of:=SUBSTITUTE([.V194];&quot;,&quot;;&quot;.&quot;)" office:value-type="string" office:string-value="(alimento (id 197) (nombre apio) (grupo 4) (tipo reguladores) (racion 200) (kcal 22) (proteinas 2.3) (grasas 0.2) (hidratos 2.4) (desayuno no) (almuerzo si) (comida si) (merienda no) (cena si))" calcext:value-type="string">
            <text:p>(alimento (id 197) (nombre apio) (grupo 4) (tipo reguladores) (racion 200) (kcal 22) (proteinas 2.3) (grasas 0.2) (hidratos 2.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Apio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95]*[.L195]/100" office:value-type="float" office:value="11" calcext:value-type="float">
            <text:p>11</text:p>
          </table:table-cell>
          <table:table-cell table:style-name="ce19" table:formula="of:=[.K195]*[.M195]*4/100" office:value-type="float" office:value="4.6" calcext:value-type="float">
            <text:p>4,6</text:p>
          </table:table-cell>
          <table:table-cell table:style-name="ce19" table:formula="of:=[.K195]*[.O195]*4/100" office:value-type="float" office:value="4.8" calcext:value-type="float">
            <text:p>4,8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2" calcext:value-type="float">
            <text:p>22</text:p>
          </table:table-cell>
          <table:table-cell table:style-name="ce23" office:value-type="float" office:value="2.3" calcext:value-type="float">
            <text:p>2.3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5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B195];&quot;) (nombre &quot;;[.U195];&quot;) (grupo &quot;;[.E195];&quot;) (tipo &quot;;[.G195];&quot;) (racion &quot;;[.K195];&quot;) (kcal &quot;;[.L195];&quot;) (proteinas &quot;;[.M195];&quot;) (grasas &quot;;[.N195];&quot;) (hidratos &quot;;[.O195];&quot;) (desayuno &quot;;[.P195];&quot;) (almuerzo &quot;;[.Q195];&quot;) (comida &quot;;[.R195];&quot;) (merienda &quot;;[.S195];&quot;) (cena &quot;;[.T195];&quot;))&quot;)" office:value-type="string" office:string-value="(alimento (id 198) (nombre apio) (grupo 4) (tipo reguladores) (racion 50) (kcal 22) (proteinas 2,3) (grasas 0,2) (hidratos 2,4) (desayuno no) (almuerzo si) (comida si) (merienda no) (cena si))" calcext:value-type="string">
            <text:p>(alimento (id 198) (nombre apio) (grupo 4) (tipo reguladores) (racion 50) (kcal 22) (proteinas 2,3) (grasas 0,2) (hidratos 2,4) (desayuno no) (almuerzo si) (comida si) (merienda no) (cena si))</text:p>
          </table:table-cell>
          <table:table-cell table:formula="of:=SUBSTITUTE([.V195];&quot;,&quot;;&quot;.&quot;)" office:value-type="string" office:string-value="(alimento (id 198) (nombre apio) (grupo 4) (tipo reguladores) (racion 50) (kcal 22) (proteinas 2.3) (grasas 0.2) (hidratos 2.4) (desayuno no) (almuerzo si) (comida si) (merienda no) (cena si))" calcext:value-type="string">
            <text:p>(alimento (id 198) (nombre apio) (grupo 4) (tipo reguladores) (racion 50) (kcal 22) (proteinas 2.3) (grasas 0.2) (hidratos 2.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Apio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96]*[.L196]/100" office:value-type="float" office:value="33" calcext:value-type="float">
            <text:p>33</text:p>
          </table:table-cell>
          <table:table-cell table:style-name="ce19" table:formula="of:=[.K196]*[.M196]*4/100" office:value-type="float" office:value="13.8" calcext:value-type="float">
            <text:p>13,8</text:p>
          </table:table-cell>
          <table:table-cell table:style-name="ce19" table:formula="of:=[.K196]*[.O196]*4/100" office:value-type="float" office:value="14.4" calcext:value-type="float">
            <text:p>14,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2" calcext:value-type="float">
            <text:p>22</text:p>
          </table:table-cell>
          <table:table-cell table:style-name="ce23" office:value-type="float" office:value="2.3" calcext:value-type="float">
            <text:p>2.3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6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B196];&quot;) (nombre &quot;;[.U196];&quot;) (grupo &quot;;[.E196];&quot;) (tipo &quot;;[.G196];&quot;) (racion &quot;;[.K196];&quot;) (kcal &quot;;[.L196];&quot;) (proteinas &quot;;[.M196];&quot;) (grasas &quot;;[.N196];&quot;) (hidratos &quot;;[.O196];&quot;) (desayuno &quot;;[.P196];&quot;) (almuerzo &quot;;[.Q196];&quot;) (comida &quot;;[.R196];&quot;) (merienda &quot;;[.S196];&quot;) (cena &quot;;[.T196];&quot;))&quot;)" office:value-type="string" office:string-value="(alimento (id 199) (nombre apio) (grupo 4) (tipo reguladores) (racion 150) (kcal 22) (proteinas 2,3) (grasas 0,2) (hidratos 2,4) (desayuno no) (almuerzo si) (comida si) (merienda no) (cena si))" calcext:value-type="string">
            <text:p>(alimento (id 199) (nombre apio) (grupo 4) (tipo reguladores) (racion 150) (kcal 22) (proteinas 2,3) (grasas 0,2) (hidratos 2,4) (desayuno no) (almuerzo si) (comida si) (merienda no) (cena si))</text:p>
          </table:table-cell>
          <table:table-cell table:formula="of:=SUBSTITUTE([.V196];&quot;,&quot;;&quot;.&quot;)" office:value-type="string" office:string-value="(alimento (id 199) (nombre apio) (grupo 4) (tipo reguladores) (racion 150) (kcal 22) (proteinas 2.3) (grasas 0.2) (hidratos 2.4) (desayuno no) (almuerzo si) (comida si) (merienda no) (cena si))" calcext:value-type="string">
            <text:p>(alimento (id 199) (nombre apio) (grupo 4) (tipo reguladores) (racion 150) (kcal 22) (proteinas 2.3) (grasas 0.2) (hidratos 2.4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Verduras y hortalizas</text:p>
          </table:table-cell>
          <table:table-cell table:style-name="ce17" office:value-type="string" calcext:value-type="string">
            <text:p>Apio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97]*[.L197]/100" office:value-type="float" office:value="22" calcext:value-type="float">
            <text:p>22</text:p>
          </table:table-cell>
          <table:table-cell table:style-name="ce19" table:formula="of:=[.K197]*[.M197]*4/100" office:value-type="float" office:value="9.2" calcext:value-type="float">
            <text:p>9,2</text:p>
          </table:table-cell>
          <table:table-cell table:style-name="ce19" table:formula="of:=[.K197]*[.O197]*4/100" office:value-type="float" office:value="9.6" calcext:value-type="float">
            <text:p>9,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22" calcext:value-type="float">
            <text:p>22</text:p>
          </table:table-cell>
          <table:table-cell table:style-name="ce23" office:value-type="float" office:value="2.3" calcext:value-type="float">
            <text:p>2.3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7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B197];&quot;) (nombre &quot;;[.U197];&quot;) (grupo &quot;;[.E197];&quot;) (tipo &quot;;[.G197];&quot;) (racion &quot;;[.K197];&quot;) (kcal &quot;;[.L197];&quot;) (proteinas &quot;;[.M197];&quot;) (grasas &quot;;[.N197];&quot;) (hidratos &quot;;[.O197];&quot;) (desayuno &quot;;[.P197];&quot;) (almuerzo &quot;;[.Q197];&quot;) (comida &quot;;[.R197];&quot;) (merienda &quot;;[.S197];&quot;) (cena &quot;;[.T197];&quot;))&quot;)" office:value-type="string" office:string-value="(alimento (id 200) (nombre apio) (grupo 4) (tipo reguladores) (racion 100) (kcal 22) (proteinas 2,3) (grasas 0,2) (hidratos 2,4) (desayuno no) (almuerzo si) (comida si) (merienda no) (cena si))" calcext:value-type="string">
            <text:p>(alimento (id 200) (nombre apio) (grupo 4) (tipo reguladores) (racion 100) (kcal 22) (proteinas 2,3) (grasas 0,2) (hidratos 2,4) (desayuno no) (almuerzo si) (comida si) (merienda no) (cena si))</text:p>
          </table:table-cell>
          <table:table-cell table:formula="of:=SUBSTITUTE([.V197];&quot;,&quot;;&quot;.&quot;)" office:value-type="string" office:string-value="(alimento (id 200) (nombre apio) (grupo 4) (tipo reguladores) (racion 100) (kcal 22) (proteinas 2.3) (grasas 0.2) (hidratos 2.4) (desayuno no) (almuerzo si) (comida si) (merienda no) (cena si))" calcext:value-type="string">
            <text:p>(alimento (id 200) (nombre apio) (grupo 4) (tipo reguladores) (racion 100) (kcal 22) (proteinas 2.3) (grasas 0.2) (hidratos 2.4) (desayuno no) (almuerzo si) (comida si) (merienda no) (cena si))</text:p>
          </table:table-cell>
          <table:table-cell table:number-columns-repeated="1001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01" calcext:value-type="float">
            <text:p>201</text:p>
          </table:table-cell>
          <table:table-cell table:style-name="ce15" office:value-type="string" calcext:value-type="string">
            <text:p>Frutas</text:p>
          </table:table-cell>
          <table:table-cell table:style-name="ce16" office:value-type="string" calcext:value-type="string">
            <text:p>Kiwi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string" calcext:value-type="string">
            <text:p>reguladores</text:p>
          </table:table-cell>
          <table:table-cell table:style-name="ce16" table:formula="of:=[.K198]*[.L198]/100" office:value-type="float" office:value="106" calcext:value-type="float">
            <text:p>106</text:p>
          </table:table-cell>
          <table:table-cell table:style-name="ce19" table:formula="of:=[.K198]*[.M198]*4/100" office:value-type="float" office:value="6.4" calcext:value-type="float">
            <text:p>6,4</text:p>
          </table:table-cell>
          <table:table-cell table:style-name="ce19" table:formula="of:=[.K198]*[.O198]*4/100" office:value-type="float" office:value="86.4" calcext:value-type="float">
            <text:p>86,4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53" calcext:value-type="float">
            <text:p>53</text:p>
          </table:table-cell>
          <table:table-cell table:style-name="ce22" office:value-type="float" office:value="0.8" calcext:value-type="float">
            <text:p>0.8</text:p>
          </table:table-cell>
          <table:table-cell table:style-name="ce22" office:value-type="float" office:value="0.6" calcext:value-type="float">
            <text:p>0.6</text:p>
          </table:table-cell>
          <table:table-cell table:style-name="ce22" office:value-type="float" office:value="10.8" calcext:value-type="float">
            <text:p>10.8</text:p>
          </table:table-cell>
          <table:table-cell table:number-columns-repeated="5" table:style-name="ce15" office:value-type="string" calcext:value-type="string">
            <text:p>si</text:p>
          </table:table-cell>
          <table:table-cell table:style-name="ce15" table:formula="of:=SUBSTITUTE(SUBSTITUTE(SUBSTITUTE(SUBSTITUTE(SUBSTITUTE(SUBSTITUTE(LOWER([.D198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29" table:formula="of:=CONCATENATE(&quot;(alimento (id &quot;;[.B198];&quot;) (nombre &quot;;[.U198];&quot;) (grupo &quot;;[.E198];&quot;) (tipo &quot;;[.G198];&quot;) (racion &quot;;[.K198];&quot;) (kcal &quot;;[.L198];&quot;) (proteinas &quot;;[.M198];&quot;) (grasas &quot;;[.N198];&quot;) (hidratos &quot;;[.O198];&quot;) (desayuno &quot;;[.P198];&quot;) (almuerzo &quot;;[.Q198];&quot;) (comida &quot;;[.R198];&quot;) (merienda &quot;;[.S198];&quot;) (cena &quot;;[.T198];&quot;))&quot;)" office:value-type="string" office:string-value="(alimento (id 201) (nombre kiwi) (grupo 5) (tipo reguladores) (racion 200) (kcal 53) (proteinas 0,8) (grasas 0,6) (hidratos 10,8) (desayuno si) (almuerzo si) (comida si) (merienda si) (cena si))" calcext:value-type="string">
            <text:p>(alimento (id 201) (nombre kiwi) (grupo 5) (tipo reguladores) (racion 200) (kcal 53) (proteinas 0,8) (grasas 0,6) (hidratos 10,8) (desayuno si) (almuerzo si) (comida si) (merienda si) (cena si))</text:p>
          </table:table-cell>
          <table:table-cell table:style-name="ce15" table:formula="of:=SUBSTITUTE([.V198];&quot;,&quot;;&quot;.&quot;)" office:value-type="string" office:string-value="(alimento (id 201) (nombre kiwi) (grupo 5) (tipo reguladores) (racion 200) (kcal 53) (proteinas 0.8) (grasas 0.6) (hidratos 10.8) (desayuno si) (almuerzo si) (comida si) (merienda si) (cena si))" calcext:value-type="string">
            <text:p>(alimento (id 201) (nombre kiwi) (grupo 5) (tipo reguladores) (racion 200) (kcal 53) (proteinas 0.8) (grasas 0.6) (hidratos 10.8) (desayuno si) (almuerzo si) (comida si) (merienda si) (cena si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Kiwi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199]*[.L199]/100" office:value-type="float" office:value="92.75" calcext:value-type="float">
            <text:p>92,75</text:p>
          </table:table-cell>
          <table:table-cell table:style-name="ce19" table:formula="of:=[.K199]*[.M199]*4/100" office:value-type="float" office:value="5.6" calcext:value-type="float">
            <text:p>5,6</text:p>
          </table:table-cell>
          <table:table-cell table:style-name="ce19" table:formula="of:=[.K199]*[.O199]*4/100" office:value-type="float" office:value="75.6" calcext:value-type="float">
            <text:p>75,6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53" calcext:value-type="float">
            <text:p>53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99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B199];&quot;) (nombre &quot;;[.U199];&quot;) (grupo &quot;;[.E199];&quot;) (tipo &quot;;[.G199];&quot;) (racion &quot;;[.K199];&quot;) (kcal &quot;;[.L199];&quot;) (proteinas &quot;;[.M199];&quot;) (grasas &quot;;[.N199];&quot;) (hidratos &quot;;[.O199];&quot;) (desayuno &quot;;[.P199];&quot;) (almuerzo &quot;;[.Q199];&quot;) (comida &quot;;[.R199];&quot;) (merienda &quot;;[.S199];&quot;) (cena &quot;;[.T199];&quot;))&quot;)" office:value-type="string" office:string-value="(alimento (id 202) (nombre kiwi) (grupo 5) (tipo reguladores) (racion 175) (kcal 53) (proteinas 0,8) (grasas 0,6) (hidratos 10,8) (desayuno si) (almuerzo si) (comida si) (merienda si) (cena si))" calcext:value-type="string">
            <text:p>(alimento (id 202) (nombre kiwi) (grupo 5) (tipo reguladores) (racion 175) (kcal 53) (proteinas 0,8) (grasas 0,6) (hidratos 10,8) (desayuno si) (almuerzo si) (comida si) (merienda si) (cena si))</text:p>
          </table:table-cell>
          <table:table-cell table:formula="of:=SUBSTITUTE([.V199];&quot;,&quot;;&quot;.&quot;)" office:value-type="string" office:string-value="(alimento (id 202) (nombre kiwi) (grupo 5) (tipo reguladores) (racion 175) (kcal 53) (proteinas 0.8) (grasas 0.6) (hidratos 10.8) (desayuno si) (almuerzo si) (comida si) (merienda si) (cena si))" calcext:value-type="string">
            <text:p>(alimento (id 202) (nombre kiwi) (grupo 5) (tipo reguladores) (racion 175) (kcal 53) (proteinas 0.8) (grasas 0.6) (hidratos 10.8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Kiwi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00]*[.L200]/100" office:value-type="float" office:value="79.5" calcext:value-type="float">
            <text:p>79,5</text:p>
          </table:table-cell>
          <table:table-cell table:style-name="ce19" table:formula="of:=[.K200]*[.M200]*4/100" office:value-type="float" office:value="4.8" calcext:value-type="float">
            <text:p>4,8</text:p>
          </table:table-cell>
          <table:table-cell table:style-name="ce19" table:formula="of:=[.K200]*[.O200]*4/100" office:value-type="float" office:value="64.8" calcext:value-type="float">
            <text:p>64,8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53" calcext:value-type="float">
            <text:p>53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00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B200];&quot;) (nombre &quot;;[.U200];&quot;) (grupo &quot;;[.E200];&quot;) (tipo &quot;;[.G200];&quot;) (racion &quot;;[.K200];&quot;) (kcal &quot;;[.L200];&quot;) (proteinas &quot;;[.M200];&quot;) (grasas &quot;;[.N200];&quot;) (hidratos &quot;;[.O200];&quot;) (desayuno &quot;;[.P200];&quot;) (almuerzo &quot;;[.Q200];&quot;) (comida &quot;;[.R200];&quot;) (merienda &quot;;[.S200];&quot;) (cena &quot;;[.T200];&quot;))&quot;)" office:value-type="string" office:string-value="(alimento (id 203) (nombre kiwi) (grupo 5) (tipo reguladores) (racion 150) (kcal 53) (proteinas 0,8) (grasas 0,6) (hidratos 10,8) (desayuno si) (almuerzo si) (comida si) (merienda si) (cena si))" calcext:value-type="string">
            <text:p>(alimento (id 203) (nombre kiwi) (grupo 5) (tipo reguladores) (racion 150) (kcal 53) (proteinas 0,8) (grasas 0,6) (hidratos 10,8) (desayuno si) (almuerzo si) (comida si) (merienda si) (cena si))</text:p>
          </table:table-cell>
          <table:table-cell table:formula="of:=SUBSTITUTE([.V200];&quot;,&quot;;&quot;.&quot;)" office:value-type="string" office:string-value="(alimento (id 203) (nombre kiwi) (grupo 5) (tipo reguladores) (racion 150) (kcal 53) (proteinas 0.8) (grasas 0.6) (hidratos 10.8) (desayuno si) (almuerzo si) (comida si) (merienda si) (cena si))" calcext:value-type="string">
            <text:p>(alimento (id 203) (nombre kiwi) (grupo 5) (tipo reguladores) (racion 150) (kcal 53) (proteinas 0.8) (grasas 0.6) (hidratos 10.8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Kiwi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01]*[.L201]/100" office:value-type="float" office:value="66.25" calcext:value-type="float">
            <text:p>66,25</text:p>
          </table:table-cell>
          <table:table-cell table:style-name="ce19" table:formula="of:=[.K201]*[.M201]*4/100" office:value-type="float" office:value="4" calcext:value-type="float">
            <text:p>4</text:p>
          </table:table-cell>
          <table:table-cell table:style-name="ce19" table:formula="of:=[.K201]*[.O201]*4/100" office:value-type="float" office:value="54" calcext:value-type="float">
            <text:p>54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53" calcext:value-type="float">
            <text:p>53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01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B201];&quot;) (nombre &quot;;[.U201];&quot;) (grupo &quot;;[.E201];&quot;) (tipo &quot;;[.G201];&quot;) (racion &quot;;[.K201];&quot;) (kcal &quot;;[.L201];&quot;) (proteinas &quot;;[.M201];&quot;) (grasas &quot;;[.N201];&quot;) (hidratos &quot;;[.O201];&quot;) (desayuno &quot;;[.P201];&quot;) (almuerzo &quot;;[.Q201];&quot;) (comida &quot;;[.R201];&quot;) (merienda &quot;;[.S201];&quot;) (cena &quot;;[.T201];&quot;))&quot;)" office:value-type="string" office:string-value="(alimento (id 204) (nombre kiwi) (grupo 5) (tipo reguladores) (racion 125) (kcal 53) (proteinas 0,8) (grasas 0,6) (hidratos 10,8) (desayuno si) (almuerzo si) (comida si) (merienda si) (cena si))" calcext:value-type="string">
            <text:p>(alimento (id 204) (nombre kiwi) (grupo 5) (tipo reguladores) (racion 125) (kcal 53) (proteinas 0,8) (grasas 0,6) (hidratos 10,8) (desayuno si) (almuerzo si) (comida si) (merienda si) (cena si))</text:p>
          </table:table-cell>
          <table:table-cell table:formula="of:=SUBSTITUTE([.V201];&quot;,&quot;;&quot;.&quot;)" office:value-type="string" office:string-value="(alimento (id 204) (nombre kiwi) (grupo 5) (tipo reguladores) (racion 125) (kcal 53) (proteinas 0.8) (grasas 0.6) (hidratos 10.8) (desayuno si) (almuerzo si) (comida si) (merienda si) (cena si))" calcext:value-type="string">
            <text:p>(alimento (id 204) (nombre kiwi) (grupo 5) (tipo reguladores) (racion 125) (kcal 53) (proteinas 0.8) (grasas 0.6) (hidratos 10.8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Kiwi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02]*[.L202]/100" office:value-type="float" office:value="53" calcext:value-type="float">
            <text:p>53</text:p>
          </table:table-cell>
          <table:table-cell table:style-name="ce19" table:formula="of:=[.K202]*[.M202]*4/100" office:value-type="float" office:value="3.2" calcext:value-type="float">
            <text:p>3,2</text:p>
          </table:table-cell>
          <table:table-cell table:style-name="ce19" table:formula="of:=[.K202]*[.O202]*4/100" office:value-type="float" office:value="43.2" calcext:value-type="float">
            <text:p>43,2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3" calcext:value-type="float">
            <text:p>53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02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B202];&quot;) (nombre &quot;;[.U202];&quot;) (grupo &quot;;[.E202];&quot;) (tipo &quot;;[.G202];&quot;) (racion &quot;;[.K202];&quot;) (kcal &quot;;[.L202];&quot;) (proteinas &quot;;[.M202];&quot;) (grasas &quot;;[.N202];&quot;) (hidratos &quot;;[.O202];&quot;) (desayuno &quot;;[.P202];&quot;) (almuerzo &quot;;[.Q202];&quot;) (comida &quot;;[.R202];&quot;) (merienda &quot;;[.S202];&quot;) (cena &quot;;[.T202];&quot;))&quot;)" office:value-type="string" office:string-value="(alimento (id 205) (nombre kiwi) (grupo 5) (tipo reguladores) (racion 100) (kcal 53) (proteinas 0,8) (grasas 0,6) (hidratos 10,8) (desayuno si) (almuerzo si) (comida si) (merienda si) (cena si))" calcext:value-type="string">
            <text:p>(alimento (id 205) (nombre kiwi) (grupo 5) (tipo reguladores) (racion 100) (kcal 53) (proteinas 0,8) (grasas 0,6) (hidratos 10,8) (desayuno si) (almuerzo si) (comida si) (merienda si) (cena si))</text:p>
          </table:table-cell>
          <table:table-cell table:formula="of:=SUBSTITUTE([.V202];&quot;,&quot;;&quot;.&quot;)" office:value-type="string" office:string-value="(alimento (id 205) (nombre kiwi) (grupo 5) (tipo reguladores) (racion 100) (kcal 53) (proteinas 0.8) (grasas 0.6) (hidratos 10.8) (desayuno si) (almuerzo si) (comida si) (merienda si) (cena si))" calcext:value-type="string">
            <text:p>(alimento (id 205) (nombre kiwi) (grupo 5) (tipo reguladores) (racion 100) (kcal 53) (proteinas 0.8) (grasas 0.6) (hidratos 10.8) (desayuno si) (almuerzo si) (comida si) (merienda si) (cena si))</text:p>
          </table:table-cell>
          <table:table-cell table:number-columns-repeated="1001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06" calcext:value-type="float">
            <text:p>206</text:p>
          </table:table-cell>
          <table:table-cell table:style-name="ce15" office:value-type="string" calcext:value-type="string">
            <text:p>Frutas</text:p>
          </table:table-cell>
          <table:table-cell table:style-name="ce16" office:value-type="string" calcext:value-type="string">
            <text:p>Manzana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string" calcext:value-type="string">
            <text:p>reguladores</text:p>
          </table:table-cell>
          <table:table-cell table:style-name="ce16" table:formula="of:=[.K203]*[.L203]/100" office:value-type="float" office:value="90" calcext:value-type="float">
            <text:p>90</text:p>
          </table:table-cell>
          <table:table-cell table:style-name="ce19" table:formula="of:=[.K203]*[.M203]*4/100" office:value-type="float" office:value="1.6" calcext:value-type="float">
            <text:p>1,6</text:p>
          </table:table-cell>
          <table:table-cell table:style-name="ce19" table:formula="of:=[.K203]*[.O203]*4/100" office:value-type="float" office:value="83.2" calcext:value-type="float">
            <text:p>83,2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5" calcext:value-type="float">
            <text:p>45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10.4" calcext:value-type="float">
            <text:p>10.4</text:p>
          </table:table-cell>
          <table:table-cell table:number-columns-repeated="5" table:style-name="ce15" office:value-type="string" calcext:value-type="string">
            <text:p>si</text:p>
          </table:table-cell>
          <table:table-cell table:style-name="ce15" table:formula="of:=SUBSTITUTE(SUBSTITUTE(SUBSTITUTE(SUBSTITUTE(SUBSTITUTE(SUBSTITUTE(LOWER([.D203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29" table:formula="of:=CONCATENATE(&quot;(alimento (id &quot;;[.B203];&quot;) (nombre &quot;;[.U203];&quot;) (grupo &quot;;[.E203];&quot;) (tipo &quot;;[.G203];&quot;) (racion &quot;;[.K203];&quot;) (kcal &quot;;[.L203];&quot;) (proteinas &quot;;[.M203];&quot;) (grasas &quot;;[.N203];&quot;) (hidratos &quot;;[.O203];&quot;) (desayuno &quot;;[.P203];&quot;) (almuerzo &quot;;[.Q203];&quot;) (comida &quot;;[.R203];&quot;) (merienda &quot;;[.S203];&quot;) (cena &quot;;[.T203];&quot;))&quot;)" office:value-type="string" office:string-value="(alimento (id 206) (nombre manzana) (grupo 5) (tipo reguladores) (racion 200) (kcal 45) (proteinas 0,2) (grasas 0,3) (hidratos 10,4) (desayuno si) (almuerzo si) (comida si) (merienda si) (cena si))" calcext:value-type="string">
            <text:p>(alimento (id 206) (nombre manzana) (grupo 5) (tipo reguladores) (racion 200) (kcal 45) (proteinas 0,2) (grasas 0,3) (hidratos 10,4) (desayuno si) (almuerzo si) (comida si) (merienda si) (cena si))</text:p>
          </table:table-cell>
          <table:table-cell table:style-name="ce15" table:formula="of:=SUBSTITUTE([.V203];&quot;,&quot;;&quot;.&quot;)" office:value-type="string" office:string-value="(alimento (id 206) (nombre manzana) (grupo 5) (tipo reguladores) (racion 200) (kcal 45) (proteinas 0.2) (grasas 0.3) (hidratos 10.4) (desayuno si) (almuerzo si) (comida si) (merienda si) (cena si))" calcext:value-type="string">
            <text:p>(alimento (id 206) (nombre manzana) (grupo 5) (tipo reguladores) (racion 200) (kcal 45) (proteinas 0.2) (grasas 0.3) (hidratos 10.4) (desayuno si) (almuerzo si) (comida si) (merienda si) (cena si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Manzan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04]*[.L204]/100" office:value-type="float" office:value="56.25" calcext:value-type="float">
            <text:p>56,25</text:p>
          </table:table-cell>
          <table:table-cell table:style-name="ce19" table:formula="of:=[.K204]*[.M204]*4/100" office:value-type="float" office:value="1" calcext:value-type="float">
            <text:p>1</text:p>
          </table:table-cell>
          <table:table-cell table:style-name="ce19" table:formula="of:=[.K204]*[.O204]*4/100" office:value-type="float" office:value="52" calcext:value-type="float">
            <text:p>5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45" calcext:value-type="float">
            <text:p>45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04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B204];&quot;) (nombre &quot;;[.U204];&quot;) (grupo &quot;;[.E204];&quot;) (tipo &quot;;[.G204];&quot;) (racion &quot;;[.K204];&quot;) (kcal &quot;;[.L204];&quot;) (proteinas &quot;;[.M204];&quot;) (grasas &quot;;[.N204];&quot;) (hidratos &quot;;[.O204];&quot;) (desayuno &quot;;[.P204];&quot;) (almuerzo &quot;;[.Q204];&quot;) (comida &quot;;[.R204];&quot;) (merienda &quot;;[.S204];&quot;) (cena &quot;;[.T204];&quot;))&quot;)" office:value-type="string" office:string-value="(alimento (id 207) (nombre manzana) (grupo 5) (tipo reguladores) (racion 125) (kcal 45) (proteinas 0,2) (grasas 0,3) (hidratos 10,4) (desayuno si) (almuerzo si) (comida si) (merienda si) (cena si))" calcext:value-type="string">
            <text:p>(alimento (id 207) (nombre manzana) (grupo 5) (tipo reguladores) (racion 125) (kcal 45) (proteinas 0,2) (grasas 0,3) (hidratos 10,4) (desayuno si) (almuerzo si) (comida si) (merienda si) (cena si))</text:p>
          </table:table-cell>
          <table:table-cell table:formula="of:=SUBSTITUTE([.V204];&quot;,&quot;;&quot;.&quot;)" office:value-type="string" office:string-value="(alimento (id 207) (nombre manzana) (grupo 5) (tipo reguladores) (racion 125) (kcal 45) (proteinas 0.2) (grasas 0.3) (hidratos 10.4) (desayuno si) (almuerzo si) (comida si) (merienda si) (cena si))" calcext:value-type="string">
            <text:p>(alimento (id 207) (nombre manzana) (grupo 5) (tipo reguladores) (racion 125) (kcal 45) (proteinas 0.2) (grasas 0.3) (hidratos 10.4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Manzan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05]*[.L205]/100" office:value-type="float" office:value="78.75" calcext:value-type="float">
            <text:p>78,75</text:p>
          </table:table-cell>
          <table:table-cell table:style-name="ce19" table:formula="of:=[.K205]*[.M205]*4/100" office:value-type="float" office:value="1.4" calcext:value-type="float">
            <text:p>1,4</text:p>
          </table:table-cell>
          <table:table-cell table:style-name="ce19" table:formula="of:=[.K205]*[.O205]*4/100" office:value-type="float" office:value="72.8" calcext:value-type="float">
            <text:p>72,8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45" calcext:value-type="float">
            <text:p>45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05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B205];&quot;) (nombre &quot;;[.U205];&quot;) (grupo &quot;;[.E205];&quot;) (tipo &quot;;[.G205];&quot;) (racion &quot;;[.K205];&quot;) (kcal &quot;;[.L205];&quot;) (proteinas &quot;;[.M205];&quot;) (grasas &quot;;[.N205];&quot;) (hidratos &quot;;[.O205];&quot;) (desayuno &quot;;[.P205];&quot;) (almuerzo &quot;;[.Q205];&quot;) (comida &quot;;[.R205];&quot;) (merienda &quot;;[.S205];&quot;) (cena &quot;;[.T205];&quot;))&quot;)" office:value-type="string" office:string-value="(alimento (id 208) (nombre manzana) (grupo 5) (tipo reguladores) (racion 175) (kcal 45) (proteinas 0,2) (grasas 0,3) (hidratos 10,4) (desayuno si) (almuerzo si) (comida si) (merienda si) (cena si))" calcext:value-type="string">
            <text:p>(alimento (id 208) (nombre manzana) (grupo 5) (tipo reguladores) (racion 175) (kcal 45) (proteinas 0,2) (grasas 0,3) (hidratos 10,4) (desayuno si) (almuerzo si) (comida si) (merienda si) (cena si))</text:p>
          </table:table-cell>
          <table:table-cell table:formula="of:=SUBSTITUTE([.V205];&quot;,&quot;;&quot;.&quot;)" office:value-type="string" office:string-value="(alimento (id 208) (nombre manzana) (grupo 5) (tipo reguladores) (racion 175) (kcal 45) (proteinas 0.2) (grasas 0.3) (hidratos 10.4) (desayuno si) (almuerzo si) (comida si) (merienda si) (cena si))" calcext:value-type="string">
            <text:p>(alimento (id 208) (nombre manzana) (grupo 5) (tipo reguladores) (racion 175) (kcal 45) (proteinas 0.2) (grasas 0.3) (hidratos 10.4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Manzan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06]*[.L206]/100" office:value-type="float" office:value="45" calcext:value-type="float">
            <text:p>45</text:p>
          </table:table-cell>
          <table:table-cell table:style-name="ce19" table:formula="of:=[.K206]*[.M206]*4/100" office:value-type="float" office:value="0.8" calcext:value-type="float">
            <text:p>0,8</text:p>
          </table:table-cell>
          <table:table-cell table:style-name="ce19" table:formula="of:=[.K206]*[.O206]*4/100" office:value-type="float" office:value="41.6" calcext:value-type="float">
            <text:p>41,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45" calcext:value-type="float">
            <text:p>45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06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B206];&quot;) (nombre &quot;;[.U206];&quot;) (grupo &quot;;[.E206];&quot;) (tipo &quot;;[.G206];&quot;) (racion &quot;;[.K206];&quot;) (kcal &quot;;[.L206];&quot;) (proteinas &quot;;[.M206];&quot;) (grasas &quot;;[.N206];&quot;) (hidratos &quot;;[.O206];&quot;) (desayuno &quot;;[.P206];&quot;) (almuerzo &quot;;[.Q206];&quot;) (comida &quot;;[.R206];&quot;) (merienda &quot;;[.S206];&quot;) (cena &quot;;[.T206];&quot;))&quot;)" office:value-type="string" office:string-value="(alimento (id 209) (nombre manzana) (grupo 5) (tipo reguladores) (racion 100) (kcal 45) (proteinas 0,2) (grasas 0,3) (hidratos 10,4) (desayuno si) (almuerzo si) (comida si) (merienda si) (cena si))" calcext:value-type="string">
            <text:p>(alimento (id 209) (nombre manzana) (grupo 5) (tipo reguladores) (racion 100) (kcal 45) (proteinas 0,2) (grasas 0,3) (hidratos 10,4) (desayuno si) (almuerzo si) (comida si) (merienda si) (cena si))</text:p>
          </table:table-cell>
          <table:table-cell table:formula="of:=SUBSTITUTE([.V206];&quot;,&quot;;&quot;.&quot;)" office:value-type="string" office:string-value="(alimento (id 209) (nombre manzana) (grupo 5) (tipo reguladores) (racion 100) (kcal 45) (proteinas 0.2) (grasas 0.3) (hidratos 10.4) (desayuno si) (almuerzo si) (comida si) (merienda si) (cena si))" calcext:value-type="string">
            <text:p>(alimento (id 209) (nombre manzana) (grupo 5) (tipo reguladores) (racion 100) (kcal 45) (proteinas 0.2) (grasas 0.3) (hidratos 10.4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Manzan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07]*[.L207]/100" office:value-type="float" office:value="67.5" calcext:value-type="float">
            <text:p>67,5</text:p>
          </table:table-cell>
          <table:table-cell table:style-name="ce19" table:formula="of:=[.K207]*[.M207]*4/100" office:value-type="float" office:value="1.2" calcext:value-type="float">
            <text:p>1,2</text:p>
          </table:table-cell>
          <table:table-cell table:style-name="ce19" table:formula="of:=[.K207]*[.O207]*4/100" office:value-type="float" office:value="62.4" calcext:value-type="float">
            <text:p>62,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45" calcext:value-type="float">
            <text:p>45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07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B207];&quot;) (nombre &quot;;[.U207];&quot;) (grupo &quot;;[.E207];&quot;) (tipo &quot;;[.G207];&quot;) (racion &quot;;[.K207];&quot;) (kcal &quot;;[.L207];&quot;) (proteinas &quot;;[.M207];&quot;) (grasas &quot;;[.N207];&quot;) (hidratos &quot;;[.O207];&quot;) (desayuno &quot;;[.P207];&quot;) (almuerzo &quot;;[.Q207];&quot;) (comida &quot;;[.R207];&quot;) (merienda &quot;;[.S207];&quot;) (cena &quot;;[.T207];&quot;))&quot;)" office:value-type="string" office:string-value="(alimento (id 210) (nombre manzana) (grupo 5) (tipo reguladores) (racion 150) (kcal 45) (proteinas 0,2) (grasas 0,3) (hidratos 10,4) (desayuno si) (almuerzo si) (comida si) (merienda si) (cena si))" calcext:value-type="string">
            <text:p>(alimento (id 210) (nombre manzana) (grupo 5) (tipo reguladores) (racion 150) (kcal 45) (proteinas 0,2) (grasas 0,3) (hidratos 10,4) (desayuno si) (almuerzo si) (comida si) (merienda si) (cena si))</text:p>
          </table:table-cell>
          <table:table-cell table:formula="of:=SUBSTITUTE([.V207];&quot;,&quot;;&quot;.&quot;)" office:value-type="string" office:string-value="(alimento (id 210) (nombre manzana) (grupo 5) (tipo reguladores) (racion 150) (kcal 45) (proteinas 0.2) (grasas 0.3) (hidratos 10.4) (desayuno si) (almuerzo si) (comida si) (merienda si) (cena si))" calcext:value-type="string">
            <text:p>(alimento (id 210) (nombre manzana) (grupo 5) (tipo reguladores) (racion 150) (kcal 45) (proteinas 0.2) (grasas 0.3) (hidratos 10.4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Plátano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08]*[.L208]/100" office:value-type="float" office:value="148.75" calcext:value-type="float">
            <text:p>148,75</text:p>
          </table:table-cell>
          <table:table-cell table:style-name="ce19" table:formula="of:=[.K208]*[.M208]*4/100" office:value-type="float" office:value="8.4" calcext:value-type="float">
            <text:p>8,4</text:p>
          </table:table-cell>
          <table:table-cell table:style-name="ce19" table:formula="of:=[.K208]*[.O208]*4/100" office:value-type="float" office:value="136.5" calcext:value-type="float">
            <text:p>136,5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85" calcext:value-type="float">
            <text:p>85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08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B208];&quot;) (nombre &quot;;[.U208];&quot;) (grupo &quot;;[.E208];&quot;) (tipo &quot;;[.G208];&quot;) (racion &quot;;[.K208];&quot;) (kcal &quot;;[.L208];&quot;) (proteinas &quot;;[.M208];&quot;) (grasas &quot;;[.N208];&quot;) (hidratos &quot;;[.O208];&quot;) (desayuno &quot;;[.P208];&quot;) (almuerzo &quot;;[.Q208];&quot;) (comida &quot;;[.R208];&quot;) (merienda &quot;;[.S208];&quot;) (cena &quot;;[.T208];&quot;))&quot;)" office:value-type="string" office:string-value="(alimento (id 211) (nombre platano) (grupo 5) (tipo reguladores) (racion 175) (kcal 85) (proteinas 1,2) (grasas 0,3) (hidratos 19,5) (desayuno si) (almuerzo si) (comida si) (merienda si) (cena si))" calcext:value-type="string">
            <text:p>(alimento (id 211) (nombre platano) (grupo 5) (tipo reguladores) (racion 175) (kcal 85) (proteinas 1,2) (grasas 0,3) (hidratos 19,5) (desayuno si) (almuerzo si) (comida si) (merienda si) (cena si))</text:p>
          </table:table-cell>
          <table:table-cell table:formula="of:=SUBSTITUTE([.V208];&quot;,&quot;;&quot;.&quot;)" office:value-type="string" office:string-value="(alimento (id 211) (nombre platano) (grupo 5) (tipo reguladores) (racion 175) (kcal 85) (proteinas 1.2) (grasas 0.3) (hidratos 19.5) (desayuno si) (almuerzo si) (comida si) (merienda si) (cena si))" calcext:value-type="string">
            <text:p>(alimento (id 211) (nombre platano) (grupo 5) (tipo reguladores) (racion 175) (kcal 85) (proteinas 1.2) (grasas 0.3) (hidratos 19.5) (desayuno si) (almuerzo si) (comida si) (merienda si) (cena si))</text:p>
          </table:table-cell>
          <table:table-cell table:number-columns-repeated="1001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12" calcext:value-type="float">
            <text:p>212</text:p>
          </table:table-cell>
          <table:table-cell table:style-name="ce15" office:value-type="string" calcext:value-type="string">
            <text:p>Frutas</text:p>
          </table:table-cell>
          <table:table-cell table:style-name="ce16" office:value-type="string" calcext:value-type="string">
            <text:p>Plátano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string" calcext:value-type="string">
            <text:p>reguladores</text:p>
          </table:table-cell>
          <table:table-cell table:style-name="ce16" table:formula="of:=[.K209]*[.L209]/100" office:value-type="float" office:value="106.25" calcext:value-type="float">
            <text:p>106,25</text:p>
          </table:table-cell>
          <table:table-cell table:style-name="ce19" table:formula="of:=[.K209]*[.M209]*4/100" office:value-type="float" office:value="6" calcext:value-type="float">
            <text:p>6</text:p>
          </table:table-cell>
          <table:table-cell table:style-name="ce19" table:formula="of:=[.K209]*[.O209]*4/100" office:value-type="float" office:value="97.5" calcext:value-type="float">
            <text:p>97,5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85" calcext:value-type="float">
            <text:p>85</text:p>
          </table:table-cell>
          <table:table-cell table:style-name="ce22" office:value-type="float" office:value="1.2" calcext:value-type="float">
            <text:p>1.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19.5" calcext:value-type="float">
            <text:p>19.5</text:p>
          </table:table-cell>
          <table:table-cell table:number-columns-repeated="5" table:style-name="ce15" office:value-type="string" calcext:value-type="string">
            <text:p>si</text:p>
          </table:table-cell>
          <table:table-cell table:style-name="ce15" table:formula="of:=SUBSTITUTE(SUBSTITUTE(SUBSTITUTE(SUBSTITUTE(SUBSTITUTE(SUBSTITUTE(LOWER([.D209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29" table:formula="of:=CONCATENATE(&quot;(alimento (id &quot;;[.B209];&quot;) (nombre &quot;;[.U209];&quot;) (grupo &quot;;[.E209];&quot;) (tipo &quot;;[.G209];&quot;) (racion &quot;;[.K209];&quot;) (kcal &quot;;[.L209];&quot;) (proteinas &quot;;[.M209];&quot;) (grasas &quot;;[.N209];&quot;) (hidratos &quot;;[.O209];&quot;) (desayuno &quot;;[.P209];&quot;) (almuerzo &quot;;[.Q209];&quot;) (comida &quot;;[.R209];&quot;) (merienda &quot;;[.S209];&quot;) (cena &quot;;[.T209];&quot;))&quot;)" office:value-type="string" office:string-value="(alimento (id 212) (nombre platano) (grupo 5) (tipo reguladores) (racion 125) (kcal 85) (proteinas 1,2) (grasas 0,3) (hidratos 19,5) (desayuno si) (almuerzo si) (comida si) (merienda si) (cena si))" calcext:value-type="string">
            <text:p>(alimento (id 212) (nombre platano) (grupo 5) (tipo reguladores) (racion 125) (kcal 85) (proteinas 1,2) (grasas 0,3) (hidratos 19,5) (desayuno si) (almuerzo si) (comida si) (merienda si) (cena si))</text:p>
          </table:table-cell>
          <table:table-cell table:style-name="ce15" table:formula="of:=SUBSTITUTE([.V209];&quot;,&quot;;&quot;.&quot;)" office:value-type="string" office:string-value="(alimento (id 212) (nombre platano) (grupo 5) (tipo reguladores) (racion 125) (kcal 85) (proteinas 1.2) (grasas 0.3) (hidratos 19.5) (desayuno si) (almuerzo si) (comida si) (merienda si) (cena si))" calcext:value-type="string">
            <text:p>(alimento (id 212) (nombre platano) (grupo 5) (tipo reguladores) (racion 125) (kcal 85) (proteinas 1.2) (grasas 0.3) (hidratos 19.5) (desayuno si) (almuerzo si) (comida si) (merienda si) (cena si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Plátano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10]*[.L210]/100" office:value-type="float" office:value="63.75" calcext:value-type="float">
            <text:p>63,75</text:p>
          </table:table-cell>
          <table:table-cell table:style-name="ce19" table:formula="of:=[.K210]*[.M210]*4/100" office:value-type="float" office:value="3.6" calcext:value-type="float">
            <text:p>3,6</text:p>
          </table:table-cell>
          <table:table-cell table:style-name="ce19" table:formula="of:=[.K210]*[.O210]*4/100" office:value-type="float" office:value="58.5" calcext:value-type="float">
            <text:p>58,5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85" calcext:value-type="float">
            <text:p>85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0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B210];&quot;) (nombre &quot;;[.U210];&quot;) (grupo &quot;;[.E210];&quot;) (tipo &quot;;[.G210];&quot;) (racion &quot;;[.K210];&quot;) (kcal &quot;;[.L210];&quot;) (proteinas &quot;;[.M210];&quot;) (grasas &quot;;[.N210];&quot;) (hidratos &quot;;[.O210];&quot;) (desayuno &quot;;[.P210];&quot;) (almuerzo &quot;;[.Q210];&quot;) (comida &quot;;[.R210];&quot;) (merienda &quot;;[.S210];&quot;) (cena &quot;;[.T210];&quot;))&quot;)" office:value-type="string" office:string-value="(alimento (id 213) (nombre platano) (grupo 5) (tipo reguladores) (racion 75) (kcal 85) (proteinas 1,2) (grasas 0,3) (hidratos 19,5) (desayuno si) (almuerzo si) (comida si) (merienda si) (cena si))" calcext:value-type="string">
            <text:p>(alimento (id 213) (nombre platano) (grupo 5) (tipo reguladores) (racion 75) (kcal 85) (proteinas 1,2) (grasas 0,3) (hidratos 19,5) (desayuno si) (almuerzo si) (comida si) (merienda si) (cena si))</text:p>
          </table:table-cell>
          <table:table-cell table:formula="of:=SUBSTITUTE([.V210];&quot;,&quot;;&quot;.&quot;)" office:value-type="string" office:string-value="(alimento (id 213) (nombre platano) (grupo 5) (tipo reguladores) (racion 75) (kcal 85) (proteinas 1.2) (grasas 0.3) (hidratos 19.5) (desayuno si) (almuerzo si) (comida si) (merienda si) (cena si))" calcext:value-type="string">
            <text:p>(alimento (id 213) (nombre platano) (grupo 5) (tipo reguladores) (racion 75) (kcal 85) (proteinas 1.2) (grasas 0.3) (hidratos 19.5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Plátano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11]*[.L211]/100" office:value-type="float" office:value="127.5" calcext:value-type="float">
            <text:p>127,5</text:p>
          </table:table-cell>
          <table:table-cell table:style-name="ce19" table:formula="of:=[.K211]*[.M211]*4/100" office:value-type="float" office:value="7.2" calcext:value-type="float">
            <text:p>7,2</text:p>
          </table:table-cell>
          <table:table-cell table:style-name="ce19" table:formula="of:=[.K211]*[.O211]*4/100" office:value-type="float" office:value="117" calcext:value-type="float">
            <text:p>117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85" calcext:value-type="float">
            <text:p>85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1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B211];&quot;) (nombre &quot;;[.U211];&quot;) (grupo &quot;;[.E211];&quot;) (tipo &quot;;[.G211];&quot;) (racion &quot;;[.K211];&quot;) (kcal &quot;;[.L211];&quot;) (proteinas &quot;;[.M211];&quot;) (grasas &quot;;[.N211];&quot;) (hidratos &quot;;[.O211];&quot;) (desayuno &quot;;[.P211];&quot;) (almuerzo &quot;;[.Q211];&quot;) (comida &quot;;[.R211];&quot;) (merienda &quot;;[.S211];&quot;) (cena &quot;;[.T211];&quot;))&quot;)" office:value-type="string" office:string-value="(alimento (id 214) (nombre platano) (grupo 5) (tipo reguladores) (racion 150) (kcal 85) (proteinas 1,2) (grasas 0,3) (hidratos 19,5) (desayuno si) (almuerzo si) (comida si) (merienda si) (cena si))" calcext:value-type="string">
            <text:p>(alimento (id 214) (nombre platano) (grupo 5) (tipo reguladores) (racion 150) (kcal 85) (proteinas 1,2) (grasas 0,3) (hidratos 19,5) (desayuno si) (almuerzo si) (comida si) (merienda si) (cena si))</text:p>
          </table:table-cell>
          <table:table-cell table:formula="of:=SUBSTITUTE([.V211];&quot;,&quot;;&quot;.&quot;)" office:value-type="string" office:string-value="(alimento (id 214) (nombre platano) (grupo 5) (tipo reguladores) (racion 150) (kcal 85) (proteinas 1.2) (grasas 0.3) (hidratos 19.5) (desayuno si) (almuerzo si) (comida si) (merienda si) (cena si))" calcext:value-type="string">
            <text:p>(alimento (id 214) (nombre platano) (grupo 5) (tipo reguladores) (racion 150) (kcal 85) (proteinas 1.2) (grasas 0.3) (hidratos 19.5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Plátano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12]*[.L212]/100" office:value-type="float" office:value="85" calcext:value-type="float">
            <text:p>85</text:p>
          </table:table-cell>
          <table:table-cell table:style-name="ce19" table:formula="of:=[.K212]*[.M212]*4/100" office:value-type="float" office:value="4.8" calcext:value-type="float">
            <text:p>4,8</text:p>
          </table:table-cell>
          <table:table-cell table:style-name="ce19" table:formula="of:=[.K212]*[.O212]*4/100" office:value-type="float" office:value="78" calcext:value-type="float">
            <text:p>78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85" calcext:value-type="float">
            <text:p>85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2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B212];&quot;) (nombre &quot;;[.U212];&quot;) (grupo &quot;;[.E212];&quot;) (tipo &quot;;[.G212];&quot;) (racion &quot;;[.K212];&quot;) (kcal &quot;;[.L212];&quot;) (proteinas &quot;;[.M212];&quot;) (grasas &quot;;[.N212];&quot;) (hidratos &quot;;[.O212];&quot;) (desayuno &quot;;[.P212];&quot;) (almuerzo &quot;;[.Q212];&quot;) (comida &quot;;[.R212];&quot;) (merienda &quot;;[.S212];&quot;) (cena &quot;;[.T212];&quot;))&quot;)" office:value-type="string" office:string-value="(alimento (id 215) (nombre platano) (grupo 5) (tipo reguladores) (racion 100) (kcal 85) (proteinas 1,2) (grasas 0,3) (hidratos 19,5) (desayuno si) (almuerzo si) (comida si) (merienda si) (cena si))" calcext:value-type="string">
            <text:p>(alimento (id 215) (nombre platano) (grupo 5) (tipo reguladores) (racion 100) (kcal 85) (proteinas 1,2) (grasas 0,3) (hidratos 19,5) (desayuno si) (almuerzo si) (comida si) (merienda si) (cena si))</text:p>
          </table:table-cell>
          <table:table-cell table:formula="of:=SUBSTITUTE([.V212];&quot;,&quot;;&quot;.&quot;)" office:value-type="string" office:string-value="(alimento (id 215) (nombre platano) (grupo 5) (tipo reguladores) (racion 100) (kcal 85) (proteinas 1.2) (grasas 0.3) (hidratos 19.5) (desayuno si) (almuerzo si) (comida si) (merienda si) (cena si))" calcext:value-type="string">
            <text:p>(alimento (id 215) (nombre platano) (grupo 5) (tipo reguladores) (racion 100) (kcal 85) (proteinas 1.2) (grasas 0.3) (hidratos 19.5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Naranj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13]*[.L213]/100" office:value-type="float" office:value="92.75" calcext:value-type="float">
            <text:p>92,75</text:p>
          </table:table-cell>
          <table:table-cell table:style-name="ce19" table:formula="of:=[.K213]*[.M213]*4/100" office:value-type="float" office:value="7" calcext:value-type="float">
            <text:p>7</text:p>
          </table:table-cell>
          <table:table-cell table:style-name="ce19" table:formula="of:=[.K213]*[.O213]*4/100" office:value-type="float" office:value="81.9" calcext:value-type="float">
            <text:p>81,9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53" calcext:value-type="float">
            <text:p>5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3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B213];&quot;) (nombre &quot;;[.U213];&quot;) (grupo &quot;;[.E213];&quot;) (tipo &quot;;[.G213];&quot;) (racion &quot;;[.K213];&quot;) (kcal &quot;;[.L213];&quot;) (proteinas &quot;;[.M213];&quot;) (grasas &quot;;[.N213];&quot;) (hidratos &quot;;[.O213];&quot;) (desayuno &quot;;[.P213];&quot;) (almuerzo &quot;;[.Q213];&quot;) (comida &quot;;[.R213];&quot;) (merienda &quot;;[.S213];&quot;) (cena &quot;;[.T213];&quot;))&quot;)" office:value-type="string" office:string-value="(alimento (id 216) (nombre naranja) (grupo 5) (tipo reguladores) (racion 175) (kcal 53) (proteinas 1) (grasas 0,2) (hidratos 11,7) (desayuno si) (almuerzo si) (comida si) (merienda si) (cena si))" calcext:value-type="string">
            <text:p>(alimento (id 216) (nombre naranja) (grupo 5) (tipo reguladores) (racion 175) (kcal 53) (proteinas 1) (grasas 0,2) (hidratos 11,7) (desayuno si) (almuerzo si) (comida si) (merienda si) (cena si))</text:p>
          </table:table-cell>
          <table:table-cell table:formula="of:=SUBSTITUTE([.V213];&quot;,&quot;;&quot;.&quot;)" office:value-type="string" office:string-value="(alimento (id 216) (nombre naranja) (grupo 5) (tipo reguladores) (racion 175) (kcal 53) (proteinas 1) (grasas 0.2) (hidratos 11.7) (desayuno si) (almuerzo si) (comida si) (merienda si) (cena si))" calcext:value-type="string">
            <text:p>(alimento (id 216) (nombre naranja) (grupo 5) (tipo reguladores) (racion 175) (kcal 53) (proteinas 1) (grasas 0.2) (hidratos 11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Naranj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14]*[.L214]/100" office:value-type="float" office:value="132.5" calcext:value-type="float">
            <text:p>132,5</text:p>
          </table:table-cell>
          <table:table-cell table:style-name="ce19" table:formula="of:=[.K214]*[.M214]*4/100" office:value-type="float" office:value="10" calcext:value-type="float">
            <text:p>10</text:p>
          </table:table-cell>
          <table:table-cell table:style-name="ce19" table:formula="of:=[.K214]*[.O214]*4/100" office:value-type="float" office:value="117" calcext:value-type="float">
            <text:p>117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53" calcext:value-type="float">
            <text:p>5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4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B214];&quot;) (nombre &quot;;[.U214];&quot;) (grupo &quot;;[.E214];&quot;) (tipo &quot;;[.G214];&quot;) (racion &quot;;[.K214];&quot;) (kcal &quot;;[.L214];&quot;) (proteinas &quot;;[.M214];&quot;) (grasas &quot;;[.N214];&quot;) (hidratos &quot;;[.O214];&quot;) (desayuno &quot;;[.P214];&quot;) (almuerzo &quot;;[.Q214];&quot;) (comida &quot;;[.R214];&quot;) (merienda &quot;;[.S214];&quot;) (cena &quot;;[.T214];&quot;))&quot;)" office:value-type="string" office:string-value="(alimento (id 217) (nombre naranja) (grupo 5) (tipo reguladores) (racion 250) (kcal 53) (proteinas 1) (grasas 0,2) (hidratos 11,7) (desayuno si) (almuerzo si) (comida si) (merienda si) (cena si))" calcext:value-type="string">
            <text:p>(alimento (id 217) (nombre naranja) (grupo 5) (tipo reguladores) (racion 250) (kcal 53) (proteinas 1) (grasas 0,2) (hidratos 11,7) (desayuno si) (almuerzo si) (comida si) (merienda si) (cena si))</text:p>
          </table:table-cell>
          <table:table-cell table:formula="of:=SUBSTITUTE([.V214];&quot;,&quot;;&quot;.&quot;)" office:value-type="string" office:string-value="(alimento (id 217) (nombre naranja) (grupo 5) (tipo reguladores) (racion 250) (kcal 53) (proteinas 1) (grasas 0.2) (hidratos 11.7) (desayuno si) (almuerzo si) (comida si) (merienda si) (cena si))" calcext:value-type="string">
            <text:p>(alimento (id 217) (nombre naranja) (grupo 5) (tipo reguladores) (racion 250) (kcal 53) (proteinas 1) (grasas 0.2) (hidratos 11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Naranj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15]*[.L215]/100" office:value-type="float" office:value="79.5" calcext:value-type="float">
            <text:p>79,5</text:p>
          </table:table-cell>
          <table:table-cell table:style-name="ce19" table:formula="of:=[.K215]*[.M215]*4/100" office:value-type="float" office:value="6" calcext:value-type="float">
            <text:p>6</text:p>
          </table:table-cell>
          <table:table-cell table:style-name="ce19" table:formula="of:=[.K215]*[.O215]*4/100" office:value-type="float" office:value="70.2" calcext:value-type="float">
            <text:p>70,2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53" calcext:value-type="float">
            <text:p>5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5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B215];&quot;) (nombre &quot;;[.U215];&quot;) (grupo &quot;;[.E215];&quot;) (tipo &quot;;[.G215];&quot;) (racion &quot;;[.K215];&quot;) (kcal &quot;;[.L215];&quot;) (proteinas &quot;;[.M215];&quot;) (grasas &quot;;[.N215];&quot;) (hidratos &quot;;[.O215];&quot;) (desayuno &quot;;[.P215];&quot;) (almuerzo &quot;;[.Q215];&quot;) (comida &quot;;[.R215];&quot;) (merienda &quot;;[.S215];&quot;) (cena &quot;;[.T215];&quot;))&quot;)" office:value-type="string" office:string-value="(alimento (id 218) (nombre naranja) (grupo 5) (tipo reguladores) (racion 150) (kcal 53) (proteinas 1) (grasas 0,2) (hidratos 11,7) (desayuno si) (almuerzo si) (comida si) (merienda si) (cena si))" calcext:value-type="string">
            <text:p>(alimento (id 218) (nombre naranja) (grupo 5) (tipo reguladores) (racion 150) (kcal 53) (proteinas 1) (grasas 0,2) (hidratos 11,7) (desayuno si) (almuerzo si) (comida si) (merienda si) (cena si))</text:p>
          </table:table-cell>
          <table:table-cell table:formula="of:=SUBSTITUTE([.V215];&quot;,&quot;;&quot;.&quot;)" office:value-type="string" office:string-value="(alimento (id 218) (nombre naranja) (grupo 5) (tipo reguladores) (racion 150) (kcal 53) (proteinas 1) (grasas 0.2) (hidratos 11.7) (desayuno si) (almuerzo si) (comida si) (merienda si) (cena si))" calcext:value-type="string">
            <text:p>(alimento (id 218) (nombre naranja) (grupo 5) (tipo reguladores) (racion 150) (kcal 53) (proteinas 1) (grasas 0.2) (hidratos 11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Naranj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16]*[.L216]/100" office:value-type="float" office:value="53" calcext:value-type="float">
            <text:p>53</text:p>
          </table:table-cell>
          <table:table-cell table:style-name="ce19" table:formula="of:=[.K216]*[.M216]*4/100" office:value-type="float" office:value="4" calcext:value-type="float">
            <text:p>4</text:p>
          </table:table-cell>
          <table:table-cell table:style-name="ce19" table:formula="of:=[.K216]*[.O216]*4/100" office:value-type="float" office:value="46.8" calcext:value-type="float">
            <text:p>46,8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3" calcext:value-type="float">
            <text:p>5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6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B216];&quot;) (nombre &quot;;[.U216];&quot;) (grupo &quot;;[.E216];&quot;) (tipo &quot;;[.G216];&quot;) (racion &quot;;[.K216];&quot;) (kcal &quot;;[.L216];&quot;) (proteinas &quot;;[.M216];&quot;) (grasas &quot;;[.N216];&quot;) (hidratos &quot;;[.O216];&quot;) (desayuno &quot;;[.P216];&quot;) (almuerzo &quot;;[.Q216];&quot;) (comida &quot;;[.R216];&quot;) (merienda &quot;;[.S216];&quot;) (cena &quot;;[.T216];&quot;))&quot;)" office:value-type="string" office:string-value="(alimento (id 219) (nombre naranja) (grupo 5) (tipo reguladores) (racion 100) (kcal 53) (proteinas 1) (grasas 0,2) (hidratos 11,7) (desayuno si) (almuerzo si) (comida si) (merienda si) (cena si))" calcext:value-type="string">
            <text:p>(alimento (id 219) (nombre naranja) (grupo 5) (tipo reguladores) (racion 100) (kcal 53) (proteinas 1) (grasas 0,2) (hidratos 11,7) (desayuno si) (almuerzo si) (comida si) (merienda si) (cena si))</text:p>
          </table:table-cell>
          <table:table-cell table:formula="of:=SUBSTITUTE([.V216];&quot;,&quot;;&quot;.&quot;)" office:value-type="string" office:string-value="(alimento (id 219) (nombre naranja) (grupo 5) (tipo reguladores) (racion 100) (kcal 53) (proteinas 1) (grasas 0.2) (hidratos 11.7) (desayuno si) (almuerzo si) (comida si) (merienda si) (cena si))" calcext:value-type="string">
            <text:p>(alimento (id 219) (nombre naranja) (grupo 5) (tipo reguladores) (racion 100) (kcal 53) (proteinas 1) (grasas 0.2) (hidratos 11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Naranj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17]*[.L217]/100" office:value-type="float" office:value="106" calcext:value-type="float">
            <text:p>106</text:p>
          </table:table-cell>
          <table:table-cell table:style-name="ce19" table:formula="of:=[.K217]*[.M217]*4/100" office:value-type="float" office:value="8" calcext:value-type="float">
            <text:p>8</text:p>
          </table:table-cell>
          <table:table-cell table:style-name="ce19" table:formula="of:=[.K217]*[.O217]*4/100" office:value-type="float" office:value="93.6" calcext:value-type="float">
            <text:p>93,6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53" calcext:value-type="float">
            <text:p>5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7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B217];&quot;) (nombre &quot;;[.U217];&quot;) (grupo &quot;;[.E217];&quot;) (tipo &quot;;[.G217];&quot;) (racion &quot;;[.K217];&quot;) (kcal &quot;;[.L217];&quot;) (proteinas &quot;;[.M217];&quot;) (grasas &quot;;[.N217];&quot;) (hidratos &quot;;[.O217];&quot;) (desayuno &quot;;[.P217];&quot;) (almuerzo &quot;;[.Q217];&quot;) (comida &quot;;[.R217];&quot;) (merienda &quot;;[.S217];&quot;) (cena &quot;;[.T217];&quot;))&quot;)" office:value-type="string" office:string-value="(alimento (id 220) (nombre naranja) (grupo 5) (tipo reguladores) (racion 200) (kcal 53) (proteinas 1) (grasas 0,2) (hidratos 11,7) (desayuno si) (almuerzo si) (comida si) (merienda si) (cena si))" calcext:value-type="string">
            <text:p>(alimento (id 220) (nombre naranja) (grupo 5) (tipo reguladores) (racion 200) (kcal 53) (proteinas 1) (grasas 0,2) (hidratos 11,7) (desayuno si) (almuerzo si) (comida si) (merienda si) (cena si))</text:p>
          </table:table-cell>
          <table:table-cell table:formula="of:=SUBSTITUTE([.V217];&quot;,&quot;;&quot;.&quot;)" office:value-type="string" office:string-value="(alimento (id 220) (nombre naranja) (grupo 5) (tipo reguladores) (racion 200) (kcal 53) (proteinas 1) (grasas 0.2) (hidratos 11.7) (desayuno si) (almuerzo si) (comida si) (merienda si) (cena si))" calcext:value-type="string">
            <text:p>(alimento (id 220) (nombre naranja) (grupo 5) (tipo reguladores) (racion 200) (kcal 53) (proteinas 1) (grasas 0.2) (hidratos 11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Piny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18]*[.L218]/100" office:value-type="float" office:value="96.25" calcext:value-type="float">
            <text:p>96,25</text:p>
          </table:table-cell>
          <table:table-cell table:style-name="ce19" table:formula="of:=[.K218]*[.M218]*4/100" office:value-type="float" office:value="3.5" calcext:value-type="float">
            <text:p>3,5</text:p>
          </table:table-cell>
          <table:table-cell table:style-name="ce19" table:formula="of:=[.K218]*[.O218]*4/100" office:value-type="float" office:value="88.9" calcext:value-type="float">
            <text:p>88,9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55" calcext:value-type="float">
            <text:p>5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8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B218];&quot;) (nombre &quot;;[.U218];&quot;) (grupo &quot;;[.E218];&quot;) (tipo &quot;;[.G218];&quot;) (racion &quot;;[.K218];&quot;) (kcal &quot;;[.L218];&quot;) (proteinas &quot;;[.M218];&quot;) (grasas &quot;;[.N218];&quot;) (hidratos &quot;;[.O218];&quot;) (desayuno &quot;;[.P218];&quot;) (almuerzo &quot;;[.Q218];&quot;) (comida &quot;;[.R218];&quot;) (merienda &quot;;[.S218];&quot;) (cena &quot;;[.T218];&quot;))&quot;)" office:value-type="string" office:string-value="(alimento (id 221) (nombre pinya) (grupo 5) (tipo reguladores) (racion 175) (kcal 55) (proteinas 0,5) (grasas 0,2) (hidratos 12,7) (desayuno si) (almuerzo si) (comida si) (merienda si) (cena si))" calcext:value-type="string">
            <text:p>(alimento (id 221) (nombre pinya) (grupo 5) (tipo reguladores) (racion 175) (kcal 55) (proteinas 0,5) (grasas 0,2) (hidratos 12,7) (desayuno si) (almuerzo si) (comida si) (merienda si) (cena si))</text:p>
          </table:table-cell>
          <table:table-cell table:formula="of:=SUBSTITUTE([.V218];&quot;,&quot;;&quot;.&quot;)" office:value-type="string" office:string-value="(alimento (id 221) (nombre pinya) (grupo 5) (tipo reguladores) (racion 175) (kcal 55) (proteinas 0.5) (grasas 0.2) (hidratos 12.7) (desayuno si) (almuerzo si) (comida si) (merienda si) (cena si))" calcext:value-type="string">
            <text:p>(alimento (id 221) (nombre pinya) (grupo 5) (tipo reguladores) (racion 175) (kcal 55) (proteinas 0.5) (grasas 0.2) (hidratos 12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Piny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19]*[.L219]/100" office:value-type="float" office:value="68.75" calcext:value-type="float">
            <text:p>68,75</text:p>
          </table:table-cell>
          <table:table-cell table:style-name="ce19" table:formula="of:=[.K219]*[.M219]*4/100" office:value-type="float" office:value="2.5" calcext:value-type="float">
            <text:p>2,5</text:p>
          </table:table-cell>
          <table:table-cell table:style-name="ce19" table:formula="of:=[.K219]*[.O219]*4/100" office:value-type="float" office:value="63.5" calcext:value-type="float">
            <text:p>63,5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55" calcext:value-type="float">
            <text:p>5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9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B219];&quot;) (nombre &quot;;[.U219];&quot;) (grupo &quot;;[.E219];&quot;) (tipo &quot;;[.G219];&quot;) (racion &quot;;[.K219];&quot;) (kcal &quot;;[.L219];&quot;) (proteinas &quot;;[.M219];&quot;) (grasas &quot;;[.N219];&quot;) (hidratos &quot;;[.O219];&quot;) (desayuno &quot;;[.P219];&quot;) (almuerzo &quot;;[.Q219];&quot;) (comida &quot;;[.R219];&quot;) (merienda &quot;;[.S219];&quot;) (cena &quot;;[.T219];&quot;))&quot;)" office:value-type="string" office:string-value="(alimento (id 222) (nombre pinya) (grupo 5) (tipo reguladores) (racion 125) (kcal 55) (proteinas 0,5) (grasas 0,2) (hidratos 12,7) (desayuno si) (almuerzo si) (comida si) (merienda si) (cena si))" calcext:value-type="string">
            <text:p>(alimento (id 222) (nombre pinya) (grupo 5) (tipo reguladores) (racion 125) (kcal 55) (proteinas 0,5) (grasas 0,2) (hidratos 12,7) (desayuno si) (almuerzo si) (comida si) (merienda si) (cena si))</text:p>
          </table:table-cell>
          <table:table-cell table:formula="of:=SUBSTITUTE([.V219];&quot;,&quot;;&quot;.&quot;)" office:value-type="string" office:string-value="(alimento (id 222) (nombre pinya) (grupo 5) (tipo reguladores) (racion 125) (kcal 55) (proteinas 0.5) (grasas 0.2) (hidratos 12.7) (desayuno si) (almuerzo si) (comida si) (merienda si) (cena si))" calcext:value-type="string">
            <text:p>(alimento (id 222) (nombre pinya) (grupo 5) (tipo reguladores) (racion 125) (kcal 55) (proteinas 0.5) (grasas 0.2) (hidratos 12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Piny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20]*[.L220]/100" office:value-type="float" office:value="82.5" calcext:value-type="float">
            <text:p>82,5</text:p>
          </table:table-cell>
          <table:table-cell table:style-name="ce19" table:formula="of:=[.K220]*[.M220]*4/100" office:value-type="float" office:value="3" calcext:value-type="float">
            <text:p>3</text:p>
          </table:table-cell>
          <table:table-cell table:style-name="ce19" table:formula="of:=[.K220]*[.O220]*4/100" office:value-type="float" office:value="76.2" calcext:value-type="float">
            <text:p>76,2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55" calcext:value-type="float">
            <text:p>5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0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B220];&quot;) (nombre &quot;;[.U220];&quot;) (grupo &quot;;[.E220];&quot;) (tipo &quot;;[.G220];&quot;) (racion &quot;;[.K220];&quot;) (kcal &quot;;[.L220];&quot;) (proteinas &quot;;[.M220];&quot;) (grasas &quot;;[.N220];&quot;) (hidratos &quot;;[.O220];&quot;) (desayuno &quot;;[.P220];&quot;) (almuerzo &quot;;[.Q220];&quot;) (comida &quot;;[.R220];&quot;) (merienda &quot;;[.S220];&quot;) (cena &quot;;[.T220];&quot;))&quot;)" office:value-type="string" office:string-value="(alimento (id 223) (nombre pinya) (grupo 5) (tipo reguladores) (racion 150) (kcal 55) (proteinas 0,5) (grasas 0,2) (hidratos 12,7) (desayuno si) (almuerzo si) (comida si) (merienda si) (cena si))" calcext:value-type="string">
            <text:p>(alimento (id 223) (nombre pinya) (grupo 5) (tipo reguladores) (racion 150) (kcal 55) (proteinas 0,5) (grasas 0,2) (hidratos 12,7) (desayuno si) (almuerzo si) (comida si) (merienda si) (cena si))</text:p>
          </table:table-cell>
          <table:table-cell table:formula="of:=SUBSTITUTE([.V220];&quot;,&quot;;&quot;.&quot;)" office:value-type="string" office:string-value="(alimento (id 223) (nombre pinya) (grupo 5) (tipo reguladores) (racion 150) (kcal 55) (proteinas 0.5) (grasas 0.2) (hidratos 12.7) (desayuno si) (almuerzo si) (comida si) (merienda si) (cena si))" calcext:value-type="string">
            <text:p>(alimento (id 223) (nombre pinya) (grupo 5) (tipo reguladores) (racion 150) (kcal 55) (proteinas 0.5) (grasas 0.2) (hidratos 12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Piny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21]*[.L221]/100" office:value-type="float" office:value="110" calcext:value-type="float">
            <text:p>110</text:p>
          </table:table-cell>
          <table:table-cell table:style-name="ce19" table:formula="of:=[.K221]*[.M221]*4/100" office:value-type="float" office:value="4" calcext:value-type="float">
            <text:p>4</text:p>
          </table:table-cell>
          <table:table-cell table:style-name="ce19" table:formula="of:=[.K221]*[.O221]*4/100" office:value-type="float" office:value="101.6" calcext:value-type="float">
            <text:p>101,6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55" calcext:value-type="float">
            <text:p>5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1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B221];&quot;) (nombre &quot;;[.U221];&quot;) (grupo &quot;;[.E221];&quot;) (tipo &quot;;[.G221];&quot;) (racion &quot;;[.K221];&quot;) (kcal &quot;;[.L221];&quot;) (proteinas &quot;;[.M221];&quot;) (grasas &quot;;[.N221];&quot;) (hidratos &quot;;[.O221];&quot;) (desayuno &quot;;[.P221];&quot;) (almuerzo &quot;;[.Q221];&quot;) (comida &quot;;[.R221];&quot;) (merienda &quot;;[.S221];&quot;) (cena &quot;;[.T221];&quot;))&quot;)" office:value-type="string" office:string-value="(alimento (id 224) (nombre pinya) (grupo 5) (tipo reguladores) (racion 200) (kcal 55) (proteinas 0,5) (grasas 0,2) (hidratos 12,7) (desayuno si) (almuerzo si) (comida si) (merienda si) (cena si))" calcext:value-type="string">
            <text:p>(alimento (id 224) (nombre pinya) (grupo 5) (tipo reguladores) (racion 200) (kcal 55) (proteinas 0,5) (grasas 0,2) (hidratos 12,7) (desayuno si) (almuerzo si) (comida si) (merienda si) (cena si))</text:p>
          </table:table-cell>
          <table:table-cell table:formula="of:=SUBSTITUTE([.V221];&quot;,&quot;;&quot;.&quot;)" office:value-type="string" office:string-value="(alimento (id 224) (nombre pinya) (grupo 5) (tipo reguladores) (racion 200) (kcal 55) (proteinas 0.5) (grasas 0.2) (hidratos 12.7) (desayuno si) (almuerzo si) (comida si) (merienda si) (cena si))" calcext:value-type="string">
            <text:p>(alimento (id 224) (nombre pinya) (grupo 5) (tipo reguladores) (racion 200) (kcal 55) (proteinas 0.5) (grasas 0.2) (hidratos 12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Piny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22]*[.L222]/100" office:value-type="float" office:value="55" calcext:value-type="float">
            <text:p>55</text:p>
          </table:table-cell>
          <table:table-cell table:style-name="ce19" table:formula="of:=[.K222]*[.M222]*4/100" office:value-type="float" office:value="2" calcext:value-type="float">
            <text:p>2</text:p>
          </table:table-cell>
          <table:table-cell table:style-name="ce19" table:formula="of:=[.K222]*[.O222]*4/100" office:value-type="float" office:value="50.8" calcext:value-type="float">
            <text:p>50,8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5" calcext:value-type="float">
            <text:p>5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2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B222];&quot;) (nombre &quot;;[.U222];&quot;) (grupo &quot;;[.E222];&quot;) (tipo &quot;;[.G222];&quot;) (racion &quot;;[.K222];&quot;) (kcal &quot;;[.L222];&quot;) (proteinas &quot;;[.M222];&quot;) (grasas &quot;;[.N222];&quot;) (hidratos &quot;;[.O222];&quot;) (desayuno &quot;;[.P222];&quot;) (almuerzo &quot;;[.Q222];&quot;) (comida &quot;;[.R222];&quot;) (merienda &quot;;[.S222];&quot;) (cena &quot;;[.T222];&quot;))&quot;)" office:value-type="string" office:string-value="(alimento (id 225) (nombre pinya) (grupo 5) (tipo reguladores) (racion 100) (kcal 55) (proteinas 0,5) (grasas 0,2) (hidratos 12,7) (desayuno si) (almuerzo si) (comida si) (merienda si) (cena si))" calcext:value-type="string">
            <text:p>(alimento (id 225) (nombre pinya) (grupo 5) (tipo reguladores) (racion 100) (kcal 55) (proteinas 0,5) (grasas 0,2) (hidratos 12,7) (desayuno si) (almuerzo si) (comida si) (merienda si) (cena si))</text:p>
          </table:table-cell>
          <table:table-cell table:formula="of:=SUBSTITUTE([.V222];&quot;,&quot;;&quot;.&quot;)" office:value-type="string" office:string-value="(alimento (id 225) (nombre pinya) (grupo 5) (tipo reguladores) (racion 100) (kcal 55) (proteinas 0.5) (grasas 0.2) (hidratos 12.7) (desayuno si) (almuerzo si) (comida si) (merienda si) (cena si))" calcext:value-type="string">
            <text:p>(alimento (id 225) (nombre pinya) (grupo 5) (tipo reguladores) (racion 100) (kcal 55) (proteinas 0.5) (grasas 0.2) (hidratos 12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Limón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23]*[.L223]/100" office:value-type="float" office:value="3.5" calcext:value-type="float">
            <text:p>3,5</text:p>
          </table:table-cell>
          <table:table-cell table:style-name="ce19" table:formula="of:=[.K223]*[.M223]*4/100" office:value-type="float" office:value="0.6" calcext:value-type="float">
            <text:p>0,6</text:p>
          </table:table-cell>
          <table:table-cell table:style-name="ce19" table:formula="of:=[.K223]*[.O223]*4/100" office:value-type="float" office:value="3.2" calcext:value-type="float">
            <text:p>3,2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4" calcext:value-type="float">
            <text:p>14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3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B223];&quot;) (nombre &quot;;[.U223];&quot;) (grupo &quot;;[.E223];&quot;) (tipo &quot;;[.G223];&quot;) (racion &quot;;[.K223];&quot;) (kcal &quot;;[.L223];&quot;) (proteinas &quot;;[.M223];&quot;) (grasas &quot;;[.N223];&quot;) (hidratos &quot;;[.O223];&quot;) (desayuno &quot;;[.P223];&quot;) (almuerzo &quot;;[.Q223];&quot;) (comida &quot;;[.R223];&quot;) (merienda &quot;;[.S223];&quot;) (cena &quot;;[.T223];&quot;))&quot;)" office:value-type="string" office:string-value="(alimento (id 226) (nombre limon) (grupo 5) (tipo reguladores) (racion 25) (kcal 14) (proteinas 0,6) (grasas 0) (hidratos 3,2) (desayuno si) (almuerzo si) (comida si) (merienda si) (cena si))" calcext:value-type="string">
            <text:p>(alimento (id 226) (nombre limon) (grupo 5) (tipo reguladores) (racion 25) (kcal 14) (proteinas 0,6) (grasas 0) (hidratos 3,2) (desayuno si) (almuerzo si) (comida si) (merienda si) (cena si))</text:p>
          </table:table-cell>
          <table:table-cell table:formula="of:=SUBSTITUTE([.V223];&quot;,&quot;;&quot;.&quot;)" office:value-type="string" office:string-value="(alimento (id 226) (nombre limon) (grupo 5) (tipo reguladores) (racion 25) (kcal 14) (proteinas 0.6) (grasas 0) (hidratos 3.2) (desayuno si) (almuerzo si) (comida si) (merienda si) (cena si))" calcext:value-type="string">
            <text:p>(alimento (id 226) (nombre limon) (grupo 5) (tipo reguladores) (racion 25) (kcal 14) (proteinas 0.6) (grasas 0) (hidratos 3.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Limón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24]*[.L224]/100" office:value-type="float" office:value="17.5" calcext:value-type="float">
            <text:p>17,5</text:p>
          </table:table-cell>
          <table:table-cell table:style-name="ce19" table:formula="of:=[.K224]*[.M224]*4/100" office:value-type="float" office:value="3" calcext:value-type="float">
            <text:p>3</text:p>
          </table:table-cell>
          <table:table-cell table:style-name="ce19" table:formula="of:=[.K224]*[.O224]*4/100" office:value-type="float" office:value="16" calcext:value-type="float">
            <text:p>16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4" calcext:value-type="float">
            <text:p>14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4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B224];&quot;) (nombre &quot;;[.U224];&quot;) (grupo &quot;;[.E224];&quot;) (tipo &quot;;[.G224];&quot;) (racion &quot;;[.K224];&quot;) (kcal &quot;;[.L224];&quot;) (proteinas &quot;;[.M224];&quot;) (grasas &quot;;[.N224];&quot;) (hidratos &quot;;[.O224];&quot;) (desayuno &quot;;[.P224];&quot;) (almuerzo &quot;;[.Q224];&quot;) (comida &quot;;[.R224];&quot;) (merienda &quot;;[.S224];&quot;) (cena &quot;;[.T224];&quot;))&quot;)" office:value-type="string" office:string-value="(alimento (id 227) (nombre limon) (grupo 5) (tipo reguladores) (racion 125) (kcal 14) (proteinas 0,6) (grasas 0) (hidratos 3,2) (desayuno si) (almuerzo si) (comida si) (merienda si) (cena si))" calcext:value-type="string">
            <text:p>(alimento (id 227) (nombre limon) (grupo 5) (tipo reguladores) (racion 125) (kcal 14) (proteinas 0,6) (grasas 0) (hidratos 3,2) (desayuno si) (almuerzo si) (comida si) (merienda si) (cena si))</text:p>
          </table:table-cell>
          <table:table-cell table:formula="of:=SUBSTITUTE([.V224];&quot;,&quot;;&quot;.&quot;)" office:value-type="string" office:string-value="(alimento (id 227) (nombre limon) (grupo 5) (tipo reguladores) (racion 125) (kcal 14) (proteinas 0.6) (grasas 0) (hidratos 3.2) (desayuno si) (almuerzo si) (comida si) (merienda si) (cena si))" calcext:value-type="string">
            <text:p>(alimento (id 227) (nombre limon) (grupo 5) (tipo reguladores) (racion 125) (kcal 14) (proteinas 0.6) (grasas 0) (hidratos 3.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Limón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25]*[.L225]/100" office:value-type="float" office:value="10.5" calcext:value-type="float">
            <text:p>10,5</text:p>
          </table:table-cell>
          <table:table-cell table:style-name="ce19" table:formula="of:=[.K225]*[.M225]*4/100" office:value-type="float" office:value="1.8" calcext:value-type="float">
            <text:p>1,8</text:p>
          </table:table-cell>
          <table:table-cell table:style-name="ce19" table:formula="of:=[.K225]*[.O225]*4/100" office:value-type="float" office:value="9.6" calcext:value-type="float">
            <text:p>9,6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14" calcext:value-type="float">
            <text:p>14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5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B225];&quot;) (nombre &quot;;[.U225];&quot;) (grupo &quot;;[.E225];&quot;) (tipo &quot;;[.G225];&quot;) (racion &quot;;[.K225];&quot;) (kcal &quot;;[.L225];&quot;) (proteinas &quot;;[.M225];&quot;) (grasas &quot;;[.N225];&quot;) (hidratos &quot;;[.O225];&quot;) (desayuno &quot;;[.P225];&quot;) (almuerzo &quot;;[.Q225];&quot;) (comida &quot;;[.R225];&quot;) (merienda &quot;;[.S225];&quot;) (cena &quot;;[.T225];&quot;))&quot;)" office:value-type="string" office:string-value="(alimento (id 228) (nombre limon) (grupo 5) (tipo reguladores) (racion 75) (kcal 14) (proteinas 0,6) (grasas 0) (hidratos 3,2) (desayuno si) (almuerzo si) (comida si) (merienda si) (cena si))" calcext:value-type="string">
            <text:p>(alimento (id 228) (nombre limon) (grupo 5) (tipo reguladores) (racion 75) (kcal 14) (proteinas 0,6) (grasas 0) (hidratos 3,2) (desayuno si) (almuerzo si) (comida si) (merienda si) (cena si))</text:p>
          </table:table-cell>
          <table:table-cell table:formula="of:=SUBSTITUTE([.V225];&quot;,&quot;;&quot;.&quot;)" office:value-type="string" office:string-value="(alimento (id 228) (nombre limon) (grupo 5) (tipo reguladores) (racion 75) (kcal 14) (proteinas 0.6) (grasas 0) (hidratos 3.2) (desayuno si) (almuerzo si) (comida si) (merienda si) (cena si))" calcext:value-type="string">
            <text:p>(alimento (id 228) (nombre limon) (grupo 5) (tipo reguladores) (racion 75) (kcal 14) (proteinas 0.6) (grasas 0) (hidratos 3.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Limón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26]*[.L226]/100" office:value-type="float" office:value="7" calcext:value-type="float">
            <text:p>7</text:p>
          </table:table-cell>
          <table:table-cell table:style-name="ce19" table:formula="of:=[.K226]*[.M226]*4/100" office:value-type="float" office:value="1.2" calcext:value-type="float">
            <text:p>1,2</text:p>
          </table:table-cell>
          <table:table-cell table:style-name="ce19" table:formula="of:=[.K226]*[.O226]*4/100" office:value-type="float" office:value="6.4" calcext:value-type="float">
            <text:p>6,4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4" calcext:value-type="float">
            <text:p>14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6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B226];&quot;) (nombre &quot;;[.U226];&quot;) (grupo &quot;;[.E226];&quot;) (tipo &quot;;[.G226];&quot;) (racion &quot;;[.K226];&quot;) (kcal &quot;;[.L226];&quot;) (proteinas &quot;;[.M226];&quot;) (grasas &quot;;[.N226];&quot;) (hidratos &quot;;[.O226];&quot;) (desayuno &quot;;[.P226];&quot;) (almuerzo &quot;;[.Q226];&quot;) (comida &quot;;[.R226];&quot;) (merienda &quot;;[.S226];&quot;) (cena &quot;;[.T226];&quot;))&quot;)" office:value-type="string" office:string-value="(alimento (id 229) (nombre limon) (grupo 5) (tipo reguladores) (racion 50) (kcal 14) (proteinas 0,6) (grasas 0) (hidratos 3,2) (desayuno si) (almuerzo si) (comida si) (merienda si) (cena si))" calcext:value-type="string">
            <text:p>(alimento (id 229) (nombre limon) (grupo 5) (tipo reguladores) (racion 50) (kcal 14) (proteinas 0,6) (grasas 0) (hidratos 3,2) (desayuno si) (almuerzo si) (comida si) (merienda si) (cena si))</text:p>
          </table:table-cell>
          <table:table-cell table:formula="of:=SUBSTITUTE([.V226];&quot;,&quot;;&quot;.&quot;)" office:value-type="string" office:string-value="(alimento (id 229) (nombre limon) (grupo 5) (tipo reguladores) (racion 50) (kcal 14) (proteinas 0.6) (grasas 0) (hidratos 3.2) (desayuno si) (almuerzo si) (comida si) (merienda si) (cena si))" calcext:value-type="string">
            <text:p>(alimento (id 229) (nombre limon) (grupo 5) (tipo reguladores) (racion 50) (kcal 14) (proteinas 0.6) (grasas 0) (hidratos 3.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Limón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27]*[.L227]/100" office:value-type="float" office:value="14" calcext:value-type="float">
            <text:p>14</text:p>
          </table:table-cell>
          <table:table-cell table:style-name="ce19" table:formula="of:=[.K227]*[.M227]*4/100" office:value-type="float" office:value="2.4" calcext:value-type="float">
            <text:p>2,4</text:p>
          </table:table-cell>
          <table:table-cell table:style-name="ce19" table:formula="of:=[.K227]*[.O227]*4/100" office:value-type="float" office:value="12.8" calcext:value-type="float">
            <text:p>12,8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4" calcext:value-type="float">
            <text:p>14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7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B227];&quot;) (nombre &quot;;[.U227];&quot;) (grupo &quot;;[.E227];&quot;) (tipo &quot;;[.G227];&quot;) (racion &quot;;[.K227];&quot;) (kcal &quot;;[.L227];&quot;) (proteinas &quot;;[.M227];&quot;) (grasas &quot;;[.N227];&quot;) (hidratos &quot;;[.O227];&quot;) (desayuno &quot;;[.P227];&quot;) (almuerzo &quot;;[.Q227];&quot;) (comida &quot;;[.R227];&quot;) (merienda &quot;;[.S227];&quot;) (cena &quot;;[.T227];&quot;))&quot;)" office:value-type="string" office:string-value="(alimento (id 230) (nombre limon) (grupo 5) (tipo reguladores) (racion 100) (kcal 14) (proteinas 0,6) (grasas 0) (hidratos 3,2) (desayuno si) (almuerzo si) (comida si) (merienda si) (cena si))" calcext:value-type="string">
            <text:p>(alimento (id 230) (nombre limon) (grupo 5) (tipo reguladores) (racion 100) (kcal 14) (proteinas 0,6) (grasas 0) (hidratos 3,2) (desayuno si) (almuerzo si) (comida si) (merienda si) (cena si))</text:p>
          </table:table-cell>
          <table:table-cell table:formula="of:=SUBSTITUTE([.V227];&quot;,&quot;;&quot;.&quot;)" office:value-type="string" office:string-value="(alimento (id 230) (nombre limon) (grupo 5) (tipo reguladores) (racion 100) (kcal 14) (proteinas 0.6) (grasas 0) (hidratos 3.2) (desayuno si) (almuerzo si) (comida si) (merienda si) (cena si))" calcext:value-type="string">
            <text:p>(alimento (id 230) (nombre limon) (grupo 5) (tipo reguladores) (racion 100) (kcal 14) (proteinas 0.6) (grasas 0) (hidratos 3.2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Per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28]*[.L228]/100" office:value-type="float" office:value="72.5" calcext:value-type="float">
            <text:p>72,5</text:p>
          </table:table-cell>
          <table:table-cell table:style-name="ce19" table:formula="of:=[.K228]*[.M228]*4/100" office:value-type="float" office:value="3.5" calcext:value-type="float">
            <text:p>3,5</text:p>
          </table:table-cell>
          <table:table-cell table:style-name="ce19" table:formula="of:=[.K228]*[.O228]*4/100" office:value-type="float" office:value="75" calcext:value-type="float">
            <text:p>75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58" calcext:value-type="float">
            <text:p>58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8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B228];&quot;) (nombre &quot;;[.U228];&quot;) (grupo &quot;;[.E228];&quot;) (tipo &quot;;[.G228];&quot;) (racion &quot;;[.K228];&quot;) (kcal &quot;;[.L228];&quot;) (proteinas &quot;;[.M228];&quot;) (grasas &quot;;[.N228];&quot;) (hidratos &quot;;[.O228];&quot;) (desayuno &quot;;[.P228];&quot;) (almuerzo &quot;;[.Q228];&quot;) (comida &quot;;[.R228];&quot;) (merienda &quot;;[.S228];&quot;) (cena &quot;;[.T228];&quot;))&quot;)" office:value-type="string" office:string-value="(alimento (id 231) (nombre pera) (grupo 5) (tipo reguladores) (racion 125) (kcal 58) (proteinas 0,7) (grasas 0,1) (hidratos 15) (desayuno si) (almuerzo si) (comida si) (merienda si) (cena si))" calcext:value-type="string">
            <text:p>(alimento (id 231) (nombre pera) (grupo 5) (tipo reguladores) (racion 125) (kcal 58) (proteinas 0,7) (grasas 0,1) (hidratos 15) (desayuno si) (almuerzo si) (comida si) (merienda si) (cena si))</text:p>
          </table:table-cell>
          <table:table-cell table:formula="of:=SUBSTITUTE([.V228];&quot;,&quot;;&quot;.&quot;)" office:value-type="string" office:string-value="(alimento (id 231) (nombre pera) (grupo 5) (tipo reguladores) (racion 125) (kcal 58) (proteinas 0.7) (grasas 0.1) (hidratos 15) (desayuno si) (almuerzo si) (comida si) (merienda si) (cena si))" calcext:value-type="string">
            <text:p>(alimento (id 231) (nombre pera) (grupo 5) (tipo reguladores) (racion 125) (kcal 58) (proteinas 0.7) (grasas 0.1) (hidratos 15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Per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29]*[.L229]/100" office:value-type="float" office:value="116" calcext:value-type="float">
            <text:p>116</text:p>
          </table:table-cell>
          <table:table-cell table:style-name="ce19" table:formula="of:=[.K229]*[.M229]*4/100" office:value-type="float" office:value="5.6" calcext:value-type="float">
            <text:p>5,6</text:p>
          </table:table-cell>
          <table:table-cell table:style-name="ce19" table:formula="of:=[.K229]*[.O229]*4/100" office:value-type="float" office:value="120" calcext:value-type="float">
            <text:p>12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58" calcext:value-type="float">
            <text:p>58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9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B229];&quot;) (nombre &quot;;[.U229];&quot;) (grupo &quot;;[.E229];&quot;) (tipo &quot;;[.G229];&quot;) (racion &quot;;[.K229];&quot;) (kcal &quot;;[.L229];&quot;) (proteinas &quot;;[.M229];&quot;) (grasas &quot;;[.N229];&quot;) (hidratos &quot;;[.O229];&quot;) (desayuno &quot;;[.P229];&quot;) (almuerzo &quot;;[.Q229];&quot;) (comida &quot;;[.R229];&quot;) (merienda &quot;;[.S229];&quot;) (cena &quot;;[.T229];&quot;))&quot;)" office:value-type="string" office:string-value="(alimento (id 232) (nombre pera) (grupo 5) (tipo reguladores) (racion 200) (kcal 58) (proteinas 0,7) (grasas 0,1) (hidratos 15) (desayuno si) (almuerzo si) (comida si) (merienda si) (cena si))" calcext:value-type="string">
            <text:p>(alimento (id 232) (nombre pera) (grupo 5) (tipo reguladores) (racion 200) (kcal 58) (proteinas 0,7) (grasas 0,1) (hidratos 15) (desayuno si) (almuerzo si) (comida si) (merienda si) (cena si))</text:p>
          </table:table-cell>
          <table:table-cell table:formula="of:=SUBSTITUTE([.V229];&quot;,&quot;;&quot;.&quot;)" office:value-type="string" office:string-value="(alimento (id 232) (nombre pera) (grupo 5) (tipo reguladores) (racion 200) (kcal 58) (proteinas 0.7) (grasas 0.1) (hidratos 15) (desayuno si) (almuerzo si) (comida si) (merienda si) (cena si))" calcext:value-type="string">
            <text:p>(alimento (id 232) (nombre pera) (grupo 5) (tipo reguladores) (racion 200) (kcal 58) (proteinas 0.7) (grasas 0.1) (hidratos 15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Per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30]*[.L230]/100" office:value-type="float" office:value="101.5" calcext:value-type="float">
            <text:p>101,5</text:p>
          </table:table-cell>
          <table:table-cell table:style-name="ce19" table:formula="of:=[.K230]*[.M230]*4/100" office:value-type="float" office:value="4.9" calcext:value-type="float">
            <text:p>4,9</text:p>
          </table:table-cell>
          <table:table-cell table:style-name="ce19" table:formula="of:=[.K230]*[.O230]*4/100" office:value-type="float" office:value="105" calcext:value-type="float">
            <text:p>105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58" calcext:value-type="float">
            <text:p>58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0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B230];&quot;) (nombre &quot;;[.U230];&quot;) (grupo &quot;;[.E230];&quot;) (tipo &quot;;[.G230];&quot;) (racion &quot;;[.K230];&quot;) (kcal &quot;;[.L230];&quot;) (proteinas &quot;;[.M230];&quot;) (grasas &quot;;[.N230];&quot;) (hidratos &quot;;[.O230];&quot;) (desayuno &quot;;[.P230];&quot;) (almuerzo &quot;;[.Q230];&quot;) (comida &quot;;[.R230];&quot;) (merienda &quot;;[.S230];&quot;) (cena &quot;;[.T230];&quot;))&quot;)" office:value-type="string" office:string-value="(alimento (id 233) (nombre pera) (grupo 5) (tipo reguladores) (racion 175) (kcal 58) (proteinas 0,7) (grasas 0,1) (hidratos 15) (desayuno si) (almuerzo si) (comida si) (merienda si) (cena si))" calcext:value-type="string">
            <text:p>(alimento (id 233) (nombre pera) (grupo 5) (tipo reguladores) (racion 175) (kcal 58) (proteinas 0,7) (grasas 0,1) (hidratos 15) (desayuno si) (almuerzo si) (comida si) (merienda si) (cena si))</text:p>
          </table:table-cell>
          <table:table-cell table:formula="of:=SUBSTITUTE([.V230];&quot;,&quot;;&quot;.&quot;)" office:value-type="string" office:string-value="(alimento (id 233) (nombre pera) (grupo 5) (tipo reguladores) (racion 175) (kcal 58) (proteinas 0.7) (grasas 0.1) (hidratos 15) (desayuno si) (almuerzo si) (comida si) (merienda si) (cena si))" calcext:value-type="string">
            <text:p>(alimento (id 233) (nombre pera) (grupo 5) (tipo reguladores) (racion 175) (kcal 58) (proteinas 0.7) (grasas 0.1) (hidratos 15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Per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31]*[.L231]/100" office:value-type="float" office:value="58" calcext:value-type="float">
            <text:p>58</text:p>
          </table:table-cell>
          <table:table-cell table:style-name="ce19" table:formula="of:=[.K231]*[.M231]*4/100" office:value-type="float" office:value="2.8" calcext:value-type="float">
            <text:p>2,8</text:p>
          </table:table-cell>
          <table:table-cell table:style-name="ce19" table:formula="of:=[.K231]*[.O231]*4/100" office:value-type="float" office:value="60" calcext:value-type="float">
            <text:p>6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8" calcext:value-type="float">
            <text:p>58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1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B231];&quot;) (nombre &quot;;[.U231];&quot;) (grupo &quot;;[.E231];&quot;) (tipo &quot;;[.G231];&quot;) (racion &quot;;[.K231];&quot;) (kcal &quot;;[.L231];&quot;) (proteinas &quot;;[.M231];&quot;) (grasas &quot;;[.N231];&quot;) (hidratos &quot;;[.O231];&quot;) (desayuno &quot;;[.P231];&quot;) (almuerzo &quot;;[.Q231];&quot;) (comida &quot;;[.R231];&quot;) (merienda &quot;;[.S231];&quot;) (cena &quot;;[.T231];&quot;))&quot;)" office:value-type="string" office:string-value="(alimento (id 234) (nombre pera) (grupo 5) (tipo reguladores) (racion 100) (kcal 58) (proteinas 0,7) (grasas 0,1) (hidratos 15) (desayuno si) (almuerzo si) (comida si) (merienda si) (cena si))" calcext:value-type="string">
            <text:p>(alimento (id 234) (nombre pera) (grupo 5) (tipo reguladores) (racion 100) (kcal 58) (proteinas 0,7) (grasas 0,1) (hidratos 15) (desayuno si) (almuerzo si) (comida si) (merienda si) (cena si))</text:p>
          </table:table-cell>
          <table:table-cell table:formula="of:=SUBSTITUTE([.V231];&quot;,&quot;;&quot;.&quot;)" office:value-type="string" office:string-value="(alimento (id 234) (nombre pera) (grupo 5) (tipo reguladores) (racion 100) (kcal 58) (proteinas 0.7) (grasas 0.1) (hidratos 15) (desayuno si) (almuerzo si) (comida si) (merienda si) (cena si))" calcext:value-type="string">
            <text:p>(alimento (id 234) (nombre pera) (grupo 5) (tipo reguladores) (racion 100) (kcal 58) (proteinas 0.7) (grasas 0.1) (hidratos 15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Per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32]*[.L232]/100" office:value-type="float" office:value="87" calcext:value-type="float">
            <text:p>87</text:p>
          </table:table-cell>
          <table:table-cell table:style-name="ce19" table:formula="of:=[.K232]*[.M232]*4/100" office:value-type="float" office:value="4.2" calcext:value-type="float">
            <text:p>4,2</text:p>
          </table:table-cell>
          <table:table-cell table:style-name="ce19" table:formula="of:=[.K232]*[.O232]*4/100" office:value-type="float" office:value="90" calcext:value-type="float">
            <text:p>9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58" calcext:value-type="float">
            <text:p>58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2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B232];&quot;) (nombre &quot;;[.U232];&quot;) (grupo &quot;;[.E232];&quot;) (tipo &quot;;[.G232];&quot;) (racion &quot;;[.K232];&quot;) (kcal &quot;;[.L232];&quot;) (proteinas &quot;;[.M232];&quot;) (grasas &quot;;[.N232];&quot;) (hidratos &quot;;[.O232];&quot;) (desayuno &quot;;[.P232];&quot;) (almuerzo &quot;;[.Q232];&quot;) (comida &quot;;[.R232];&quot;) (merienda &quot;;[.S232];&quot;) (cena &quot;;[.T232];&quot;))&quot;)" office:value-type="string" office:string-value="(alimento (id 235) (nombre pera) (grupo 5) (tipo reguladores) (racion 150) (kcal 58) (proteinas 0,7) (grasas 0,1) (hidratos 15) (desayuno si) (almuerzo si) (comida si) (merienda si) (cena si))" calcext:value-type="string">
            <text:p>(alimento (id 235) (nombre pera) (grupo 5) (tipo reguladores) (racion 150) (kcal 58) (proteinas 0,7) (grasas 0,1) (hidratos 15) (desayuno si) (almuerzo si) (comida si) (merienda si) (cena si))</text:p>
          </table:table-cell>
          <table:table-cell table:formula="of:=SUBSTITUTE([.V232];&quot;,&quot;;&quot;.&quot;)" office:value-type="string" office:string-value="(alimento (id 235) (nombre pera) (grupo 5) (tipo reguladores) (racion 150) (kcal 58) (proteinas 0.7) (grasas 0.1) (hidratos 15) (desayuno si) (almuerzo si) (comida si) (merienda si) (cena si))" calcext:value-type="string">
            <text:p>(alimento (id 235) (nombre pera) (grupo 5) (tipo reguladores) (racion 150) (kcal 58) (proteinas 0.7) (grasas 0.1) (hidratos 15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Arandano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33]*[.L233]/100" office:value-type="float" office:value="10.25" calcext:value-type="float">
            <text:p>10,25</text:p>
          </table:table-cell>
          <table:table-cell table:style-name="ce19" table:formula="of:=[.K233]*[.M233]*4/100" office:value-type="float" office:value="0.6" calcext:value-type="float">
            <text:p>0,6</text:p>
          </table:table-cell>
          <table:table-cell table:style-name="ce19" table:formula="of:=[.K233]*[.O233]*4/100" office:value-type="float" office:value="10.1" calcext:value-type="float">
            <text:p>10,1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41" calcext:value-type="float">
            <text:p>41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3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B233];&quot;) (nombre &quot;;[.U233];&quot;) (grupo &quot;;[.E233];&quot;) (tipo &quot;;[.G233];&quot;) (racion &quot;;[.K233];&quot;) (kcal &quot;;[.L233];&quot;) (proteinas &quot;;[.M233];&quot;) (grasas &quot;;[.N233];&quot;) (hidratos &quot;;[.O233];&quot;) (desayuno &quot;;[.P233];&quot;) (almuerzo &quot;;[.Q233];&quot;) (comida &quot;;[.R233];&quot;) (merienda &quot;;[.S233];&quot;) (cena &quot;;[.T233];&quot;))&quot;)" office:value-type="string" office:string-value="(alimento (id 236) (nombre arandano) (grupo 5) (tipo reguladores) (racion 25) (kcal 41) (proteinas 0,6) (grasas 0,4) (hidratos 10,1) (desayuno si) (almuerzo si) (comida si) (merienda si) (cena si))" calcext:value-type="string">
            <text:p>(alimento (id 236) (nombre arandano) (grupo 5) (tipo reguladores) (racion 25) (kcal 41) (proteinas 0,6) (grasas 0,4) (hidratos 10,1) (desayuno si) (almuerzo si) (comida si) (merienda si) (cena si))</text:p>
          </table:table-cell>
          <table:table-cell table:formula="of:=SUBSTITUTE([.V233];&quot;,&quot;;&quot;.&quot;)" office:value-type="string" office:string-value="(alimento (id 236) (nombre arandano) (grupo 5) (tipo reguladores) (racion 25) (kcal 41) (proteinas 0.6) (grasas 0.4) (hidratos 10.1) (desayuno si) (almuerzo si) (comida si) (merienda si) (cena si))" calcext:value-type="string">
            <text:p>(alimento (id 236) (nombre arandano) (grupo 5) (tipo reguladores) (racion 25) (kcal 41) (proteinas 0.6) (grasas 0.4) (hidratos 10.1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Arandano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34]*[.L234]/100" office:value-type="float" office:value="61.5" calcext:value-type="float">
            <text:p>61,5</text:p>
          </table:table-cell>
          <table:table-cell table:style-name="ce19" table:formula="of:=[.K234]*[.M234]*4/100" office:value-type="float" office:value="3.6" calcext:value-type="float">
            <text:p>3,6</text:p>
          </table:table-cell>
          <table:table-cell table:style-name="ce19" table:formula="of:=[.K234]*[.O234]*4/100" office:value-type="float" office:value="60.6" calcext:value-type="float">
            <text:p>60,6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41" calcext:value-type="float">
            <text:p>41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4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B234];&quot;) (nombre &quot;;[.U234];&quot;) (grupo &quot;;[.E234];&quot;) (tipo &quot;;[.G234];&quot;) (racion &quot;;[.K234];&quot;) (kcal &quot;;[.L234];&quot;) (proteinas &quot;;[.M234];&quot;) (grasas &quot;;[.N234];&quot;) (hidratos &quot;;[.O234];&quot;) (desayuno &quot;;[.P234];&quot;) (almuerzo &quot;;[.Q234];&quot;) (comida &quot;;[.R234];&quot;) (merienda &quot;;[.S234];&quot;) (cena &quot;;[.T234];&quot;))&quot;)" office:value-type="string" office:string-value="(alimento (id 237) (nombre arandano) (grupo 5) (tipo reguladores) (racion 150) (kcal 41) (proteinas 0,6) (grasas 0,4) (hidratos 10,1) (desayuno si) (almuerzo si) (comida si) (merienda si) (cena si))" calcext:value-type="string">
            <text:p>(alimento (id 237) (nombre arandano) (grupo 5) (tipo reguladores) (racion 150) (kcal 41) (proteinas 0,6) (grasas 0,4) (hidratos 10,1) (desayuno si) (almuerzo si) (comida si) (merienda si) (cena si))</text:p>
          </table:table-cell>
          <table:table-cell table:formula="of:=SUBSTITUTE([.V234];&quot;,&quot;;&quot;.&quot;)" office:value-type="string" office:string-value="(alimento (id 237) (nombre arandano) (grupo 5) (tipo reguladores) (racion 150) (kcal 41) (proteinas 0.6) (grasas 0.4) (hidratos 10.1) (desayuno si) (almuerzo si) (comida si) (merienda si) (cena si))" calcext:value-type="string">
            <text:p>(alimento (id 237) (nombre arandano) (grupo 5) (tipo reguladores) (racion 150) (kcal 41) (proteinas 0.6) (grasas 0.4) (hidratos 10.1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Arandano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35]*[.L235]/100" office:value-type="float" office:value="41" calcext:value-type="float">
            <text:p>41</text:p>
          </table:table-cell>
          <table:table-cell table:style-name="ce19" table:formula="of:=[.K235]*[.M235]*4/100" office:value-type="float" office:value="2.4" calcext:value-type="float">
            <text:p>2,4</text:p>
          </table:table-cell>
          <table:table-cell table:style-name="ce19" table:formula="of:=[.K235]*[.O235]*4/100" office:value-type="float" office:value="40.4" calcext:value-type="float">
            <text:p>40,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41" calcext:value-type="float">
            <text:p>41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5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B235];&quot;) (nombre &quot;;[.U235];&quot;) (grupo &quot;;[.E235];&quot;) (tipo &quot;;[.G235];&quot;) (racion &quot;;[.K235];&quot;) (kcal &quot;;[.L235];&quot;) (proteinas &quot;;[.M235];&quot;) (grasas &quot;;[.N235];&quot;) (hidratos &quot;;[.O235];&quot;) (desayuno &quot;;[.P235];&quot;) (almuerzo &quot;;[.Q235];&quot;) (comida &quot;;[.R235];&quot;) (merienda &quot;;[.S235];&quot;) (cena &quot;;[.T235];&quot;))&quot;)" office:value-type="string" office:string-value="(alimento (id 238) (nombre arandano) (grupo 5) (tipo reguladores) (racion 100) (kcal 41) (proteinas 0,6) (grasas 0,4) (hidratos 10,1) (desayuno si) (almuerzo si) (comida si) (merienda si) (cena si))" calcext:value-type="string">
            <text:p>(alimento (id 238) (nombre arandano) (grupo 5) (tipo reguladores) (racion 100) (kcal 41) (proteinas 0,6) (grasas 0,4) (hidratos 10,1) (desayuno si) (almuerzo si) (comida si) (merienda si) (cena si))</text:p>
          </table:table-cell>
          <table:table-cell table:formula="of:=SUBSTITUTE([.V235];&quot;,&quot;;&quot;.&quot;)" office:value-type="string" office:string-value="(alimento (id 238) (nombre arandano) (grupo 5) (tipo reguladores) (racion 100) (kcal 41) (proteinas 0.6) (grasas 0.4) (hidratos 10.1) (desayuno si) (almuerzo si) (comida si) (merienda si) (cena si))" calcext:value-type="string">
            <text:p>(alimento (id 238) (nombre arandano) (grupo 5) (tipo reguladores) (racion 100) (kcal 41) (proteinas 0.6) (grasas 0.4) (hidratos 10.1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Arandano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36]*[.L236]/100" office:value-type="float" office:value="20.5" calcext:value-type="float">
            <text:p>20,5</text:p>
          </table:table-cell>
          <table:table-cell table:style-name="ce19" table:formula="of:=[.K236]*[.M236]*4/100" office:value-type="float" office:value="1.2" calcext:value-type="float">
            <text:p>1,2</text:p>
          </table:table-cell>
          <table:table-cell table:style-name="ce19" table:formula="of:=[.K236]*[.O236]*4/100" office:value-type="float" office:value="20.2" calcext:value-type="float">
            <text:p>20,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1" calcext:value-type="float">
            <text:p>41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6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B236];&quot;) (nombre &quot;;[.U236];&quot;) (grupo &quot;;[.E236];&quot;) (tipo &quot;;[.G236];&quot;) (racion &quot;;[.K236];&quot;) (kcal &quot;;[.L236];&quot;) (proteinas &quot;;[.M236];&quot;) (grasas &quot;;[.N236];&quot;) (hidratos &quot;;[.O236];&quot;) (desayuno &quot;;[.P236];&quot;) (almuerzo &quot;;[.Q236];&quot;) (comida &quot;;[.R236];&quot;) (merienda &quot;;[.S236];&quot;) (cena &quot;;[.T236];&quot;))&quot;)" office:value-type="string" office:string-value="(alimento (id 239) (nombre arandano) (grupo 5) (tipo reguladores) (racion 50) (kcal 41) (proteinas 0,6) (grasas 0,4) (hidratos 10,1) (desayuno si) (almuerzo si) (comida si) (merienda si) (cena si))" calcext:value-type="string">
            <text:p>(alimento (id 239) (nombre arandano) (grupo 5) (tipo reguladores) (racion 50) (kcal 41) (proteinas 0,6) (grasas 0,4) (hidratos 10,1) (desayuno si) (almuerzo si) (comida si) (merienda si) (cena si))</text:p>
          </table:table-cell>
          <table:table-cell table:formula="of:=SUBSTITUTE([.V236];&quot;,&quot;;&quot;.&quot;)" office:value-type="string" office:string-value="(alimento (id 239) (nombre arandano) (grupo 5) (tipo reguladores) (racion 50) (kcal 41) (proteinas 0.6) (grasas 0.4) (hidratos 10.1) (desayuno si) (almuerzo si) (comida si) (merienda si) (cena si))" calcext:value-type="string">
            <text:p>(alimento (id 239) (nombre arandano) (grupo 5) (tipo reguladores) (racion 50) (kcal 41) (proteinas 0.6) (grasas 0.4) (hidratos 10.1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Arandano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37]*[.L237]/100" office:value-type="float" office:value="4.1" calcext:value-type="float">
            <text:p>4,1</text:p>
          </table:table-cell>
          <table:table-cell table:style-name="ce19" table:formula="of:=[.K237]*[.M237]*4/100" office:value-type="float" office:value="0.24" calcext:value-type="float">
            <text:p>0,24</text:p>
          </table:table-cell>
          <table:table-cell table:style-name="ce19" table:formula="of:=[.K237]*[.O237]*4/100" office:value-type="float" office:value="4.04" calcext:value-type="float">
            <text:p>4,04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41" calcext:value-type="float">
            <text:p>41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7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B237];&quot;) (nombre &quot;;[.U237];&quot;) (grupo &quot;;[.E237];&quot;) (tipo &quot;;[.G237];&quot;) (racion &quot;;[.K237];&quot;) (kcal &quot;;[.L237];&quot;) (proteinas &quot;;[.M237];&quot;) (grasas &quot;;[.N237];&quot;) (hidratos &quot;;[.O237];&quot;) (desayuno &quot;;[.P237];&quot;) (almuerzo &quot;;[.Q237];&quot;) (comida &quot;;[.R237];&quot;) (merienda &quot;;[.S237];&quot;) (cena &quot;;[.T237];&quot;))&quot;)" office:value-type="string" office:string-value="(alimento (id 240) (nombre arandano) (grupo 5) (tipo reguladores) (racion 10) (kcal 41) (proteinas 0,6) (grasas 0,4) (hidratos 10,1) (desayuno si) (almuerzo si) (comida si) (merienda si) (cena si))" calcext:value-type="string">
            <text:p>(alimento (id 240) (nombre arandano) (grupo 5) (tipo reguladores) (racion 10) (kcal 41) (proteinas 0,6) (grasas 0,4) (hidratos 10,1) (desayuno si) (almuerzo si) (comida si) (merienda si) (cena si))</text:p>
          </table:table-cell>
          <table:table-cell table:formula="of:=SUBSTITUTE([.V237];&quot;,&quot;;&quot;.&quot;)" office:value-type="string" office:string-value="(alimento (id 240) (nombre arandano) (grupo 5) (tipo reguladores) (racion 10) (kcal 41) (proteinas 0.6) (grasas 0.4) (hidratos 10.1) (desayuno si) (almuerzo si) (comida si) (merienda si) (cena si))" calcext:value-type="string">
            <text:p>(alimento (id 240) (nombre arandano) (grupo 5) (tipo reguladores) (racion 10) (kcal 41) (proteinas 0.6) (grasas 0.4) (hidratos 10.1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Melocotón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38]*[.L238]/100" office:value-type="float" office:value="60" calcext:value-type="float">
            <text:p>60</text:p>
          </table:table-cell>
          <table:table-cell table:style-name="ce19" table:formula="of:=[.K248]*[.O248]*4/100" office:value-type="float" office:value="440.4" calcext:value-type="float">
            <text:p>440,4</text:p>
          </table:table-cell>
          <table:table-cell table:style-name="ce19" table:formula="of:=[.K238]*[.O238]*4/100" office:value-type="float" office:value="55.2" calcext:value-type="float">
            <text:p>55,2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30" calcext:value-type="float">
            <text:p>30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8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B238];&quot;) (nombre &quot;;[.U238];&quot;) (grupo &quot;;[.E238];&quot;) (tipo &quot;;[.G238];&quot;) (racion &quot;;[.K238];&quot;) (kcal &quot;;[.L238];&quot;) (proteinas &quot;;[.M238];&quot;) (grasas &quot;;[.N238];&quot;) (hidratos &quot;;[.O238];&quot;) (desayuno &quot;;[.P238];&quot;) (almuerzo &quot;;[.Q238];&quot;) (comida &quot;;[.R238];&quot;) (merienda &quot;;[.S238];&quot;) (cena &quot;;[.T238];&quot;))&quot;)" office:value-type="string" office:string-value="(alimento (id 241) (nombre melocoton) (grupo 5) (tipo reguladores) (racion 200) (kcal 30) (proteinas 0,8) (grasas 0,1) (hidratos 6,9) (desayuno si) (almuerzo si) (comida si) (merienda si) (cena si))" calcext:value-type="string">
            <text:p>(alimento (id 241) (nombre melocoton) (grupo 5) (tipo reguladores) (racion 200) (kcal 30) (proteinas 0,8) (grasas 0,1) (hidratos 6,9) (desayuno si) (almuerzo si) (comida si) (merienda si) (cena si))</text:p>
          </table:table-cell>
          <table:table-cell table:formula="of:=SUBSTITUTE([.V238];&quot;,&quot;;&quot;.&quot;)" office:value-type="string" office:string-value="(alimento (id 241) (nombre melocoton) (grupo 5) (tipo reguladores) (racion 200) (kcal 30) (proteinas 0.8) (grasas 0.1) (hidratos 6.9) (desayuno si) (almuerzo si) (comida si) (merienda si) (cena si))" calcext:value-type="string">
            <text:p>(alimento (id 241) (nombre melocoton) (grupo 5) (tipo reguladores) (racion 200) (kcal 30) (proteinas 0.8) (grasas 0.1) (hidratos 6.9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Melocotón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39]*[.L239]/100" office:value-type="float" office:value="52.5" calcext:value-type="float">
            <text:p>52,5</text:p>
          </table:table-cell>
          <table:table-cell table:style-name="ce19" table:formula="of:=[.K249]*[.O249]*4/100" office:value-type="float" office:value="367" calcext:value-type="float">
            <text:p>367</text:p>
          </table:table-cell>
          <table:table-cell table:style-name="ce19" table:formula="of:=[.K239]*[.O239]*4/100" office:value-type="float" office:value="48.3" calcext:value-type="float">
            <text:p>48,3</text:p>
          </table:table-cell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30" calcext:value-type="float">
            <text:p>30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9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B239];&quot;) (nombre &quot;;[.U239];&quot;) (grupo &quot;;[.E239];&quot;) (tipo &quot;;[.G239];&quot;) (racion &quot;;[.K239];&quot;) (kcal &quot;;[.L239];&quot;) (proteinas &quot;;[.M239];&quot;) (grasas &quot;;[.N239];&quot;) (hidratos &quot;;[.O239];&quot;) (desayuno &quot;;[.P239];&quot;) (almuerzo &quot;;[.Q239];&quot;) (comida &quot;;[.R239];&quot;) (merienda &quot;;[.S239];&quot;) (cena &quot;;[.T239];&quot;))&quot;)" office:value-type="string" office:string-value="(alimento (id 242) (nombre melocoton) (grupo 5) (tipo reguladores) (racion 175) (kcal 30) (proteinas 0,8) (grasas 0,1) (hidratos 6,9) (desayuno si) (almuerzo si) (comida si) (merienda si) (cena si))" calcext:value-type="string">
            <text:p>(alimento (id 242) (nombre melocoton) (grupo 5) (tipo reguladores) (racion 175) (kcal 30) (proteinas 0,8) (grasas 0,1) (hidratos 6,9) (desayuno si) (almuerzo si) (comida si) (merienda si) (cena si))</text:p>
          </table:table-cell>
          <table:table-cell table:formula="of:=SUBSTITUTE([.V239];&quot;,&quot;;&quot;.&quot;)" office:value-type="string" office:string-value="(alimento (id 242) (nombre melocoton) (grupo 5) (tipo reguladores) (racion 175) (kcal 30) (proteinas 0.8) (grasas 0.1) (hidratos 6.9) (desayuno si) (almuerzo si) (comida si) (merienda si) (cena si))" calcext:value-type="string">
            <text:p>(alimento (id 242) (nombre melocoton) (grupo 5) (tipo reguladores) (racion 175) (kcal 30) (proteinas 0.8) (grasas 0.1) (hidratos 6.9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Melocotón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40]*[.L240]/100" office:value-type="float" office:value="45" calcext:value-type="float">
            <text:p>45</text:p>
          </table:table-cell>
          <table:table-cell table:style-name="ce19" table:formula="of:=[.K250]*[.O250]*4/100" office:value-type="float" office:value="220.2" calcext:value-type="float">
            <text:p>220,2</text:p>
          </table:table-cell>
          <table:table-cell table:style-name="ce19" table:formula="of:=[.K240]*[.O240]*4/100" office:value-type="float" office:value="41.4" calcext:value-type="float">
            <text:p>41,4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30" calcext:value-type="float">
            <text:p>30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0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B240];&quot;) (nombre &quot;;[.U240];&quot;) (grupo &quot;;[.E240];&quot;) (tipo &quot;;[.G240];&quot;) (racion &quot;;[.K240];&quot;) (kcal &quot;;[.L240];&quot;) (proteinas &quot;;[.M240];&quot;) (grasas &quot;;[.N240];&quot;) (hidratos &quot;;[.O240];&quot;) (desayuno &quot;;[.P240];&quot;) (almuerzo &quot;;[.Q240];&quot;) (comida &quot;;[.R240];&quot;) (merienda &quot;;[.S240];&quot;) (cena &quot;;[.T240];&quot;))&quot;)" office:value-type="string" office:string-value="(alimento (id 243) (nombre melocoton) (grupo 5) (tipo reguladores) (racion 150) (kcal 30) (proteinas 0,8) (grasas 0,1) (hidratos 6,9) (desayuno si) (almuerzo si) (comida si) (merienda si) (cena si))" calcext:value-type="string">
            <text:p>(alimento (id 243) (nombre melocoton) (grupo 5) (tipo reguladores) (racion 150) (kcal 30) (proteinas 0,8) (grasas 0,1) (hidratos 6,9) (desayuno si) (almuerzo si) (comida si) (merienda si) (cena si))</text:p>
          </table:table-cell>
          <table:table-cell table:formula="of:=SUBSTITUTE([.V240];&quot;,&quot;;&quot;.&quot;)" office:value-type="string" office:string-value="(alimento (id 243) (nombre melocoton) (grupo 5) (tipo reguladores) (racion 150) (kcal 30) (proteinas 0.8) (grasas 0.1) (hidratos 6.9) (desayuno si) (almuerzo si) (comida si) (merienda si) (cena si))" calcext:value-type="string">
            <text:p>(alimento (id 243) (nombre melocoton) (grupo 5) (tipo reguladores) (racion 150) (kcal 30) (proteinas 0.8) (grasas 0.1) (hidratos 6.9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Melocotón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41]*[.L241]/100" office:value-type="float" office:value="30" calcext:value-type="float">
            <text:p>30</text:p>
          </table:table-cell>
          <table:table-cell table:style-name="ce19" table:formula="of:=[.K251]*[.O251]*4/100" office:value-type="float" office:value="146.8" calcext:value-type="float">
            <text:p>146,8</text:p>
          </table:table-cell>
          <table:table-cell table:style-name="ce19" table:formula="of:=[.K241]*[.O241]*4/100" office:value-type="float" office:value="27.6" calcext:value-type="float">
            <text:p>27,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0" calcext:value-type="float">
            <text:p>30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1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B241];&quot;) (nombre &quot;;[.U241];&quot;) (grupo &quot;;[.E241];&quot;) (tipo &quot;;[.G241];&quot;) (racion &quot;;[.K241];&quot;) (kcal &quot;;[.L241];&quot;) (proteinas &quot;;[.M241];&quot;) (grasas &quot;;[.N241];&quot;) (hidratos &quot;;[.O241];&quot;) (desayuno &quot;;[.P241];&quot;) (almuerzo &quot;;[.Q241];&quot;) (comida &quot;;[.R241];&quot;) (merienda &quot;;[.S241];&quot;) (cena &quot;;[.T241];&quot;))&quot;)" office:value-type="string" office:string-value="(alimento (id 244) (nombre melocoton) (grupo 5) (tipo reguladores) (racion 100) (kcal 30) (proteinas 0,8) (grasas 0,1) (hidratos 6,9) (desayuno si) (almuerzo si) (comida si) (merienda si) (cena si))" calcext:value-type="string">
            <text:p>(alimento (id 244) (nombre melocoton) (grupo 5) (tipo reguladores) (racion 100) (kcal 30) (proteinas 0,8) (grasas 0,1) (hidratos 6,9) (desayuno si) (almuerzo si) (comida si) (merienda si) (cena si))</text:p>
          </table:table-cell>
          <table:table-cell table:formula="of:=SUBSTITUTE([.V241];&quot;,&quot;;&quot;.&quot;)" office:value-type="string" office:string-value="(alimento (id 244) (nombre melocoton) (grupo 5) (tipo reguladores) (racion 100) (kcal 30) (proteinas 0.8) (grasas 0.1) (hidratos 6.9) (desayuno si) (almuerzo si) (comida si) (merienda si) (cena si))" calcext:value-type="string">
            <text:p>(alimento (id 244) (nombre melocoton) (grupo 5) (tipo reguladores) (racion 100) (kcal 30) (proteinas 0.8) (grasas 0.1) (hidratos 6.9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Melocotón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42]*[.L242]/100" office:value-type="float" office:value="39" calcext:value-type="float">
            <text:p>39</text:p>
          </table:table-cell>
          <table:table-cell table:style-name="ce19" table:formula="of:=[.K252]*[.O252]*4/100" office:value-type="float" office:value="293.6" calcext:value-type="float">
            <text:p>293,6</text:p>
          </table:table-cell>
          <table:table-cell table:style-name="ce19" table:formula="of:=[.K242]*[.O242]*4/100" office:value-type="float" office:value="35.88" calcext:value-type="float">
            <text:p>35,88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30" calcext:value-type="float">
            <text:p>30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2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B242];&quot;) (nombre &quot;;[.U242];&quot;) (grupo &quot;;[.E242];&quot;) (tipo &quot;;[.G242];&quot;) (racion &quot;;[.K242];&quot;) (kcal &quot;;[.L242];&quot;) (proteinas &quot;;[.M242];&quot;) (grasas &quot;;[.N242];&quot;) (hidratos &quot;;[.O242];&quot;) (desayuno &quot;;[.P242];&quot;) (almuerzo &quot;;[.Q242];&quot;) (comida &quot;;[.R242];&quot;) (merienda &quot;;[.S242];&quot;) (cena &quot;;[.T242];&quot;))&quot;)" office:value-type="string" office:string-value="(alimento (id 245) (nombre melocoton) (grupo 5) (tipo reguladores) (racion 130) (kcal 30) (proteinas 0,8) (grasas 0,1) (hidratos 6,9) (desayuno si) (almuerzo si) (comida si) (merienda si) (cena si))" calcext:value-type="string">
            <text:p>(alimento (id 245) (nombre melocoton) (grupo 5) (tipo reguladores) (racion 130) (kcal 30) (proteinas 0,8) (grasas 0,1) (hidratos 6,9) (desayuno si) (almuerzo si) (comida si) (merienda si) (cena si))</text:p>
          </table:table-cell>
          <table:table-cell table:formula="of:=SUBSTITUTE([.V242];&quot;,&quot;;&quot;.&quot;)" office:value-type="string" office:string-value="(alimento (id 245) (nombre melocoton) (grupo 5) (tipo reguladores) (racion 130) (kcal 30) (proteinas 0.8) (grasas 0.1) (hidratos 6.9) (desayuno si) (almuerzo si) (comida si) (merienda si) (cena si))" calcext:value-type="string">
            <text:p>(alimento (id 245) (nombre melocoton) (grupo 5) (tipo reguladores) (racion 130) (kcal 30) (proteinas 0.8) (grasas 0.1) (hidratos 6.9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Sandí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43]*[.L243]/100" office:value-type="float" office:value="45" calcext:value-type="float">
            <text:p>45</text:p>
          </table:table-cell>
          <table:table-cell table:style-name="ce19" table:formula="of:=[.K253]*[.O253]*4/100" office:value-type="float" office:value="98.76" calcext:value-type="float">
            <text:p>98,76</text:p>
          </table:table-cell>
          <table:table-cell table:style-name="ce19" table:formula="of:=[.K243]*[.O243]*4/100" office:value-type="float" office:value="44.4" calcext:value-type="float">
            <text:p>44,4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15" calcext:value-type="float">
            <text:p>15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3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B243];&quot;) (nombre &quot;;[.U243];&quot;) (grupo &quot;;[.E243];&quot;) (tipo &quot;;[.G243];&quot;) (racion &quot;;[.K243];&quot;) (kcal &quot;;[.L243];&quot;) (proteinas &quot;;[.M243];&quot;) (grasas &quot;;[.N243];&quot;) (hidratos &quot;;[.O243];&quot;) (desayuno &quot;;[.P243];&quot;) (almuerzo &quot;;[.Q243];&quot;) (comida &quot;;[.R243];&quot;) (merienda &quot;;[.S243];&quot;) (cena &quot;;[.T243];&quot;))&quot;)" office:value-type="string" office:string-value="(alimento (id 246) (nombre sandia) (grupo 5) (tipo reguladores) (racion 300) (kcal 15) (proteinas 0,7) (grasas 0) (hidratos 3,7) (desayuno si) (almuerzo si) (comida si) (merienda si) (cena si))" calcext:value-type="string">
            <text:p>(alimento (id 246) (nombre sandia) (grupo 5) (tipo reguladores) (racion 300) (kcal 15) (proteinas 0,7) (grasas 0) (hidratos 3,7) (desayuno si) (almuerzo si) (comida si) (merienda si) (cena si))</text:p>
          </table:table-cell>
          <table:table-cell table:formula="of:=SUBSTITUTE([.V243];&quot;,&quot;;&quot;.&quot;)" office:value-type="string" office:string-value="(alimento (id 246) (nombre sandia) (grupo 5) (tipo reguladores) (racion 300) (kcal 15) (proteinas 0.7) (grasas 0) (hidratos 3.7) (desayuno si) (almuerzo si) (comida si) (merienda si) (cena si))" calcext:value-type="string">
            <text:p>(alimento (id 246) (nombre sandia) (grupo 5) (tipo reguladores) (racion 300) (kcal 15) (proteinas 0.7) (grasas 0) (hidratos 3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Sandí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44]*[.L244]/100" office:value-type="float" office:value="15" calcext:value-type="float">
            <text:p>15</text:p>
          </table:table-cell>
          <table:table-cell table:style-name="ce19" table:formula="of:=[.K254]*[.O254]*4/100" office:value-type="float" office:value="82.3" calcext:value-type="float">
            <text:p>82,3</text:p>
          </table:table-cell>
          <table:table-cell table:style-name="ce19" table:formula="of:=[.K244]*[.O244]*4/100" office:value-type="float" office:value="14.8" calcext:value-type="float">
            <text:p>14,8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5" calcext:value-type="float">
            <text:p>15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4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B244];&quot;) (nombre &quot;;[.U244];&quot;) (grupo &quot;;[.E244];&quot;) (tipo &quot;;[.G244];&quot;) (racion &quot;;[.K244];&quot;) (kcal &quot;;[.L244];&quot;) (proteinas &quot;;[.M244];&quot;) (grasas &quot;;[.N244];&quot;) (hidratos &quot;;[.O244];&quot;) (desayuno &quot;;[.P244];&quot;) (almuerzo &quot;;[.Q244];&quot;) (comida &quot;;[.R244];&quot;) (merienda &quot;;[.S244];&quot;) (cena &quot;;[.T244];&quot;))&quot;)" office:value-type="string" office:string-value="(alimento (id 247) (nombre sandia) (grupo 5) (tipo reguladores) (racion 100) (kcal 15) (proteinas 0,7) (grasas 0) (hidratos 3,7) (desayuno si) (almuerzo si) (comida si) (merienda si) (cena si))" calcext:value-type="string">
            <text:p>(alimento (id 247) (nombre sandia) (grupo 5) (tipo reguladores) (racion 100) (kcal 15) (proteinas 0,7) (grasas 0) (hidratos 3,7) (desayuno si) (almuerzo si) (comida si) (merienda si) (cena si))</text:p>
          </table:table-cell>
          <table:table-cell table:formula="of:=SUBSTITUTE([.V244];&quot;,&quot;;&quot;.&quot;)" office:value-type="string" office:string-value="(alimento (id 247) (nombre sandia) (grupo 5) (tipo reguladores) (racion 100) (kcal 15) (proteinas 0.7) (grasas 0) (hidratos 3.7) (desayuno si) (almuerzo si) (comida si) (merienda si) (cena si))" calcext:value-type="string">
            <text:p>(alimento (id 247) (nombre sandia) (grupo 5) (tipo reguladores) (racion 100) (kcal 15) (proteinas 0.7) (grasas 0) (hidratos 3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Sandí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45]*[.L245]/100" office:value-type="float" office:value="22.5" calcext:value-type="float">
            <text:p>22,5</text:p>
          </table:table-cell>
          <table:table-cell table:style-name="ce19" table:formula="of:=[.K255]*[.O255]*4/100" office:value-type="float" office:value="65.84" calcext:value-type="float">
            <text:p>65,84</text:p>
          </table:table-cell>
          <table:table-cell table:style-name="ce19" table:formula="of:=[.K245]*[.O245]*4/100" office:value-type="float" office:value="22.2" calcext:value-type="float">
            <text:p>22,2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5" calcext:value-type="float">
            <text:p>15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5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B245];&quot;) (nombre &quot;;[.U245];&quot;) (grupo &quot;;[.E245];&quot;) (tipo &quot;;[.G245];&quot;) (racion &quot;;[.K245];&quot;) (kcal &quot;;[.L245];&quot;) (proteinas &quot;;[.M245];&quot;) (grasas &quot;;[.N245];&quot;) (hidratos &quot;;[.O245];&quot;) (desayuno &quot;;[.P245];&quot;) (almuerzo &quot;;[.Q245];&quot;) (comida &quot;;[.R245];&quot;) (merienda &quot;;[.S245];&quot;) (cena &quot;;[.T245];&quot;))&quot;)" office:value-type="string" office:string-value="(alimento (id 248) (nombre sandia) (grupo 5) (tipo reguladores) (racion 150) (kcal 15) (proteinas 0,7) (grasas 0) (hidratos 3,7) (desayuno si) (almuerzo si) (comida si) (merienda si) (cena si))" calcext:value-type="string">
            <text:p>(alimento (id 248) (nombre sandia) (grupo 5) (tipo reguladores) (racion 150) (kcal 15) (proteinas 0,7) (grasas 0) (hidratos 3,7) (desayuno si) (almuerzo si) (comida si) (merienda si) (cena si))</text:p>
          </table:table-cell>
          <table:table-cell table:formula="of:=SUBSTITUTE([.V245];&quot;,&quot;;&quot;.&quot;)" office:value-type="string" office:string-value="(alimento (id 248) (nombre sandia) (grupo 5) (tipo reguladores) (racion 150) (kcal 15) (proteinas 0.7) (grasas 0) (hidratos 3.7) (desayuno si) (almuerzo si) (comida si) (merienda si) (cena si))" calcext:value-type="string">
            <text:p>(alimento (id 248) (nombre sandia) (grupo 5) (tipo reguladores) (racion 150) (kcal 15) (proteinas 0.7) (grasas 0) (hidratos 3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Sandí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46]*[.L246]/100" office:value-type="float" office:value="30" calcext:value-type="float">
            <text:p>30</text:p>
          </table:table-cell>
          <table:table-cell table:style-name="ce19" table:formula="of:=[.K256]*[.O256]*4/100" office:value-type="float" office:value="32.92" calcext:value-type="float">
            <text:p>32,92</text:p>
          </table:table-cell>
          <table:table-cell table:style-name="ce19" table:formula="of:=[.K246]*[.O246]*4/100" office:value-type="float" office:value="29.6" calcext:value-type="float">
            <text:p>29,6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15" calcext:value-type="float">
            <text:p>15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6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B246];&quot;) (nombre &quot;;[.U246];&quot;) (grupo &quot;;[.E246];&quot;) (tipo &quot;;[.G246];&quot;) (racion &quot;;[.K246];&quot;) (kcal &quot;;[.L246];&quot;) (proteinas &quot;;[.M246];&quot;) (grasas &quot;;[.N246];&quot;) (hidratos &quot;;[.O246];&quot;) (desayuno &quot;;[.P246];&quot;) (almuerzo &quot;;[.Q246];&quot;) (comida &quot;;[.R246];&quot;) (merienda &quot;;[.S246];&quot;) (cena &quot;;[.T246];&quot;))&quot;)" office:value-type="string" office:string-value="(alimento (id 249) (nombre sandia) (grupo 5) (tipo reguladores) (racion 200) (kcal 15) (proteinas 0,7) (grasas 0) (hidratos 3,7) (desayuno si) (almuerzo si) (comida si) (merienda si) (cena si))" calcext:value-type="string">
            <text:p>(alimento (id 249) (nombre sandia) (grupo 5) (tipo reguladores) (racion 200) (kcal 15) (proteinas 0,7) (grasas 0) (hidratos 3,7) (desayuno si) (almuerzo si) (comida si) (merienda si) (cena si))</text:p>
          </table:table-cell>
          <table:table-cell table:formula="of:=SUBSTITUTE([.V246];&quot;,&quot;;&quot;.&quot;)" office:value-type="string" office:string-value="(alimento (id 249) (nombre sandia) (grupo 5) (tipo reguladores) (racion 200) (kcal 15) (proteinas 0.7) (grasas 0) (hidratos 3.7) (desayuno si) (almuerzo si) (comida si) (merienda si) (cena si))" calcext:value-type="string">
            <text:p>(alimento (id 249) (nombre sandia) (grupo 5) (tipo reguladores) (racion 200) (kcal 15) (proteinas 0.7) (grasas 0) (hidratos 3.7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Frutas</text:p>
          </table:table-cell>
          <table:table-cell table:style-name="ce17" office:value-type="string" calcext:value-type="string">
            <text:p>Sandía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reguladores</text:p>
          </table:table-cell>
          <table:table-cell table:style-name="ce17" table:formula="of:=[.K247]*[.L247]/100" office:value-type="float" office:value="37.5" calcext:value-type="float">
            <text:p>37,5</text:p>
          </table:table-cell>
          <table:table-cell table:style-name="ce19" table:formula="of:=[.K257]*[.O257]*4/100" office:value-type="float" office:value="16.46" calcext:value-type="float">
            <text:p>16,46</text:p>
          </table:table-cell>
          <table:table-cell table:style-name="ce19" table:formula="of:=[.K247]*[.O247]*4/100" office:value-type="float" office:value="37" calcext:value-type="float">
            <text:p>37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15" calcext:value-type="float">
            <text:p>15</text:p>
          </table:table-cell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7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B247];&quot;) (nombre &quot;;[.U247];&quot;) (grupo &quot;;[.E247];&quot;) (tipo &quot;;[.G247];&quot;) (racion &quot;;[.K247];&quot;) (kcal &quot;;[.L247];&quot;) (proteinas &quot;;[.M247];&quot;) (grasas &quot;;[.N247];&quot;) (hidratos &quot;;[.O247];&quot;) (desayuno &quot;;[.P247];&quot;) (almuerzo &quot;;[.Q247];&quot;) (comida &quot;;[.R247];&quot;) (merienda &quot;;[.S247];&quot;) (cena &quot;;[.T247];&quot;))&quot;)" office:value-type="string" office:string-value="(alimento (id 250) (nombre sandia) (grupo 5) (tipo reguladores) (racion 250) (kcal 15) (proteinas 0,7) (grasas 0) (hidratos 3,7) (desayuno si) (almuerzo si) (comida si) (merienda si) (cena si))" calcext:value-type="string">
            <text:p>(alimento (id 250) (nombre sandia) (grupo 5) (tipo reguladores) (racion 250) (kcal 15) (proteinas 0,7) (grasas 0) (hidratos 3,7) (desayuno si) (almuerzo si) (comida si) (merienda si) (cena si))</text:p>
          </table:table-cell>
          <table:table-cell table:formula="of:=SUBSTITUTE([.V247];&quot;,&quot;;&quot;.&quot;)" office:value-type="string" office:string-value="(alimento (id 250) (nombre sandia) (grupo 5) (tipo reguladores) (racion 250) (kcal 15) (proteinas 0.7) (grasas 0) (hidratos 3.7) (desayuno si) (almuerzo si) (comida si) (merienda si) (cena si))" calcext:value-type="string">
            <text:p>(alimento (id 250) (nombre sandia) (grupo 5) (tipo reguladores) (racion 250) (kcal 15) (proteinas 0.7) (grasas 0) (hidratos 3.7) (desayuno si) (almuerzo si) (comida si) (merienda si) (cena si))</text:p>
          </table:table-cell>
          <table:table-cell table:number-columns-repeated="1001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5" office:value-type="float" office:value="251" calcext:value-type="float">
            <text:p>251</text:p>
          </table:table-cell>
          <table:table-cell table:style-name="ce15" office:value-type="string" calcext:value-type="string">
            <text:p>Pan, pasta, cereales, azúcar y dulces</text:p>
          </table:table-cell>
          <table:table-cell table:style-name="ce16" office:value-type="string" calcext:value-type="string">
            <text:p>Pasta seca al huevo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string" calcext:value-type="string">
            <text:p>energeticos</text:p>
          </table:table-cell>
          <table:table-cell table:style-name="ce16" table:formula="of:=[.K248]*[.L248]/100" office:value-type="float" office:value="552" calcext:value-type="float">
            <text:p>552</text:p>
          </table:table-cell>
          <table:table-cell table:style-name="ce19" table:formula="of:=[.K258]*[.O258]*4/100" office:value-type="float" office:value="16.6" calcext:value-type="float">
            <text:p>16,6</text:p>
          </table:table-cell>
          <table:table-cell table:style-name="ce19" table:formula="of:=[.K248]*[.O248]*4/100" office:value-type="float" office:value="440.4" calcext:value-type="float">
            <text:p>440,4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368" calcext:value-type="float">
            <text:p>36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float" office:value="73.4" calcext:value-type="float">
            <text:p>73.4</text:p>
          </table:table-cell>
          <table:table-cell table:style-name="ce15" office:value-type="string" calcext:value-type="string">
            <text:p>no</text:p>
          </table:table-cell>
          <table:table-cell table:number-columns-repeated="2" table:style-name="ce15" office:value-type="string" calcext:value-type="string">
            <text:p>si</text:p>
          </table:table-cell>
          <table:table-cell table:number-columns-repeated="2" table:style-name="ce15" office:value-type="string" calcext:value-type="string">
            <text:p>no</text:p>
          </table:table-cell>
          <table:table-cell table:style-name="ce15" table:formula="of:=SUBSTITUTE(SUBSTITUTE(SUBSTITUTE(SUBSTITUTE(SUBSTITUTE(SUBSTITUTE(LOWER([.D248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29" table:formula="of:=CONCATENATE(&quot;(alimento (id &quot;;[.B248];&quot;) (nombre &quot;;[.U248];&quot;) (grupo &quot;;[.E248];&quot;) (tipo &quot;;[.G248];&quot;) (racion &quot;;[.K248];&quot;) (kcal &quot;;[.L248];&quot;) (proteinas &quot;;[.M248];&quot;) (grasas &quot;;[.N248];&quot;) (hidratos &quot;;[.O248];&quot;) (desayuno &quot;;[.P248];&quot;) (almuerzo &quot;;[.Q248];&quot;) (comida &quot;;[.R248];&quot;) (merienda &quot;;[.S248];&quot;) (cena &quot;;[.T248];&quot;))&quot;)" office:value-type="string" office:string-value="(alimento (id 251) (nombre pasta-seca-al-huevo) (grupo 6) (tipo energeticos) (racion 150) (kcal 368) (proteinas 19) (grasas 0,2) (hidratos 73,4) (desayuno no) (almuerzo si) (comida si) (merienda no) (cena no))" calcext:value-type="string">
            <text:p>(alimento (id 251) (nombre pasta-seca-al-huevo) (grupo 6) (tipo energeticos) (racion 150) (kcal 368) (proteinas 19) (grasas 0,2) (hidratos 73,4) (desayuno no) (almuerzo si) (comida si) (merienda no) (cena no))</text:p>
          </table:table-cell>
          <table:table-cell table:style-name="ce15" table:formula="of:=SUBSTITUTE([.V248];&quot;,&quot;;&quot;.&quot;)" office:value-type="string" office:string-value="(alimento (id 251) (nombre pasta-seca-al-huevo) (grupo 6) (tipo energeticos) (racion 150) (kcal 368) (proteinas 19) (grasas 0.2) (hidratos 73.4) (desayuno no) (almuerzo si) (comida si) (merienda no) (cena no))" calcext:value-type="string">
            <text:p>(alimento (id 251) (nombre pasta-seca-al-huevo) (grupo 6) (tipo energeticos) (racion 150) (kcal 368) (proteinas 19) (grasas 0.2) (hidratos 73.4) (desayuno no) (almuerzo si) (comida si) (merienda no) (cena no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Pasta seca al huev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49]*[.L249]/100" office:value-type="float" office:value="460" calcext:value-type="float">
            <text:p>460</text:p>
          </table:table-cell>
          <table:table-cell table:style-name="ce19" table:formula="of:=[.K259]*[.O259]*4/100" office:value-type="float" office:value="83" calcext:value-type="float">
            <text:p>83</text:p>
          </table:table-cell>
          <table:table-cell table:style-name="ce19" table:formula="of:=[.K249]*[.O249]*4/100" office:value-type="float" office:value="367" calcext:value-type="float">
            <text:p>367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368" calcext:value-type="float">
            <text:p>36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49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B249];&quot;) (nombre &quot;;[.U249];&quot;) (grupo &quot;;[.E249];&quot;) (tipo &quot;;[.G249];&quot;) (racion &quot;;[.K249];&quot;) (kcal &quot;;[.L249];&quot;) (proteinas &quot;;[.M249];&quot;) (grasas &quot;;[.N249];&quot;) (hidratos &quot;;[.O249];&quot;) (desayuno &quot;;[.P249];&quot;) (almuerzo &quot;;[.Q249];&quot;) (comida &quot;;[.R249];&quot;) (merienda &quot;;[.S249];&quot;) (cena &quot;;[.T249];&quot;))&quot;)" office:value-type="string" office:string-value="(alimento (id 252) (nombre pasta-seca-al-huevo) (grupo 6) (tipo energeticos) (racion 125) (kcal 368) (proteinas 19) (grasas 0,2) (hidratos 73,4) (desayuno no) (almuerzo si) (comida si) (merienda no) (cena no))" calcext:value-type="string">
            <text:p>(alimento (id 252) (nombre pasta-seca-al-huevo) (grupo 6) (tipo energeticos) (racion 125) (kcal 368) (proteinas 19) (grasas 0,2) (hidratos 73,4) (desayuno no) (almuerzo si) (comida si) (merienda no) (cena no))</text:p>
          </table:table-cell>
          <table:table-cell table:formula="of:=SUBSTITUTE([.V249];&quot;,&quot;;&quot;.&quot;)" office:value-type="string" office:string-value="(alimento (id 252) (nombre pasta-seca-al-huevo) (grupo 6) (tipo energeticos) (racion 125) (kcal 368) (proteinas 19) (grasas 0.2) (hidratos 73.4) (desayuno no) (almuerzo si) (comida si) (merienda no) (cena no))" calcext:value-type="string">
            <text:p>(alimento (id 252) (nombre pasta-seca-al-huevo) (grupo 6) (tipo energeticos) (racion 125) (kcal 368) (proteinas 19) (grasas 0.2) (hidratos 73.4) (desayuno no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Pasta seca al huev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50]*[.L250]/100" office:value-type="float" office:value="276" calcext:value-type="float">
            <text:p>276</text:p>
          </table:table-cell>
          <table:table-cell table:style-name="ce19" table:formula="of:=[.K260]*[.O260]*4/100" office:value-type="float" office:value="66.4" calcext:value-type="float">
            <text:p>66,4</text:p>
          </table:table-cell>
          <table:table-cell table:style-name="ce19" table:formula="of:=[.K250]*[.O250]*4/100" office:value-type="float" office:value="220.2" calcext:value-type="float">
            <text:p>220,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368" calcext:value-type="float">
            <text:p>36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50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B250];&quot;) (nombre &quot;;[.U250];&quot;) (grupo &quot;;[.E250];&quot;) (tipo &quot;;[.G250];&quot;) (racion &quot;;[.K250];&quot;) (kcal &quot;;[.L250];&quot;) (proteinas &quot;;[.M250];&quot;) (grasas &quot;;[.N250];&quot;) (hidratos &quot;;[.O250];&quot;) (desayuno &quot;;[.P250];&quot;) (almuerzo &quot;;[.Q250];&quot;) (comida &quot;;[.R250];&quot;) (merienda &quot;;[.S250];&quot;) (cena &quot;;[.T250];&quot;))&quot;)" office:value-type="string" office:string-value="(alimento (id 253) (nombre pasta-seca-al-huevo) (grupo 6) (tipo energeticos) (racion 75) (kcal 368) (proteinas 19) (grasas 0,2) (hidratos 73,4) (desayuno no) (almuerzo si) (comida si) (merienda no) (cena no))" calcext:value-type="string">
            <text:p>(alimento (id 253) (nombre pasta-seca-al-huevo) (grupo 6) (tipo energeticos) (racion 75) (kcal 368) (proteinas 19) (grasas 0,2) (hidratos 73,4) (desayuno no) (almuerzo si) (comida si) (merienda no) (cena no))</text:p>
          </table:table-cell>
          <table:table-cell table:formula="of:=SUBSTITUTE([.V250];&quot;,&quot;;&quot;.&quot;)" office:value-type="string" office:string-value="(alimento (id 253) (nombre pasta-seca-al-huevo) (grupo 6) (tipo energeticos) (racion 75) (kcal 368) (proteinas 19) (grasas 0.2) (hidratos 73.4) (desayuno no) (almuerzo si) (comida si) (merienda no) (cena no))" calcext:value-type="string">
            <text:p>(alimento (id 253) (nombre pasta-seca-al-huevo) (grupo 6) (tipo energeticos) (racion 75) (kcal 368) (proteinas 19) (grasas 0.2) (hidratos 73.4) (desayuno no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Pasta seca al huev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51]*[.L251]/100" office:value-type="float" office:value="184" calcext:value-type="float">
            <text:p>184</text:p>
          </table:table-cell>
          <table:table-cell table:style-name="ce19" table:formula="of:=[.K261]*[.O261]*4/100" office:value-type="float" office:value="49.8" calcext:value-type="float">
            <text:p>49,8</text:p>
          </table:table-cell>
          <table:table-cell table:style-name="ce19" table:formula="of:=[.K251]*[.O251]*4/100" office:value-type="float" office:value="146.8" calcext:value-type="float">
            <text:p>146,8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68" calcext:value-type="float">
            <text:p>36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51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B251];&quot;) (nombre &quot;;[.U251];&quot;) (grupo &quot;;[.E251];&quot;) (tipo &quot;;[.G251];&quot;) (racion &quot;;[.K251];&quot;) (kcal &quot;;[.L251];&quot;) (proteinas &quot;;[.M251];&quot;) (grasas &quot;;[.N251];&quot;) (hidratos &quot;;[.O251];&quot;) (desayuno &quot;;[.P251];&quot;) (almuerzo &quot;;[.Q251];&quot;) (comida &quot;;[.R251];&quot;) (merienda &quot;;[.S251];&quot;) (cena &quot;;[.T251];&quot;))&quot;)" office:value-type="string" office:string-value="(alimento (id 254) (nombre pasta-seca-al-huevo) (grupo 6) (tipo energeticos) (racion 50) (kcal 368) (proteinas 19) (grasas 0,2) (hidratos 73,4) (desayuno no) (almuerzo si) (comida si) (merienda no) (cena no))" calcext:value-type="string">
            <text:p>(alimento (id 254) (nombre pasta-seca-al-huevo) (grupo 6) (tipo energeticos) (racion 50) (kcal 368) (proteinas 19) (grasas 0,2) (hidratos 73,4) (desayuno no) (almuerzo si) (comida si) (merienda no) (cena no))</text:p>
          </table:table-cell>
          <table:table-cell table:formula="of:=SUBSTITUTE([.V251];&quot;,&quot;;&quot;.&quot;)" office:value-type="string" office:string-value="(alimento (id 254) (nombre pasta-seca-al-huevo) (grupo 6) (tipo energeticos) (racion 50) (kcal 368) (proteinas 19) (grasas 0.2) (hidratos 73.4) (desayuno no) (almuerzo si) (comida si) (merienda no) (cena no))" calcext:value-type="string">
            <text:p>(alimento (id 254) (nombre pasta-seca-al-huevo) (grupo 6) (tipo energeticos) (racion 50) (kcal 368) (proteinas 19) (grasas 0.2) (hidratos 73.4) (desayuno no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Pasta seca al huev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52]*[.L252]/100" office:value-type="float" office:value="368" calcext:value-type="float">
            <text:p>368</text:p>
          </table:table-cell>
          <table:table-cell table:style-name="ce19" table:formula="of:=[.K262]*[.O262]*4/100" office:value-type="float" office:value="33.2" calcext:value-type="float">
            <text:p>33,2</text:p>
          </table:table-cell>
          <table:table-cell table:style-name="ce19" table:formula="of:=[.K252]*[.O252]*4/100" office:value-type="float" office:value="293.6" calcext:value-type="float">
            <text:p>293,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68" calcext:value-type="float">
            <text:p>36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52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B252];&quot;) (nombre &quot;;[.U252];&quot;) (grupo &quot;;[.E252];&quot;) (tipo &quot;;[.G252];&quot;) (racion &quot;;[.K252];&quot;) (kcal &quot;;[.L252];&quot;) (proteinas &quot;;[.M252];&quot;) (grasas &quot;;[.N252];&quot;) (hidratos &quot;;[.O252];&quot;) (desayuno &quot;;[.P252];&quot;) (almuerzo &quot;;[.Q252];&quot;) (comida &quot;;[.R252];&quot;) (merienda &quot;;[.S252];&quot;) (cena &quot;;[.T252];&quot;))&quot;)" office:value-type="string" office:string-value="(alimento (id 255) (nombre pasta-seca-al-huevo) (grupo 6) (tipo energeticos) (racion 100) (kcal 368) (proteinas 19) (grasas 0,2) (hidratos 73,4) (desayuno no) (almuerzo si) (comida si) (merienda no) (cena no))" calcext:value-type="string">
            <text:p>(alimento (id 255) (nombre pasta-seca-al-huevo) (grupo 6) (tipo energeticos) (racion 100) (kcal 368) (proteinas 19) (grasas 0,2) (hidratos 73,4) (desayuno no) (almuerzo si) (comida si) (merienda no) (cena no))</text:p>
          </table:table-cell>
          <table:table-cell table:formula="of:=SUBSTITUTE([.V252];&quot;,&quot;;&quot;.&quot;)" office:value-type="string" office:string-value="(alimento (id 255) (nombre pasta-seca-al-huevo) (grupo 6) (tipo energeticos) (racion 100) (kcal 368) (proteinas 19) (grasas 0.2) (hidratos 73.4) (desayuno no) (almuerzo si) (comida si) (merienda no) (cena no))" calcext:value-type="string">
            <text:p>(alimento (id 255) (nombre pasta-seca-al-huevo) (grupo 6) (tipo energeticos) (racion 100) (kcal 368) (proteinas 19) (grasas 0.2) (hidratos 73.4) (desayuno no) (almuerzo si) (comida si) (merienda no) (cena no))</text:p>
          </table:table-cell>
          <table:table-cell table:number-columns-repeated="1001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office:value-type="string" calcext:value-type="string">
            <text:p>Pan, pasta, cereales, azúcar y dulces</text:p>
          </table:table-cell>
          <table:table-cell table:style-name="ce16" office:value-type="string" calcext:value-type="string">
            <text:p>Galleta tipo María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string" calcext:value-type="string">
            <text:p>energeticos</text:p>
          </table:table-cell>
          <table:table-cell table:style-name="ce16" table:formula="of:=[.K253]*[.L253]/100" office:value-type="float" office:value="122.7" calcext:value-type="float">
            <text:p>122,7</text:p>
          </table:table-cell>
          <table:table-cell table:style-name="ce19" table:formula="of:=[.K263]*[.O263]*4/100" office:value-type="float" office:value="28.5" calcext:value-type="float">
            <text:p>28,5</text:p>
          </table:table-cell>
          <table:table-cell table:style-name="ce19" table:formula="of:=[.K253]*[.O253]*4/100" office:value-type="float" office:value="98.76" calcext:value-type="float">
            <text:p>98,7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09" calcext:value-type="float">
            <text:p>409</text:p>
          </table:table-cell>
          <table:table-cell table:style-name="ce22" office:value-type="float" office:value="6.8" calcext:value-type="float">
            <text:p>6.8</text:p>
          </table:table-cell>
          <table:table-cell table:style-name="ce22" office:value-type="float" office:value="8.1" calcext:value-type="float">
            <text:p>8.1</text:p>
          </table:table-cell>
          <table:table-cell table:style-name="ce22" office:value-type="float" office:value="82.3" calcext:value-type="float">
            <text:p>82.3</text:p>
          </table:table-cell>
          <table:table-cell table:number-columns-repeated="2" table:style-name="ce15" office:value-type="string" calcext:value-type="string">
            <text:p>si</text:p>
          </table:table-cell>
          <table:table-cell table:style-name="ce15" office:value-type="string" calcext:value-type="string">
            <text:p>no</text:p>
          </table:table-cell>
          <table:table-cell table:number-columns-repeated="2" table:style-name="ce15" office:value-type="string" calcext:value-type="string">
            <text:p>si</text:p>
          </table:table-cell>
          <table:table-cell table:style-name="ce15" table:formula="of:=SUBSTITUTE(SUBSTITUTE(SUBSTITUTE(SUBSTITUTE(SUBSTITUTE(SUBSTITUTE(LOWER([.D253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29" table:formula="of:=CONCATENATE(&quot;(alimento (id &quot;;[.B253];&quot;) (nombre &quot;;[.U253];&quot;) (grupo &quot;;[.E253];&quot;) (tipo &quot;;[.G253];&quot;) (racion &quot;;[.K253];&quot;) (kcal &quot;;[.L253];&quot;) (proteinas &quot;;[.M253];&quot;) (grasas &quot;;[.N253];&quot;) (hidratos &quot;;[.O253];&quot;) (desayuno &quot;;[.P253];&quot;) (almuerzo &quot;;[.Q253];&quot;) (comida &quot;;[.R253];&quot;) (merienda &quot;;[.S253];&quot;) (cena &quot;;[.T253];&quot;))&quot;)" office:value-type="string" office:string-value="(alimento (id 256) (nombre galleta-tipo-maria) (grupo 6) (tipo energeticos) (racion 30) (kcal 409) (proteinas 6,8) (grasas 8,1) (hidratos 82,3) (desayuno si) (almuerzo si) (comida no) (merienda si) (cena si))" calcext:value-type="string">
            <text:p>(alimento (id 256) (nombre galleta-tipo-maria) (grupo 6) (tipo energeticos) (racion 30) (kcal 409) (proteinas 6,8) (grasas 8,1) (hidratos 82,3) (desayuno si) (almuerzo si) (comida no) (merienda si) (cena si))</text:p>
          </table:table-cell>
          <table:table-cell table:style-name="ce15" table:formula="of:=SUBSTITUTE([.V253];&quot;,&quot;;&quot;.&quot;)" office:value-type="string" office:string-value="(alimento (id 256) (nombre galleta-tipo-maria) (grupo 6) (tipo energeticos) (racion 30) (kcal 409) (proteinas 6.8) (grasas 8.1) (hidratos 82.3) (desayuno si) (almuerzo si) (comida no) (merienda si) (cena si))" calcext:value-type="string">
            <text:p>(alimento (id 256) (nombre galleta-tipo-maria) (grupo 6) (tipo energeticos) (racion 30) (kcal 409) (proteinas 6.8) (grasas 8.1) (hidratos 82.3) (desayuno si) (almuerzo si) (comida no) (merienda si) (cena si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Galleta tipo María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54]*[.L254]/100" office:value-type="float" office:value="102.25" calcext:value-type="float">
            <text:p>102,25</text:p>
          </table:table-cell>
          <table:table-cell table:style-name="ce19" table:formula="of:=[.K264]*[.O264]*4/100" office:value-type="float" office:value="47.5" calcext:value-type="float">
            <text:p>47,5</text:p>
          </table:table-cell>
          <table:table-cell table:style-name="ce19" table:formula="of:=[.K254]*[.O254]*4/100" office:value-type="float" office:value="82.3" calcext:value-type="float">
            <text:p>82,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409" calcext:value-type="float">
            <text:p>409</text:p>
          </table:table-cell>
          <table:table-cell table:style-name="ce23" office:value-type="float" office:value="6.8" calcext:value-type="float">
            <text:p>6.8</text:p>
          </table:table-cell>
          <table:table-cell table:style-name="ce23" office:value-type="float" office:value="8.1" calcext:value-type="float">
            <text:p>8.1</text:p>
          </table:table-cell>
          <table:table-cell table:style-name="ce23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54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B254];&quot;) (nombre &quot;;[.U254];&quot;) (grupo &quot;;[.E254];&quot;) (tipo &quot;;[.G254];&quot;) (racion &quot;;[.K254];&quot;) (kcal &quot;;[.L254];&quot;) (proteinas &quot;;[.M254];&quot;) (grasas &quot;;[.N254];&quot;) (hidratos &quot;;[.O254];&quot;) (desayuno &quot;;[.P254];&quot;) (almuerzo &quot;;[.Q254];&quot;) (comida &quot;;[.R254];&quot;) (merienda &quot;;[.S254];&quot;) (cena &quot;;[.T254];&quot;))&quot;)" office:value-type="string" office:string-value="(alimento (id 257) (nombre galleta-tipo-maria) (grupo 6) (tipo energeticos) (racion 25) (kcal 409) (proteinas 6,8) (grasas 8,1) (hidratos 82,3) (desayuno si) (almuerzo si) (comida no) (merienda si) (cena si))" calcext:value-type="string">
            <text:p>(alimento (id 257) (nombre galleta-tipo-maria) (grupo 6) (tipo energeticos) (racion 25) (kcal 409) (proteinas 6,8) (grasas 8,1) (hidratos 82,3) (desayuno si) (almuerzo si) (comida no) (merienda si) (cena si))</text:p>
          </table:table-cell>
          <table:table-cell table:formula="of:=SUBSTITUTE([.V254];&quot;,&quot;;&quot;.&quot;)" office:value-type="string" office:string-value="(alimento (id 257) (nombre galleta-tipo-maria) (grupo 6) (tipo energeticos) (racion 25) (kcal 409) (proteinas 6.8) (grasas 8.1) (hidratos 82.3) (desayuno si) (almuerzo si) (comida no) (merienda si) (cena si))" calcext:value-type="string">
            <text:p>(alimento (id 257) (nombre galleta-tipo-maria) (grupo 6) (tipo energeticos) (racion 25) (kcal 409) (proteinas 6.8) (grasas 8.1) (hidratos 82.3) (desayuno si) (almuerzo si) (comida no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Galleta tipo María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55]*[.L255]/100" office:value-type="float" office:value="81.8" calcext:value-type="float">
            <text:p>81,8</text:p>
          </table:table-cell>
          <table:table-cell table:style-name="ce19" table:formula="of:=[.K265]*[.O265]*4/100" office:value-type="float" office:value="57" calcext:value-type="float">
            <text:p>57</text:p>
          </table:table-cell>
          <table:table-cell table:style-name="ce19" table:formula="of:=[.K255]*[.O255]*4/100" office:value-type="float" office:value="65.84" calcext:value-type="float">
            <text:p>65,8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09" calcext:value-type="float">
            <text:p>409</text:p>
          </table:table-cell>
          <table:table-cell table:style-name="ce23" office:value-type="float" office:value="6.8" calcext:value-type="float">
            <text:p>6.8</text:p>
          </table:table-cell>
          <table:table-cell table:style-name="ce23" office:value-type="float" office:value="8.1" calcext:value-type="float">
            <text:p>8.1</text:p>
          </table:table-cell>
          <table:table-cell table:style-name="ce23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55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B255];&quot;) (nombre &quot;;[.U255];&quot;) (grupo &quot;;[.E255];&quot;) (tipo &quot;;[.G255];&quot;) (racion &quot;;[.K255];&quot;) (kcal &quot;;[.L255];&quot;) (proteinas &quot;;[.M255];&quot;) (grasas &quot;;[.N255];&quot;) (hidratos &quot;;[.O255];&quot;) (desayuno &quot;;[.P255];&quot;) (almuerzo &quot;;[.Q255];&quot;) (comida &quot;;[.R255];&quot;) (merienda &quot;;[.S255];&quot;) (cena &quot;;[.T255];&quot;))&quot;)" office:value-type="string" office:string-value="(alimento (id 258) (nombre galleta-tipo-maria) (grupo 6) (tipo energeticos) (racion 20) (kcal 409) (proteinas 6,8) (grasas 8,1) (hidratos 82,3) (desayuno si) (almuerzo si) (comida no) (merienda si) (cena si))" calcext:value-type="string">
            <text:p>(alimento (id 258) (nombre galleta-tipo-maria) (grupo 6) (tipo energeticos) (racion 20) (kcal 409) (proteinas 6,8) (grasas 8,1) (hidratos 82,3) (desayuno si) (almuerzo si) (comida no) (merienda si) (cena si))</text:p>
          </table:table-cell>
          <table:table-cell table:formula="of:=SUBSTITUTE([.V255];&quot;,&quot;;&quot;.&quot;)" office:value-type="string" office:string-value="(alimento (id 258) (nombre galleta-tipo-maria) (grupo 6) (tipo energeticos) (racion 20) (kcal 409) (proteinas 6.8) (grasas 8.1) (hidratos 82.3) (desayuno si) (almuerzo si) (comida no) (merienda si) (cena si))" calcext:value-type="string">
            <text:p>(alimento (id 258) (nombre galleta-tipo-maria) (grupo 6) (tipo energeticos) (racion 20) (kcal 409) (proteinas 6.8) (grasas 8.1) (hidratos 82.3) (desayuno si) (almuerzo si) (comida no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Galleta tipo María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56]*[.L256]/100" office:value-type="float" office:value="40.9" calcext:value-type="float">
            <text:p>40,9</text:p>
          </table:table-cell>
          <table:table-cell table:style-name="ce19" table:formula="of:=[.K266]*[.O266]*4/100" office:value-type="float" office:value="38" calcext:value-type="float">
            <text:p>38</text:p>
          </table:table-cell>
          <table:table-cell table:style-name="ce19" table:formula="of:=[.K256]*[.O256]*4/100" office:value-type="float" office:value="32.92" calcext:value-type="float">
            <text:p>32,9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409" calcext:value-type="float">
            <text:p>409</text:p>
          </table:table-cell>
          <table:table-cell table:style-name="ce23" office:value-type="float" office:value="6.8" calcext:value-type="float">
            <text:p>6.8</text:p>
          </table:table-cell>
          <table:table-cell table:style-name="ce23" office:value-type="float" office:value="8.1" calcext:value-type="float">
            <text:p>8.1</text:p>
          </table:table-cell>
          <table:table-cell table:style-name="ce23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56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B256];&quot;) (nombre &quot;;[.U256];&quot;) (grupo &quot;;[.E256];&quot;) (tipo &quot;;[.G256];&quot;) (racion &quot;;[.K256];&quot;) (kcal &quot;;[.L256];&quot;) (proteinas &quot;;[.M256];&quot;) (grasas &quot;;[.N256];&quot;) (hidratos &quot;;[.O256];&quot;) (desayuno &quot;;[.P256];&quot;) (almuerzo &quot;;[.Q256];&quot;) (comida &quot;;[.R256];&quot;) (merienda &quot;;[.S256];&quot;) (cena &quot;;[.T256];&quot;))&quot;)" office:value-type="string" office:string-value="(alimento (id 259) (nombre galleta-tipo-maria) (grupo 6) (tipo energeticos) (racion 10) (kcal 409) (proteinas 6,8) (grasas 8,1) (hidratos 82,3) (desayuno si) (almuerzo si) (comida no) (merienda si) (cena si))" calcext:value-type="string">
            <text:p>(alimento (id 259) (nombre galleta-tipo-maria) (grupo 6) (tipo energeticos) (racion 10) (kcal 409) (proteinas 6,8) (grasas 8,1) (hidratos 82,3) (desayuno si) (almuerzo si) (comida no) (merienda si) (cena si))</text:p>
          </table:table-cell>
          <table:table-cell table:formula="of:=SUBSTITUTE([.V256];&quot;,&quot;;&quot;.&quot;)" office:value-type="string" office:string-value="(alimento (id 259) (nombre galleta-tipo-maria) (grupo 6) (tipo energeticos) (racion 10) (kcal 409) (proteinas 6.8) (grasas 8.1) (hidratos 82.3) (desayuno si) (almuerzo si) (comida no) (merienda si) (cena si))" calcext:value-type="string">
            <text:p>(alimento (id 259) (nombre galleta-tipo-maria) (grupo 6) (tipo energeticos) (racion 10) (kcal 409) (proteinas 6.8) (grasas 8.1) (hidratos 82.3) (desayuno si) (almuerzo si) (comida no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Galleta tipo María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57]*[.L257]/100" office:value-type="float" office:value="20.45" calcext:value-type="float">
            <text:p>20,45</text:p>
          </table:table-cell>
          <table:table-cell table:style-name="ce19" table:formula="of:=[.K267]*[.O267]*4/100" office:value-type="float" office:value="19" calcext:value-type="float">
            <text:p>19</text:p>
          </table:table-cell>
          <table:table-cell table:style-name="ce19" table:formula="of:=[.K257]*[.O257]*4/100" office:value-type="float" office:value="16.46" calcext:value-type="float">
            <text:p>16,4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09" calcext:value-type="float">
            <text:p>409</text:p>
          </table:table-cell>
          <table:table-cell table:style-name="ce23" office:value-type="float" office:value="6.8" calcext:value-type="float">
            <text:p>6.8</text:p>
          </table:table-cell>
          <table:table-cell table:style-name="ce23" office:value-type="float" office:value="8.1" calcext:value-type="float">
            <text:p>8.1</text:p>
          </table:table-cell>
          <table:table-cell table:style-name="ce23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57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B257];&quot;) (nombre &quot;;[.U257];&quot;) (grupo &quot;;[.E257];&quot;) (tipo &quot;;[.G257];&quot;) (racion &quot;;[.K257];&quot;) (kcal &quot;;[.L257];&quot;) (proteinas &quot;;[.M257];&quot;) (grasas &quot;;[.N257];&quot;) (hidratos &quot;;[.O257];&quot;) (desayuno &quot;;[.P257];&quot;) (almuerzo &quot;;[.Q257];&quot;) (comida &quot;;[.R257];&quot;) (merienda &quot;;[.S257];&quot;) (cena &quot;;[.T257];&quot;))&quot;)" office:value-type="string" office:string-value="(alimento (id 260) (nombre galleta-tipo-maria) (grupo 6) (tipo energeticos) (racion 5) (kcal 409) (proteinas 6,8) (grasas 8,1) (hidratos 82,3) (desayuno si) (almuerzo si) (comida no) (merienda si) (cena si))" calcext:value-type="string">
            <text:p>(alimento (id 260) (nombre galleta-tipo-maria) (grupo 6) (tipo energeticos) (racion 5) (kcal 409) (proteinas 6,8) (grasas 8,1) (hidratos 82,3) (desayuno si) (almuerzo si) (comida no) (merienda si) (cena si))</text:p>
          </table:table-cell>
          <table:table-cell table:formula="of:=SUBSTITUTE([.V257];&quot;,&quot;;&quot;.&quot;)" office:value-type="string" office:string-value="(alimento (id 260) (nombre galleta-tipo-maria) (grupo 6) (tipo energeticos) (racion 5) (kcal 409) (proteinas 6.8) (grasas 8.1) (hidratos 82.3) (desayuno si) (almuerzo si) (comida no) (merienda si) (cena si))" calcext:value-type="string">
            <text:p>(alimento (id 260) (nombre galleta-tipo-maria) (grupo 6) (tipo energeticos) (racion 5) (kcal 409) (proteinas 6.8) (grasas 8.1) (hidratos 82.3) (desayuno si) (almuerzo si) (comida no) (merienda si) (cena si))</text:p>
          </table:table-cell>
          <table:table-cell table:number-columns-repeated="1001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5" office:value-type="float" office:value="261" calcext:value-type="float">
            <text:p>261</text:p>
          </table:table-cell>
          <table:table-cell table:style-name="ce15" office:value-type="string" calcext:value-type="string">
            <text:p>Pan, pasta, cereales, azúcar y dulces</text:p>
          </table:table-cell>
          <table:table-cell table:style-name="ce16" office:value-type="string" calcext:value-type="string">
            <text:p>Pan Tostado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string" calcext:value-type="string">
            <text:p>energeticos</text:p>
          </table:table-cell>
          <table:table-cell table:style-name="ce16" table:formula="of:=[.K258]*[.L258]/100" office:value-type="float" office:value="21" calcext:value-type="float">
            <text:p>21</text:p>
          </table:table-cell>
          <table:table-cell table:style-name="ce19" table:formula="of:=[.K268]*[.O268]*4/100" office:value-type="float" office:value="210" calcext:value-type="float">
            <text:p>210</text:p>
          </table:table-cell>
          <table:table-cell table:style-name="ce19" table:formula="of:=[.K258]*[.O258]*4/100" office:value-type="float" office:value="16.6" calcext:value-type="float">
            <text:p>16,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20" calcext:value-type="float">
            <text:p>420</text:p>
          </table:table-cell>
          <table:table-cell table:style-name="ce22" office:value-type="float" office:value="11.3" calcext:value-type="float">
            <text:p>11.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3" calcext:value-type="float">
            <text:p>83</text:p>
          </table:table-cell>
          <table:table-cell table:number-columns-repeated="5" table:style-name="ce15" office:value-type="string" calcext:value-type="string">
            <text:p>si</text:p>
          </table:table-cell>
          <table:table-cell table:style-name="ce15" table:formula="of:=SUBSTITUTE(SUBSTITUTE(SUBSTITUTE(SUBSTITUTE(SUBSTITUTE(SUBSTITUTE(LOWER([.D258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29" table:formula="of:=CONCATENATE(&quot;(alimento (id &quot;;[.B258];&quot;) (nombre &quot;;[.U258];&quot;) (grupo &quot;;[.E258];&quot;) (tipo &quot;;[.G258];&quot;) (racion &quot;;[.K258];&quot;) (kcal &quot;;[.L258];&quot;) (proteinas &quot;;[.M258];&quot;) (grasas &quot;;[.N258];&quot;) (hidratos &quot;;[.O258];&quot;) (desayuno &quot;;[.P258];&quot;) (almuerzo &quot;;[.Q258];&quot;) (comida &quot;;[.R258];&quot;) (merienda &quot;;[.S258];&quot;) (cena &quot;;[.T258];&quot;))&quot;)" office:value-type="string" office:string-value="(alimento (id 261) (nombre pan-tostado) (grupo 6) (tipo energeticos) (racion 5) (kcal 420) (proteinas 11,3) (grasas 6) (hidratos 83) (desayuno si) (almuerzo si) (comida si) (merienda si) (cena si))" calcext:value-type="string">
            <text:p>(alimento (id 261) (nombre pan-tostado) (grupo 6) (tipo energeticos) (racion 5) (kcal 420) (proteinas 11,3) (grasas 6) (hidratos 83) (desayuno si) (almuerzo si) (comida si) (merienda si) (cena si))</text:p>
          </table:table-cell>
          <table:table-cell table:style-name="ce15" table:formula="of:=SUBSTITUTE([.V258];&quot;,&quot;;&quot;.&quot;)" office:value-type="string" office:string-value="(alimento (id 261) (nombre pan-tostado) (grupo 6) (tipo energeticos) (racion 5) (kcal 420) (proteinas 11.3) (grasas 6) (hidratos 83) (desayuno si) (almuerzo si) (comida si) (merienda si) (cena si))" calcext:value-type="string">
            <text:p>(alimento (id 261) (nombre pan-tostado) (grupo 6) (tipo energeticos) (racion 5) (kcal 420) (proteinas 11.3) (grasas 6) (hidratos 83) (desayuno si) (almuerzo si) (comida si) (merienda si) (cena si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Pan Tostad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59]*[.L259]/100" office:value-type="float" office:value="105" calcext:value-type="float">
            <text:p>105</text:p>
          </table:table-cell>
          <table:table-cell table:style-name="ce19" table:formula="of:=[.K269]*[.O269]*4/100" office:value-type="float" office:value="140" calcext:value-type="float">
            <text:p>140</text:p>
          </table:table-cell>
          <table:table-cell table:style-name="ce19" table:formula="of:=[.K259]*[.O259]*4/100" office:value-type="float" office:value="83" calcext:value-type="float">
            <text:p>8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420" calcext:value-type="float">
            <text:p>420</text:p>
          </table:table-cell>
          <table:table-cell table:style-name="ce23" office:value-type="float" office:value="11.3" calcext:value-type="float">
            <text:p>11.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9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B259];&quot;) (nombre &quot;;[.U259];&quot;) (grupo &quot;;[.E259];&quot;) (tipo &quot;;[.G259];&quot;) (racion &quot;;[.K259];&quot;) (kcal &quot;;[.L259];&quot;) (proteinas &quot;;[.M259];&quot;) (grasas &quot;;[.N259];&quot;) (hidratos &quot;;[.O259];&quot;) (desayuno &quot;;[.P259];&quot;) (almuerzo &quot;;[.Q259];&quot;) (comida &quot;;[.R259];&quot;) (merienda &quot;;[.S259];&quot;) (cena &quot;;[.T259];&quot;))&quot;)" office:value-type="string" office:string-value="(alimento (id 262) (nombre pan-tostado) (grupo 6) (tipo energeticos) (racion 25) (kcal 420) (proteinas 11,3) (grasas 6) (hidratos 83) (desayuno si) (almuerzo si) (comida si) (merienda si) (cena si))" calcext:value-type="string">
            <text:p>(alimento (id 262) (nombre pan-tostado) (grupo 6) (tipo energeticos) (racion 25) (kcal 420) (proteinas 11,3) (grasas 6) (hidratos 83) (desayuno si) (almuerzo si) (comida si) (merienda si) (cena si))</text:p>
          </table:table-cell>
          <table:table-cell table:formula="of:=SUBSTITUTE([.V259];&quot;,&quot;;&quot;.&quot;)" office:value-type="string" office:string-value="(alimento (id 262) (nombre pan-tostado) (grupo 6) (tipo energeticos) (racion 25) (kcal 420) (proteinas 11.3) (grasas 6) (hidratos 83) (desayuno si) (almuerzo si) (comida si) (merienda si) (cena si))" calcext:value-type="string">
            <text:p>(alimento (id 262) (nombre pan-tostado) (grupo 6) (tipo energeticos) (racion 25) (kcal 420) (proteinas 11.3) (grasas 6) (hidratos 83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Pan Tostad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60]*[.L260]/100" office:value-type="float" office:value="84" calcext:value-type="float">
            <text:p>84</text:p>
          </table:table-cell>
          <table:table-cell table:style-name="ce19" table:formula="of:=[.K270]*[.O270]*4/100" office:value-type="float" office:value="560" calcext:value-type="float">
            <text:p>560</text:p>
          </table:table-cell>
          <table:table-cell table:style-name="ce19" table:formula="of:=[.K260]*[.O260]*4/100" office:value-type="float" office:value="66.4" calcext:value-type="float">
            <text:p>66,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20" calcext:value-type="float">
            <text:p>420</text:p>
          </table:table-cell>
          <table:table-cell table:style-name="ce23" office:value-type="float" office:value="11.3" calcext:value-type="float">
            <text:p>11.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0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B260];&quot;) (nombre &quot;;[.U260];&quot;) (grupo &quot;;[.E260];&quot;) (tipo &quot;;[.G260];&quot;) (racion &quot;;[.K260];&quot;) (kcal &quot;;[.L260];&quot;) (proteinas &quot;;[.M260];&quot;) (grasas &quot;;[.N260];&quot;) (hidratos &quot;;[.O260];&quot;) (desayuno &quot;;[.P260];&quot;) (almuerzo &quot;;[.Q260];&quot;) (comida &quot;;[.R260];&quot;) (merienda &quot;;[.S260];&quot;) (cena &quot;;[.T260];&quot;))&quot;)" office:value-type="string" office:string-value="(alimento (id 263) (nombre pan-tostado) (grupo 6) (tipo energeticos) (racion 20) (kcal 420) (proteinas 11,3) (grasas 6) (hidratos 83) (desayuno si) (almuerzo si) (comida si) (merienda si) (cena si))" calcext:value-type="string">
            <text:p>(alimento (id 263) (nombre pan-tostado) (grupo 6) (tipo energeticos) (racion 20) (kcal 420) (proteinas 11,3) (grasas 6) (hidratos 83) (desayuno si) (almuerzo si) (comida si) (merienda si) (cena si))</text:p>
          </table:table-cell>
          <table:table-cell table:formula="of:=SUBSTITUTE([.V260];&quot;,&quot;;&quot;.&quot;)" office:value-type="string" office:string-value="(alimento (id 263) (nombre pan-tostado) (grupo 6) (tipo energeticos) (racion 20) (kcal 420) (proteinas 11.3) (grasas 6) (hidratos 83) (desayuno si) (almuerzo si) (comida si) (merienda si) (cena si))" calcext:value-type="string">
            <text:p>(alimento (id 263) (nombre pan-tostado) (grupo 6) (tipo energeticos) (racion 20) (kcal 420) (proteinas 11.3) (grasas 6) (hidratos 83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Pan Tostad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61]*[.L261]/100" office:value-type="float" office:value="63" calcext:value-type="float">
            <text:p>63</text:p>
          </table:table-cell>
          <table:table-cell table:style-name="ce19" table:formula="of:=[.K271]*[.O271]*4/100" office:value-type="float" office:value="420" calcext:value-type="float">
            <text:p>420</text:p>
          </table:table-cell>
          <table:table-cell table:style-name="ce19" table:formula="of:=[.K261]*[.O261]*4/100" office:value-type="float" office:value="49.8" calcext:value-type="float">
            <text:p>49,8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420" calcext:value-type="float">
            <text:p>420</text:p>
          </table:table-cell>
          <table:table-cell table:style-name="ce23" office:value-type="float" office:value="11.3" calcext:value-type="float">
            <text:p>11.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1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B261];&quot;) (nombre &quot;;[.U261];&quot;) (grupo &quot;;[.E261];&quot;) (tipo &quot;;[.G261];&quot;) (racion &quot;;[.K261];&quot;) (kcal &quot;;[.L261];&quot;) (proteinas &quot;;[.M261];&quot;) (grasas &quot;;[.N261];&quot;) (hidratos &quot;;[.O261];&quot;) (desayuno &quot;;[.P261];&quot;) (almuerzo &quot;;[.Q261];&quot;) (comida &quot;;[.R261];&quot;) (merienda &quot;;[.S261];&quot;) (cena &quot;;[.T261];&quot;))&quot;)" office:value-type="string" office:string-value="(alimento (id 264) (nombre pan-tostado) (grupo 6) (tipo energeticos) (racion 15) (kcal 420) (proteinas 11,3) (grasas 6) (hidratos 83) (desayuno si) (almuerzo si) (comida si) (merienda si) (cena si))" calcext:value-type="string">
            <text:p>(alimento (id 264) (nombre pan-tostado) (grupo 6) (tipo energeticos) (racion 15) (kcal 420) (proteinas 11,3) (grasas 6) (hidratos 83) (desayuno si) (almuerzo si) (comida si) (merienda si) (cena si))</text:p>
          </table:table-cell>
          <table:table-cell table:formula="of:=SUBSTITUTE([.V261];&quot;,&quot;;&quot;.&quot;)" office:value-type="string" office:string-value="(alimento (id 264) (nombre pan-tostado) (grupo 6) (tipo energeticos) (racion 15) (kcal 420) (proteinas 11.3) (grasas 6) (hidratos 83) (desayuno si) (almuerzo si) (comida si) (merienda si) (cena si))" calcext:value-type="string">
            <text:p>(alimento (id 264) (nombre pan-tostado) (grupo 6) (tipo energeticos) (racion 15) (kcal 420) (proteinas 11.3) (grasas 6) (hidratos 83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Pan Tostad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62]*[.L262]/100" office:value-type="float" office:value="42" calcext:value-type="float">
            <text:p>42</text:p>
          </table:table-cell>
          <table:table-cell table:style-name="ce19" table:formula="of:=[.K272]*[.O272]*4/100" office:value-type="float" office:value="280" calcext:value-type="float">
            <text:p>280</text:p>
          </table:table-cell>
          <table:table-cell table:style-name="ce19" table:formula="of:=[.K262]*[.O262]*4/100" office:value-type="float" office:value="33.2" calcext:value-type="float">
            <text:p>33,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420" calcext:value-type="float">
            <text:p>420</text:p>
          </table:table-cell>
          <table:table-cell table:style-name="ce23" office:value-type="float" office:value="11.3" calcext:value-type="float">
            <text:p>11.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2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B262];&quot;) (nombre &quot;;[.U262];&quot;) (grupo &quot;;[.E262];&quot;) (tipo &quot;;[.G262];&quot;) (racion &quot;;[.K262];&quot;) (kcal &quot;;[.L262];&quot;) (proteinas &quot;;[.M262];&quot;) (grasas &quot;;[.N262];&quot;) (hidratos &quot;;[.O262];&quot;) (desayuno &quot;;[.P262];&quot;) (almuerzo &quot;;[.Q262];&quot;) (comida &quot;;[.R262];&quot;) (merienda &quot;;[.S262];&quot;) (cena &quot;;[.T262];&quot;))&quot;)" office:value-type="string" office:string-value="(alimento (id 265) (nombre pan-tostado) (grupo 6) (tipo energeticos) (racion 10) (kcal 420) (proteinas 11,3) (grasas 6) (hidratos 83) (desayuno si) (almuerzo si) (comida si) (merienda si) (cena si))" calcext:value-type="string">
            <text:p>(alimento (id 265) (nombre pan-tostado) (grupo 6) (tipo energeticos) (racion 10) (kcal 420) (proteinas 11,3) (grasas 6) (hidratos 83) (desayuno si) (almuerzo si) (comida si) (merienda si) (cena si))</text:p>
          </table:table-cell>
          <table:table-cell table:formula="of:=SUBSTITUTE([.V262];&quot;,&quot;;&quot;.&quot;)" office:value-type="string" office:string-value="(alimento (id 265) (nombre pan-tostado) (grupo 6) (tipo energeticos) (racion 10) (kcal 420) (proteinas 11.3) (grasas 6) (hidratos 83) (desayuno si) (almuerzo si) (comida si) (merienda si) (cena si))" calcext:value-type="string">
            <text:p>(alimento (id 265) (nombre pan-tostado) (grupo 6) (tipo energeticos) (racion 10) (kcal 420) (proteinas 11.3) (grasas 6) (hidratos 83) (desayuno si) (almuerzo si) (comida si) (merienda si) (cena si))</text:p>
          </table:table-cell>
          <table:table-cell table:number-columns-repeated="1001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float" office:value="266" calcext:value-type="float">
            <text:p>266</text:p>
          </table:table-cell>
          <table:table-cell table:style-name="ce15" office:value-type="string" calcext:value-type="string">
            <text:p>Pan, pasta, cereales, azúcar y dulces</text:p>
          </table:table-cell>
          <table:table-cell table:style-name="ce16" office:value-type="string" calcext:value-type="string">
            <text:p>Pan Integral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string" calcext:value-type="string">
            <text:p>energeticos</text:p>
          </table:table-cell>
          <table:table-cell table:style-name="ce16" table:formula="of:=[.K263]*[.L263]/100" office:value-type="float" office:value="34.5" calcext:value-type="float">
            <text:p>34,5</text:p>
          </table:table-cell>
          <table:table-cell table:style-name="ce19" table:formula="of:=[.K273]*[.O273]*4/100" office:value-type="float" office:value="18" calcext:value-type="float">
            <text:p>18</text:p>
          </table:table-cell>
          <table:table-cell table:style-name="ce19" table:formula="of:=[.K263]*[.O263]*4/100" office:value-type="float" office:value="28.5" calcext:value-type="float">
            <text:p>28,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0" calcext:value-type="float">
            <text:p>23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47.5" calcext:value-type="float">
            <text:p>47.5</text:p>
          </table:table-cell>
          <table:table-cell table:number-columns-repeated="5" table:style-name="ce15" office:value-type="string" calcext:value-type="string">
            <text:p>si</text:p>
          </table:table-cell>
          <table:table-cell table:style-name="ce15" table:formula="of:=SUBSTITUTE(SUBSTITUTE(SUBSTITUTE(SUBSTITUTE(SUBSTITUTE(SUBSTITUTE(LOWER([.D263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29" table:formula="of:=CONCATENATE(&quot;(alimento (id &quot;;[.B263];&quot;) (nombre &quot;;[.U263];&quot;) (grupo &quot;;[.E263];&quot;) (tipo &quot;;[.G263];&quot;) (racion &quot;;[.K263];&quot;) (kcal &quot;;[.L263];&quot;) (proteinas &quot;;[.M263];&quot;) (grasas &quot;;[.N263];&quot;) (hidratos &quot;;[.O263];&quot;) (desayuno &quot;;[.P263];&quot;) (almuerzo &quot;;[.Q263];&quot;) (comida &quot;;[.R263];&quot;) (merienda &quot;;[.S263];&quot;) (cena &quot;;[.T263];&quot;))&quot;)" office:value-type="string" office:string-value="(alimento (id 266) (nombre pan-integral) (grupo 6) (tipo energeticos) (racion 15) (kcal 230) (proteinas 9) (grasas 1) (hidratos 47,5) (desayuno si) (almuerzo si) (comida si) (merienda si) (cena si))" calcext:value-type="string">
            <text:p>(alimento (id 266) (nombre pan-integral) (grupo 6) (tipo energeticos) (racion 15) (kcal 230) (proteinas 9) (grasas 1) (hidratos 47,5) (desayuno si) (almuerzo si) (comida si) (merienda si) (cena si))</text:p>
          </table:table-cell>
          <table:table-cell table:style-name="ce15" table:formula="of:=SUBSTITUTE([.V263];&quot;,&quot;;&quot;.&quot;)" office:value-type="string" office:string-value="(alimento (id 266) (nombre pan-integral) (grupo 6) (tipo energeticos) (racion 15) (kcal 230) (proteinas 9) (grasas 1) (hidratos 47.5) (desayuno si) (almuerzo si) (comida si) (merienda si) (cena si))" calcext:value-type="string">
            <text:p>(alimento (id 266) (nombre pan-integral) (grupo 6) (tipo energeticos) (racion 15) (kcal 230) (proteinas 9) (grasas 1) (hidratos 47.5) (desayuno si) (almuerzo si) (comida si) (merienda si) (cena si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Pan Integral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64]*[.L264]/100" office:value-type="float" office:value="57.5" calcext:value-type="float">
            <text:p>57,5</text:p>
          </table:table-cell>
          <table:table-cell table:style-name="ce19" table:formula="of:=[.K274]*[.O274]*4/100" office:value-type="float" office:value="10.8" calcext:value-type="float">
            <text:p>10,8</text:p>
          </table:table-cell>
          <table:table-cell table:style-name="ce19" table:formula="of:=[.K264]*[.O264]*4/100" office:value-type="float" office:value="47.5" calcext:value-type="float">
            <text:p>47,5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30" calcext:value-type="float">
            <text:p>23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4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B264];&quot;) (nombre &quot;;[.U264];&quot;) (grupo &quot;;[.E264];&quot;) (tipo &quot;;[.G264];&quot;) (racion &quot;;[.K264];&quot;) (kcal &quot;;[.L264];&quot;) (proteinas &quot;;[.M264];&quot;) (grasas &quot;;[.N264];&quot;) (hidratos &quot;;[.O264];&quot;) (desayuno &quot;;[.P264];&quot;) (almuerzo &quot;;[.Q264];&quot;) (comida &quot;;[.R264];&quot;) (merienda &quot;;[.S264];&quot;) (cena &quot;;[.T264];&quot;))&quot;)" office:value-type="string" office:string-value="(alimento (id 267) (nombre pan-integral) (grupo 6) (tipo energeticos) (racion 25) (kcal 230) (proteinas 9) (grasas 1) (hidratos 47,5) (desayuno si) (almuerzo si) (comida si) (merienda si) (cena si))" calcext:value-type="string">
            <text:p>(alimento (id 267) (nombre pan-integral) (grupo 6) (tipo energeticos) (racion 25) (kcal 230) (proteinas 9) (grasas 1) (hidratos 47,5) (desayuno si) (almuerzo si) (comida si) (merienda si) (cena si))</text:p>
          </table:table-cell>
          <table:table-cell table:formula="of:=SUBSTITUTE([.V264];&quot;,&quot;;&quot;.&quot;)" office:value-type="string" office:string-value="(alimento (id 267) (nombre pan-integral) (grupo 6) (tipo energeticos) (racion 25) (kcal 230) (proteinas 9) (grasas 1) (hidratos 47.5) (desayuno si) (almuerzo si) (comida si) (merienda si) (cena si))" calcext:value-type="string">
            <text:p>(alimento (id 267) (nombre pan-integral) (grupo 6) (tipo energeticos) (racion 25) (kcal 230) (proteinas 9) (grasas 1) (hidratos 47.5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Pan Integral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65]*[.L265]/100" office:value-type="float" office:value="69" calcext:value-type="float">
            <text:p>69</text:p>
          </table:table-cell>
          <table:table-cell table:style-name="ce19" table:formula="of:=[.K275]*[.O275]*4/100" office:value-type="float" office:value="7.2" calcext:value-type="float">
            <text:p>7,2</text:p>
          </table:table-cell>
          <table:table-cell table:style-name="ce19" table:formula="of:=[.K265]*[.O265]*4/100" office:value-type="float" office:value="57" calcext:value-type="float">
            <text:p>57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30" calcext:value-type="float">
            <text:p>23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5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B265];&quot;) (nombre &quot;;[.U265];&quot;) (grupo &quot;;[.E265];&quot;) (tipo &quot;;[.G265];&quot;) (racion &quot;;[.K265];&quot;) (kcal &quot;;[.L265];&quot;) (proteinas &quot;;[.M265];&quot;) (grasas &quot;;[.N265];&quot;) (hidratos &quot;;[.O265];&quot;) (desayuno &quot;;[.P265];&quot;) (almuerzo &quot;;[.Q265];&quot;) (comida &quot;;[.R265];&quot;) (merienda &quot;;[.S265];&quot;) (cena &quot;;[.T265];&quot;))&quot;)" office:value-type="string" office:string-value="(alimento (id 268) (nombre pan-integral) (grupo 6) (tipo energeticos) (racion 30) (kcal 230) (proteinas 9) (grasas 1) (hidratos 47,5) (desayuno si) (almuerzo si) (comida si) (merienda si) (cena si))" calcext:value-type="string">
            <text:p>(alimento (id 268) (nombre pan-integral) (grupo 6) (tipo energeticos) (racion 30) (kcal 230) (proteinas 9) (grasas 1) (hidratos 47,5) (desayuno si) (almuerzo si) (comida si) (merienda si) (cena si))</text:p>
          </table:table-cell>
          <table:table-cell table:formula="of:=SUBSTITUTE([.V265];&quot;,&quot;;&quot;.&quot;)" office:value-type="string" office:string-value="(alimento (id 268) (nombre pan-integral) (grupo 6) (tipo energeticos) (racion 30) (kcal 230) (proteinas 9) (grasas 1) (hidratos 47.5) (desayuno si) (almuerzo si) (comida si) (merienda si) (cena si))" calcext:value-type="string">
            <text:p>(alimento (id 268) (nombre pan-integral) (grupo 6) (tipo energeticos) (racion 30) (kcal 230) (proteinas 9) (grasas 1) (hidratos 47.5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Pan Integral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66]*[.L266]/100" office:value-type="float" office:value="46" calcext:value-type="float">
            <text:p>46</text:p>
          </table:table-cell>
          <table:table-cell table:style-name="ce19" table:formula="of:=[.K276]*[.O276]*4/100" office:value-type="float" office:value="3.6" calcext:value-type="float">
            <text:p>3,6</text:p>
          </table:table-cell>
          <table:table-cell table:style-name="ce19" table:formula="of:=[.K266]*[.O266]*4/100" office:value-type="float" office:value="38" calcext:value-type="float">
            <text:p>38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30" calcext:value-type="float">
            <text:p>23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6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B266];&quot;) (nombre &quot;;[.U266];&quot;) (grupo &quot;;[.E266];&quot;) (tipo &quot;;[.G266];&quot;) (racion &quot;;[.K266];&quot;) (kcal &quot;;[.L266];&quot;) (proteinas &quot;;[.M266];&quot;) (grasas &quot;;[.N266];&quot;) (hidratos &quot;;[.O266];&quot;) (desayuno &quot;;[.P266];&quot;) (almuerzo &quot;;[.Q266];&quot;) (comida &quot;;[.R266];&quot;) (merienda &quot;;[.S266];&quot;) (cena &quot;;[.T266];&quot;))&quot;)" office:value-type="string" office:string-value="(alimento (id 269) (nombre pan-integral) (grupo 6) (tipo energeticos) (racion 20) (kcal 230) (proteinas 9) (grasas 1) (hidratos 47,5) (desayuno si) (almuerzo si) (comida si) (merienda si) (cena si))" calcext:value-type="string">
            <text:p>(alimento (id 269) (nombre pan-integral) (grupo 6) (tipo energeticos) (racion 20) (kcal 230) (proteinas 9) (grasas 1) (hidratos 47,5) (desayuno si) (almuerzo si) (comida si) (merienda si) (cena si))</text:p>
          </table:table-cell>
          <table:table-cell table:formula="of:=SUBSTITUTE([.V266];&quot;,&quot;;&quot;.&quot;)" office:value-type="string" office:string-value="(alimento (id 269) (nombre pan-integral) (grupo 6) (tipo energeticos) (racion 20) (kcal 230) (proteinas 9) (grasas 1) (hidratos 47.5) (desayuno si) (almuerzo si) (comida si) (merienda si) (cena si))" calcext:value-type="string">
            <text:p>(alimento (id 269) (nombre pan-integral) (grupo 6) (tipo energeticos) (racion 20) (kcal 230) (proteinas 9) (grasas 1) (hidratos 47.5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Pan Integral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67]*[.L267]/100" office:value-type="float" office:value="23" calcext:value-type="float">
            <text:p>23</text:p>
          </table:table-cell>
          <table:table-cell table:style-name="ce19" table:formula="of:=[.K277]*[.O277]*4/100" office:value-type="float" office:value="14.4" calcext:value-type="float">
            <text:p>14,4</text:p>
          </table:table-cell>
          <table:table-cell table:style-name="ce19" table:formula="of:=[.K267]*[.O267]*4/100" office:value-type="float" office:value="19" calcext:value-type="float">
            <text:p>1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30" calcext:value-type="float">
            <text:p>23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7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B267];&quot;) (nombre &quot;;[.U267];&quot;) (grupo &quot;;[.E267];&quot;) (tipo &quot;;[.G267];&quot;) (racion &quot;;[.K267];&quot;) (kcal &quot;;[.L267];&quot;) (proteinas &quot;;[.M267];&quot;) (grasas &quot;;[.N267];&quot;) (hidratos &quot;;[.O267];&quot;) (desayuno &quot;;[.P267];&quot;) (almuerzo &quot;;[.Q267];&quot;) (comida &quot;;[.R267];&quot;) (merienda &quot;;[.S267];&quot;) (cena &quot;;[.T267];&quot;))&quot;)" office:value-type="string" office:string-value="(alimento (id 270) (nombre pan-integral) (grupo 6) (tipo energeticos) (racion 10) (kcal 230) (proteinas 9) (grasas 1) (hidratos 47,5) (desayuno si) (almuerzo si) (comida si) (merienda si) (cena si))" calcext:value-type="string">
            <text:p>(alimento (id 270) (nombre pan-integral) (grupo 6) (tipo energeticos) (racion 10) (kcal 230) (proteinas 9) (grasas 1) (hidratos 47,5) (desayuno si) (almuerzo si) (comida si) (merienda si) (cena si))</text:p>
          </table:table-cell>
          <table:table-cell table:formula="of:=SUBSTITUTE([.V267];&quot;,&quot;;&quot;.&quot;)" office:value-type="string" office:string-value="(alimento (id 270) (nombre pan-integral) (grupo 6) (tipo energeticos) (racion 10) (kcal 230) (proteinas 9) (grasas 1) (hidratos 47.5) (desayuno si) (almuerzo si) (comida si) (merienda si) (cena si))" calcext:value-type="string">
            <text:p>(alimento (id 270) (nombre pan-integral) (grupo 6) (tipo energeticos) (racion 10) (kcal 230) (proteinas 9) (grasas 1) (hidratos 47.5) (desayuno si) (almuerzo si) (comida si) (merienda si) (cena si))</text:p>
          </table:table-cell>
          <table:table-cell table:number-columns-repeated="1001"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15" office:value-type="float" office:value="271" calcext:value-type="float">
            <text:p>271</text:p>
          </table:table-cell>
          <table:table-cell table:style-name="ce15" office:value-type="string" calcext:value-type="string">
            <text:p>Pan, pasta, cereales, azúcar y dulces</text:p>
          </table:table-cell>
          <table:table-cell table:style-name="ce16" office:value-type="string" calcext:value-type="string">
            <text:p>Fideos de harina integral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string" calcext:value-type="string">
            <text:p>energeticos</text:p>
          </table:table-cell>
          <table:table-cell table:style-name="ce16" table:formula="of:=[.K268]*[.L268]/100" office:value-type="float" office:value="269.25" calcext:value-type="float">
            <text:p>269,25</text:p>
          </table:table-cell>
          <table:table-cell table:style-name="ce19" table:formula="of:=[.K278]*[.O278]*4/100" office:value-type="float" office:value="117.8" calcext:value-type="float">
            <text:p>117,8</text:p>
          </table:table-cell>
          <table:table-cell table:style-name="ce19" table:formula="of:=[.K268]*[.O268]*4/100" office:value-type="float" office:value="210" calcext:value-type="float">
            <text:p>21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359" calcext:value-type="float">
            <text:p>359</text:p>
          </table:table-cell>
          <table:table-cell table:style-name="ce22" office:value-type="float" office:value="15.4" calcext:value-type="float">
            <text:p>15.4</text:p>
          </table:table-cell>
          <table:table-cell table:style-name="ce22" office:value-type="float" office:value="1.7" calcext:value-type="float">
            <text:p>1.7</text:p>
          </table:table-cell>
          <table:table-cell table:style-name="ce22" office:value-type="float" office:value="70" calcext:value-type="float">
            <text:p>70</text:p>
          </table:table-cell>
          <table:table-cell table:style-name="ce15" office:value-type="string" calcext:value-type="string">
            <text:p>no</text:p>
          </table:table-cell>
          <table:table-cell table:number-columns-repeated="2" table:style-name="ce15" office:value-type="string" calcext:value-type="string">
            <text:p>si</text:p>
          </table:table-cell>
          <table:table-cell table:number-columns-repeated="2" table:style-name="ce15" office:value-type="string" calcext:value-type="string">
            <text:p>no</text:p>
          </table:table-cell>
          <table:table-cell table:style-name="ce15" table:formula="of:=SUBSTITUTE(SUBSTITUTE(SUBSTITUTE(SUBSTITUTE(SUBSTITUTE(SUBSTITUTE(LOWER([.D268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29" table:formula="of:=CONCATENATE(&quot;(alimento (id &quot;;[.B268];&quot;) (nombre &quot;;[.U268];&quot;) (grupo &quot;;[.E268];&quot;) (tipo &quot;;[.G268];&quot;) (racion &quot;;[.K268];&quot;) (kcal &quot;;[.L268];&quot;) (proteinas &quot;;[.M268];&quot;) (grasas &quot;;[.N268];&quot;) (hidratos &quot;;[.O268];&quot;) (desayuno &quot;;[.P268];&quot;) (almuerzo &quot;;[.Q268];&quot;) (comida &quot;;[.R268];&quot;) (merienda &quot;;[.S268];&quot;) (cena &quot;;[.T268];&quot;))&quot;)" office:value-type="string" office:string-value="(alimento (id 271) (nombre fideos-de-harina-integral) (grupo 6) (tipo energeticos) (racion 75) (kcal 359) (proteinas 15,4) (grasas 1,7) (hidratos 70) (desayuno no) (almuerzo si) (comida si) (merienda no) (cena no))" calcext:value-type="string">
            <text:p>(alimento (id 271) (nombre fideos-de-harina-integral) (grupo 6) (tipo energeticos) (racion 75) (kcal 359) (proteinas 15,4) (grasas 1,7) (hidratos 70) (desayuno no) (almuerzo si) (comida si) (merienda no) (cena no))</text:p>
          </table:table-cell>
          <table:table-cell table:style-name="ce15" table:formula="of:=SUBSTITUTE([.V268];&quot;,&quot;;&quot;.&quot;)" office:value-type="string" office:string-value="(alimento (id 271) (nombre fideos-de-harina-integral) (grupo 6) (tipo energeticos) (racion 75) (kcal 359) (proteinas 15.4) (grasas 1.7) (hidratos 70) (desayuno no) (almuerzo si) (comida si) (merienda no) (cena no))" calcext:value-type="string">
            <text:p>(alimento (id 271) (nombre fideos-de-harina-integral) (grupo 6) (tipo energeticos) (racion 75) (kcal 359) (proteinas 15.4) (grasas 1.7) (hidratos 70) (desayuno no) (almuerzo si) (comida si) (merienda no) (cena no))</text:p>
          </table:table-cell>
          <table:table-cell table:style-name="ce15" table:number-columns-repeated="1001"/>
        </table:table-row>
        <table:table-row table:style-name="ro2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Fideos de harina integral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69]*[.L269]/100" office:value-type="float" office:value="179.5" calcext:value-type="float">
            <text:p>179,5</text:p>
          </table:table-cell>
          <table:table-cell table:style-name="ce19" table:formula="of:=[.K279]*[.O279]*4/100" office:value-type="float" office:value="23.56" calcext:value-type="float">
            <text:p>23,56</text:p>
          </table:table-cell>
          <table:table-cell table:style-name="ce19" table:formula="of:=[.K269]*[.O269]*4/100" office:value-type="float" office:value="140" calcext:value-type="float">
            <text:p>14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59" calcext:value-type="float">
            <text:p>359</text:p>
          </table:table-cell>
          <table:table-cell table:style-name="ce23" office:value-type="float" office:value="15.4" calcext:value-type="float">
            <text:p>15.4</text:p>
          </table:table-cell>
          <table:table-cell table:style-name="ce23" office:value-type="float" office:value="1.7" calcext:value-type="float">
            <text:p>1.7</text:p>
          </table:table-cell>
          <table:table-cell table:style-name="ce23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69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B269];&quot;) (nombre &quot;;[.U269];&quot;) (grupo &quot;;[.E269];&quot;) (tipo &quot;;[.G269];&quot;) (racion &quot;;[.K269];&quot;) (kcal &quot;;[.L269];&quot;) (proteinas &quot;;[.M269];&quot;) (grasas &quot;;[.N269];&quot;) (hidratos &quot;;[.O269];&quot;) (desayuno &quot;;[.P269];&quot;) (almuerzo &quot;;[.Q269];&quot;) (comida &quot;;[.R269];&quot;) (merienda &quot;;[.S269];&quot;) (cena &quot;;[.T269];&quot;))&quot;)" office:value-type="string" office:string-value="(alimento (id 272) (nombre fideos-de-harina-integral) (grupo 6) (tipo energeticos) (racion 50) (kcal 359) (proteinas 15,4) (grasas 1,7) (hidratos 70) (desayuno no) (almuerzo si) (comida si) (merienda no) (cena no))" calcext:value-type="string">
            <text:p>(alimento (id 272) (nombre fideos-de-harina-integral) (grupo 6) (tipo energeticos) (racion 50) (kcal 359) (proteinas 15,4) (grasas 1,7) (hidratos 70) (desayuno no) (almuerzo si) (comida si) (merienda no) (cena no))</text:p>
          </table:table-cell>
          <table:table-cell table:formula="of:=SUBSTITUTE([.V269];&quot;,&quot;;&quot;.&quot;)" office:value-type="string" office:string-value="(alimento (id 272) (nombre fideos-de-harina-integral) (grupo 6) (tipo energeticos) (racion 50) (kcal 359) (proteinas 15.4) (grasas 1.7) (hidratos 70) (desayuno no) (almuerzo si) (comida si) (merienda no) (cena no))" calcext:value-type="string">
            <text:p>(alimento (id 272) (nombre fideos-de-harina-integral) (grupo 6) (tipo energeticos) (racion 50) (kcal 359) (proteinas 15.4) (grasas 1.7) (hidratos 70) (desayuno no) (almuerzo si) (comida si) (merienda no) (cena no)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Fideos de harina integral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70]*[.L270]/100" office:value-type="float" office:value="718" calcext:value-type="float">
            <text:p>718</text:p>
          </table:table-cell>
          <table:table-cell table:style-name="ce19" table:formula="of:=[.K280]*[.O280]*4/100" office:value-type="float" office:value="94.24" calcext:value-type="float">
            <text:p>94,24</text:p>
          </table:table-cell>
          <table:table-cell table:style-name="ce19" table:formula="of:=[.K270]*[.O270]*4/100" office:value-type="float" office:value="560" calcext:value-type="float">
            <text:p>56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359" calcext:value-type="float">
            <text:p>359</text:p>
          </table:table-cell>
          <table:table-cell table:style-name="ce23" office:value-type="float" office:value="15.4" calcext:value-type="float">
            <text:p>15.4</text:p>
          </table:table-cell>
          <table:table-cell table:style-name="ce23" office:value-type="float" office:value="1.7" calcext:value-type="float">
            <text:p>1.7</text:p>
          </table:table-cell>
          <table:table-cell table:style-name="ce23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0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B270];&quot;) (nombre &quot;;[.U270];&quot;) (grupo &quot;;[.E270];&quot;) (tipo &quot;;[.G270];&quot;) (racion &quot;;[.K270];&quot;) (kcal &quot;;[.L270];&quot;) (proteinas &quot;;[.M270];&quot;) (grasas &quot;;[.N270];&quot;) (hidratos &quot;;[.O270];&quot;) (desayuno &quot;;[.P270];&quot;) (almuerzo &quot;;[.Q270];&quot;) (comida &quot;;[.R270];&quot;) (merienda &quot;;[.S270];&quot;) (cena &quot;;[.T270];&quot;))&quot;)" office:value-type="string" office:string-value="(alimento (id 273) (nombre fideos-de-harina-integral) (grupo 6) (tipo energeticos) (racion 200) (kcal 359) (proteinas 15,4) (grasas 1,7) (hidratos 70) (desayuno no) (almuerzo si) (comida si) (merienda no) (cena no))" calcext:value-type="string">
            <text:p>(alimento (id 273) (nombre fideos-de-harina-integral) (grupo 6) (tipo energeticos) (racion 200) (kcal 359) (proteinas 15,4) (grasas 1,7) (hidratos 70) (desayuno no) (almuerzo si) (comida si) (merienda no) (cena no))</text:p>
          </table:table-cell>
          <table:table-cell table:formula="of:=SUBSTITUTE([.V270];&quot;,&quot;;&quot;.&quot;)" office:value-type="string" office:string-value="(alimento (id 273) (nombre fideos-de-harina-integral) (grupo 6) (tipo energeticos) (racion 200) (kcal 359) (proteinas 15.4) (grasas 1.7) (hidratos 70) (desayuno no) (almuerzo si) (comida si) (merienda no) (cena no))" calcext:value-type="string">
            <text:p>(alimento (id 273) (nombre fideos-de-harina-integral) (grupo 6) (tipo energeticos) (racion 200) (kcal 359) (proteinas 15.4) (grasas 1.7) (hidratos 70) (desayuno no) (almuerzo si) (comida si) (merienda no) (cena no)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Fideos de harina integral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71]*[.L271]/100" office:value-type="float" office:value="538.5" calcext:value-type="float">
            <text:p>538,5</text:p>
          </table:table-cell>
          <table:table-cell table:style-name="ce19" table:formula="of:=[.K281]*[.O281]*4/100" office:value-type="float" office:value="47.12" calcext:value-type="float">
            <text:p>47,12</text:p>
          </table:table-cell>
          <table:table-cell table:style-name="ce19" table:formula="of:=[.K271]*[.O271]*4/100" office:value-type="float" office:value="420" calcext:value-type="float">
            <text:p>42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359" calcext:value-type="float">
            <text:p>359</text:p>
          </table:table-cell>
          <table:table-cell table:style-name="ce23" office:value-type="float" office:value="15.4" calcext:value-type="float">
            <text:p>15.4</text:p>
          </table:table-cell>
          <table:table-cell table:style-name="ce23" office:value-type="float" office:value="1.7" calcext:value-type="float">
            <text:p>1.7</text:p>
          </table:table-cell>
          <table:table-cell table:style-name="ce23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1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B271];&quot;) (nombre &quot;;[.U271];&quot;) (grupo &quot;;[.E271];&quot;) (tipo &quot;;[.G271];&quot;) (racion &quot;;[.K271];&quot;) (kcal &quot;;[.L271];&quot;) (proteinas &quot;;[.M271];&quot;) (grasas &quot;;[.N271];&quot;) (hidratos &quot;;[.O271];&quot;) (desayuno &quot;;[.P271];&quot;) (almuerzo &quot;;[.Q271];&quot;) (comida &quot;;[.R271];&quot;) (merienda &quot;;[.S271];&quot;) (cena &quot;;[.T271];&quot;))&quot;)" office:value-type="string" office:string-value="(alimento (id 274) (nombre fideos-de-harina-integral) (grupo 6) (tipo energeticos) (racion 150) (kcal 359) (proteinas 15,4) (grasas 1,7) (hidratos 70) (desayuno no) (almuerzo si) (comida si) (merienda no) (cena no))" calcext:value-type="string">
            <text:p>(alimento (id 274) (nombre fideos-de-harina-integral) (grupo 6) (tipo energeticos) (racion 150) (kcal 359) (proteinas 15,4) (grasas 1,7) (hidratos 70) (desayuno no) (almuerzo si) (comida si) (merienda no) (cena no))</text:p>
          </table:table-cell>
          <table:table-cell table:formula="of:=SUBSTITUTE([.V271];&quot;,&quot;;&quot;.&quot;)" office:value-type="string" office:string-value="(alimento (id 274) (nombre fideos-de-harina-integral) (grupo 6) (tipo energeticos) (racion 150) (kcal 359) (proteinas 15.4) (grasas 1.7) (hidratos 70) (desayuno no) (almuerzo si) (comida si) (merienda no) (cena no))" calcext:value-type="string">
            <text:p>(alimento (id 274) (nombre fideos-de-harina-integral) (grupo 6) (tipo energeticos) (racion 150) (kcal 359) (proteinas 15.4) (grasas 1.7) (hidratos 70) (desayuno no) (almuerzo si) (comida si) (merienda no) (cena no))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Fideos de harina integral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72]*[.L272]/100" office:value-type="float" office:value="359" calcext:value-type="float">
            <text:p>359</text:p>
          </table:table-cell>
          <table:table-cell table:style-name="ce19" table:formula="of:=[.K282]*[.O282]*4/100" office:value-type="float" office:value="70.68" calcext:value-type="float">
            <text:p>70,68</text:p>
          </table:table-cell>
          <table:table-cell table:style-name="ce19" table:formula="of:=[.K272]*[.O272]*4/100" office:value-type="float" office:value="280" calcext:value-type="float">
            <text:p>28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59" calcext:value-type="float">
            <text:p>359</text:p>
          </table:table-cell>
          <table:table-cell table:style-name="ce23" office:value-type="float" office:value="15.4" calcext:value-type="float">
            <text:p>15.4</text:p>
          </table:table-cell>
          <table:table-cell table:style-name="ce23" office:value-type="float" office:value="1.7" calcext:value-type="float">
            <text:p>1.7</text:p>
          </table:table-cell>
          <table:table-cell table:style-name="ce23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2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B272];&quot;) (nombre &quot;;[.U272];&quot;) (grupo &quot;;[.E272];&quot;) (tipo &quot;;[.G272];&quot;) (racion &quot;;[.K272];&quot;) (kcal &quot;;[.L272];&quot;) (proteinas &quot;;[.M272];&quot;) (grasas &quot;;[.N272];&quot;) (hidratos &quot;;[.O272];&quot;) (desayuno &quot;;[.P272];&quot;) (almuerzo &quot;;[.Q272];&quot;) (comida &quot;;[.R272];&quot;) (merienda &quot;;[.S272];&quot;) (cena &quot;;[.T272];&quot;))&quot;)" office:value-type="string" office:string-value="(alimento (id 275) (nombre fideos-de-harina-integral) (grupo 6) (tipo energeticos) (racion 100) (kcal 359) (proteinas 15,4) (grasas 1,7) (hidratos 70) (desayuno no) (almuerzo si) (comida si) (merienda no) (cena no))" calcext:value-type="string">
            <text:p>(alimento (id 275) (nombre fideos-de-harina-integral) (grupo 6) (tipo energeticos) (racion 100) (kcal 359) (proteinas 15,4) (grasas 1,7) (hidratos 70) (desayuno no) (almuerzo si) (comida si) (merienda no) (cena no))</text:p>
          </table:table-cell>
          <table:table-cell table:formula="of:=SUBSTITUTE([.V272];&quot;,&quot;;&quot;.&quot;)" office:value-type="string" office:string-value="(alimento (id 275) (nombre fideos-de-harina-integral) (grupo 6) (tipo energeticos) (racion 100) (kcal 359) (proteinas 15.4) (grasas 1.7) (hidratos 70) (desayuno no) (almuerzo si) (comida si) (merienda no) (cena no))" calcext:value-type="string">
            <text:p>(alimento (id 275) (nombre fideos-de-harina-integral) (grupo 6) (tipo energeticos) (racion 100) (kcal 359) (proteinas 15.4) (grasas 1.7) (hidratos 70) (desayuno no) (almuerzo si) (comida si) (merienda no) (cena no))</text:p>
          </table:table-cell>
          <table:table-cell table:number-columns-repeated="1001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5" office:value-type="float" office:value="276" calcext:value-type="float">
            <text:p>276</text:p>
          </table:table-cell>
          <table:table-cell table:style-name="ce15" office:value-type="string" calcext:value-type="string">
            <text:p>Pan, pasta, cereales, azúcar y dulces</text:p>
          </table:table-cell>
          <table:table-cell table:style-name="ce16" office:value-type="string" calcext:value-type="string">
            <text:p>Chocolate amargo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string" calcext:value-type="string">
            <text:p>energeticos</text:p>
          </table:table-cell>
          <table:table-cell table:style-name="ce16" table:formula="of:=[.K273]*[.L273]/100" office:value-type="float" office:value="142.5" calcext:value-type="float">
            <text:p>142,5</text:p>
          </table:table-cell>
          <table:table-cell table:style-name="ce19" table:formula="of:=[.K283]*[.O283]*4/100" office:value-type="float" office:value="160" calcext:value-type="float">
            <text:p>160</text:p>
          </table:table-cell>
          <table:table-cell table:style-name="ce19" table:formula="of:=[.K273]*[.O273]*4/100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70" calcext:value-type="float">
            <text:p>570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52.9" calcext:value-type="float">
            <text:p>52.9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4" table:style-name="ce15" office:value-type="string" calcext:value-type="string">
            <text:p>si</text:p>
          </table:table-cell>
          <table:table-cell table:style-name="ce15" office:value-type="string" calcext:value-type="string">
            <text:p>no</text:p>
          </table:table-cell>
          <table:table-cell table:style-name="ce15" table:formula="of:=SUBSTITUTE(SUBSTITUTE(SUBSTITUTE(SUBSTITUTE(SUBSTITUTE(SUBSTITUTE(LOWER([.D273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style-name="ce29" table:formula="of:=CONCATENATE(&quot;(alimento (id &quot;;[.B273];&quot;) (nombre &quot;;[.U273];&quot;) (grupo &quot;;[.E273];&quot;) (tipo &quot;;[.G273];&quot;) (racion &quot;;[.K273];&quot;) (kcal &quot;;[.L273];&quot;) (proteinas &quot;;[.M273];&quot;) (grasas &quot;;[.N273];&quot;) (hidratos &quot;;[.O273];&quot;) (desayuno &quot;;[.P273];&quot;) (almuerzo &quot;;[.Q273];&quot;) (comida &quot;;[.R273];&quot;) (merienda &quot;;[.S273];&quot;) (cena &quot;;[.T273];&quot;))&quot;)" office:value-type="string" office:string-value="(alimento (id 276) (nombre chocolate-amargo) (grupo 6) (tipo energeticos) (racion 25) (kcal 570) (proteinas 5,5) (grasas 52,9) (hidratos 18) (desayuno si) (almuerzo si) (comida si) (merienda si) (cena no))" calcext:value-type="string">
            <text:p>(alimento (id 276) (nombre chocolate-amargo) (grupo 6) (tipo energeticos) (racion 25) (kcal 570) (proteinas 5,5) (grasas 52,9) (hidratos 18) (desayuno si) (almuerzo si) (comida si) (merienda si) (cena no))</text:p>
          </table:table-cell>
          <table:table-cell table:style-name="ce15" table:formula="of:=SUBSTITUTE([.V273];&quot;,&quot;;&quot;.&quot;)" office:value-type="string" office:string-value="(alimento (id 276) (nombre chocolate-amargo) (grupo 6) (tipo energeticos) (racion 25) (kcal 570) (proteinas 5.5) (grasas 52.9) (hidratos 18) (desayuno si) (almuerzo si) (comida si) (merienda si) (cena no))" calcext:value-type="string">
            <text:p>(alimento (id 276) (nombre chocolate-amargo) (grupo 6) (tipo energeticos) (racion 25) (kcal 570) (proteinas 5.5) (grasas 52.9) (hidratos 18) (desayuno si) (almuerzo si) (comida si) (merienda si) (cena no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Chocolate amarg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74]*[.L274]/100" office:value-type="float" office:value="85.5" calcext:value-type="float">
            <text:p>85,5</text:p>
          </table:table-cell>
          <table:table-cell table:style-name="ce19" table:formula="of:=[.K284]*[.O284]*4/100" office:value-type="float" office:value="128" calcext:value-type="float">
            <text:p>128</text:p>
          </table:table-cell>
          <table:table-cell table:style-name="ce19" table:formula="of:=[.K274]*[.O274]*4/100" office:value-type="float" office:value="10.8" calcext:value-type="float">
            <text:p>10,8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570" calcext:value-type="float">
            <text:p>570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52.9" calcext:value-type="float">
            <text:p>52.9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74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B274];&quot;) (nombre &quot;;[.U274];&quot;) (grupo &quot;;[.E274];&quot;) (tipo &quot;;[.G274];&quot;) (racion &quot;;[.K274];&quot;) (kcal &quot;;[.L274];&quot;) (proteinas &quot;;[.M274];&quot;) (grasas &quot;;[.N274];&quot;) (hidratos &quot;;[.O274];&quot;) (desayuno &quot;;[.P274];&quot;) (almuerzo &quot;;[.Q274];&quot;) (comida &quot;;[.R274];&quot;) (merienda &quot;;[.S274];&quot;) (cena &quot;;[.T274];&quot;))&quot;)" office:value-type="string" office:string-value="(alimento (id 277) (nombre chocolate-amargo) (grupo 6) (tipo energeticos) (racion 15) (kcal 570) (proteinas 5,5) (grasas 52,9) (hidratos 18) (desayuno si) (almuerzo si) (comida si) (merienda si) (cena no))" calcext:value-type="string">
            <text:p>(alimento (id 277) (nombre chocolate-amargo) (grupo 6) (tipo energeticos) (racion 15) (kcal 570) (proteinas 5,5) (grasas 52,9) (hidratos 18) (desayuno si) (almuerzo si) (comida si) (merienda si) (cena no))</text:p>
          </table:table-cell>
          <table:table-cell table:formula="of:=SUBSTITUTE([.V274];&quot;,&quot;;&quot;.&quot;)" office:value-type="string" office:string-value="(alimento (id 277) (nombre chocolate-amargo) (grupo 6) (tipo energeticos) (racion 15) (kcal 570) (proteinas 5.5) (grasas 52.9) (hidratos 18) (desayuno si) (almuerzo si) (comida si) (merienda si) (cena no))" calcext:value-type="string">
            <text:p>(alimento (id 277) (nombre chocolate-amargo) (grupo 6) (tipo energeticos) (racion 15) (kcal 570) (proteinas 5.5) (grasas 52.9) (hidratos 18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Chocolate amarg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75]*[.L275]/100" office:value-type="float" office:value="57" calcext:value-type="float">
            <text:p>57</text:p>
          </table:table-cell>
          <table:table-cell table:style-name="ce19" table:formula="of:=[.K285]*[.O285]*4/100" office:value-type="float" office:value="64" calcext:value-type="float">
            <text:p>64</text:p>
          </table:table-cell>
          <table:table-cell table:style-name="ce19" table:formula="of:=[.K275]*[.O275]*4/100" office:value-type="float" office:value="7.2" calcext:value-type="float">
            <text:p>7,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70" calcext:value-type="float">
            <text:p>570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52.9" calcext:value-type="float">
            <text:p>52.9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75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B275];&quot;) (nombre &quot;;[.U275];&quot;) (grupo &quot;;[.E275];&quot;) (tipo &quot;;[.G275];&quot;) (racion &quot;;[.K275];&quot;) (kcal &quot;;[.L275];&quot;) (proteinas &quot;;[.M275];&quot;) (grasas &quot;;[.N275];&quot;) (hidratos &quot;;[.O275];&quot;) (desayuno &quot;;[.P275];&quot;) (almuerzo &quot;;[.Q275];&quot;) (comida &quot;;[.R275];&quot;) (merienda &quot;;[.S275];&quot;) (cena &quot;;[.T275];&quot;))&quot;)" office:value-type="string" office:string-value="(alimento (id 278) (nombre chocolate-amargo) (grupo 6) (tipo energeticos) (racion 10) (kcal 570) (proteinas 5,5) (grasas 52,9) (hidratos 18) (desayuno si) (almuerzo si) (comida si) (merienda si) (cena no))" calcext:value-type="string">
            <text:p>(alimento (id 278) (nombre chocolate-amargo) (grupo 6) (tipo energeticos) (racion 10) (kcal 570) (proteinas 5,5) (grasas 52,9) (hidratos 18) (desayuno si) (almuerzo si) (comida si) (merienda si) (cena no))</text:p>
          </table:table-cell>
          <table:table-cell table:formula="of:=SUBSTITUTE([.V275];&quot;,&quot;;&quot;.&quot;)" office:value-type="string" office:string-value="(alimento (id 278) (nombre chocolate-amargo) (grupo 6) (tipo energeticos) (racion 10) (kcal 570) (proteinas 5.5) (grasas 52.9) (hidratos 18) (desayuno si) (almuerzo si) (comida si) (merienda si) (cena no))" calcext:value-type="string">
            <text:p>(alimento (id 278) (nombre chocolate-amargo) (grupo 6) (tipo energeticos) (racion 10) (kcal 570) (proteinas 5.5) (grasas 52.9) (hidratos 18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Chocolate amarg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76]*[.L276]/100" office:value-type="float" office:value="28.5" calcext:value-type="float">
            <text:p>28,5</text:p>
          </table:table-cell>
          <table:table-cell table:style-name="ce19" table:formula="of:=[.K286]*[.O286]*4/100" office:value-type="float" office:value="32" calcext:value-type="float">
            <text:p>32</text:p>
          </table:table-cell>
          <table:table-cell table:style-name="ce19" table:formula="of:=[.K276]*[.O276]*4/100" office:value-type="float" office:value="3.6" calcext:value-type="float">
            <text:p>3,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570" calcext:value-type="float">
            <text:p>570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52.9" calcext:value-type="float">
            <text:p>52.9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76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B276];&quot;) (nombre &quot;;[.U276];&quot;) (grupo &quot;;[.E276];&quot;) (tipo &quot;;[.G276];&quot;) (racion &quot;;[.K276];&quot;) (kcal &quot;;[.L276];&quot;) (proteinas &quot;;[.M276];&quot;) (grasas &quot;;[.N276];&quot;) (hidratos &quot;;[.O276];&quot;) (desayuno &quot;;[.P276];&quot;) (almuerzo &quot;;[.Q276];&quot;) (comida &quot;;[.R276];&quot;) (merienda &quot;;[.S276];&quot;) (cena &quot;;[.T276];&quot;))&quot;)" office:value-type="string" office:string-value="(alimento (id 279) (nombre chocolate-amargo) (grupo 6) (tipo energeticos) (racion 5) (kcal 570) (proteinas 5,5) (grasas 52,9) (hidratos 18) (desayuno si) (almuerzo si) (comida si) (merienda si) (cena no))" calcext:value-type="string">
            <text:p>(alimento (id 279) (nombre chocolate-amargo) (grupo 6) (tipo energeticos) (racion 5) (kcal 570) (proteinas 5,5) (grasas 52,9) (hidratos 18) (desayuno si) (almuerzo si) (comida si) (merienda si) (cena no))</text:p>
          </table:table-cell>
          <table:table-cell table:formula="of:=SUBSTITUTE([.V276];&quot;,&quot;;&quot;.&quot;)" office:value-type="string" office:string-value="(alimento (id 279) (nombre chocolate-amargo) (grupo 6) (tipo energeticos) (racion 5) (kcal 570) (proteinas 5.5) (grasas 52.9) (hidratos 18) (desayuno si) (almuerzo si) (comida si) (merienda si) (cena no))" calcext:value-type="string">
            <text:p>(alimento (id 279) (nombre chocolate-amargo) (grupo 6) (tipo energeticos) (racion 5) (kcal 570) (proteinas 5.5) (grasas 52.9) (hidratos 18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Chocolate amarg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77]*[.L277]/100" office:value-type="float" office:value="114" calcext:value-type="float">
            <text:p>114</text:p>
          </table:table-cell>
          <table:table-cell table:style-name="ce19" table:formula="of:=[.K287]*[.O287]*4/100" office:value-type="float" office:value="160" calcext:value-type="float">
            <text:p>160</text:p>
          </table:table-cell>
          <table:table-cell table:style-name="ce19" table:formula="of:=[.K277]*[.O277]*4/100" office:value-type="float" office:value="14.4" calcext:value-type="float">
            <text:p>14,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570" calcext:value-type="float">
            <text:p>570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52.9" calcext:value-type="float">
            <text:p>52.9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77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B277];&quot;) (nombre &quot;;[.U277];&quot;) (grupo &quot;;[.E277];&quot;) (tipo &quot;;[.G277];&quot;) (racion &quot;;[.K277];&quot;) (kcal &quot;;[.L277];&quot;) (proteinas &quot;;[.M277];&quot;) (grasas &quot;;[.N277];&quot;) (hidratos &quot;;[.O277];&quot;) (desayuno &quot;;[.P277];&quot;) (almuerzo &quot;;[.Q277];&quot;) (comida &quot;;[.R277];&quot;) (merienda &quot;;[.S277];&quot;) (cena &quot;;[.T277];&quot;))&quot;)" office:value-type="string" office:string-value="(alimento (id 280) (nombre chocolate-amargo) (grupo 6) (tipo energeticos) (racion 20) (kcal 570) (proteinas 5,5) (grasas 52,9) (hidratos 18) (desayuno si) (almuerzo si) (comida si) (merienda si) (cena no))" calcext:value-type="string">
            <text:p>(alimento (id 280) (nombre chocolate-amargo) (grupo 6) (tipo energeticos) (racion 20) (kcal 570) (proteinas 5,5) (grasas 52,9) (hidratos 18) (desayuno si) (almuerzo si) (comida si) (merienda si) (cena no))</text:p>
          </table:table-cell>
          <table:table-cell table:formula="of:=SUBSTITUTE([.V277];&quot;,&quot;;&quot;.&quot;)" office:value-type="string" office:string-value="(alimento (id 280) (nombre chocolate-amargo) (grupo 6) (tipo energeticos) (racion 20) (kcal 570) (proteinas 5.5) (grasas 52.9) (hidratos 18) (desayuno si) (almuerzo si) (comida si) (merienda si) (cena no))" calcext:value-type="string">
            <text:p>(alimento (id 280) (nombre chocolate-amargo) (grupo 6) (tipo energeticos) (racion 20) (kcal 570) (proteinas 5.5) (grasas 52.9) (hidratos 18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Avena salvado de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78]*[.L278]/100" office:value-type="float" office:value="191.5" calcext:value-type="float">
            <text:p>191,5</text:p>
          </table:table-cell>
          <table:table-cell table:style-name="ce19" table:formula="of:=[.K288]*[.O288]*4/100" office:value-type="float" office:value="70" calcext:value-type="float">
            <text:p>70</text:p>
          </table:table-cell>
          <table:table-cell table:style-name="ce19" table:formula="of:=[.K278]*[.O278]*4/100" office:value-type="float" office:value="117.8" calcext:value-type="float">
            <text:p>117,8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83" calcext:value-type="float">
            <text:p>383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.8" calcext:value-type="float">
            <text:p>8.8</text:p>
          </table:table-cell>
          <table:table-cell table:style-name="ce23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8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B278];&quot;) (nombre &quot;;[.U278];&quot;) (grupo &quot;;[.E278];&quot;) (tipo &quot;;[.G278];&quot;) (racion &quot;;[.K278];&quot;) (kcal &quot;;[.L278];&quot;) (proteinas &quot;;[.M278];&quot;) (grasas &quot;;[.N278];&quot;) (hidratos &quot;;[.O278];&quot;) (desayuno &quot;;[.P278];&quot;) (almuerzo &quot;;[.Q278];&quot;) (comida &quot;;[.R278];&quot;) (merienda &quot;;[.S278];&quot;) (cena &quot;;[.T278];&quot;))&quot;)" office:value-type="string" office:string-value="(alimento (id 281) (nombre avena-salvado-de) (grupo 6) (tipo energeticos) (racion 50) (kcal 383) (proteinas 17) (grasas 8,8) (hidratos 58,9) (desayuno si) (almuerzo si) (comida si) (merienda no) (cena no))" calcext:value-type="string">
            <text:p>(alimento (id 281) (nombre avena-salvado-de) (grupo 6) (tipo energeticos) (racion 50) (kcal 383) (proteinas 17) (grasas 8,8) (hidratos 58,9) (desayuno si) (almuerzo si) (comida si) (merienda no) (cena no))</text:p>
          </table:table-cell>
          <table:table-cell table:formula="of:=SUBSTITUTE([.V278];&quot;,&quot;;&quot;.&quot;)" office:value-type="string" office:string-value="(alimento (id 281) (nombre avena-salvado-de) (grupo 6) (tipo energeticos) (racion 50) (kcal 383) (proteinas 17) (grasas 8.8) (hidratos 58.9) (desayuno si) (almuerzo si) (comida si) (merienda no) (cena no))" calcext:value-type="string">
            <text:p>(alimento (id 281) (nombre avena-salvado-de) (grupo 6) (tipo energeticos) (racion 50) (kcal 383) (proteinas 17) (grasas 8.8) (hidratos 58.9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Avena salvado de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79]*[.L279]/100" office:value-type="float" office:value="38.3" calcext:value-type="float">
            <text:p>38,3</text:p>
          </table:table-cell>
          <table:table-cell table:style-name="ce19" table:formula="of:=[.K289]*[.O289]*4/100" office:value-type="float" office:value="14" calcext:value-type="float">
            <text:p>14</text:p>
          </table:table-cell>
          <table:table-cell table:style-name="ce19" table:formula="of:=[.K279]*[.O279]*4/100" office:value-type="float" office:value="23.56" calcext:value-type="float">
            <text:p>23,56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83" calcext:value-type="float">
            <text:p>383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.8" calcext:value-type="float">
            <text:p>8.8</text:p>
          </table:table-cell>
          <table:table-cell table:style-name="ce23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9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B279];&quot;) (nombre &quot;;[.U279];&quot;) (grupo &quot;;[.E279];&quot;) (tipo &quot;;[.G279];&quot;) (racion &quot;;[.K279];&quot;) (kcal &quot;;[.L279];&quot;) (proteinas &quot;;[.M279];&quot;) (grasas &quot;;[.N279];&quot;) (hidratos &quot;;[.O279];&quot;) (desayuno &quot;;[.P279];&quot;) (almuerzo &quot;;[.Q279];&quot;) (comida &quot;;[.R279];&quot;) (merienda &quot;;[.S279];&quot;) (cena &quot;;[.T279];&quot;))&quot;)" office:value-type="string" office:string-value="(alimento (id 282) (nombre avena-salvado-de) (grupo 6) (tipo energeticos) (racion 10) (kcal 383) (proteinas 17) (grasas 8,8) (hidratos 58,9) (desayuno si) (almuerzo si) (comida si) (merienda no) (cena no))" calcext:value-type="string">
            <text:p>(alimento (id 282) (nombre avena-salvado-de) (grupo 6) (tipo energeticos) (racion 10) (kcal 383) (proteinas 17) (grasas 8,8) (hidratos 58,9) (desayuno si) (almuerzo si) (comida si) (merienda no) (cena no))</text:p>
          </table:table-cell>
          <table:table-cell table:formula="of:=SUBSTITUTE([.V279];&quot;,&quot;;&quot;.&quot;)" office:value-type="string" office:string-value="(alimento (id 282) (nombre avena-salvado-de) (grupo 6) (tipo energeticos) (racion 10) (kcal 383) (proteinas 17) (grasas 8.8) (hidratos 58.9) (desayuno si) (almuerzo si) (comida si) (merienda no) (cena no))" calcext:value-type="string">
            <text:p>(alimento (id 282) (nombre avena-salvado-de) (grupo 6) (tipo energeticos) (racion 10) (kcal 383) (proteinas 17) (grasas 8.8) (hidratos 58.9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Avena salvado de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80]*[.L280]/100" office:value-type="float" office:value="153.2" calcext:value-type="float">
            <text:p>153,2</text:p>
          </table:table-cell>
          <table:table-cell table:style-name="ce19" table:formula="of:=[.K290]*[.O290]*4/100" office:value-type="float" office:value="56" calcext:value-type="float">
            <text:p>56</text:p>
          </table:table-cell>
          <table:table-cell table:style-name="ce19" table:formula="of:=[.K280]*[.O280]*4/100" office:value-type="float" office:value="94.24" calcext:value-type="float">
            <text:p>94,24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83" calcext:value-type="float">
            <text:p>383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.8" calcext:value-type="float">
            <text:p>8.8</text:p>
          </table:table-cell>
          <table:table-cell table:style-name="ce23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0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B280];&quot;) (nombre &quot;;[.U280];&quot;) (grupo &quot;;[.E280];&quot;) (tipo &quot;;[.G280];&quot;) (racion &quot;;[.K280];&quot;) (kcal &quot;;[.L280];&quot;) (proteinas &quot;;[.M280];&quot;) (grasas &quot;;[.N280];&quot;) (hidratos &quot;;[.O280];&quot;) (desayuno &quot;;[.P280];&quot;) (almuerzo &quot;;[.Q280];&quot;) (comida &quot;;[.R280];&quot;) (merienda &quot;;[.S280];&quot;) (cena &quot;;[.T280];&quot;))&quot;)" office:value-type="string" office:string-value="(alimento (id 283) (nombre avena-salvado-de) (grupo 6) (tipo energeticos) (racion 40) (kcal 383) (proteinas 17) (grasas 8,8) (hidratos 58,9) (desayuno si) (almuerzo si) (comida si) (merienda no) (cena no))" calcext:value-type="string">
            <text:p>(alimento (id 283) (nombre avena-salvado-de) (grupo 6) (tipo energeticos) (racion 40) (kcal 383) (proteinas 17) (grasas 8,8) (hidratos 58,9) (desayuno si) (almuerzo si) (comida si) (merienda no) (cena no))</text:p>
          </table:table-cell>
          <table:table-cell table:formula="of:=SUBSTITUTE([.V280];&quot;,&quot;;&quot;.&quot;)" office:value-type="string" office:string-value="(alimento (id 283) (nombre avena-salvado-de) (grupo 6) (tipo energeticos) (racion 40) (kcal 383) (proteinas 17) (grasas 8.8) (hidratos 58.9) (desayuno si) (almuerzo si) (comida si) (merienda no) (cena no))" calcext:value-type="string">
            <text:p>(alimento (id 283) (nombre avena-salvado-de) (grupo 6) (tipo energeticos) (racion 40) (kcal 383) (proteinas 17) (grasas 8.8) (hidratos 58.9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Avena salvado de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81]*[.L281]/100" office:value-type="float" office:value="76.6" calcext:value-type="float">
            <text:p>76,6</text:p>
          </table:table-cell>
          <table:table-cell table:style-name="ce19" table:formula="of:=[.K291]*[.O291]*4/100" office:value-type="float" office:value="42" calcext:value-type="float">
            <text:p>42</text:p>
          </table:table-cell>
          <table:table-cell table:style-name="ce19" table:formula="of:=[.K281]*[.O281]*4/100" office:value-type="float" office:value="47.12" calcext:value-type="float">
            <text:p>47,1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83" calcext:value-type="float">
            <text:p>383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.8" calcext:value-type="float">
            <text:p>8.8</text:p>
          </table:table-cell>
          <table:table-cell table:style-name="ce23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1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B281];&quot;) (nombre &quot;;[.U281];&quot;) (grupo &quot;;[.E281];&quot;) (tipo &quot;;[.G281];&quot;) (racion &quot;;[.K281];&quot;) (kcal &quot;;[.L281];&quot;) (proteinas &quot;;[.M281];&quot;) (grasas &quot;;[.N281];&quot;) (hidratos &quot;;[.O281];&quot;) (desayuno &quot;;[.P281];&quot;) (almuerzo &quot;;[.Q281];&quot;) (comida &quot;;[.R281];&quot;) (merienda &quot;;[.S281];&quot;) (cena &quot;;[.T281];&quot;))&quot;)" office:value-type="string" office:string-value="(alimento (id 284) (nombre avena-salvado-de) (grupo 6) (tipo energeticos) (racion 20) (kcal 383) (proteinas 17) (grasas 8,8) (hidratos 58,9) (desayuno si) (almuerzo si) (comida si) (merienda no) (cena no))" calcext:value-type="string">
            <text:p>(alimento (id 284) (nombre avena-salvado-de) (grupo 6) (tipo energeticos) (racion 20) (kcal 383) (proteinas 17) (grasas 8,8) (hidratos 58,9) (desayuno si) (almuerzo si) (comida si) (merienda no) (cena no))</text:p>
          </table:table-cell>
          <table:table-cell table:formula="of:=SUBSTITUTE([.V281];&quot;,&quot;;&quot;.&quot;)" office:value-type="string" office:string-value="(alimento (id 284) (nombre avena-salvado-de) (grupo 6) (tipo energeticos) (racion 20) (kcal 383) (proteinas 17) (grasas 8.8) (hidratos 58.9) (desayuno si) (almuerzo si) (comida si) (merienda no) (cena no))" calcext:value-type="string">
            <text:p>(alimento (id 284) (nombre avena-salvado-de) (grupo 6) (tipo energeticos) (racion 20) (kcal 383) (proteinas 17) (grasas 8.8) (hidratos 58.9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Avena salvado de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82]*[.L282]/100" office:value-type="float" office:value="114.9" calcext:value-type="float">
            <text:p>114,9</text:p>
          </table:table-cell>
          <table:table-cell table:style-name="ce19" table:formula="of:=[.K292]*[.O292]*4/100" office:value-type="float" office:value="28" calcext:value-type="float">
            <text:p>28</text:p>
          </table:table-cell>
          <table:table-cell table:style-name="ce19" table:formula="of:=[.K282]*[.O282]*4/100" office:value-type="float" office:value="70.68" calcext:value-type="float">
            <text:p>70,68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83" calcext:value-type="float">
            <text:p>383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.8" calcext:value-type="float">
            <text:p>8.8</text:p>
          </table:table-cell>
          <table:table-cell table:style-name="ce23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2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B282];&quot;) (nombre &quot;;[.U282];&quot;) (grupo &quot;;[.E282];&quot;) (tipo &quot;;[.G282];&quot;) (racion &quot;;[.K282];&quot;) (kcal &quot;;[.L282];&quot;) (proteinas &quot;;[.M282];&quot;) (grasas &quot;;[.N282];&quot;) (hidratos &quot;;[.O282];&quot;) (desayuno &quot;;[.P282];&quot;) (almuerzo &quot;;[.Q282];&quot;) (comida &quot;;[.R282];&quot;) (merienda &quot;;[.S282];&quot;) (cena &quot;;[.T282];&quot;))&quot;)" office:value-type="string" office:string-value="(alimento (id 285) (nombre avena-salvado-de) (grupo 6) (tipo energeticos) (racion 30) (kcal 383) (proteinas 17) (grasas 8,8) (hidratos 58,9) (desayuno si) (almuerzo si) (comida si) (merienda no) (cena no))" calcext:value-type="string">
            <text:p>(alimento (id 285) (nombre avena-salvado-de) (grupo 6) (tipo energeticos) (racion 30) (kcal 383) (proteinas 17) (grasas 8,8) (hidratos 58,9) (desayuno si) (almuerzo si) (comida si) (merienda no) (cena no))</text:p>
          </table:table-cell>
          <table:table-cell table:formula="of:=SUBSTITUTE([.V282];&quot;,&quot;;&quot;.&quot;)" office:value-type="string" office:string-value="(alimento (id 285) (nombre avena-salvado-de) (grupo 6) (tipo energeticos) (racion 30) (kcal 383) (proteinas 17) (grasas 8.8) (hidratos 58.9) (desayuno si) (almuerzo si) (comida si) (merienda no) (cena no))" calcext:value-type="string">
            <text:p>(alimento (id 285) (nombre avena-salvado-de) (grupo 6) (tipo energeticos) (racion 30) (kcal 383) (proteinas 17) (grasas 8.8) (hidratos 58.9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Miel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83]*[.L283]/100" office:value-type="float" office:value="150" calcext:value-type="float">
            <text:p>150</text:p>
          </table:table-cell>
          <table:table-cell table:style-name="ce19" table:formula="of:=[.K293]*[.O293]*4/100" office:value-type="float" office:value="163.2" calcext:value-type="float">
            <text:p>163,2</text:p>
          </table:table-cell>
          <table:table-cell table:style-name="ce19" table:formula="of:=[.K283]*[.O283]*4/100" office:value-type="float" office:value="160" calcext:value-type="float">
            <text:p>16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00" calcext:value-type="float">
            <text:p>300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83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B283];&quot;) (nombre &quot;;[.U283];&quot;) (grupo &quot;;[.E283];&quot;) (tipo &quot;;[.G283];&quot;) (racion &quot;;[.K283];&quot;) (kcal &quot;;[.L283];&quot;) (proteinas &quot;;[.M283];&quot;) (grasas &quot;;[.N283];&quot;) (hidratos &quot;;[.O283];&quot;) (desayuno &quot;;[.P283];&quot;) (almuerzo &quot;;[.Q283];&quot;) (comida &quot;;[.R283];&quot;) (merienda &quot;;[.S283];&quot;) (cena &quot;;[.T283];&quot;))&quot;)" office:value-type="string" office:string-value="(alimento (id 286) (nombre miel) (grupo 6) (tipo energeticos) (racion 50) (kcal 300) (proteinas 0,6) (grasas 0) (hidratos 80) (desayuno si) (almuerzo si) (comida si) (merienda si) (cena no))" calcext:value-type="string">
            <text:p>(alimento (id 286) (nombre miel) (grupo 6) (tipo energeticos) (racion 50) (kcal 300) (proteinas 0,6) (grasas 0) (hidratos 80) (desayuno si) (almuerzo si) (comida si) (merienda si) (cena no))</text:p>
          </table:table-cell>
          <table:table-cell table:formula="of:=SUBSTITUTE([.V283];&quot;,&quot;;&quot;.&quot;)" office:value-type="string" office:string-value="(alimento (id 286) (nombre miel) (grupo 6) (tipo energeticos) (racion 50) (kcal 300) (proteinas 0.6) (grasas 0) (hidratos 80) (desayuno si) (almuerzo si) (comida si) (merienda si) (cena no))" calcext:value-type="string">
            <text:p>(alimento (id 286) (nombre miel) (grupo 6) (tipo energeticos) (racion 50) (kcal 300) (proteinas 0.6) (grasas 0) (hidratos 80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Miel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84]*[.L284]/100" office:value-type="float" office:value="120" calcext:value-type="float">
            <text:p>120</text:p>
          </table:table-cell>
          <table:table-cell table:style-name="ce19" table:formula="of:=[.K294]*[.O294]*4/100" office:value-type="float" office:value="326.4" calcext:value-type="float">
            <text:p>326,4</text:p>
          </table:table-cell>
          <table:table-cell table:style-name="ce19" table:formula="of:=[.K284]*[.O284]*4/100" office:value-type="float" office:value="128" calcext:value-type="float">
            <text:p>128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0" calcext:value-type="float">
            <text:p>300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84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B284];&quot;) (nombre &quot;;[.U284];&quot;) (grupo &quot;;[.E284];&quot;) (tipo &quot;;[.G284];&quot;) (racion &quot;;[.K284];&quot;) (kcal &quot;;[.L284];&quot;) (proteinas &quot;;[.M284];&quot;) (grasas &quot;;[.N284];&quot;) (hidratos &quot;;[.O284];&quot;) (desayuno &quot;;[.P284];&quot;) (almuerzo &quot;;[.Q284];&quot;) (comida &quot;;[.R284];&quot;) (merienda &quot;;[.S284];&quot;) (cena &quot;;[.T284];&quot;))&quot;)" office:value-type="string" office:string-value="(alimento (id 287) (nombre miel) (grupo 6) (tipo energeticos) (racion 40) (kcal 300) (proteinas 0,6) (grasas 0) (hidratos 80) (desayuno si) (almuerzo si) (comida si) (merienda si) (cena no))" calcext:value-type="string">
            <text:p>(alimento (id 287) (nombre miel) (grupo 6) (tipo energeticos) (racion 40) (kcal 300) (proteinas 0,6) (grasas 0) (hidratos 80) (desayuno si) (almuerzo si) (comida si) (merienda si) (cena no))</text:p>
          </table:table-cell>
          <table:table-cell table:formula="of:=SUBSTITUTE([.V284];&quot;,&quot;;&quot;.&quot;)" office:value-type="string" office:string-value="(alimento (id 287) (nombre miel) (grupo 6) (tipo energeticos) (racion 40) (kcal 300) (proteinas 0.6) (grasas 0) (hidratos 80) (desayuno si) (almuerzo si) (comida si) (merienda si) (cena no))" calcext:value-type="string">
            <text:p>(alimento (id 287) (nombre miel) (grupo 6) (tipo energeticos) (racion 40) (kcal 300) (proteinas 0.6) (grasas 0) (hidratos 80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Miel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85]*[.L285]/100" office:value-type="float" office:value="60" calcext:value-type="float">
            <text:p>60</text:p>
          </table:table-cell>
          <table:table-cell table:style-name="ce19" table:formula="of:=[.K295]*[.O295]*4/100" office:value-type="float" office:value="816" calcext:value-type="float">
            <text:p>816</text:p>
          </table:table-cell>
          <table:table-cell table:style-name="ce19" table:formula="of:=[.K285]*[.O285]*4/100" office:value-type="float" office:value="64" calcext:value-type="float">
            <text:p>6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00" calcext:value-type="float">
            <text:p>300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85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B285];&quot;) (nombre &quot;;[.U285];&quot;) (grupo &quot;;[.E285];&quot;) (tipo &quot;;[.G285];&quot;) (racion &quot;;[.K285];&quot;) (kcal &quot;;[.L285];&quot;) (proteinas &quot;;[.M285];&quot;) (grasas &quot;;[.N285];&quot;) (hidratos &quot;;[.O285];&quot;) (desayuno &quot;;[.P285];&quot;) (almuerzo &quot;;[.Q285];&quot;) (comida &quot;;[.R285];&quot;) (merienda &quot;;[.S285];&quot;) (cena &quot;;[.T285];&quot;))&quot;)" office:value-type="string" office:string-value="(alimento (id 288) (nombre miel) (grupo 6) (tipo energeticos) (racion 20) (kcal 300) (proteinas 0,6) (grasas 0) (hidratos 80) (desayuno si) (almuerzo si) (comida si) (merienda si) (cena no))" calcext:value-type="string">
            <text:p>(alimento (id 288) (nombre miel) (grupo 6) (tipo energeticos) (racion 20) (kcal 300) (proteinas 0,6) (grasas 0) (hidratos 80) (desayuno si) (almuerzo si) (comida si) (merienda si) (cena no))</text:p>
          </table:table-cell>
          <table:table-cell table:formula="of:=SUBSTITUTE([.V285];&quot;,&quot;;&quot;.&quot;)" office:value-type="string" office:string-value="(alimento (id 288) (nombre miel) (grupo 6) (tipo energeticos) (racion 20) (kcal 300) (proteinas 0.6) (grasas 0) (hidratos 80) (desayuno si) (almuerzo si) (comida si) (merienda si) (cena no))" calcext:value-type="string">
            <text:p>(alimento (id 288) (nombre miel) (grupo 6) (tipo energeticos) (racion 20) (kcal 300) (proteinas 0.6) (grasas 0) (hidratos 80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Miel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86]*[.L286]/100" office:value-type="float" office:value="30" calcext:value-type="float">
            <text:p>30</text:p>
          </table:table-cell>
          <table:table-cell table:style-name="ce19" table:formula="of:=[.K296]*[.O296]*4/100" office:value-type="float" office:value="489.6" calcext:value-type="float">
            <text:p>489,6</text:p>
          </table:table-cell>
          <table:table-cell table:style-name="ce19" table:formula="of:=[.K286]*[.O286]*4/100" office:value-type="float" office:value="32" calcext:value-type="float">
            <text:p>3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00" calcext:value-type="float">
            <text:p>300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86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B286];&quot;) (nombre &quot;;[.U286];&quot;) (grupo &quot;;[.E286];&quot;) (tipo &quot;;[.G286];&quot;) (racion &quot;;[.K286];&quot;) (kcal &quot;;[.L286];&quot;) (proteinas &quot;;[.M286];&quot;) (grasas &quot;;[.N286];&quot;) (hidratos &quot;;[.O286];&quot;) (desayuno &quot;;[.P286];&quot;) (almuerzo &quot;;[.Q286];&quot;) (comida &quot;;[.R286];&quot;) (merienda &quot;;[.S286];&quot;) (cena &quot;;[.T286];&quot;))&quot;)" office:value-type="string" office:string-value="(alimento (id 289) (nombre miel) (grupo 6) (tipo energeticos) (racion 10) (kcal 300) (proteinas 0,6) (grasas 0) (hidratos 80) (desayuno si) (almuerzo si) (comida si) (merienda si) (cena no))" calcext:value-type="string">
            <text:p>(alimento (id 289) (nombre miel) (grupo 6) (tipo energeticos) (racion 10) (kcal 300) (proteinas 0,6) (grasas 0) (hidratos 80) (desayuno si) (almuerzo si) (comida si) (merienda si) (cena no))</text:p>
          </table:table-cell>
          <table:table-cell table:formula="of:=SUBSTITUTE([.V286];&quot;,&quot;;&quot;.&quot;)" office:value-type="string" office:string-value="(alimento (id 289) (nombre miel) (grupo 6) (tipo energeticos) (racion 10) (kcal 300) (proteinas 0.6) (grasas 0) (hidratos 80) (desayuno si) (almuerzo si) (comida si) (merienda si) (cena no))" calcext:value-type="string">
            <text:p>(alimento (id 289) (nombre miel) (grupo 6) (tipo energeticos) (racion 10) (kcal 300) (proteinas 0.6) (grasas 0) (hidratos 80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Miel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87]*[.L287]/100" office:value-type="float" office:value="150" calcext:value-type="float">
            <text:p>150</text:p>
          </table:table-cell>
          <table:table-cell table:style-name="ce19" table:formula="of:=[.K297]*[.O297]*4/100" office:value-type="float" office:value="652.8" calcext:value-type="float">
            <text:p>652,8</text:p>
          </table:table-cell>
          <table:table-cell table:style-name="ce19" table:formula="of:=[.K287]*[.O287]*4/100" office:value-type="float" office:value="160" calcext:value-type="float">
            <text:p>16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00" calcext:value-type="float">
            <text:p>300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87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B287];&quot;) (nombre &quot;;[.U287];&quot;) (grupo &quot;;[.E287];&quot;) (tipo &quot;;[.G287];&quot;) (racion &quot;;[.K287];&quot;) (kcal &quot;;[.L287];&quot;) (proteinas &quot;;[.M287];&quot;) (grasas &quot;;[.N287];&quot;) (hidratos &quot;;[.O287];&quot;) (desayuno &quot;;[.P287];&quot;) (almuerzo &quot;;[.Q287];&quot;) (comida &quot;;[.R287];&quot;) (merienda &quot;;[.S287];&quot;) (cena &quot;;[.T287];&quot;))&quot;)" office:value-type="string" office:string-value="(alimento (id 290) (nombre miel) (grupo 6) (tipo energeticos) (racion 50) (kcal 300) (proteinas 0,6) (grasas 0) (hidratos 80) (desayuno si) (almuerzo si) (comida si) (merienda si) (cena no))" calcext:value-type="string">
            <text:p>(alimento (id 290) (nombre miel) (grupo 6) (tipo energeticos) (racion 50) (kcal 300) (proteinas 0,6) (grasas 0) (hidratos 80) (desayuno si) (almuerzo si) (comida si) (merienda si) (cena no))</text:p>
          </table:table-cell>
          <table:table-cell table:formula="of:=SUBSTITUTE([.V287];&quot;,&quot;;&quot;.&quot;)" office:value-type="string" office:string-value="(alimento (id 290) (nombre miel) (grupo 6) (tipo energeticos) (racion 50) (kcal 300) (proteinas 0.6) (grasas 0) (hidratos 80) (desayuno si) (almuerzo si) (comida si) (merienda si) (cena no))" calcext:value-type="string">
            <text:p>(alimento (id 290) (nombre miel) (grupo 6) (tipo energeticos) (racion 50) (kcal 300) (proteinas 0.6) (grasas 0) (hidratos 80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Mermelada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88]*[.L288]/100" office:value-type="float" office:value="68" calcext:value-type="float">
            <text:p>68</text:p>
          </table:table-cell>
          <table:table-cell table:style-name="ce19" table:formula="of:=[.K288]*[.M288]*4/100" office:value-type="float" office:value="0.6" calcext:value-type="float">
            <text:p>0,6</text:p>
          </table:table-cell>
          <table:table-cell table:style-name="ce19" table:formula="of:=[.K288]*[.O288]*4/100" office:value-type="float" office:value="70" calcext:value-type="float">
            <text:p>7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72" calcext:value-type="float">
            <text:p>272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88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B288];&quot;) (nombre &quot;;[.U288];&quot;) (grupo &quot;;[.E288];&quot;) (tipo &quot;;[.G288];&quot;) (racion &quot;;[.K288];&quot;) (kcal &quot;;[.L288];&quot;) (proteinas &quot;;[.M288];&quot;) (grasas &quot;;[.N288];&quot;) (hidratos &quot;;[.O288];&quot;) (desayuno &quot;;[.P288];&quot;) (almuerzo &quot;;[.Q288];&quot;) (comida &quot;;[.R288];&quot;) (merienda &quot;;[.S288];&quot;) (cena &quot;;[.T288];&quot;))&quot;)" office:value-type="string" office:string-value="(alimento (id 291) (nombre mermelada) (grupo 6) (tipo energeticos) (racion 25) (kcal 272) (proteinas 0,6) (grasas 0,1) (hidratos 70) (desayuno si) (almuerzo si) (comida si) (merienda si) (cena no))" calcext:value-type="string">
            <text:p>(alimento (id 291) (nombre mermelada) (grupo 6) (tipo energeticos) (racion 25) (kcal 272) (proteinas 0,6) (grasas 0,1) (hidratos 70) (desayuno si) (almuerzo si) (comida si) (merienda si) (cena no))</text:p>
          </table:table-cell>
          <table:table-cell table:formula="of:=SUBSTITUTE([.V288];&quot;,&quot;;&quot;.&quot;)" office:value-type="string" office:string-value="(alimento (id 291) (nombre mermelada) (grupo 6) (tipo energeticos) (racion 25) (kcal 272) (proteinas 0.6) (grasas 0.1) (hidratos 70) (desayuno si) (almuerzo si) (comida si) (merienda si) (cena no))" calcext:value-type="string">
            <text:p>(alimento (id 291) (nombre mermelada) (grupo 6) (tipo energeticos) (racion 25) (kcal 272) (proteinas 0.6) (grasas 0.1) (hidratos 70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Mermelada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89]*[.L289]/100" office:value-type="float" office:value="13.6" calcext:value-type="float">
            <text:p>13,6</text:p>
          </table:table-cell>
          <table:table-cell table:style-name="ce19" table:formula="of:=[.K289]*[.M289]*4/100" office:value-type="float" office:value="0.12" calcext:value-type="float">
            <text:p>0,12</text:p>
          </table:table-cell>
          <table:table-cell table:style-name="ce19" table:formula="of:=[.K289]*[.O289]*4/100" office:value-type="float" office:value="14" calcext:value-type="float">
            <text:p>1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72" calcext:value-type="float">
            <text:p>272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89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B289];&quot;) (nombre &quot;;[.U289];&quot;) (grupo &quot;;[.E289];&quot;) (tipo &quot;;[.G289];&quot;) (racion &quot;;[.K289];&quot;) (kcal &quot;;[.L289];&quot;) (proteinas &quot;;[.M289];&quot;) (grasas &quot;;[.N289];&quot;) (hidratos &quot;;[.O289];&quot;) (desayuno &quot;;[.P289];&quot;) (almuerzo &quot;;[.Q289];&quot;) (comida &quot;;[.R289];&quot;) (merienda &quot;;[.S289];&quot;) (cena &quot;;[.T289];&quot;))&quot;)" office:value-type="string" office:string-value="(alimento (id 292) (nombre mermelada) (grupo 6) (tipo energeticos) (racion 5) (kcal 272) (proteinas 0,6) (grasas 0,1) (hidratos 70) (desayuno si) (almuerzo si) (comida si) (merienda si) (cena no))" calcext:value-type="string">
            <text:p>(alimento (id 292) (nombre mermelada) (grupo 6) (tipo energeticos) (racion 5) (kcal 272) (proteinas 0,6) (grasas 0,1) (hidratos 70) (desayuno si) (almuerzo si) (comida si) (merienda si) (cena no))</text:p>
          </table:table-cell>
          <table:table-cell table:formula="of:=SUBSTITUTE([.V289];&quot;,&quot;;&quot;.&quot;)" office:value-type="string" office:string-value="(alimento (id 292) (nombre mermelada) (grupo 6) (tipo energeticos) (racion 5) (kcal 272) (proteinas 0.6) (grasas 0.1) (hidratos 70) (desayuno si) (almuerzo si) (comida si) (merienda si) (cena no))" calcext:value-type="string">
            <text:p>(alimento (id 292) (nombre mermelada) (grupo 6) (tipo energeticos) (racion 5) (kcal 272) (proteinas 0.6) (grasas 0.1) (hidratos 70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Mermelada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90]*[.L290]/100" office:value-type="float" office:value="54.4" calcext:value-type="float">
            <text:p>54,4</text:p>
          </table:table-cell>
          <table:table-cell table:style-name="ce19" table:formula="of:=[.K290]*[.M290]*4/100" office:value-type="float" office:value="0.48" calcext:value-type="float">
            <text:p>0,48</text:p>
          </table:table-cell>
          <table:table-cell table:style-name="ce19" table:formula="of:=[.K290]*[.O290]*4/100" office:value-type="float" office:value="56" calcext:value-type="float">
            <text:p>56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72" calcext:value-type="float">
            <text:p>272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90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B290];&quot;) (nombre &quot;;[.U290];&quot;) (grupo &quot;;[.E290];&quot;) (tipo &quot;;[.G290];&quot;) (racion &quot;;[.K290];&quot;) (kcal &quot;;[.L290];&quot;) (proteinas &quot;;[.M290];&quot;) (grasas &quot;;[.N290];&quot;) (hidratos &quot;;[.O290];&quot;) (desayuno &quot;;[.P290];&quot;) (almuerzo &quot;;[.Q290];&quot;) (comida &quot;;[.R290];&quot;) (merienda &quot;;[.S290];&quot;) (cena &quot;;[.T290];&quot;))&quot;)" office:value-type="string" office:string-value="(alimento (id 293) (nombre mermelada) (grupo 6) (tipo energeticos) (racion 20) (kcal 272) (proteinas 0,6) (grasas 0,1) (hidratos 70) (desayuno si) (almuerzo si) (comida si) (merienda si) (cena no))" calcext:value-type="string">
            <text:p>(alimento (id 293) (nombre mermelada) (grupo 6) (tipo energeticos) (racion 20) (kcal 272) (proteinas 0,6) (grasas 0,1) (hidratos 70) (desayuno si) (almuerzo si) (comida si) (merienda si) (cena no))</text:p>
          </table:table-cell>
          <table:table-cell table:formula="of:=SUBSTITUTE([.V290];&quot;,&quot;;&quot;.&quot;)" office:value-type="string" office:string-value="(alimento (id 293) (nombre mermelada) (grupo 6) (tipo energeticos) (racion 20) (kcal 272) (proteinas 0.6) (grasas 0.1) (hidratos 70) (desayuno si) (almuerzo si) (comida si) (merienda si) (cena no))" calcext:value-type="string">
            <text:p>(alimento (id 293) (nombre mermelada) (grupo 6) (tipo energeticos) (racion 20) (kcal 272) (proteinas 0.6) (grasas 0.1) (hidratos 70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Mermelada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91]*[.L291]/100" office:value-type="float" office:value="40.8" calcext:value-type="float">
            <text:p>40,8</text:p>
          </table:table-cell>
          <table:table-cell table:style-name="ce19" table:formula="of:=[.K291]*[.M291]*4/100" office:value-type="float" office:value="0.36" calcext:value-type="float">
            <text:p>0,36</text:p>
          </table:table-cell>
          <table:table-cell table:style-name="ce19" table:formula="of:=[.K291]*[.O291]*4/100" office:value-type="float" office:value="42" calcext:value-type="float">
            <text:p>42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272" calcext:value-type="float">
            <text:p>272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91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B291];&quot;) (nombre &quot;;[.U291];&quot;) (grupo &quot;;[.E291];&quot;) (tipo &quot;;[.G291];&quot;) (racion &quot;;[.K291];&quot;) (kcal &quot;;[.L291];&quot;) (proteinas &quot;;[.M291];&quot;) (grasas &quot;;[.N291];&quot;) (hidratos &quot;;[.O291];&quot;) (desayuno &quot;;[.P291];&quot;) (almuerzo &quot;;[.Q291];&quot;) (comida &quot;;[.R291];&quot;) (merienda &quot;;[.S291];&quot;) (cena &quot;;[.T291];&quot;))&quot;)" office:value-type="string" office:string-value="(alimento (id 294) (nombre mermelada) (grupo 6) (tipo energeticos) (racion 15) (kcal 272) (proteinas 0,6) (grasas 0,1) (hidratos 70) (desayuno si) (almuerzo si) (comida si) (merienda si) (cena no))" calcext:value-type="string">
            <text:p>(alimento (id 294) (nombre mermelada) (grupo 6) (tipo energeticos) (racion 15) (kcal 272) (proteinas 0,6) (grasas 0,1) (hidratos 70) (desayuno si) (almuerzo si) (comida si) (merienda si) (cena no))</text:p>
          </table:table-cell>
          <table:table-cell table:formula="of:=SUBSTITUTE([.V291];&quot;,&quot;;&quot;.&quot;)" office:value-type="string" office:string-value="(alimento (id 294) (nombre mermelada) (grupo 6) (tipo energeticos) (racion 15) (kcal 272) (proteinas 0.6) (grasas 0.1) (hidratos 70) (desayuno si) (almuerzo si) (comida si) (merienda si) (cena no))" calcext:value-type="string">
            <text:p>(alimento (id 294) (nombre mermelada) (grupo 6) (tipo energeticos) (racion 15) (kcal 272) (proteinas 0.6) (grasas 0.1) (hidratos 70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Mermelada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92]*[.L292]/100" office:value-type="float" office:value="27.2" calcext:value-type="float">
            <text:p>27,2</text:p>
          </table:table-cell>
          <table:table-cell table:style-name="ce19" table:formula="of:=[.K292]*[.M292]*4/100" office:value-type="float" office:value="0.24" calcext:value-type="float">
            <text:p>0,24</text:p>
          </table:table-cell>
          <table:table-cell table:style-name="ce19" table:formula="of:=[.K292]*[.O292]*4/100" office:value-type="float" office:value="28" calcext:value-type="float">
            <text:p>2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72" calcext:value-type="float">
            <text:p>272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92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B292];&quot;) (nombre &quot;;[.U292];&quot;) (grupo &quot;;[.E292];&quot;) (tipo &quot;;[.G292];&quot;) (racion &quot;;[.K292];&quot;) (kcal &quot;;[.L292];&quot;) (proteinas &quot;;[.M292];&quot;) (grasas &quot;;[.N292];&quot;) (hidratos &quot;;[.O292];&quot;) (desayuno &quot;;[.P292];&quot;) (almuerzo &quot;;[.Q292];&quot;) (comida &quot;;[.R292];&quot;) (merienda &quot;;[.S292];&quot;) (cena &quot;;[.T292];&quot;))&quot;)" office:value-type="string" office:string-value="(alimento (id 295) (nombre mermelada) (grupo 6) (tipo energeticos) (racion 10) (kcal 272) (proteinas 0,6) (grasas 0,1) (hidratos 70) (desayuno si) (almuerzo si) (comida si) (merienda si) (cena no))" calcext:value-type="string">
            <text:p>(alimento (id 295) (nombre mermelada) (grupo 6) (tipo energeticos) (racion 10) (kcal 272) (proteinas 0,6) (grasas 0,1) (hidratos 70) (desayuno si) (almuerzo si) (comida si) (merienda si) (cena no))</text:p>
          </table:table-cell>
          <table:table-cell table:formula="of:=SUBSTITUTE([.V292];&quot;,&quot;;&quot;.&quot;)" office:value-type="string" office:string-value="(alimento (id 295) (nombre mermelada) (grupo 6) (tipo energeticos) (racion 10) (kcal 272) (proteinas 0.6) (grasas 0.1) (hidratos 70) (desayuno si) (almuerzo si) (comida si) (merienda si) (cena no))" calcext:value-type="string">
            <text:p>(alimento (id 295) (nombre mermelada) (grupo 6) (tipo energeticos) (racion 10) (kcal 272) (proteinas 0.6) (grasas 0.1) (hidratos 70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Arroz Blanc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93]*[.L293]/100" office:value-type="float" office:value="183" calcext:value-type="float">
            <text:p>183</text:p>
          </table:table-cell>
          <table:table-cell table:style-name="ce19" table:formula="of:=[.K293]*[.M293]*4/100" office:value-type="float" office:value="13.2" calcext:value-type="float">
            <text:p>13,2</text:p>
          </table:table-cell>
          <table:table-cell table:style-name="ce19" table:formula="of:=[.K293]*[.O293]*4/100" office:value-type="float" office:value="163.2" calcext:value-type="float">
            <text:p>163,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366" calcext:value-type="float">
            <text:p>366</text:p>
          </table:table-cell>
          <table:table-cell table:style-name="ce23" office:value-type="float" office:value="6.6" calcext:value-type="float">
            <text:p>6.6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81.6" calcext:value-type="float">
            <text:p>81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93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formula="of:=CONCATENATE(&quot;(alimento (id &quot;;[.B293];&quot;) (nombre &quot;;[.U293];&quot;) (grupo &quot;;[.E293];&quot;) (tipo &quot;;[.G293];&quot;) (racion &quot;;[.K293];&quot;) (kcal &quot;;[.L293];&quot;) (proteinas &quot;;[.M293];&quot;) (grasas &quot;;[.N293];&quot;) (hidratos &quot;;[.O293];&quot;) (desayuno &quot;;[.P293];&quot;) (almuerzo &quot;;[.Q293];&quot;) (comida &quot;;[.R293];&quot;) (merienda &quot;;[.S293];&quot;) (cena &quot;;[.T293];&quot;))&quot;)" office:value-type="string" office:string-value="(alimento (id 296) (nombre arroz-blanco) (grupo 6) (tipo energeticos) (racion 50) (kcal 366) (proteinas 6,6) (grasas 0,9) (hidratos 81,6) (desayuno no) (almuerzo si) (comida si) (merienda no) (cena no))" calcext:value-type="string">
            <text:p>(alimento (id 296) (nombre arroz-blanco) (grupo 6) (tipo energeticos) (racion 50) (kcal 366) (proteinas 6,6) (grasas 0,9) (hidratos 81,6) (desayuno no) (almuerzo si) (comida si) (merienda no) (cena no))</text:p>
          </table:table-cell>
          <table:table-cell table:formula="of:=SUBSTITUTE([.V293];&quot;,&quot;;&quot;.&quot;)" office:value-type="string" office:string-value="(alimento (id 296) (nombre arroz-blanco) (grupo 6) (tipo energeticos) (racion 50) (kcal 366) (proteinas 6.6) (grasas 0.9) (hidratos 81.6) (desayuno no) (almuerzo si) (comida si) (merienda no) (cena no))" calcext:value-type="string">
            <text:p>(alimento (id 296) (nombre arroz-blanco) (grupo 6) (tipo energeticos) (racion 50) (kcal 366) (proteinas 6.6) (grasas 0.9) (hidratos 81.6) (desayuno no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Arroz Blanc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94]*[.L294]/100" office:value-type="float" office:value="366" calcext:value-type="float">
            <text:p>366</text:p>
          </table:table-cell>
          <table:table-cell table:style-name="ce19" table:formula="of:=[.K294]*[.M294]*4/100" office:value-type="float" office:value="26.4" calcext:value-type="float">
            <text:p>26,4</text:p>
          </table:table-cell>
          <table:table-cell table:style-name="ce19" table:formula="of:=[.K294]*[.O294]*4/100" office:value-type="float" office:value="326.4" calcext:value-type="float">
            <text:p>326,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66" calcext:value-type="float">
            <text:p>366</text:p>
          </table:table-cell>
          <table:table-cell table:style-name="ce23" office:value-type="float" office:value="6.6" calcext:value-type="float">
            <text:p>6.6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81.6" calcext:value-type="float">
            <text:p>81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94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formula="of:=CONCATENATE(&quot;(alimento (id &quot;;[.B294];&quot;) (nombre &quot;;[.U294];&quot;) (grupo &quot;;[.E294];&quot;) (tipo &quot;;[.G294];&quot;) (racion &quot;;[.K294];&quot;) (kcal &quot;;[.L294];&quot;) (proteinas &quot;;[.M294];&quot;) (grasas &quot;;[.N294];&quot;) (hidratos &quot;;[.O294];&quot;) (desayuno &quot;;[.P294];&quot;) (almuerzo &quot;;[.Q294];&quot;) (comida &quot;;[.R294];&quot;) (merienda &quot;;[.S294];&quot;) (cena &quot;;[.T294];&quot;))&quot;)" office:value-type="string" office:string-value="(alimento (id 297) (nombre arroz-blanco) (grupo 6) (tipo energeticos) (racion 100) (kcal 366) (proteinas 6,6) (grasas 0,9) (hidratos 81,6) (desayuno no) (almuerzo si) (comida si) (merienda no) (cena no))" calcext:value-type="string">
            <text:p>(alimento (id 297) (nombre arroz-blanco) (grupo 6) (tipo energeticos) (racion 100) (kcal 366) (proteinas 6,6) (grasas 0,9) (hidratos 81,6) (desayuno no) (almuerzo si) (comida si) (merienda no) (cena no))</text:p>
          </table:table-cell>
          <table:table-cell table:formula="of:=SUBSTITUTE([.V294];&quot;,&quot;;&quot;.&quot;)" office:value-type="string" office:string-value="(alimento (id 297) (nombre arroz-blanco) (grupo 6) (tipo energeticos) (racion 100) (kcal 366) (proteinas 6.6) (grasas 0.9) (hidratos 81.6) (desayuno no) (almuerzo si) (comida si) (merienda no) (cena no))" calcext:value-type="string">
            <text:p>(alimento (id 297) (nombre arroz-blanco) (grupo 6) (tipo energeticos) (racion 100) (kcal 366) (proteinas 6.6) (grasas 0.9) (hidratos 81.6) (desayuno no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Arroz Blanc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95]*[.L295]/100" office:value-type="float" office:value="915" calcext:value-type="float">
            <text:p>915</text:p>
          </table:table-cell>
          <table:table-cell table:style-name="ce19" table:formula="of:=[.K295]*[.M295]*4/100" office:value-type="float" office:value="66" calcext:value-type="float">
            <text:p>66</text:p>
          </table:table-cell>
          <table:table-cell table:style-name="ce19" table:formula="of:=[.K295]*[.O295]*4/100" office:value-type="float" office:value="816" calcext:value-type="float">
            <text:p>816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366" calcext:value-type="float">
            <text:p>366</text:p>
          </table:table-cell>
          <table:table-cell table:style-name="ce23" office:value-type="float" office:value="6.6" calcext:value-type="float">
            <text:p>6.6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81.6" calcext:value-type="float">
            <text:p>81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95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formula="of:=CONCATENATE(&quot;(alimento (id &quot;;[.B295];&quot;) (nombre &quot;;[.U295];&quot;) (grupo &quot;;[.E295];&quot;) (tipo &quot;;[.G295];&quot;) (racion &quot;;[.K295];&quot;) (kcal &quot;;[.L295];&quot;) (proteinas &quot;;[.M295];&quot;) (grasas &quot;;[.N295];&quot;) (hidratos &quot;;[.O295];&quot;) (desayuno &quot;;[.P295];&quot;) (almuerzo &quot;;[.Q295];&quot;) (comida &quot;;[.R295];&quot;) (merienda &quot;;[.S295];&quot;) (cena &quot;;[.T295];&quot;))&quot;)" office:value-type="string" office:string-value="(alimento (id 298) (nombre arroz-blanco) (grupo 6) (tipo energeticos) (racion 250) (kcal 366) (proteinas 6,6) (grasas 0,9) (hidratos 81,6) (desayuno no) (almuerzo si) (comida si) (merienda no) (cena no))" calcext:value-type="string">
            <text:p>(alimento (id 298) (nombre arroz-blanco) (grupo 6) (tipo energeticos) (racion 250) (kcal 366) (proteinas 6,6) (grasas 0,9) (hidratos 81,6) (desayuno no) (almuerzo si) (comida si) (merienda no) (cena no))</text:p>
          </table:table-cell>
          <table:table-cell table:formula="of:=SUBSTITUTE([.V295];&quot;,&quot;;&quot;.&quot;)" office:value-type="string" office:string-value="(alimento (id 298) (nombre arroz-blanco) (grupo 6) (tipo energeticos) (racion 250) (kcal 366) (proteinas 6.6) (grasas 0.9) (hidratos 81.6) (desayuno no) (almuerzo si) (comida si) (merienda no) (cena no))" calcext:value-type="string">
            <text:p>(alimento (id 298) (nombre arroz-blanco) (grupo 6) (tipo energeticos) (racion 250) (kcal 366) (proteinas 6.6) (grasas 0.9) (hidratos 81.6) (desayuno no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Arroz Blanc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96]*[.L296]/100" office:value-type="float" office:value="549" calcext:value-type="float">
            <text:p>549</text:p>
          </table:table-cell>
          <table:table-cell table:style-name="ce19" table:formula="of:=[.K296]*[.M296]*4/100" office:value-type="float" office:value="39.6" calcext:value-type="float">
            <text:p>39,6</text:p>
          </table:table-cell>
          <table:table-cell table:style-name="ce19" table:formula="of:=[.K296]*[.O296]*4/100" office:value-type="float" office:value="489.6" calcext:value-type="float">
            <text:p>489,6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366" calcext:value-type="float">
            <text:p>366</text:p>
          </table:table-cell>
          <table:table-cell table:style-name="ce23" office:value-type="float" office:value="6.6" calcext:value-type="float">
            <text:p>6.6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81.6" calcext:value-type="float">
            <text:p>81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96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formula="of:=CONCATENATE(&quot;(alimento (id &quot;;[.B296];&quot;) (nombre &quot;;[.U296];&quot;) (grupo &quot;;[.E296];&quot;) (tipo &quot;;[.G296];&quot;) (racion &quot;;[.K296];&quot;) (kcal &quot;;[.L296];&quot;) (proteinas &quot;;[.M296];&quot;) (grasas &quot;;[.N296];&quot;) (hidratos &quot;;[.O296];&quot;) (desayuno &quot;;[.P296];&quot;) (almuerzo &quot;;[.Q296];&quot;) (comida &quot;;[.R296];&quot;) (merienda &quot;;[.S296];&quot;) (cena &quot;;[.T296];&quot;))&quot;)" office:value-type="string" office:string-value="(alimento (id 299) (nombre arroz-blanco) (grupo 6) (tipo energeticos) (racion 150) (kcal 366) (proteinas 6,6) (grasas 0,9) (hidratos 81,6) (desayuno no) (almuerzo si) (comida si) (merienda no) (cena no))" calcext:value-type="string">
            <text:p>(alimento (id 299) (nombre arroz-blanco) (grupo 6) (tipo energeticos) (racion 150) (kcal 366) (proteinas 6,6) (grasas 0,9) (hidratos 81,6) (desayuno no) (almuerzo si) (comida si) (merienda no) (cena no))</text:p>
          </table:table-cell>
          <table:table-cell table:formula="of:=SUBSTITUTE([.V296];&quot;,&quot;;&quot;.&quot;)" office:value-type="string" office:string-value="(alimento (id 299) (nombre arroz-blanco) (grupo 6) (tipo energeticos) (racion 150) (kcal 366) (proteinas 6.6) (grasas 0.9) (hidratos 81.6) (desayuno no) (almuerzo si) (comida si) (merienda no) (cena no))" calcext:value-type="string">
            <text:p>(alimento (id 299) (nombre arroz-blanco) (grupo 6) (tipo energeticos) (racion 150) (kcal 366) (proteinas 6.6) (grasas 0.9) (hidratos 81.6) (desayuno no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Pan, pasta, cereales, azúcar y dulces</text:p>
          </table:table-cell>
          <table:table-cell table:style-name="ce17" office:value-type="string" calcext:value-type="string">
            <text:p>Arroz Blanco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97]*[.L297]/100" office:value-type="float" office:value="732" calcext:value-type="float">
            <text:p>732</text:p>
          </table:table-cell>
          <table:table-cell table:style-name="ce19" table:formula="of:=[.K297]*[.M297]*4/100" office:value-type="float" office:value="52.8" calcext:value-type="float">
            <text:p>52,8</text:p>
          </table:table-cell>
          <table:table-cell table:style-name="ce19" table:formula="of:=[.K297]*[.O297]*4/100" office:value-type="float" office:value="652.8" calcext:value-type="float">
            <text:p>652,8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366" calcext:value-type="float">
            <text:p>366</text:p>
          </table:table-cell>
          <table:table-cell table:style-name="ce23" office:value-type="float" office:value="6.6" calcext:value-type="float">
            <text:p>6.6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81.6" calcext:value-type="float">
            <text:p>81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97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formula="of:=CONCATENATE(&quot;(alimento (id &quot;;[.B297];&quot;) (nombre &quot;;[.U297];&quot;) (grupo &quot;;[.E297];&quot;) (tipo &quot;;[.G297];&quot;) (racion &quot;;[.K297];&quot;) (kcal &quot;;[.L297];&quot;) (proteinas &quot;;[.M297];&quot;) (grasas &quot;;[.N297];&quot;) (hidratos &quot;;[.O297];&quot;) (desayuno &quot;;[.P297];&quot;) (almuerzo &quot;;[.Q297];&quot;) (comida &quot;;[.R297];&quot;) (merienda &quot;;[.S297];&quot;) (cena &quot;;[.T297];&quot;))&quot;)" office:value-type="string" office:string-value="(alimento (id 300) (nombre arroz-blanco) (grupo 6) (tipo energeticos) (racion 200) (kcal 366) (proteinas 6,6) (grasas 0,9) (hidratos 81,6) (desayuno no) (almuerzo si) (comida si) (merienda no) (cena no))" calcext:value-type="string">
            <text:p>(alimento (id 300) (nombre arroz-blanco) (grupo 6) (tipo energeticos) (racion 200) (kcal 366) (proteinas 6,6) (grasas 0,9) (hidratos 81,6) (desayuno no) (almuerzo si) (comida si) (merienda no) (cena no))</text:p>
          </table:table-cell>
          <table:table-cell table:formula="of:=SUBSTITUTE([.V297];&quot;,&quot;;&quot;.&quot;)" office:value-type="string" office:string-value="(alimento (id 300) (nombre arroz-blanco) (grupo 6) (tipo energeticos) (racion 200) (kcal 366) (proteinas 6.6) (grasas 0.9) (hidratos 81.6) (desayuno no) (almuerzo si) (comida si) (merienda no) (cena no))" calcext:value-type="string">
            <text:p>(alimento (id 300) (nombre arroz-blanco) (grupo 6) (tipo energeticos) (racion 200) (kcal 366) (proteinas 6.6) (grasas 0.9) (hidratos 81.6) (desayuno no) (almuerzo si) (comida si) (merienda no) (cena no))</text:p>
          </table:table-cell>
          <table:table-cell table:number-columns-repeated="100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Grasas, aceite y mantequilla</text:p>
          </table:table-cell>
          <table:table-cell table:style-name="ce16" office:value-type="string" calcext:value-type="string">
            <text:p>Mantequilla</text:p>
          </table:table-cell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16" office:value-type="string" calcext:value-type="string">
            <text:p>energeticos</text:p>
          </table:table-cell>
          <table:table-cell table:style-name="ce16" table:formula="of:=[.K298]*[.L298]/100" office:value-type="float" office:value="37.5" calcext:value-type="float">
            <text:p>37,5</text:p>
          </table:table-cell>
          <table:table-cell table:style-name="ce19" table:formula="of:=[.K298]*[.M298]*4/100" office:value-type="float" office:value="0.12" calcext:value-type="float">
            <text:p>0,12</text:p>
          </table:table-cell>
          <table:table-cell table:style-name="ce19" table:formula="of:=[.K298]*[.O298]*4/100" office:value-type="float" office:value="0.06" calcext:value-type="float">
            <text:p>0,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50" calcext:value-type="float">
            <text:p>750</text:p>
          </table:table-cell>
          <table:table-cell table:style-name="ce22" office:value-type="float" office:value="0.6" calcext:value-type="float">
            <text:p>0.6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0.3" calcext:value-type="float">
            <text:p>0.3</text:p>
          </table:table-cell>
          <table:table-cell table:number-columns-repeated="3" table:style-name="ce15" office:value-type="string" calcext:value-type="string">
            <text:p>si</text:p>
          </table:table-cell>
          <table:table-cell table:number-columns-repeated="2" table:style-name="ce15" office:value-type="string" calcext:value-type="string">
            <text:p>no</text:p>
          </table:table-cell>
          <table:table-cell table:style-name="ce15" table:formula="of:=SUBSTITUTE(SUBSTITUTE(SUBSTITUTE(SUBSTITUTE(SUBSTITUTE(SUBSTITUTE(LOWER([.D298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29" table:formula="of:=CONCATENATE(&quot;(alimento (id &quot;;[.B298];&quot;) (nombre &quot;;[.U298];&quot;) (grupo &quot;;[.E298];&quot;) (tipo &quot;;[.G298];&quot;) (racion &quot;;[.K298];&quot;) (kcal &quot;;[.L298];&quot;) (proteinas &quot;;[.M298];&quot;) (grasas &quot;;[.N298];&quot;) (hidratos &quot;;[.O298];&quot;) (desayuno &quot;;[.P298];&quot;) (almuerzo &quot;;[.Q298];&quot;) (comida &quot;;[.R298];&quot;) (merienda &quot;;[.S298];&quot;) (cena &quot;;[.T298];&quot;))&quot;)" office:value-type="string" office:string-value="(alimento (id 301) (nombre mantequilla) (grupo 7) (tipo energeticos) (racion 5) (kcal 750) (proteinas 0,6) (grasas 83) (hidratos 0,3) (desayuno si) (almuerzo si) (comida si) (merienda no) (cena no))" calcext:value-type="string">
            <text:p>(alimento (id 301) (nombre mantequilla) (grupo 7) (tipo energeticos) (racion 5) (kcal 750) (proteinas 0,6) (grasas 83) (hidratos 0,3) (desayuno si) (almuerzo si) (comida si) (merienda no) (cena no))</text:p>
          </table:table-cell>
          <table:table-cell table:style-name="ce15" table:formula="of:=SUBSTITUTE([.V298];&quot;,&quot;;&quot;.&quot;)" office:value-type="string" office:string-value="(alimento (id 301) (nombre mantequilla) (grupo 7) (tipo energeticos) (racion 5) (kcal 750) (proteinas 0.6) (grasas 83) (hidratos 0.3) (desayuno si) (almuerzo si) (comida si) (merienda no) (cena no))" calcext:value-type="string">
            <text:p>(alimento (id 301) (nombre mantequilla) (grupo 7) (tipo energeticos) (racion 5) (kcal 750) (proteinas 0.6) (grasas 83) (hidratos 0.3) (desayuno si) (almuerzo si) (comida si) (merienda no) (cena no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ntequill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299]*[.L299]/100" office:value-type="float" office:value="75" calcext:value-type="float">
            <text:p>75</text:p>
          </table:table-cell>
          <table:table-cell table:style-name="ce19" table:formula="of:=[.K299]*[.M299]*4/100" office:value-type="float" office:value="0.24" calcext:value-type="float">
            <text:p>0,24</text:p>
          </table:table-cell>
          <table:table-cell table:style-name="ce19" table:formula="of:=[.K299]*[.O299]*4/100" office:value-type="float" office:value="0.12" calcext:value-type="float">
            <text:p>0,1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50" calcext:value-type="float">
            <text:p>750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99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B299];&quot;) (nombre &quot;;[.U299];&quot;) (grupo &quot;;[.E299];&quot;) (tipo &quot;;[.G299];&quot;) (racion &quot;;[.K299];&quot;) (kcal &quot;;[.L299];&quot;) (proteinas &quot;;[.M299];&quot;) (grasas &quot;;[.N299];&quot;) (hidratos &quot;;[.O299];&quot;) (desayuno &quot;;[.P299];&quot;) (almuerzo &quot;;[.Q299];&quot;) (comida &quot;;[.R299];&quot;) (merienda &quot;;[.S299];&quot;) (cena &quot;;[.T299];&quot;))&quot;)" office:value-type="string" office:string-value="(alimento (id 302) (nombre mantequilla) (grupo 7) (tipo energeticos) (racion 10) (kcal 750) (proteinas 0,6) (grasas 83) (hidratos 0,3) (desayuno si) (almuerzo si) (comida si) (merienda no) (cena no))" calcext:value-type="string">
            <text:p>(alimento (id 302) (nombre mantequilla) (grupo 7) (tipo energeticos) (racion 10) (kcal 750) (proteinas 0,6) (grasas 83) (hidratos 0,3) (desayuno si) (almuerzo si) (comida si) (merienda no) (cena no))</text:p>
          </table:table-cell>
          <table:table-cell table:formula="of:=SUBSTITUTE([.V299];&quot;,&quot;;&quot;.&quot;)" office:value-type="string" office:string-value="(alimento (id 302) (nombre mantequilla) (grupo 7) (tipo energeticos) (racion 10) (kcal 750) (proteinas 0.6) (grasas 83) (hidratos 0.3) (desayuno si) (almuerzo si) (comida si) (merienda no) (cena no))" calcext:value-type="string">
            <text:p>(alimento (id 302) (nombre mantequilla) (grupo 7) (tipo energeticos) (racion 10) (kcal 750) (proteinas 0.6) (grasas 83) (hidratos 0.3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ntequill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00]*[.L300]/100" office:value-type="float" office:value="300" calcext:value-type="float">
            <text:p>300</text:p>
          </table:table-cell>
          <table:table-cell table:style-name="ce19" table:formula="of:=[.K300]*[.M300]*4/100" office:value-type="float" office:value="0.96" calcext:value-type="float">
            <text:p>0,96</text:p>
          </table:table-cell>
          <table:table-cell table:style-name="ce19" table:formula="of:=[.K300]*[.O300]*4/100" office:value-type="float" office:value="0.48" calcext:value-type="float">
            <text:p>0,48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750" calcext:value-type="float">
            <text:p>750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0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B300];&quot;) (nombre &quot;;[.U300];&quot;) (grupo &quot;;[.E300];&quot;) (tipo &quot;;[.G300];&quot;) (racion &quot;;[.K300];&quot;) (kcal &quot;;[.L300];&quot;) (proteinas &quot;;[.M300];&quot;) (grasas &quot;;[.N300];&quot;) (hidratos &quot;;[.O300];&quot;) (desayuno &quot;;[.P300];&quot;) (almuerzo &quot;;[.Q300];&quot;) (comida &quot;;[.R300];&quot;) (merienda &quot;;[.S300];&quot;) (cena &quot;;[.T300];&quot;))&quot;)" office:value-type="string" office:string-value="(alimento (id 303) (nombre mantequilla) (grupo 7) (tipo energeticos) (racion 40) (kcal 750) (proteinas 0,6) (grasas 83) (hidratos 0,3) (desayuno si) (almuerzo si) (comida si) (merienda no) (cena no))" calcext:value-type="string">
            <text:p>(alimento (id 303) (nombre mantequilla) (grupo 7) (tipo energeticos) (racion 40) (kcal 750) (proteinas 0,6) (grasas 83) (hidratos 0,3) (desayuno si) (almuerzo si) (comida si) (merienda no) (cena no))</text:p>
          </table:table-cell>
          <table:table-cell table:formula="of:=SUBSTITUTE([.V300];&quot;,&quot;;&quot;.&quot;)" office:value-type="string" office:string-value="(alimento (id 303) (nombre mantequilla) (grupo 7) (tipo energeticos) (racion 40) (kcal 750) (proteinas 0.6) (grasas 83) (hidratos 0.3) (desayuno si) (almuerzo si) (comida si) (merienda no) (cena no))" calcext:value-type="string">
            <text:p>(alimento (id 303) (nombre mantequilla) (grupo 7) (tipo energeticos) (racion 40) (kcal 750) (proteinas 0.6) (grasas 83) (hidratos 0.3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ntequill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01]*[.L301]/100" office:value-type="float" office:value="225" calcext:value-type="float">
            <text:p>225</text:p>
          </table:table-cell>
          <table:table-cell table:style-name="ce19" table:formula="of:=[.K301]*[.M301]*4/100" office:value-type="float" office:value="0.72" calcext:value-type="float">
            <text:p>0,72</text:p>
          </table:table-cell>
          <table:table-cell table:style-name="ce19" table:formula="of:=[.K301]*[.O301]*4/100" office:value-type="float" office:value="0.36" calcext:value-type="float">
            <text:p>0,3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750" calcext:value-type="float">
            <text:p>750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1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B301];&quot;) (nombre &quot;;[.U301];&quot;) (grupo &quot;;[.E301];&quot;) (tipo &quot;;[.G301];&quot;) (racion &quot;;[.K301];&quot;) (kcal &quot;;[.L301];&quot;) (proteinas &quot;;[.M301];&quot;) (grasas &quot;;[.N301];&quot;) (hidratos &quot;;[.O301];&quot;) (desayuno &quot;;[.P301];&quot;) (almuerzo &quot;;[.Q301];&quot;) (comida &quot;;[.R301];&quot;) (merienda &quot;;[.S301];&quot;) (cena &quot;;[.T301];&quot;))&quot;)" office:value-type="string" office:string-value="(alimento (id 304) (nombre mantequilla) (grupo 7) (tipo energeticos) (racion 30) (kcal 750) (proteinas 0,6) (grasas 83) (hidratos 0,3) (desayuno si) (almuerzo si) (comida si) (merienda no) (cena no))" calcext:value-type="string">
            <text:p>(alimento (id 304) (nombre mantequilla) (grupo 7) (tipo energeticos) (racion 30) (kcal 750) (proteinas 0,6) (grasas 83) (hidratos 0,3) (desayuno si) (almuerzo si) (comida si) (merienda no) (cena no))</text:p>
          </table:table-cell>
          <table:table-cell table:formula="of:=SUBSTITUTE([.V301];&quot;,&quot;;&quot;.&quot;)" office:value-type="string" office:string-value="(alimento (id 304) (nombre mantequilla) (grupo 7) (tipo energeticos) (racion 30) (kcal 750) (proteinas 0.6) (grasas 83) (hidratos 0.3) (desayuno si) (almuerzo si) (comida si) (merienda no) (cena no))" calcext:value-type="string">
            <text:p>(alimento (id 304) (nombre mantequilla) (grupo 7) (tipo energeticos) (racion 30) (kcal 750) (proteinas 0.6) (grasas 83) (hidratos 0.3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ntequill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02]*[.L302]/100" office:value-type="float" office:value="150" calcext:value-type="float">
            <text:p>150</text:p>
          </table:table-cell>
          <table:table-cell table:style-name="ce19" table:formula="of:=[.K302]*[.M302]*4/100" office:value-type="float" office:value="0.48" calcext:value-type="float">
            <text:p>0,48</text:p>
          </table:table-cell>
          <table:table-cell table:style-name="ce19" table:formula="of:=[.K302]*[.O302]*4/100" office:value-type="float" office:value="0.24" calcext:value-type="float">
            <text:p>0,2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750" calcext:value-type="float">
            <text:p>750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2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B302];&quot;) (nombre &quot;;[.U302];&quot;) (grupo &quot;;[.E302];&quot;) (tipo &quot;;[.G302];&quot;) (racion &quot;;[.K302];&quot;) (kcal &quot;;[.L302];&quot;) (proteinas &quot;;[.M302];&quot;) (grasas &quot;;[.N302];&quot;) (hidratos &quot;;[.O302];&quot;) (desayuno &quot;;[.P302];&quot;) (almuerzo &quot;;[.Q302];&quot;) (comida &quot;;[.R302];&quot;) (merienda &quot;;[.S302];&quot;) (cena &quot;;[.T302];&quot;))&quot;)" office:value-type="string" office:string-value="(alimento (id 305) (nombre mantequilla) (grupo 7) (tipo energeticos) (racion 20) (kcal 750) (proteinas 0,6) (grasas 83) (hidratos 0,3) (desayuno si) (almuerzo si) (comida si) (merienda no) (cena no))" calcext:value-type="string">
            <text:p>(alimento (id 305) (nombre mantequilla) (grupo 7) (tipo energeticos) (racion 20) (kcal 750) (proteinas 0,6) (grasas 83) (hidratos 0,3) (desayuno si) (almuerzo si) (comida si) (merienda no) (cena no))</text:p>
          </table:table-cell>
          <table:table-cell table:formula="of:=SUBSTITUTE([.V302];&quot;,&quot;;&quot;.&quot;)" office:value-type="string" office:string-value="(alimento (id 305) (nombre mantequilla) (grupo 7) (tipo energeticos) (racion 20) (kcal 750) (proteinas 0.6) (grasas 83) (hidratos 0.3) (desayuno si) (almuerzo si) (comida si) (merienda no) (cena no))" calcext:value-type="string">
            <text:p>(alimento (id 305) (nombre mantequilla) (grupo 7) (tipo energeticos) (racion 20) (kcal 750) (proteinas 0.6) (grasas 83) (hidratos 0.3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Nata liquid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03]*[.L303]/100" office:value-type="float" office:value="232.1" calcext:value-type="float">
            <text:p>232,1</text:p>
          </table:table-cell>
          <table:table-cell table:style-name="ce19" table:formula="of:=[.K303]*[.M303]*4/100" office:value-type="float" office:value="3.74" calcext:value-type="float">
            <text:p>3,74</text:p>
          </table:table-cell>
          <table:table-cell table:style-name="ce19" table:formula="of:=[.K303]*[.O303]*4/100" office:value-type="float" office:value="5.5" calcext:value-type="float">
            <text:p>5,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422" calcext:value-type="float">
            <text:p>422</text:p>
          </table:table-cell>
          <table:table-cell table:style-name="ce23" office:value-type="float" office:value="1.7" calcext:value-type="float">
            <text:p>1.7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3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B303];&quot;) (nombre &quot;;[.U303];&quot;) (grupo &quot;;[.E303];&quot;) (tipo &quot;;[.G303];&quot;) (racion &quot;;[.K303];&quot;) (kcal &quot;;[.L303];&quot;) (proteinas &quot;;[.M303];&quot;) (grasas &quot;;[.N303];&quot;) (hidratos &quot;;[.O303];&quot;) (desayuno &quot;;[.P303];&quot;) (almuerzo &quot;;[.Q303];&quot;) (comida &quot;;[.R303];&quot;) (merienda &quot;;[.S303];&quot;) (cena &quot;;[.T303];&quot;))&quot;)" office:value-type="string" office:string-value="(alimento (id 306) (nombre nata-liquida) (grupo 7) (tipo energeticos) (racion 55) (kcal 422) (proteinas 1,7) (grasas 45) (hidratos 2,5) (desayuno no) (almuerzo si) (comida si) (merienda no) (cena no))" calcext:value-type="string">
            <text:p>(alimento (id 306) (nombre nata-liquida) (grupo 7) (tipo energeticos) (racion 55) (kcal 422) (proteinas 1,7) (grasas 45) (hidratos 2,5) (desayuno no) (almuerzo si) (comida si) (merienda no) (cena no))</text:p>
          </table:table-cell>
          <table:table-cell table:formula="of:=SUBSTITUTE([.V303];&quot;,&quot;;&quot;.&quot;)" office:value-type="string" office:string-value="(alimento (id 306) (nombre nata-liquida) (grupo 7) (tipo energeticos) (racion 55) (kcal 422) (proteinas 1.7) (grasas 45) (hidratos 2.5) (desayuno no) (almuerzo si) (comida si) (merienda no) (cena no))" calcext:value-type="string">
            <text:p>(alimento (id 306) (nombre nata-liquida) (grupo 7) (tipo energeticos) (racion 55) (kcal 422) (proteinas 1.7) (grasas 45) (hidratos 2.5) (desayuno no) (almuerzo si) (comida si) (merienda no) (cena no))</text:p>
          </table:table-cell>
          <table:table-cell table:number-columns-repeated="100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string" calcext:value-type="string">
            <text:p>Grasas, aceite y mantequilla</text:p>
          </table:table-cell>
          <table:table-cell table:style-name="ce16" office:value-type="string" calcext:value-type="string">
            <text:p>Nata liquida</text:p>
          </table:table-cell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16" office:value-type="string" calcext:value-type="string">
            <text:p>energeticos</text:p>
          </table:table-cell>
          <table:table-cell table:style-name="ce16" table:formula="of:=[.K304]*[.L304]/100" office:value-type="float" office:value="168.8" calcext:value-type="float">
            <text:p>168,8</text:p>
          </table:table-cell>
          <table:table-cell table:style-name="ce19" table:formula="of:=[.K304]*[.M304]*4/100" office:value-type="float" office:value="2.72" calcext:value-type="float">
            <text:p>2,72</text:p>
          </table:table-cell>
          <table:table-cell table:style-name="ce19" table:formula="of:=[.K304]*[.O304]*4/100" office:value-type="float" office:value="4" calcext:value-type="float">
            <text:p>4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22" calcext:value-type="float">
            <text:p>422</text:p>
          </table:table-cell>
          <table:table-cell table:style-name="ce22" office:value-type="float" office:value="1.7" calcext:value-type="float">
            <text:p>1.7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2.5" calcext:value-type="float">
            <text:p>2.5</text:p>
          </table:table-cell>
          <table:table-cell table:style-name="ce15" office:value-type="string" calcext:value-type="string">
            <text:p>no</text:p>
          </table:table-cell>
          <table:table-cell table:number-columns-repeated="2" table:style-name="ce15" office:value-type="string" calcext:value-type="string">
            <text:p>si</text:p>
          </table:table-cell>
          <table:table-cell table:number-columns-repeated="2" table:style-name="ce15" office:value-type="string" calcext:value-type="string">
            <text:p>no</text:p>
          </table:table-cell>
          <table:table-cell table:style-name="ce15" table:formula="of:=SUBSTITUTE(SUBSTITUTE(SUBSTITUTE(SUBSTITUTE(SUBSTITUTE(SUBSTITUTE(LOWER([.D304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29" table:formula="of:=CONCATENATE(&quot;(alimento (id &quot;;[.B304];&quot;) (nombre &quot;;[.U304];&quot;) (grupo &quot;;[.E304];&quot;) (tipo &quot;;[.G304];&quot;) (racion &quot;;[.K304];&quot;) (kcal &quot;;[.L304];&quot;) (proteinas &quot;;[.M304];&quot;) (grasas &quot;;[.N304];&quot;) (hidratos &quot;;[.O304];&quot;) (desayuno &quot;;[.P304];&quot;) (almuerzo &quot;;[.Q304];&quot;) (comida &quot;;[.R304];&quot;) (merienda &quot;;[.S304];&quot;) (cena &quot;;[.T304];&quot;))&quot;)" office:value-type="string" office:string-value="(alimento (id 307) (nombre nata-liquida) (grupo 7) (tipo energeticos) (racion 40) (kcal 422) (proteinas 1,7) (grasas 45) (hidratos 2,5) (desayuno no) (almuerzo si) (comida si) (merienda no) (cena no))" calcext:value-type="string">
            <text:p>(alimento (id 307) (nombre nata-liquida) (grupo 7) (tipo energeticos) (racion 40) (kcal 422) (proteinas 1,7) (grasas 45) (hidratos 2,5) (desayuno no) (almuerzo si) (comida si) (merienda no) (cena no))</text:p>
          </table:table-cell>
          <table:table-cell table:style-name="ce15" table:formula="of:=SUBSTITUTE([.V304];&quot;,&quot;;&quot;.&quot;)" office:value-type="string" office:string-value="(alimento (id 307) (nombre nata-liquida) (grupo 7) (tipo energeticos) (racion 40) (kcal 422) (proteinas 1.7) (grasas 45) (hidratos 2.5) (desayuno no) (almuerzo si) (comida si) (merienda no) (cena no))" calcext:value-type="string">
            <text:p>(alimento (id 307) (nombre nata-liquida) (grupo 7) (tipo energeticos) (racion 40) (kcal 422) (proteinas 1.7) (grasas 45) (hidratos 2.5) (desayuno no) (almuerzo si) (comida si) (merienda no) (cena no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Nata liquid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05]*[.L305]/100" office:value-type="float" office:value="189.9" calcext:value-type="float">
            <text:p>189,9</text:p>
          </table:table-cell>
          <table:table-cell table:style-name="ce19" table:formula="of:=[.K305]*[.M305]*4/100" office:value-type="float" office:value="3.06" calcext:value-type="float">
            <text:p>3,06</text:p>
          </table:table-cell>
          <table:table-cell table:style-name="ce19" table:formula="of:=[.K305]*[.O305]*4/100" office:value-type="float" office:value="4.5" calcext:value-type="float">
            <text:p>4,5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22" calcext:value-type="float">
            <text:p>422</text:p>
          </table:table-cell>
          <table:table-cell table:style-name="ce23" office:value-type="float" office:value="1.7" calcext:value-type="float">
            <text:p>1.7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5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B305];&quot;) (nombre &quot;;[.U305];&quot;) (grupo &quot;;[.E305];&quot;) (tipo &quot;;[.G305];&quot;) (racion &quot;;[.K305];&quot;) (kcal &quot;;[.L305];&quot;) (proteinas &quot;;[.M305];&quot;) (grasas &quot;;[.N305];&quot;) (hidratos &quot;;[.O305];&quot;) (desayuno &quot;;[.P305];&quot;) (almuerzo &quot;;[.Q305];&quot;) (comida &quot;;[.R305];&quot;) (merienda &quot;;[.S305];&quot;) (cena &quot;;[.T305];&quot;))&quot;)" office:value-type="string" office:string-value="(alimento (id 308) (nombre nata-liquida) (grupo 7) (tipo energeticos) (racion 45) (kcal 422) (proteinas 1,7) (grasas 45) (hidratos 2,5) (desayuno no) (almuerzo si) (comida si) (merienda no) (cena no))" calcext:value-type="string">
            <text:p>(alimento (id 308) (nombre nata-liquida) (grupo 7) (tipo energeticos) (racion 45) (kcal 422) (proteinas 1,7) (grasas 45) (hidratos 2,5) (desayuno no) (almuerzo si) (comida si) (merienda no) (cena no))</text:p>
          </table:table-cell>
          <table:table-cell table:formula="of:=SUBSTITUTE([.V305];&quot;,&quot;;&quot;.&quot;)" office:value-type="string" office:string-value="(alimento (id 308) (nombre nata-liquida) (grupo 7) (tipo energeticos) (racion 45) (kcal 422) (proteinas 1.7) (grasas 45) (hidratos 2.5) (desayuno no) (almuerzo si) (comida si) (merienda no) (cena no))" calcext:value-type="string">
            <text:p>(alimento (id 308) (nombre nata-liquida) (grupo 7) (tipo energeticos) (racion 45) (kcal 422) (proteinas 1.7) (grasas 45) (hidratos 2.5) (desayuno no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Nata liquid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06]*[.L306]/100" office:value-type="float" office:value="253.2" calcext:value-type="float">
            <text:p>253,2</text:p>
          </table:table-cell>
          <table:table-cell table:style-name="ce19" table:formula="of:=[.K306]*[.M306]*4/100" office:value-type="float" office:value="4.08" calcext:value-type="float">
            <text:p>4,08</text:p>
          </table:table-cell>
          <table:table-cell table:style-name="ce19" table:formula="of:=[.K306]*[.O306]*4/100" office:value-type="float" office:value="6" calcext:value-type="float">
            <text:p>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22" calcext:value-type="float">
            <text:p>422</text:p>
          </table:table-cell>
          <table:table-cell table:style-name="ce23" office:value-type="float" office:value="1.7" calcext:value-type="float">
            <text:p>1.7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6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B306];&quot;) (nombre &quot;;[.U306];&quot;) (grupo &quot;;[.E306];&quot;) (tipo &quot;;[.G306];&quot;) (racion &quot;;[.K306];&quot;) (kcal &quot;;[.L306];&quot;) (proteinas &quot;;[.M306];&quot;) (grasas &quot;;[.N306];&quot;) (hidratos &quot;;[.O306];&quot;) (desayuno &quot;;[.P306];&quot;) (almuerzo &quot;;[.Q306];&quot;) (comida &quot;;[.R306];&quot;) (merienda &quot;;[.S306];&quot;) (cena &quot;;[.T306];&quot;))&quot;)" office:value-type="string" office:string-value="(alimento (id 309) (nombre nata-liquida) (grupo 7) (tipo energeticos) (racion 60) (kcal 422) (proteinas 1,7) (grasas 45) (hidratos 2,5) (desayuno no) (almuerzo si) (comida si) (merienda no) (cena no))" calcext:value-type="string">
            <text:p>(alimento (id 309) (nombre nata-liquida) (grupo 7) (tipo energeticos) (racion 60) (kcal 422) (proteinas 1,7) (grasas 45) (hidratos 2,5) (desayuno no) (almuerzo si) (comida si) (merienda no) (cena no))</text:p>
          </table:table-cell>
          <table:table-cell table:formula="of:=SUBSTITUTE([.V306];&quot;,&quot;;&quot;.&quot;)" office:value-type="string" office:string-value="(alimento (id 309) (nombre nata-liquida) (grupo 7) (tipo energeticos) (racion 60) (kcal 422) (proteinas 1.7) (grasas 45) (hidratos 2.5) (desayuno no) (almuerzo si) (comida si) (merienda no) (cena no))" calcext:value-type="string">
            <text:p>(alimento (id 309) (nombre nata-liquida) (grupo 7) (tipo energeticos) (racion 60) (kcal 422) (proteinas 1.7) (grasas 45) (hidratos 2.5) (desayuno no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Nata liquid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07]*[.L307]/100" office:value-type="float" office:value="211" calcext:value-type="float">
            <text:p>211</text:p>
          </table:table-cell>
          <table:table-cell table:style-name="ce19" table:formula="of:=[.K307]*[.M307]*4/100" office:value-type="float" office:value="3.4" calcext:value-type="float">
            <text:p>3,4</text:p>
          </table:table-cell>
          <table:table-cell table:style-name="ce19" table:formula="of:=[.K307]*[.O307]*4/100" office:value-type="float" office:value="5" calcext:value-type="float">
            <text:p>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22" calcext:value-type="float">
            <text:p>422</text:p>
          </table:table-cell>
          <table:table-cell table:style-name="ce23" office:value-type="float" office:value="1.7" calcext:value-type="float">
            <text:p>1.7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7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B307];&quot;) (nombre &quot;;[.U307];&quot;) (grupo &quot;;[.E307];&quot;) (tipo &quot;;[.G307];&quot;) (racion &quot;;[.K307];&quot;) (kcal &quot;;[.L307];&quot;) (proteinas &quot;;[.M307];&quot;) (grasas &quot;;[.N307];&quot;) (hidratos &quot;;[.O307];&quot;) (desayuno &quot;;[.P307];&quot;) (almuerzo &quot;;[.Q307];&quot;) (comida &quot;;[.R307];&quot;) (merienda &quot;;[.S307];&quot;) (cena &quot;;[.T307];&quot;))&quot;)" office:value-type="string" office:string-value="(alimento (id 310) (nombre nata-liquida) (grupo 7) (tipo energeticos) (racion 50) (kcal 422) (proteinas 1,7) (grasas 45) (hidratos 2,5) (desayuno no) (almuerzo si) (comida si) (merienda no) (cena no))" calcext:value-type="string">
            <text:p>(alimento (id 310) (nombre nata-liquida) (grupo 7) (tipo energeticos) (racion 50) (kcal 422) (proteinas 1,7) (grasas 45) (hidratos 2,5) (desayuno no) (almuerzo si) (comida si) (merienda no) (cena no))</text:p>
          </table:table-cell>
          <table:table-cell table:formula="of:=SUBSTITUTE([.V307];&quot;,&quot;;&quot;.&quot;)" office:value-type="string" office:string-value="(alimento (id 310) (nombre nata-liquida) (grupo 7) (tipo energeticos) (racion 50) (kcal 422) (proteinas 1.7) (grasas 45) (hidratos 2.5) (desayuno no) (almuerzo si) (comida si) (merienda no) (cena no))" calcext:value-type="string">
            <text:p>(alimento (id 310) (nombre nata-liquida) (grupo 7) (tipo energeticos) (racion 50) (kcal 422) (proteinas 1.7) (grasas 45) (hidratos 2.5) (desayuno no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rgarin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08]*[.L308]/100" office:value-type="float" office:value="448.2" calcext:value-type="float">
            <text:p>448,2</text:p>
          </table:table-cell>
          <table:table-cell table:style-name="ce19" table:formula="of:=[.K308]*[.M308]*4/100" office:value-type="float" office:value="0" calcext:value-type="float">
            <text:p>0</text:p>
          </table:table-cell>
          <table:table-cell table:style-name="ce19" table:formula="of:=[.K308]*[.O308]*4/100" office:value-type="float" office:value="0.72" calcext:value-type="float">
            <text:p>0,7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747" calcext:value-type="float">
            <text:p>74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8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B308];&quot;) (nombre &quot;;[.U308];&quot;) (grupo &quot;;[.E308];&quot;) (tipo &quot;;[.G308];&quot;) (racion &quot;;[.K308];&quot;) (kcal &quot;;[.L308];&quot;) (proteinas &quot;;[.M308];&quot;) (grasas &quot;;[.N308];&quot;) (hidratos &quot;;[.O308];&quot;) (desayuno &quot;;[.P308];&quot;) (almuerzo &quot;;[.Q308];&quot;) (comida &quot;;[.R308];&quot;) (merienda &quot;;[.S308];&quot;) (cena &quot;;[.T308];&quot;))&quot;)" office:value-type="string" office:string-value="(alimento (id 311) (nombre margarina) (grupo 7) (tipo energeticos) (racion 60) (kcal 747) (proteinas 0) (grasas 99) (hidratos 0,3) (desayuno si) (almuerzo si) (comida si) (merienda no) (cena no))" calcext:value-type="string">
            <text:p>(alimento (id 311) (nombre margarina) (grupo 7) (tipo energeticos) (racion 60) (kcal 747) (proteinas 0) (grasas 99) (hidratos 0,3) (desayuno si) (almuerzo si) (comida si) (merienda no) (cena no))</text:p>
          </table:table-cell>
          <table:table-cell table:formula="of:=SUBSTITUTE([.V308];&quot;,&quot;;&quot;.&quot;)" office:value-type="string" office:string-value="(alimento (id 311) (nombre margarina) (grupo 7) (tipo energeticos) (racion 60) (kcal 747) (proteinas 0) (grasas 99) (hidratos 0.3) (desayuno si) (almuerzo si) (comida si) (merienda no) (cena no))" calcext:value-type="string">
            <text:p>(alimento (id 311) (nombre margarina) (grupo 7) (tipo energeticos) (racion 60) (kcal 747) (proteinas 0) (grasas 99) (hidratos 0.3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rgarin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09]*[.L309]/100" office:value-type="float" office:value="373.5" calcext:value-type="float">
            <text:p>373,5</text:p>
          </table:table-cell>
          <table:table-cell table:style-name="ce19" table:formula="of:=[.K309]*[.M309]*4/100" office:value-type="float" office:value="0" calcext:value-type="float">
            <text:p>0</text:p>
          </table:table-cell>
          <table:table-cell table:style-name="ce19" table:formula="of:=[.K309]*[.O309]*4/100" office:value-type="float" office:value="0.6" calcext:value-type="float">
            <text:p>0,6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747" calcext:value-type="float">
            <text:p>74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9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B309];&quot;) (nombre &quot;;[.U309];&quot;) (grupo &quot;;[.E309];&quot;) (tipo &quot;;[.G309];&quot;) (racion &quot;;[.K309];&quot;) (kcal &quot;;[.L309];&quot;) (proteinas &quot;;[.M309];&quot;) (grasas &quot;;[.N309];&quot;) (hidratos &quot;;[.O309];&quot;) (desayuno &quot;;[.P309];&quot;) (almuerzo &quot;;[.Q309];&quot;) (comida &quot;;[.R309];&quot;) (merienda &quot;;[.S309];&quot;) (cena &quot;;[.T309];&quot;))&quot;)" office:value-type="string" office:string-value="(alimento (id 312) (nombre margarina) (grupo 7) (tipo energeticos) (racion 50) (kcal 747) (proteinas 0) (grasas 99) (hidratos 0,3) (desayuno si) (almuerzo si) (comida si) (merienda no) (cena no))" calcext:value-type="string">
            <text:p>(alimento (id 312) (nombre margarina) (grupo 7) (tipo energeticos) (racion 50) (kcal 747) (proteinas 0) (grasas 99) (hidratos 0,3) (desayuno si) (almuerzo si) (comida si) (merienda no) (cena no))</text:p>
          </table:table-cell>
          <table:table-cell table:formula="of:=SUBSTITUTE([.V309];&quot;,&quot;;&quot;.&quot;)" office:value-type="string" office:string-value="(alimento (id 312) (nombre margarina) (grupo 7) (tipo energeticos) (racion 50) (kcal 747) (proteinas 0) (grasas 99) (hidratos 0.3) (desayuno si) (almuerzo si) (comida si) (merienda no) (cena no))" calcext:value-type="string">
            <text:p>(alimento (id 312) (nombre margarina) (grupo 7) (tipo energeticos) (racion 50) (kcal 747) (proteinas 0) (grasas 99) (hidratos 0.3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rgarin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10]*[.L310]/100" office:value-type="float" office:value="298.8" calcext:value-type="float">
            <text:p>298,8</text:p>
          </table:table-cell>
          <table:table-cell table:style-name="ce19" table:formula="of:=[.K310]*[.M310]*4/100" office:value-type="float" office:value="0" calcext:value-type="float">
            <text:p>0</text:p>
          </table:table-cell>
          <table:table-cell table:style-name="ce19" table:formula="of:=[.K310]*[.O310]*4/100" office:value-type="float" office:value="0.48" calcext:value-type="float">
            <text:p>0,48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747" calcext:value-type="float">
            <text:p>74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0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B310];&quot;) (nombre &quot;;[.U310];&quot;) (grupo &quot;;[.E310];&quot;) (tipo &quot;;[.G310];&quot;) (racion &quot;;[.K310];&quot;) (kcal &quot;;[.L310];&quot;) (proteinas &quot;;[.M310];&quot;) (grasas &quot;;[.N310];&quot;) (hidratos &quot;;[.O310];&quot;) (desayuno &quot;;[.P310];&quot;) (almuerzo &quot;;[.Q310];&quot;) (comida &quot;;[.R310];&quot;) (merienda &quot;;[.S310];&quot;) (cena &quot;;[.T310];&quot;))&quot;)" office:value-type="string" office:string-value="(alimento (id 313) (nombre margarina) (grupo 7) (tipo energeticos) (racion 40) (kcal 747) (proteinas 0) (grasas 99) (hidratos 0,3) (desayuno si) (almuerzo si) (comida si) (merienda no) (cena no))" calcext:value-type="string">
            <text:p>(alimento (id 313) (nombre margarina) (grupo 7) (tipo energeticos) (racion 40) (kcal 747) (proteinas 0) (grasas 99) (hidratos 0,3) (desayuno si) (almuerzo si) (comida si) (merienda no) (cena no))</text:p>
          </table:table-cell>
          <table:table-cell table:formula="of:=SUBSTITUTE([.V310];&quot;,&quot;;&quot;.&quot;)" office:value-type="string" office:string-value="(alimento (id 313) (nombre margarina) (grupo 7) (tipo energeticos) (racion 40) (kcal 747) (proteinas 0) (grasas 99) (hidratos 0.3) (desayuno si) (almuerzo si) (comida si) (merienda no) (cena no))" calcext:value-type="string">
            <text:p>(alimento (id 313) (nombre margarina) (grupo 7) (tipo energeticos) (racion 40) (kcal 747) (proteinas 0) (grasas 99) (hidratos 0.3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rgarin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11]*[.L311]/100" office:value-type="float" office:value="224.1" calcext:value-type="float">
            <text:p>224,1</text:p>
          </table:table-cell>
          <table:table-cell table:style-name="ce19" table:formula="of:=[.K311]*[.M311]*4/100" office:value-type="float" office:value="0" calcext:value-type="float">
            <text:p>0</text:p>
          </table:table-cell>
          <table:table-cell table:style-name="ce19" table:formula="of:=[.K311]*[.O311]*4/100" office:value-type="float" office:value="0.36" calcext:value-type="float">
            <text:p>0,3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747" calcext:value-type="float">
            <text:p>74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1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B311];&quot;) (nombre &quot;;[.U311];&quot;) (grupo &quot;;[.E311];&quot;) (tipo &quot;;[.G311];&quot;) (racion &quot;;[.K311];&quot;) (kcal &quot;;[.L311];&quot;) (proteinas &quot;;[.M311];&quot;) (grasas &quot;;[.N311];&quot;) (hidratos &quot;;[.O311];&quot;) (desayuno &quot;;[.P311];&quot;) (almuerzo &quot;;[.Q311];&quot;) (comida &quot;;[.R311];&quot;) (merienda &quot;;[.S311];&quot;) (cena &quot;;[.T311];&quot;))&quot;)" office:value-type="string" office:string-value="(alimento (id 314) (nombre margarina) (grupo 7) (tipo energeticos) (racion 30) (kcal 747) (proteinas 0) (grasas 99) (hidratos 0,3) (desayuno si) (almuerzo si) (comida si) (merienda no) (cena no))" calcext:value-type="string">
            <text:p>(alimento (id 314) (nombre margarina) (grupo 7) (tipo energeticos) (racion 30) (kcal 747) (proteinas 0) (grasas 99) (hidratos 0,3) (desayuno si) (almuerzo si) (comida si) (merienda no) (cena no))</text:p>
          </table:table-cell>
          <table:table-cell table:formula="of:=SUBSTITUTE([.V311];&quot;,&quot;;&quot;.&quot;)" office:value-type="string" office:string-value="(alimento (id 314) (nombre margarina) (grupo 7) (tipo energeticos) (racion 30) (kcal 747) (proteinas 0) (grasas 99) (hidratos 0.3) (desayuno si) (almuerzo si) (comida si) (merienda no) (cena no))" calcext:value-type="string">
            <text:p>(alimento (id 314) (nombre margarina) (grupo 7) (tipo energeticos) (racion 30) (kcal 747) (proteinas 0) (grasas 99) (hidratos 0.3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rgarin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12]*[.L312]/100" office:value-type="float" office:value="149.4" calcext:value-type="float">
            <text:p>149,4</text:p>
          </table:table-cell>
          <table:table-cell table:style-name="ce19" table:formula="of:=[.K312]*[.M312]*4/100" office:value-type="float" office:value="0" calcext:value-type="float">
            <text:p>0</text:p>
          </table:table-cell>
          <table:table-cell table:style-name="ce19" table:formula="of:=[.K312]*[.O312]*4/100" office:value-type="float" office:value="0.24" calcext:value-type="float">
            <text:p>0,2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747" calcext:value-type="float">
            <text:p>74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2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B312];&quot;) (nombre &quot;;[.U312];&quot;) (grupo &quot;;[.E312];&quot;) (tipo &quot;;[.G312];&quot;) (racion &quot;;[.K312];&quot;) (kcal &quot;;[.L312];&quot;) (proteinas &quot;;[.M312];&quot;) (grasas &quot;;[.N312];&quot;) (hidratos &quot;;[.O312];&quot;) (desayuno &quot;;[.P312];&quot;) (almuerzo &quot;;[.Q312];&quot;) (comida &quot;;[.R312];&quot;) (merienda &quot;;[.S312];&quot;) (cena &quot;;[.T312];&quot;))&quot;)" office:value-type="string" office:string-value="(alimento (id 315) (nombre margarina) (grupo 7) (tipo energeticos) (racion 20) (kcal 747) (proteinas 0) (grasas 99) (hidratos 0,3) (desayuno si) (almuerzo si) (comida si) (merienda no) (cena no))" calcext:value-type="string">
            <text:p>(alimento (id 315) (nombre margarina) (grupo 7) (tipo energeticos) (racion 20) (kcal 747) (proteinas 0) (grasas 99) (hidratos 0,3) (desayuno si) (almuerzo si) (comida si) (merienda no) (cena no))</text:p>
          </table:table-cell>
          <table:table-cell table:formula="of:=SUBSTITUTE([.V312];&quot;,&quot;;&quot;.&quot;)" office:value-type="string" office:string-value="(alimento (id 315) (nombre margarina) (grupo 7) (tipo energeticos) (racion 20) (kcal 747) (proteinas 0) (grasas 99) (hidratos 0.3) (desayuno si) (almuerzo si) (comida si) (merienda no) (cena no))" calcext:value-type="string">
            <text:p>(alimento (id 315) (nombre margarina) (grupo 7) (tipo energeticos) (racion 20) (kcal 747) (proteinas 0) (grasas 99) (hidratos 0.3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nteca de cerdo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13]*[.L313]/100" office:value-type="float" office:value="445.5" calcext:value-type="float">
            <text:p>445,5</text:p>
          </table:table-cell>
          <table:table-cell table:style-name="ce19" table:formula="of:=[.K313]*[.M313]*4/100" office:value-type="float" office:value="0.6" calcext:value-type="float">
            <text:p>0,6</text:p>
          </table:table-cell>
          <table:table-cell table:style-name="ce19" table:formula="of:=[.K313]*[.O313]*4/100" office:value-type="float" office:value="0.4" calcext:value-type="float">
            <text:p>0,4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891" calcext:value-type="float">
            <text:p>891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82.8" calcext:value-type="float">
            <text:p>82.8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3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B313];&quot;) (nombre &quot;;[.U313];&quot;) (grupo &quot;;[.E313];&quot;) (tipo &quot;;[.G313];&quot;) (racion &quot;;[.K313];&quot;) (kcal &quot;;[.L313];&quot;) (proteinas &quot;;[.M313];&quot;) (grasas &quot;;[.N313];&quot;) (hidratos &quot;;[.O313];&quot;) (desayuno &quot;;[.P313];&quot;) (almuerzo &quot;;[.Q313];&quot;) (comida &quot;;[.R313];&quot;) (merienda &quot;;[.S313];&quot;) (cena &quot;;[.T313];&quot;))&quot;)" office:value-type="string" office:string-value="(alimento (id 316) (nombre manteca-de-cerdo) (grupo 7) (tipo energeticos) (racion 50) (kcal 891) (proteinas 0,3) (grasas 82,8) (hidratos 0,2) (desayuno no) (almuerzo no) (comida si) (merienda no) (cena no))" calcext:value-type="string">
            <text:p>(alimento (id 316) (nombre manteca-de-cerdo) (grupo 7) (tipo energeticos) (racion 50) (kcal 891) (proteinas 0,3) (grasas 82,8) (hidratos 0,2) (desayuno no) (almuerzo no) (comida si) (merienda no) (cena no))</text:p>
          </table:table-cell>
          <table:table-cell table:formula="of:=SUBSTITUTE([.V313];&quot;,&quot;;&quot;.&quot;)" office:value-type="string" office:string-value="(alimento (id 316) (nombre manteca-de-cerdo) (grupo 7) (tipo energeticos) (racion 50) (kcal 891) (proteinas 0.3) (grasas 82.8) (hidratos 0.2) (desayuno no) (almuerzo no) (comida si) (merienda no) (cena no))" calcext:value-type="string">
            <text:p>(alimento (id 316) (nombre manteca-de-cerdo) (grupo 7) (tipo energeticos) (racion 50) (kcal 891) (proteinas 0.3) (grasas 82.8) (hidratos 0.2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nteca de cerdo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14]*[.L314]/100" office:value-type="float" office:value="356.4" calcext:value-type="float">
            <text:p>356,4</text:p>
          </table:table-cell>
          <table:table-cell table:style-name="ce19" table:formula="of:=[.K314]*[.M314]*4/100" office:value-type="float" office:value="0.48" calcext:value-type="float">
            <text:p>0,48</text:p>
          </table:table-cell>
          <table:table-cell table:style-name="ce19" table:formula="of:=[.K314]*[.O314]*4/100" office:value-type="float" office:value="0.32" calcext:value-type="float">
            <text:p>0,32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891" calcext:value-type="float">
            <text:p>891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82.8" calcext:value-type="float">
            <text:p>82.8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4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B314];&quot;) (nombre &quot;;[.U314];&quot;) (grupo &quot;;[.E314];&quot;) (tipo &quot;;[.G314];&quot;) (racion &quot;;[.K314];&quot;) (kcal &quot;;[.L314];&quot;) (proteinas &quot;;[.M314];&quot;) (grasas &quot;;[.N314];&quot;) (hidratos &quot;;[.O314];&quot;) (desayuno &quot;;[.P314];&quot;) (almuerzo &quot;;[.Q314];&quot;) (comida &quot;;[.R314];&quot;) (merienda &quot;;[.S314];&quot;) (cena &quot;;[.T314];&quot;))&quot;)" office:value-type="string" office:string-value="(alimento (id 317) (nombre manteca-de-cerdo) (grupo 7) (tipo energeticos) (racion 40) (kcal 891) (proteinas 0,3) (grasas 82,8) (hidratos 0,2) (desayuno no) (almuerzo no) (comida si) (merienda no) (cena no))" calcext:value-type="string">
            <text:p>(alimento (id 317) (nombre manteca-de-cerdo) (grupo 7) (tipo energeticos) (racion 40) (kcal 891) (proteinas 0,3) (grasas 82,8) (hidratos 0,2) (desayuno no) (almuerzo no) (comida si) (merienda no) (cena no))</text:p>
          </table:table-cell>
          <table:table-cell table:formula="of:=SUBSTITUTE([.V314];&quot;,&quot;;&quot;.&quot;)" office:value-type="string" office:string-value="(alimento (id 317) (nombre manteca-de-cerdo) (grupo 7) (tipo energeticos) (racion 40) (kcal 891) (proteinas 0.3) (grasas 82.8) (hidratos 0.2) (desayuno no) (almuerzo no) (comida si) (merienda no) (cena no))" calcext:value-type="string">
            <text:p>(alimento (id 317) (nombre manteca-de-cerdo) (grupo 7) (tipo energeticos) (racion 40) (kcal 891) (proteinas 0.3) (grasas 82.8) (hidratos 0.2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nteca de cerdo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15]*[.L315]/100" office:value-type="float" office:value="267.3" calcext:value-type="float">
            <text:p>267,3</text:p>
          </table:table-cell>
          <table:table-cell table:style-name="ce19" table:formula="of:=[.K315]*[.M315]*4/100" office:value-type="float" office:value="0.36" calcext:value-type="float">
            <text:p>0,36</text:p>
          </table:table-cell>
          <table:table-cell table:style-name="ce19" table:formula="of:=[.K315]*[.O315]*4/100" office:value-type="float" office:value="0.24" calcext:value-type="float">
            <text:p>0,2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891" calcext:value-type="float">
            <text:p>891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82.8" calcext:value-type="float">
            <text:p>82.8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5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B315];&quot;) (nombre &quot;;[.U315];&quot;) (grupo &quot;;[.E315];&quot;) (tipo &quot;;[.G315];&quot;) (racion &quot;;[.K315];&quot;) (kcal &quot;;[.L315];&quot;) (proteinas &quot;;[.M315];&quot;) (grasas &quot;;[.N315];&quot;) (hidratos &quot;;[.O315];&quot;) (desayuno &quot;;[.P315];&quot;) (almuerzo &quot;;[.Q315];&quot;) (comida &quot;;[.R315];&quot;) (merienda &quot;;[.S315];&quot;) (cena &quot;;[.T315];&quot;))&quot;)" office:value-type="string" office:string-value="(alimento (id 318) (nombre manteca-de-cerdo) (grupo 7) (tipo energeticos) (racion 30) (kcal 891) (proteinas 0,3) (grasas 82,8) (hidratos 0,2) (desayuno no) (almuerzo no) (comida si) (merienda no) (cena no))" calcext:value-type="string">
            <text:p>(alimento (id 318) (nombre manteca-de-cerdo) (grupo 7) (tipo energeticos) (racion 30) (kcal 891) (proteinas 0,3) (grasas 82,8) (hidratos 0,2) (desayuno no) (almuerzo no) (comida si) (merienda no) (cena no))</text:p>
          </table:table-cell>
          <table:table-cell table:formula="of:=SUBSTITUTE([.V315];&quot;,&quot;;&quot;.&quot;)" office:value-type="string" office:string-value="(alimento (id 318) (nombre manteca-de-cerdo) (grupo 7) (tipo energeticos) (racion 30) (kcal 891) (proteinas 0.3) (grasas 82.8) (hidratos 0.2) (desayuno no) (almuerzo no) (comida si) (merienda no) (cena no))" calcext:value-type="string">
            <text:p>(alimento (id 318) (nombre manteca-de-cerdo) (grupo 7) (tipo energeticos) (racion 30) (kcal 891) (proteinas 0.3) (grasas 82.8) (hidratos 0.2) (desayuno no) (almuerzo no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nteca de cerdo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16]*[.L316]/100" office:value-type="float" office:value="178.2" calcext:value-type="float">
            <text:p>178,2</text:p>
          </table:table-cell>
          <table:table-cell table:style-name="ce19" table:formula="of:=[.K316]*[.M316]*4/100" office:value-type="float" office:value="0.24" calcext:value-type="float">
            <text:p>0,24</text:p>
          </table:table-cell>
          <table:table-cell table:style-name="ce19" table:formula="of:=[.K316]*[.O316]*4/100" office:value-type="float" office:value="0.16" calcext:value-type="float">
            <text:p>0,16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891" calcext:value-type="float">
            <text:p>891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82.8" calcext:value-type="float">
            <text:p>82.8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6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B316];&quot;) (nombre &quot;;[.U316];&quot;) (grupo &quot;;[.E316];&quot;) (tipo &quot;;[.G316];&quot;) (racion &quot;;[.K316];&quot;) (kcal &quot;;[.L316];&quot;) (proteinas &quot;;[.M316];&quot;) (grasas &quot;;[.N316];&quot;) (hidratos &quot;;[.O316];&quot;) (desayuno &quot;;[.P316];&quot;) (almuerzo &quot;;[.Q316];&quot;) (comida &quot;;[.R316];&quot;) (merienda &quot;;[.S316];&quot;) (cena &quot;;[.T316];&quot;))&quot;)" office:value-type="string" office:string-value="(alimento (id 319) (nombre manteca-de-cerdo) (grupo 7) (tipo energeticos) (racion 20) (kcal 891) (proteinas 0,3) (grasas 82,8) (hidratos 0,2) (desayuno no) (almuerzo no) (comida si) (merienda no) (cena no))" calcext:value-type="string">
            <text:p>(alimento (id 319) (nombre manteca-de-cerdo) (grupo 7) (tipo energeticos) (racion 20) (kcal 891) (proteinas 0,3) (grasas 82,8) (hidratos 0,2) (desayuno no) (almuerzo no) (comida si) (merienda no) (cena no))</text:p>
          </table:table-cell>
          <table:table-cell table:formula="of:=SUBSTITUTE([.V316];&quot;,&quot;;&quot;.&quot;)" office:value-type="string" office:string-value="(alimento (id 319) (nombre manteca-de-cerdo) (grupo 7) (tipo energeticos) (racion 20) (kcal 891) (proteinas 0.3) (grasas 82.8) (hidratos 0.2) (desayuno no) (almuerzo no) (comida si) (merienda no) (cena no))" calcext:value-type="string">
            <text:p>(alimento (id 319) (nombre manteca-de-cerdo) (grupo 7) (tipo energeticos) (racion 20) (kcal 891) (proteinas 0.3) (grasas 82.8) (hidratos 0.2) (desayuno no) (almuerzo no) (comida si) (merienda no) (cena no))</text:p>
          </table:table-cell>
          <table:table-cell table:number-columns-repeated="100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string" calcext:value-type="string">
            <text:p>Grasas, aceite y mantequilla</text:p>
          </table:table-cell>
          <table:table-cell table:style-name="ce16" office:value-type="string" calcext:value-type="string">
            <text:p>Manteca de cerdo</text:p>
          </table:table-cell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16" office:value-type="string" calcext:value-type="string">
            <text:p>energeticos</text:p>
          </table:table-cell>
          <table:table-cell table:style-name="ce16" table:formula="of:=[.K317]*[.L317]/100" office:value-type="float" office:value="89.1" calcext:value-type="float">
            <text:p>89,1</text:p>
          </table:table-cell>
          <table:table-cell table:style-name="ce19" table:formula="of:=[.K317]*[.M317]*4/100" office:value-type="float" office:value="0.12" calcext:value-type="float">
            <text:p>0,12</text:p>
          </table:table-cell>
          <table:table-cell table:style-name="ce19" table:formula="of:=[.K317]*[.O317]*4/100" office:value-type="float" office:value="0.08" calcext:value-type="float">
            <text:p>0,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891" calcext:value-type="float">
            <text:p>891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82.8" calcext:value-type="float">
            <text:p>82.8</text:p>
          </table:table-cell>
          <table:table-cell table:style-name="ce22" office:value-type="float" office:value="0.2" calcext:value-type="float">
            <text:p>0.2</text:p>
          </table:table-cell>
          <table:table-cell table:number-columns-repeated="2" table:style-name="ce15" office:value-type="string" calcext:value-type="string">
            <text:p>no</text:p>
          </table:table-cell>
          <table:table-cell table:style-name="ce15" office:value-type="string" calcext:value-type="string">
            <text:p>si</text:p>
          </table:table-cell>
          <table:table-cell table:number-columns-repeated="2" table:style-name="ce15" office:value-type="string" calcext:value-type="string">
            <text:p>no</text:p>
          </table:table-cell>
          <table:table-cell table:style-name="ce15" table:formula="of:=SUBSTITUTE(SUBSTITUTE(SUBSTITUTE(SUBSTITUTE(SUBSTITUTE(SUBSTITUTE(LOWER([.D317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29" table:formula="of:=CONCATENATE(&quot;(alimento (id &quot;;[.B317];&quot;) (nombre &quot;;[.U317];&quot;) (grupo &quot;;[.E317];&quot;) (tipo &quot;;[.G317];&quot;) (racion &quot;;[.K317];&quot;) (kcal &quot;;[.L317];&quot;) (proteinas &quot;;[.M317];&quot;) (grasas &quot;;[.N317];&quot;) (hidratos &quot;;[.O317];&quot;) (desayuno &quot;;[.P317];&quot;) (almuerzo &quot;;[.Q317];&quot;) (comida &quot;;[.R317];&quot;) (merienda &quot;;[.S317];&quot;) (cena &quot;;[.T317];&quot;))&quot;)" office:value-type="string" office:string-value="(alimento (id 320) (nombre manteca-de-cerdo) (grupo 7) (tipo energeticos) (racion 10) (kcal 891) (proteinas 0,3) (grasas 82,8) (hidratos 0,2) (desayuno no) (almuerzo no) (comida si) (merienda no) (cena no))" calcext:value-type="string">
            <text:p>(alimento (id 320) (nombre manteca-de-cerdo) (grupo 7) (tipo energeticos) (racion 10) (kcal 891) (proteinas 0,3) (grasas 82,8) (hidratos 0,2) (desayuno no) (almuerzo no) (comida si) (merienda no) (cena no))</text:p>
          </table:table-cell>
          <table:table-cell table:style-name="ce15" table:formula="of:=SUBSTITUTE([.V317];&quot;,&quot;;&quot;.&quot;)" office:value-type="string" office:string-value="(alimento (id 320) (nombre manteca-de-cerdo) (grupo 7) (tipo energeticos) (racion 10) (kcal 891) (proteinas 0.3) (grasas 82.8) (hidratos 0.2) (desayuno no) (almuerzo no) (comida si) (merienda no) (cena no))" calcext:value-type="string">
            <text:p>(alimento (id 320) (nombre manteca-de-cerdo) (grupo 7) (tipo energeticos) (racion 10) (kcal 891) (proteinas 0.3) (grasas 82.8) (hidratos 0.2) (desayuno no) (almuerzo no) (comida si) (merienda no) (cena no))</text:p>
          </table:table-cell>
          <table:table-cell table:style-name="ce15" table:number-columns-repeated="1001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Aceite de semillas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18]*[.L318]/100" office:value-type="float" office:value="270" calcext:value-type="float">
            <text:p>270</text:p>
          </table:table-cell>
          <table:table-cell table:style-name="ce19" table:formula="of:=[.K318]*[.M318]*4/100" office:value-type="float" office:value="0" calcext:value-type="float">
            <text:p>0</text:p>
          </table:table-cell>
          <table:table-cell table:style-name="ce19" table:formula="of:=[.K318]*[.O318]*4/100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18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B318];&quot;) (nombre &quot;;[.U318];&quot;) (grupo &quot;;[.E318];&quot;) (tipo &quot;;[.G318];&quot;) (racion &quot;;[.K318];&quot;) (kcal &quot;;[.L318];&quot;) (proteinas &quot;;[.M318];&quot;) (grasas &quot;;[.N318];&quot;) (hidratos &quot;;[.O318];&quot;) (desayuno &quot;;[.P318];&quot;) (almuerzo &quot;;[.Q318];&quot;) (comida &quot;;[.R318];&quot;) (merienda &quot;;[.S318];&quot;) (cena &quot;;[.T318];&quot;))&quot;)" office:value-type="string" office:string-value="(alimento (id 321) (nombre aceite-de-semillas) (grupo 7) (tipo energeticos) (racion 30) (kcal 900) (proteinas 0) (grasas 100) (hidratos 0) (desayuno no) (almuerzo si) (comida si) (merienda no) (cena si))" calcext:value-type="string">
            <text:p>(alimento (id 321) (nombre aceite-de-semillas) (grupo 7) (tipo energeticos) (racion 30) (kcal 900) (proteinas 0) (grasas 100) (hidratos 0) (desayuno no) (almuerzo si) (comida si) (merienda no) (cena si))</text:p>
          </table:table-cell>
          <table:table-cell table:formula="of:=SUBSTITUTE([.V318];&quot;,&quot;;&quot;.&quot;)" office:value-type="string" office:string-value="(alimento (id 321) (nombre aceite-de-semillas) (grupo 7) (tipo energeticos) (racion 30) (kcal 900) (proteinas 0) (grasas 100) (hidratos 0) (desayuno no) (almuerzo si) (comida si) (merienda no) (cena si))" calcext:value-type="string">
            <text:p>(alimento (id 321) (nombre aceite-de-semillas) (grupo 7) (tipo energeticos) (racion 30) (kcal 900) (proteinas 0) (grasas 100) (hidratos 0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Aceite de semillas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19]*[.L319]/100" office:value-type="float" office:value="360" calcext:value-type="float">
            <text:p>360</text:p>
          </table:table-cell>
          <table:table-cell table:style-name="ce19" table:formula="of:=[.K319]*[.M319]*4/100" office:value-type="float" office:value="0" calcext:value-type="float">
            <text:p>0</text:p>
          </table:table-cell>
          <table:table-cell table:style-name="ce19" table:formula="of:=[.K319]*[.O319]*4/100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19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B319];&quot;) (nombre &quot;;[.U319];&quot;) (grupo &quot;;[.E319];&quot;) (tipo &quot;;[.G319];&quot;) (racion &quot;;[.K319];&quot;) (kcal &quot;;[.L319];&quot;) (proteinas &quot;;[.M319];&quot;) (grasas &quot;;[.N319];&quot;) (hidratos &quot;;[.O319];&quot;) (desayuno &quot;;[.P319];&quot;) (almuerzo &quot;;[.Q319];&quot;) (comida &quot;;[.R319];&quot;) (merienda &quot;;[.S319];&quot;) (cena &quot;;[.T319];&quot;))&quot;)" office:value-type="string" office:string-value="(alimento (id 322) (nombre aceite-de-semillas) (grupo 7) (tipo energeticos) (racion 40) (kcal 900) (proteinas 0) (grasas 100) (hidratos 0) (desayuno no) (almuerzo si) (comida si) (merienda no) (cena si))" calcext:value-type="string">
            <text:p>(alimento (id 322) (nombre aceite-de-semillas) (grupo 7) (tipo energeticos) (racion 40) (kcal 900) (proteinas 0) (grasas 100) (hidratos 0) (desayuno no) (almuerzo si) (comida si) (merienda no) (cena si))</text:p>
          </table:table-cell>
          <table:table-cell table:formula="of:=SUBSTITUTE([.V319];&quot;,&quot;;&quot;.&quot;)" office:value-type="string" office:string-value="(alimento (id 322) (nombre aceite-de-semillas) (grupo 7) (tipo energeticos) (racion 40) (kcal 900) (proteinas 0) (grasas 100) (hidratos 0) (desayuno no) (almuerzo si) (comida si) (merienda no) (cena si))" calcext:value-type="string">
            <text:p>(alimento (id 322) (nombre aceite-de-semillas) (grupo 7) (tipo energeticos) (racion 40) (kcal 900) (proteinas 0) (grasas 100) (hidratos 0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Aceite de semillas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20]*[.L320]/100" office:value-type="float" office:value="405" calcext:value-type="float">
            <text:p>405</text:p>
          </table:table-cell>
          <table:table-cell table:style-name="ce19" table:formula="of:=[.K320]*[.M320]*4/100" office:value-type="float" office:value="0" calcext:value-type="float">
            <text:p>0</text:p>
          </table:table-cell>
          <table:table-cell table:style-name="ce19" table:formula="of:=[.K320]*[.O320]*4/100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20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B320];&quot;) (nombre &quot;;[.U320];&quot;) (grupo &quot;;[.E320];&quot;) (tipo &quot;;[.G320];&quot;) (racion &quot;;[.K320];&quot;) (kcal &quot;;[.L320];&quot;) (proteinas &quot;;[.M320];&quot;) (grasas &quot;;[.N320];&quot;) (hidratos &quot;;[.O320];&quot;) (desayuno &quot;;[.P320];&quot;) (almuerzo &quot;;[.Q320];&quot;) (comida &quot;;[.R320];&quot;) (merienda &quot;;[.S320];&quot;) (cena &quot;;[.T320];&quot;))&quot;)" office:value-type="string" office:string-value="(alimento (id 323) (nombre aceite-de-semillas) (grupo 7) (tipo energeticos) (racion 45) (kcal 900) (proteinas 0) (grasas 100) (hidratos 0) (desayuno no) (almuerzo si) (comida si) (merienda no) (cena si))" calcext:value-type="string">
            <text:p>(alimento (id 323) (nombre aceite-de-semillas) (grupo 7) (tipo energeticos) (racion 45) (kcal 900) (proteinas 0) (grasas 100) (hidratos 0) (desayuno no) (almuerzo si) (comida si) (merienda no) (cena si))</text:p>
          </table:table-cell>
          <table:table-cell table:formula="of:=SUBSTITUTE([.V320];&quot;,&quot;;&quot;.&quot;)" office:value-type="string" office:string-value="(alimento (id 323) (nombre aceite-de-semillas) (grupo 7) (tipo energeticos) (racion 45) (kcal 900) (proteinas 0) (grasas 100) (hidratos 0) (desayuno no) (almuerzo si) (comida si) (merienda no) (cena si))" calcext:value-type="string">
            <text:p>(alimento (id 323) (nombre aceite-de-semillas) (grupo 7) (tipo energeticos) (racion 45) (kcal 900) (proteinas 0) (grasas 100) (hidratos 0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Aceite de semillas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21]*[.L321]/100" office:value-type="float" office:value="540" calcext:value-type="float">
            <text:p>540</text:p>
          </table:table-cell>
          <table:table-cell table:style-name="ce19" table:formula="of:=[.K321]*[.M321]*4/100" office:value-type="float" office:value="0" calcext:value-type="float">
            <text:p>0</text:p>
          </table:table-cell>
          <table:table-cell table:style-name="ce19" table:formula="of:=[.K321]*[.O321]*4/100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21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B321];&quot;) (nombre &quot;;[.U321];&quot;) (grupo &quot;;[.E321];&quot;) (tipo &quot;;[.G321];&quot;) (racion &quot;;[.K321];&quot;) (kcal &quot;;[.L321];&quot;) (proteinas &quot;;[.M321];&quot;) (grasas &quot;;[.N321];&quot;) (hidratos &quot;;[.O321];&quot;) (desayuno &quot;;[.P321];&quot;) (almuerzo &quot;;[.Q321];&quot;) (comida &quot;;[.R321];&quot;) (merienda &quot;;[.S321];&quot;) (cena &quot;;[.T321];&quot;))&quot;)" office:value-type="string" office:string-value="(alimento (id 324) (nombre aceite-de-semillas) (grupo 7) (tipo energeticos) (racion 60) (kcal 900) (proteinas 0) (grasas 100) (hidratos 0) (desayuno no) (almuerzo si) (comida si) (merienda no) (cena si))" calcext:value-type="string">
            <text:p>(alimento (id 324) (nombre aceite-de-semillas) (grupo 7) (tipo energeticos) (racion 60) (kcal 900) (proteinas 0) (grasas 100) (hidratos 0) (desayuno no) (almuerzo si) (comida si) (merienda no) (cena si))</text:p>
          </table:table-cell>
          <table:table-cell table:formula="of:=SUBSTITUTE([.V321];&quot;,&quot;;&quot;.&quot;)" office:value-type="string" office:string-value="(alimento (id 324) (nombre aceite-de-semillas) (grupo 7) (tipo energeticos) (racion 60) (kcal 900) (proteinas 0) (grasas 100) (hidratos 0) (desayuno no) (almuerzo si) (comida si) (merienda no) (cena si))" calcext:value-type="string">
            <text:p>(alimento (id 324) (nombre aceite-de-semillas) (grupo 7) (tipo energeticos) (racion 60) (kcal 900) (proteinas 0) (grasas 100) (hidratos 0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Aceite de semillas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22]*[.L322]/100" office:value-type="float" office:value="450" calcext:value-type="float">
            <text:p>450</text:p>
          </table:table-cell>
          <table:table-cell table:style-name="ce19" table:formula="of:=[.K322]*[.M322]*4/100" office:value-type="float" office:value="0" calcext:value-type="float">
            <text:p>0</text:p>
          </table:table-cell>
          <table:table-cell table:style-name="ce19" table:formula="of:=[.K322]*[.O322]*4/100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22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B322];&quot;) (nombre &quot;;[.U322];&quot;) (grupo &quot;;[.E322];&quot;) (tipo &quot;;[.G322];&quot;) (racion &quot;;[.K322];&quot;) (kcal &quot;;[.L322];&quot;) (proteinas &quot;;[.M322];&quot;) (grasas &quot;;[.N322];&quot;) (hidratos &quot;;[.O322];&quot;) (desayuno &quot;;[.P322];&quot;) (almuerzo &quot;;[.Q322];&quot;) (comida &quot;;[.R322];&quot;) (merienda &quot;;[.S322];&quot;) (cena &quot;;[.T322];&quot;))&quot;)" office:value-type="string" office:string-value="(alimento (id 325) (nombre aceite-de-semillas) (grupo 7) (tipo energeticos) (racion 50) (kcal 900) (proteinas 0) (grasas 100) (hidratos 0) (desayuno no) (almuerzo si) (comida si) (merienda no) (cena si))" calcext:value-type="string">
            <text:p>(alimento (id 325) (nombre aceite-de-semillas) (grupo 7) (tipo energeticos) (racion 50) (kcal 900) (proteinas 0) (grasas 100) (hidratos 0) (desayuno no) (almuerzo si) (comida si) (merienda no) (cena si))</text:p>
          </table:table-cell>
          <table:table-cell table:formula="of:=SUBSTITUTE([.V322];&quot;,&quot;;&quot;.&quot;)" office:value-type="string" office:string-value="(alimento (id 325) (nombre aceite-de-semillas) (grupo 7) (tipo energeticos) (racion 50) (kcal 900) (proteinas 0) (grasas 100) (hidratos 0) (desayuno no) (almuerzo si) (comida si) (merienda no) (cena si))" calcext:value-type="string">
            <text:p>(alimento (id 325) (nombre aceite-de-semillas) (grupo 7) (tipo energeticos) (racion 50) (kcal 900) (proteinas 0) (grasas 100) (hidratos 0) (desayuno no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yones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23]*[.L323]/100" office:value-type="float" office:value="400" calcext:value-type="float">
            <text:p>400</text:p>
          </table:table-cell>
          <table:table-cell table:style-name="ce19" table:formula="of:=[.K323]*[.M323]*4/100" office:value-type="float" office:value="2" calcext:value-type="float">
            <text:p>2</text:p>
          </table:table-cell>
          <table:table-cell table:style-name="ce19" table:formula="of:=[.K323]*[.O323]*4/100" office:value-type="float" office:value="3" calcext:value-type="float">
            <text:p>3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800" calcext:value-type="float">
            <text:p>80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1.3" calcext:value-type="float">
            <text:p>81.3</text:p>
          </table:table-cell>
          <table:table-cell table:style-name="ce23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3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B323];&quot;) (nombre &quot;;[.U323];&quot;) (grupo &quot;;[.E323];&quot;) (tipo &quot;;[.G323];&quot;) (racion &quot;;[.K323];&quot;) (kcal &quot;;[.L323];&quot;) (proteinas &quot;;[.M323];&quot;) (grasas &quot;;[.N323];&quot;) (hidratos &quot;;[.O323];&quot;) (desayuno &quot;;[.P323];&quot;) (almuerzo &quot;;[.Q323];&quot;) (comida &quot;;[.R323];&quot;) (merienda &quot;;[.S323];&quot;) (cena &quot;;[.T323];&quot;))&quot;)" office:value-type="string" office:string-value="(alimento (id 326) (nombre mayonesa) (grupo 7) (tipo energeticos) (racion 50) (kcal 800) (proteinas 1) (grasas 81,3) (hidratos 1,5) (desayuno no) (almuerzo si) (comida si) (merienda no) (cena no))" calcext:value-type="string">
            <text:p>(alimento (id 326) (nombre mayonesa) (grupo 7) (tipo energeticos) (racion 50) (kcal 800) (proteinas 1) (grasas 81,3) (hidratos 1,5) (desayuno no) (almuerzo si) (comida si) (merienda no) (cena no))</text:p>
          </table:table-cell>
          <table:table-cell table:formula="of:=SUBSTITUTE([.V323];&quot;,&quot;;&quot;.&quot;)" office:value-type="string" office:string-value="(alimento (id 326) (nombre mayonesa) (grupo 7) (tipo energeticos) (racion 50) (kcal 800) (proteinas 1) (grasas 81.3) (hidratos 1.5) (desayuno no) (almuerzo si) (comida si) (merienda no) (cena no))" calcext:value-type="string">
            <text:p>(alimento (id 326) (nombre mayonesa) (grupo 7) (tipo energeticos) (racion 50) (kcal 800) (proteinas 1) (grasas 81.3) (hidratos 1.5) (desayuno no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yones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24]*[.L324]/100" office:value-type="float" office:value="320" calcext:value-type="float">
            <text:p>320</text:p>
          </table:table-cell>
          <table:table-cell table:style-name="ce19" table:formula="of:=[.K324]*[.M324]*4/100" office:value-type="float" office:value="1.6" calcext:value-type="float">
            <text:p>1,6</text:p>
          </table:table-cell>
          <table:table-cell table:style-name="ce19" table:formula="of:=[.K324]*[.O324]*4/100" office:value-type="float" office:value="2.4" calcext:value-type="float">
            <text:p>2,4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800" calcext:value-type="float">
            <text:p>80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1.3" calcext:value-type="float">
            <text:p>81.3</text:p>
          </table:table-cell>
          <table:table-cell table:style-name="ce23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4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B324];&quot;) (nombre &quot;;[.U324];&quot;) (grupo &quot;;[.E324];&quot;) (tipo &quot;;[.G324];&quot;) (racion &quot;;[.K324];&quot;) (kcal &quot;;[.L324];&quot;) (proteinas &quot;;[.M324];&quot;) (grasas &quot;;[.N324];&quot;) (hidratos &quot;;[.O324];&quot;) (desayuno &quot;;[.P324];&quot;) (almuerzo &quot;;[.Q324];&quot;) (comida &quot;;[.R324];&quot;) (merienda &quot;;[.S324];&quot;) (cena &quot;;[.T324];&quot;))&quot;)" office:value-type="string" office:string-value="(alimento (id 327) (nombre mayonesa) (grupo 7) (tipo energeticos) (racion 40) (kcal 800) (proteinas 1) (grasas 81,3) (hidratos 1,5) (desayuno no) (almuerzo si) (comida si) (merienda no) (cena no))" calcext:value-type="string">
            <text:p>(alimento (id 327) (nombre mayonesa) (grupo 7) (tipo energeticos) (racion 40) (kcal 800) (proteinas 1) (grasas 81,3) (hidratos 1,5) (desayuno no) (almuerzo si) (comida si) (merienda no) (cena no))</text:p>
          </table:table-cell>
          <table:table-cell table:formula="of:=SUBSTITUTE([.V324];&quot;,&quot;;&quot;.&quot;)" office:value-type="string" office:string-value="(alimento (id 327) (nombre mayonesa) (grupo 7) (tipo energeticos) (racion 40) (kcal 800) (proteinas 1) (grasas 81.3) (hidratos 1.5) (desayuno no) (almuerzo si) (comida si) (merienda no) (cena no))" calcext:value-type="string">
            <text:p>(alimento (id 327) (nombre mayonesa) (grupo 7) (tipo energeticos) (racion 40) (kcal 800) (proteinas 1) (grasas 81.3) (hidratos 1.5) (desayuno no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yones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25]*[.L325]/100" office:value-type="float" office:value="240" calcext:value-type="float">
            <text:p>240</text:p>
          </table:table-cell>
          <table:table-cell table:style-name="ce19" table:formula="of:=[.K325]*[.M325]*4/100" office:value-type="float" office:value="1.2" calcext:value-type="float">
            <text:p>1,2</text:p>
          </table:table-cell>
          <table:table-cell table:style-name="ce19" table:formula="of:=[.K325]*[.O325]*4/100" office:value-type="float" office:value="1.8" calcext:value-type="float">
            <text:p>1,8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800" calcext:value-type="float">
            <text:p>80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1.3" calcext:value-type="float">
            <text:p>81.3</text:p>
          </table:table-cell>
          <table:table-cell table:style-name="ce23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5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B325];&quot;) (nombre &quot;;[.U325];&quot;) (grupo &quot;;[.E325];&quot;) (tipo &quot;;[.G325];&quot;) (racion &quot;;[.K325];&quot;) (kcal &quot;;[.L325];&quot;) (proteinas &quot;;[.M325];&quot;) (grasas &quot;;[.N325];&quot;) (hidratos &quot;;[.O325];&quot;) (desayuno &quot;;[.P325];&quot;) (almuerzo &quot;;[.Q325];&quot;) (comida &quot;;[.R325];&quot;) (merienda &quot;;[.S325];&quot;) (cena &quot;;[.T325];&quot;))&quot;)" office:value-type="string" office:string-value="(alimento (id 328) (nombre mayonesa) (grupo 7) (tipo energeticos) (racion 30) (kcal 800) (proteinas 1) (grasas 81,3) (hidratos 1,5) (desayuno no) (almuerzo si) (comida si) (merienda no) (cena no))" calcext:value-type="string">
            <text:p>(alimento (id 328) (nombre mayonesa) (grupo 7) (tipo energeticos) (racion 30) (kcal 800) (proteinas 1) (grasas 81,3) (hidratos 1,5) (desayuno no) (almuerzo si) (comida si) (merienda no) (cena no))</text:p>
          </table:table-cell>
          <table:table-cell table:formula="of:=SUBSTITUTE([.V325];&quot;,&quot;;&quot;.&quot;)" office:value-type="string" office:string-value="(alimento (id 328) (nombre mayonesa) (grupo 7) (tipo energeticos) (racion 30) (kcal 800) (proteinas 1) (grasas 81.3) (hidratos 1.5) (desayuno no) (almuerzo si) (comida si) (merienda no) (cena no))" calcext:value-type="string">
            <text:p>(alimento (id 328) (nombre mayonesa) (grupo 7) (tipo energeticos) (racion 30) (kcal 800) (proteinas 1) (grasas 81.3) (hidratos 1.5) (desayuno no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yones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26]*[.L326]/100" office:value-type="float" office:value="160" calcext:value-type="float">
            <text:p>160</text:p>
          </table:table-cell>
          <table:table-cell table:style-name="ce19" table:formula="of:=[.K326]*[.M326]*4/100" office:value-type="float" office:value="0.8" calcext:value-type="float">
            <text:p>0,8</text:p>
          </table:table-cell>
          <table:table-cell table:style-name="ce19" table:formula="of:=[.K326]*[.O326]*4/100" office:value-type="float" office:value="1.2" calcext:value-type="float">
            <text:p>1,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800" calcext:value-type="float">
            <text:p>80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1.3" calcext:value-type="float">
            <text:p>81.3</text:p>
          </table:table-cell>
          <table:table-cell table:style-name="ce23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6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B326];&quot;) (nombre &quot;;[.U326];&quot;) (grupo &quot;;[.E326];&quot;) (tipo &quot;;[.G326];&quot;) (racion &quot;;[.K326];&quot;) (kcal &quot;;[.L326];&quot;) (proteinas &quot;;[.M326];&quot;) (grasas &quot;;[.N326];&quot;) (hidratos &quot;;[.O326];&quot;) (desayuno &quot;;[.P326];&quot;) (almuerzo &quot;;[.Q326];&quot;) (comida &quot;;[.R326];&quot;) (merienda &quot;;[.S326];&quot;) (cena &quot;;[.T326];&quot;))&quot;)" office:value-type="string" office:string-value="(alimento (id 329) (nombre mayonesa) (grupo 7) (tipo energeticos) (racion 20) (kcal 800) (proteinas 1) (grasas 81,3) (hidratos 1,5) (desayuno no) (almuerzo si) (comida si) (merienda no) (cena no))" calcext:value-type="string">
            <text:p>(alimento (id 329) (nombre mayonesa) (grupo 7) (tipo energeticos) (racion 20) (kcal 800) (proteinas 1) (grasas 81,3) (hidratos 1,5) (desayuno no) (almuerzo si) (comida si) (merienda no) (cena no))</text:p>
          </table:table-cell>
          <table:table-cell table:formula="of:=SUBSTITUTE([.V326];&quot;,&quot;;&quot;.&quot;)" office:value-type="string" office:string-value="(alimento (id 329) (nombre mayonesa) (grupo 7) (tipo energeticos) (racion 20) (kcal 800) (proteinas 1) (grasas 81.3) (hidratos 1.5) (desayuno no) (almuerzo si) (comida si) (merienda no) (cena no))" calcext:value-type="string">
            <text:p>(alimento (id 329) (nombre mayonesa) (grupo 7) (tipo energeticos) (racion 20) (kcal 800) (proteinas 1) (grasas 81.3) (hidratos 1.5) (desayuno no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yones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27]*[.L327]/100" office:value-type="float" office:value="80" calcext:value-type="float">
            <text:p>80</text:p>
          </table:table-cell>
          <table:table-cell table:style-name="ce19" table:formula="of:=[.K327]*[.M327]*4/100" office:value-type="float" office:value="0.4" calcext:value-type="float">
            <text:p>0,4</text:p>
          </table:table-cell>
          <table:table-cell table:style-name="ce19" table:formula="of:=[.K327]*[.O327]*4/100" office:value-type="float" office:value="0.6" calcext:value-type="float">
            <text:p>0,6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800" calcext:value-type="float">
            <text:p>80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1.3" calcext:value-type="float">
            <text:p>81.3</text:p>
          </table:table-cell>
          <table:table-cell table:style-name="ce23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7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B327];&quot;) (nombre &quot;;[.U327];&quot;) (grupo &quot;;[.E327];&quot;) (tipo &quot;;[.G327];&quot;) (racion &quot;;[.K327];&quot;) (kcal &quot;;[.L327];&quot;) (proteinas &quot;;[.M327];&quot;) (grasas &quot;;[.N327];&quot;) (hidratos &quot;;[.O327];&quot;) (desayuno &quot;;[.P327];&quot;) (almuerzo &quot;;[.Q327];&quot;) (comida &quot;;[.R327];&quot;) (merienda &quot;;[.S327];&quot;) (cena &quot;;[.T327];&quot;))&quot;)" office:value-type="string" office:string-value="(alimento (id 330) (nombre mayonesa) (grupo 7) (tipo energeticos) (racion 10) (kcal 800) (proteinas 1) (grasas 81,3) (hidratos 1,5) (desayuno no) (almuerzo si) (comida si) (merienda no) (cena no))" calcext:value-type="string">
            <text:p>(alimento (id 330) (nombre mayonesa) (grupo 7) (tipo energeticos) (racion 10) (kcal 800) (proteinas 1) (grasas 81,3) (hidratos 1,5) (desayuno no) (almuerzo si) (comida si) (merienda no) (cena no))</text:p>
          </table:table-cell>
          <table:table-cell table:formula="of:=SUBSTITUTE([.V327];&quot;,&quot;;&quot;.&quot;)" office:value-type="string" office:string-value="(alimento (id 330) (nombre mayonesa) (grupo 7) (tipo energeticos) (racion 10) (kcal 800) (proteinas 1) (grasas 81.3) (hidratos 1.5) (desayuno no) (almuerzo si) (comida si) (merienda no) (cena no))" calcext:value-type="string">
            <text:p>(alimento (id 330) (nombre mayonesa) (grupo 7) (tipo energeticos) (racion 10) (kcal 800) (proteinas 1) (grasas 81.3) (hidratos 1.5) (desayuno no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Aceite de palm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28]*[.L328]/100" office:value-type="float" office:value="404.55" calcext:value-type="float">
            <text:p>404,55</text:p>
          </table:table-cell>
          <table:table-cell table:style-name="ce19" table:formula="of:=[.K328]*[.M328]*4/100" office:value-type="float" office:value="0" calcext:value-type="float">
            <text:p>0</text:p>
          </table:table-cell>
          <table:table-cell table:style-name="ce19" table:formula="of:=[.K328]*[.O328]*4/100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899" calcext:value-type="float">
            <text:p>89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9.9" calcext:value-type="float">
            <text:p>99.9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28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B328];&quot;) (nombre &quot;;[.U328];&quot;) (grupo &quot;;[.E328];&quot;) (tipo &quot;;[.G328];&quot;) (racion &quot;;[.K328];&quot;) (kcal &quot;;[.L328];&quot;) (proteinas &quot;;[.M328];&quot;) (grasas &quot;;[.N328];&quot;) (hidratos &quot;;[.O328];&quot;) (desayuno &quot;;[.P328];&quot;) (almuerzo &quot;;[.Q328];&quot;) (comida &quot;;[.R328];&quot;) (merienda &quot;;[.S328];&quot;) (cena &quot;;[.T328];&quot;))&quot;)" office:value-type="string" office:string-value="(alimento (id 331) (nombre aceite-de-palma) (grupo 7) (tipo energeticos) (racion 45) (kcal 899) (proteinas 0) (grasas 99,9) (hidratos 0) (desayuno si) (almuerzo si) (comida si) (merienda no) (cena si))" calcext:value-type="string">
            <text:p>(alimento (id 331) (nombre aceite-de-palma) (grupo 7) (tipo energeticos) (racion 45) (kcal 899) (proteinas 0) (grasas 99,9) (hidratos 0) (desayuno si) (almuerzo si) (comida si) (merienda no) (cena si))</text:p>
          </table:table-cell>
          <table:table-cell table:formula="of:=SUBSTITUTE([.V328];&quot;,&quot;;&quot;.&quot;)" office:value-type="string" office:string-value="(alimento (id 331) (nombre aceite-de-palma) (grupo 7) (tipo energeticos) (racion 45) (kcal 899) (proteinas 0) (grasas 99.9) (hidratos 0) (desayuno si) (almuerzo si) (comida si) (merienda no) (cena si))" calcext:value-type="string">
            <text:p>(alimento (id 331) (nombre aceite-de-palma) (grupo 7) (tipo energeticos) (racion 45) (kcal 899) (proteinas 0) (grasas 99.9) (hidratos 0) (desayuno si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Aceite de palm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29]*[.L329]/100" office:value-type="float" office:value="539.4" calcext:value-type="float">
            <text:p>539,4</text:p>
          </table:table-cell>
          <table:table-cell table:style-name="ce19" table:formula="of:=[.K329]*[.M329]*4/100" office:value-type="float" office:value="0" calcext:value-type="float">
            <text:p>0</text:p>
          </table:table-cell>
          <table:table-cell table:style-name="ce19" table:formula="of:=[.K329]*[.O329]*4/100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899" calcext:value-type="float">
            <text:p>89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9.9" calcext:value-type="float">
            <text:p>99.9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29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B329];&quot;) (nombre &quot;;[.U329];&quot;) (grupo &quot;;[.E329];&quot;) (tipo &quot;;[.G329];&quot;) (racion &quot;;[.K329];&quot;) (kcal &quot;;[.L329];&quot;) (proteinas &quot;;[.M329];&quot;) (grasas &quot;;[.N329];&quot;) (hidratos &quot;;[.O329];&quot;) (desayuno &quot;;[.P329];&quot;) (almuerzo &quot;;[.Q329];&quot;) (comida &quot;;[.R329];&quot;) (merienda &quot;;[.S329];&quot;) (cena &quot;;[.T329];&quot;))&quot;)" office:value-type="string" office:string-value="(alimento (id 332) (nombre aceite-de-palma) (grupo 7) (tipo energeticos) (racion 60) (kcal 899) (proteinas 0) (grasas 99,9) (hidratos 0) (desayuno si) (almuerzo si) (comida si) (merienda no) (cena si))" calcext:value-type="string">
            <text:p>(alimento (id 332) (nombre aceite-de-palma) (grupo 7) (tipo energeticos) (racion 60) (kcal 899) (proteinas 0) (grasas 99,9) (hidratos 0) (desayuno si) (almuerzo si) (comida si) (merienda no) (cena si))</text:p>
          </table:table-cell>
          <table:table-cell table:formula="of:=SUBSTITUTE([.V329];&quot;,&quot;;&quot;.&quot;)" office:value-type="string" office:string-value="(alimento (id 332) (nombre aceite-de-palma) (grupo 7) (tipo energeticos) (racion 60) (kcal 899) (proteinas 0) (grasas 99.9) (hidratos 0) (desayuno si) (almuerzo si) (comida si) (merienda no) (cena si))" calcext:value-type="string">
            <text:p>(alimento (id 332) (nombre aceite-de-palma) (grupo 7) (tipo energeticos) (racion 60) (kcal 899) (proteinas 0) (grasas 99.9) (hidratos 0) (desayuno si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Aceite de palm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30]*[.L330]/100" office:value-type="float" office:value="269.7" calcext:value-type="float">
            <text:p>269,7</text:p>
          </table:table-cell>
          <table:table-cell table:style-name="ce19" table:formula="of:=[.K330]*[.M330]*4/100" office:value-type="float" office:value="0" calcext:value-type="float">
            <text:p>0</text:p>
          </table:table-cell>
          <table:table-cell table:style-name="ce19" table:formula="of:=[.K330]*[.O330]*4/100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899" calcext:value-type="float">
            <text:p>89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9.9" calcext:value-type="float">
            <text:p>99.9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30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B330];&quot;) (nombre &quot;;[.U330];&quot;) (grupo &quot;;[.E330];&quot;) (tipo &quot;;[.G330];&quot;) (racion &quot;;[.K330];&quot;) (kcal &quot;;[.L330];&quot;) (proteinas &quot;;[.M330];&quot;) (grasas &quot;;[.N330];&quot;) (hidratos &quot;;[.O330];&quot;) (desayuno &quot;;[.P330];&quot;) (almuerzo &quot;;[.Q330];&quot;) (comida &quot;;[.R330];&quot;) (merienda &quot;;[.S330];&quot;) (cena &quot;;[.T330];&quot;))&quot;)" office:value-type="string" office:string-value="(alimento (id 333) (nombre aceite-de-palma) (grupo 7) (tipo energeticos) (racion 30) (kcal 899) (proteinas 0) (grasas 99,9) (hidratos 0) (desayuno si) (almuerzo si) (comida si) (merienda no) (cena si))" calcext:value-type="string">
            <text:p>(alimento (id 333) (nombre aceite-de-palma) (grupo 7) (tipo energeticos) (racion 30) (kcal 899) (proteinas 0) (grasas 99,9) (hidratos 0) (desayuno si) (almuerzo si) (comida si) (merienda no) (cena si))</text:p>
          </table:table-cell>
          <table:table-cell table:formula="of:=SUBSTITUTE([.V330];&quot;,&quot;;&quot;.&quot;)" office:value-type="string" office:string-value="(alimento (id 333) (nombre aceite-de-palma) (grupo 7) (tipo energeticos) (racion 30) (kcal 899) (proteinas 0) (grasas 99.9) (hidratos 0) (desayuno si) (almuerzo si) (comida si) (merienda no) (cena si))" calcext:value-type="string">
            <text:p>(alimento (id 333) (nombre aceite-de-palma) (grupo 7) (tipo energeticos) (racion 30) (kcal 899) (proteinas 0) (grasas 99.9) (hidratos 0) (desayuno si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Aceite de palm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31]*[.L331]/100" office:value-type="float" office:value="359.6" calcext:value-type="float">
            <text:p>359,6</text:p>
          </table:table-cell>
          <table:table-cell table:style-name="ce19" table:formula="of:=[.K331]*[.M331]*4/100" office:value-type="float" office:value="0" calcext:value-type="float">
            <text:p>0</text:p>
          </table:table-cell>
          <table:table-cell table:style-name="ce19" table:formula="of:=[.K331]*[.O331]*4/100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899" calcext:value-type="float">
            <text:p>89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9.9" calcext:value-type="float">
            <text:p>99.9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31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B331];&quot;) (nombre &quot;;[.U331];&quot;) (grupo &quot;;[.E331];&quot;) (tipo &quot;;[.G331];&quot;) (racion &quot;;[.K331];&quot;) (kcal &quot;;[.L331];&quot;) (proteinas &quot;;[.M331];&quot;) (grasas &quot;;[.N331];&quot;) (hidratos &quot;;[.O331];&quot;) (desayuno &quot;;[.P331];&quot;) (almuerzo &quot;;[.Q331];&quot;) (comida &quot;;[.R331];&quot;) (merienda &quot;;[.S331];&quot;) (cena &quot;;[.T331];&quot;))&quot;)" office:value-type="string" office:string-value="(alimento (id 334) (nombre aceite-de-palma) (grupo 7) (tipo energeticos) (racion 40) (kcal 899) (proteinas 0) (grasas 99,9) (hidratos 0) (desayuno si) (almuerzo si) (comida si) (merienda no) (cena si))" calcext:value-type="string">
            <text:p>(alimento (id 334) (nombre aceite-de-palma) (grupo 7) (tipo energeticos) (racion 40) (kcal 899) (proteinas 0) (grasas 99,9) (hidratos 0) (desayuno si) (almuerzo si) (comida si) (merienda no) (cena si))</text:p>
          </table:table-cell>
          <table:table-cell table:formula="of:=SUBSTITUTE([.V331];&quot;,&quot;;&quot;.&quot;)" office:value-type="string" office:string-value="(alimento (id 334) (nombre aceite-de-palma) (grupo 7) (tipo energeticos) (racion 40) (kcal 899) (proteinas 0) (grasas 99.9) (hidratos 0) (desayuno si) (almuerzo si) (comida si) (merienda no) (cena si))" calcext:value-type="string">
            <text:p>(alimento (id 334) (nombre aceite-de-palma) (grupo 7) (tipo energeticos) (racion 40) (kcal 899) (proteinas 0) (grasas 99.9) (hidratos 0) (desayuno si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Aceite de palm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32]*[.L332]/100" office:value-type="float" office:value="449.5" calcext:value-type="float">
            <text:p>449,5</text:p>
          </table:table-cell>
          <table:table-cell table:style-name="ce19" table:formula="of:=[.K332]*[.M332]*4/100" office:value-type="float" office:value="0" calcext:value-type="float">
            <text:p>0</text:p>
          </table:table-cell>
          <table:table-cell table:style-name="ce19" table:formula="of:=[.K332]*[.O332]*4/100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899" calcext:value-type="float">
            <text:p>89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9.9" calcext:value-type="float">
            <text:p>99.9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32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B332];&quot;) (nombre &quot;;[.U332];&quot;) (grupo &quot;;[.E332];&quot;) (tipo &quot;;[.G332];&quot;) (racion &quot;;[.K332];&quot;) (kcal &quot;;[.L332];&quot;) (proteinas &quot;;[.M332];&quot;) (grasas &quot;;[.N332];&quot;) (hidratos &quot;;[.O332];&quot;) (desayuno &quot;;[.P332];&quot;) (almuerzo &quot;;[.Q332];&quot;) (comida &quot;;[.R332];&quot;) (merienda &quot;;[.S332];&quot;) (cena &quot;;[.T332];&quot;))&quot;)" office:value-type="string" office:string-value="(alimento (id 335) (nombre aceite-de-palma) (grupo 7) (tipo energeticos) (racion 50) (kcal 899) (proteinas 0) (grasas 99,9) (hidratos 0) (desayuno si) (almuerzo si) (comida si) (merienda no) (cena si))" calcext:value-type="string">
            <text:p>(alimento (id 335) (nombre aceite-de-palma) (grupo 7) (tipo energeticos) (racion 50) (kcal 899) (proteinas 0) (grasas 99,9) (hidratos 0) (desayuno si) (almuerzo si) (comida si) (merienda no) (cena si))</text:p>
          </table:table-cell>
          <table:table-cell table:formula="of:=SUBSTITUTE([.V332];&quot;,&quot;;&quot;.&quot;)" office:value-type="string" office:string-value="(alimento (id 335) (nombre aceite-de-palma) (grupo 7) (tipo energeticos) (racion 50) (kcal 899) (proteinas 0) (grasas 99.9) (hidratos 0) (desayuno si) (almuerzo si) (comida si) (merienda no) (cena si))" calcext:value-type="string">
            <text:p>(alimento (id 335) (nombre aceite-de-palma) (grupo 7) (tipo energeticos) (racion 50) (kcal 899) (proteinas 0) (grasas 99.9) (hidratos 0) (desayuno si) (almuerzo si) (comida si) (merienda no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33]*[.L333]/100" office:value-type="float" office:value="184" calcext:value-type="float">
            <text:p>184</text:p>
          </table:table-cell>
          <table:table-cell table:style-name="ce19" table:formula="of:=[.K333]*[.M333]*4/100" office:value-type="float" office:value="3.2" calcext:value-type="float">
            <text:p>3,2</text:p>
          </table:table-cell>
          <table:table-cell table:style-name="ce19" table:formula="of:=[.K333]*[.O333]*4/100" office:value-type="float" office:value="0.8" calcext:value-type="float">
            <text:p>0,8</text:p>
          </table:table-cell>
          <table:table-cell table:style-name="ce17" office:value-type="float" office:value="50" calcext:value-type="float">
            <text:p>50</text:p>
          </table:table-cell>
          <table:table-cell office:value-type="float" office:value="368" calcext:value-type="float">
            <text:p>368</text:p>
          </table:table-cell>
          <table:table-cell table:style-name="ce24" office:value-type="float" office:value="1.6" calcext:value-type="float">
            <text:p>1.6</text:p>
          </table:table-cell>
          <table:table-cell table:style-name="ce24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3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B333];&quot;) (nombre &quot;;[.U333];&quot;) (grupo &quot;;[.E333];&quot;) (tipo &quot;;[.G333];&quot;) (racion &quot;;[.K333];&quot;) (kcal &quot;;[.L333];&quot;) (proteinas &quot;;[.M333];&quot;) (grasas &quot;;[.N333];&quot;) (hidratos &quot;;[.O333];&quot;) (desayuno &quot;;[.P333];&quot;) (almuerzo &quot;;[.Q333];&quot;) (comida &quot;;[.R333];&quot;) (merienda &quot;;[.S333];&quot;) (cena &quot;;[.T333];&quot;))&quot;)" office:value-type="string" office:string-value="(alimento (id 346) (nombre margarina-ligera) (grupo 7) (tipo energeticos) (racion 50) (kcal 368) (proteinas 1,6) (grasas 40) (hidratos 0,4) (desayuno si) (almuerzo si) (comida si) (merienda no) (cena no))" calcext:value-type="string">
            <text:p>(alimento (id 346) (nombre margarina-ligera) (grupo 7) (tipo energeticos) (racion 50) (kcal 368) (proteinas 1,6) (grasas 40) (hidratos 0,4) (desayuno si) (almuerzo si) (comida si) (merienda no) (cena no))</text:p>
          </table:table-cell>
          <table:table-cell table:formula="of:=SUBSTITUTE([.V333];&quot;,&quot;;&quot;.&quot;)" office:value-type="string" office:string-value="(alimento (id 346) (nombre margarina-ligera) (grupo 7) (tipo energeticos) (racion 50) (kcal 368) (proteinas 1.6) (grasas 40) (hidratos 0.4) (desayuno si) (almuerzo si) (comida si) (merienda no) (cena no))" calcext:value-type="string">
            <text:p>(alimento (id 346) (nombre margarina-ligera) (grupo 7) (tipo energeticos) (racion 50) (kcal 368) (proteinas 1.6) (grasas 40) (hidratos 0.4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34]*[.L334]/100" office:value-type="float" office:value="147.2" calcext:value-type="float">
            <text:p>147,2</text:p>
          </table:table-cell>
          <table:table-cell table:style-name="ce19" table:formula="of:=[.K334]*[.M334]*4/100" office:value-type="float" office:value="2.56" calcext:value-type="float">
            <text:p>2,56</text:p>
          </table:table-cell>
          <table:table-cell table:style-name="ce19" table:formula="of:=[.K334]*[.O334]*4/100" office:value-type="float" office:value="0.64" calcext:value-type="float">
            <text:p>0,64</text:p>
          </table:table-cell>
          <table:table-cell table:style-name="ce17" office:value-type="float" office:value="40" calcext:value-type="float">
            <text:p>40</text:p>
          </table:table-cell>
          <table:table-cell office:value-type="float" office:value="368" calcext:value-type="float">
            <text:p>368</text:p>
          </table:table-cell>
          <table:table-cell table:style-name="ce24" office:value-type="float" office:value="1.6" calcext:value-type="float">
            <text:p>1.6</text:p>
          </table:table-cell>
          <table:table-cell table:style-name="ce24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4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B334];&quot;) (nombre &quot;;[.U334];&quot;) (grupo &quot;;[.E334];&quot;) (tipo &quot;;[.G334];&quot;) (racion &quot;;[.K334];&quot;) (kcal &quot;;[.L334];&quot;) (proteinas &quot;;[.M334];&quot;) (grasas &quot;;[.N334];&quot;) (hidratos &quot;;[.O334];&quot;) (desayuno &quot;;[.P334];&quot;) (almuerzo &quot;;[.Q334];&quot;) (comida &quot;;[.R334];&quot;) (merienda &quot;;[.S334];&quot;) (cena &quot;;[.T334];&quot;))&quot;)" office:value-type="string" office:string-value="(alimento (id 347) (nombre margarina-ligera) (grupo 7) (tipo energeticos) (racion 40) (kcal 368) (proteinas 1,6) (grasas 40) (hidratos 0,4) (desayuno si) (almuerzo si) (comida si) (merienda no) (cena no))" calcext:value-type="string">
            <text:p>(alimento (id 347) (nombre margarina-ligera) (grupo 7) (tipo energeticos) (racion 40) (kcal 368) (proteinas 1,6) (grasas 40) (hidratos 0,4) (desayuno si) (almuerzo si) (comida si) (merienda no) (cena no))</text:p>
          </table:table-cell>
          <table:table-cell table:formula="of:=SUBSTITUTE([.V334];&quot;,&quot;;&quot;.&quot;)" office:value-type="string" office:string-value="(alimento (id 347) (nombre margarina-ligera) (grupo 7) (tipo energeticos) (racion 40) (kcal 368) (proteinas 1.6) (grasas 40) (hidratos 0.4) (desayuno si) (almuerzo si) (comida si) (merienda no) (cena no))" calcext:value-type="string">
            <text:p>(alimento (id 347) (nombre margarina-ligera) (grupo 7) (tipo energeticos) (racion 40) (kcal 368) (proteinas 1.6) (grasas 40) (hidratos 0.4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35]*[.L335]/100" office:value-type="float" office:value="110.4" calcext:value-type="float">
            <text:p>110,4</text:p>
          </table:table-cell>
          <table:table-cell table:style-name="ce19" table:formula="of:=[.K335]*[.M335]*4/100" office:value-type="float" office:value="1.92" calcext:value-type="float">
            <text:p>1,92</text:p>
          </table:table-cell>
          <table:table-cell table:style-name="ce19" table:formula="of:=[.K335]*[.O335]*4/100" office:value-type="float" office:value="0.48" calcext:value-type="float">
            <text:p>0,48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368" calcext:value-type="float">
            <text:p>368</text:p>
          </table:table-cell>
          <table:table-cell table:style-name="ce24" office:value-type="float" office:value="1.6" calcext:value-type="float">
            <text:p>1.6</text:p>
          </table:table-cell>
          <table:table-cell table:style-name="ce24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5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B335];&quot;) (nombre &quot;;[.U335];&quot;) (grupo &quot;;[.E335];&quot;) (tipo &quot;;[.G335];&quot;) (racion &quot;;[.K335];&quot;) (kcal &quot;;[.L335];&quot;) (proteinas &quot;;[.M335];&quot;) (grasas &quot;;[.N335];&quot;) (hidratos &quot;;[.O335];&quot;) (desayuno &quot;;[.P335];&quot;) (almuerzo &quot;;[.Q335];&quot;) (comida &quot;;[.R335];&quot;) (merienda &quot;;[.S335];&quot;) (cena &quot;;[.T335];&quot;))&quot;)" office:value-type="string" office:string-value="(alimento (id 348) (nombre margarina-ligera) (grupo 7) (tipo energeticos) (racion 30) (kcal 368) (proteinas 1,6) (grasas 40) (hidratos 0,4) (desayuno si) (almuerzo si) (comida si) (merienda no) (cena no))" calcext:value-type="string">
            <text:p>(alimento (id 348) (nombre margarina-ligera) (grupo 7) (tipo energeticos) (racion 30) (kcal 368) (proteinas 1,6) (grasas 40) (hidratos 0,4) (desayuno si) (almuerzo si) (comida si) (merienda no) (cena no))</text:p>
          </table:table-cell>
          <table:table-cell table:formula="of:=SUBSTITUTE([.V335];&quot;,&quot;;&quot;.&quot;)" office:value-type="string" office:string-value="(alimento (id 348) (nombre margarina-ligera) (grupo 7) (tipo energeticos) (racion 30) (kcal 368) (proteinas 1.6) (grasas 40) (hidratos 0.4) (desayuno si) (almuerzo si) (comida si) (merienda no) (cena no))" calcext:value-type="string">
            <text:p>(alimento (id 348) (nombre margarina-ligera) (grupo 7) (tipo energeticos) (racion 30) (kcal 368) (proteinas 1.6) (grasas 40) (hidratos 0.4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36]*[.L336]/100" office:value-type="float" office:value="73.6" calcext:value-type="float">
            <text:p>73,6</text:p>
          </table:table-cell>
          <table:table-cell table:style-name="ce19" table:formula="of:=[.K336]*[.M336]*4/100" office:value-type="float" office:value="1.28" calcext:value-type="float">
            <text:p>1,28</text:p>
          </table:table-cell>
          <table:table-cell table:style-name="ce19" table:formula="of:=[.K336]*[.O336]*4/100" office:value-type="float" office:value="0.32" calcext:value-type="float">
            <text:p>0,32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 table:style-name="ce24" office:value-type="float" office:value="1.6" calcext:value-type="float">
            <text:p>1.6</text:p>
          </table:table-cell>
          <table:table-cell table:style-name="ce24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6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B336];&quot;) (nombre &quot;;[.U336];&quot;) (grupo &quot;;[.E336];&quot;) (tipo &quot;;[.G336];&quot;) (racion &quot;;[.K336];&quot;) (kcal &quot;;[.L336];&quot;) (proteinas &quot;;[.M336];&quot;) (grasas &quot;;[.N336];&quot;) (hidratos &quot;;[.O336];&quot;) (desayuno &quot;;[.P336];&quot;) (almuerzo &quot;;[.Q336];&quot;) (comida &quot;;[.R336];&quot;) (merienda &quot;;[.S336];&quot;) (cena &quot;;[.T336];&quot;))&quot;)" office:value-type="string" office:string-value="(alimento (id 349) (nombre margarina-ligera) (grupo 7) (tipo energeticos) (racion 20) (kcal 368) (proteinas 1,6) (grasas 40) (hidratos 0,4) (desayuno si) (almuerzo si) (comida si) (merienda no) (cena no))" calcext:value-type="string">
            <text:p>(alimento (id 349) (nombre margarina-ligera) (grupo 7) (tipo energeticos) (racion 20) (kcal 368) (proteinas 1,6) (grasas 40) (hidratos 0,4) (desayuno si) (almuerzo si) (comida si) (merienda no) (cena no))</text:p>
          </table:table-cell>
          <table:table-cell table:formula="of:=SUBSTITUTE([.V336];&quot;,&quot;;&quot;.&quot;)" office:value-type="string" office:string-value="(alimento (id 349) (nombre margarina-ligera) (grupo 7) (tipo energeticos) (racion 20) (kcal 368) (proteinas 1.6) (grasas 40) (hidratos 0.4) (desayuno si) (almuerzo si) (comida si) (merienda no) (cena no))" calcext:value-type="string">
            <text:p>(alimento (id 349) (nombre margarina-ligera) (grupo 7) (tipo energeticos) (racion 20) (kcal 368) (proteinas 1.6) (grasas 40) (hidratos 0.4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37]*[.L337]/100" office:value-type="float" office:value="36.8" calcext:value-type="float">
            <text:p>36,8</text:p>
          </table:table-cell>
          <table:table-cell table:style-name="ce19" table:formula="of:=[.K337]*[.M337]*4/100" office:value-type="float" office:value="0.64" calcext:value-type="float">
            <text:p>0,64</text:p>
          </table:table-cell>
          <table:table-cell table:style-name="ce19" table:formula="of:=[.K337]*[.O337]*4/100" office:value-type="float" office:value="0.16" calcext:value-type="float">
            <text:p>0,16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table:style-name="ce24" office:value-type="float" office:value="1.6" calcext:value-type="float">
            <text:p>1.6</text:p>
          </table:table-cell>
          <table:table-cell table:style-name="ce24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7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B337];&quot;) (nombre &quot;;[.U337];&quot;) (grupo &quot;;[.E337];&quot;) (tipo &quot;;[.G337];&quot;) (racion &quot;;[.K337];&quot;) (kcal &quot;;[.L337];&quot;) (proteinas &quot;;[.M337];&quot;) (grasas &quot;;[.N337];&quot;) (hidratos &quot;;[.O337];&quot;) (desayuno &quot;;[.P337];&quot;) (almuerzo &quot;;[.Q337];&quot;) (comida &quot;;[.R337];&quot;) (merienda &quot;;[.S337];&quot;) (cena &quot;;[.T337];&quot;))&quot;)" office:value-type="string" office:string-value="(alimento (id 350) (nombre margarina-ligera) (grupo 7) (tipo energeticos) (racion 10) (kcal 368) (proteinas 1,6) (grasas 40) (hidratos 0,4) (desayuno si) (almuerzo si) (comida si) (merienda no) (cena no))" calcext:value-type="string">
            <text:p>(alimento (id 350) (nombre margarina-ligera) (grupo 7) (tipo energeticos) (racion 10) (kcal 368) (proteinas 1,6) (grasas 40) (hidratos 0,4) (desayuno si) (almuerzo si) (comida si) (merienda no) (cena no))</text:p>
          </table:table-cell>
          <table:table-cell table:formula="of:=SUBSTITUTE([.V337];&quot;,&quot;;&quot;.&quot;)" office:value-type="string" office:string-value="(alimento (id 350) (nombre margarina-ligera) (grupo 7) (tipo energeticos) (racion 10) (kcal 368) (proteinas 1.6) (grasas 40) (hidratos 0.4) (desayuno si) (almuerzo si) (comida si) (merienda no) (cena no))" calcext:value-type="string">
            <text:p>(alimento (id 350) (nombre margarina-ligera) (grupo 7) (tipo energeticos) (racion 10) (kcal 368) (proteinas 1.6) (grasas 40) (hidratos 0.4) (desayuno si) (almuerzo si) (comida si) (merienda no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nteca de cacao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38]*[.L338]/100" office:value-type="float" office:value="92.5" calcext:value-type="float">
            <text:p>92,5</text:p>
          </table:table-cell>
          <table:table-cell table:style-name="ce19" table:formula="of:=[.K338]*[.M338]*4/100" office:value-type="float" office:value="0" calcext:value-type="float">
            <text:p>0</text:p>
          </table:table-cell>
          <table:table-cell table:style-name="ce19" table:formula="of:=[.K338]*[.O338]*4/100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25" calcext:value-type="float">
            <text:p>92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4.5" calcext:value-type="float">
            <text:p>94.5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38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B338];&quot;) (nombre &quot;;[.U338];&quot;) (grupo &quot;;[.E338];&quot;) (tipo &quot;;[.G338];&quot;) (racion &quot;;[.K338];&quot;) (kcal &quot;;[.L338];&quot;) (proteinas &quot;;[.M338];&quot;) (grasas &quot;;[.N338];&quot;) (hidratos &quot;;[.O338];&quot;) (desayuno &quot;;[.P338];&quot;) (almuerzo &quot;;[.Q338];&quot;) (comida &quot;;[.R338];&quot;) (merienda &quot;;[.S338];&quot;) (cena &quot;;[.T338];&quot;))&quot;)" office:value-type="string" office:string-value="(alimento (id 340) (nombre manteca-de-cacao) (grupo 7) (tipo energeticos) (racion 10) (kcal 925) (proteinas 0) (grasas 94,5) (hidratos 0) (desayuno si) (almuerzo si) (comida si) (merienda si) (cena no))" calcext:value-type="string">
            <text:p>(alimento (id 340) (nombre manteca-de-cacao) (grupo 7) (tipo energeticos) (racion 10) (kcal 925) (proteinas 0) (grasas 94,5) (hidratos 0) (desayuno si) (almuerzo si) (comida si) (merienda si) (cena no))</text:p>
          </table:table-cell>
          <table:table-cell table:formula="of:=SUBSTITUTE([.V338];&quot;,&quot;;&quot;.&quot;)" office:value-type="string" office:string-value="(alimento (id 340) (nombre manteca-de-cacao) (grupo 7) (tipo energeticos) (racion 10) (kcal 925) (proteinas 0) (grasas 94.5) (hidratos 0) (desayuno si) (almuerzo si) (comida si) (merienda si) (cena no))" calcext:value-type="string">
            <text:p>(alimento (id 340) (nombre manteca-de-cacao) (grupo 7) (tipo energeticos) (racion 10) (kcal 925) (proteinas 0) (grasas 94.5) (hidratos 0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nteca de cacao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39]*[.L339]/100" office:value-type="float" office:value="185" calcext:value-type="float">
            <text:p>185</text:p>
          </table:table-cell>
          <table:table-cell table:style-name="ce19" table:formula="of:=[.K339]*[.M339]*4/100" office:value-type="float" office:value="0" calcext:value-type="float">
            <text:p>0</text:p>
          </table:table-cell>
          <table:table-cell table:style-name="ce19" table:formula="of:=[.K339]*[.O339]*4/100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925" calcext:value-type="float">
            <text:p>92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4.5" calcext:value-type="float">
            <text:p>94.5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39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B339];&quot;) (nombre &quot;;[.U339];&quot;) (grupo &quot;;[.E339];&quot;) (tipo &quot;;[.G339];&quot;) (racion &quot;;[.K339];&quot;) (kcal &quot;;[.L339];&quot;) (proteinas &quot;;[.M339];&quot;) (grasas &quot;;[.N339];&quot;) (hidratos &quot;;[.O339];&quot;) (desayuno &quot;;[.P339];&quot;) (almuerzo &quot;;[.Q339];&quot;) (comida &quot;;[.R339];&quot;) (merienda &quot;;[.S339];&quot;) (cena &quot;;[.T339];&quot;))&quot;)" office:value-type="string" office:string-value="(alimento (id 339) (nombre manteca-de-cacao) (grupo 7) (tipo energeticos) (racion 20) (kcal 925) (proteinas 0) (grasas 94,5) (hidratos 0) (desayuno si) (almuerzo si) (comida si) (merienda si) (cena no))" calcext:value-type="string">
            <text:p>(alimento (id 339) (nombre manteca-de-cacao) (grupo 7) (tipo energeticos) (racion 20) (kcal 925) (proteinas 0) (grasas 94,5) (hidratos 0) (desayuno si) (almuerzo si) (comida si) (merienda si) (cena no))</text:p>
          </table:table-cell>
          <table:table-cell table:formula="of:=SUBSTITUTE([.V339];&quot;,&quot;;&quot;.&quot;)" office:value-type="string" office:string-value="(alimento (id 339) (nombre manteca-de-cacao) (grupo 7) (tipo energeticos) (racion 20) (kcal 925) (proteinas 0) (grasas 94.5) (hidratos 0) (desayuno si) (almuerzo si) (comida si) (merienda si) (cena no))" calcext:value-type="string">
            <text:p>(alimento (id 339) (nombre manteca-de-cacao) (grupo 7) (tipo energeticos) (racion 20) (kcal 925) (proteinas 0) (grasas 94.5) (hidratos 0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nteca de cacao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40]*[.L340]/100" office:value-type="float" office:value="277.5" calcext:value-type="float">
            <text:p>277,5</text:p>
          </table:table-cell>
          <table:table-cell table:style-name="ce19" table:formula="of:=[.K340]*[.M340]*4/100" office:value-type="float" office:value="0" calcext:value-type="float">
            <text:p>0</text:p>
          </table:table-cell>
          <table:table-cell table:style-name="ce19" table:formula="of:=[.K340]*[.O340]*4/100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925" calcext:value-type="float">
            <text:p>92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4.5" calcext:value-type="float">
            <text:p>94.5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40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B340];&quot;) (nombre &quot;;[.U340];&quot;) (grupo &quot;;[.E340];&quot;) (tipo &quot;;[.G340];&quot;) (racion &quot;;[.K340];&quot;) (kcal &quot;;[.L340];&quot;) (proteinas &quot;;[.M340];&quot;) (grasas &quot;;[.N340];&quot;) (hidratos &quot;;[.O340];&quot;) (desayuno &quot;;[.P340];&quot;) (almuerzo &quot;;[.Q340];&quot;) (comida &quot;;[.R340];&quot;) (merienda &quot;;[.S340];&quot;) (cena &quot;;[.T340];&quot;))&quot;)" office:value-type="string" office:string-value="(alimento (id 338) (nombre manteca-de-cacao) (grupo 7) (tipo energeticos) (racion 30) (kcal 925) (proteinas 0) (grasas 94,5) (hidratos 0) (desayuno si) (almuerzo si) (comida si) (merienda si) (cena no))" calcext:value-type="string">
            <text:p>(alimento (id 338) (nombre manteca-de-cacao) (grupo 7) (tipo energeticos) (racion 30) (kcal 925) (proteinas 0) (grasas 94,5) (hidratos 0) (desayuno si) (almuerzo si) (comida si) (merienda si) (cena no))</text:p>
          </table:table-cell>
          <table:table-cell table:formula="of:=SUBSTITUTE([.V340];&quot;,&quot;;&quot;.&quot;)" office:value-type="string" office:string-value="(alimento (id 338) (nombre manteca-de-cacao) (grupo 7) (tipo energeticos) (racion 30) (kcal 925) (proteinas 0) (grasas 94.5) (hidratos 0) (desayuno si) (almuerzo si) (comida si) (merienda si) (cena no))" calcext:value-type="string">
            <text:p>(alimento (id 338) (nombre manteca-de-cacao) (grupo 7) (tipo energeticos) (racion 30) (kcal 925) (proteinas 0) (grasas 94.5) (hidratos 0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nteca de cacao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41]*[.L341]/100" office:value-type="float" office:value="370" calcext:value-type="float">
            <text:p>370</text:p>
          </table:table-cell>
          <table:table-cell table:style-name="ce19" table:formula="of:=[.K341]*[.M341]*4/100" office:value-type="float" office:value="0" calcext:value-type="float">
            <text:p>0</text:p>
          </table:table-cell>
          <table:table-cell table:style-name="ce19" table:formula="of:=[.K341]*[.O341]*4/100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925" calcext:value-type="float">
            <text:p>92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4.5" calcext:value-type="float">
            <text:p>94.5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41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B341];&quot;) (nombre &quot;;[.U341];&quot;) (grupo &quot;;[.E341];&quot;) (tipo &quot;;[.G341];&quot;) (racion &quot;;[.K341];&quot;) (kcal &quot;;[.L341];&quot;) (proteinas &quot;;[.M341];&quot;) (grasas &quot;;[.N341];&quot;) (hidratos &quot;;[.O341];&quot;) (desayuno &quot;;[.P341];&quot;) (almuerzo &quot;;[.Q341];&quot;) (comida &quot;;[.R341];&quot;) (merienda &quot;;[.S341];&quot;) (cena &quot;;[.T341];&quot;))&quot;)" office:value-type="string" office:string-value="(alimento (id 337) (nombre manteca-de-cacao) (grupo 7) (tipo energeticos) (racion 40) (kcal 925) (proteinas 0) (grasas 94,5) (hidratos 0) (desayuno si) (almuerzo si) (comida si) (merienda si) (cena no))" calcext:value-type="string">
            <text:p>(alimento (id 337) (nombre manteca-de-cacao) (grupo 7) (tipo energeticos) (racion 40) (kcal 925) (proteinas 0) (grasas 94,5) (hidratos 0) (desayuno si) (almuerzo si) (comida si) (merienda si) (cena no))</text:p>
          </table:table-cell>
          <table:table-cell table:formula="of:=SUBSTITUTE([.V341];&quot;,&quot;;&quot;.&quot;)" office:value-type="string" office:string-value="(alimento (id 337) (nombre manteca-de-cacao) (grupo 7) (tipo energeticos) (racion 40) (kcal 925) (proteinas 0) (grasas 94.5) (hidratos 0) (desayuno si) (almuerzo si) (comida si) (merienda si) (cena no))" calcext:value-type="string">
            <text:p>(alimento (id 337) (nombre manteca-de-cacao) (grupo 7) (tipo energeticos) (racion 40) (kcal 925) (proteinas 0) (grasas 94.5) (hidratos 0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Manteca de cacao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42]*[.L342]/100" office:value-type="float" office:value="416.25" calcext:value-type="float">
            <text:p>416,25</text:p>
          </table:table-cell>
          <table:table-cell table:style-name="ce19" table:formula="of:=[.K342]*[.M342]*4/100" office:value-type="float" office:value="0" calcext:value-type="float">
            <text:p>0</text:p>
          </table:table-cell>
          <table:table-cell table:style-name="ce19" table:formula="of:=[.K342]*[.O342]*4/100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925" calcext:value-type="float">
            <text:p>92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4.5" calcext:value-type="float">
            <text:p>94.5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42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B342];&quot;) (nombre &quot;;[.U342];&quot;) (grupo &quot;;[.E342];&quot;) (tipo &quot;;[.G342];&quot;) (racion &quot;;[.K342];&quot;) (kcal &quot;;[.L342];&quot;) (proteinas &quot;;[.M342];&quot;) (grasas &quot;;[.N342];&quot;) (hidratos &quot;;[.O342];&quot;) (desayuno &quot;;[.P342];&quot;) (almuerzo &quot;;[.Q342];&quot;) (comida &quot;;[.R342];&quot;) (merienda &quot;;[.S342];&quot;) (cena &quot;;[.T342];&quot;))&quot;)" office:value-type="string" office:string-value="(alimento (id 336) (nombre manteca-de-cacao) (grupo 7) (tipo energeticos) (racion 45) (kcal 925) (proteinas 0) (grasas 94,5) (hidratos 0) (desayuno si) (almuerzo si) (comida si) (merienda si) (cena no))" calcext:value-type="string">
            <text:p>(alimento (id 336) (nombre manteca-de-cacao) (grupo 7) (tipo energeticos) (racion 45) (kcal 925) (proteinas 0) (grasas 94,5) (hidratos 0) (desayuno si) (almuerzo si) (comida si) (merienda si) (cena no))</text:p>
          </table:table-cell>
          <table:table-cell table:formula="of:=SUBSTITUTE([.V342];&quot;,&quot;;&quot;.&quot;)" office:value-type="string" office:string-value="(alimento (id 336) (nombre manteca-de-cacao) (grupo 7) (tipo energeticos) (racion 45) (kcal 925) (proteinas 0) (grasas 94.5) (hidratos 0) (desayuno si) (almuerzo si) (comida si) (merienda si) (cena no))" calcext:value-type="string">
            <text:p>(alimento (id 336) (nombre manteca-de-cacao) (grupo 7) (tipo energeticos) (racion 45) (kcal 925) (proteinas 0) (grasas 94.5) (hidratos 0) (desayuno si) (almuerzo si) (comida si) (merienda si) (cena no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Aceite de oliv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43]*[.L343]/100" office:value-type="float" office:value="270" calcext:value-type="float">
            <text:p>270</text:p>
          </table:table-cell>
          <table:table-cell table:style-name="ce19" table:formula="of:=[.K343]*[.M343]*4/100" office:value-type="float" office:value="0" calcext:value-type="float">
            <text:p>0</text:p>
          </table:table-cell>
          <table:table-cell table:style-name="ce19" table:formula="of:=[.K343]*[.O343]*4/100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3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B343];&quot;) (nombre &quot;;[.U343];&quot;) (grupo &quot;;[.E343];&quot;) (tipo &quot;;[.G343];&quot;) (racion &quot;;[.K343];&quot;) (kcal &quot;;[.L343];&quot;) (proteinas &quot;;[.M343];&quot;) (grasas &quot;;[.N343];&quot;) (hidratos &quot;;[.O343];&quot;) (desayuno &quot;;[.P343];&quot;) (almuerzo &quot;;[.Q343];&quot;) (comida &quot;;[.R343];&quot;) (merienda &quot;;[.S343];&quot;) (cena &quot;;[.T343];&quot;))&quot;)" office:value-type="string" office:string-value="(alimento (id 341) (nombre aceite-de-oliva) (grupo 7) (tipo energeticos) (racion 30) (kcal 900) (proteinas 0) (grasas 100) (hidratos 0) (desayuno si) (almuerzo si) (comida si) (merienda si) (cena si))" calcext:value-type="string">
            <text:p>(alimento (id 341) (nombre aceite-de-oliva) (grupo 7) (tipo energeticos) (racion 30) (kcal 900) (proteinas 0) (grasas 100) (hidratos 0) (desayuno si) (almuerzo si) (comida si) (merienda si) (cena si))</text:p>
          </table:table-cell>
          <table:table-cell table:formula="of:=SUBSTITUTE([.V343];&quot;,&quot;;&quot;.&quot;)" office:value-type="string" office:string-value="(alimento (id 341) (nombre aceite-de-oliva) (grupo 7) (tipo energeticos) (racion 30) (kcal 900) (proteinas 0) (grasas 100) (hidratos 0) (desayuno si) (almuerzo si) (comida si) (merienda si) (cena si))" calcext:value-type="string">
            <text:p>(alimento (id 341) (nombre aceite-de-oliva) (grupo 7) (tipo energeticos) (racion 30) (kcal 900) (proteinas 0) (grasas 100) (hidratos 0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Aceite de oliv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44]*[.L344]/100" office:value-type="float" office:value="360" calcext:value-type="float">
            <text:p>360</text:p>
          </table:table-cell>
          <table:table-cell table:style-name="ce19" table:formula="of:=[.K344]*[.M344]*4/100" office:value-type="float" office:value="0" calcext:value-type="float">
            <text:p>0</text:p>
          </table:table-cell>
          <table:table-cell table:style-name="ce19" table:formula="of:=[.K344]*[.O344]*4/100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4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B344];&quot;) (nombre &quot;;[.U344];&quot;) (grupo &quot;;[.E344];&quot;) (tipo &quot;;[.G344];&quot;) (racion &quot;;[.K344];&quot;) (kcal &quot;;[.L344];&quot;) (proteinas &quot;;[.M344];&quot;) (grasas &quot;;[.N344];&quot;) (hidratos &quot;;[.O344];&quot;) (desayuno &quot;;[.P344];&quot;) (almuerzo &quot;;[.Q344];&quot;) (comida &quot;;[.R344];&quot;) (merienda &quot;;[.S344];&quot;) (cena &quot;;[.T344];&quot;))&quot;)" office:value-type="string" office:string-value="(alimento (id 342) (nombre aceite-de-oliva) (grupo 7) (tipo energeticos) (racion 40) (kcal 900) (proteinas 0) (grasas 100) (hidratos 0) (desayuno si) (almuerzo si) (comida si) (merienda si) (cena si))" calcext:value-type="string">
            <text:p>(alimento (id 342) (nombre aceite-de-oliva) (grupo 7) (tipo energeticos) (racion 40) (kcal 900) (proteinas 0) (grasas 100) (hidratos 0) (desayuno si) (almuerzo si) (comida si) (merienda si) (cena si))</text:p>
          </table:table-cell>
          <table:table-cell table:formula="of:=SUBSTITUTE([.V344];&quot;,&quot;;&quot;.&quot;)" office:value-type="string" office:string-value="(alimento (id 342) (nombre aceite-de-oliva) (grupo 7) (tipo energeticos) (racion 40) (kcal 900) (proteinas 0) (grasas 100) (hidratos 0) (desayuno si) (almuerzo si) (comida si) (merienda si) (cena si))" calcext:value-type="string">
            <text:p>(alimento (id 342) (nombre aceite-de-oliva) (grupo 7) (tipo energeticos) (racion 40) (kcal 900) (proteinas 0) (grasas 100) (hidratos 0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Aceite de oliv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45]*[.L345]/100" office:value-type="float" office:value="405" calcext:value-type="float">
            <text:p>405</text:p>
          </table:table-cell>
          <table:table-cell table:style-name="ce19" table:formula="of:=[.K345]*[.M345]*4/100" office:value-type="float" office:value="0" calcext:value-type="float">
            <text:p>0</text:p>
          </table:table-cell>
          <table:table-cell table:style-name="ce19" table:formula="of:=[.K345]*[.O345]*4/100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5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B345];&quot;) (nombre &quot;;[.U345];&quot;) (grupo &quot;;[.E345];&quot;) (tipo &quot;;[.G345];&quot;) (racion &quot;;[.K345];&quot;) (kcal &quot;;[.L345];&quot;) (proteinas &quot;;[.M345];&quot;) (grasas &quot;;[.N345];&quot;) (hidratos &quot;;[.O345];&quot;) (desayuno &quot;;[.P345];&quot;) (almuerzo &quot;;[.Q345];&quot;) (comida &quot;;[.R345];&quot;) (merienda &quot;;[.S345];&quot;) (cena &quot;;[.T345];&quot;))&quot;)" office:value-type="string" office:string-value="(alimento (id 343) (nombre aceite-de-oliva) (grupo 7) (tipo energeticos) (racion 45) (kcal 900) (proteinas 0) (grasas 100) (hidratos 0) (desayuno si) (almuerzo si) (comida si) (merienda si) (cena si))" calcext:value-type="string">
            <text:p>(alimento (id 343) (nombre aceite-de-oliva) (grupo 7) (tipo energeticos) (racion 45) (kcal 900) (proteinas 0) (grasas 100) (hidratos 0) (desayuno si) (almuerzo si) (comida si) (merienda si) (cena si))</text:p>
          </table:table-cell>
          <table:table-cell table:formula="of:=SUBSTITUTE([.V345];&quot;,&quot;;&quot;.&quot;)" office:value-type="string" office:string-value="(alimento (id 343) (nombre aceite-de-oliva) (grupo 7) (tipo energeticos) (racion 45) (kcal 900) (proteinas 0) (grasas 100) (hidratos 0) (desayuno si) (almuerzo si) (comida si) (merienda si) (cena si))" calcext:value-type="string">
            <text:p>(alimento (id 343) (nombre aceite-de-oliva) (grupo 7) (tipo energeticos) (racion 45) (kcal 900) (proteinas 0) (grasas 100) (hidratos 0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Aceite de oliv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46]*[.L346]/100" office:value-type="float" office:value="450" calcext:value-type="float">
            <text:p>450</text:p>
          </table:table-cell>
          <table:table-cell table:style-name="ce19" table:formula="of:=[.K346]*[.M346]*4/100" office:value-type="float" office:value="0" calcext:value-type="float">
            <text:p>0</text:p>
          </table:table-cell>
          <table:table-cell table:style-name="ce19" table:formula="of:=[.K346]*[.O346]*4/100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6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B346];&quot;) (nombre &quot;;[.U346];&quot;) (grupo &quot;;[.E346];&quot;) (tipo &quot;;[.G346];&quot;) (racion &quot;;[.K346];&quot;) (kcal &quot;;[.L346];&quot;) (proteinas &quot;;[.M346];&quot;) (grasas &quot;;[.N346];&quot;) (hidratos &quot;;[.O346];&quot;) (desayuno &quot;;[.P346];&quot;) (almuerzo &quot;;[.Q346];&quot;) (comida &quot;;[.R346];&quot;) (merienda &quot;;[.S346];&quot;) (cena &quot;;[.T346];&quot;))&quot;)" office:value-type="string" office:string-value="(alimento (id 345) (nombre aceite-de-oliva) (grupo 7) (tipo energeticos) (racion 50) (kcal 900) (proteinas 0) (grasas 100) (hidratos 0) (desayuno si) (almuerzo si) (comida si) (merienda si) (cena si))" calcext:value-type="string">
            <text:p>(alimento (id 345) (nombre aceite-de-oliva) (grupo 7) (tipo energeticos) (racion 50) (kcal 900) (proteinas 0) (grasas 100) (hidratos 0) (desayuno si) (almuerzo si) (comida si) (merienda si) (cena si))</text:p>
          </table:table-cell>
          <table:table-cell table:formula="of:=SUBSTITUTE([.V346];&quot;,&quot;;&quot;.&quot;)" office:value-type="string" office:string-value="(alimento (id 345) (nombre aceite-de-oliva) (grupo 7) (tipo energeticos) (racion 50) (kcal 900) (proteinas 0) (grasas 100) (hidratos 0) (desayuno si) (almuerzo si) (comida si) (merienda si) (cena si))" calcext:value-type="string">
            <text:p>(alimento (id 345) (nombre aceite-de-oliva) (grupo 7) (tipo energeticos) (racion 50) (kcal 900) (proteinas 0) (grasas 100) (hidratos 0) (desayuno si) (almuerzo si) (comida si) (merienda si) (cena si))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17" office:value-type="string" calcext:value-type="string">
            <text:p>Aceite de oliva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energeticos</text:p>
          </table:table-cell>
          <table:table-cell table:style-name="ce17" table:formula="of:=[.K347]*[.L347]/100" office:value-type="float" office:value="540" calcext:value-type="float">
            <text:p>540</text:p>
          </table:table-cell>
          <table:table-cell table:style-name="ce19" table:formula="of:=[.K347]*[.M347]*4/100" office:value-type="float" office:value="0" calcext:value-type="float">
            <text:p>0</text:p>
          </table:table-cell>
          <table:table-cell table:style-name="ce19" table:formula="of:=[.K347]*[.O347]*4/100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7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B347];&quot;) (nombre &quot;;[.U347];&quot;) (grupo &quot;;[.E347];&quot;) (tipo &quot;;[.G347];&quot;) (racion &quot;;[.K347];&quot;) (kcal &quot;;[.L347];&quot;) (proteinas &quot;;[.M347];&quot;) (grasas &quot;;[.N347];&quot;) (hidratos &quot;;[.O347];&quot;) (desayuno &quot;;[.P347];&quot;) (almuerzo &quot;;[.Q347];&quot;) (comida &quot;;[.R347];&quot;) (merienda &quot;;[.S347];&quot;) (cena &quot;;[.T347];&quot;))&quot;)" office:value-type="string" office:string-value="(alimento (id 344) (nombre aceite-de-oliva) (grupo 7) (tipo energeticos) (racion 60) (kcal 900) (proteinas 0) (grasas 100) (hidratos 0) (desayuno si) (almuerzo si) (comida si) (merienda si) (cena si))" calcext:value-type="string">
            <text:p>(alimento (id 344) (nombre aceite-de-oliva) (grupo 7) (tipo energeticos) (racion 60) (kcal 900) (proteinas 0) (grasas 100) (hidratos 0) (desayuno si) (almuerzo si) (comida si) (merienda si) (cena si))</text:p>
          </table:table-cell>
          <table:table-cell table:formula="of:=SUBSTITUTE([.V347];&quot;,&quot;;&quot;.&quot;)" office:value-type="string" office:string-value="(alimento (id 344) (nombre aceite-de-oliva) (grupo 7) (tipo energeticos) (racion 60) (kcal 900) (proteinas 0) (grasas 100) (hidratos 0) (desayuno si) (almuerzo si) (comida si) (merienda si) (cena si))" calcext:value-type="string">
            <text:p>(alimento (id 344) (nombre aceite-de-oliva) (grupo 7) (tipo energeticos) (racion 60) (kcal 900) (proteinas 0) (grasas 100) (hidratos 0) (desayuno si) (almuerzo si) (comida si) (merienda si) (cena si))</text:p>
          </table:table-cell>
          <table:table-cell table:number-columns-repeated="1001"/>
        </table:table-row>
        <table:table-row table:style-name="ro1" table:number-rows-repeated="2">
          <table:table-cell table:number-columns-repeated="12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1002"/>
        </table:table-row>
        <table:table-row table:style-name="ro1">
          <table:table-cell table:number-columns-repeated="9"/>
          <table:table-cell table:formula="of:=MAX([.I238:.I287])" office:value-type="float" office:value="816" calcext:value-type="float">
            <text:p>81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1002"/>
        </table:table-row>
        <table:table-row table:style-name="ro1">
          <table:table-cell table:number-columns-repeated="9"/>
          <table:table-cell table:formula="of:=MIN([.I238:.I287])" office:value-type="float" office:value="3.6" calcext:value-type="float">
            <text:p>3,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ttp://caloriasynutrientes.com/tabla-de-calorias-de-los-aceites-y-grasas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://www.blogsasociados.com/mountain-bike/tabla-de-calorias-proteinas-grasas-e-hidratos-de-carbono-de-los-aliment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://www.mujerdeelite.com/guia_de_alimentos/73/jamon-cocido</text:p>
          </table:table-cell>
          <table:table-cell table:number-columns-repeated="1021"/>
        </table:table-row>
        <table:table-row table:style-name="ro1" table:number-rows-repeated="10482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5" table:default-cell-style-name="ce5"/>
        <table:table-column table:style-name="co6" table:default-cell-style-name="ce5"/>
        <table:table-column table:style-name="co7" table:default-cell-style-name="ce12"/>
        <table:table-row table:style-name="ro1">
          <table:table-cell table:style-name="ce7" office:value-type="string" calcext:value-type="string">
            <text:p>Proteínas (g) / 100 g alimento</text:p>
          </table:table-cell>
          <table:table-cell table:style-name="ce7" office:value-type="string" calcext:value-type="string">
            <text:p>Grasas</text:p>
          </table:table-cell>
          <table:table-cell table:style-name="ce9" office:value-type="string" calcext:value-type="string">
            <text:p>Hidratos (g) / 100g alimento</text:p>
          </table:table-cell>
        </table:table-row>
        <table:table-row table:style-name="ro1"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0</text:p>
          </table:table-cell>
        </table:table-row>
        <table:table-row table:style-name="ro1"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0</text:p>
          </table:table-cell>
        </table:table-row>
        <table:table-row table:style-name="ro1"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.00</text:p>
          </table:table-cell>
        </table:table-row>
        <table:table-row table:style-name="ro1"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0</text:p>
          </table:table-cell>
        </table:table-row>
        <table:table-row table:style-name="ro1"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0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.00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.00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2" calcext:value-type="float">
            <text:p>2.00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0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.00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10" office:value-type="float" office:value="0.6" calcext:value-type="float">
            <text:p>0.60</text:p>
          </table:table-cell>
        </table:table-row>
        <table:table-row table:style-name="ro1"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0.7" calcext:value-type="float">
            <text:p>20.7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0</text:p>
          </table:table-cell>
        </table:table-row>
        <table:table-row table:style-name="ro1">
          <table:table-cell table:style-name="ce4" office:value-type="float" office:value="21.5" calcext:value-type="float">
            <text:p>21.5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0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0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.00</text:p>
          </table:table-cell>
        </table:table-row>
        <table:table-row table:style-name="ro1"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0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.00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.00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.00</text:p>
          </table:table-cell>
        </table:table-row>
        <table:table-row table:style-name="ro1"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0</text:p>
          </table:table-cell>
        </table:table-row>
        <table:table-row table:style-name="ro1"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10" office:value-type="float" office:value="10" calcext:value-type="float">
            <text:p>10.00</text:p>
          </table:table-cell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0</text:p>
          </table:table-cell>
        </table:table-row>
        <table:table-row table:style-name="ro1"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0</text:p>
          </table:table-cell>
        </table:table-row>
        <table:table-row table:style-name="ro1"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0</text:p>
          </table:table-cell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0</text:p>
          </table:table-cell>
        </table:table-row>
        <table:table-row table:style-name="ro1"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.00</text:p>
          </table:table-cell>
        </table:table-row>
        <table:table-row table:style-name="ro1"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0</text:p>
          </table:table-cell>
        </table:table-row>
        <table:table-row table:style-name="ro1"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.0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0</text:p>
          </table:table-cell>
        </table:table-row>
        <table:table-row table:style-name="ro1"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0</text:p>
          </table:table-cell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0</text:p>
          </table:table-cell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0</text:p>
          </table:table-cell>
        </table:table-row>
        <table:table-row table:style-name="ro1"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0</text:p>
          </table:table-cell>
        </table:table-row>
        <table:table-row table:style-name="ro1"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.2" calcext:value-type="float">
            <text:p>3.20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0</text:p>
          </table:table-cell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6.9" calcext:value-type="float">
            <text:p>6.90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0</text:p>
          </table:table-cell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27.9" calcext:value-type="float">
            <text:p>27.90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47.5" calcext:value-type="float">
            <text:p>47.50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0</text:p>
          </table:table-cell>
        </table:table-row>
        <table:table-row table:style-name="ro1"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0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0</text:p>
          </table:table-cell>
        </table:table-row>
        <table:table-row table:style-name="ro1"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70" calcext:value-type="float">
            <text:p>70.00</text:p>
          </table:table-cell>
        </table:table-row>
        <table:table-row table:style-name="ro1"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10" office:value-type="float" office:value="18" calcext:value-type="float">
            <text:p>18.00</text:p>
          </table:table-cell>
        </table:table-row>
        <table:table-row table:style-name="ro1"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.0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0</text:p>
          </table:table-cell>
        </table:table-row>
        <table:table-row table:style-name="ro1"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0</text:p>
          </table:table-cell>
        </table:table-row>
        <table:table-row table:style-name="ro1"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 table:number-rows-repeated="104850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3" table:style-name="ta1">
        <table:table-column table:style-name="co9" table:default-cell-style-name="ce4"/>
        <table:table-column table:style-name="co9" table:default-cell-style-name="ce2"/>
        <table:table-column table:style-name="co9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A2]*[.B2]*4/10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table:formula="of:=[.A3]*[.B3]*4/100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50" calcext:value-type="float">
            <text:p>150</text:p>
          </table:table-cell>
          <table:table-cell table:formula="of:=[.A4]*[.B4]*4/100" office:value-type="float" office:value="134.4" calcext:value-type="float">
            <text:p>134,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formula="of:=[.A5]*[.B5]*4/10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50" calcext:value-type="float">
            <text:p>150</text:p>
          </table:table-cell>
          <table:table-cell table:formula="of:=[.A6]*[.B6]*4/100"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table:formula="of:=[.A7]*[.B7]*4/100"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formula="of:=[.A8]*[.B8]*4/100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A9]*[.B9]*4/10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table:formula="of:=[.A10]*[.B10]*4/100"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0" calcext:value-type="float">
            <text:p>130</text:p>
          </table:table-cell>
          <table:table-cell table:formula="of:=[.A11]*[.B11]*4/100" office:value-type="float" office:value="4.16" calcext:value-type="float">
            <text:p>4,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0" calcext:value-type="float">
            <text:p>250</text:p>
          </table:table-cell>
          <table:table-cell table:formula="of:=[.A12]*[.B12]*4/100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table:formula="of:=[.A13]*[.B13]*4/100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A14]*[.B14]*4/100" office:value-type="float" office:value="0.24" calcext:value-type="float">
            <text:p>0,24</text:p>
          </table:table-cell>
        </table:table-row>
        <table:table-row table:style-name="ro1">
          <table:table-cell table:style-name="Default" table:number-columns-repeated="2"/>
          <table:table-cell table:formula="of:=SUM([.C2:.C14])" office:value-type="float" office:value="376.48" calcext:value-type="float">
            <text:p>376,48</text:p>
          </table:table-cell>
        </table:table-row>
      </table:table>
      <table:table table:name="Hoja4" table:style-name="ta1">
        <table:table-column table:style-name="co9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=</text:p>
          </table:table-cell>
        </table:table-row>
      </table:table>
      <table:table table:name="Hoja5" table:style-name="ta1">
        <office:forms form:automatic-focus="false" form:apply-design-mode="false"/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B338:Hoja1.AMJ342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">
      <number:text>(</number:text>
      <number:number number:decimal-places="2" number:min-integer-digits="1" number:grouping="true"/>
      <number:text>)</number:text>
      <style:map style:condition="value()&gt;=0" style:apply-style-name="N116P0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currency-style style:name="N132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2P0"/>
    </number:currency-style>
    <number:currency-style style:name="N13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3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3P0"/>
    </number:currency-style>
    <number:number-style style:name="N134">
      <number:number number:decimal-places="0" number:min-integer-digits="2"/>
    </number:number-style>
    <number:number-style style:name="N135">
      <number:number number:decimal-places="5" number:min-integer-digits="0" number:decimal-replacement=""/>
    </number:number-style>
    <number:number-style style:name="N13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09:21:11.0949575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9:21:11.247844112</meta:creation-date>
    <meta:editing-duration>PT6M45S</meta:editing-duration>
    <meta:editing-cycles>2</meta:editing-cycles>
    <meta:generator>LibreOffice/4.3.3.2$Linux_X86_64 LibreOffice_project/430m0$Build-2</meta:generator>
    <dc:date>2017-01-09T15:21:19.439326063</dc:date>
    <dc:creator>Miguel Martín</dc:creator>
    <meta:document-statistic meta:table-count="5" meta:cell-count="7613" meta:object-count="0"/>
  </office:meta>
</office:document-meta>
</file>